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366in"/>
    </style:style>
    <style:style style:name="co2" style:family="table-column">
      <style:table-column-properties fo:break-before="auto" style:column-width="1.0161in"/>
    </style:style>
    <style:style style:name="co3" style:family="table-column">
      <style:table-column-properties fo:break-before="auto" style:column-width="1.1957in"/>
    </style:style>
    <style:style style:name="co4" style:family="table-column">
      <style:table-column-properties fo:break-before="auto" style:column-width="2.5591in"/>
    </style:style>
    <style:style style:name="co5" style:family="table-column">
      <style:table-column-properties fo:break-before="auto" style:column-width="0.5783in"/>
    </style:style>
    <style:style style:name="co6" style:family="table-column">
      <style:table-column-properties fo:break-before="auto" style:column-width="1.1701in"/>
    </style:style>
    <style:style style:name="co7" style:family="table-column">
      <style:table-column-properties fo:break-before="auto" style:column-width="0.8874in"/>
    </style:style>
    <style:style style:name="co8" style:family="table-column">
      <style:table-column-properties fo:break-before="auto" style:column-width="0.4193in"/>
    </style:style>
    <style:style style:name="co9" style:family="table-column">
      <style:table-column-properties fo:break-before="auto" style:column-width="0.8839in"/>
    </style:style>
    <style:style style:name="co10" style:family="table-column">
      <style:table-column-properties fo:break-before="auto" style:column-width="1.2563in"/>
    </style:style>
    <style:style style:name="co11" style:family="table-column">
      <style:table-column-properties fo:break-before="auto" style:column-width="2.4957in"/>
    </style:style>
    <style:style style:name="co12" style:family="table-column">
      <style:table-column-properties fo:break-before="auto" style:column-width="1.9457in"/>
    </style:style>
    <style:style style:name="co13" style:family="table-column">
      <style:table-column-properties fo:break-before="auto" style:column-width="2.2165in"/>
    </style:style>
    <style:style style:name="co14" style:family="table-column">
      <style:table-column-properties fo:break-before="auto" style:column-width="1.1555in"/>
    </style:style>
    <style:style style:name="co15" style:family="table-column">
      <style:table-column-properties fo:break-before="auto" style:column-width="0.8925in"/>
    </style:style>
    <style:style style:name="ro1" style:family="table-row">
      <style:table-row-properties style:row-height="0.1646in" fo:break-before="auto" style:use-optimal-row-height="true"/>
    </style:style>
    <style:style style:name="ro2" style:family="table-row">
      <style:table-row-properties style:row-height="0.167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8001" number:language="en">
      <number:number number:decimal-places="0" number:min-integer-digits="1"/>
    </number:number-style>
    <number:text-style style:name="N8100" number:language="en">
      <number:text-content/>
    </number:text-style>
    <style:style style:name="ce1" style:family="table-cell" style:parent-style-name="Excel_20_Built-in_20_Normal" style:data-style-name="N8001"/>
    <style:style style:name="ce2" style:family="table-cell" style:parent-style-name="Excel_20_Built-in_20_Normal" style:data-style-name="N8100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first_name</text:p>
          </table:table-cell>
          <table:table-cell office:value-type="string">
            <text:p>last_name</text:p>
          </table:table-cell>
          <table:table-cell office:value-type="string">
            <text:p>email</text:p>
          </table:table-cell>
          <table:table-cell office:value-type="string">
            <text:p>gender</text:p>
          </table:table-cell>
          <table:table-cell office:value-type="string">
            <text:p>ip_address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ewie</text:p>
          </table:table-cell>
          <table:table-cell office:value-type="string">
            <text:p>L'Homme</text:p>
          </table:table-cell>
          <table:table-cell office:value-type="string">
            <text:p>dlhomme0@furl.net</text:p>
          </table:table-cell>
          <table:table-cell office:value-type="string">
            <text:p>Male</text:p>
          </table:table-cell>
          <table:table-cell office:value-type="string">
            <text:p>142.195.98.252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uis</text:p>
          </table:table-cell>
          <table:table-cell office:value-type="string">
            <text:p>Rude</text:p>
          </table:table-cell>
          <table:table-cell office:value-type="string">
            <text:p>lrude1@ameblo.jp</text:p>
          </table:table-cell>
          <table:table-cell office:value-type="string">
            <text:p>Male</text:p>
          </table:table-cell>
          <table:table-cell office:value-type="string">
            <text:p>249.250.140.236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Jarrett</text:p>
          </table:table-cell>
          <table:table-cell office:value-type="string">
            <text:p>Bartosik</text:p>
          </table:table-cell>
          <table:table-cell office:value-type="string">
            <text:p>jbartosik2@ed.gov</text:p>
          </table:table-cell>
          <table:table-cell office:value-type="string">
            <text:p>Male</text:p>
          </table:table-cell>
          <table:table-cell office:value-type="string">
            <text:p>209.35.90.50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rastus</text:p>
          </table:table-cell>
          <table:table-cell office:value-type="string">
            <text:p>Bohlin</text:p>
          </table:table-cell>
          <table:table-cell office:value-type="string">
            <text:p>ebohlin3@si.edu</text:p>
          </table:table-cell>
          <table:table-cell office:value-type="string">
            <text:p>Male</text:p>
          </table:table-cell>
          <table:table-cell office:value-type="string">
            <text:p>203.2.187.221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Tressa</text:p>
          </table:table-cell>
          <table:table-cell office:value-type="string">
            <text:p>Ribbon</text:p>
          </table:table-cell>
          <table:table-cell office:value-type="string">
            <text:p>tribbon4@gravatar.com</text:p>
          </table:table-cell>
          <table:table-cell office:value-type="string">
            <text:p>Female</text:p>
          </table:table-cell>
          <table:table-cell office:value-type="string">
            <text:p>97.95.67.223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Elroy</text:p>
          </table:table-cell>
          <table:table-cell office:value-type="string">
            <text:p>Heinssen</text:p>
          </table:table-cell>
          <table:table-cell office:value-type="string">
            <text:p>eheinssen5@fc2.com</text:p>
          </table:table-cell>
          <table:table-cell office:value-type="string">
            <text:p>Male</text:p>
          </table:table-cell>
          <table:table-cell office:value-type="string">
            <text:p>141.174.142.123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Efrem</text:p>
          </table:table-cell>
          <table:table-cell office:value-type="string">
            <text:p>Willans</text:p>
          </table:table-cell>
          <table:table-cell office:value-type="string">
            <text:p>ewillans6@istockphoto.com</text:p>
          </table:table-cell>
          <table:table-cell office:value-type="string">
            <text:p>Male</text:p>
          </table:table-cell>
          <table:table-cell office:value-type="string">
            <text:p>166.11.17.46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Ed</text:p>
          </table:table-cell>
          <table:table-cell office:value-type="string">
            <text:p>Stollenbecker</text:p>
          </table:table-cell>
          <table:table-cell office:value-type="string">
            <text:p>estollenbecker7@ihg.com</text:p>
          </table:table-cell>
          <table:table-cell office:value-type="string">
            <text:p>Male</text:p>
          </table:table-cell>
          <table:table-cell office:value-type="string">
            <text:p>241.20.102.204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Wait</text:p>
          </table:table-cell>
          <table:table-cell office:value-type="string">
            <text:p>Vlach</text:p>
          </table:table-cell>
          <table:table-cell office:value-type="string">
            <text:p>wvlach8@europa.eu</text:p>
          </table:table-cell>
          <table:table-cell office:value-type="string">
            <text:p>Male</text:p>
          </table:table-cell>
          <table:table-cell office:value-type="string">
            <text:p>249.174.173.166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axton</text:p>
          </table:table-cell>
          <table:table-cell office:value-type="string">
            <text:p>Vertey</text:p>
          </table:table-cell>
          <table:table-cell office:value-type="string">
            <text:p>pvertey9@livejournal.com</text:p>
          </table:table-cell>
          <table:table-cell office:value-type="string">
            <text:p>Male</text:p>
          </table:table-cell>
          <table:table-cell office:value-type="string">
            <text:p>32.30.18.81</text:p>
          </table:table-cell>
          <table:table-cell table:number-columns-repeated="1018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argareta</text:p>
          </table:table-cell>
          <table:table-cell office:value-type="string">
            <text:p>Slocumb</text:p>
          </table:table-cell>
          <table:table-cell office:value-type="string">
            <text:p>mslocumba@wix.com</text:p>
          </table:table-cell>
          <table:table-cell office:value-type="string">
            <text:p>Female</text:p>
          </table:table-cell>
          <table:table-cell office:value-type="string">
            <text:p>17.190.102.186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Othilia</text:p>
          </table:table-cell>
          <table:table-cell office:value-type="string">
            <text:p>Andrus</text:p>
          </table:table-cell>
          <table:table-cell office:value-type="string">
            <text:p>oandrusb@army.mil</text:p>
          </table:table-cell>
          <table:table-cell office:value-type="string">
            <text:p>Female</text:p>
          </table:table-cell>
          <table:table-cell office:value-type="string">
            <text:p>40.137.97.84</text:p>
          </table:table-cell>
          <table:table-cell table:number-columns-repeated="1018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harlotta</text:p>
          </table:table-cell>
          <table:table-cell office:value-type="string">
            <text:p>Spofforth</text:p>
          </table:table-cell>
          <table:table-cell office:value-type="string">
            <text:p>cspofforthc@zdnet.com</text:p>
          </table:table-cell>
          <table:table-cell office:value-type="string">
            <text:p>Female</text:p>
          </table:table-cell>
          <table:table-cell office:value-type="string">
            <text:p>32.189.111.230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Michale</text:p>
          </table:table-cell>
          <table:table-cell office:value-type="string">
            <text:p>Klagge</text:p>
          </table:table-cell>
          <table:table-cell office:value-type="string">
            <text:p>mklagged@mlb.com</text:p>
          </table:table-cell>
          <table:table-cell office:value-type="string">
            <text:p>Male</text:p>
          </table:table-cell>
          <table:table-cell office:value-type="string">
            <text:p>234.153.116.86</text:p>
          </table:table-cell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Gray</text:p>
          </table:table-cell>
          <table:table-cell office:value-type="string">
            <text:p>Tincknell</text:p>
          </table:table-cell>
          <table:table-cell office:value-type="string">
            <text:p>gtincknelle@elegantthemes.com</text:p>
          </table:table-cell>
          <table:table-cell office:value-type="string">
            <text:p>Female</text:p>
          </table:table-cell>
          <table:table-cell office:value-type="string">
            <text:p>142.135.170.206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Roley</text:p>
          </table:table-cell>
          <table:table-cell office:value-type="string">
            <text:p>Hegley</text:p>
          </table:table-cell>
          <table:table-cell office:value-type="string">
            <text:p>rhegleyf@baidu.com</text:p>
          </table:table-cell>
          <table:table-cell office:value-type="string">
            <text:p>Male</text:p>
          </table:table-cell>
          <table:table-cell office:value-type="string">
            <text:p>168.75.8.52</text:p>
          </table:table-cell>
          <table:table-cell table:number-columns-repeated="1018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tarlene</text:p>
          </table:table-cell>
          <table:table-cell office:value-type="string">
            <text:p>Meneghi</text:p>
          </table:table-cell>
          <table:table-cell office:value-type="string">
            <text:p>smeneghig@nhs.uk</text:p>
          </table:table-cell>
          <table:table-cell office:value-type="string">
            <text:p>Female</text:p>
          </table:table-cell>
          <table:table-cell office:value-type="string">
            <text:p>99.58.82.78</text:p>
          </table:table-cell>
          <table:table-cell table:number-columns-repeated="1018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Sybila</text:p>
          </table:table-cell>
          <table:table-cell office:value-type="string">
            <text:p>McWhin</text:p>
          </table:table-cell>
          <table:table-cell office:value-type="string">
            <text:p>smcwhinh@mit.edu</text:p>
          </table:table-cell>
          <table:table-cell office:value-type="string">
            <text:p>Female</text:p>
          </table:table-cell>
          <table:table-cell office:value-type="string">
            <text:p>93.185.204.3</text:p>
          </table:table-cell>
          <table:table-cell table:number-columns-repeated="1018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Janenna</text:p>
          </table:table-cell>
          <table:table-cell office:value-type="string">
            <text:p>Frazer</text:p>
          </table:table-cell>
          <table:table-cell office:value-type="string">
            <text:p>jfrazeri@joomla.org</text:p>
          </table:table-cell>
          <table:table-cell office:value-type="string">
            <text:p>Female</text:p>
          </table:table-cell>
          <table:table-cell office:value-type="string">
            <text:p>76.190.238.247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Lutero</text:p>
          </table:table-cell>
          <table:table-cell office:value-type="string">
            <text:p>Gillease</text:p>
          </table:table-cell>
          <table:table-cell office:value-type="string">
            <text:p>lgilleasej@vimeo.com</text:p>
          </table:table-cell>
          <table:table-cell office:value-type="string">
            <text:p>Male</text:p>
          </table:table-cell>
          <table:table-cell office:value-type="string">
            <text:p>67.87.173.25</text:p>
          </table:table-cell>
          <table:table-cell table:number-columns-repeated="1018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eggi</text:p>
          </table:table-cell>
          <table:table-cell office:value-type="string">
            <text:p>Pettican</text:p>
          </table:table-cell>
          <table:table-cell office:value-type="string">
            <text:p>ppetticank@technorati.com</text:p>
          </table:table-cell>
          <table:table-cell office:value-type="string">
            <text:p>Female</text:p>
          </table:table-cell>
          <table:table-cell office:value-type="string">
            <text:p>79.128.121.136</text:p>
          </table:table-cell>
          <table:table-cell table:number-columns-repeated="1018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Barrett</text:p>
          </table:table-cell>
          <table:table-cell office:value-type="string">
            <text:p>Hierro</text:p>
          </table:table-cell>
          <table:table-cell office:value-type="string">
            <text:p>bhierrol@cdbaby.com</text:p>
          </table:table-cell>
          <table:table-cell office:value-type="string">
            <text:p>Male</text:p>
          </table:table-cell>
          <table:table-cell office:value-type="string">
            <text:p>134.82.20.218</text:p>
          </table:table-cell>
          <table:table-cell table:number-columns-repeated="1018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Vanya</text:p>
          </table:table-cell>
          <table:table-cell office:value-type="string">
            <text:p>Salthouse</text:p>
          </table:table-cell>
          <table:table-cell office:value-type="string">
            <text:p>vsalthousem@t.co</text:p>
          </table:table-cell>
          <table:table-cell office:value-type="string">
            <text:p>Male</text:p>
          </table:table-cell>
          <table:table-cell office:value-type="string">
            <text:p>174.15.22.224</text:p>
          </table:table-cell>
          <table:table-cell table:number-columns-repeated="1018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Lanni</text:p>
          </table:table-cell>
          <table:table-cell office:value-type="string">
            <text:p>Bedham</text:p>
          </table:table-cell>
          <table:table-cell office:value-type="string">
            <text:p>lbedhamn@feedburner.com</text:p>
          </table:table-cell>
          <table:table-cell office:value-type="string">
            <text:p>Female</text:p>
          </table:table-cell>
          <table:table-cell office:value-type="string">
            <text:p>16.32.54.110</text:p>
          </table:table-cell>
          <table:table-cell table:number-columns-repeated="1018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Wilie</text:p>
          </table:table-cell>
          <table:table-cell office:value-type="string">
            <text:p>Ondra</text:p>
          </table:table-cell>
          <table:table-cell office:value-type="string">
            <text:p>wondrao@myspace.com</text:p>
          </table:table-cell>
          <table:table-cell office:value-type="string">
            <text:p>Female</text:p>
          </table:table-cell>
          <table:table-cell office:value-type="string">
            <text:p>218.92.153.110</text:p>
          </table:table-cell>
          <table:table-cell table:number-columns-repeated="1018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Bree</text:p>
          </table:table-cell>
          <table:table-cell office:value-type="string">
            <text:p>Daughton</text:p>
          </table:table-cell>
          <table:table-cell office:value-type="string">
            <text:p>bdaughtonp@hao123.com</text:p>
          </table:table-cell>
          <table:table-cell office:value-type="string">
            <text:p>Female</text:p>
          </table:table-cell>
          <table:table-cell office:value-type="string">
            <text:p>98.25.103.241</text:p>
          </table:table-cell>
          <table:table-cell table:number-columns-repeated="1018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Carrissa</text:p>
          </table:table-cell>
          <table:table-cell office:value-type="string">
            <text:p>Cruikshanks</text:p>
          </table:table-cell>
          <table:table-cell office:value-type="string">
            <text:p>ccruikshanksq@foxnews.com</text:p>
          </table:table-cell>
          <table:table-cell office:value-type="string">
            <text:p>Female</text:p>
          </table:table-cell>
          <table:table-cell office:value-type="string">
            <text:p>67.158.113.211</text:p>
          </table:table-cell>
          <table:table-cell table:number-columns-repeated="1018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Marc</text:p>
          </table:table-cell>
          <table:table-cell office:value-type="string">
            <text:p>Abramcik</text:p>
          </table:table-cell>
          <table:table-cell office:value-type="string">
            <text:p>mabramcikr@indiatimes.com</text:p>
          </table:table-cell>
          <table:table-cell office:value-type="string">
            <text:p>Male</text:p>
          </table:table-cell>
          <table:table-cell office:value-type="string">
            <text:p>47.98.128.75</text:p>
          </table:table-cell>
          <table:table-cell table:number-columns-repeated="1018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earl</text:p>
          </table:table-cell>
          <table:table-cell office:value-type="string">
            <text:p>Emerine</text:p>
          </table:table-cell>
          <table:table-cell office:value-type="string">
            <text:p>pemerines@omniture.com</text:p>
          </table:table-cell>
          <table:table-cell office:value-type="string">
            <text:p>Female</text:p>
          </table:table-cell>
          <table:table-cell office:value-type="string">
            <text:p>91.93.60.90</text:p>
          </table:table-cell>
          <table:table-cell table:number-columns-repeated="1018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handa</text:p>
          </table:table-cell>
          <table:table-cell office:value-type="string">
            <text:p>Reignolds</text:p>
          </table:table-cell>
          <table:table-cell office:value-type="string">
            <text:p>creignoldst@berkeley.edu</text:p>
          </table:table-cell>
          <table:table-cell office:value-type="string">
            <text:p>Female</text:p>
          </table:table-cell>
          <table:table-cell office:value-type="string">
            <text:p>140.128.193.211</text:p>
          </table:table-cell>
          <table:table-cell table:number-columns-repeated="1018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Corrianne</text:p>
          </table:table-cell>
          <table:table-cell office:value-type="string">
            <text:p>Jiles</text:p>
          </table:table-cell>
          <table:table-cell office:value-type="string">
            <text:p>cjilesu@pbs.org</text:p>
          </table:table-cell>
          <table:table-cell office:value-type="string">
            <text:p>Female</text:p>
          </table:table-cell>
          <table:table-cell office:value-type="string">
            <text:p>233.244.199.141</text:p>
          </table:table-cell>
          <table:table-cell table:number-columns-repeated="1018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Sullivan</text:p>
          </table:table-cell>
          <table:table-cell office:value-type="string">
            <text:p>Pickerin</text:p>
          </table:table-cell>
          <table:table-cell office:value-type="string">
            <text:p>spickerinv@g.co</text:p>
          </table:table-cell>
          <table:table-cell office:value-type="string">
            <text:p>Male</text:p>
          </table:table-cell>
          <table:table-cell office:value-type="string">
            <text:p>65.250.126.37</text:p>
          </table:table-cell>
          <table:table-cell table:number-columns-repeated="1018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Amargo</text:p>
          </table:table-cell>
          <table:table-cell office:value-type="string">
            <text:p>Fancourt</text:p>
          </table:table-cell>
          <table:table-cell office:value-type="string">
            <text:p>afancourtw@java.com</text:p>
          </table:table-cell>
          <table:table-cell office:value-type="string">
            <text:p>Female</text:p>
          </table:table-cell>
          <table:table-cell office:value-type="string">
            <text:p>238.170.147.16</text:p>
          </table:table-cell>
          <table:table-cell table:number-columns-repeated="1018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Margi</text:p>
          </table:table-cell>
          <table:table-cell office:value-type="string">
            <text:p>Acom</text:p>
          </table:table-cell>
          <table:table-cell office:value-type="string">
            <text:p>macomx@surveymonkey.com</text:p>
          </table:table-cell>
          <table:table-cell office:value-type="string">
            <text:p>Female</text:p>
          </table:table-cell>
          <table:table-cell office:value-type="string">
            <text:p>203.79.22.206</text:p>
          </table:table-cell>
          <table:table-cell table:number-columns-repeated="1018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Annadiane</text:p>
          </table:table-cell>
          <table:table-cell office:value-type="string">
            <text:p>Pickworth</text:p>
          </table:table-cell>
          <table:table-cell office:value-type="string">
            <text:p>apickworthy@apple.com</text:p>
          </table:table-cell>
          <table:table-cell office:value-type="string">
            <text:p>Female</text:p>
          </table:table-cell>
          <table:table-cell office:value-type="string">
            <text:p>137.186.3.71</text:p>
          </table:table-cell>
          <table:table-cell table:number-columns-repeated="1018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Ber</text:p>
          </table:table-cell>
          <table:table-cell office:value-type="string">
            <text:p>Pitrelli</text:p>
          </table:table-cell>
          <table:table-cell office:value-type="string">
            <text:p>bpitrelliz@stanford.edu</text:p>
          </table:table-cell>
          <table:table-cell office:value-type="string">
            <text:p>Male</text:p>
          </table:table-cell>
          <table:table-cell office:value-type="string">
            <text:p>190.126.97.8</text:p>
          </table:table-cell>
          <table:table-cell table:number-columns-repeated="1018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Dante</text:p>
          </table:table-cell>
          <table:table-cell office:value-type="string">
            <text:p>Eeles</text:p>
          </table:table-cell>
          <table:table-cell office:value-type="string">
            <text:p>deeles10@npr.org</text:p>
          </table:table-cell>
          <table:table-cell office:value-type="string">
            <text:p>Male</text:p>
          </table:table-cell>
          <table:table-cell office:value-type="string">
            <text:p>142.125.85.106</text:p>
          </table:table-cell>
          <table:table-cell table:number-columns-repeated="1018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Sashenka</text:p>
          </table:table-cell>
          <table:table-cell office:value-type="string">
            <text:p>Carreyette</text:p>
          </table:table-cell>
          <table:table-cell office:value-type="string">
            <text:p>scarreyette11@xing.com</text:p>
          </table:table-cell>
          <table:table-cell office:value-type="string">
            <text:p>Female</text:p>
          </table:table-cell>
          <table:table-cell office:value-type="string">
            <text:p>104.80.127.220</text:p>
          </table:table-cell>
          <table:table-cell table:number-columns-repeated="1018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Michael</text:p>
          </table:table-cell>
          <table:table-cell office:value-type="string">
            <text:p>Cattenach</text:p>
          </table:table-cell>
          <table:table-cell office:value-type="string">
            <text:p>mcattenach12@cornell.edu</text:p>
          </table:table-cell>
          <table:table-cell office:value-type="string">
            <text:p>Male</text:p>
          </table:table-cell>
          <table:table-cell office:value-type="string">
            <text:p>90.167.129.51</text:p>
          </table:table-cell>
          <table:table-cell table:number-columns-repeated="1018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Prentiss</text:p>
          </table:table-cell>
          <table:table-cell office:value-type="string">
            <text:p>Archibald</text:p>
          </table:table-cell>
          <table:table-cell office:value-type="string">
            <text:p>parchibald13@geocities.com</text:p>
          </table:table-cell>
          <table:table-cell office:value-type="string">
            <text:p>Male</text:p>
          </table:table-cell>
          <table:table-cell office:value-type="string">
            <text:p>47.254.156.165</text:p>
          </table:table-cell>
          <table:table-cell table:number-columns-repeated="1018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Edithe</text:p>
          </table:table-cell>
          <table:table-cell office:value-type="string">
            <text:p>Derr</text:p>
          </table:table-cell>
          <table:table-cell office:value-type="string">
            <text:p>ederr14@wix.com</text:p>
          </table:table-cell>
          <table:table-cell office:value-type="string">
            <text:p>Female</text:p>
          </table:table-cell>
          <table:table-cell office:value-type="string">
            <text:p>143.179.217.118</text:p>
          </table:table-cell>
          <table:table-cell table:number-columns-repeated="1018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Gussy</text:p>
          </table:table-cell>
          <table:table-cell office:value-type="string">
            <text:p>Barck</text:p>
          </table:table-cell>
          <table:table-cell office:value-type="string">
            <text:p>gbarck15@blogger.com</text:p>
          </table:table-cell>
          <table:table-cell office:value-type="string">
            <text:p>Female</text:p>
          </table:table-cell>
          <table:table-cell office:value-type="string">
            <text:p>140.130.136.21</text:p>
          </table:table-cell>
          <table:table-cell table:number-columns-repeated="1018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Gabbi</text:p>
          </table:table-cell>
          <table:table-cell office:value-type="string">
            <text:p>Aire</text:p>
          </table:table-cell>
          <table:table-cell office:value-type="string">
            <text:p>gaire16@github.io</text:p>
          </table:table-cell>
          <table:table-cell office:value-type="string">
            <text:p>Female</text:p>
          </table:table-cell>
          <table:table-cell office:value-type="string">
            <text:p>171.145.234.252</text:p>
          </table:table-cell>
          <table:table-cell table:number-columns-repeated="1018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Giustina</text:p>
          </table:table-cell>
          <table:table-cell office:value-type="string">
            <text:p>Tanswill</text:p>
          </table:table-cell>
          <table:table-cell office:value-type="string">
            <text:p>gtanswill17@xing.com</text:p>
          </table:table-cell>
          <table:table-cell office:value-type="string">
            <text:p>Female</text:p>
          </table:table-cell>
          <table:table-cell office:value-type="string">
            <text:p>219.237.9.220</text:p>
          </table:table-cell>
          <table:table-cell table:number-columns-repeated="1018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Rora</text:p>
          </table:table-cell>
          <table:table-cell office:value-type="string">
            <text:p>Giovanitti</text:p>
          </table:table-cell>
          <table:table-cell office:value-type="string">
            <text:p>rgiovanitti18@twitter.com</text:p>
          </table:table-cell>
          <table:table-cell office:value-type="string">
            <text:p>Female</text:p>
          </table:table-cell>
          <table:table-cell office:value-type="string">
            <text:p>209.242.74.118</text:p>
          </table:table-cell>
          <table:table-cell table:number-columns-repeated="1018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Rudolf</text:p>
          </table:table-cell>
          <table:table-cell office:value-type="string">
            <text:p>Sell</text:p>
          </table:table-cell>
          <table:table-cell office:value-type="string">
            <text:p>rsell19@hibu.com</text:p>
          </table:table-cell>
          <table:table-cell office:value-type="string">
            <text:p>Male</text:p>
          </table:table-cell>
          <table:table-cell office:value-type="string">
            <text:p>184.139.254.225</text:p>
          </table:table-cell>
          <table:table-cell table:number-columns-repeated="1018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Tommie</text:p>
          </table:table-cell>
          <table:table-cell office:value-type="string">
            <text:p>Dollar</text:p>
          </table:table-cell>
          <table:table-cell office:value-type="string">
            <text:p>tdollar1a@hibu.com</text:p>
          </table:table-cell>
          <table:table-cell office:value-type="string">
            <text:p>Male</text:p>
          </table:table-cell>
          <table:table-cell office:value-type="string">
            <text:p>166.38.161.200</text:p>
          </table:table-cell>
          <table:table-cell table:number-columns-repeated="1018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Devland</text:p>
          </table:table-cell>
          <table:table-cell office:value-type="string">
            <text:p>Garrard</text:p>
          </table:table-cell>
          <table:table-cell office:value-type="string">
            <text:p>dgarrard1b@ebay.com</text:p>
          </table:table-cell>
          <table:table-cell office:value-type="string">
            <text:p>Male</text:p>
          </table:table-cell>
          <table:table-cell office:value-type="string">
            <text:p>116.131.198.164</text:p>
          </table:table-cell>
          <table:table-cell table:number-columns-repeated="1018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Christie</text:p>
          </table:table-cell>
          <table:table-cell office:value-type="string">
            <text:p>Matcham</text:p>
          </table:table-cell>
          <table:table-cell office:value-type="string">
            <text:p>cmatcham1c@buzzfeed.com</text:p>
          </table:table-cell>
          <table:table-cell office:value-type="string">
            <text:p>Male</text:p>
          </table:table-cell>
          <table:table-cell office:value-type="string">
            <text:p>66.213.252.107</text:p>
          </table:table-cell>
          <table:table-cell table:number-columns-repeated="1018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Alair</text:p>
          </table:table-cell>
          <table:table-cell office:value-type="string">
            <text:p>Elesander</text:p>
          </table:table-cell>
          <table:table-cell office:value-type="string">
            <text:p>aelesander1d@unesco.org</text:p>
          </table:table-cell>
          <table:table-cell office:value-type="string">
            <text:p>Male</text:p>
          </table:table-cell>
          <table:table-cell office:value-type="string">
            <text:p>81.85.81.251</text:p>
          </table:table-cell>
          <table:table-cell table:number-columns-repeated="1018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Micheil</text:p>
          </table:table-cell>
          <table:table-cell office:value-type="string">
            <text:p>Titcombe</text:p>
          </table:table-cell>
          <table:table-cell office:value-type="string">
            <text:p>mtitcombe1e@dmoz.org</text:p>
          </table:table-cell>
          <table:table-cell office:value-type="string">
            <text:p>Male</text:p>
          </table:table-cell>
          <table:table-cell office:value-type="string">
            <text:p>53.44.220.24</text:p>
          </table:table-cell>
          <table:table-cell table:number-columns-repeated="1018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Clyde</text:p>
          </table:table-cell>
          <table:table-cell office:value-type="string">
            <text:p>Klimkowski</text:p>
          </table:table-cell>
          <table:table-cell office:value-type="string">
            <text:p>cklimkowski1f@theglobeandmail.com</text:p>
          </table:table-cell>
          <table:table-cell office:value-type="string">
            <text:p>Male</text:p>
          </table:table-cell>
          <table:table-cell office:value-type="string">
            <text:p>190.123.107.58</text:p>
          </table:table-cell>
          <table:table-cell table:number-columns-repeated="1018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Wendell</text:p>
          </table:table-cell>
          <table:table-cell office:value-type="string">
            <text:p>Hylton</text:p>
          </table:table-cell>
          <table:table-cell office:value-type="string">
            <text:p>whylton1g@amazon.de</text:p>
          </table:table-cell>
          <table:table-cell office:value-type="string">
            <text:p>Male</text:p>
          </table:table-cell>
          <table:table-cell office:value-type="string">
            <text:p>104.24.194.12</text:p>
          </table:table-cell>
          <table:table-cell table:number-columns-repeated="1018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Farly</text:p>
          </table:table-cell>
          <table:table-cell office:value-type="string">
            <text:p>Lamperti</text:p>
          </table:table-cell>
          <table:table-cell office:value-type="string">
            <text:p>flamperti1h@cdc.gov</text:p>
          </table:table-cell>
          <table:table-cell office:value-type="string">
            <text:p>Male</text:p>
          </table:table-cell>
          <table:table-cell office:value-type="string">
            <text:p>15.96.128.61</text:p>
          </table:table-cell>
          <table:table-cell table:number-columns-repeated="1018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Karlotte</text:p>
          </table:table-cell>
          <table:table-cell office:value-type="string">
            <text:p>Venton</text:p>
          </table:table-cell>
          <table:table-cell office:value-type="string">
            <text:p>kventon1i@cornell.edu</text:p>
          </table:table-cell>
          <table:table-cell office:value-type="string">
            <text:p>Female</text:p>
          </table:table-cell>
          <table:table-cell office:value-type="string">
            <text:p>75.140.115.5</text:p>
          </table:table-cell>
          <table:table-cell table:number-columns-repeated="1018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Doyle</text:p>
          </table:table-cell>
          <table:table-cell office:value-type="string">
            <text:p>Shenfisch</text:p>
          </table:table-cell>
          <table:table-cell office:value-type="string">
            <text:p>dshenfisch1j@diigo.com</text:p>
          </table:table-cell>
          <table:table-cell office:value-type="string">
            <text:p>Male</text:p>
          </table:table-cell>
          <table:table-cell office:value-type="string">
            <text:p>0.89.56.230</text:p>
          </table:table-cell>
          <table:table-cell table:number-columns-repeated="1018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Jacques</text:p>
          </table:table-cell>
          <table:table-cell office:value-type="string">
            <text:p>Britney</text:p>
          </table:table-cell>
          <table:table-cell office:value-type="string">
            <text:p>jbritney1k@marketwatch.com</text:p>
          </table:table-cell>
          <table:table-cell office:value-type="string">
            <text:p>Male</text:p>
          </table:table-cell>
          <table:table-cell office:value-type="string">
            <text:p>3.118.92.194</text:p>
          </table:table-cell>
          <table:table-cell table:number-columns-repeated="1018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Karim</text:p>
          </table:table-cell>
          <table:table-cell office:value-type="string">
            <text:p>Wyard</text:p>
          </table:table-cell>
          <table:table-cell office:value-type="string">
            <text:p>kwyard1l@booking.com</text:p>
          </table:table-cell>
          <table:table-cell office:value-type="string">
            <text:p>Male</text:p>
          </table:table-cell>
          <table:table-cell office:value-type="string">
            <text:p>184.211.86.242</text:p>
          </table:table-cell>
          <table:table-cell table:number-columns-repeated="1018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Berton</text:p>
          </table:table-cell>
          <table:table-cell office:value-type="string">
            <text:p>Drexel</text:p>
          </table:table-cell>
          <table:table-cell office:value-type="string">
            <text:p>bdrexel1m@1688.com</text:p>
          </table:table-cell>
          <table:table-cell office:value-type="string">
            <text:p>Male</text:p>
          </table:table-cell>
          <table:table-cell office:value-type="string">
            <text:p>130.92.221.219</text:p>
          </table:table-cell>
          <table:table-cell table:number-columns-repeated="1018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Jerri</text:p>
          </table:table-cell>
          <table:table-cell office:value-type="string">
            <text:p>Jaggar</text:p>
          </table:table-cell>
          <table:table-cell office:value-type="string">
            <text:p>jjaggar1n@nba.com</text:p>
          </table:table-cell>
          <table:table-cell office:value-type="string">
            <text:p>Male</text:p>
          </table:table-cell>
          <table:table-cell office:value-type="string">
            <text:p>140.215.172.129</text:p>
          </table:table-cell>
          <table:table-cell table:number-columns-repeated="1018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Caren</text:p>
          </table:table-cell>
          <table:table-cell office:value-type="string">
            <text:p>Barnham</text:p>
          </table:table-cell>
          <table:table-cell office:value-type="string">
            <text:p>cbarnham1o@sakura.ne.jp</text:p>
          </table:table-cell>
          <table:table-cell office:value-type="string">
            <text:p>Female</text:p>
          </table:table-cell>
          <table:table-cell office:value-type="string">
            <text:p>212.33.180.204</text:p>
          </table:table-cell>
          <table:table-cell table:number-columns-repeated="1018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Thacher</text:p>
          </table:table-cell>
          <table:table-cell office:value-type="string">
            <text:p>Fosh</text:p>
          </table:table-cell>
          <table:table-cell office:value-type="string">
            <text:p>tfosh1p@mac.com</text:p>
          </table:table-cell>
          <table:table-cell office:value-type="string">
            <text:p>Male</text:p>
          </table:table-cell>
          <table:table-cell office:value-type="string">
            <text:p>234.98.3.124</text:p>
          </table:table-cell>
          <table:table-cell table:number-columns-repeated="1018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Ambrosi</text:p>
          </table:table-cell>
          <table:table-cell office:value-type="string">
            <text:p>Folley</text:p>
          </table:table-cell>
          <table:table-cell office:value-type="string">
            <text:p>afolley1q@diigo.com</text:p>
          </table:table-cell>
          <table:table-cell office:value-type="string">
            <text:p>Male</text:p>
          </table:table-cell>
          <table:table-cell office:value-type="string">
            <text:p>241.203.102.211</text:p>
          </table:table-cell>
          <table:table-cell table:number-columns-repeated="1018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Benedikt</text:p>
          </table:table-cell>
          <table:table-cell office:value-type="string">
            <text:p>Brocks</text:p>
          </table:table-cell>
          <table:table-cell office:value-type="string">
            <text:p>bbrocks1r@liveinternet.ru</text:p>
          </table:table-cell>
          <table:table-cell office:value-type="string">
            <text:p>Male</text:p>
          </table:table-cell>
          <table:table-cell office:value-type="string">
            <text:p>65.30.235.184</text:p>
          </table:table-cell>
          <table:table-cell table:number-columns-repeated="1018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Jud</text:p>
          </table:table-cell>
          <table:table-cell office:value-type="string">
            <text:p>Kemmer</text:p>
          </table:table-cell>
          <table:table-cell office:value-type="string">
            <text:p>jkemmer1s@liveinternet.ru</text:p>
          </table:table-cell>
          <table:table-cell office:value-type="string">
            <text:p>Male</text:p>
          </table:table-cell>
          <table:table-cell office:value-type="string">
            <text:p>141.122.200.135</text:p>
          </table:table-cell>
          <table:table-cell table:number-columns-repeated="1018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Bamby</text:p>
          </table:table-cell>
          <table:table-cell office:value-type="string">
            <text:p>Eitter</text:p>
          </table:table-cell>
          <table:table-cell office:value-type="string">
            <text:p>beitter1t@ox.ac.uk</text:p>
          </table:table-cell>
          <table:table-cell office:value-type="string">
            <text:p>Female</text:p>
          </table:table-cell>
          <table:table-cell office:value-type="string">
            <text:p>178.187.155.160</text:p>
          </table:table-cell>
          <table:table-cell table:number-columns-repeated="1018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Emma</text:p>
          </table:table-cell>
          <table:table-cell office:value-type="string">
            <text:p>Noir</text:p>
          </table:table-cell>
          <table:table-cell office:value-type="string">
            <text:p>enoir1u@earthlink.net</text:p>
          </table:table-cell>
          <table:table-cell office:value-type="string">
            <text:p>Female</text:p>
          </table:table-cell>
          <table:table-cell office:value-type="string">
            <text:p>164.4.228.249</text:p>
          </table:table-cell>
          <table:table-cell table:number-columns-repeated="1018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Herbie</text:p>
          </table:table-cell>
          <table:table-cell office:value-type="string">
            <text:p>Scattergood</text:p>
          </table:table-cell>
          <table:table-cell office:value-type="string">
            <text:p>hscattergood1v@phpbb.com</text:p>
          </table:table-cell>
          <table:table-cell office:value-type="string">
            <text:p>Male</text:p>
          </table:table-cell>
          <table:table-cell office:value-type="string">
            <text:p>174.172.250.233</text:p>
          </table:table-cell>
          <table:table-cell table:number-columns-repeated="1018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Cross</text:p>
          </table:table-cell>
          <table:table-cell office:value-type="string">
            <text:p>Mosson</text:p>
          </table:table-cell>
          <table:table-cell office:value-type="string">
            <text:p>cmosson1w@ftc.gov</text:p>
          </table:table-cell>
          <table:table-cell office:value-type="string">
            <text:p>Male</text:p>
          </table:table-cell>
          <table:table-cell office:value-type="string">
            <text:p>146.137.76.243</text:p>
          </table:table-cell>
          <table:table-cell table:number-columns-repeated="1018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Lynn</text:p>
          </table:table-cell>
          <table:table-cell office:value-type="string">
            <text:p>Brushfield</text:p>
          </table:table-cell>
          <table:table-cell office:value-type="string">
            <text:p>lbrushfield1x@bing.com</text:p>
          </table:table-cell>
          <table:table-cell office:value-type="string">
            <text:p>Female</text:p>
          </table:table-cell>
          <table:table-cell office:value-type="string">
            <text:p>88.194.223.144</text:p>
          </table:table-cell>
          <table:table-cell table:number-columns-repeated="1018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Pierette</text:p>
          </table:table-cell>
          <table:table-cell office:value-type="string">
            <text:p>McDoual</text:p>
          </table:table-cell>
          <table:table-cell office:value-type="string">
            <text:p>pmcdoual1y@dion.ne.jp</text:p>
          </table:table-cell>
          <table:table-cell office:value-type="string">
            <text:p>Female</text:p>
          </table:table-cell>
          <table:table-cell office:value-type="string">
            <text:p>235.203.100.237</text:p>
          </table:table-cell>
          <table:table-cell table:number-columns-repeated="1018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Walden</text:p>
          </table:table-cell>
          <table:table-cell office:value-type="string">
            <text:p>Johannes</text:p>
          </table:table-cell>
          <table:table-cell office:value-type="string">
            <text:p>wjohannes1z@amazon.de</text:p>
          </table:table-cell>
          <table:table-cell office:value-type="string">
            <text:p>Male</text:p>
          </table:table-cell>
          <table:table-cell office:value-type="string">
            <text:p>18.202.128.65</text:p>
          </table:table-cell>
          <table:table-cell table:number-columns-repeated="1018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Fulvia</text:p>
          </table:table-cell>
          <table:table-cell office:value-type="string">
            <text:p>Scimonelli</text:p>
          </table:table-cell>
          <table:table-cell office:value-type="string">
            <text:p>fscimonelli20@biblegateway.com</text:p>
          </table:table-cell>
          <table:table-cell office:value-type="string">
            <text:p>Female</text:p>
          </table:table-cell>
          <table:table-cell office:value-type="string">
            <text:p>199.119.219.95</text:p>
          </table:table-cell>
          <table:table-cell table:number-columns-repeated="1018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Lian</text:p>
          </table:table-cell>
          <table:table-cell office:value-type="string">
            <text:p>Moule</text:p>
          </table:table-cell>
          <table:table-cell office:value-type="string">
            <text:p>lmoule21@hhs.gov</text:p>
          </table:table-cell>
          <table:table-cell office:value-type="string">
            <text:p>Female</text:p>
          </table:table-cell>
          <table:table-cell office:value-type="string">
            <text:p>77.147.228.153</text:p>
          </table:table-cell>
          <table:table-cell table:number-columns-repeated="1018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Teddi</text:p>
          </table:table-cell>
          <table:table-cell office:value-type="string">
            <text:p>Seath</text:p>
          </table:table-cell>
          <table:table-cell office:value-type="string">
            <text:p>tseath22@vimeo.com</text:p>
          </table:table-cell>
          <table:table-cell office:value-type="string">
            <text:p>Female</text:p>
          </table:table-cell>
          <table:table-cell office:value-type="string">
            <text:p>234.36.7.7</text:p>
          </table:table-cell>
          <table:table-cell table:number-columns-repeated="1018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Emlyn</text:p>
          </table:table-cell>
          <table:table-cell office:value-type="string">
            <text:p>Treweela</text:p>
          </table:table-cell>
          <table:table-cell office:value-type="string">
            <text:p>etreweela23@macromedia.com</text:p>
          </table:table-cell>
          <table:table-cell office:value-type="string">
            <text:p>Male</text:p>
          </table:table-cell>
          <table:table-cell office:value-type="string">
            <text:p>247.77.131.98</text:p>
          </table:table-cell>
          <table:table-cell table:number-columns-repeated="1018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Val</text:p>
          </table:table-cell>
          <table:table-cell office:value-type="string">
            <text:p>Orris</text:p>
          </table:table-cell>
          <table:table-cell office:value-type="string">
            <text:p>vorris24@delicious.com</text:p>
          </table:table-cell>
          <table:table-cell office:value-type="string">
            <text:p>Male</text:p>
          </table:table-cell>
          <table:table-cell office:value-type="string">
            <text:p>196.32.47.63</text:p>
          </table:table-cell>
          <table:table-cell table:number-columns-repeated="1018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Meade</text:p>
          </table:table-cell>
          <table:table-cell office:value-type="string">
            <text:p>Pregel</text:p>
          </table:table-cell>
          <table:table-cell office:value-type="string">
            <text:p>mpregel25@google.cn</text:p>
          </table:table-cell>
          <table:table-cell office:value-type="string">
            <text:p>Female</text:p>
          </table:table-cell>
          <table:table-cell office:value-type="string">
            <text:p>6.255.238.127</text:p>
          </table:table-cell>
          <table:table-cell table:number-columns-repeated="1018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Stefa</text:p>
          </table:table-cell>
          <table:table-cell office:value-type="string">
            <text:p>Staunton</text:p>
          </table:table-cell>
          <table:table-cell office:value-type="string">
            <text:p>sstaunton26@nature.com</text:p>
          </table:table-cell>
          <table:table-cell office:value-type="string">
            <text:p>Female</text:p>
          </table:table-cell>
          <table:table-cell office:value-type="string">
            <text:p>243.210.225.183</text:p>
          </table:table-cell>
          <table:table-cell table:number-columns-repeated="1018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Linzy</text:p>
          </table:table-cell>
          <table:table-cell office:value-type="string">
            <text:p>Yielding</text:p>
          </table:table-cell>
          <table:table-cell office:value-type="string">
            <text:p>lyielding27@aboutads.info</text:p>
          </table:table-cell>
          <table:table-cell office:value-type="string">
            <text:p>Female</text:p>
          </table:table-cell>
          <table:table-cell office:value-type="string">
            <text:p>93.70.22.40</text:p>
          </table:table-cell>
          <table:table-cell table:number-columns-repeated="1018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Lane</text:p>
          </table:table-cell>
          <table:table-cell office:value-type="string">
            <text:p>Cropper</text:p>
          </table:table-cell>
          <table:table-cell office:value-type="string">
            <text:p>lcropper28@earthlink.net</text:p>
          </table:table-cell>
          <table:table-cell office:value-type="string">
            <text:p>Male</text:p>
          </table:table-cell>
          <table:table-cell office:value-type="string">
            <text:p>158.228.163.88</text:p>
          </table:table-cell>
          <table:table-cell table:number-columns-repeated="1018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Anatole</text:p>
          </table:table-cell>
          <table:table-cell office:value-type="string">
            <text:p>Elsley</text:p>
          </table:table-cell>
          <table:table-cell office:value-type="string">
            <text:p>aelsley29@alibaba.com</text:p>
          </table:table-cell>
          <table:table-cell office:value-type="string">
            <text:p>Male</text:p>
          </table:table-cell>
          <table:table-cell office:value-type="string">
            <text:p>31.250.194.157</text:p>
          </table:table-cell>
          <table:table-cell table:number-columns-repeated="1018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Jerri</text:p>
          </table:table-cell>
          <table:table-cell office:value-type="string">
            <text:p>Dunniom</text:p>
          </table:table-cell>
          <table:table-cell office:value-type="string">
            <text:p>jdunniom2a@apple.com</text:p>
          </table:table-cell>
          <table:table-cell office:value-type="string">
            <text:p>Male</text:p>
          </table:table-cell>
          <table:table-cell office:value-type="string">
            <text:p>15.82.120.5</text:p>
          </table:table-cell>
          <table:table-cell table:number-columns-repeated="1018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Ignacio</text:p>
          </table:table-cell>
          <table:table-cell office:value-type="string">
            <text:p>Hurford</text:p>
          </table:table-cell>
          <table:table-cell office:value-type="string">
            <text:p>ihurford2b@bandcamp.com</text:p>
          </table:table-cell>
          <table:table-cell office:value-type="string">
            <text:p>Male</text:p>
          </table:table-cell>
          <table:table-cell office:value-type="string">
            <text:p>62.9.216.203</text:p>
          </table:table-cell>
          <table:table-cell table:number-columns-repeated="1018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Bald</text:p>
          </table:table-cell>
          <table:table-cell office:value-type="string">
            <text:p>Hartas</text:p>
          </table:table-cell>
          <table:table-cell office:value-type="string">
            <text:p>bhartas2c@hexun.com</text:p>
          </table:table-cell>
          <table:table-cell office:value-type="string">
            <text:p>Male</text:p>
          </table:table-cell>
          <table:table-cell office:value-type="string">
            <text:p>103.211.61.53</text:p>
          </table:table-cell>
          <table:table-cell table:number-columns-repeated="1018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Georgia</text:p>
          </table:table-cell>
          <table:table-cell office:value-type="string">
            <text:p>Stoddard</text:p>
          </table:table-cell>
          <table:table-cell office:value-type="string">
            <text:p>gstoddard2d@gmpg.org</text:p>
          </table:table-cell>
          <table:table-cell office:value-type="string">
            <text:p>Female</text:p>
          </table:table-cell>
          <table:table-cell office:value-type="string">
            <text:p>208.52.229.100</text:p>
          </table:table-cell>
          <table:table-cell table:number-columns-repeated="1018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Troy</text:p>
          </table:table-cell>
          <table:table-cell office:value-type="string">
            <text:p>Phidgin</text:p>
          </table:table-cell>
          <table:table-cell office:value-type="string">
            <text:p>tphidgin2e@hao123.com</text:p>
          </table:table-cell>
          <table:table-cell office:value-type="string">
            <text:p>Male</text:p>
          </table:table-cell>
          <table:table-cell office:value-type="string">
            <text:p>117.41.15.166</text:p>
          </table:table-cell>
          <table:table-cell table:number-columns-repeated="1018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Etti</text:p>
          </table:table-cell>
          <table:table-cell office:value-type="string">
            <text:p>McVicker</text:p>
          </table:table-cell>
          <table:table-cell office:value-type="string">
            <text:p>emcvicker2f@jiathis.com</text:p>
          </table:table-cell>
          <table:table-cell office:value-type="string">
            <text:p>Female</text:p>
          </table:table-cell>
          <table:table-cell office:value-type="string">
            <text:p>159.96.58.237</text:p>
          </table:table-cell>
          <table:table-cell table:number-columns-repeated="1018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De witt</text:p>
          </table:table-cell>
          <table:table-cell office:value-type="string">
            <text:p>Pither</text:p>
          </table:table-cell>
          <table:table-cell office:value-type="string">
            <text:p>dpither2g@tripadvisor.com</text:p>
          </table:table-cell>
          <table:table-cell office:value-type="string">
            <text:p>Male</text:p>
          </table:table-cell>
          <table:table-cell office:value-type="string">
            <text:p>103.78.31.110</text:p>
          </table:table-cell>
          <table:table-cell table:number-columns-repeated="1018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Etienne</text:p>
          </table:table-cell>
          <table:table-cell office:value-type="string">
            <text:p>Leach</text:p>
          </table:table-cell>
          <table:table-cell office:value-type="string">
            <text:p>eleach2h@moonfruit.com</text:p>
          </table:table-cell>
          <table:table-cell office:value-type="string">
            <text:p>Male</text:p>
          </table:table-cell>
          <table:table-cell office:value-type="string">
            <text:p>131.70.141.79</text:p>
          </table:table-cell>
          <table:table-cell table:number-columns-repeated="1018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Lynnette</text:p>
          </table:table-cell>
          <table:table-cell office:value-type="string">
            <text:p>McKinless</text:p>
          </table:table-cell>
          <table:table-cell office:value-type="string">
            <text:p>lmckinless2i@rediff.com</text:p>
          </table:table-cell>
          <table:table-cell office:value-type="string">
            <text:p>Female</text:p>
          </table:table-cell>
          <table:table-cell office:value-type="string">
            <text:p>170.249.239.251</text:p>
          </table:table-cell>
          <table:table-cell table:number-columns-repeated="1018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Pamelina</text:p>
          </table:table-cell>
          <table:table-cell office:value-type="string">
            <text:p>Shallcross</text:p>
          </table:table-cell>
          <table:table-cell office:value-type="string">
            <text:p>pshallcross2j@stanford.edu</text:p>
          </table:table-cell>
          <table:table-cell office:value-type="string">
            <text:p>Female</text:p>
          </table:table-cell>
          <table:table-cell office:value-type="string">
            <text:p>170.243.56.17</text:p>
          </table:table-cell>
          <table:table-cell table:number-columns-repeated="1018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Berny</text:p>
          </table:table-cell>
          <table:table-cell office:value-type="string">
            <text:p>Penhallurick</text:p>
          </table:table-cell>
          <table:table-cell office:value-type="string">
            <text:p>bpenhallurick2k@prlog.org</text:p>
          </table:table-cell>
          <table:table-cell office:value-type="string">
            <text:p>Male</text:p>
          </table:table-cell>
          <table:table-cell office:value-type="string">
            <text:p>4.105.191.197</text:p>
          </table:table-cell>
          <table:table-cell table:number-columns-repeated="1018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Misha</text:p>
          </table:table-cell>
          <table:table-cell office:value-type="string">
            <text:p>Mushrow</text:p>
          </table:table-cell>
          <table:table-cell office:value-type="string">
            <text:p>mmushrow2l@studiopress.com</text:p>
          </table:table-cell>
          <table:table-cell office:value-type="string">
            <text:p>Female</text:p>
          </table:table-cell>
          <table:table-cell office:value-type="string">
            <text:p>240.3.202.89</text:p>
          </table:table-cell>
          <table:table-cell table:number-columns-repeated="1018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Nevsa</text:p>
          </table:table-cell>
          <table:table-cell office:value-type="string">
            <text:p>Gounot</text:p>
          </table:table-cell>
          <table:table-cell office:value-type="string">
            <text:p>ngounot2m@nymag.com</text:p>
          </table:table-cell>
          <table:table-cell office:value-type="string">
            <text:p>Female</text:p>
          </table:table-cell>
          <table:table-cell office:value-type="string">
            <text:p>14.8.62.13</text:p>
          </table:table-cell>
          <table:table-cell table:number-columns-repeated="1018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Uriah</text:p>
          </table:table-cell>
          <table:table-cell office:value-type="string">
            <text:p>McQuaide</text:p>
          </table:table-cell>
          <table:table-cell office:value-type="string">
            <text:p>umcquaide2n@dell.com</text:p>
          </table:table-cell>
          <table:table-cell office:value-type="string">
            <text:p>Male</text:p>
          </table:table-cell>
          <table:table-cell office:value-type="string">
            <text:p>162.65.144.252</text:p>
          </table:table-cell>
          <table:table-cell table:number-columns-repeated="1018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Maggi</text:p>
          </table:table-cell>
          <table:table-cell office:value-type="string">
            <text:p>Stovine</text:p>
          </table:table-cell>
          <table:table-cell office:value-type="string">
            <text:p>mstovine2o@aboutads.info</text:p>
          </table:table-cell>
          <table:table-cell office:value-type="string">
            <text:p>Female</text:p>
          </table:table-cell>
          <table:table-cell office:value-type="string">
            <text:p>187.205.116.78</text:p>
          </table:table-cell>
          <table:table-cell table:number-columns-repeated="1018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June</text:p>
          </table:table-cell>
          <table:table-cell office:value-type="string">
            <text:p>Joe</text:p>
          </table:table-cell>
          <table:table-cell office:value-type="string">
            <text:p>jjoe2p@gnu.org</text:p>
          </table:table-cell>
          <table:table-cell office:value-type="string">
            <text:p>Female</text:p>
          </table:table-cell>
          <table:table-cell office:value-type="string">
            <text:p>14.113.63.62</text:p>
          </table:table-cell>
          <table:table-cell table:number-columns-repeated="1018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Brandy</text:p>
          </table:table-cell>
          <table:table-cell office:value-type="string">
            <text:p>Lawman</text:p>
          </table:table-cell>
          <table:table-cell office:value-type="string">
            <text:p>blawman2q@meetup.com</text:p>
          </table:table-cell>
          <table:table-cell office:value-type="string">
            <text:p>Male</text:p>
          </table:table-cell>
          <table:table-cell office:value-type="string">
            <text:p>24.218.213.96</text:p>
          </table:table-cell>
          <table:table-cell table:number-columns-repeated="1018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Shana</text:p>
          </table:table-cell>
          <table:table-cell office:value-type="string">
            <text:p>Claybourne</text:p>
          </table:table-cell>
          <table:table-cell office:value-type="string">
            <text:p>sclaybourne2r@hhs.gov</text:p>
          </table:table-cell>
          <table:table-cell office:value-type="string">
            <text:p>Female</text:p>
          </table:table-cell>
          <table:table-cell office:value-type="string">
            <text:p>147.243.248.50</text:p>
          </table:table-cell>
          <table:table-cell table:number-columns-repeated="1018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Jo-anne</text:p>
          </table:table-cell>
          <table:table-cell office:value-type="string">
            <text:p>Haggerwood</text:p>
          </table:table-cell>
          <table:table-cell office:value-type="string">
            <text:p>jhaggerwood2s@nhs.uk</text:p>
          </table:table-cell>
          <table:table-cell office:value-type="string">
            <text:p>Female</text:p>
          </table:table-cell>
          <table:table-cell office:value-type="string">
            <text:p>152.74.14.18</text:p>
          </table:table-cell>
          <table:table-cell table:number-columns-repeated="1018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Florance</text:p>
          </table:table-cell>
          <table:table-cell office:value-type="string">
            <text:p>Baly</text:p>
          </table:table-cell>
          <table:table-cell office:value-type="string">
            <text:p>fbaly2t@baidu.com</text:p>
          </table:table-cell>
          <table:table-cell office:value-type="string">
            <text:p>Female</text:p>
          </table:table-cell>
          <table:table-cell office:value-type="string">
            <text:p>61.145.41.168</text:p>
          </table:table-cell>
          <table:table-cell table:number-columns-repeated="1018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Keeley</text:p>
          </table:table-cell>
          <table:table-cell office:value-type="string">
            <text:p>Bowley</text:p>
          </table:table-cell>
          <table:table-cell office:value-type="string">
            <text:p>kbowley2u@barnesandnoble.com</text:p>
          </table:table-cell>
          <table:table-cell office:value-type="string">
            <text:p>Female</text:p>
          </table:table-cell>
          <table:table-cell office:value-type="string">
            <text:p>157.61.95.213</text:p>
          </table:table-cell>
          <table:table-cell table:number-columns-repeated="1018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Ruddie</text:p>
          </table:table-cell>
          <table:table-cell office:value-type="string">
            <text:p>Seymer</text:p>
          </table:table-cell>
          <table:table-cell office:value-type="string">
            <text:p>rseymer2v@eepurl.com</text:p>
          </table:table-cell>
          <table:table-cell office:value-type="string">
            <text:p>Male</text:p>
          </table:table-cell>
          <table:table-cell office:value-type="string">
            <text:p>2.191.213.246</text:p>
          </table:table-cell>
          <table:table-cell table:number-columns-repeated="1018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Jarvis</text:p>
          </table:table-cell>
          <table:table-cell office:value-type="string">
            <text:p>Bilovsky</text:p>
          </table:table-cell>
          <table:table-cell office:value-type="string">
            <text:p>jbilovsky2w@nsw.gov.au</text:p>
          </table:table-cell>
          <table:table-cell office:value-type="string">
            <text:p>Male</text:p>
          </table:table-cell>
          <table:table-cell office:value-type="string">
            <text:p>71.248.9.187</text:p>
          </table:table-cell>
          <table:table-cell table:number-columns-repeated="1018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Kermie</text:p>
          </table:table-cell>
          <table:table-cell office:value-type="string">
            <text:p>Kurt</text:p>
          </table:table-cell>
          <table:table-cell office:value-type="string">
            <text:p>kkurt2x@geocities.jp</text:p>
          </table:table-cell>
          <table:table-cell office:value-type="string">
            <text:p>Male</text:p>
          </table:table-cell>
          <table:table-cell office:value-type="string">
            <text:p>119.96.200.115</text:p>
          </table:table-cell>
          <table:table-cell table:number-columns-repeated="1018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Ive</text:p>
          </table:table-cell>
          <table:table-cell office:value-type="string">
            <text:p>Slixby</text:p>
          </table:table-cell>
          <table:table-cell office:value-type="string">
            <text:p>islixby2y@arizona.edu</text:p>
          </table:table-cell>
          <table:table-cell office:value-type="string">
            <text:p>Male</text:p>
          </table:table-cell>
          <table:table-cell office:value-type="string">
            <text:p>98.202.252.123</text:p>
          </table:table-cell>
          <table:table-cell table:number-columns-repeated="1018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Cassius</text:p>
          </table:table-cell>
          <table:table-cell office:value-type="string">
            <text:p>Duffer</text:p>
          </table:table-cell>
          <table:table-cell office:value-type="string">
            <text:p>cduffer2z@home.pl</text:p>
          </table:table-cell>
          <table:table-cell office:value-type="string">
            <text:p>Male</text:p>
          </table:table-cell>
          <table:table-cell office:value-type="string">
            <text:p>230.76.156.171</text:p>
          </table:table-cell>
          <table:table-cell table:number-columns-repeated="1018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Janith</text:p>
          </table:table-cell>
          <table:table-cell office:value-type="string">
            <text:p>Bernardet</text:p>
          </table:table-cell>
          <table:table-cell office:value-type="string">
            <text:p>jbernardet30@plala.or.jp</text:p>
          </table:table-cell>
          <table:table-cell office:value-type="string">
            <text:p>Female</text:p>
          </table:table-cell>
          <table:table-cell office:value-type="string">
            <text:p>29.53.237.230</text:p>
          </table:table-cell>
          <table:table-cell table:number-columns-repeated="1018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Jerrylee</text:p>
          </table:table-cell>
          <table:table-cell office:value-type="string">
            <text:p>Labbey</text:p>
          </table:table-cell>
          <table:table-cell office:value-type="string">
            <text:p>jlabbey31@163.com</text:p>
          </table:table-cell>
          <table:table-cell office:value-type="string">
            <text:p>Female</text:p>
          </table:table-cell>
          <table:table-cell office:value-type="string">
            <text:p>201.220.65.236</text:p>
          </table:table-cell>
          <table:table-cell table:number-columns-repeated="1018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Aura</text:p>
          </table:table-cell>
          <table:table-cell office:value-type="string">
            <text:p>Harnetty</text:p>
          </table:table-cell>
          <table:table-cell office:value-type="string">
            <text:p>aharnetty32@kickstarter.com</text:p>
          </table:table-cell>
          <table:table-cell office:value-type="string">
            <text:p>Female</text:p>
          </table:table-cell>
          <table:table-cell office:value-type="string">
            <text:p>189.118.215.104</text:p>
          </table:table-cell>
          <table:table-cell table:number-columns-repeated="1018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Raina</text:p>
          </table:table-cell>
          <table:table-cell office:value-type="string">
            <text:p>Fridaye</text:p>
          </table:table-cell>
          <table:table-cell office:value-type="string">
            <text:p>rfridaye33@salon.com</text:p>
          </table:table-cell>
          <table:table-cell office:value-type="string">
            <text:p>Female</text:p>
          </table:table-cell>
          <table:table-cell office:value-type="string">
            <text:p>239.79.19.170</text:p>
          </table:table-cell>
          <table:table-cell table:number-columns-repeated="1018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L;urette</text:p>
          </table:table-cell>
          <table:table-cell office:value-type="string">
            <text:p>Marian</text:p>
          </table:table-cell>
          <table:table-cell office:value-type="string">
            <text:p>lmarian34@patch.com</text:p>
          </table:table-cell>
          <table:table-cell office:value-type="string">
            <text:p>Female</text:p>
          </table:table-cell>
          <table:table-cell office:value-type="string">
            <text:p>141.221.211.22</text:p>
          </table:table-cell>
          <table:table-cell table:number-columns-repeated="1018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Agretha</text:p>
          </table:table-cell>
          <table:table-cell office:value-type="string">
            <text:p>Jansa</text:p>
          </table:table-cell>
          <table:table-cell office:value-type="string">
            <text:p>ajansa35@mtv.com</text:p>
          </table:table-cell>
          <table:table-cell office:value-type="string">
            <text:p>Female</text:p>
          </table:table-cell>
          <table:table-cell office:value-type="string">
            <text:p>87.159.196.141</text:p>
          </table:table-cell>
          <table:table-cell table:number-columns-repeated="1018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Drugi</text:p>
          </table:table-cell>
          <table:table-cell office:value-type="string">
            <text:p>Minogue</text:p>
          </table:table-cell>
          <table:table-cell office:value-type="string">
            <text:p>dminogue36@oracle.com</text:p>
          </table:table-cell>
          <table:table-cell office:value-type="string">
            <text:p>Male</text:p>
          </table:table-cell>
          <table:table-cell office:value-type="string">
            <text:p>167.230.231.32</text:p>
          </table:table-cell>
          <table:table-cell table:number-columns-repeated="1018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Engelbert</text:p>
          </table:table-cell>
          <table:table-cell office:value-type="string">
            <text:p>McCluin</text:p>
          </table:table-cell>
          <table:table-cell office:value-type="string">
            <text:p>emccluin37@pagesperso-orange.fr</text:p>
          </table:table-cell>
          <table:table-cell office:value-type="string">
            <text:p>Male</text:p>
          </table:table-cell>
          <table:table-cell office:value-type="string">
            <text:p>239.184.14.132</text:p>
          </table:table-cell>
          <table:table-cell table:number-columns-repeated="1018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Aretha</text:p>
          </table:table-cell>
          <table:table-cell office:value-type="string">
            <text:p>Ambrosini</text:p>
          </table:table-cell>
          <table:table-cell office:value-type="string">
            <text:p>aambrosini38@epa.gov</text:p>
          </table:table-cell>
          <table:table-cell office:value-type="string">
            <text:p>Female</text:p>
          </table:table-cell>
          <table:table-cell office:value-type="string">
            <text:p>255.192.74.89</text:p>
          </table:table-cell>
          <table:table-cell table:number-columns-repeated="1018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Axel</text:p>
          </table:table-cell>
          <table:table-cell office:value-type="string">
            <text:p>Bucke</text:p>
          </table:table-cell>
          <table:table-cell office:value-type="string">
            <text:p>abucke39@hostgator.com</text:p>
          </table:table-cell>
          <table:table-cell office:value-type="string">
            <text:p>Male</text:p>
          </table:table-cell>
          <table:table-cell office:value-type="string">
            <text:p>40.152.98.220</text:p>
          </table:table-cell>
          <table:table-cell table:number-columns-repeated="1018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Murry</text:p>
          </table:table-cell>
          <table:table-cell office:value-type="string">
            <text:p>MacKellen</text:p>
          </table:table-cell>
          <table:table-cell office:value-type="string">
            <text:p>mmackellen3a@bizjournals.com</text:p>
          </table:table-cell>
          <table:table-cell office:value-type="string">
            <text:p>Male</text:p>
          </table:table-cell>
          <table:table-cell office:value-type="string">
            <text:p>202.40.106.148</text:p>
          </table:table-cell>
          <table:table-cell table:number-columns-repeated="1018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Caria</text:p>
          </table:table-cell>
          <table:table-cell office:value-type="string">
            <text:p>Eggleton</text:p>
          </table:table-cell>
          <table:table-cell office:value-type="string">
            <text:p>ceggleton3b@sakura.ne.jp</text:p>
          </table:table-cell>
          <table:table-cell office:value-type="string">
            <text:p>Female</text:p>
          </table:table-cell>
          <table:table-cell office:value-type="string">
            <text:p>116.72.185.62</text:p>
          </table:table-cell>
          <table:table-cell table:number-columns-repeated="1018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Brant</text:p>
          </table:table-cell>
          <table:table-cell office:value-type="string">
            <text:p>Andrichuk</text:p>
          </table:table-cell>
          <table:table-cell office:value-type="string">
            <text:p>bandrichuk3c@icq.com</text:p>
          </table:table-cell>
          <table:table-cell office:value-type="string">
            <text:p>Male</text:p>
          </table:table-cell>
          <table:table-cell office:value-type="string">
            <text:p>13.33.163.82</text:p>
          </table:table-cell>
          <table:table-cell table:number-columns-repeated="1018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Michelina</text:p>
          </table:table-cell>
          <table:table-cell office:value-type="string">
            <text:p>Akram</text:p>
          </table:table-cell>
          <table:table-cell office:value-type="string">
            <text:p>makram3d@sciencedirect.com</text:p>
          </table:table-cell>
          <table:table-cell office:value-type="string">
            <text:p>Female</text:p>
          </table:table-cell>
          <table:table-cell office:value-type="string">
            <text:p>57.69.75.180</text:p>
          </table:table-cell>
          <table:table-cell table:number-columns-repeated="1018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Fran</text:p>
          </table:table-cell>
          <table:table-cell office:value-type="string">
            <text:p>Glencorse</text:p>
          </table:table-cell>
          <table:table-cell office:value-type="string">
            <text:p>fglencorse3e@zdnet.com</text:p>
          </table:table-cell>
          <table:table-cell office:value-type="string">
            <text:p>Female</text:p>
          </table:table-cell>
          <table:table-cell office:value-type="string">
            <text:p>81.46.12.197</text:p>
          </table:table-cell>
          <table:table-cell table:number-columns-repeated="1018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Florri</text:p>
          </table:table-cell>
          <table:table-cell office:value-type="string">
            <text:p>McParland</text:p>
          </table:table-cell>
          <table:table-cell office:value-type="string">
            <text:p>fmcparland3f@msn.com</text:p>
          </table:table-cell>
          <table:table-cell office:value-type="string">
            <text:p>Female</text:p>
          </table:table-cell>
          <table:table-cell office:value-type="string">
            <text:p>116.86.31.23</text:p>
          </table:table-cell>
          <table:table-cell table:number-columns-repeated="1018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Gabrila</text:p>
          </table:table-cell>
          <table:table-cell office:value-type="string">
            <text:p>Francescuzzi</text:p>
          </table:table-cell>
          <table:table-cell office:value-type="string">
            <text:p>gfrancescuzzi3g@fema.gov</text:p>
          </table:table-cell>
          <table:table-cell office:value-type="string">
            <text:p>Female</text:p>
          </table:table-cell>
          <table:table-cell office:value-type="string">
            <text:p>30.225.66.72</text:p>
          </table:table-cell>
          <table:table-cell table:number-columns-repeated="1018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Murvyn</text:p>
          </table:table-cell>
          <table:table-cell office:value-type="string">
            <text:p>Shingfield</text:p>
          </table:table-cell>
          <table:table-cell office:value-type="string">
            <text:p>mshingfield3h@edublogs.org</text:p>
          </table:table-cell>
          <table:table-cell office:value-type="string">
            <text:p>Male</text:p>
          </table:table-cell>
          <table:table-cell office:value-type="string">
            <text:p>30.65.112.149</text:p>
          </table:table-cell>
          <table:table-cell table:number-columns-repeated="1018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Rosemaria</text:p>
          </table:table-cell>
          <table:table-cell office:value-type="string">
            <text:p>Moylan</text:p>
          </table:table-cell>
          <table:table-cell office:value-type="string">
            <text:p>rmoylan3i@dagondesign.com</text:p>
          </table:table-cell>
          <table:table-cell office:value-type="string">
            <text:p>Female</text:p>
          </table:table-cell>
          <table:table-cell office:value-type="string">
            <text:p>219.233.199.44</text:p>
          </table:table-cell>
          <table:table-cell table:number-columns-repeated="1018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Sarene</text:p>
          </table:table-cell>
          <table:table-cell office:value-type="string">
            <text:p>Knowlton</text:p>
          </table:table-cell>
          <table:table-cell office:value-type="string">
            <text:p>sknowlton3j@arstechnica.com</text:p>
          </table:table-cell>
          <table:table-cell office:value-type="string">
            <text:p>Female</text:p>
          </table:table-cell>
          <table:table-cell office:value-type="string">
            <text:p>202.80.174.162</text:p>
          </table:table-cell>
          <table:table-cell table:number-columns-repeated="1018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Isis</text:p>
          </table:table-cell>
          <table:table-cell office:value-type="string">
            <text:p>Matches</text:p>
          </table:table-cell>
          <table:table-cell office:value-type="string">
            <text:p>imatches3k@microsoft.com</text:p>
          </table:table-cell>
          <table:table-cell office:value-type="string">
            <text:p>Female</text:p>
          </table:table-cell>
          <table:table-cell office:value-type="string">
            <text:p>179.147.100.84</text:p>
          </table:table-cell>
          <table:table-cell table:number-columns-repeated="1018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Annabel</text:p>
          </table:table-cell>
          <table:table-cell office:value-type="string">
            <text:p>Shearsby</text:p>
          </table:table-cell>
          <table:table-cell office:value-type="string">
            <text:p>ashearsby3l@netvibes.com</text:p>
          </table:table-cell>
          <table:table-cell office:value-type="string">
            <text:p>Female</text:p>
          </table:table-cell>
          <table:table-cell office:value-type="string">
            <text:p>159.215.32.158</text:p>
          </table:table-cell>
          <table:table-cell table:number-columns-repeated="1018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Juditha</text:p>
          </table:table-cell>
          <table:table-cell office:value-type="string">
            <text:p>Haberjam</text:p>
          </table:table-cell>
          <table:table-cell office:value-type="string">
            <text:p>jhaberjam3m@tuttocitta.it</text:p>
          </table:table-cell>
          <table:table-cell office:value-type="string">
            <text:p>Female</text:p>
          </table:table-cell>
          <table:table-cell office:value-type="string">
            <text:p>226.170.14.120</text:p>
          </table:table-cell>
          <table:table-cell table:number-columns-repeated="1018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Orella</text:p>
          </table:table-cell>
          <table:table-cell office:value-type="string">
            <text:p>Alekseicik</text:p>
          </table:table-cell>
          <table:table-cell office:value-type="string">
            <text:p>oalekseicik3n@hp.com</text:p>
          </table:table-cell>
          <table:table-cell office:value-type="string">
            <text:p>Female</text:p>
          </table:table-cell>
          <table:table-cell office:value-type="string">
            <text:p>116.150.209.115</text:p>
          </table:table-cell>
          <table:table-cell table:number-columns-repeated="1018"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Damiano</text:p>
          </table:table-cell>
          <table:table-cell office:value-type="string">
            <text:p>Abrahamsohn</text:p>
          </table:table-cell>
          <table:table-cell office:value-type="string">
            <text:p>dabrahamsohn3o@chicagotribune.com</text:p>
          </table:table-cell>
          <table:table-cell office:value-type="string">
            <text:p>Male</text:p>
          </table:table-cell>
          <table:table-cell office:value-type="string">
            <text:p>14.201.198.213</text:p>
          </table:table-cell>
          <table:table-cell table:number-columns-repeated="1018"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Laurens</text:p>
          </table:table-cell>
          <table:table-cell office:value-type="string">
            <text:p>Thackham</text:p>
          </table:table-cell>
          <table:table-cell office:value-type="string">
            <text:p>lthackham3p@360.cn</text:p>
          </table:table-cell>
          <table:table-cell office:value-type="string">
            <text:p>Male</text:p>
          </table:table-cell>
          <table:table-cell office:value-type="string">
            <text:p>32.247.90.239</text:p>
          </table:table-cell>
          <table:table-cell table:number-columns-repeated="1018"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Lucia</text:p>
          </table:table-cell>
          <table:table-cell office:value-type="string">
            <text:p>Bernardoux</text:p>
          </table:table-cell>
          <table:table-cell office:value-type="string">
            <text:p>lbernardoux3q@businessweek.com</text:p>
          </table:table-cell>
          <table:table-cell office:value-type="string">
            <text:p>Female</text:p>
          </table:table-cell>
          <table:table-cell office:value-type="string">
            <text:p>216.192.205.227</text:p>
          </table:table-cell>
          <table:table-cell table:number-columns-repeated="1018"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Udell</text:p>
          </table:table-cell>
          <table:table-cell office:value-type="string">
            <text:p>Widocks</text:p>
          </table:table-cell>
          <table:table-cell office:value-type="string">
            <text:p>uwidocks3r@nbcnews.com</text:p>
          </table:table-cell>
          <table:table-cell office:value-type="string">
            <text:p>Male</text:p>
          </table:table-cell>
          <table:table-cell office:value-type="string">
            <text:p>148.43.100.50</text:p>
          </table:table-cell>
          <table:table-cell table:number-columns-repeated="1018"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Stephine</text:p>
          </table:table-cell>
          <table:table-cell office:value-type="string">
            <text:p>Ghione</text:p>
          </table:table-cell>
          <table:table-cell office:value-type="string">
            <text:p>sghione3s@slashdot.org</text:p>
          </table:table-cell>
          <table:table-cell office:value-type="string">
            <text:p>Female</text:p>
          </table:table-cell>
          <table:table-cell office:value-type="string">
            <text:p>40.165.216.118</text:p>
          </table:table-cell>
          <table:table-cell table:number-columns-repeated="1018"/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Annecorinne</text:p>
          </table:table-cell>
          <table:table-cell office:value-type="string">
            <text:p>MacMeekan</text:p>
          </table:table-cell>
          <table:table-cell office:value-type="string">
            <text:p>amacmeekan3t@phpbb.com</text:p>
          </table:table-cell>
          <table:table-cell office:value-type="string">
            <text:p>Female</text:p>
          </table:table-cell>
          <table:table-cell office:value-type="string">
            <text:p>92.146.110.8</text:p>
          </table:table-cell>
          <table:table-cell table:number-columns-repeated="1018"/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Jorge</text:p>
          </table:table-cell>
          <table:table-cell office:value-type="string">
            <text:p>Lotherington</text:p>
          </table:table-cell>
          <table:table-cell office:value-type="string">
            <text:p>jlotherington3u@myspace.com</text:p>
          </table:table-cell>
          <table:table-cell office:value-type="string">
            <text:p>Male</text:p>
          </table:table-cell>
          <table:table-cell office:value-type="string">
            <text:p>15.41.23.79</text:p>
          </table:table-cell>
          <table:table-cell table:number-columns-repeated="1018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Lemar</text:p>
          </table:table-cell>
          <table:table-cell office:value-type="string">
            <text:p>Simoneton</text:p>
          </table:table-cell>
          <table:table-cell office:value-type="string">
            <text:p>lsimoneton3v@whitehouse.gov</text:p>
          </table:table-cell>
          <table:table-cell office:value-type="string">
            <text:p>Male</text:p>
          </table:table-cell>
          <table:table-cell office:value-type="string">
            <text:p>230.122.188.106</text:p>
          </table:table-cell>
          <table:table-cell table:number-columns-repeated="1018"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Cassey</text:p>
          </table:table-cell>
          <table:table-cell office:value-type="string">
            <text:p>Orneles</text:p>
          </table:table-cell>
          <table:table-cell office:value-type="string">
            <text:p>corneles3w@youtube.com</text:p>
          </table:table-cell>
          <table:table-cell office:value-type="string">
            <text:p>Female</text:p>
          </table:table-cell>
          <table:table-cell office:value-type="string">
            <text:p>116.128.121.112</text:p>
          </table:table-cell>
          <table:table-cell table:number-columns-repeated="1018"/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Ofella</text:p>
          </table:table-cell>
          <table:table-cell office:value-type="string">
            <text:p>Thyng</text:p>
          </table:table-cell>
          <table:table-cell office:value-type="string">
            <text:p>othyng3x@rediff.com</text:p>
          </table:table-cell>
          <table:table-cell office:value-type="string">
            <text:p>Female</text:p>
          </table:table-cell>
          <table:table-cell office:value-type="string">
            <text:p>67.34.148.36</text:p>
          </table:table-cell>
          <table:table-cell table:number-columns-repeated="1018"/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Brandais</text:p>
          </table:table-cell>
          <table:table-cell office:value-type="string">
            <text:p>Bleazard</text:p>
          </table:table-cell>
          <table:table-cell office:value-type="string">
            <text:p>bbleazard3y@hugedomains.com</text:p>
          </table:table-cell>
          <table:table-cell office:value-type="string">
            <text:p>Female</text:p>
          </table:table-cell>
          <table:table-cell office:value-type="string">
            <text:p>138.139.78.150</text:p>
          </table:table-cell>
          <table:table-cell table:number-columns-repeated="1018"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Norma</text:p>
          </table:table-cell>
          <table:table-cell office:value-type="string">
            <text:p>Cuerda</text:p>
          </table:table-cell>
          <table:table-cell office:value-type="string">
            <text:p>ncuerda3z@wikipedia.org</text:p>
          </table:table-cell>
          <table:table-cell office:value-type="string">
            <text:p>Female</text:p>
          </table:table-cell>
          <table:table-cell office:value-type="string">
            <text:p>165.123.134.124</text:p>
          </table:table-cell>
          <table:table-cell table:number-columns-repeated="1018"/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Sapphire</text:p>
          </table:table-cell>
          <table:table-cell office:value-type="string">
            <text:p>Batterham</text:p>
          </table:table-cell>
          <table:table-cell office:value-type="string">
            <text:p>sbatterham40@skype.com</text:p>
          </table:table-cell>
          <table:table-cell office:value-type="string">
            <text:p>Female</text:p>
          </table:table-cell>
          <table:table-cell office:value-type="string">
            <text:p>8.194.174.132</text:p>
          </table:table-cell>
          <table:table-cell table:number-columns-repeated="1018"/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Amelia</text:p>
          </table:table-cell>
          <table:table-cell office:value-type="string">
            <text:p>Aguilar</text:p>
          </table:table-cell>
          <table:table-cell office:value-type="string">
            <text:p>aaguilar41@un.org</text:p>
          </table:table-cell>
          <table:table-cell office:value-type="string">
            <text:p>Female</text:p>
          </table:table-cell>
          <table:table-cell office:value-type="string">
            <text:p>174.164.76.54</text:p>
          </table:table-cell>
          <table:table-cell table:number-columns-repeated="1018"/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Kale</text:p>
          </table:table-cell>
          <table:table-cell office:value-type="string">
            <text:p>Raubheim</text:p>
          </table:table-cell>
          <table:table-cell office:value-type="string">
            <text:p>kraubheim42@surveymonkey.com</text:p>
          </table:table-cell>
          <table:table-cell office:value-type="string">
            <text:p>Male</text:p>
          </table:table-cell>
          <table:table-cell office:value-type="string">
            <text:p>124.76.217.59</text:p>
          </table:table-cell>
          <table:table-cell table:number-columns-repeated="1018"/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Bary</text:p>
          </table:table-cell>
          <table:table-cell office:value-type="string">
            <text:p>Condict</text:p>
          </table:table-cell>
          <table:table-cell office:value-type="string">
            <text:p>bcondict43@fema.gov</text:p>
          </table:table-cell>
          <table:table-cell office:value-type="string">
            <text:p>Male</text:p>
          </table:table-cell>
          <table:table-cell office:value-type="string">
            <text:p>227.87.234.130</text:p>
          </table:table-cell>
          <table:table-cell table:number-columns-repeated="1018"/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Caitrin</text:p>
          </table:table-cell>
          <table:table-cell office:value-type="string">
            <text:p>McIllrick</text:p>
          </table:table-cell>
          <table:table-cell office:value-type="string">
            <text:p>cmcillrick44@comcast.net</text:p>
          </table:table-cell>
          <table:table-cell office:value-type="string">
            <text:p>Female</text:p>
          </table:table-cell>
          <table:table-cell office:value-type="string">
            <text:p>81.165.52.22</text:p>
          </table:table-cell>
          <table:table-cell table:number-columns-repeated="1018"/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Izabel</text:p>
          </table:table-cell>
          <table:table-cell office:value-type="string">
            <text:p>Yorston</text:p>
          </table:table-cell>
          <table:table-cell office:value-type="string">
            <text:p>iyorston45@cargocollective.com</text:p>
          </table:table-cell>
          <table:table-cell office:value-type="string">
            <text:p>Female</text:p>
          </table:table-cell>
          <table:table-cell office:value-type="string">
            <text:p>14.5.154.221</text:p>
          </table:table-cell>
          <table:table-cell table:number-columns-repeated="1018"/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Hakeem</text:p>
          </table:table-cell>
          <table:table-cell office:value-type="string">
            <text:p>Tatlowe</text:p>
          </table:table-cell>
          <table:table-cell office:value-type="string">
            <text:p>htatlowe46@nhs.uk</text:p>
          </table:table-cell>
          <table:table-cell office:value-type="string">
            <text:p>Male</text:p>
          </table:table-cell>
          <table:table-cell office:value-type="string">
            <text:p>22.2.15.211</text:p>
          </table:table-cell>
          <table:table-cell table:number-columns-repeated="1018"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Bartholomeo</text:p>
          </table:table-cell>
          <table:table-cell office:value-type="string">
            <text:p>Esselen</text:p>
          </table:table-cell>
          <table:table-cell office:value-type="string">
            <text:p>besselen47@ovh.net</text:p>
          </table:table-cell>
          <table:table-cell office:value-type="string">
            <text:p>Male</text:p>
          </table:table-cell>
          <table:table-cell office:value-type="string">
            <text:p>19.172.156.229</text:p>
          </table:table-cell>
          <table:table-cell table:number-columns-repeated="1018"/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Whitman</text:p>
          </table:table-cell>
          <table:table-cell office:value-type="string">
            <text:p>Whithalgh</text:p>
          </table:table-cell>
          <table:table-cell office:value-type="string">
            <text:p>wwhithalgh48@techcrunch.com</text:p>
          </table:table-cell>
          <table:table-cell office:value-type="string">
            <text:p>Male</text:p>
          </table:table-cell>
          <table:table-cell office:value-type="string">
            <text:p>44.209.178.140</text:p>
          </table:table-cell>
          <table:table-cell table:number-columns-repeated="1018"/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Dannie</text:p>
          </table:table-cell>
          <table:table-cell office:value-type="string">
            <text:p>Hanham</text:p>
          </table:table-cell>
          <table:table-cell office:value-type="string">
            <text:p>dhanham49@deliciousdays.com</text:p>
          </table:table-cell>
          <table:table-cell office:value-type="string">
            <text:p>Male</text:p>
          </table:table-cell>
          <table:table-cell office:value-type="string">
            <text:p>185.67.148.235</text:p>
          </table:table-cell>
          <table:table-cell table:number-columns-repeated="1018"/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Desirae</text:p>
          </table:table-cell>
          <table:table-cell office:value-type="string">
            <text:p>Colam</text:p>
          </table:table-cell>
          <table:table-cell office:value-type="string">
            <text:p>dcolam4a@wsj.com</text:p>
          </table:table-cell>
          <table:table-cell office:value-type="string">
            <text:p>Female</text:p>
          </table:table-cell>
          <table:table-cell office:value-type="string">
            <text:p>150.119.117.83</text:p>
          </table:table-cell>
          <table:table-cell table:number-columns-repeated="1018"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Lynda</text:p>
          </table:table-cell>
          <table:table-cell office:value-type="string">
            <text:p>Glas</text:p>
          </table:table-cell>
          <table:table-cell office:value-type="string">
            <text:p>lglas4b@fema.gov</text:p>
          </table:table-cell>
          <table:table-cell office:value-type="string">
            <text:p>Female</text:p>
          </table:table-cell>
          <table:table-cell office:value-type="string">
            <text:p>17.191.227.225</text:p>
          </table:table-cell>
          <table:table-cell table:number-columns-repeated="1018"/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Cesare</text:p>
          </table:table-cell>
          <table:table-cell office:value-type="string">
            <text:p>Wontner</text:p>
          </table:table-cell>
          <table:table-cell office:value-type="string">
            <text:p>cwontner4c@bravesites.com</text:p>
          </table:table-cell>
          <table:table-cell office:value-type="string">
            <text:p>Male</text:p>
          </table:table-cell>
          <table:table-cell office:value-type="string">
            <text:p>240.92.3.155</text:p>
          </table:table-cell>
          <table:table-cell table:number-columns-repeated="1018"/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Sheila-kathryn</text:p>
          </table:table-cell>
          <table:table-cell office:value-type="string">
            <text:p>Liddyard</text:p>
          </table:table-cell>
          <table:table-cell office:value-type="string">
            <text:p>sliddyard4d@marketwatch.com</text:p>
          </table:table-cell>
          <table:table-cell office:value-type="string">
            <text:p>Female</text:p>
          </table:table-cell>
          <table:table-cell office:value-type="string">
            <text:p>23.152.196.124</text:p>
          </table:table-cell>
          <table:table-cell table:number-columns-repeated="1018"/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Tomkin</text:p>
          </table:table-cell>
          <table:table-cell office:value-type="string">
            <text:p>Blasetti</text:p>
          </table:table-cell>
          <table:table-cell office:value-type="string">
            <text:p>tblasetti4e@google.co.jp</text:p>
          </table:table-cell>
          <table:table-cell office:value-type="string">
            <text:p>Male</text:p>
          </table:table-cell>
          <table:table-cell office:value-type="string">
            <text:p>241.155.4.253</text:p>
          </table:table-cell>
          <table:table-cell table:number-columns-repeated="1018"/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Raphael</text:p>
          </table:table-cell>
          <table:table-cell office:value-type="string">
            <text:p>Gyenes</text:p>
          </table:table-cell>
          <table:table-cell office:value-type="string">
            <text:p>rgyenes4f@cdbaby.com</text:p>
          </table:table-cell>
          <table:table-cell office:value-type="string">
            <text:p>Male</text:p>
          </table:table-cell>
          <table:table-cell office:value-type="string">
            <text:p>34.13.144.97</text:p>
          </table:table-cell>
          <table:table-cell table:number-columns-repeated="1018"/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Jaquenetta</text:p>
          </table:table-cell>
          <table:table-cell office:value-type="string">
            <text:p>Dagger</text:p>
          </table:table-cell>
          <table:table-cell office:value-type="string">
            <text:p>jdagger4g@wiley.com</text:p>
          </table:table-cell>
          <table:table-cell office:value-type="string">
            <text:p>Female</text:p>
          </table:table-cell>
          <table:table-cell office:value-type="string">
            <text:p>49.5.239.154</text:p>
          </table:table-cell>
          <table:table-cell table:number-columns-repeated="1018"/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Northrup</text:p>
          </table:table-cell>
          <table:table-cell office:value-type="string">
            <text:p>Diack</text:p>
          </table:table-cell>
          <table:table-cell office:value-type="string">
            <text:p>ndiack4h@prweb.com</text:p>
          </table:table-cell>
          <table:table-cell office:value-type="string">
            <text:p>Male</text:p>
          </table:table-cell>
          <table:table-cell office:value-type="string">
            <text:p>158.218.38.88</text:p>
          </table:table-cell>
          <table:table-cell table:number-columns-repeated="1018"/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Stanley</text:p>
          </table:table-cell>
          <table:table-cell office:value-type="string">
            <text:p>Laddle</text:p>
          </table:table-cell>
          <table:table-cell office:value-type="string">
            <text:p>sladdle4i@dot.gov</text:p>
          </table:table-cell>
          <table:table-cell office:value-type="string">
            <text:p>Male</text:p>
          </table:table-cell>
          <table:table-cell office:value-type="string">
            <text:p>36.149.230.203</text:p>
          </table:table-cell>
          <table:table-cell table:number-columns-repeated="1018"/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Adriane</text:p>
          </table:table-cell>
          <table:table-cell office:value-type="string">
            <text:p>Dearnaley</text:p>
          </table:table-cell>
          <table:table-cell office:value-type="string">
            <text:p>adearnaley4j@xrea.com</text:p>
          </table:table-cell>
          <table:table-cell office:value-type="string">
            <text:p>Female</text:p>
          </table:table-cell>
          <table:table-cell office:value-type="string">
            <text:p>56.95.237.224</text:p>
          </table:table-cell>
          <table:table-cell table:number-columns-repeated="1018"/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Stesha</text:p>
          </table:table-cell>
          <table:table-cell office:value-type="string">
            <text:p>Elcum</text:p>
          </table:table-cell>
          <table:table-cell office:value-type="string">
            <text:p>selcum4k@yahoo.com</text:p>
          </table:table-cell>
          <table:table-cell office:value-type="string">
            <text:p>Female</text:p>
          </table:table-cell>
          <table:table-cell office:value-type="string">
            <text:p>114.129.226.52</text:p>
          </table:table-cell>
          <table:table-cell table:number-columns-repeated="1018"/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Ursala</text:p>
          </table:table-cell>
          <table:table-cell office:value-type="string">
            <text:p>Barts</text:p>
          </table:table-cell>
          <table:table-cell office:value-type="string">
            <text:p>ubarts4l@eepurl.com</text:p>
          </table:table-cell>
          <table:table-cell office:value-type="string">
            <text:p>Female</text:p>
          </table:table-cell>
          <table:table-cell office:value-type="string">
            <text:p>196.1.107.202</text:p>
          </table:table-cell>
          <table:table-cell table:number-columns-repeated="1018"/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Rouvin</text:p>
          </table:table-cell>
          <table:table-cell office:value-type="string">
            <text:p>Kerrigan</text:p>
          </table:table-cell>
          <table:table-cell office:value-type="string">
            <text:p>rkerrigan4m@i2i.jp</text:p>
          </table:table-cell>
          <table:table-cell office:value-type="string">
            <text:p>Male</text:p>
          </table:table-cell>
          <table:table-cell office:value-type="string">
            <text:p>42.20.148.29</text:p>
          </table:table-cell>
          <table:table-cell table:number-columns-repeated="1018"/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Nancy</text:p>
          </table:table-cell>
          <table:table-cell office:value-type="string">
            <text:p>Trynor</text:p>
          </table:table-cell>
          <table:table-cell office:value-type="string">
            <text:p>ntrynor4n@technorati.com</text:p>
          </table:table-cell>
          <table:table-cell office:value-type="string">
            <text:p>Female</text:p>
          </table:table-cell>
          <table:table-cell office:value-type="string">
            <text:p>2.134.16.187</text:p>
          </table:table-cell>
          <table:table-cell table:number-columns-repeated="1018"/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Abba</text:p>
          </table:table-cell>
          <table:table-cell office:value-type="string">
            <text:p>Stubs</text:p>
          </table:table-cell>
          <table:table-cell office:value-type="string">
            <text:p>astubs4o@feedburner.com</text:p>
          </table:table-cell>
          <table:table-cell office:value-type="string">
            <text:p>Male</text:p>
          </table:table-cell>
          <table:table-cell office:value-type="string">
            <text:p>13.129.137.252</text:p>
          </table:table-cell>
          <table:table-cell table:number-columns-repeated="1018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Iggie</text:p>
          </table:table-cell>
          <table:table-cell office:value-type="string">
            <text:p>Balk</text:p>
          </table:table-cell>
          <table:table-cell office:value-type="string">
            <text:p>ibalk4p@dailymail.co.uk</text:p>
          </table:table-cell>
          <table:table-cell office:value-type="string">
            <text:p>Male</text:p>
          </table:table-cell>
          <table:table-cell office:value-type="string">
            <text:p>70.140.107.79</text:p>
          </table:table-cell>
          <table:table-cell table:number-columns-repeated="1018"/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Coletta</text:p>
          </table:table-cell>
          <table:table-cell office:value-type="string">
            <text:p>Dickings</text:p>
          </table:table-cell>
          <table:table-cell office:value-type="string">
            <text:p>cdickings4q@taobao.com</text:p>
          </table:table-cell>
          <table:table-cell office:value-type="string">
            <text:p>Female</text:p>
          </table:table-cell>
          <table:table-cell office:value-type="string">
            <text:p>190.155.188.79</text:p>
          </table:table-cell>
          <table:table-cell table:number-columns-repeated="1018"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Gustie</text:p>
          </table:table-cell>
          <table:table-cell office:value-type="string">
            <text:p>Simchenko</text:p>
          </table:table-cell>
          <table:table-cell office:value-type="string">
            <text:p>gsimchenko4r@aol.com</text:p>
          </table:table-cell>
          <table:table-cell office:value-type="string">
            <text:p>Female</text:p>
          </table:table-cell>
          <table:table-cell office:value-type="string">
            <text:p>16.1.54.220</text:p>
          </table:table-cell>
          <table:table-cell table:number-columns-repeated="1018"/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Wallas</text:p>
          </table:table-cell>
          <table:table-cell office:value-type="string">
            <text:p>Sommers</text:p>
          </table:table-cell>
          <table:table-cell office:value-type="string">
            <text:p>wsommers4s@reference.com</text:p>
          </table:table-cell>
          <table:table-cell office:value-type="string">
            <text:p>Male</text:p>
          </table:table-cell>
          <table:table-cell office:value-type="string">
            <text:p>8.220.199.68</text:p>
          </table:table-cell>
          <table:table-cell table:number-columns-repeated="1018"/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Elana</text:p>
          </table:table-cell>
          <table:table-cell office:value-type="string">
            <text:p>Ziems</text:p>
          </table:table-cell>
          <table:table-cell office:value-type="string">
            <text:p>eziems4t@lulu.com</text:p>
          </table:table-cell>
          <table:table-cell office:value-type="string">
            <text:p>Female</text:p>
          </table:table-cell>
          <table:table-cell office:value-type="string">
            <text:p>15.215.90.100</text:p>
          </table:table-cell>
          <table:table-cell table:number-columns-repeated="1018"/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Ruthy</text:p>
          </table:table-cell>
          <table:table-cell office:value-type="string">
            <text:p>Stampe</text:p>
          </table:table-cell>
          <table:table-cell office:value-type="string">
            <text:p>rstampe4u@mit.edu</text:p>
          </table:table-cell>
          <table:table-cell office:value-type="string">
            <text:p>Female</text:p>
          </table:table-cell>
          <table:table-cell office:value-type="string">
            <text:p>101.241.142.201</text:p>
          </table:table-cell>
          <table:table-cell table:number-columns-repeated="1018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Annice</text:p>
          </table:table-cell>
          <table:table-cell office:value-type="string">
            <text:p>Heinzel</text:p>
          </table:table-cell>
          <table:table-cell office:value-type="string">
            <text:p>aheinzel4v@skype.com</text:p>
          </table:table-cell>
          <table:table-cell office:value-type="string">
            <text:p>Female</text:p>
          </table:table-cell>
          <table:table-cell office:value-type="string">
            <text:p>218.166.96.237</text:p>
          </table:table-cell>
          <table:table-cell table:number-columns-repeated="1018"/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Korey</text:p>
          </table:table-cell>
          <table:table-cell office:value-type="string">
            <text:p>Pankhurst.</text:p>
          </table:table-cell>
          <table:table-cell office:value-type="string">
            <text:p>kpankhurst4w@ucla.edu</text:p>
          </table:table-cell>
          <table:table-cell office:value-type="string">
            <text:p>Male</text:p>
          </table:table-cell>
          <table:table-cell office:value-type="string">
            <text:p>5.27.12.221</text:p>
          </table:table-cell>
          <table:table-cell table:number-columns-repeated="1018"/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Germain</text:p>
          </table:table-cell>
          <table:table-cell office:value-type="string">
            <text:p>Langlais</text:p>
          </table:table-cell>
          <table:table-cell office:value-type="string">
            <text:p>glanglais4x@xrea.com</text:p>
          </table:table-cell>
          <table:table-cell office:value-type="string">
            <text:p>Female</text:p>
          </table:table-cell>
          <table:table-cell office:value-type="string">
            <text:p>185.151.84.77</text:p>
          </table:table-cell>
          <table:table-cell table:number-columns-repeated="1018"/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Kin</text:p>
          </table:table-cell>
          <table:table-cell office:value-type="string">
            <text:p>Blackaller</text:p>
          </table:table-cell>
          <table:table-cell office:value-type="string">
            <text:p>kblackaller4y@census.gov</text:p>
          </table:table-cell>
          <table:table-cell office:value-type="string">
            <text:p>Male</text:p>
          </table:table-cell>
          <table:table-cell office:value-type="string">
            <text:p>112.170.98.233</text:p>
          </table:table-cell>
          <table:table-cell table:number-columns-repeated="1018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Gale</text:p>
          </table:table-cell>
          <table:table-cell office:value-type="string">
            <text:p>Balmer</text:p>
          </table:table-cell>
          <table:table-cell office:value-type="string">
            <text:p>gbalmer4z@liveinternet.ru</text:p>
          </table:table-cell>
          <table:table-cell office:value-type="string">
            <text:p>Male</text:p>
          </table:table-cell>
          <table:table-cell office:value-type="string">
            <text:p>112.93.43.26</text:p>
          </table:table-cell>
          <table:table-cell table:number-columns-repeated="1018"/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Alameda</text:p>
          </table:table-cell>
          <table:table-cell office:value-type="string">
            <text:p>Duester</text:p>
          </table:table-cell>
          <table:table-cell office:value-type="string">
            <text:p>aduester50@google.es</text:p>
          </table:table-cell>
          <table:table-cell office:value-type="string">
            <text:p>Female</text:p>
          </table:table-cell>
          <table:table-cell office:value-type="string">
            <text:p>101.162.27.216</text:p>
          </table:table-cell>
          <table:table-cell table:number-columns-repeated="1018"/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Tobias</text:p>
          </table:table-cell>
          <table:table-cell office:value-type="string">
            <text:p>Abercrombie</text:p>
          </table:table-cell>
          <table:table-cell office:value-type="string">
            <text:p>tabercrombie51@addthis.com</text:p>
          </table:table-cell>
          <table:table-cell office:value-type="string">
            <text:p>Male</text:p>
          </table:table-cell>
          <table:table-cell office:value-type="string">
            <text:p>107.101.66.137</text:p>
          </table:table-cell>
          <table:table-cell table:number-columns-repeated="1018"/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Antonina</text:p>
          </table:table-cell>
          <table:table-cell office:value-type="string">
            <text:p>Le Monnier</text:p>
          </table:table-cell>
          <table:table-cell office:value-type="string">
            <text:p>alemonnier52@booking.com</text:p>
          </table:table-cell>
          <table:table-cell office:value-type="string">
            <text:p>Female</text:p>
          </table:table-cell>
          <table:table-cell office:value-type="string">
            <text:p>8.23.185.181</text:p>
          </table:table-cell>
          <table:table-cell table:number-columns-repeated="1018"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Yorke</text:p>
          </table:table-cell>
          <table:table-cell office:value-type="string">
            <text:p>Spurrett</text:p>
          </table:table-cell>
          <table:table-cell office:value-type="string">
            <text:p>yspurrett53@senate.gov</text:p>
          </table:table-cell>
          <table:table-cell office:value-type="string">
            <text:p>Male</text:p>
          </table:table-cell>
          <table:table-cell office:value-type="string">
            <text:p>237.13.184.68</text:p>
          </table:table-cell>
          <table:table-cell table:number-columns-repeated="1018"/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Forrester</text:p>
          </table:table-cell>
          <table:table-cell office:value-type="string">
            <text:p>Alsobrook</text:p>
          </table:table-cell>
          <table:table-cell office:value-type="string">
            <text:p>falsobrook54@wiley.com</text:p>
          </table:table-cell>
          <table:table-cell office:value-type="string">
            <text:p>Male</text:p>
          </table:table-cell>
          <table:table-cell office:value-type="string">
            <text:p>10.87.207.52</text:p>
          </table:table-cell>
          <table:table-cell table:number-columns-repeated="1018"/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Shirline</text:p>
          </table:table-cell>
          <table:table-cell office:value-type="string">
            <text:p>Jillis</text:p>
          </table:table-cell>
          <table:table-cell office:value-type="string">
            <text:p>sjillis55@cnet.com</text:p>
          </table:table-cell>
          <table:table-cell office:value-type="string">
            <text:p>Female</text:p>
          </table:table-cell>
          <table:table-cell office:value-type="string">
            <text:p>130.26.52.201</text:p>
          </table:table-cell>
          <table:table-cell table:number-columns-repeated="1018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Vladamir</text:p>
          </table:table-cell>
          <table:table-cell office:value-type="string">
            <text:p>May</text:p>
          </table:table-cell>
          <table:table-cell office:value-type="string">
            <text:p>vmay56@xing.com</text:p>
          </table:table-cell>
          <table:table-cell office:value-type="string">
            <text:p>Male</text:p>
          </table:table-cell>
          <table:table-cell office:value-type="string">
            <text:p>201.52.106.139</text:p>
          </table:table-cell>
          <table:table-cell table:number-columns-repeated="1018"/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Kirsti</text:p>
          </table:table-cell>
          <table:table-cell office:value-type="string">
            <text:p>Olner</text:p>
          </table:table-cell>
          <table:table-cell office:value-type="string">
            <text:p>kolner57@freewebs.com</text:p>
          </table:table-cell>
          <table:table-cell office:value-type="string">
            <text:p>Female</text:p>
          </table:table-cell>
          <table:table-cell office:value-type="string">
            <text:p>250.69.147.36</text:p>
          </table:table-cell>
          <table:table-cell table:number-columns-repeated="1018"/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Reta</text:p>
          </table:table-cell>
          <table:table-cell office:value-type="string">
            <text:p>Kose</text:p>
          </table:table-cell>
          <table:table-cell office:value-type="string">
            <text:p>rkose58@chronoengine.com</text:p>
          </table:table-cell>
          <table:table-cell office:value-type="string">
            <text:p>Female</text:p>
          </table:table-cell>
          <table:table-cell office:value-type="string">
            <text:p>42.56.20.120</text:p>
          </table:table-cell>
          <table:table-cell table:number-columns-repeated="1018"/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Haily</text:p>
          </table:table-cell>
          <table:table-cell office:value-type="string">
            <text:p>Doy</text:p>
          </table:table-cell>
          <table:table-cell office:value-type="string">
            <text:p>hdoy59@paginegialle.it</text:p>
          </table:table-cell>
          <table:table-cell office:value-type="string">
            <text:p>Female</text:p>
          </table:table-cell>
          <table:table-cell office:value-type="string">
            <text:p>29.184.62.77</text:p>
          </table:table-cell>
          <table:table-cell table:number-columns-repeated="1018"/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Park</text:p>
          </table:table-cell>
          <table:table-cell office:value-type="string">
            <text:p>Seldon</text:p>
          </table:table-cell>
          <table:table-cell office:value-type="string">
            <text:p>pseldon5a@altervista.org</text:p>
          </table:table-cell>
          <table:table-cell office:value-type="string">
            <text:p>Male</text:p>
          </table:table-cell>
          <table:table-cell office:value-type="string">
            <text:p>173.100.50.1</text:p>
          </table:table-cell>
          <table:table-cell table:number-columns-repeated="1018"/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Olenolin</text:p>
          </table:table-cell>
          <table:table-cell office:value-type="string">
            <text:p>Ollerearnshaw</text:p>
          </table:table-cell>
          <table:table-cell office:value-type="string">
            <text:p>oollerearnshaw5b@github.com</text:p>
          </table:table-cell>
          <table:table-cell office:value-type="string">
            <text:p>Male</text:p>
          </table:table-cell>
          <table:table-cell office:value-type="string">
            <text:p>145.70.12.104</text:p>
          </table:table-cell>
          <table:table-cell table:number-columns-repeated="1018"/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Shirlee</text:p>
          </table:table-cell>
          <table:table-cell office:value-type="string">
            <text:p>Emblin</text:p>
          </table:table-cell>
          <table:table-cell office:value-type="string">
            <text:p>semblin5c@economist.com</text:p>
          </table:table-cell>
          <table:table-cell office:value-type="string">
            <text:p>Female</text:p>
          </table:table-cell>
          <table:table-cell office:value-type="string">
            <text:p>36.50.39.98</text:p>
          </table:table-cell>
          <table:table-cell table:number-columns-repeated="1018"/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Jules</text:p>
          </table:table-cell>
          <table:table-cell office:value-type="string">
            <text:p>De la Yglesias</text:p>
          </table:table-cell>
          <table:table-cell office:value-type="string">
            <text:p>jdelayglesias5d@blogger.com</text:p>
          </table:table-cell>
          <table:table-cell office:value-type="string">
            <text:p>Male</text:p>
          </table:table-cell>
          <table:table-cell office:value-type="string">
            <text:p>139.11.109.141</text:p>
          </table:table-cell>
          <table:table-cell table:number-columns-repeated="1018"/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Greer</text:p>
          </table:table-cell>
          <table:table-cell office:value-type="string">
            <text:p>Scoffins</text:p>
          </table:table-cell>
          <table:table-cell office:value-type="string">
            <text:p>gscoffins5e@tripadvisor.com</text:p>
          </table:table-cell>
          <table:table-cell office:value-type="string">
            <text:p>Female</text:p>
          </table:table-cell>
          <table:table-cell office:value-type="string">
            <text:p>170.167.64.204</text:p>
          </table:table-cell>
          <table:table-cell table:number-columns-repeated="1018"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Cindie</text:p>
          </table:table-cell>
          <table:table-cell office:value-type="string">
            <text:p>Aulsford</text:p>
          </table:table-cell>
          <table:table-cell office:value-type="string">
            <text:p>caulsford5f@ft.com</text:p>
          </table:table-cell>
          <table:table-cell office:value-type="string">
            <text:p>Female</text:p>
          </table:table-cell>
          <table:table-cell office:value-type="string">
            <text:p>99.53.240.160</text:p>
          </table:table-cell>
          <table:table-cell table:number-columns-repeated="1018"/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Arny</text:p>
          </table:table-cell>
          <table:table-cell office:value-type="string">
            <text:p>Rash</text:p>
          </table:table-cell>
          <table:table-cell office:value-type="string">
            <text:p>arash5g@accuweather.com</text:p>
          </table:table-cell>
          <table:table-cell office:value-type="string">
            <text:p>Male</text:p>
          </table:table-cell>
          <table:table-cell office:value-type="string">
            <text:p>146.33.23.132</text:p>
          </table:table-cell>
          <table:table-cell table:number-columns-repeated="1018"/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Chauncey</text:p>
          </table:table-cell>
          <table:table-cell office:value-type="string">
            <text:p>McColm</text:p>
          </table:table-cell>
          <table:table-cell office:value-type="string">
            <text:p>cmccolm5h@printfriendly.com</text:p>
          </table:table-cell>
          <table:table-cell office:value-type="string">
            <text:p>Male</text:p>
          </table:table-cell>
          <table:table-cell office:value-type="string">
            <text:p>172.116.244.190</text:p>
          </table:table-cell>
          <table:table-cell table:number-columns-repeated="1018"/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Teddy</text:p>
          </table:table-cell>
          <table:table-cell office:value-type="string">
            <text:p>Ivanusyev</text:p>
          </table:table-cell>
          <table:table-cell office:value-type="string">
            <text:p>tivanusyev5i@fema.gov</text:p>
          </table:table-cell>
          <table:table-cell office:value-type="string">
            <text:p>Male</text:p>
          </table:table-cell>
          <table:table-cell office:value-type="string">
            <text:p>239.82.45.185</text:p>
          </table:table-cell>
          <table:table-cell table:number-columns-repeated="1018"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Bambi</text:p>
          </table:table-cell>
          <table:table-cell office:value-type="string">
            <text:p>Murrie</text:p>
          </table:table-cell>
          <table:table-cell office:value-type="string">
            <text:p>bmurrie5j@ox.ac.uk</text:p>
          </table:table-cell>
          <table:table-cell office:value-type="string">
            <text:p>Female</text:p>
          </table:table-cell>
          <table:table-cell office:value-type="string">
            <text:p>8.191.3.50</text:p>
          </table:table-cell>
          <table:table-cell table:number-columns-repeated="1018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Erhard</text:p>
          </table:table-cell>
          <table:table-cell office:value-type="string">
            <text:p>Poxon</text:p>
          </table:table-cell>
          <table:table-cell office:value-type="string">
            <text:p>epoxon5k@pcworld.com</text:p>
          </table:table-cell>
          <table:table-cell office:value-type="string">
            <text:p>Male</text:p>
          </table:table-cell>
          <table:table-cell office:value-type="string">
            <text:p>74.38.224.192</text:p>
          </table:table-cell>
          <table:table-cell table:number-columns-repeated="1018"/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Katherine</text:p>
          </table:table-cell>
          <table:table-cell office:value-type="string">
            <text:p>Schohier</text:p>
          </table:table-cell>
          <table:table-cell office:value-type="string">
            <text:p>kschohier5l@adobe.com</text:p>
          </table:table-cell>
          <table:table-cell office:value-type="string">
            <text:p>Female</text:p>
          </table:table-cell>
          <table:table-cell office:value-type="string">
            <text:p>97.84.45.76</text:p>
          </table:table-cell>
          <table:table-cell table:number-columns-repeated="1018"/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Orsola</text:p>
          </table:table-cell>
          <table:table-cell office:value-type="string">
            <text:p>Gladden</text:p>
          </table:table-cell>
          <table:table-cell office:value-type="string">
            <text:p>ogladden5m@biblegateway.com</text:p>
          </table:table-cell>
          <table:table-cell office:value-type="string">
            <text:p>Female</text:p>
          </table:table-cell>
          <table:table-cell office:value-type="string">
            <text:p>37.109.108.251</text:p>
          </table:table-cell>
          <table:table-cell table:number-columns-repeated="1018"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Ulick</text:p>
          </table:table-cell>
          <table:table-cell office:value-type="string">
            <text:p>Sime</text:p>
          </table:table-cell>
          <table:table-cell office:value-type="string">
            <text:p>usime5n@csmonitor.com</text:p>
          </table:table-cell>
          <table:table-cell office:value-type="string">
            <text:p>Male</text:p>
          </table:table-cell>
          <table:table-cell office:value-type="string">
            <text:p>254.62.5.216</text:p>
          </table:table-cell>
          <table:table-cell table:number-columns-repeated="1018"/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Georges</text:p>
          </table:table-cell>
          <table:table-cell office:value-type="string">
            <text:p>Burgess</text:p>
          </table:table-cell>
          <table:table-cell office:value-type="string">
            <text:p>gburgess5o@wunderground.com</text:p>
          </table:table-cell>
          <table:table-cell office:value-type="string">
            <text:p>Male</text:p>
          </table:table-cell>
          <table:table-cell office:value-type="string">
            <text:p>35.224.76.32</text:p>
          </table:table-cell>
          <table:table-cell table:number-columns-repeated="1018"/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Kienan</text:p>
          </table:table-cell>
          <table:table-cell office:value-type="string">
            <text:p>Wesson</text:p>
          </table:table-cell>
          <table:table-cell office:value-type="string">
            <text:p>kwesson5p@example.com</text:p>
          </table:table-cell>
          <table:table-cell office:value-type="string">
            <text:p>Male</text:p>
          </table:table-cell>
          <table:table-cell office:value-type="string">
            <text:p>14.92.17.63</text:p>
          </table:table-cell>
          <table:table-cell table:number-columns-repeated="1018"/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Frasier</text:p>
          </table:table-cell>
          <table:table-cell office:value-type="string">
            <text:p>Tiplady</text:p>
          </table:table-cell>
          <table:table-cell office:value-type="string">
            <text:p>ftiplady5q@elpais.com</text:p>
          </table:table-cell>
          <table:table-cell office:value-type="string">
            <text:p>Male</text:p>
          </table:table-cell>
          <table:table-cell office:value-type="string">
            <text:p>255.22.231.209</text:p>
          </table:table-cell>
          <table:table-cell table:number-columns-repeated="1018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Terrie</text:p>
          </table:table-cell>
          <table:table-cell office:value-type="string">
            <text:p>Ciccotto</text:p>
          </table:table-cell>
          <table:table-cell office:value-type="string">
            <text:p>tciccotto5r@sohu.com</text:p>
          </table:table-cell>
          <table:table-cell office:value-type="string">
            <text:p>Female</text:p>
          </table:table-cell>
          <table:table-cell office:value-type="string">
            <text:p>214.5.90.247</text:p>
          </table:table-cell>
          <table:table-cell table:number-columns-repeated="1018"/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Corie</text:p>
          </table:table-cell>
          <table:table-cell office:value-type="string">
            <text:p>Blewett</text:p>
          </table:table-cell>
          <table:table-cell office:value-type="string">
            <text:p>cblewett5s@sitemeter.com</text:p>
          </table:table-cell>
          <table:table-cell office:value-type="string">
            <text:p>Female</text:p>
          </table:table-cell>
          <table:table-cell office:value-type="string">
            <text:p>17.126.254.44</text:p>
          </table:table-cell>
          <table:table-cell table:number-columns-repeated="1018"/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Natal</text:p>
          </table:table-cell>
          <table:table-cell office:value-type="string">
            <text:p>Redier</text:p>
          </table:table-cell>
          <table:table-cell office:value-type="string">
            <text:p>nredier5t@bloglovin.com</text:p>
          </table:table-cell>
          <table:table-cell office:value-type="string">
            <text:p>Male</text:p>
          </table:table-cell>
          <table:table-cell office:value-type="string">
            <text:p>129.52.171.133</text:p>
          </table:table-cell>
          <table:table-cell table:number-columns-repeated="1018"/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Shelba</text:p>
          </table:table-cell>
          <table:table-cell office:value-type="string">
            <text:p>Wheelwright</text:p>
          </table:table-cell>
          <table:table-cell office:value-type="string">
            <text:p>swheelwright5u@cmu.edu</text:p>
          </table:table-cell>
          <table:table-cell office:value-type="string">
            <text:p>Female</text:p>
          </table:table-cell>
          <table:table-cell office:value-type="string">
            <text:p>218.87.174.56</text:p>
          </table:table-cell>
          <table:table-cell table:number-columns-repeated="1018"/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Codi</text:p>
          </table:table-cell>
          <table:table-cell office:value-type="string">
            <text:p>Gill</text:p>
          </table:table-cell>
          <table:table-cell office:value-type="string">
            <text:p>cgill5v@cocolog-nifty.com</text:p>
          </table:table-cell>
          <table:table-cell office:value-type="string">
            <text:p>Male</text:p>
          </table:table-cell>
          <table:table-cell office:value-type="string">
            <text:p>4.94.114.163</text:p>
          </table:table-cell>
          <table:table-cell table:number-columns-repeated="1018"/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Delphinia</text:p>
          </table:table-cell>
          <table:table-cell office:value-type="string">
            <text:p>Stickland</text:p>
          </table:table-cell>
          <table:table-cell office:value-type="string">
            <text:p>dstickland5w@aol.com</text:p>
          </table:table-cell>
          <table:table-cell office:value-type="string">
            <text:p>Female</text:p>
          </table:table-cell>
          <table:table-cell office:value-type="string">
            <text:p>31.177.88.150</text:p>
          </table:table-cell>
          <table:table-cell table:number-columns-repeated="1018"/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Ephrayim</text:p>
          </table:table-cell>
          <table:table-cell office:value-type="string">
            <text:p>Ringer</text:p>
          </table:table-cell>
          <table:table-cell office:value-type="string">
            <text:p>eringer5x@google.com.au</text:p>
          </table:table-cell>
          <table:table-cell office:value-type="string">
            <text:p>Male</text:p>
          </table:table-cell>
          <table:table-cell office:value-type="string">
            <text:p>252.3.176.59</text:p>
          </table:table-cell>
          <table:table-cell table:number-columns-repeated="1018"/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Faith</text:p>
          </table:table-cell>
          <table:table-cell office:value-type="string">
            <text:p>Zettler</text:p>
          </table:table-cell>
          <table:table-cell office:value-type="string">
            <text:p>fzettler5y@wufoo.com</text:p>
          </table:table-cell>
          <table:table-cell office:value-type="string">
            <text:p>Female</text:p>
          </table:table-cell>
          <table:table-cell office:value-type="string">
            <text:p>217.9.30.178</text:p>
          </table:table-cell>
          <table:table-cell table:number-columns-repeated="1018"/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Fernandina</text:p>
          </table:table-cell>
          <table:table-cell office:value-type="string">
            <text:p>MacSorley</text:p>
          </table:table-cell>
          <table:table-cell office:value-type="string">
            <text:p>fmacsorley5z@google.pl</text:p>
          </table:table-cell>
          <table:table-cell office:value-type="string">
            <text:p>Female</text:p>
          </table:table-cell>
          <table:table-cell office:value-type="string">
            <text:p>129.172.21.99</text:p>
          </table:table-cell>
          <table:table-cell table:number-columns-repeated="1018"/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Edmon</text:p>
          </table:table-cell>
          <table:table-cell office:value-type="string">
            <text:p>Ovanesian</text:p>
          </table:table-cell>
          <table:table-cell office:value-type="string">
            <text:p>eovanesian60@tumblr.com</text:p>
          </table:table-cell>
          <table:table-cell office:value-type="string">
            <text:p>Male</text:p>
          </table:table-cell>
          <table:table-cell office:value-type="string">
            <text:p>210.238.221.62</text:p>
          </table:table-cell>
          <table:table-cell table:number-columns-repeated="1018"/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Kalindi</text:p>
          </table:table-cell>
          <table:table-cell office:value-type="string">
            <text:p>Winkless</text:p>
          </table:table-cell>
          <table:table-cell office:value-type="string">
            <text:p>kwinkless61@who.int</text:p>
          </table:table-cell>
          <table:table-cell office:value-type="string">
            <text:p>Female</text:p>
          </table:table-cell>
          <table:table-cell office:value-type="string">
            <text:p>213.123.48.235</text:p>
          </table:table-cell>
          <table:table-cell table:number-columns-repeated="1018"/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Vernor</text:p>
          </table:table-cell>
          <table:table-cell office:value-type="string">
            <text:p>Godley</text:p>
          </table:table-cell>
          <table:table-cell office:value-type="string">
            <text:p>vgodley62@cpanel.net</text:p>
          </table:table-cell>
          <table:table-cell office:value-type="string">
            <text:p>Male</text:p>
          </table:table-cell>
          <table:table-cell office:value-type="string">
            <text:p>178.124.47.114</text:p>
          </table:table-cell>
          <table:table-cell table:number-columns-repeated="1018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Johna</text:p>
          </table:table-cell>
          <table:table-cell office:value-type="string">
            <text:p>Eminson</text:p>
          </table:table-cell>
          <table:table-cell office:value-type="string">
            <text:p>jeminson63@washington.edu</text:p>
          </table:table-cell>
          <table:table-cell office:value-type="string">
            <text:p>Female</text:p>
          </table:table-cell>
          <table:table-cell office:value-type="string">
            <text:p>209.164.5.83</text:p>
          </table:table-cell>
          <table:table-cell table:number-columns-repeated="1018"/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Nat</text:p>
          </table:table-cell>
          <table:table-cell office:value-type="string">
            <text:p>Cheers</text:p>
          </table:table-cell>
          <table:table-cell office:value-type="string">
            <text:p>ncheers64@mtv.com</text:p>
          </table:table-cell>
          <table:table-cell office:value-type="string">
            <text:p>Male</text:p>
          </table:table-cell>
          <table:table-cell office:value-type="string">
            <text:p>41.174.164.97</text:p>
          </table:table-cell>
          <table:table-cell table:number-columns-repeated="1018"/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Kirby</text:p>
          </table:table-cell>
          <table:table-cell office:value-type="string">
            <text:p>Fleisch</text:p>
          </table:table-cell>
          <table:table-cell office:value-type="string">
            <text:p>kfleisch65@adobe.com</text:p>
          </table:table-cell>
          <table:table-cell office:value-type="string">
            <text:p>Female</text:p>
          </table:table-cell>
          <table:table-cell office:value-type="string">
            <text:p>212.100.159.140</text:p>
          </table:table-cell>
          <table:table-cell table:number-columns-repeated="1018"/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Gayla</text:p>
          </table:table-cell>
          <table:table-cell office:value-type="string">
            <text:p>Corcoran</text:p>
          </table:table-cell>
          <table:table-cell office:value-type="string">
            <text:p>gcorcoran66@w3.org</text:p>
          </table:table-cell>
          <table:table-cell office:value-type="string">
            <text:p>Female</text:p>
          </table:table-cell>
          <table:table-cell office:value-type="string">
            <text:p>0.55.223.85</text:p>
          </table:table-cell>
          <table:table-cell table:number-columns-repeated="1018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Dorry</text:p>
          </table:table-cell>
          <table:table-cell office:value-type="string">
            <text:p>Hannent</text:p>
          </table:table-cell>
          <table:table-cell office:value-type="string">
            <text:p>dhannent67@fc2.com</text:p>
          </table:table-cell>
          <table:table-cell office:value-type="string">
            <text:p>Female</text:p>
          </table:table-cell>
          <table:table-cell office:value-type="string">
            <text:p>91.68.217.246</text:p>
          </table:table-cell>
          <table:table-cell table:number-columns-repeated="1018"/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Arley</text:p>
          </table:table-cell>
          <table:table-cell office:value-type="string">
            <text:p>Mapes</text:p>
          </table:table-cell>
          <table:table-cell office:value-type="string">
            <text:p>amapes68@wikispaces.com</text:p>
          </table:table-cell>
          <table:table-cell office:value-type="string">
            <text:p>Male</text:p>
          </table:table-cell>
          <table:table-cell office:value-type="string">
            <text:p>205.188.200.237</text:p>
          </table:table-cell>
          <table:table-cell table:number-columns-repeated="1018"/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Mayne</text:p>
          </table:table-cell>
          <table:table-cell office:value-type="string">
            <text:p>Scurrah</text:p>
          </table:table-cell>
          <table:table-cell office:value-type="string">
            <text:p>mscurrah69@nyu.edu</text:p>
          </table:table-cell>
          <table:table-cell office:value-type="string">
            <text:p>Male</text:p>
          </table:table-cell>
          <table:table-cell office:value-type="string">
            <text:p>41.43.112.247</text:p>
          </table:table-cell>
          <table:table-cell table:number-columns-repeated="1018"/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Hernando</text:p>
          </table:table-cell>
          <table:table-cell office:value-type="string">
            <text:p>Wallsworth</text:p>
          </table:table-cell>
          <table:table-cell office:value-type="string">
            <text:p>hwallsworth6a@oracle.com</text:p>
          </table:table-cell>
          <table:table-cell office:value-type="string">
            <text:p>Male</text:p>
          </table:table-cell>
          <table:table-cell office:value-type="string">
            <text:p>111.112.16.146</text:p>
          </table:table-cell>
          <table:table-cell table:number-columns-repeated="1018"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Felicle</text:p>
          </table:table-cell>
          <table:table-cell office:value-type="string">
            <text:p>Tipens</text:p>
          </table:table-cell>
          <table:table-cell office:value-type="string">
            <text:p>ftipens6b@dropbox.com</text:p>
          </table:table-cell>
          <table:table-cell office:value-type="string">
            <text:p>Female</text:p>
          </table:table-cell>
          <table:table-cell office:value-type="string">
            <text:p>148.200.16.15</text:p>
          </table:table-cell>
          <table:table-cell table:number-columns-repeated="1018"/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Quintin</text:p>
          </table:table-cell>
          <table:table-cell office:value-type="string">
            <text:p>Yapp</text:p>
          </table:table-cell>
          <table:table-cell office:value-type="string">
            <text:p>qyapp6c@hhs.gov</text:p>
          </table:table-cell>
          <table:table-cell office:value-type="string">
            <text:p>Male</text:p>
          </table:table-cell>
          <table:table-cell office:value-type="string">
            <text:p>10.70.80.75</text:p>
          </table:table-cell>
          <table:table-cell table:number-columns-repeated="1018"/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Obidiah</text:p>
          </table:table-cell>
          <table:table-cell office:value-type="string">
            <text:p>Spraggs</text:p>
          </table:table-cell>
          <table:table-cell office:value-type="string">
            <text:p>ospraggs6d@vkontakte.ru</text:p>
          </table:table-cell>
          <table:table-cell office:value-type="string">
            <text:p>Male</text:p>
          </table:table-cell>
          <table:table-cell office:value-type="string">
            <text:p>121.49.86.221</text:p>
          </table:table-cell>
          <table:table-cell table:number-columns-repeated="1018"/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Dulsea</text:p>
          </table:table-cell>
          <table:table-cell office:value-type="string">
            <text:p>Dimbylow</text:p>
          </table:table-cell>
          <table:table-cell office:value-type="string">
            <text:p>ddimbylow6e@csmonitor.com</text:p>
          </table:table-cell>
          <table:table-cell office:value-type="string">
            <text:p>Female</text:p>
          </table:table-cell>
          <table:table-cell office:value-type="string">
            <text:p>123.18.245.59</text:p>
          </table:table-cell>
          <table:table-cell table:number-columns-repeated="1018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Irina</text:p>
          </table:table-cell>
          <table:table-cell office:value-type="string">
            <text:p>Burgoin</text:p>
          </table:table-cell>
          <table:table-cell office:value-type="string">
            <text:p>iburgoin6f@howstuffworks.com</text:p>
          </table:table-cell>
          <table:table-cell office:value-type="string">
            <text:p>Female</text:p>
          </table:table-cell>
          <table:table-cell office:value-type="string">
            <text:p>66.119.19.238</text:p>
          </table:table-cell>
          <table:table-cell table:number-columns-repeated="1018"/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Darcie</text:p>
          </table:table-cell>
          <table:table-cell office:value-type="string">
            <text:p>Rysom</text:p>
          </table:table-cell>
          <table:table-cell office:value-type="string">
            <text:p>drysom6g@w3.org</text:p>
          </table:table-cell>
          <table:table-cell office:value-type="string">
            <text:p>Female</text:p>
          </table:table-cell>
          <table:table-cell office:value-type="string">
            <text:p>189.128.233.133</text:p>
          </table:table-cell>
          <table:table-cell table:number-columns-repeated="1018"/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Florina</text:p>
          </table:table-cell>
          <table:table-cell office:value-type="string">
            <text:p>Denisard</text:p>
          </table:table-cell>
          <table:table-cell office:value-type="string">
            <text:p>fdenisard6h@sitemeter.com</text:p>
          </table:table-cell>
          <table:table-cell office:value-type="string">
            <text:p>Female</text:p>
          </table:table-cell>
          <table:table-cell office:value-type="string">
            <text:p>50.32.87.9</text:p>
          </table:table-cell>
          <table:table-cell table:number-columns-repeated="1018"/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Zorana</text:p>
          </table:table-cell>
          <table:table-cell office:value-type="string">
            <text:p>Pleasants</text:p>
          </table:table-cell>
          <table:table-cell office:value-type="string">
            <text:p>zpleasants6i@nps.gov</text:p>
          </table:table-cell>
          <table:table-cell office:value-type="string">
            <text:p>Female</text:p>
          </table:table-cell>
          <table:table-cell office:value-type="string">
            <text:p>139.21.244.237</text:p>
          </table:table-cell>
          <table:table-cell table:number-columns-repeated="1018"/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Ruy</text:p>
          </table:table-cell>
          <table:table-cell office:value-type="string">
            <text:p>Drinnan</text:p>
          </table:table-cell>
          <table:table-cell office:value-type="string">
            <text:p>rdrinnan6j@dedecms.com</text:p>
          </table:table-cell>
          <table:table-cell office:value-type="string">
            <text:p>Male</text:p>
          </table:table-cell>
          <table:table-cell office:value-type="string">
            <text:p>116.252.138.201</text:p>
          </table:table-cell>
          <table:table-cell table:number-columns-repeated="1018"/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Adelaida</text:p>
          </table:table-cell>
          <table:table-cell office:value-type="string">
            <text:p>O'Flynn</text:p>
          </table:table-cell>
          <table:table-cell office:value-type="string">
            <text:p>aoflynn6k@uiuc.edu</text:p>
          </table:table-cell>
          <table:table-cell office:value-type="string">
            <text:p>Female</text:p>
          </table:table-cell>
          <table:table-cell office:value-type="string">
            <text:p>77.187.230.129</text:p>
          </table:table-cell>
          <table:table-cell table:number-columns-repeated="1018"/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Avery</text:p>
          </table:table-cell>
          <table:table-cell office:value-type="string">
            <text:p>Amesbury</text:p>
          </table:table-cell>
          <table:table-cell office:value-type="string">
            <text:p>aamesbury6l@addtoany.com</text:p>
          </table:table-cell>
          <table:table-cell office:value-type="string">
            <text:p>Male</text:p>
          </table:table-cell>
          <table:table-cell office:value-type="string">
            <text:p>151.209.230.25</text:p>
          </table:table-cell>
          <table:table-cell table:number-columns-repeated="1018"/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Gerald</text:p>
          </table:table-cell>
          <table:table-cell office:value-type="string">
            <text:p>Brinicombe</text:p>
          </table:table-cell>
          <table:table-cell office:value-type="string">
            <text:p>gbrinicombe6m@elpais.com</text:p>
          </table:table-cell>
          <table:table-cell office:value-type="string">
            <text:p>Male</text:p>
          </table:table-cell>
          <table:table-cell office:value-type="string">
            <text:p>195.71.225.47</text:p>
          </table:table-cell>
          <table:table-cell table:number-columns-repeated="1018"/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Audry</text:p>
          </table:table-cell>
          <table:table-cell office:value-type="string">
            <text:p>McCaskill</text:p>
          </table:table-cell>
          <table:table-cell office:value-type="string">
            <text:p>amccaskill6n@cocolog-nifty.com</text:p>
          </table:table-cell>
          <table:table-cell office:value-type="string">
            <text:p>Female</text:p>
          </table:table-cell>
          <table:table-cell office:value-type="string">
            <text:p>97.126.14.32</text:p>
          </table:table-cell>
          <table:table-cell table:number-columns-repeated="1018"/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Candis</text:p>
          </table:table-cell>
          <table:table-cell office:value-type="string">
            <text:p>Ickovitz</text:p>
          </table:table-cell>
          <table:table-cell office:value-type="string">
            <text:p>cickovitz6o@census.gov</text:p>
          </table:table-cell>
          <table:table-cell office:value-type="string">
            <text:p>Female</text:p>
          </table:table-cell>
          <table:table-cell office:value-type="string">
            <text:p>109.164.251.45</text:p>
          </table:table-cell>
          <table:table-cell table:number-columns-repeated="1018"/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Cornie</text:p>
          </table:table-cell>
          <table:table-cell office:value-type="string">
            <text:p>D'Elias</text:p>
          </table:table-cell>
          <table:table-cell office:value-type="string">
            <text:p>cdelias6p@wp.com</text:p>
          </table:table-cell>
          <table:table-cell office:value-type="string">
            <text:p>Male</text:p>
          </table:table-cell>
          <table:table-cell office:value-type="string">
            <text:p>8.165.116.109</text:p>
          </table:table-cell>
          <table:table-cell table:number-columns-repeated="1018"/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Yuma</text:p>
          </table:table-cell>
          <table:table-cell office:value-type="string">
            <text:p>Cloutt</text:p>
          </table:table-cell>
          <table:table-cell office:value-type="string">
            <text:p>ycloutt6q@biblegateway.com</text:p>
          </table:table-cell>
          <table:table-cell office:value-type="string">
            <text:p>Male</text:p>
          </table:table-cell>
          <table:table-cell office:value-type="string">
            <text:p>109.116.144.116</text:p>
          </table:table-cell>
          <table:table-cell table:number-columns-repeated="1018"/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Eudora</text:p>
          </table:table-cell>
          <table:table-cell office:value-type="string">
            <text:p>Meaker</text:p>
          </table:table-cell>
          <table:table-cell office:value-type="string">
            <text:p>emeaker6r@bloglines.com</text:p>
          </table:table-cell>
          <table:table-cell office:value-type="string">
            <text:p>Female</text:p>
          </table:table-cell>
          <table:table-cell office:value-type="string">
            <text:p>249.76.29.58</text:p>
          </table:table-cell>
          <table:table-cell table:number-columns-repeated="1018"/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Jory</text:p>
          </table:table-cell>
          <table:table-cell office:value-type="string">
            <text:p>Peartree</text:p>
          </table:table-cell>
          <table:table-cell office:value-type="string">
            <text:p>jpeartree6s@soundcloud.com</text:p>
          </table:table-cell>
          <table:table-cell office:value-type="string">
            <text:p>Male</text:p>
          </table:table-cell>
          <table:table-cell office:value-type="string">
            <text:p>233.153.148.171</text:p>
          </table:table-cell>
          <table:table-cell table:number-columns-repeated="1018"/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Jerrilee</text:p>
          </table:table-cell>
          <table:table-cell office:value-type="string">
            <text:p>Darlasson</text:p>
          </table:table-cell>
          <table:table-cell office:value-type="string">
            <text:p>jdarlasson6t@diigo.com</text:p>
          </table:table-cell>
          <table:table-cell office:value-type="string">
            <text:p>Female</text:p>
          </table:table-cell>
          <table:table-cell office:value-type="string">
            <text:p>226.242.186.62</text:p>
          </table:table-cell>
          <table:table-cell table:number-columns-repeated="1018"/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Tori</text:p>
          </table:table-cell>
          <table:table-cell office:value-type="string">
            <text:p>Laurant</text:p>
          </table:table-cell>
          <table:table-cell office:value-type="string">
            <text:p>tlaurant6u@qq.com</text:p>
          </table:table-cell>
          <table:table-cell office:value-type="string">
            <text:p>Female</text:p>
          </table:table-cell>
          <table:table-cell office:value-type="string">
            <text:p>242.226.80.183</text:p>
          </table:table-cell>
          <table:table-cell table:number-columns-repeated="1018"/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Manon</text:p>
          </table:table-cell>
          <table:table-cell office:value-type="string">
            <text:p>Gozzard</text:p>
          </table:table-cell>
          <table:table-cell office:value-type="string">
            <text:p>mgozzard6v@homestead.com</text:p>
          </table:table-cell>
          <table:table-cell office:value-type="string">
            <text:p>Female</text:p>
          </table:table-cell>
          <table:table-cell office:value-type="string">
            <text:p>111.0.15.109</text:p>
          </table:table-cell>
          <table:table-cell table:number-columns-repeated="1018"/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Sherman</text:p>
          </table:table-cell>
          <table:table-cell office:value-type="string">
            <text:p>Durrad</text:p>
          </table:table-cell>
          <table:table-cell office:value-type="string">
            <text:p>sdurrad6w@godaddy.com</text:p>
          </table:table-cell>
          <table:table-cell office:value-type="string">
            <text:p>Male</text:p>
          </table:table-cell>
          <table:table-cell office:value-type="string">
            <text:p>176.161.152.53</text:p>
          </table:table-cell>
          <table:table-cell table:number-columns-repeated="1018"/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Aliza</text:p>
          </table:table-cell>
          <table:table-cell office:value-type="string">
            <text:p>Dundendale</text:p>
          </table:table-cell>
          <table:table-cell office:value-type="string">
            <text:p>adundendale6x@baidu.com</text:p>
          </table:table-cell>
          <table:table-cell office:value-type="string">
            <text:p>Female</text:p>
          </table:table-cell>
          <table:table-cell office:value-type="string">
            <text:p>238.108.82.31</text:p>
          </table:table-cell>
          <table:table-cell table:number-columns-repeated="1018"/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Conrade</text:p>
          </table:table-cell>
          <table:table-cell office:value-type="string">
            <text:p>Denecamp</text:p>
          </table:table-cell>
          <table:table-cell office:value-type="string">
            <text:p>cdenecamp6y@csmonitor.com</text:p>
          </table:table-cell>
          <table:table-cell office:value-type="string">
            <text:p>Male</text:p>
          </table:table-cell>
          <table:table-cell office:value-type="string">
            <text:p>109.151.87.196</text:p>
          </table:table-cell>
          <table:table-cell table:number-columns-repeated="1018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Batholomew</text:p>
          </table:table-cell>
          <table:table-cell office:value-type="string">
            <text:p>Lippitt</text:p>
          </table:table-cell>
          <table:table-cell office:value-type="string">
            <text:p>blippitt6z@jimdo.com</text:p>
          </table:table-cell>
          <table:table-cell office:value-type="string">
            <text:p>Male</text:p>
          </table:table-cell>
          <table:table-cell office:value-type="string">
            <text:p>226.124.182.98</text:p>
          </table:table-cell>
          <table:table-cell table:number-columns-repeated="1018"/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Pablo</text:p>
          </table:table-cell>
          <table:table-cell office:value-type="string">
            <text:p>Mack</text:p>
          </table:table-cell>
          <table:table-cell office:value-type="string">
            <text:p>pmack70@infoseek.co.jp</text:p>
          </table:table-cell>
          <table:table-cell office:value-type="string">
            <text:p>Male</text:p>
          </table:table-cell>
          <table:table-cell office:value-type="string">
            <text:p>173.183.46.152</text:p>
          </table:table-cell>
          <table:table-cell table:number-columns-repeated="1018"/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Maddy</text:p>
          </table:table-cell>
          <table:table-cell office:value-type="string">
            <text:p>Stroobant</text:p>
          </table:table-cell>
          <table:table-cell office:value-type="string">
            <text:p>mstroobant71@1und1.de</text:p>
          </table:table-cell>
          <table:table-cell office:value-type="string">
            <text:p>Male</text:p>
          </table:table-cell>
          <table:table-cell office:value-type="string">
            <text:p>170.172.211.212</text:p>
          </table:table-cell>
          <table:table-cell table:number-columns-repeated="1018"/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Karola</text:p>
          </table:table-cell>
          <table:table-cell office:value-type="string">
            <text:p>Dorrance</text:p>
          </table:table-cell>
          <table:table-cell office:value-type="string">
            <text:p>kdorrance72@cam.ac.uk</text:p>
          </table:table-cell>
          <table:table-cell office:value-type="string">
            <text:p>Female</text:p>
          </table:table-cell>
          <table:table-cell office:value-type="string">
            <text:p>1.63.243.172</text:p>
          </table:table-cell>
          <table:table-cell table:number-columns-repeated="1018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Barron</text:p>
          </table:table-cell>
          <table:table-cell office:value-type="string">
            <text:p>Mallender</text:p>
          </table:table-cell>
          <table:table-cell office:value-type="string">
            <text:p>bmallender73@dion.ne.jp</text:p>
          </table:table-cell>
          <table:table-cell office:value-type="string">
            <text:p>Male</text:p>
          </table:table-cell>
          <table:table-cell office:value-type="string">
            <text:p>217.254.135.212</text:p>
          </table:table-cell>
          <table:table-cell table:number-columns-repeated="1018"/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Bel</text:p>
          </table:table-cell>
          <table:table-cell office:value-type="string">
            <text:p>Rosenauer</text:p>
          </table:table-cell>
          <table:table-cell office:value-type="string">
            <text:p>brosenauer74@auda.org.au</text:p>
          </table:table-cell>
          <table:table-cell office:value-type="string">
            <text:p>Female</text:p>
          </table:table-cell>
          <table:table-cell office:value-type="string">
            <text:p>129.151.56.84</text:p>
          </table:table-cell>
          <table:table-cell table:number-columns-repeated="1018"/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Eda</text:p>
          </table:table-cell>
          <table:table-cell office:value-type="string">
            <text:p>Muspratt</text:p>
          </table:table-cell>
          <table:table-cell office:value-type="string">
            <text:p>emuspratt75@comcast.net</text:p>
          </table:table-cell>
          <table:table-cell office:value-type="string">
            <text:p>Female</text:p>
          </table:table-cell>
          <table:table-cell office:value-type="string">
            <text:p>167.40.101.166</text:p>
          </table:table-cell>
          <table:table-cell table:number-columns-repeated="1018"/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Nolana</text:p>
          </table:table-cell>
          <table:table-cell office:value-type="string">
            <text:p>Masham</text:p>
          </table:table-cell>
          <table:table-cell office:value-type="string">
            <text:p>nmasham76@salon.com</text:p>
          </table:table-cell>
          <table:table-cell office:value-type="string">
            <text:p>Female</text:p>
          </table:table-cell>
          <table:table-cell office:value-type="string">
            <text:p>212.205.84.150</text:p>
          </table:table-cell>
          <table:table-cell table:number-columns-repeated="1018"/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Janey</text:p>
          </table:table-cell>
          <table:table-cell office:value-type="string">
            <text:p>Willcox</text:p>
          </table:table-cell>
          <table:table-cell office:value-type="string">
            <text:p>jwillcox77@nature.com</text:p>
          </table:table-cell>
          <table:table-cell office:value-type="string">
            <text:p>Female</text:p>
          </table:table-cell>
          <table:table-cell office:value-type="string">
            <text:p>66.214.79.87</text:p>
          </table:table-cell>
          <table:table-cell table:number-columns-repeated="1018"/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Peyter</text:p>
          </table:table-cell>
          <table:table-cell office:value-type="string">
            <text:p>Hardistry</text:p>
          </table:table-cell>
          <table:table-cell office:value-type="string">
            <text:p>phardistry78@reuters.com</text:p>
          </table:table-cell>
          <table:table-cell office:value-type="string">
            <text:p>Male</text:p>
          </table:table-cell>
          <table:table-cell office:value-type="string">
            <text:p>214.197.236.45</text:p>
          </table:table-cell>
          <table:table-cell table:number-columns-repeated="1018"/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Luciana</text:p>
          </table:table-cell>
          <table:table-cell office:value-type="string">
            <text:p>Byk</text:p>
          </table:table-cell>
          <table:table-cell office:value-type="string">
            <text:p>lbyk79@unc.edu</text:p>
          </table:table-cell>
          <table:table-cell office:value-type="string">
            <text:p>Female</text:p>
          </table:table-cell>
          <table:table-cell office:value-type="string">
            <text:p>175.31.187.190</text:p>
          </table:table-cell>
          <table:table-cell table:number-columns-repeated="1018"/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Raynell</text:p>
          </table:table-cell>
          <table:table-cell office:value-type="string">
            <text:p>Mailes</text:p>
          </table:table-cell>
          <table:table-cell office:value-type="string">
            <text:p>rmailes7a@state.gov</text:p>
          </table:table-cell>
          <table:table-cell office:value-type="string">
            <text:p>Female</text:p>
          </table:table-cell>
          <table:table-cell office:value-type="string">
            <text:p>96.25.79.84</text:p>
          </table:table-cell>
          <table:table-cell table:number-columns-repeated="1018"/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Yank</text:p>
          </table:table-cell>
          <table:table-cell office:value-type="string">
            <text:p>Rance</text:p>
          </table:table-cell>
          <table:table-cell office:value-type="string">
            <text:p>yrance7b@cdc.gov</text:p>
          </table:table-cell>
          <table:table-cell office:value-type="string">
            <text:p>Male</text:p>
          </table:table-cell>
          <table:table-cell office:value-type="string">
            <text:p>43.95.142.89</text:p>
          </table:table-cell>
          <table:table-cell table:number-columns-repeated="1018"/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Waly</text:p>
          </table:table-cell>
          <table:table-cell office:value-type="string">
            <text:p>Hellyar</text:p>
          </table:table-cell>
          <table:table-cell office:value-type="string">
            <text:p>whellyar7c@ftc.gov</text:p>
          </table:table-cell>
          <table:table-cell office:value-type="string">
            <text:p>Female</text:p>
          </table:table-cell>
          <table:table-cell office:value-type="string">
            <text:p>165.16.112.104</text:p>
          </table:table-cell>
          <table:table-cell table:number-columns-repeated="1018"/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Traver</text:p>
          </table:table-cell>
          <table:table-cell office:value-type="string">
            <text:p>Blaycock</text:p>
          </table:table-cell>
          <table:table-cell office:value-type="string">
            <text:p>tblaycock7d@fotki.com</text:p>
          </table:table-cell>
          <table:table-cell office:value-type="string">
            <text:p>Male</text:p>
          </table:table-cell>
          <table:table-cell office:value-type="string">
            <text:p>49.162.49.219</text:p>
          </table:table-cell>
          <table:table-cell table:number-columns-repeated="1018"/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Benjie</text:p>
          </table:table-cell>
          <table:table-cell office:value-type="string">
            <text:p>Snelson</text:p>
          </table:table-cell>
          <table:table-cell office:value-type="string">
            <text:p>bsnelson7e@oaic.gov.au</text:p>
          </table:table-cell>
          <table:table-cell office:value-type="string">
            <text:p>Male</text:p>
          </table:table-cell>
          <table:table-cell office:value-type="string">
            <text:p>86.152.238.200</text:p>
          </table:table-cell>
          <table:table-cell table:number-columns-repeated="1018"/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Adela</text:p>
          </table:table-cell>
          <table:table-cell office:value-type="string">
            <text:p>Sowray</text:p>
          </table:table-cell>
          <table:table-cell office:value-type="string">
            <text:p>asowray7f@accuweather.com</text:p>
          </table:table-cell>
          <table:table-cell office:value-type="string">
            <text:p>Female</text:p>
          </table:table-cell>
          <table:table-cell office:value-type="string">
            <text:p>15.57.71.96</text:p>
          </table:table-cell>
          <table:table-cell table:number-columns-repeated="1018"/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Elizabeth</text:p>
          </table:table-cell>
          <table:table-cell office:value-type="string">
            <text:p>Paylor</text:p>
          </table:table-cell>
          <table:table-cell office:value-type="string">
            <text:p>epaylor7g@ca.gov</text:p>
          </table:table-cell>
          <table:table-cell office:value-type="string">
            <text:p>Female</text:p>
          </table:table-cell>
          <table:table-cell office:value-type="string">
            <text:p>131.203.96.153</text:p>
          </table:table-cell>
          <table:table-cell table:number-columns-repeated="1018"/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Rozanna</text:p>
          </table:table-cell>
          <table:table-cell office:value-type="string">
            <text:p>Flacke</text:p>
          </table:table-cell>
          <table:table-cell office:value-type="string">
            <text:p>rflacke7h@wordpress.com</text:p>
          </table:table-cell>
          <table:table-cell office:value-type="string">
            <text:p>Female</text:p>
          </table:table-cell>
          <table:table-cell office:value-type="string">
            <text:p>86.56.144.90</text:p>
          </table:table-cell>
          <table:table-cell table:number-columns-repeated="1018"/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Darb</text:p>
          </table:table-cell>
          <table:table-cell office:value-type="string">
            <text:p>Niese</text:p>
          </table:table-cell>
          <table:table-cell office:value-type="string">
            <text:p>dniese7i@dell.com</text:p>
          </table:table-cell>
          <table:table-cell office:value-type="string">
            <text:p>Female</text:p>
          </table:table-cell>
          <table:table-cell office:value-type="string">
            <text:p>199.80.22.48</text:p>
          </table:table-cell>
          <table:table-cell table:number-columns-repeated="1018"/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Andonis</text:p>
          </table:table-cell>
          <table:table-cell office:value-type="string">
            <text:p>Abethell</text:p>
          </table:table-cell>
          <table:table-cell office:value-type="string">
            <text:p>aabethell7j@reverbnation.com</text:p>
          </table:table-cell>
          <table:table-cell office:value-type="string">
            <text:p>Male</text:p>
          </table:table-cell>
          <table:table-cell office:value-type="string">
            <text:p>240.233.60.234</text:p>
          </table:table-cell>
          <table:table-cell table:number-columns-repeated="1018"/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Tilly</text:p>
          </table:table-cell>
          <table:table-cell office:value-type="string">
            <text:p>Kubu</text:p>
          </table:table-cell>
          <table:table-cell office:value-type="string">
            <text:p>tkubu7k@apple.com</text:p>
          </table:table-cell>
          <table:table-cell office:value-type="string">
            <text:p>Female</text:p>
          </table:table-cell>
          <table:table-cell office:value-type="string">
            <text:p>222.183.32.94</text:p>
          </table:table-cell>
          <table:table-cell table:number-columns-repeated="1018"/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Dorothy</text:p>
          </table:table-cell>
          <table:table-cell office:value-type="string">
            <text:p>Reace</text:p>
          </table:table-cell>
          <table:table-cell office:value-type="string">
            <text:p>dreace7l@sitemeter.com</text:p>
          </table:table-cell>
          <table:table-cell office:value-type="string">
            <text:p>Female</text:p>
          </table:table-cell>
          <table:table-cell office:value-type="string">
            <text:p>164.205.118.59</text:p>
          </table:table-cell>
          <table:table-cell table:number-columns-repeated="1018"/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Bearnard</text:p>
          </table:table-cell>
          <table:table-cell office:value-type="string">
            <text:p>Korbmaker</text:p>
          </table:table-cell>
          <table:table-cell office:value-type="string">
            <text:p>bkorbmaker7m@desdev.cn</text:p>
          </table:table-cell>
          <table:table-cell office:value-type="string">
            <text:p>Male</text:p>
          </table:table-cell>
          <table:table-cell office:value-type="string">
            <text:p>107.66.231.97</text:p>
          </table:table-cell>
          <table:table-cell table:number-columns-repeated="1018"/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Ganny</text:p>
          </table:table-cell>
          <table:table-cell office:value-type="string">
            <text:p>Fer</text:p>
          </table:table-cell>
          <table:table-cell office:value-type="string">
            <text:p>gfer7n@google.com.au</text:p>
          </table:table-cell>
          <table:table-cell office:value-type="string">
            <text:p>Male</text:p>
          </table:table-cell>
          <table:table-cell office:value-type="string">
            <text:p>118.21.107.132</text:p>
          </table:table-cell>
          <table:table-cell table:number-columns-repeated="1018"/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Yehudi</text:p>
          </table:table-cell>
          <table:table-cell office:value-type="string">
            <text:p>Prati</text:p>
          </table:table-cell>
          <table:table-cell office:value-type="string">
            <text:p>yprati7o@wikipedia.org</text:p>
          </table:table-cell>
          <table:table-cell office:value-type="string">
            <text:p>Male</text:p>
          </table:table-cell>
          <table:table-cell office:value-type="string">
            <text:p>5.241.194.58</text:p>
          </table:table-cell>
          <table:table-cell table:number-columns-repeated="1018"/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Mendie</text:p>
          </table:table-cell>
          <table:table-cell office:value-type="string">
            <text:p>Tuttle</text:p>
          </table:table-cell>
          <table:table-cell office:value-type="string">
            <text:p>mtuttle7p@nationalgeographic.com</text:p>
          </table:table-cell>
          <table:table-cell office:value-type="string">
            <text:p>Male</text:p>
          </table:table-cell>
          <table:table-cell office:value-type="string">
            <text:p>214.148.182.19</text:p>
          </table:table-cell>
          <table:table-cell table:number-columns-repeated="1018"/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Timoteo</text:p>
          </table:table-cell>
          <table:table-cell office:value-type="string">
            <text:p>Layfield</text:p>
          </table:table-cell>
          <table:table-cell office:value-type="string">
            <text:p>tlayfield7q@psu.edu</text:p>
          </table:table-cell>
          <table:table-cell office:value-type="string">
            <text:p>Male</text:p>
          </table:table-cell>
          <table:table-cell office:value-type="string">
            <text:p>53.198.126.84</text:p>
          </table:table-cell>
          <table:table-cell table:number-columns-repeated="1018"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Janette</text:p>
          </table:table-cell>
          <table:table-cell office:value-type="string">
            <text:p>Peregrine</text:p>
          </table:table-cell>
          <table:table-cell office:value-type="string">
            <text:p>jperegrine7r@sohu.com</text:p>
          </table:table-cell>
          <table:table-cell office:value-type="string">
            <text:p>Female</text:p>
          </table:table-cell>
          <table:table-cell office:value-type="string">
            <text:p>40.105.10.234</text:p>
          </table:table-cell>
          <table:table-cell table:number-columns-repeated="1018"/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Mathias</text:p>
          </table:table-cell>
          <table:table-cell office:value-type="string">
            <text:p>Martinello</text:p>
          </table:table-cell>
          <table:table-cell office:value-type="string">
            <text:p>mmartinello7s@cdbaby.com</text:p>
          </table:table-cell>
          <table:table-cell office:value-type="string">
            <text:p>Male</text:p>
          </table:table-cell>
          <table:table-cell office:value-type="string">
            <text:p>200.32.252.73</text:p>
          </table:table-cell>
          <table:table-cell table:number-columns-repeated="1018"/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Abelard</text:p>
          </table:table-cell>
          <table:table-cell office:value-type="string">
            <text:p>Axell</text:p>
          </table:table-cell>
          <table:table-cell office:value-type="string">
            <text:p>aaxell7t@privacy.gov.au</text:p>
          </table:table-cell>
          <table:table-cell office:value-type="string">
            <text:p>Male</text:p>
          </table:table-cell>
          <table:table-cell office:value-type="string">
            <text:p>115.99.123.124</text:p>
          </table:table-cell>
          <table:table-cell table:number-columns-repeated="1018"/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Viola</text:p>
          </table:table-cell>
          <table:table-cell office:value-type="string">
            <text:p>Dominique</text:p>
          </table:table-cell>
          <table:table-cell office:value-type="string">
            <text:p>vdominique7u@bandcamp.com</text:p>
          </table:table-cell>
          <table:table-cell office:value-type="string">
            <text:p>Female</text:p>
          </table:table-cell>
          <table:table-cell office:value-type="string">
            <text:p>155.138.32.149</text:p>
          </table:table-cell>
          <table:table-cell table:number-columns-repeated="1018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Dinny</text:p>
          </table:table-cell>
          <table:table-cell office:value-type="string">
            <text:p>Stanners</text:p>
          </table:table-cell>
          <table:table-cell office:value-type="string">
            <text:p>dstanners7v@twitter.com</text:p>
          </table:table-cell>
          <table:table-cell office:value-type="string">
            <text:p>Female</text:p>
          </table:table-cell>
          <table:table-cell office:value-type="string">
            <text:p>72.72.38.57</text:p>
          </table:table-cell>
          <table:table-cell table:number-columns-repeated="1018"/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Whitby</text:p>
          </table:table-cell>
          <table:table-cell office:value-type="string">
            <text:p>Spinney</text:p>
          </table:table-cell>
          <table:table-cell office:value-type="string">
            <text:p>wspinney7w@deviantart.com</text:p>
          </table:table-cell>
          <table:table-cell office:value-type="string">
            <text:p>Male</text:p>
          </table:table-cell>
          <table:table-cell office:value-type="string">
            <text:p>23.15.23.249</text:p>
          </table:table-cell>
          <table:table-cell table:number-columns-repeated="1018"/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Bertie</text:p>
          </table:table-cell>
          <table:table-cell office:value-type="string">
            <text:p>Nielson</text:p>
          </table:table-cell>
          <table:table-cell office:value-type="string">
            <text:p>bnielson7x@imdb.com</text:p>
          </table:table-cell>
          <table:table-cell office:value-type="string">
            <text:p>Female</text:p>
          </table:table-cell>
          <table:table-cell office:value-type="string">
            <text:p>8.144.147.31</text:p>
          </table:table-cell>
          <table:table-cell table:number-columns-repeated="1018"/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Lorens</text:p>
          </table:table-cell>
          <table:table-cell office:value-type="string">
            <text:p>Hamill</text:p>
          </table:table-cell>
          <table:table-cell office:value-type="string">
            <text:p>lhamill7y@amazon.com</text:p>
          </table:table-cell>
          <table:table-cell office:value-type="string">
            <text:p>Male</text:p>
          </table:table-cell>
          <table:table-cell office:value-type="string">
            <text:p>246.231.77.144</text:p>
          </table:table-cell>
          <table:table-cell table:number-columns-repeated="1018"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Spence</text:p>
          </table:table-cell>
          <table:table-cell office:value-type="string">
            <text:p>Lanning</text:p>
          </table:table-cell>
          <table:table-cell office:value-type="string">
            <text:p>slanning7z@pagesperso-orange.fr</text:p>
          </table:table-cell>
          <table:table-cell office:value-type="string">
            <text:p>Male</text:p>
          </table:table-cell>
          <table:table-cell office:value-type="string">
            <text:p>142.30.154.76</text:p>
          </table:table-cell>
          <table:table-cell table:number-columns-repeated="1018"/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Donnell</text:p>
          </table:table-cell>
          <table:table-cell office:value-type="string">
            <text:p>Adenet</text:p>
          </table:table-cell>
          <table:table-cell office:value-type="string">
            <text:p>dadenet80@un.org</text:p>
          </table:table-cell>
          <table:table-cell office:value-type="string">
            <text:p>Male</text:p>
          </table:table-cell>
          <table:table-cell office:value-type="string">
            <text:p>118.214.15.104</text:p>
          </table:table-cell>
          <table:table-cell table:number-columns-repeated="1018"/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Woodrow</text:p>
          </table:table-cell>
          <table:table-cell office:value-type="string">
            <text:p>Shutt</text:p>
          </table:table-cell>
          <table:table-cell office:value-type="string">
            <text:p>wshutt81@ustream.tv</text:p>
          </table:table-cell>
          <table:table-cell office:value-type="string">
            <text:p>Male</text:p>
          </table:table-cell>
          <table:table-cell office:value-type="string">
            <text:p>58.57.173.116</text:p>
          </table:table-cell>
          <table:table-cell table:number-columns-repeated="1018"/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Cassy</text:p>
          </table:table-cell>
          <table:table-cell office:value-type="string">
            <text:p>MacAllister</text:p>
          </table:table-cell>
          <table:table-cell office:value-type="string">
            <text:p>cmacallister82@upenn.edu</text:p>
          </table:table-cell>
          <table:table-cell office:value-type="string">
            <text:p>Female</text:p>
          </table:table-cell>
          <table:table-cell office:value-type="string">
            <text:p>244.129.207.219</text:p>
          </table:table-cell>
          <table:table-cell table:number-columns-repeated="1018"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Gwynne</text:p>
          </table:table-cell>
          <table:table-cell office:value-type="string">
            <text:p>Pasticznyk</text:p>
          </table:table-cell>
          <table:table-cell office:value-type="string">
            <text:p>gpasticznyk83@github.com</text:p>
          </table:table-cell>
          <table:table-cell office:value-type="string">
            <text:p>Female</text:p>
          </table:table-cell>
          <table:table-cell office:value-type="string">
            <text:p>198.8.207.166</text:p>
          </table:table-cell>
          <table:table-cell table:number-columns-repeated="1018"/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Hamel</text:p>
          </table:table-cell>
          <table:table-cell office:value-type="string">
            <text:p>Gieves</text:p>
          </table:table-cell>
          <table:table-cell office:value-type="string">
            <text:p>hgieves84@networkadvertising.org</text:p>
          </table:table-cell>
          <table:table-cell office:value-type="string">
            <text:p>Male</text:p>
          </table:table-cell>
          <table:table-cell office:value-type="string">
            <text:p>191.206.75.149</text:p>
          </table:table-cell>
          <table:table-cell table:number-columns-repeated="1018"/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Sherilyn</text:p>
          </table:table-cell>
          <table:table-cell office:value-type="string">
            <text:p>Klaggeman</text:p>
          </table:table-cell>
          <table:table-cell office:value-type="string">
            <text:p>sklaggeman85@friendfeed.com</text:p>
          </table:table-cell>
          <table:table-cell office:value-type="string">
            <text:p>Female</text:p>
          </table:table-cell>
          <table:table-cell office:value-type="string">
            <text:p>137.157.171.126</text:p>
          </table:table-cell>
          <table:table-cell table:number-columns-repeated="1018"/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Brade</text:p>
          </table:table-cell>
          <table:table-cell office:value-type="string">
            <text:p>Fazzioli</text:p>
          </table:table-cell>
          <table:table-cell office:value-type="string">
            <text:p>bfazzioli86@aol.com</text:p>
          </table:table-cell>
          <table:table-cell office:value-type="string">
            <text:p>Male</text:p>
          </table:table-cell>
          <table:table-cell office:value-type="string">
            <text:p>14.129.81.219</text:p>
          </table:table-cell>
          <table:table-cell table:number-columns-repeated="1018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Sammy</text:p>
          </table:table-cell>
          <table:table-cell office:value-type="string">
            <text:p>Sowten</text:p>
          </table:table-cell>
          <table:table-cell office:value-type="string">
            <text:p>ssowten87@photobucket.com</text:p>
          </table:table-cell>
          <table:table-cell office:value-type="string">
            <text:p>Female</text:p>
          </table:table-cell>
          <table:table-cell office:value-type="string">
            <text:p>29.165.172.74</text:p>
          </table:table-cell>
          <table:table-cell table:number-columns-repeated="1018"/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Grier</text:p>
          </table:table-cell>
          <table:table-cell office:value-type="string">
            <text:p>Loakes</text:p>
          </table:table-cell>
          <table:table-cell office:value-type="string">
            <text:p>gloakes88@de.vu</text:p>
          </table:table-cell>
          <table:table-cell office:value-type="string">
            <text:p>Female</text:p>
          </table:table-cell>
          <table:table-cell office:value-type="string">
            <text:p>246.190.215.244</text:p>
          </table:table-cell>
          <table:table-cell table:number-columns-repeated="1018"/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Ignace</text:p>
          </table:table-cell>
          <table:table-cell office:value-type="string">
            <text:p>Hearmon</text:p>
          </table:table-cell>
          <table:table-cell office:value-type="string">
            <text:p>ihearmon89@usa.gov</text:p>
          </table:table-cell>
          <table:table-cell office:value-type="string">
            <text:p>Male</text:p>
          </table:table-cell>
          <table:table-cell office:value-type="string">
            <text:p>227.5.194.192</text:p>
          </table:table-cell>
          <table:table-cell table:number-columns-repeated="1018"/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Karlee</text:p>
          </table:table-cell>
          <table:table-cell office:value-type="string">
            <text:p>Barras</text:p>
          </table:table-cell>
          <table:table-cell office:value-type="string">
            <text:p>kbarras8a@dion.ne.jp</text:p>
          </table:table-cell>
          <table:table-cell office:value-type="string">
            <text:p>Female</text:p>
          </table:table-cell>
          <table:table-cell office:value-type="string">
            <text:p>34.173.75.220</text:p>
          </table:table-cell>
          <table:table-cell table:number-columns-repeated="1018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Madelyn</text:p>
          </table:table-cell>
          <table:table-cell office:value-type="string">
            <text:p>Cheng</text:p>
          </table:table-cell>
          <table:table-cell office:value-type="string">
            <text:p>mcheng8b@cmu.edu</text:p>
          </table:table-cell>
          <table:table-cell office:value-type="string">
            <text:p>Female</text:p>
          </table:table-cell>
          <table:table-cell office:value-type="string">
            <text:p>170.148.17.164</text:p>
          </table:table-cell>
          <table:table-cell table:number-columns-repeated="1018"/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Marcus</text:p>
          </table:table-cell>
          <table:table-cell office:value-type="string">
            <text:p>Bottby</text:p>
          </table:table-cell>
          <table:table-cell office:value-type="string">
            <text:p>mbottby8c@scribd.com</text:p>
          </table:table-cell>
          <table:table-cell office:value-type="string">
            <text:p>Male</text:p>
          </table:table-cell>
          <table:table-cell office:value-type="string">
            <text:p>46.206.88.111</text:p>
          </table:table-cell>
          <table:table-cell table:number-columns-repeated="1018"/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Sunny</text:p>
          </table:table-cell>
          <table:table-cell office:value-type="string">
            <text:p>Tuffley</text:p>
          </table:table-cell>
          <table:table-cell office:value-type="string">
            <text:p>stuffley8d@nps.gov</text:p>
          </table:table-cell>
          <table:table-cell office:value-type="string">
            <text:p>Female</text:p>
          </table:table-cell>
          <table:table-cell office:value-type="string">
            <text:p>8.4.115.192</text:p>
          </table:table-cell>
          <table:table-cell table:number-columns-repeated="1018"/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Roley</text:p>
          </table:table-cell>
          <table:table-cell office:value-type="string">
            <text:p>Toplis</text:p>
          </table:table-cell>
          <table:table-cell office:value-type="string">
            <text:p>rtoplis8e@sina.com.cn</text:p>
          </table:table-cell>
          <table:table-cell office:value-type="string">
            <text:p>Male</text:p>
          </table:table-cell>
          <table:table-cell office:value-type="string">
            <text:p>45.138.234.124</text:p>
          </table:table-cell>
          <table:table-cell table:number-columns-repeated="1018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My</text:p>
          </table:table-cell>
          <table:table-cell office:value-type="string">
            <text:p>Peerman</text:p>
          </table:table-cell>
          <table:table-cell office:value-type="string">
            <text:p>mpeerman8f@hp.com</text:p>
          </table:table-cell>
          <table:table-cell office:value-type="string">
            <text:p>Male</text:p>
          </table:table-cell>
          <table:table-cell office:value-type="string">
            <text:p>200.46.90.126</text:p>
          </table:table-cell>
          <table:table-cell table:number-columns-repeated="1018"/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Duane</text:p>
          </table:table-cell>
          <table:table-cell office:value-type="string">
            <text:p>Tumbelty</text:p>
          </table:table-cell>
          <table:table-cell office:value-type="string">
            <text:p>dtumbelty8g@npr.org</text:p>
          </table:table-cell>
          <table:table-cell office:value-type="string">
            <text:p>Male</text:p>
          </table:table-cell>
          <table:table-cell office:value-type="string">
            <text:p>224.109.51.94</text:p>
          </table:table-cell>
          <table:table-cell table:number-columns-repeated="1018"/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Urban</text:p>
          </table:table-cell>
          <table:table-cell office:value-type="string">
            <text:p>Delgua</text:p>
          </table:table-cell>
          <table:table-cell office:value-type="string">
            <text:p>udelgua8h@unicef.org</text:p>
          </table:table-cell>
          <table:table-cell office:value-type="string">
            <text:p>Male</text:p>
          </table:table-cell>
          <table:table-cell office:value-type="string">
            <text:p>119.147.76.113</text:p>
          </table:table-cell>
          <table:table-cell table:number-columns-repeated="1018"/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Goldia</text:p>
          </table:table-cell>
          <table:table-cell office:value-type="string">
            <text:p>Egell</text:p>
          </table:table-cell>
          <table:table-cell office:value-type="string">
            <text:p>gegell8i@ow.ly</text:p>
          </table:table-cell>
          <table:table-cell office:value-type="string">
            <text:p>Female</text:p>
          </table:table-cell>
          <table:table-cell office:value-type="string">
            <text:p>154.54.79.98</text:p>
          </table:table-cell>
          <table:table-cell table:number-columns-repeated="1018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Hildy</text:p>
          </table:table-cell>
          <table:table-cell office:value-type="string">
            <text:p>Butner</text:p>
          </table:table-cell>
          <table:table-cell office:value-type="string">
            <text:p>hbutner8j@ameblo.jp</text:p>
          </table:table-cell>
          <table:table-cell office:value-type="string">
            <text:p>Female</text:p>
          </table:table-cell>
          <table:table-cell office:value-type="string">
            <text:p>208.131.55.243</text:p>
          </table:table-cell>
          <table:table-cell table:number-columns-repeated="1018"/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Bram</text:p>
          </table:table-cell>
          <table:table-cell office:value-type="string">
            <text:p>Dumke</text:p>
          </table:table-cell>
          <table:table-cell office:value-type="string">
            <text:p>bdumke8k@census.gov</text:p>
          </table:table-cell>
          <table:table-cell office:value-type="string">
            <text:p>Male</text:p>
          </table:table-cell>
          <table:table-cell office:value-type="string">
            <text:p>208.32.27.237</text:p>
          </table:table-cell>
          <table:table-cell table:number-columns-repeated="1018"/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Ginny</text:p>
          </table:table-cell>
          <table:table-cell office:value-type="string">
            <text:p>Espinazo</text:p>
          </table:table-cell>
          <table:table-cell office:value-type="string">
            <text:p>gespinazo8l@shop-pro.jp</text:p>
          </table:table-cell>
          <table:table-cell office:value-type="string">
            <text:p>Female</text:p>
          </table:table-cell>
          <table:table-cell office:value-type="string">
            <text:p>137.255.143.15</text:p>
          </table:table-cell>
          <table:table-cell table:number-columns-repeated="1018"/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Abdel</text:p>
          </table:table-cell>
          <table:table-cell office:value-type="string">
            <text:p>Wetherby</text:p>
          </table:table-cell>
          <table:table-cell office:value-type="string">
            <text:p>awetherby8m@gravatar.com</text:p>
          </table:table-cell>
          <table:table-cell office:value-type="string">
            <text:p>Male</text:p>
          </table:table-cell>
          <table:table-cell office:value-type="string">
            <text:p>221.5.48.203</text:p>
          </table:table-cell>
          <table:table-cell table:number-columns-repeated="1018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Tandi</text:p>
          </table:table-cell>
          <table:table-cell office:value-type="string">
            <text:p>Karolczyk</text:p>
          </table:table-cell>
          <table:table-cell office:value-type="string">
            <text:p>tkarolczyk8n@upenn.edu</text:p>
          </table:table-cell>
          <table:table-cell office:value-type="string">
            <text:p>Female</text:p>
          </table:table-cell>
          <table:table-cell office:value-type="string">
            <text:p>76.79.14.161</text:p>
          </table:table-cell>
          <table:table-cell table:number-columns-repeated="1018"/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Garland</text:p>
          </table:table-cell>
          <table:table-cell office:value-type="string">
            <text:p>Lydiard</text:p>
          </table:table-cell>
          <table:table-cell office:value-type="string">
            <text:p>glydiard8o@blogger.com</text:p>
          </table:table-cell>
          <table:table-cell office:value-type="string">
            <text:p>Female</text:p>
          </table:table-cell>
          <table:table-cell office:value-type="string">
            <text:p>11.161.186.209</text:p>
          </table:table-cell>
          <table:table-cell table:number-columns-repeated="1018"/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Ermengarde</text:p>
          </table:table-cell>
          <table:table-cell office:value-type="string">
            <text:p>Reedman</text:p>
          </table:table-cell>
          <table:table-cell office:value-type="string">
            <text:p>ereedman8p@nytimes.com</text:p>
          </table:table-cell>
          <table:table-cell office:value-type="string">
            <text:p>Female</text:p>
          </table:table-cell>
          <table:table-cell office:value-type="string">
            <text:p>255.178.46.196</text:p>
          </table:table-cell>
          <table:table-cell table:number-columns-repeated="1018"/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Marylin</text:p>
          </table:table-cell>
          <table:table-cell office:value-type="string">
            <text:p>Hancox</text:p>
          </table:table-cell>
          <table:table-cell office:value-type="string">
            <text:p>mhancox8q@microsoft.com</text:p>
          </table:table-cell>
          <table:table-cell office:value-type="string">
            <text:p>Female</text:p>
          </table:table-cell>
          <table:table-cell office:value-type="string">
            <text:p>106.42.141.185</text:p>
          </table:table-cell>
          <table:table-cell table:number-columns-repeated="1018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Rozelle</text:p>
          </table:table-cell>
          <table:table-cell office:value-type="string">
            <text:p>Broxup</text:p>
          </table:table-cell>
          <table:table-cell office:value-type="string">
            <text:p>rbroxup8r@blinklist.com</text:p>
          </table:table-cell>
          <table:table-cell office:value-type="string">
            <text:p>Female</text:p>
          </table:table-cell>
          <table:table-cell office:value-type="string">
            <text:p>123.90.27.156</text:p>
          </table:table-cell>
          <table:table-cell table:number-columns-repeated="1018"/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Adina</text:p>
          </table:table-cell>
          <table:table-cell office:value-type="string">
            <text:p>Epilet</text:p>
          </table:table-cell>
          <table:table-cell office:value-type="string">
            <text:p>aepilet8s@last.fm</text:p>
          </table:table-cell>
          <table:table-cell office:value-type="string">
            <text:p>Female</text:p>
          </table:table-cell>
          <table:table-cell office:value-type="string">
            <text:p>53.31.90.100</text:p>
          </table:table-cell>
          <table:table-cell table:number-columns-repeated="1018"/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Amalea</text:p>
          </table:table-cell>
          <table:table-cell office:value-type="string">
            <text:p>Tregidgo</text:p>
          </table:table-cell>
          <table:table-cell office:value-type="string">
            <text:p>atregidgo8t@wired.com</text:p>
          </table:table-cell>
          <table:table-cell office:value-type="string">
            <text:p>Female</text:p>
          </table:table-cell>
          <table:table-cell office:value-type="string">
            <text:p>126.147.122.226</text:p>
          </table:table-cell>
          <table:table-cell table:number-columns-repeated="1018"/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Agnesse</text:p>
          </table:table-cell>
          <table:table-cell office:value-type="string">
            <text:p>Wasmer</text:p>
          </table:table-cell>
          <table:table-cell office:value-type="string">
            <text:p>awasmer8u@amazon.co.jp</text:p>
          </table:table-cell>
          <table:table-cell office:value-type="string">
            <text:p>Female</text:p>
          </table:table-cell>
          <table:table-cell office:value-type="string">
            <text:p>222.251.58.6</text:p>
          </table:table-cell>
          <table:table-cell table:number-columns-repeated="1018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Freedman</text:p>
          </table:table-cell>
          <table:table-cell office:value-type="string">
            <text:p>Nockells</text:p>
          </table:table-cell>
          <table:table-cell office:value-type="string">
            <text:p>fnockells8v@google.com</text:p>
          </table:table-cell>
          <table:table-cell office:value-type="string">
            <text:p>Male</text:p>
          </table:table-cell>
          <table:table-cell office:value-type="string">
            <text:p>140.133.216.83</text:p>
          </table:table-cell>
          <table:table-cell table:number-columns-repeated="1018"/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Terrye</text:p>
          </table:table-cell>
          <table:table-cell office:value-type="string">
            <text:p>Capper</text:p>
          </table:table-cell>
          <table:table-cell office:value-type="string">
            <text:p>tcapper8w@whitehouse.gov</text:p>
          </table:table-cell>
          <table:table-cell office:value-type="string">
            <text:p>Female</text:p>
          </table:table-cell>
          <table:table-cell office:value-type="string">
            <text:p>242.65.238.50</text:p>
          </table:table-cell>
          <table:table-cell table:number-columns-repeated="1018"/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Haywood</text:p>
          </table:table-cell>
          <table:table-cell office:value-type="string">
            <text:p>Haney`</text:p>
          </table:table-cell>
          <table:table-cell office:value-type="string">
            <text:p>hhaney8x@bigcartel.com</text:p>
          </table:table-cell>
          <table:table-cell office:value-type="string">
            <text:p>Male</text:p>
          </table:table-cell>
          <table:table-cell office:value-type="string">
            <text:p>108.206.208.110</text:p>
          </table:table-cell>
          <table:table-cell table:number-columns-repeated="1018"/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Kaspar</text:p>
          </table:table-cell>
          <table:table-cell office:value-type="string">
            <text:p>Mutlow</text:p>
          </table:table-cell>
          <table:table-cell office:value-type="string">
            <text:p>kmutlow8y@umn.edu</text:p>
          </table:table-cell>
          <table:table-cell office:value-type="string">
            <text:p>Male</text:p>
          </table:table-cell>
          <table:table-cell office:value-type="string">
            <text:p>223.41.187.28</text:p>
          </table:table-cell>
          <table:table-cell table:number-columns-repeated="1018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Honoria</text:p>
          </table:table-cell>
          <table:table-cell office:value-type="string">
            <text:p>Norrie</text:p>
          </table:table-cell>
          <table:table-cell office:value-type="string">
            <text:p>hnorrie8z@tripadvisor.com</text:p>
          </table:table-cell>
          <table:table-cell office:value-type="string">
            <text:p>Female</text:p>
          </table:table-cell>
          <table:table-cell office:value-type="string">
            <text:p>28.237.137.185</text:p>
          </table:table-cell>
          <table:table-cell table:number-columns-repeated="1018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Wenona</text:p>
          </table:table-cell>
          <table:table-cell office:value-type="string">
            <text:p>Jotham</text:p>
          </table:table-cell>
          <table:table-cell office:value-type="string">
            <text:p>wjotham90@cdbaby.com</text:p>
          </table:table-cell>
          <table:table-cell office:value-type="string">
            <text:p>Female</text:p>
          </table:table-cell>
          <table:table-cell office:value-type="string">
            <text:p>22.60.109.244</text:p>
          </table:table-cell>
          <table:table-cell table:number-columns-repeated="1018"/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Madlen</text:p>
          </table:table-cell>
          <table:table-cell office:value-type="string">
            <text:p>Beeze</text:p>
          </table:table-cell>
          <table:table-cell office:value-type="string">
            <text:p>mbeeze91@yale.edu</text:p>
          </table:table-cell>
          <table:table-cell office:value-type="string">
            <text:p>Female</text:p>
          </table:table-cell>
          <table:table-cell office:value-type="string">
            <text:p>212.125.199.168</text:p>
          </table:table-cell>
          <table:table-cell table:number-columns-repeated="1018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Cristiano</text:p>
          </table:table-cell>
          <table:table-cell office:value-type="string">
            <text:p>Pirdy</text:p>
          </table:table-cell>
          <table:table-cell office:value-type="string">
            <text:p>cpirdy92@ycombinator.com</text:p>
          </table:table-cell>
          <table:table-cell office:value-type="string">
            <text:p>Male</text:p>
          </table:table-cell>
          <table:table-cell office:value-type="string">
            <text:p>185.183.100.86</text:p>
          </table:table-cell>
          <table:table-cell table:number-columns-repeated="1018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Rebecka</text:p>
          </table:table-cell>
          <table:table-cell office:value-type="string">
            <text:p>Bockings</text:p>
          </table:table-cell>
          <table:table-cell office:value-type="string">
            <text:p>rbockings93@gravatar.com</text:p>
          </table:table-cell>
          <table:table-cell office:value-type="string">
            <text:p>Female</text:p>
          </table:table-cell>
          <table:table-cell office:value-type="string">
            <text:p>217.109.209.135</text:p>
          </table:table-cell>
          <table:table-cell table:number-columns-repeated="1018"/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Jabez</text:p>
          </table:table-cell>
          <table:table-cell office:value-type="string">
            <text:p>Stanger</text:p>
          </table:table-cell>
          <table:table-cell office:value-type="string">
            <text:p>jstanger94@bloglovin.com</text:p>
          </table:table-cell>
          <table:table-cell office:value-type="string">
            <text:p>Male</text:p>
          </table:table-cell>
          <table:table-cell office:value-type="string">
            <text:p>43.67.122.13</text:p>
          </table:table-cell>
          <table:table-cell table:number-columns-repeated="1018"/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Will</text:p>
          </table:table-cell>
          <table:table-cell office:value-type="string">
            <text:p>Louw</text:p>
          </table:table-cell>
          <table:table-cell office:value-type="string">
            <text:p>wlouw95@census.gov</text:p>
          </table:table-cell>
          <table:table-cell office:value-type="string">
            <text:p>Male</text:p>
          </table:table-cell>
          <table:table-cell office:value-type="string">
            <text:p>155.28.107.28</text:p>
          </table:table-cell>
          <table:table-cell table:number-columns-repeated="1018"/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Tabina</text:p>
          </table:table-cell>
          <table:table-cell office:value-type="string">
            <text:p>Konmann</text:p>
          </table:table-cell>
          <table:table-cell office:value-type="string">
            <text:p>tkonmann96@163.com</text:p>
          </table:table-cell>
          <table:table-cell office:value-type="string">
            <text:p>Female</text:p>
          </table:table-cell>
          <table:table-cell office:value-type="string">
            <text:p>170.139.133.104</text:p>
          </table:table-cell>
          <table:table-cell table:number-columns-repeated="1018"/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Joete</text:p>
          </table:table-cell>
          <table:table-cell office:value-type="string">
            <text:p>Moyler</text:p>
          </table:table-cell>
          <table:table-cell office:value-type="string">
            <text:p>jmoyler97@blogspot.com</text:p>
          </table:table-cell>
          <table:table-cell office:value-type="string">
            <text:p>Female</text:p>
          </table:table-cell>
          <table:table-cell office:value-type="string">
            <text:p>95.243.35.144</text:p>
          </table:table-cell>
          <table:table-cell table:number-columns-repeated="1018"/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Giff</text:p>
          </table:table-cell>
          <table:table-cell office:value-type="string">
            <text:p>Kleinlerer</text:p>
          </table:table-cell>
          <table:table-cell office:value-type="string">
            <text:p>gkleinlerer98@bloglines.com</text:p>
          </table:table-cell>
          <table:table-cell office:value-type="string">
            <text:p>Male</text:p>
          </table:table-cell>
          <table:table-cell office:value-type="string">
            <text:p>65.225.74.104</text:p>
          </table:table-cell>
          <table:table-cell table:number-columns-repeated="1018"/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Rosina</text:p>
          </table:table-cell>
          <table:table-cell office:value-type="string">
            <text:p>D'Ugo</text:p>
          </table:table-cell>
          <table:table-cell office:value-type="string">
            <text:p>rdugo99@engadget.com</text:p>
          </table:table-cell>
          <table:table-cell office:value-type="string">
            <text:p>Female</text:p>
          </table:table-cell>
          <table:table-cell office:value-type="string">
            <text:p>131.125.104.32</text:p>
          </table:table-cell>
          <table:table-cell table:number-columns-repeated="1018"/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Andrej</text:p>
          </table:table-cell>
          <table:table-cell office:value-type="string">
            <text:p>Whardley</text:p>
          </table:table-cell>
          <table:table-cell office:value-type="string">
            <text:p>awhardley9a@earthlink.net</text:p>
          </table:table-cell>
          <table:table-cell office:value-type="string">
            <text:p>Male</text:p>
          </table:table-cell>
          <table:table-cell office:value-type="string">
            <text:p>122.73.202.186</text:p>
          </table:table-cell>
          <table:table-cell table:number-columns-repeated="1018"/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Giacopo</text:p>
          </table:table-cell>
          <table:table-cell office:value-type="string">
            <text:p>Matityahu</text:p>
          </table:table-cell>
          <table:table-cell office:value-type="string">
            <text:p>gmatityahu9b@mysql.com</text:p>
          </table:table-cell>
          <table:table-cell office:value-type="string">
            <text:p>Male</text:p>
          </table:table-cell>
          <table:table-cell office:value-type="string">
            <text:p>180.74.180.49</text:p>
          </table:table-cell>
          <table:table-cell table:number-columns-repeated="1018"/>
        </table:table-row>
        <table:table-row table:style-name="ro1">
          <table:table-cell office:value-type="float" office:value="337">
            <text:p>337</text:p>
          </table:table-cell>
          <table:table-cell office:value-type="string">
            <text:p>Trevar</text:p>
          </table:table-cell>
          <table:table-cell office:value-type="string">
            <text:p>Besemer</text:p>
          </table:table-cell>
          <table:table-cell office:value-type="string">
            <text:p>tbesemer9c@hibu.com</text:p>
          </table:table-cell>
          <table:table-cell office:value-type="string">
            <text:p>Male</text:p>
          </table:table-cell>
          <table:table-cell office:value-type="string">
            <text:p>124.126.196.52</text:p>
          </table:table-cell>
          <table:table-cell table:number-columns-repeated="1018"/>
        </table:table-row>
        <table:table-row table:style-name="ro1">
          <table:table-cell office:value-type="float" office:value="338">
            <text:p>338</text:p>
          </table:table-cell>
          <table:table-cell office:value-type="string">
            <text:p>Ninnetta</text:p>
          </table:table-cell>
          <table:table-cell office:value-type="string">
            <text:p>Ilchuk</text:p>
          </table:table-cell>
          <table:table-cell office:value-type="string">
            <text:p>nilchuk9d@ebay.com</text:p>
          </table:table-cell>
          <table:table-cell office:value-type="string">
            <text:p>Female</text:p>
          </table:table-cell>
          <table:table-cell office:value-type="string">
            <text:p>65.50.242.201</text:p>
          </table:table-cell>
          <table:table-cell table:number-columns-repeated="1018"/>
        </table:table-row>
        <table:table-row table:style-name="ro1">
          <table:table-cell office:value-type="float" office:value="339">
            <text:p>339</text:p>
          </table:table-cell>
          <table:table-cell office:value-type="string">
            <text:p>Elvis</text:p>
          </table:table-cell>
          <table:table-cell office:value-type="string">
            <text:p>Klaussen</text:p>
          </table:table-cell>
          <table:table-cell office:value-type="string">
            <text:p>eklaussen9e@cafepress.com</text:p>
          </table:table-cell>
          <table:table-cell office:value-type="string">
            <text:p>Male</text:p>
          </table:table-cell>
          <table:table-cell office:value-type="string">
            <text:p>252.229.21.40</text:p>
          </table:table-cell>
          <table:table-cell table:number-columns-repeated="1018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Mitchell</text:p>
          </table:table-cell>
          <table:table-cell office:value-type="string">
            <text:p>Mallam</text:p>
          </table:table-cell>
          <table:table-cell office:value-type="string">
            <text:p>mmallam9f@washingtonpost.com</text:p>
          </table:table-cell>
          <table:table-cell office:value-type="string">
            <text:p>Male</text:p>
          </table:table-cell>
          <table:table-cell office:value-type="string">
            <text:p>138.22.179.212</text:p>
          </table:table-cell>
          <table:table-cell table:number-columns-repeated="1018"/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Mirabella</text:p>
          </table:table-cell>
          <table:table-cell office:value-type="string">
            <text:p>Liddiard</text:p>
          </table:table-cell>
          <table:table-cell office:value-type="string">
            <text:p>mliddiard9g@bigcartel.com</text:p>
          </table:table-cell>
          <table:table-cell office:value-type="string">
            <text:p>Female</text:p>
          </table:table-cell>
          <table:table-cell office:value-type="string">
            <text:p>129.133.84.234</text:p>
          </table:table-cell>
          <table:table-cell table:number-columns-repeated="1018"/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Parnell</text:p>
          </table:table-cell>
          <table:table-cell office:value-type="string">
            <text:p>Dachey</text:p>
          </table:table-cell>
          <table:table-cell office:value-type="string">
            <text:p>pdachey9h@usatoday.com</text:p>
          </table:table-cell>
          <table:table-cell office:value-type="string">
            <text:p>Male</text:p>
          </table:table-cell>
          <table:table-cell office:value-type="string">
            <text:p>246.156.242.191</text:p>
          </table:table-cell>
          <table:table-cell table:number-columns-repeated="1018"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Calhoun</text:p>
          </table:table-cell>
          <table:table-cell office:value-type="string">
            <text:p>Sherred</text:p>
          </table:table-cell>
          <table:table-cell office:value-type="string">
            <text:p>csherred9i@ihg.com</text:p>
          </table:table-cell>
          <table:table-cell office:value-type="string">
            <text:p>Male</text:p>
          </table:table-cell>
          <table:table-cell office:value-type="string">
            <text:p>184.138.216.30</text:p>
          </table:table-cell>
          <table:table-cell table:number-columns-repeated="1018"/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Temp</text:p>
          </table:table-cell>
          <table:table-cell office:value-type="string">
            <text:p>Stolberg</text:p>
          </table:table-cell>
          <table:table-cell office:value-type="string">
            <text:p>tstolberg9j@nydailynews.com</text:p>
          </table:table-cell>
          <table:table-cell office:value-type="string">
            <text:p>Male</text:p>
          </table:table-cell>
          <table:table-cell office:value-type="string">
            <text:p>14.191.128.64</text:p>
          </table:table-cell>
          <table:table-cell table:number-columns-repeated="1018"/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Dominica</text:p>
          </table:table-cell>
          <table:table-cell office:value-type="string">
            <text:p>Maben</text:p>
          </table:table-cell>
          <table:table-cell office:value-type="string">
            <text:p>dmaben9k@hatena.ne.jp</text:p>
          </table:table-cell>
          <table:table-cell office:value-type="string">
            <text:p>Female</text:p>
          </table:table-cell>
          <table:table-cell office:value-type="string">
            <text:p>207.67.43.102</text:p>
          </table:table-cell>
          <table:table-cell table:number-columns-repeated="1018"/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Casey</text:p>
          </table:table-cell>
          <table:table-cell office:value-type="string">
            <text:p>St. Quintin</text:p>
          </table:table-cell>
          <table:table-cell office:value-type="string">
            <text:p>cstquintin9l@marketwatch.com</text:p>
          </table:table-cell>
          <table:table-cell office:value-type="string">
            <text:p>Male</text:p>
          </table:table-cell>
          <table:table-cell office:value-type="string">
            <text:p>6.9.137.157</text:p>
          </table:table-cell>
          <table:table-cell table:number-columns-repeated="1018"/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Trista</text:p>
          </table:table-cell>
          <table:table-cell office:value-type="string">
            <text:p>Gerty</text:p>
          </table:table-cell>
          <table:table-cell office:value-type="string">
            <text:p>tgerty9m@123-reg.co.uk</text:p>
          </table:table-cell>
          <table:table-cell office:value-type="string">
            <text:p>Female</text:p>
          </table:table-cell>
          <table:table-cell office:value-type="string">
            <text:p>108.146.157.31</text:p>
          </table:table-cell>
          <table:table-cell table:number-columns-repeated="1018"/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Harcourt</text:p>
          </table:table-cell>
          <table:table-cell office:value-type="string">
            <text:p>Brigham</text:p>
          </table:table-cell>
          <table:table-cell office:value-type="string">
            <text:p>hbrigham9n@businesswire.com</text:p>
          </table:table-cell>
          <table:table-cell office:value-type="string">
            <text:p>Male</text:p>
          </table:table-cell>
          <table:table-cell office:value-type="string">
            <text:p>229.134.119.70</text:p>
          </table:table-cell>
          <table:table-cell table:number-columns-repeated="1018"/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Cele</text:p>
          </table:table-cell>
          <table:table-cell office:value-type="string">
            <text:p>Lydiate</text:p>
          </table:table-cell>
          <table:table-cell office:value-type="string">
            <text:p>clydiate9o@walmart.com</text:p>
          </table:table-cell>
          <table:table-cell office:value-type="string">
            <text:p>Female</text:p>
          </table:table-cell>
          <table:table-cell office:value-type="string">
            <text:p>44.167.66.69</text:p>
          </table:table-cell>
          <table:table-cell table:number-columns-repeated="1018"/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Prent</text:p>
          </table:table-cell>
          <table:table-cell office:value-type="string">
            <text:p>Umpleby</text:p>
          </table:table-cell>
          <table:table-cell office:value-type="string">
            <text:p>pumpleby9p@digg.com</text:p>
          </table:table-cell>
          <table:table-cell office:value-type="string">
            <text:p>Male</text:p>
          </table:table-cell>
          <table:table-cell office:value-type="string">
            <text:p>135.101.236.37</text:p>
          </table:table-cell>
          <table:table-cell table:number-columns-repeated="1018"/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Elia</text:p>
          </table:table-cell>
          <table:table-cell office:value-type="string">
            <text:p>Collin</text:p>
          </table:table-cell>
          <table:table-cell office:value-type="string">
            <text:p>ecollin9q@independent.co.uk</text:p>
          </table:table-cell>
          <table:table-cell office:value-type="string">
            <text:p>Male</text:p>
          </table:table-cell>
          <table:table-cell office:value-type="string">
            <text:p>58.88.76.171</text:p>
          </table:table-cell>
          <table:table-cell table:number-columns-repeated="1018"/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Theadora</text:p>
          </table:table-cell>
          <table:table-cell office:value-type="string">
            <text:p>Gowing</text:p>
          </table:table-cell>
          <table:table-cell office:value-type="string">
            <text:p>tgowing9r@bbc.co.uk</text:p>
          </table:table-cell>
          <table:table-cell office:value-type="string">
            <text:p>Female</text:p>
          </table:table-cell>
          <table:table-cell office:value-type="string">
            <text:p>58.255.226.212</text:p>
          </table:table-cell>
          <table:table-cell table:number-columns-repeated="1018"/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Jacquie</text:p>
          </table:table-cell>
          <table:table-cell office:value-type="string">
            <text:p>Gallear</text:p>
          </table:table-cell>
          <table:table-cell office:value-type="string">
            <text:p>jgallear9s@bigcartel.com</text:p>
          </table:table-cell>
          <table:table-cell office:value-type="string">
            <text:p>Female</text:p>
          </table:table-cell>
          <table:table-cell office:value-type="string">
            <text:p>252.146.27.40</text:p>
          </table:table-cell>
          <table:table-cell table:number-columns-repeated="1018"/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Link</text:p>
          </table:table-cell>
          <table:table-cell office:value-type="string">
            <text:p>Ianelli</text:p>
          </table:table-cell>
          <table:table-cell office:value-type="string">
            <text:p>lianelli9t@redcross.org</text:p>
          </table:table-cell>
          <table:table-cell office:value-type="string">
            <text:p>Male</text:p>
          </table:table-cell>
          <table:table-cell office:value-type="string">
            <text:p>68.102.73.10</text:p>
          </table:table-cell>
          <table:table-cell table:number-columns-repeated="1018"/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Shaw</text:p>
          </table:table-cell>
          <table:table-cell office:value-type="string">
            <text:p>Wilshere</text:p>
          </table:table-cell>
          <table:table-cell office:value-type="string">
            <text:p>swilshere9u@hp.com</text:p>
          </table:table-cell>
          <table:table-cell office:value-type="string">
            <text:p>Male</text:p>
          </table:table-cell>
          <table:table-cell office:value-type="string">
            <text:p>38.225.173.216</text:p>
          </table:table-cell>
          <table:table-cell table:number-columns-repeated="1018"/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Sven</text:p>
          </table:table-cell>
          <table:table-cell office:value-type="string">
            <text:p>Kores</text:p>
          </table:table-cell>
          <table:table-cell office:value-type="string">
            <text:p>skores9v@techcrunch.com</text:p>
          </table:table-cell>
          <table:table-cell office:value-type="string">
            <text:p>Male</text:p>
          </table:table-cell>
          <table:table-cell office:value-type="string">
            <text:p>204.77.227.90</text:p>
          </table:table-cell>
          <table:table-cell table:number-columns-repeated="1018"/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Alvina</text:p>
          </table:table-cell>
          <table:table-cell office:value-type="string">
            <text:p>Elesander</text:p>
          </table:table-cell>
          <table:table-cell office:value-type="string">
            <text:p>aelesander9w@blogs.com</text:p>
          </table:table-cell>
          <table:table-cell office:value-type="string">
            <text:p>Female</text:p>
          </table:table-cell>
          <table:table-cell office:value-type="string">
            <text:p>135.158.218.106</text:p>
          </table:table-cell>
          <table:table-cell table:number-columns-repeated="1018"/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Hillard</text:p>
          </table:table-cell>
          <table:table-cell office:value-type="string">
            <text:p>McLarty</text:p>
          </table:table-cell>
          <table:table-cell office:value-type="string">
            <text:p>hmclarty9x@sohu.com</text:p>
          </table:table-cell>
          <table:table-cell office:value-type="string">
            <text:p>Male</text:p>
          </table:table-cell>
          <table:table-cell office:value-type="string">
            <text:p>27.82.230.146</text:p>
          </table:table-cell>
          <table:table-cell table:number-columns-repeated="1018"/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Henry</text:p>
          </table:table-cell>
          <table:table-cell office:value-type="string">
            <text:p>Sylvester</text:p>
          </table:table-cell>
          <table:table-cell office:value-type="string">
            <text:p>hsylvester9y@wordpress.com</text:p>
          </table:table-cell>
          <table:table-cell office:value-type="string">
            <text:p>Male</text:p>
          </table:table-cell>
          <table:table-cell office:value-type="string">
            <text:p>105.53.12.58</text:p>
          </table:table-cell>
          <table:table-cell table:number-columns-repeated="1018"/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Klarrisa</text:p>
          </table:table-cell>
          <table:table-cell office:value-type="string">
            <text:p>Spiaggia</text:p>
          </table:table-cell>
          <table:table-cell office:value-type="string">
            <text:p>kspiaggia9z@harvard.edu</text:p>
          </table:table-cell>
          <table:table-cell office:value-type="string">
            <text:p>Female</text:p>
          </table:table-cell>
          <table:table-cell office:value-type="string">
            <text:p>14.219.19.123</text:p>
          </table:table-cell>
          <table:table-cell table:number-columns-repeated="1018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Jemmie</text:p>
          </table:table-cell>
          <table:table-cell office:value-type="string">
            <text:p>Hoggetts</text:p>
          </table:table-cell>
          <table:table-cell office:value-type="string">
            <text:p>jhoggettsa0@google.co.jp</text:p>
          </table:table-cell>
          <table:table-cell office:value-type="string">
            <text:p>Female</text:p>
          </table:table-cell>
          <table:table-cell office:value-type="string">
            <text:p>216.222.10.229</text:p>
          </table:table-cell>
          <table:table-cell table:number-columns-repeated="1018"/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Brad</text:p>
          </table:table-cell>
          <table:table-cell office:value-type="string">
            <text:p>Boldt</text:p>
          </table:table-cell>
          <table:table-cell office:value-type="string">
            <text:p>bboldta1@vkontakte.ru</text:p>
          </table:table-cell>
          <table:table-cell office:value-type="string">
            <text:p>Male</text:p>
          </table:table-cell>
          <table:table-cell office:value-type="string">
            <text:p>33.16.222.172</text:p>
          </table:table-cell>
          <table:table-cell table:number-columns-repeated="1018"/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Danie</text:p>
          </table:table-cell>
          <table:table-cell office:value-type="string">
            <text:p>Cromblehome</text:p>
          </table:table-cell>
          <table:table-cell office:value-type="string">
            <text:p>dcromblehomea2@1688.com</text:p>
          </table:table-cell>
          <table:table-cell office:value-type="string">
            <text:p>Male</text:p>
          </table:table-cell>
          <table:table-cell office:value-type="string">
            <text:p>149.187.118.216</text:p>
          </table:table-cell>
          <table:table-cell table:number-columns-repeated="1018"/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Gustavus</text:p>
          </table:table-cell>
          <table:table-cell office:value-type="string">
            <text:p>Quinney</text:p>
          </table:table-cell>
          <table:table-cell office:value-type="string">
            <text:p>gquinneya3@wordpress.com</text:p>
          </table:table-cell>
          <table:table-cell office:value-type="string">
            <text:p>Male</text:p>
          </table:table-cell>
          <table:table-cell office:value-type="string">
            <text:p>132.7.52.17</text:p>
          </table:table-cell>
          <table:table-cell table:number-columns-repeated="1018"/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Garwood</text:p>
          </table:table-cell>
          <table:table-cell office:value-type="string">
            <text:p>Oaker</text:p>
          </table:table-cell>
          <table:table-cell office:value-type="string">
            <text:p>goakera4@hubpages.com</text:p>
          </table:table-cell>
          <table:table-cell office:value-type="string">
            <text:p>Male</text:p>
          </table:table-cell>
          <table:table-cell office:value-type="string">
            <text:p>112.110.238.141</text:p>
          </table:table-cell>
          <table:table-cell table:number-columns-repeated="1018"/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Lanae</text:p>
          </table:table-cell>
          <table:table-cell office:value-type="string">
            <text:p>Govett</text:p>
          </table:table-cell>
          <table:table-cell office:value-type="string">
            <text:p>lgovetta5@google.it</text:p>
          </table:table-cell>
          <table:table-cell office:value-type="string">
            <text:p>Female</text:p>
          </table:table-cell>
          <table:table-cell office:value-type="string">
            <text:p>211.65.89.170</text:p>
          </table:table-cell>
          <table:table-cell table:number-columns-repeated="1018"/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Shayne</text:p>
          </table:table-cell>
          <table:table-cell office:value-type="string">
            <text:p>Doale</text:p>
          </table:table-cell>
          <table:table-cell office:value-type="string">
            <text:p>sdoalea6@ning.com</text:p>
          </table:table-cell>
          <table:table-cell office:value-type="string">
            <text:p>Male</text:p>
          </table:table-cell>
          <table:table-cell office:value-type="string">
            <text:p>212.86.223.210</text:p>
          </table:table-cell>
          <table:table-cell table:number-columns-repeated="1018"/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Jelene</text:p>
          </table:table-cell>
          <table:table-cell office:value-type="string">
            <text:p>Halford</text:p>
          </table:table-cell>
          <table:table-cell office:value-type="string">
            <text:p>jhalforda7@amazon.co.jp</text:p>
          </table:table-cell>
          <table:table-cell office:value-type="string">
            <text:p>Female</text:p>
          </table:table-cell>
          <table:table-cell office:value-type="string">
            <text:p>112.46.151.111</text:p>
          </table:table-cell>
          <table:table-cell table:number-columns-repeated="1018"/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Charlton</text:p>
          </table:table-cell>
          <table:table-cell office:value-type="string">
            <text:p>Hasser</text:p>
          </table:table-cell>
          <table:table-cell office:value-type="string">
            <text:p>chassera8@cnn.com</text:p>
          </table:table-cell>
          <table:table-cell office:value-type="string">
            <text:p>Male</text:p>
          </table:table-cell>
          <table:table-cell office:value-type="string">
            <text:p>218.116.230.55</text:p>
          </table:table-cell>
          <table:table-cell table:number-columns-repeated="1018"/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Allin</text:p>
          </table:table-cell>
          <table:table-cell office:value-type="string">
            <text:p>Grewer</text:p>
          </table:table-cell>
          <table:table-cell office:value-type="string">
            <text:p>agrewera9@msn.com</text:p>
          </table:table-cell>
          <table:table-cell office:value-type="string">
            <text:p>Male</text:p>
          </table:table-cell>
          <table:table-cell office:value-type="string">
            <text:p>33.17.217.122</text:p>
          </table:table-cell>
          <table:table-cell table:number-columns-repeated="1018"/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Harwell</text:p>
          </table:table-cell>
          <table:table-cell office:value-type="string">
            <text:p>Sambidge</text:p>
          </table:table-cell>
          <table:table-cell office:value-type="string">
            <text:p>hsambidgeaa@europa.eu</text:p>
          </table:table-cell>
          <table:table-cell office:value-type="string">
            <text:p>Male</text:p>
          </table:table-cell>
          <table:table-cell office:value-type="string">
            <text:p>68.186.87.221</text:p>
          </table:table-cell>
          <table:table-cell table:number-columns-repeated="1018"/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Tandi</text:p>
          </table:table-cell>
          <table:table-cell office:value-type="string">
            <text:p>Schutze</text:p>
          </table:table-cell>
          <table:table-cell office:value-type="string">
            <text:p>tschutzeab@gravatar.com</text:p>
          </table:table-cell>
          <table:table-cell office:value-type="string">
            <text:p>Female</text:p>
          </table:table-cell>
          <table:table-cell office:value-type="string">
            <text:p>233.110.125.170</text:p>
          </table:table-cell>
          <table:table-cell table:number-columns-repeated="1018"/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Mort</text:p>
          </table:table-cell>
          <table:table-cell office:value-type="string">
            <text:p>McInnery</text:p>
          </table:table-cell>
          <table:table-cell office:value-type="string">
            <text:p>mmcinneryac@ted.com</text:p>
          </table:table-cell>
          <table:table-cell office:value-type="string">
            <text:p>Male</text:p>
          </table:table-cell>
          <table:table-cell office:value-type="string">
            <text:p>87.228.162.30</text:p>
          </table:table-cell>
          <table:table-cell table:number-columns-repeated="1018"/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Jamil</text:p>
          </table:table-cell>
          <table:table-cell office:value-type="string">
            <text:p>Guswell</text:p>
          </table:table-cell>
          <table:table-cell office:value-type="string">
            <text:p>jguswellad@walmart.com</text:p>
          </table:table-cell>
          <table:table-cell office:value-type="string">
            <text:p>Male</text:p>
          </table:table-cell>
          <table:table-cell office:value-type="string">
            <text:p>20.115.71.2</text:p>
          </table:table-cell>
          <table:table-cell table:number-columns-repeated="1018"/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Pauline</text:p>
          </table:table-cell>
          <table:table-cell office:value-type="string">
            <text:p>Bubbear</text:p>
          </table:table-cell>
          <table:table-cell office:value-type="string">
            <text:p>pbubbearae@flickr.com</text:p>
          </table:table-cell>
          <table:table-cell office:value-type="string">
            <text:p>Female</text:p>
          </table:table-cell>
          <table:table-cell office:value-type="string">
            <text:p>39.112.34.251</text:p>
          </table:table-cell>
          <table:table-cell table:number-columns-repeated="1018"/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Martainn</text:p>
          </table:table-cell>
          <table:table-cell office:value-type="string">
            <text:p>Lumsdon</text:p>
          </table:table-cell>
          <table:table-cell office:value-type="string">
            <text:p>mlumsdonaf@indiegogo.com</text:p>
          </table:table-cell>
          <table:table-cell office:value-type="string">
            <text:p>Male</text:p>
          </table:table-cell>
          <table:table-cell office:value-type="string">
            <text:p>232.125.114.26</text:p>
          </table:table-cell>
          <table:table-cell table:number-columns-repeated="1018"/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Colet</text:p>
          </table:table-cell>
          <table:table-cell office:value-type="string">
            <text:p>Thrush</text:p>
          </table:table-cell>
          <table:table-cell office:value-type="string">
            <text:p>cthrushag@disqus.com</text:p>
          </table:table-cell>
          <table:table-cell office:value-type="string">
            <text:p>Male</text:p>
          </table:table-cell>
          <table:table-cell office:value-type="string">
            <text:p>18.190.253.244</text:p>
          </table:table-cell>
          <table:table-cell table:number-columns-repeated="1018"/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Hamil</text:p>
          </table:table-cell>
          <table:table-cell office:value-type="string">
            <text:p>Grennan</text:p>
          </table:table-cell>
          <table:table-cell office:value-type="string">
            <text:p>hgrennanah@t-online.de</text:p>
          </table:table-cell>
          <table:table-cell office:value-type="string">
            <text:p>Male</text:p>
          </table:table-cell>
          <table:table-cell office:value-type="string">
            <text:p>52.39.145.221</text:p>
          </table:table-cell>
          <table:table-cell table:number-columns-repeated="1018"/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Jamil</text:p>
          </table:table-cell>
          <table:table-cell office:value-type="string">
            <text:p>Gilbee</text:p>
          </table:table-cell>
          <table:table-cell office:value-type="string">
            <text:p>jgilbeeai@creativecommons.org</text:p>
          </table:table-cell>
          <table:table-cell office:value-type="string">
            <text:p>Male</text:p>
          </table:table-cell>
          <table:table-cell office:value-type="string">
            <text:p>145.42.182.201</text:p>
          </table:table-cell>
          <table:table-cell table:number-columns-repeated="1018"/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Bev</text:p>
          </table:table-cell>
          <table:table-cell office:value-type="string">
            <text:p>Iaduccelli</text:p>
          </table:table-cell>
          <table:table-cell office:value-type="string">
            <text:p>biaduccelliaj@gizmodo.com</text:p>
          </table:table-cell>
          <table:table-cell office:value-type="string">
            <text:p>Female</text:p>
          </table:table-cell>
          <table:table-cell office:value-type="string">
            <text:p>211.17.36.10</text:p>
          </table:table-cell>
          <table:table-cell table:number-columns-repeated="1018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Merci</text:p>
          </table:table-cell>
          <table:table-cell office:value-type="string">
            <text:p>Timbs</text:p>
          </table:table-cell>
          <table:table-cell office:value-type="string">
            <text:p>mtimbsak@pbs.org</text:p>
          </table:table-cell>
          <table:table-cell office:value-type="string">
            <text:p>Female</text:p>
          </table:table-cell>
          <table:table-cell office:value-type="string">
            <text:p>13.90.182.51</text:p>
          </table:table-cell>
          <table:table-cell table:number-columns-repeated="1018"/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Iosep</text:p>
          </table:table-cell>
          <table:table-cell office:value-type="string">
            <text:p>Grubbe</text:p>
          </table:table-cell>
          <table:table-cell office:value-type="string">
            <text:p>igrubbeal@upenn.edu</text:p>
          </table:table-cell>
          <table:table-cell office:value-type="string">
            <text:p>Male</text:p>
          </table:table-cell>
          <table:table-cell office:value-type="string">
            <text:p>32.231.56.158</text:p>
          </table:table-cell>
          <table:table-cell table:number-columns-repeated="1018"/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Ivy</text:p>
          </table:table-cell>
          <table:table-cell office:value-type="string">
            <text:p>Euesden</text:p>
          </table:table-cell>
          <table:table-cell office:value-type="string">
            <text:p>ieuesdenam@pagesperso-orange.fr</text:p>
          </table:table-cell>
          <table:table-cell office:value-type="string">
            <text:p>Female</text:p>
          </table:table-cell>
          <table:table-cell office:value-type="string">
            <text:p>88.29.50.243</text:p>
          </table:table-cell>
          <table:table-cell table:number-columns-repeated="1018"/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Bar</text:p>
          </table:table-cell>
          <table:table-cell office:value-type="string">
            <text:p>Joule</text:p>
          </table:table-cell>
          <table:table-cell office:value-type="string">
            <text:p>bjoulean@comsenz.com</text:p>
          </table:table-cell>
          <table:table-cell office:value-type="string">
            <text:p>Male</text:p>
          </table:table-cell>
          <table:table-cell office:value-type="string">
            <text:p>4.157.177.139</text:p>
          </table:table-cell>
          <table:table-cell table:number-columns-repeated="1018"/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Sidnee</text:p>
          </table:table-cell>
          <table:table-cell office:value-type="string">
            <text:p>Hoofe</text:p>
          </table:table-cell>
          <table:table-cell office:value-type="string">
            <text:p>shoofeao@yellowpages.com</text:p>
          </table:table-cell>
          <table:table-cell office:value-type="string">
            <text:p>Male</text:p>
          </table:table-cell>
          <table:table-cell office:value-type="string">
            <text:p>1.192.0.13</text:p>
          </table:table-cell>
          <table:table-cell table:number-columns-repeated="1018"/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Ula</text:p>
          </table:table-cell>
          <table:table-cell office:value-type="string">
            <text:p>Bleesing</text:p>
          </table:table-cell>
          <table:table-cell office:value-type="string">
            <text:p>ubleesingap@blogger.com</text:p>
          </table:table-cell>
          <table:table-cell office:value-type="string">
            <text:p>Female</text:p>
          </table:table-cell>
          <table:table-cell office:value-type="string">
            <text:p>225.204.49.75</text:p>
          </table:table-cell>
          <table:table-cell table:number-columns-repeated="1018"/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Jessie</text:p>
          </table:table-cell>
          <table:table-cell office:value-type="string">
            <text:p>Knowlman</text:p>
          </table:table-cell>
          <table:table-cell office:value-type="string">
            <text:p>jknowlmanaq@jugem.jp</text:p>
          </table:table-cell>
          <table:table-cell office:value-type="string">
            <text:p>Male</text:p>
          </table:table-cell>
          <table:table-cell office:value-type="string">
            <text:p>219.106.155.132</text:p>
          </table:table-cell>
          <table:table-cell table:number-columns-repeated="1018"/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Alessandro</text:p>
          </table:table-cell>
          <table:table-cell office:value-type="string">
            <text:p>Perotti</text:p>
          </table:table-cell>
          <table:table-cell office:value-type="string">
            <text:p>aperottiar@yellowbook.com</text:p>
          </table:table-cell>
          <table:table-cell office:value-type="string">
            <text:p>Male</text:p>
          </table:table-cell>
          <table:table-cell office:value-type="string">
            <text:p>206.244.217.1</text:p>
          </table:table-cell>
          <table:table-cell table:number-columns-repeated="1018"/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Worth</text:p>
          </table:table-cell>
          <table:table-cell office:value-type="string">
            <text:p>Crilley</text:p>
          </table:table-cell>
          <table:table-cell office:value-type="string">
            <text:p>wcrilleyas@wired.com</text:p>
          </table:table-cell>
          <table:table-cell office:value-type="string">
            <text:p>Male</text:p>
          </table:table-cell>
          <table:table-cell office:value-type="string">
            <text:p>94.65.123.201</text:p>
          </table:table-cell>
          <table:table-cell table:number-columns-repeated="1018"/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Giorgi</text:p>
          </table:table-cell>
          <table:table-cell office:value-type="string">
            <text:p>Edinburough</text:p>
          </table:table-cell>
          <table:table-cell office:value-type="string">
            <text:p>gedinburoughat@ow.ly</text:p>
          </table:table-cell>
          <table:table-cell office:value-type="string">
            <text:p>Male</text:p>
          </table:table-cell>
          <table:table-cell office:value-type="string">
            <text:p>101.100.243.226</text:p>
          </table:table-cell>
          <table:table-cell table:number-columns-repeated="1018"/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Joey</text:p>
          </table:table-cell>
          <table:table-cell office:value-type="string">
            <text:p>Cuss</text:p>
          </table:table-cell>
          <table:table-cell office:value-type="string">
            <text:p>jcussau@themeforest.net</text:p>
          </table:table-cell>
          <table:table-cell office:value-type="string">
            <text:p>Male</text:p>
          </table:table-cell>
          <table:table-cell office:value-type="string">
            <text:p>197.33.255.144</text:p>
          </table:table-cell>
          <table:table-cell table:number-columns-repeated="1018"/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Boyd</text:p>
          </table:table-cell>
          <table:table-cell office:value-type="string">
            <text:p>Barfford</text:p>
          </table:table-cell>
          <table:table-cell office:value-type="string">
            <text:p>bbarffordav@people.com.cn</text:p>
          </table:table-cell>
          <table:table-cell office:value-type="string">
            <text:p>Male</text:p>
          </table:table-cell>
          <table:table-cell office:value-type="string">
            <text:p>7.75.90.72</text:p>
          </table:table-cell>
          <table:table-cell table:number-columns-repeated="1018"/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Shelley</text:p>
          </table:table-cell>
          <table:table-cell office:value-type="string">
            <text:p>Shotboult</text:p>
          </table:table-cell>
          <table:table-cell office:value-type="string">
            <text:p>sshotboultaw@behance.net</text:p>
          </table:table-cell>
          <table:table-cell office:value-type="string">
            <text:p>Male</text:p>
          </table:table-cell>
          <table:table-cell office:value-type="string">
            <text:p>222.145.117.42</text:p>
          </table:table-cell>
          <table:table-cell table:number-columns-repeated="1018"/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Lon</text:p>
          </table:table-cell>
          <table:table-cell office:value-type="string">
            <text:p>Chaikovski</text:p>
          </table:table-cell>
          <table:table-cell office:value-type="string">
            <text:p>lchaikovskiax@twitpic.com</text:p>
          </table:table-cell>
          <table:table-cell office:value-type="string">
            <text:p>Male</text:p>
          </table:table-cell>
          <table:table-cell office:value-type="string">
            <text:p>136.28.183.21</text:p>
          </table:table-cell>
          <table:table-cell table:number-columns-repeated="1018"/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Guy</text:p>
          </table:table-cell>
          <table:table-cell office:value-type="string">
            <text:p>Lelande</text:p>
          </table:table-cell>
          <table:table-cell office:value-type="string">
            <text:p>glelandeay@shinystat.com</text:p>
          </table:table-cell>
          <table:table-cell office:value-type="string">
            <text:p>Male</text:p>
          </table:table-cell>
          <table:table-cell office:value-type="string">
            <text:p>32.112.156.215</text:p>
          </table:table-cell>
          <table:table-cell table:number-columns-repeated="1018"/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Ruthy</text:p>
          </table:table-cell>
          <table:table-cell office:value-type="string">
            <text:p>Petlyura</text:p>
          </table:table-cell>
          <table:table-cell office:value-type="string">
            <text:p>rpetlyuraaz@cam.ac.uk</text:p>
          </table:table-cell>
          <table:table-cell office:value-type="string">
            <text:p>Female</text:p>
          </table:table-cell>
          <table:table-cell office:value-type="string">
            <text:p>19.133.90.236</text:p>
          </table:table-cell>
          <table:table-cell table:number-columns-repeated="1018"/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Filmer</text:p>
          </table:table-cell>
          <table:table-cell office:value-type="string">
            <text:p>Guido</text:p>
          </table:table-cell>
          <table:table-cell office:value-type="string">
            <text:p>fguidob0@delicious.com</text:p>
          </table:table-cell>
          <table:table-cell office:value-type="string">
            <text:p>Male</text:p>
          </table:table-cell>
          <table:table-cell office:value-type="string">
            <text:p>247.12.73.99</text:p>
          </table:table-cell>
          <table:table-cell table:number-columns-repeated="1018"/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Edlin</text:p>
          </table:table-cell>
          <table:table-cell office:value-type="string">
            <text:p>Tume</text:p>
          </table:table-cell>
          <table:table-cell office:value-type="string">
            <text:p>etumeb1@aboutads.info</text:p>
          </table:table-cell>
          <table:table-cell office:value-type="string">
            <text:p>Male</text:p>
          </table:table-cell>
          <table:table-cell office:value-type="string">
            <text:p>213.132.224.36</text:p>
          </table:table-cell>
          <table:table-cell table:number-columns-repeated="1018"/>
        </table:table-row>
        <table:table-row table:style-name="ro1">
          <table:table-cell office:value-type="float" office:value="399">
            <text:p>399</text:p>
          </table:table-cell>
          <table:table-cell office:value-type="string">
            <text:p>Lorette</text:p>
          </table:table-cell>
          <table:table-cell office:value-type="string">
            <text:p>Jerrold</text:p>
          </table:table-cell>
          <table:table-cell office:value-type="string">
            <text:p>ljerroldb2@hatena.ne.jp</text:p>
          </table:table-cell>
          <table:table-cell office:value-type="string">
            <text:p>Female</text:p>
          </table:table-cell>
          <table:table-cell office:value-type="string">
            <text:p>185.42.24.182</text:p>
          </table:table-cell>
          <table:table-cell table:number-columns-repeated="1018"/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Saunder</text:p>
          </table:table-cell>
          <table:table-cell office:value-type="string">
            <text:p>Fateley</text:p>
          </table:table-cell>
          <table:table-cell office:value-type="string">
            <text:p>sfateleyb3@homestead.com</text:p>
          </table:table-cell>
          <table:table-cell office:value-type="string">
            <text:p>Male</text:p>
          </table:table-cell>
          <table:table-cell office:value-type="string">
            <text:p>74.27.23.193</text:p>
          </table:table-cell>
          <table:table-cell table:number-columns-repeated="1018"/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Clo</text:p>
          </table:table-cell>
          <table:table-cell office:value-type="string">
            <text:p>Philipps</text:p>
          </table:table-cell>
          <table:table-cell office:value-type="string">
            <text:p>cphilippsb4@mtv.com</text:p>
          </table:table-cell>
          <table:table-cell office:value-type="string">
            <text:p>Female</text:p>
          </table:table-cell>
          <table:table-cell office:value-type="string">
            <text:p>221.232.239.75</text:p>
          </table:table-cell>
          <table:table-cell table:number-columns-repeated="101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Carling</text:p>
          </table:table-cell>
          <table:table-cell office:value-type="string">
            <text:p>Cavendish</text:p>
          </table:table-cell>
          <table:table-cell office:value-type="string">
            <text:p>ccavendishb5@jiathis.com</text:p>
          </table:table-cell>
          <table:table-cell office:value-type="string">
            <text:p>Male</text:p>
          </table:table-cell>
          <table:table-cell office:value-type="string">
            <text:p>158.182.72.252</text:p>
          </table:table-cell>
          <table:table-cell table:number-columns-repeated="1018"/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Merwin</text:p>
          </table:table-cell>
          <table:table-cell office:value-type="string">
            <text:p>Galbraeth</text:p>
          </table:table-cell>
          <table:table-cell office:value-type="string">
            <text:p>mgalbraethb6@nydailynews.com</text:p>
          </table:table-cell>
          <table:table-cell office:value-type="string">
            <text:p>Male</text:p>
          </table:table-cell>
          <table:table-cell office:value-type="string">
            <text:p>220.133.42.75</text:p>
          </table:table-cell>
          <table:table-cell table:number-columns-repeated="1018"/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Giffie</text:p>
          </table:table-cell>
          <table:table-cell office:value-type="string">
            <text:p>Brychan</text:p>
          </table:table-cell>
          <table:table-cell office:value-type="string">
            <text:p>gbrychanb7@jalbum.net</text:p>
          </table:table-cell>
          <table:table-cell office:value-type="string">
            <text:p>Male</text:p>
          </table:table-cell>
          <table:table-cell office:value-type="string">
            <text:p>228.226.94.4</text:p>
          </table:table-cell>
          <table:table-cell table:number-columns-repeated="1018"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Joann</text:p>
          </table:table-cell>
          <table:table-cell office:value-type="string">
            <text:p>Barroux</text:p>
          </table:table-cell>
          <table:table-cell office:value-type="string">
            <text:p>jbarrouxb8@businessinsider.com</text:p>
          </table:table-cell>
          <table:table-cell office:value-type="string">
            <text:p>Female</text:p>
          </table:table-cell>
          <table:table-cell office:value-type="string">
            <text:p>222.166.200.253</text:p>
          </table:table-cell>
          <table:table-cell table:number-columns-repeated="1018"/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Philis</text:p>
          </table:table-cell>
          <table:table-cell office:value-type="string">
            <text:p>MacRedmond</text:p>
          </table:table-cell>
          <table:table-cell office:value-type="string">
            <text:p>pmacredmondb9@devhub.com</text:p>
          </table:table-cell>
          <table:table-cell office:value-type="string">
            <text:p>Female</text:p>
          </table:table-cell>
          <table:table-cell office:value-type="string">
            <text:p>21.56.38.61</text:p>
          </table:table-cell>
          <table:table-cell table:number-columns-repeated="1018"/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Shana</text:p>
          </table:table-cell>
          <table:table-cell office:value-type="string">
            <text:p>Bray</text:p>
          </table:table-cell>
          <table:table-cell office:value-type="string">
            <text:p>sbrayba@fda.gov</text:p>
          </table:table-cell>
          <table:table-cell office:value-type="string">
            <text:p>Female</text:p>
          </table:table-cell>
          <table:table-cell office:value-type="string">
            <text:p>152.219.69.230</text:p>
          </table:table-cell>
          <table:table-cell table:number-columns-repeated="1018"/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Elnora</text:p>
          </table:table-cell>
          <table:table-cell office:value-type="string">
            <text:p>Parlot</text:p>
          </table:table-cell>
          <table:table-cell office:value-type="string">
            <text:p>eparlotbb@opera.com</text:p>
          </table:table-cell>
          <table:table-cell office:value-type="string">
            <text:p>Female</text:p>
          </table:table-cell>
          <table:table-cell office:value-type="string">
            <text:p>25.158.215.18</text:p>
          </table:table-cell>
          <table:table-cell table:number-columns-repeated="1018"/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Ryun</text:p>
          </table:table-cell>
          <table:table-cell office:value-type="string">
            <text:p>Perring</text:p>
          </table:table-cell>
          <table:table-cell office:value-type="string">
            <text:p>rperringbc@umich.edu</text:p>
          </table:table-cell>
          <table:table-cell office:value-type="string">
            <text:p>Male</text:p>
          </table:table-cell>
          <table:table-cell office:value-type="string">
            <text:p>137.77.0.241</text:p>
          </table:table-cell>
          <table:table-cell table:number-columns-repeated="1018"/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Lian</text:p>
          </table:table-cell>
          <table:table-cell office:value-type="string">
            <text:p>Simonard</text:p>
          </table:table-cell>
          <table:table-cell office:value-type="string">
            <text:p>lsimonardbd@myspace.com</text:p>
          </table:table-cell>
          <table:table-cell office:value-type="string">
            <text:p>Female</text:p>
          </table:table-cell>
          <table:table-cell office:value-type="string">
            <text:p>138.23.59.23</text:p>
          </table:table-cell>
          <table:table-cell table:number-columns-repeated="1018"/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Daren</text:p>
          </table:table-cell>
          <table:table-cell office:value-type="string">
            <text:p>Inworth</text:p>
          </table:table-cell>
          <table:table-cell office:value-type="string">
            <text:p>dinworthbe@wunderground.com</text:p>
          </table:table-cell>
          <table:table-cell office:value-type="string">
            <text:p>Male</text:p>
          </table:table-cell>
          <table:table-cell office:value-type="string">
            <text:p>224.9.38.62</text:p>
          </table:table-cell>
          <table:table-cell table:number-columns-repeated="1018"/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Jojo</text:p>
          </table:table-cell>
          <table:table-cell office:value-type="string">
            <text:p>Lauritsen</text:p>
          </table:table-cell>
          <table:table-cell office:value-type="string">
            <text:p>jlauritsenbf@cbslocal.com</text:p>
          </table:table-cell>
          <table:table-cell office:value-type="string">
            <text:p>Female</text:p>
          </table:table-cell>
          <table:table-cell office:value-type="string">
            <text:p>83.239.106.47</text:p>
          </table:table-cell>
          <table:table-cell table:number-columns-repeated="1018"/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Adriano</text:p>
          </table:table-cell>
          <table:table-cell office:value-type="string">
            <text:p>Iacovozzo</text:p>
          </table:table-cell>
          <table:table-cell office:value-type="string">
            <text:p>aiacovozzobg@hostgator.com</text:p>
          </table:table-cell>
          <table:table-cell office:value-type="string">
            <text:p>Male</text:p>
          </table:table-cell>
          <table:table-cell office:value-type="string">
            <text:p>136.74.126.240</text:p>
          </table:table-cell>
          <table:table-cell table:number-columns-repeated="1018"/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Rey</text:p>
          </table:table-cell>
          <table:table-cell office:value-type="string">
            <text:p>Cottier</text:p>
          </table:table-cell>
          <table:table-cell office:value-type="string">
            <text:p>rcottierbh@bandcamp.com</text:p>
          </table:table-cell>
          <table:table-cell office:value-type="string">
            <text:p>Male</text:p>
          </table:table-cell>
          <table:table-cell office:value-type="string">
            <text:p>153.91.141.217</text:p>
          </table:table-cell>
          <table:table-cell table:number-columns-repeated="1018"/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Gill</text:p>
          </table:table-cell>
          <table:table-cell office:value-type="string">
            <text:p>Gealy</text:p>
          </table:table-cell>
          <table:table-cell office:value-type="string">
            <text:p>ggealybi@thetimes.co.uk</text:p>
          </table:table-cell>
          <table:table-cell office:value-type="string">
            <text:p>Female</text:p>
          </table:table-cell>
          <table:table-cell office:value-type="string">
            <text:p>9.194.25.238</text:p>
          </table:table-cell>
          <table:table-cell table:number-columns-repeated="1018"/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Maribelle</text:p>
          </table:table-cell>
          <table:table-cell office:value-type="string">
            <text:p>McGaughey</text:p>
          </table:table-cell>
          <table:table-cell office:value-type="string">
            <text:p>mmcgaugheybj@unesco.org</text:p>
          </table:table-cell>
          <table:table-cell office:value-type="string">
            <text:p>Female</text:p>
          </table:table-cell>
          <table:table-cell office:value-type="string">
            <text:p>126.69.84.123</text:p>
          </table:table-cell>
          <table:table-cell table:number-columns-repeated="1018"/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Tucker</text:p>
          </table:table-cell>
          <table:table-cell office:value-type="string">
            <text:p>Levecque</text:p>
          </table:table-cell>
          <table:table-cell office:value-type="string">
            <text:p>tlevecquebk@macromedia.com</text:p>
          </table:table-cell>
          <table:table-cell office:value-type="string">
            <text:p>Male</text:p>
          </table:table-cell>
          <table:table-cell office:value-type="string">
            <text:p>77.166.179.124</text:p>
          </table:table-cell>
          <table:table-cell table:number-columns-repeated="1018"/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Meara</text:p>
          </table:table-cell>
          <table:table-cell office:value-type="string">
            <text:p>MacCathay</text:p>
          </table:table-cell>
          <table:table-cell office:value-type="string">
            <text:p>mmaccathaybl@quantcast.com</text:p>
          </table:table-cell>
          <table:table-cell office:value-type="string">
            <text:p>Female</text:p>
          </table:table-cell>
          <table:table-cell office:value-type="string">
            <text:p>64.91.37.75</text:p>
          </table:table-cell>
          <table:table-cell table:number-columns-repeated="1018"/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Barb</text:p>
          </table:table-cell>
          <table:table-cell office:value-type="string">
            <text:p>Holmyard</text:p>
          </table:table-cell>
          <table:table-cell office:value-type="string">
            <text:p>bholmyardbm@sfgate.com</text:p>
          </table:table-cell>
          <table:table-cell office:value-type="string">
            <text:p>Female</text:p>
          </table:table-cell>
          <table:table-cell office:value-type="string">
            <text:p>149.139.34.77</text:p>
          </table:table-cell>
          <table:table-cell table:number-columns-repeated="1018"/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Benedetta</text:p>
          </table:table-cell>
          <table:table-cell office:value-type="string">
            <text:p>Meijer</text:p>
          </table:table-cell>
          <table:table-cell office:value-type="string">
            <text:p>bmeijerbn@arstechnica.com</text:p>
          </table:table-cell>
          <table:table-cell office:value-type="string">
            <text:p>Female</text:p>
          </table:table-cell>
          <table:table-cell office:value-type="string">
            <text:p>55.62.140.183</text:p>
          </table:table-cell>
          <table:table-cell table:number-columns-repeated="1018"/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Glyn</text:p>
          </table:table-cell>
          <table:table-cell office:value-type="string">
            <text:p>Pelling</text:p>
          </table:table-cell>
          <table:table-cell office:value-type="string">
            <text:p>gpellingbo@amazon.com</text:p>
          </table:table-cell>
          <table:table-cell office:value-type="string">
            <text:p>Female</text:p>
          </table:table-cell>
          <table:table-cell office:value-type="string">
            <text:p>50.127.175.16</text:p>
          </table:table-cell>
          <table:table-cell table:number-columns-repeated="1018"/>
        </table:table-row>
        <table:table-row table:style-name="ro1">
          <table:table-cell office:value-type="float" office:value="422">
            <text:p>422</text:p>
          </table:table-cell>
          <table:table-cell office:value-type="string">
            <text:p>Bertrand</text:p>
          </table:table-cell>
          <table:table-cell office:value-type="string">
            <text:p>Barlas</text:p>
          </table:table-cell>
          <table:table-cell office:value-type="string">
            <text:p>bbarlasbp@aboutads.info</text:p>
          </table:table-cell>
          <table:table-cell office:value-type="string">
            <text:p>Male</text:p>
          </table:table-cell>
          <table:table-cell office:value-type="string">
            <text:p>240.242.186.45</text:p>
          </table:table-cell>
          <table:table-cell table:number-columns-repeated="1018"/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Walden</text:p>
          </table:table-cell>
          <table:table-cell office:value-type="string">
            <text:p>Wawer</text:p>
          </table:table-cell>
          <table:table-cell office:value-type="string">
            <text:p>wwawerbq@eventbrite.com</text:p>
          </table:table-cell>
          <table:table-cell office:value-type="string">
            <text:p>Male</text:p>
          </table:table-cell>
          <table:table-cell office:value-type="string">
            <text:p>124.234.62.84</text:p>
          </table:table-cell>
          <table:table-cell table:number-columns-repeated="1018"/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Lazarus</text:p>
          </table:table-cell>
          <table:table-cell office:value-type="string">
            <text:p>McMillian</text:p>
          </table:table-cell>
          <table:table-cell office:value-type="string">
            <text:p>lmcmillianbr@seesaa.net</text:p>
          </table:table-cell>
          <table:table-cell office:value-type="string">
            <text:p>Male</text:p>
          </table:table-cell>
          <table:table-cell office:value-type="string">
            <text:p>129.111.107.124</text:p>
          </table:table-cell>
          <table:table-cell table:number-columns-repeated="1018"/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Angel</text:p>
          </table:table-cell>
          <table:table-cell office:value-type="string">
            <text:p>Glasheen</text:p>
          </table:table-cell>
          <table:table-cell office:value-type="string">
            <text:p>aglasheenbs@sbwire.com</text:p>
          </table:table-cell>
          <table:table-cell office:value-type="string">
            <text:p>Male</text:p>
          </table:table-cell>
          <table:table-cell office:value-type="string">
            <text:p>166.64.206.205</text:p>
          </table:table-cell>
          <table:table-cell table:number-columns-repeated="1018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Aluino</text:p>
          </table:table-cell>
          <table:table-cell office:value-type="string">
            <text:p>Suggate</text:p>
          </table:table-cell>
          <table:table-cell office:value-type="string">
            <text:p>asuggatebt@goo.ne.jp</text:p>
          </table:table-cell>
          <table:table-cell office:value-type="string">
            <text:p>Male</text:p>
          </table:table-cell>
          <table:table-cell office:value-type="string">
            <text:p>219.18.113.185</text:p>
          </table:table-cell>
          <table:table-cell table:number-columns-repeated="1018"/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Baily</text:p>
          </table:table-cell>
          <table:table-cell office:value-type="string">
            <text:p>Fourcade</text:p>
          </table:table-cell>
          <table:table-cell office:value-type="string">
            <text:p>bfourcadebu@hhs.gov</text:p>
          </table:table-cell>
          <table:table-cell office:value-type="string">
            <text:p>Male</text:p>
          </table:table-cell>
          <table:table-cell office:value-type="string">
            <text:p>68.70.42.87</text:p>
          </table:table-cell>
          <table:table-cell table:number-columns-repeated="1018"/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Harriott</text:p>
          </table:table-cell>
          <table:table-cell office:value-type="string">
            <text:p>Bangham</text:p>
          </table:table-cell>
          <table:table-cell office:value-type="string">
            <text:p>hbanghambv@imgur.com</text:p>
          </table:table-cell>
          <table:table-cell office:value-type="string">
            <text:p>Female</text:p>
          </table:table-cell>
          <table:table-cell office:value-type="string">
            <text:p>133.108.40.196</text:p>
          </table:table-cell>
          <table:table-cell table:number-columns-repeated="1018"/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Fields</text:p>
          </table:table-cell>
          <table:table-cell office:value-type="string">
            <text:p>Corton</text:p>
          </table:table-cell>
          <table:table-cell office:value-type="string">
            <text:p>fcortonbw@dailymotion.com</text:p>
          </table:table-cell>
          <table:table-cell office:value-type="string">
            <text:p>Male</text:p>
          </table:table-cell>
          <table:table-cell office:value-type="string">
            <text:p>41.29.89.139</text:p>
          </table:table-cell>
          <table:table-cell table:number-columns-repeated="1018"/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Shelley</text:p>
          </table:table-cell>
          <table:table-cell office:value-type="string">
            <text:p>Wing</text:p>
          </table:table-cell>
          <table:table-cell office:value-type="string">
            <text:p>swingbx@abc.net.au</text:p>
          </table:table-cell>
          <table:table-cell office:value-type="string">
            <text:p>Male</text:p>
          </table:table-cell>
          <table:table-cell office:value-type="string">
            <text:p>171.207.180.56</text:p>
          </table:table-cell>
          <table:table-cell table:number-columns-repeated="1018"/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Kipp</text:p>
          </table:table-cell>
          <table:table-cell office:value-type="string">
            <text:p>De Matteis</text:p>
          </table:table-cell>
          <table:table-cell office:value-type="string">
            <text:p>kdematteisby@google.it</text:p>
          </table:table-cell>
          <table:table-cell office:value-type="string">
            <text:p>Male</text:p>
          </table:table-cell>
          <table:table-cell office:value-type="string">
            <text:p>219.181.41.160</text:p>
          </table:table-cell>
          <table:table-cell table:number-columns-repeated="1018"/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Ilario</text:p>
          </table:table-cell>
          <table:table-cell office:value-type="string">
            <text:p>Farfoot</text:p>
          </table:table-cell>
          <table:table-cell office:value-type="string">
            <text:p>ifarfootbz@about.com</text:p>
          </table:table-cell>
          <table:table-cell office:value-type="string">
            <text:p>Male</text:p>
          </table:table-cell>
          <table:table-cell office:value-type="string">
            <text:p>177.224.149.190</text:p>
          </table:table-cell>
          <table:table-cell table:number-columns-repeated="1018"/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Tara</text:p>
          </table:table-cell>
          <table:table-cell office:value-type="string">
            <text:p>Sprague</text:p>
          </table:table-cell>
          <table:table-cell office:value-type="string">
            <text:p>tspraguec0@admin.ch</text:p>
          </table:table-cell>
          <table:table-cell office:value-type="string">
            <text:p>Female</text:p>
          </table:table-cell>
          <table:table-cell office:value-type="string">
            <text:p>142.95.102.178</text:p>
          </table:table-cell>
          <table:table-cell table:number-columns-repeated="1018"/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Camilla</text:p>
          </table:table-cell>
          <table:table-cell office:value-type="string">
            <text:p>Jori</text:p>
          </table:table-cell>
          <table:table-cell office:value-type="string">
            <text:p>cjoric1@mashable.com</text:p>
          </table:table-cell>
          <table:table-cell office:value-type="string">
            <text:p>Female</text:p>
          </table:table-cell>
          <table:table-cell office:value-type="string">
            <text:p>175.33.245.238</text:p>
          </table:table-cell>
          <table:table-cell table:number-columns-repeated="1018"/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Ervin</text:p>
          </table:table-cell>
          <table:table-cell office:value-type="string">
            <text:p>Esler</text:p>
          </table:table-cell>
          <table:table-cell office:value-type="string">
            <text:p>eeslerc2@dion.ne.jp</text:p>
          </table:table-cell>
          <table:table-cell office:value-type="string">
            <text:p>Male</text:p>
          </table:table-cell>
          <table:table-cell office:value-type="string">
            <text:p>176.233.97.9</text:p>
          </table:table-cell>
          <table:table-cell table:number-columns-repeated="1018"/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Wilona</text:p>
          </table:table-cell>
          <table:table-cell office:value-type="string">
            <text:p>Tomlinson</text:p>
          </table:table-cell>
          <table:table-cell office:value-type="string">
            <text:p>wtomlinsonc3@slate.com</text:p>
          </table:table-cell>
          <table:table-cell office:value-type="string">
            <text:p>Female</text:p>
          </table:table-cell>
          <table:table-cell office:value-type="string">
            <text:p>67.171.240.119</text:p>
          </table:table-cell>
          <table:table-cell table:number-columns-repeated="1018"/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Elizabet</text:p>
          </table:table-cell>
          <table:table-cell office:value-type="string">
            <text:p>Gueny</text:p>
          </table:table-cell>
          <table:table-cell office:value-type="string">
            <text:p>eguenyc4@ox.ac.uk</text:p>
          </table:table-cell>
          <table:table-cell office:value-type="string">
            <text:p>Female</text:p>
          </table:table-cell>
          <table:table-cell office:value-type="string">
            <text:p>25.15.102.46</text:p>
          </table:table-cell>
          <table:table-cell table:number-columns-repeated="1018"/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Vinnie</text:p>
          </table:table-cell>
          <table:table-cell office:value-type="string">
            <text:p>Bedberry</text:p>
          </table:table-cell>
          <table:table-cell office:value-type="string">
            <text:p>vbedberryc5@tuttocitta.it</text:p>
          </table:table-cell>
          <table:table-cell office:value-type="string">
            <text:p>Female</text:p>
          </table:table-cell>
          <table:table-cell office:value-type="string">
            <text:p>200.56.184.176</text:p>
          </table:table-cell>
          <table:table-cell table:number-columns-repeated="1018"/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Valery</text:p>
          </table:table-cell>
          <table:table-cell office:value-type="string">
            <text:p>Galer</text:p>
          </table:table-cell>
          <table:table-cell office:value-type="string">
            <text:p>vgalerc6@discovery.com</text:p>
          </table:table-cell>
          <table:table-cell office:value-type="string">
            <text:p>Female</text:p>
          </table:table-cell>
          <table:table-cell office:value-type="string">
            <text:p>154.164.104.229</text:p>
          </table:table-cell>
          <table:table-cell table:number-columns-repeated="1018"/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Dee dee</text:p>
          </table:table-cell>
          <table:table-cell office:value-type="string">
            <text:p>Frodsam</text:p>
          </table:table-cell>
          <table:table-cell office:value-type="string">
            <text:p>dfrodsamc7@theatlantic.com</text:p>
          </table:table-cell>
          <table:table-cell office:value-type="string">
            <text:p>Female</text:p>
          </table:table-cell>
          <table:table-cell office:value-type="string">
            <text:p>210.186.179.59</text:p>
          </table:table-cell>
          <table:table-cell table:number-columns-repeated="1018"/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Ninnette</text:p>
          </table:table-cell>
          <table:table-cell office:value-type="string">
            <text:p>Raoult</text:p>
          </table:table-cell>
          <table:table-cell office:value-type="string">
            <text:p>nraoultc8@google.cn</text:p>
          </table:table-cell>
          <table:table-cell office:value-type="string">
            <text:p>Female</text:p>
          </table:table-cell>
          <table:table-cell office:value-type="string">
            <text:p>75.78.170.199</text:p>
          </table:table-cell>
          <table:table-cell table:number-columns-repeated="1018"/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Ervin</text:p>
          </table:table-cell>
          <table:table-cell office:value-type="string">
            <text:p>Brain</text:p>
          </table:table-cell>
          <table:table-cell office:value-type="string">
            <text:p>ebrainc9@wix.com</text:p>
          </table:table-cell>
          <table:table-cell office:value-type="string">
            <text:p>Male</text:p>
          </table:table-cell>
          <table:table-cell office:value-type="string">
            <text:p>69.213.35.101</text:p>
          </table:table-cell>
          <table:table-cell table:number-columns-repeated="1018"/>
        </table:table-row>
        <table:table-row table:style-name="ro1">
          <table:table-cell office:value-type="float" office:value="443">
            <text:p>443</text:p>
          </table:table-cell>
          <table:table-cell office:value-type="string">
            <text:p>Inglis</text:p>
          </table:table-cell>
          <table:table-cell office:value-type="string">
            <text:p>Lowdiane</text:p>
          </table:table-cell>
          <table:table-cell office:value-type="string">
            <text:p>ilowdianeca@marketwatch.com</text:p>
          </table:table-cell>
          <table:table-cell office:value-type="string">
            <text:p>Male</text:p>
          </table:table-cell>
          <table:table-cell office:value-type="string">
            <text:p>243.18.155.115</text:p>
          </table:table-cell>
          <table:table-cell table:number-columns-repeated="1018"/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Chrisse</text:p>
          </table:table-cell>
          <table:table-cell office:value-type="string">
            <text:p>Leyton</text:p>
          </table:table-cell>
          <table:table-cell office:value-type="string">
            <text:p>cleytoncb@liveinternet.ru</text:p>
          </table:table-cell>
          <table:table-cell office:value-type="string">
            <text:p>Male</text:p>
          </table:table-cell>
          <table:table-cell office:value-type="string">
            <text:p>197.126.58.203</text:p>
          </table:table-cell>
          <table:table-cell table:number-columns-repeated="1018"/>
        </table:table-row>
        <table:table-row table:style-name="ro1">
          <table:table-cell office:value-type="float" office:value="445">
            <text:p>445</text:p>
          </table:table-cell>
          <table:table-cell office:value-type="string">
            <text:p>Bennett</text:p>
          </table:table-cell>
          <table:table-cell office:value-type="string">
            <text:p>D'Antoni</text:p>
          </table:table-cell>
          <table:table-cell office:value-type="string">
            <text:p>bdantonicc@flickr.com</text:p>
          </table:table-cell>
          <table:table-cell office:value-type="string">
            <text:p>Male</text:p>
          </table:table-cell>
          <table:table-cell office:value-type="string">
            <text:p>100.18.82.84</text:p>
          </table:table-cell>
          <table:table-cell table:number-columns-repeated="1018"/>
        </table:table-row>
        <table:table-row table:style-name="ro1">
          <table:table-cell office:value-type="float" office:value="446">
            <text:p>446</text:p>
          </table:table-cell>
          <table:table-cell office:value-type="string">
            <text:p>Derril</text:p>
          </table:table-cell>
          <table:table-cell office:value-type="string">
            <text:p>Rowbottam</text:p>
          </table:table-cell>
          <table:table-cell office:value-type="string">
            <text:p>drowbottamcd@stanford.edu</text:p>
          </table:table-cell>
          <table:table-cell office:value-type="string">
            <text:p>Male</text:p>
          </table:table-cell>
          <table:table-cell office:value-type="string">
            <text:p>131.58.57.50</text:p>
          </table:table-cell>
          <table:table-cell table:number-columns-repeated="1018"/>
        </table:table-row>
        <table:table-row table:style-name="ro1">
          <table:table-cell office:value-type="float" office:value="447">
            <text:p>447</text:p>
          </table:table-cell>
          <table:table-cell office:value-type="string">
            <text:p>Elwood</text:p>
          </table:table-cell>
          <table:table-cell office:value-type="string">
            <text:p>Paulton</text:p>
          </table:table-cell>
          <table:table-cell office:value-type="string">
            <text:p>epaultonce@npr.org</text:p>
          </table:table-cell>
          <table:table-cell office:value-type="string">
            <text:p>Male</text:p>
          </table:table-cell>
          <table:table-cell office:value-type="string">
            <text:p>130.35.8.82</text:p>
          </table:table-cell>
          <table:table-cell table:number-columns-repeated="1018"/>
        </table:table-row>
        <table:table-row table:style-name="ro1">
          <table:table-cell office:value-type="float" office:value="448">
            <text:p>448</text:p>
          </table:table-cell>
          <table:table-cell office:value-type="string">
            <text:p>Dolley</text:p>
          </table:table-cell>
          <table:table-cell office:value-type="string">
            <text:p>Leal</text:p>
          </table:table-cell>
          <table:table-cell office:value-type="string">
            <text:p>dlealcf@flickr.com</text:p>
          </table:table-cell>
          <table:table-cell office:value-type="string">
            <text:p>Female</text:p>
          </table:table-cell>
          <table:table-cell office:value-type="string">
            <text:p>90.222.127.7</text:p>
          </table:table-cell>
          <table:table-cell table:number-columns-repeated="1018"/>
        </table:table-row>
        <table:table-row table:style-name="ro1">
          <table:table-cell office:value-type="float" office:value="449">
            <text:p>449</text:p>
          </table:table-cell>
          <table:table-cell office:value-type="string">
            <text:p>Kyle</text:p>
          </table:table-cell>
          <table:table-cell office:value-type="string">
            <text:p>Truman</text:p>
          </table:table-cell>
          <table:table-cell office:value-type="string">
            <text:p>ktrumancg@nih.gov</text:p>
          </table:table-cell>
          <table:table-cell office:value-type="string">
            <text:p>Male</text:p>
          </table:table-cell>
          <table:table-cell office:value-type="string">
            <text:p>82.109.23.70</text:p>
          </table:table-cell>
          <table:table-cell table:number-columns-repeated="1018"/>
        </table:table-row>
        <table:table-row table:style-name="ro1">
          <table:table-cell office:value-type="float" office:value="450">
            <text:p>450</text:p>
          </table:table-cell>
          <table:table-cell office:value-type="string">
            <text:p>Benedikta</text:p>
          </table:table-cell>
          <table:table-cell office:value-type="string">
            <text:p>Lerwill</text:p>
          </table:table-cell>
          <table:table-cell office:value-type="string">
            <text:p>blerwillch@google.fr</text:p>
          </table:table-cell>
          <table:table-cell office:value-type="string">
            <text:p>Female</text:p>
          </table:table-cell>
          <table:table-cell office:value-type="string">
            <text:p>125.60.24.83</text:p>
          </table:table-cell>
          <table:table-cell table:number-columns-repeated="1018"/>
        </table:table-row>
        <table:table-row table:style-name="ro1">
          <table:table-cell office:value-type="float" office:value="451">
            <text:p>451</text:p>
          </table:table-cell>
          <table:table-cell office:value-type="string">
            <text:p>Greer</text:p>
          </table:table-cell>
          <table:table-cell office:value-type="string">
            <text:p>Vasyunichev</text:p>
          </table:table-cell>
          <table:table-cell office:value-type="string">
            <text:p>gvasyunichevci@tripod.com</text:p>
          </table:table-cell>
          <table:table-cell office:value-type="string">
            <text:p>Female</text:p>
          </table:table-cell>
          <table:table-cell office:value-type="string">
            <text:p>147.197.38.8</text:p>
          </table:table-cell>
          <table:table-cell table:number-columns-repeated="1018"/>
        </table:table-row>
        <table:table-row table:style-name="ro1">
          <table:table-cell office:value-type="float" office:value="452">
            <text:p>452</text:p>
          </table:table-cell>
          <table:table-cell office:value-type="string">
            <text:p>Umberto</text:p>
          </table:table-cell>
          <table:table-cell office:value-type="string">
            <text:p>Harmston</text:p>
          </table:table-cell>
          <table:table-cell office:value-type="string">
            <text:p>uharmstoncj@theguardian.com</text:p>
          </table:table-cell>
          <table:table-cell office:value-type="string">
            <text:p>Male</text:p>
          </table:table-cell>
          <table:table-cell office:value-type="string">
            <text:p>129.174.14.139</text:p>
          </table:table-cell>
          <table:table-cell table:number-columns-repeated="1018"/>
        </table:table-row>
        <table:table-row table:style-name="ro1">
          <table:table-cell office:value-type="float" office:value="453">
            <text:p>453</text:p>
          </table:table-cell>
          <table:table-cell office:value-type="string">
            <text:p>Jaimie</text:p>
          </table:table-cell>
          <table:table-cell office:value-type="string">
            <text:p>Lovering</text:p>
          </table:table-cell>
          <table:table-cell office:value-type="string">
            <text:p>jloveringck@prlog.org</text:p>
          </table:table-cell>
          <table:table-cell office:value-type="string">
            <text:p>Male</text:p>
          </table:table-cell>
          <table:table-cell office:value-type="string">
            <text:p>9.56.111.70</text:p>
          </table:table-cell>
          <table:table-cell table:number-columns-repeated="1018"/>
        </table:table-row>
        <table:table-row table:style-name="ro1">
          <table:table-cell office:value-type="float" office:value="454">
            <text:p>454</text:p>
          </table:table-cell>
          <table:table-cell office:value-type="string">
            <text:p>Gloria</text:p>
          </table:table-cell>
          <table:table-cell office:value-type="string">
            <text:p>Dalyell</text:p>
          </table:table-cell>
          <table:table-cell office:value-type="string">
            <text:p>gdalyellcl@yale.edu</text:p>
          </table:table-cell>
          <table:table-cell office:value-type="string">
            <text:p>Female</text:p>
          </table:table-cell>
          <table:table-cell office:value-type="string">
            <text:p>35.169.56.85</text:p>
          </table:table-cell>
          <table:table-cell table:number-columns-repeated="1018"/>
        </table:table-row>
        <table:table-row table:style-name="ro1">
          <table:table-cell office:value-type="float" office:value="455">
            <text:p>455</text:p>
          </table:table-cell>
          <table:table-cell office:value-type="string">
            <text:p>Vinny</text:p>
          </table:table-cell>
          <table:table-cell office:value-type="string">
            <text:p>Van Der Straaten</text:p>
          </table:table-cell>
          <table:table-cell office:value-type="string">
            <text:p>vvanderstraatencm@yandex.ru</text:p>
          </table:table-cell>
          <table:table-cell office:value-type="string">
            <text:p>Male</text:p>
          </table:table-cell>
          <table:table-cell office:value-type="string">
            <text:p>32.132.55.89</text:p>
          </table:table-cell>
          <table:table-cell table:number-columns-repeated="1018"/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Jobey</text:p>
          </table:table-cell>
          <table:table-cell office:value-type="string">
            <text:p>Klageman</text:p>
          </table:table-cell>
          <table:table-cell office:value-type="string">
            <text:p>jklagemancn@latimes.com</text:p>
          </table:table-cell>
          <table:table-cell office:value-type="string">
            <text:p>Female</text:p>
          </table:table-cell>
          <table:table-cell office:value-type="string">
            <text:p>227.188.75.36</text:p>
          </table:table-cell>
          <table:table-cell table:number-columns-repeated="1018"/>
        </table:table-row>
        <table:table-row table:style-name="ro1">
          <table:table-cell office:value-type="float" office:value="457">
            <text:p>457</text:p>
          </table:table-cell>
          <table:table-cell office:value-type="string">
            <text:p>Hanna</text:p>
          </table:table-cell>
          <table:table-cell office:value-type="string">
            <text:p>Lamba</text:p>
          </table:table-cell>
          <table:table-cell office:value-type="string">
            <text:p>hlambaco@goo.ne.jp</text:p>
          </table:table-cell>
          <table:table-cell office:value-type="string">
            <text:p>Female</text:p>
          </table:table-cell>
          <table:table-cell office:value-type="string">
            <text:p>67.216.44.23</text:p>
          </table:table-cell>
          <table:table-cell table:number-columns-repeated="1018"/>
        </table:table-row>
        <table:table-row table:style-name="ro1">
          <table:table-cell office:value-type="float" office:value="458">
            <text:p>458</text:p>
          </table:table-cell>
          <table:table-cell office:value-type="string">
            <text:p>Garner</text:p>
          </table:table-cell>
          <table:table-cell office:value-type="string">
            <text:p>Torvey</text:p>
          </table:table-cell>
          <table:table-cell office:value-type="string">
            <text:p>gtorveycp@umich.edu</text:p>
          </table:table-cell>
          <table:table-cell office:value-type="string">
            <text:p>Male</text:p>
          </table:table-cell>
          <table:table-cell office:value-type="string">
            <text:p>236.71.81.198</text:p>
          </table:table-cell>
          <table:table-cell table:number-columns-repeated="1018"/>
        </table:table-row>
        <table:table-row table:style-name="ro1">
          <table:table-cell office:value-type="float" office:value="459">
            <text:p>459</text:p>
          </table:table-cell>
          <table:table-cell office:value-type="string">
            <text:p>Silvie</text:p>
          </table:table-cell>
          <table:table-cell office:value-type="string">
            <text:p>Howard</text:p>
          </table:table-cell>
          <table:table-cell office:value-type="string">
            <text:p>showardcq@unicef.org</text:p>
          </table:table-cell>
          <table:table-cell office:value-type="string">
            <text:p>Female</text:p>
          </table:table-cell>
          <table:table-cell office:value-type="string">
            <text:p>171.30.216.13</text:p>
          </table:table-cell>
          <table:table-cell table:number-columns-repeated="1018"/>
        </table:table-row>
        <table:table-row table:style-name="ro1">
          <table:table-cell office:value-type="float" office:value="460">
            <text:p>460</text:p>
          </table:table-cell>
          <table:table-cell office:value-type="string">
            <text:p>Rurik</text:p>
          </table:table-cell>
          <table:table-cell office:value-type="string">
            <text:p>Giuron</text:p>
          </table:table-cell>
          <table:table-cell office:value-type="string">
            <text:p>rgiuroncr@weibo.com</text:p>
          </table:table-cell>
          <table:table-cell office:value-type="string">
            <text:p>Male</text:p>
          </table:table-cell>
          <table:table-cell office:value-type="string">
            <text:p>71.162.139.103</text:p>
          </table:table-cell>
          <table:table-cell table:number-columns-repeated="1018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Gamaliel</text:p>
          </table:table-cell>
          <table:table-cell office:value-type="string">
            <text:p>Stiller</text:p>
          </table:table-cell>
          <table:table-cell office:value-type="string">
            <text:p>gstillercs@creativecommons.org</text:p>
          </table:table-cell>
          <table:table-cell office:value-type="string">
            <text:p>Male</text:p>
          </table:table-cell>
          <table:table-cell office:value-type="string">
            <text:p>228.238.224.169</text:p>
          </table:table-cell>
          <table:table-cell table:number-columns-repeated="1018"/>
        </table:table-row>
        <table:table-row table:style-name="ro1">
          <table:table-cell office:value-type="float" office:value="462">
            <text:p>462</text:p>
          </table:table-cell>
          <table:table-cell office:value-type="string">
            <text:p>Drugi</text:p>
          </table:table-cell>
          <table:table-cell office:value-type="string">
            <text:p>Stirtle</text:p>
          </table:table-cell>
          <table:table-cell office:value-type="string">
            <text:p>dstirtlect@yahoo.co.jp</text:p>
          </table:table-cell>
          <table:table-cell office:value-type="string">
            <text:p>Male</text:p>
          </table:table-cell>
          <table:table-cell office:value-type="string">
            <text:p>123.249.110.153</text:p>
          </table:table-cell>
          <table:table-cell table:number-columns-repeated="1018"/>
        </table:table-row>
        <table:table-row table:style-name="ro1">
          <table:table-cell office:value-type="float" office:value="463">
            <text:p>463</text:p>
          </table:table-cell>
          <table:table-cell office:value-type="string">
            <text:p>Swen</text:p>
          </table:table-cell>
          <table:table-cell office:value-type="string">
            <text:p>Molfino</text:p>
          </table:table-cell>
          <table:table-cell office:value-type="string">
            <text:p>smolfinocu@typepad.com</text:p>
          </table:table-cell>
          <table:table-cell office:value-type="string">
            <text:p>Male</text:p>
          </table:table-cell>
          <table:table-cell office:value-type="string">
            <text:p>64.16.168.25</text:p>
          </table:table-cell>
          <table:table-cell table:number-columns-repeated="1018"/>
        </table:table-row>
        <table:table-row table:style-name="ro1">
          <table:table-cell office:value-type="float" office:value="464">
            <text:p>464</text:p>
          </table:table-cell>
          <table:table-cell office:value-type="string">
            <text:p>Orbadiah</text:p>
          </table:table-cell>
          <table:table-cell office:value-type="string">
            <text:p>Sabbin</text:p>
          </table:table-cell>
          <table:table-cell office:value-type="string">
            <text:p>osabbincv@msn.com</text:p>
          </table:table-cell>
          <table:table-cell office:value-type="string">
            <text:p>Male</text:p>
          </table:table-cell>
          <table:table-cell office:value-type="string">
            <text:p>51.38.246.214</text:p>
          </table:table-cell>
          <table:table-cell table:number-columns-repeated="1018"/>
        </table:table-row>
        <table:table-row table:style-name="ro1">
          <table:table-cell office:value-type="float" office:value="465">
            <text:p>465</text:p>
          </table:table-cell>
          <table:table-cell office:value-type="string">
            <text:p>Galven</text:p>
          </table:table-cell>
          <table:table-cell office:value-type="string">
            <text:p>Feben</text:p>
          </table:table-cell>
          <table:table-cell office:value-type="string">
            <text:p>gfebencw@boston.com</text:p>
          </table:table-cell>
          <table:table-cell office:value-type="string">
            <text:p>Male</text:p>
          </table:table-cell>
          <table:table-cell office:value-type="string">
            <text:p>232.24.208.203</text:p>
          </table:table-cell>
          <table:table-cell table:number-columns-repeated="1018"/>
        </table:table-row>
        <table:table-row table:style-name="ro1">
          <table:table-cell office:value-type="float" office:value="466">
            <text:p>466</text:p>
          </table:table-cell>
          <table:table-cell office:value-type="string">
            <text:p>Jedidiah</text:p>
          </table:table-cell>
          <table:table-cell office:value-type="string">
            <text:p>Boyton</text:p>
          </table:table-cell>
          <table:table-cell office:value-type="string">
            <text:p>jboytoncx@barnesandnoble.com</text:p>
          </table:table-cell>
          <table:table-cell office:value-type="string">
            <text:p>Male</text:p>
          </table:table-cell>
          <table:table-cell office:value-type="string">
            <text:p>0.9.78.24</text:p>
          </table:table-cell>
          <table:table-cell table:number-columns-repeated="1018"/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Agna</text:p>
          </table:table-cell>
          <table:table-cell office:value-type="string">
            <text:p>Brasener</text:p>
          </table:table-cell>
          <table:table-cell office:value-type="string">
            <text:p>abrasenercy@ebay.com</text:p>
          </table:table-cell>
          <table:table-cell office:value-type="string">
            <text:p>Female</text:p>
          </table:table-cell>
          <table:table-cell office:value-type="string">
            <text:p>252.85.208.154</text:p>
          </table:table-cell>
          <table:table-cell table:number-columns-repeated="1018"/>
        </table:table-row>
        <table:table-row table:style-name="ro1">
          <table:table-cell office:value-type="float" office:value="468">
            <text:p>468</text:p>
          </table:table-cell>
          <table:table-cell office:value-type="string">
            <text:p>Dulcinea</text:p>
          </table:table-cell>
          <table:table-cell office:value-type="string">
            <text:p>Klemz</text:p>
          </table:table-cell>
          <table:table-cell office:value-type="string">
            <text:p>dklemzcz@moonfruit.com</text:p>
          </table:table-cell>
          <table:table-cell office:value-type="string">
            <text:p>Female</text:p>
          </table:table-cell>
          <table:table-cell office:value-type="string">
            <text:p>206.165.244.195</text:p>
          </table:table-cell>
          <table:table-cell table:number-columns-repeated="1018"/>
        </table:table-row>
        <table:table-row table:style-name="ro1">
          <table:table-cell office:value-type="float" office:value="469">
            <text:p>469</text:p>
          </table:table-cell>
          <table:table-cell office:value-type="string">
            <text:p>Ahmad</text:p>
          </table:table-cell>
          <table:table-cell office:value-type="string">
            <text:p>Skule</text:p>
          </table:table-cell>
          <table:table-cell office:value-type="string">
            <text:p>askuled0@cnbc.com</text:p>
          </table:table-cell>
          <table:table-cell office:value-type="string">
            <text:p>Male</text:p>
          </table:table-cell>
          <table:table-cell office:value-type="string">
            <text:p>190.137.205.165</text:p>
          </table:table-cell>
          <table:table-cell table:number-columns-repeated="1018"/>
        </table:table-row>
        <table:table-row table:style-name="ro1">
          <table:table-cell office:value-type="float" office:value="470">
            <text:p>470</text:p>
          </table:table-cell>
          <table:table-cell office:value-type="string">
            <text:p>Lorinda</text:p>
          </table:table-cell>
          <table:table-cell office:value-type="string">
            <text:p>Stansbie</text:p>
          </table:table-cell>
          <table:table-cell office:value-type="string">
            <text:p>lstansbied1@jalbum.net</text:p>
          </table:table-cell>
          <table:table-cell office:value-type="string">
            <text:p>Female</text:p>
          </table:table-cell>
          <table:table-cell office:value-type="string">
            <text:p>166.250.9.160</text:p>
          </table:table-cell>
          <table:table-cell table:number-columns-repeated="1018"/>
        </table:table-row>
        <table:table-row table:style-name="ro1">
          <table:table-cell office:value-type="float" office:value="471">
            <text:p>471</text:p>
          </table:table-cell>
          <table:table-cell office:value-type="string">
            <text:p>Inez</text:p>
          </table:table-cell>
          <table:table-cell office:value-type="string">
            <text:p>Lees</text:p>
          </table:table-cell>
          <table:table-cell office:value-type="string">
            <text:p>ileesd2@forbes.com</text:p>
          </table:table-cell>
          <table:table-cell office:value-type="string">
            <text:p>Female</text:p>
          </table:table-cell>
          <table:table-cell office:value-type="string">
            <text:p>68.251.207.21</text:p>
          </table:table-cell>
          <table:table-cell table:number-columns-repeated="1018"/>
        </table:table-row>
        <table:table-row table:style-name="ro1">
          <table:table-cell office:value-type="float" office:value="472">
            <text:p>472</text:p>
          </table:table-cell>
          <table:table-cell office:value-type="string">
            <text:p>Dot</text:p>
          </table:table-cell>
          <table:table-cell office:value-type="string">
            <text:p>Bootland</text:p>
          </table:table-cell>
          <table:table-cell office:value-type="string">
            <text:p>dbootlandd3@bluehost.com</text:p>
          </table:table-cell>
          <table:table-cell office:value-type="string">
            <text:p>Female</text:p>
          </table:table-cell>
          <table:table-cell office:value-type="string">
            <text:p>58.234.142.94</text:p>
          </table:table-cell>
          <table:table-cell table:number-columns-repeated="1018"/>
        </table:table-row>
        <table:table-row table:style-name="ro1">
          <table:table-cell office:value-type="float" office:value="473">
            <text:p>473</text:p>
          </table:table-cell>
          <table:table-cell office:value-type="string">
            <text:p>Caprice</text:p>
          </table:table-cell>
          <table:table-cell office:value-type="string">
            <text:p>Jeacop</text:p>
          </table:table-cell>
          <table:table-cell office:value-type="string">
            <text:p>cjeacopd4@xrea.com</text:p>
          </table:table-cell>
          <table:table-cell office:value-type="string">
            <text:p>Female</text:p>
          </table:table-cell>
          <table:table-cell office:value-type="string">
            <text:p>78.246.119.69</text:p>
          </table:table-cell>
          <table:table-cell table:number-columns-repeated="1018"/>
        </table:table-row>
        <table:table-row table:style-name="ro1">
          <table:table-cell office:value-type="float" office:value="474">
            <text:p>474</text:p>
          </table:table-cell>
          <table:table-cell office:value-type="string">
            <text:p>Delano</text:p>
          </table:table-cell>
          <table:table-cell office:value-type="string">
            <text:p>Downes</text:p>
          </table:table-cell>
          <table:table-cell office:value-type="string">
            <text:p>ddownesd5@hhs.gov</text:p>
          </table:table-cell>
          <table:table-cell office:value-type="string">
            <text:p>Male</text:p>
          </table:table-cell>
          <table:table-cell office:value-type="string">
            <text:p>32.81.180.66</text:p>
          </table:table-cell>
          <table:table-cell table:number-columns-repeated="1018"/>
        </table:table-row>
        <table:table-row table:style-name="ro1">
          <table:table-cell office:value-type="float" office:value="475">
            <text:p>475</text:p>
          </table:table-cell>
          <table:table-cell office:value-type="string">
            <text:p>Glad</text:p>
          </table:table-cell>
          <table:table-cell office:value-type="string">
            <text:p>Grimsdyke</text:p>
          </table:table-cell>
          <table:table-cell office:value-type="string">
            <text:p>ggrimsdyked6@squarespace.com</text:p>
          </table:table-cell>
          <table:table-cell office:value-type="string">
            <text:p>Female</text:p>
          </table:table-cell>
          <table:table-cell office:value-type="string">
            <text:p>27.27.184.232</text:p>
          </table:table-cell>
          <table:table-cell table:number-columns-repeated="1018"/>
        </table:table-row>
        <table:table-row table:style-name="ro1">
          <table:table-cell office:value-type="float" office:value="476">
            <text:p>476</text:p>
          </table:table-cell>
          <table:table-cell office:value-type="string">
            <text:p>Rolf</text:p>
          </table:table-cell>
          <table:table-cell office:value-type="string">
            <text:p>Hows</text:p>
          </table:table-cell>
          <table:table-cell office:value-type="string">
            <text:p>rhowsd7@sfgate.com</text:p>
          </table:table-cell>
          <table:table-cell office:value-type="string">
            <text:p>Male</text:p>
          </table:table-cell>
          <table:table-cell office:value-type="string">
            <text:p>217.163.23.145</text:p>
          </table:table-cell>
          <table:table-cell table:number-columns-repeated="1018"/>
        </table:table-row>
        <table:table-row table:style-name="ro1">
          <table:table-cell office:value-type="float" office:value="477">
            <text:p>477</text:p>
          </table:table-cell>
          <table:table-cell office:value-type="string">
            <text:p>Husein</text:p>
          </table:table-cell>
          <table:table-cell office:value-type="string">
            <text:p>Speke</text:p>
          </table:table-cell>
          <table:table-cell office:value-type="string">
            <text:p>hspeked8@dyndns.org</text:p>
          </table:table-cell>
          <table:table-cell office:value-type="string">
            <text:p>Male</text:p>
          </table:table-cell>
          <table:table-cell office:value-type="string">
            <text:p>212.35.52.129</text:p>
          </table:table-cell>
          <table:table-cell table:number-columns-repeated="1018"/>
        </table:table-row>
        <table:table-row table:style-name="ro1">
          <table:table-cell office:value-type="float" office:value="478">
            <text:p>478</text:p>
          </table:table-cell>
          <table:table-cell office:value-type="string">
            <text:p>Ferris</text:p>
          </table:table-cell>
          <table:table-cell office:value-type="string">
            <text:p>Pibsworth</text:p>
          </table:table-cell>
          <table:table-cell office:value-type="string">
            <text:p>fpibsworthd9@scribd.com</text:p>
          </table:table-cell>
          <table:table-cell office:value-type="string">
            <text:p>Male</text:p>
          </table:table-cell>
          <table:table-cell office:value-type="string">
            <text:p>46.187.175.55</text:p>
          </table:table-cell>
          <table:table-cell table:number-columns-repeated="1018"/>
        </table:table-row>
        <table:table-row table:style-name="ro1">
          <table:table-cell office:value-type="float" office:value="479">
            <text:p>479</text:p>
          </table:table-cell>
          <table:table-cell office:value-type="string">
            <text:p>Lenna</text:p>
          </table:table-cell>
          <table:table-cell office:value-type="string">
            <text:p>Ambrois</text:p>
          </table:table-cell>
          <table:table-cell office:value-type="string">
            <text:p>lambroisda@github.io</text:p>
          </table:table-cell>
          <table:table-cell office:value-type="string">
            <text:p>Female</text:p>
          </table:table-cell>
          <table:table-cell office:value-type="string">
            <text:p>92.212.195.58</text:p>
          </table:table-cell>
          <table:table-cell table:number-columns-repeated="1018"/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Farica</text:p>
          </table:table-cell>
          <table:table-cell office:value-type="string">
            <text:p>Burchett</text:p>
          </table:table-cell>
          <table:table-cell office:value-type="string">
            <text:p>fburchettdb@fda.gov</text:p>
          </table:table-cell>
          <table:table-cell office:value-type="string">
            <text:p>Female</text:p>
          </table:table-cell>
          <table:table-cell office:value-type="string">
            <text:p>163.182.123.176</text:p>
          </table:table-cell>
          <table:table-cell table:number-columns-repeated="1018"/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Thurston</text:p>
          </table:table-cell>
          <table:table-cell office:value-type="string">
            <text:p>Kamena</text:p>
          </table:table-cell>
          <table:table-cell office:value-type="string">
            <text:p>tkamenadc@odnoklassniki.ru</text:p>
          </table:table-cell>
          <table:table-cell office:value-type="string">
            <text:p>Male</text:p>
          </table:table-cell>
          <table:table-cell office:value-type="string">
            <text:p>86.154.54.39</text:p>
          </table:table-cell>
          <table:table-cell table:number-columns-repeated="1018"/>
        </table:table-row>
        <table:table-row table:style-name="ro1">
          <table:table-cell office:value-type="float" office:value="482">
            <text:p>482</text:p>
          </table:table-cell>
          <table:table-cell office:value-type="string">
            <text:p>Nixie</text:p>
          </table:table-cell>
          <table:table-cell office:value-type="string">
            <text:p>Quartly</text:p>
          </table:table-cell>
          <table:table-cell office:value-type="string">
            <text:p>nquartlydd@foxnews.com</text:p>
          </table:table-cell>
          <table:table-cell office:value-type="string">
            <text:p>Female</text:p>
          </table:table-cell>
          <table:table-cell office:value-type="string">
            <text:p>234.228.19.239</text:p>
          </table:table-cell>
          <table:table-cell table:number-columns-repeated="1018"/>
        </table:table-row>
        <table:table-row table:style-name="ro1">
          <table:table-cell office:value-type="float" office:value="483">
            <text:p>483</text:p>
          </table:table-cell>
          <table:table-cell office:value-type="string">
            <text:p>Anna-diane</text:p>
          </table:table-cell>
          <table:table-cell office:value-type="string">
            <text:p>Clewes</text:p>
          </table:table-cell>
          <table:table-cell office:value-type="string">
            <text:p>aclewesde@t.co</text:p>
          </table:table-cell>
          <table:table-cell office:value-type="string">
            <text:p>Female</text:p>
          </table:table-cell>
          <table:table-cell office:value-type="string">
            <text:p>239.154.33.180</text:p>
          </table:table-cell>
          <table:table-cell table:number-columns-repeated="1018"/>
        </table:table-row>
        <table:table-row table:style-name="ro1">
          <table:table-cell office:value-type="float" office:value="484">
            <text:p>484</text:p>
          </table:table-cell>
          <table:table-cell office:value-type="string">
            <text:p>Kirstyn</text:p>
          </table:table-cell>
          <table:table-cell office:value-type="string">
            <text:p>Bredbury</text:p>
          </table:table-cell>
          <table:table-cell office:value-type="string">
            <text:p>kbredburydf@about.com</text:p>
          </table:table-cell>
          <table:table-cell office:value-type="string">
            <text:p>Female</text:p>
          </table:table-cell>
          <table:table-cell office:value-type="string">
            <text:p>207.91.84.16</text:p>
          </table:table-cell>
          <table:table-cell table:number-columns-repeated="1018"/>
        </table:table-row>
        <table:table-row table:style-name="ro1">
          <table:table-cell office:value-type="float" office:value="485">
            <text:p>485</text:p>
          </table:table-cell>
          <table:table-cell office:value-type="string">
            <text:p>Walsh</text:p>
          </table:table-cell>
          <table:table-cell office:value-type="string">
            <text:p>Elecum</text:p>
          </table:table-cell>
          <table:table-cell office:value-type="string">
            <text:p>welecumdg@arstechnica.com</text:p>
          </table:table-cell>
          <table:table-cell office:value-type="string">
            <text:p>Male</text:p>
          </table:table-cell>
          <table:table-cell office:value-type="string">
            <text:p>179.190.38.13</text:p>
          </table:table-cell>
          <table:table-cell table:number-columns-repeated="1018"/>
        </table:table-row>
        <table:table-row table:style-name="ro1">
          <table:table-cell office:value-type="float" office:value="486">
            <text:p>486</text:p>
          </table:table-cell>
          <table:table-cell office:value-type="string">
            <text:p>Elliott</text:p>
          </table:table-cell>
          <table:table-cell office:value-type="string">
            <text:p>MacDearmid</text:p>
          </table:table-cell>
          <table:table-cell office:value-type="string">
            <text:p>emacdearmiddh@reference.com</text:p>
          </table:table-cell>
          <table:table-cell office:value-type="string">
            <text:p>Male</text:p>
          </table:table-cell>
          <table:table-cell office:value-type="string">
            <text:p>228.84.214.95</text:p>
          </table:table-cell>
          <table:table-cell table:number-columns-repeated="1018"/>
        </table:table-row>
        <table:table-row table:style-name="ro1">
          <table:table-cell office:value-type="float" office:value="487">
            <text:p>487</text:p>
          </table:table-cell>
          <table:table-cell office:value-type="string">
            <text:p>Huntley</text:p>
          </table:table-cell>
          <table:table-cell office:value-type="string">
            <text:p>Potes</text:p>
          </table:table-cell>
          <table:table-cell office:value-type="string">
            <text:p>hpotesdi@google.ca</text:p>
          </table:table-cell>
          <table:table-cell office:value-type="string">
            <text:p>Male</text:p>
          </table:table-cell>
          <table:table-cell office:value-type="string">
            <text:p>22.74.105.150</text:p>
          </table:table-cell>
          <table:table-cell table:number-columns-repeated="1018"/>
        </table:table-row>
        <table:table-row table:style-name="ro1">
          <table:table-cell office:value-type="float" office:value="488">
            <text:p>488</text:p>
          </table:table-cell>
          <table:table-cell office:value-type="string">
            <text:p>Jaymie</text:p>
          </table:table-cell>
          <table:table-cell office:value-type="string">
            <text:p>Hawker</text:p>
          </table:table-cell>
          <table:table-cell office:value-type="string">
            <text:p>jhawkerdj@arstechnica.com</text:p>
          </table:table-cell>
          <table:table-cell office:value-type="string">
            <text:p>Male</text:p>
          </table:table-cell>
          <table:table-cell office:value-type="string">
            <text:p>41.41.242.1</text:p>
          </table:table-cell>
          <table:table-cell table:number-columns-repeated="1018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Patten</text:p>
          </table:table-cell>
          <table:table-cell office:value-type="string">
            <text:p>Cosbee</text:p>
          </table:table-cell>
          <table:table-cell office:value-type="string">
            <text:p>pcosbeedk@angelfire.com</text:p>
          </table:table-cell>
          <table:table-cell office:value-type="string">
            <text:p>Male</text:p>
          </table:table-cell>
          <table:table-cell office:value-type="string">
            <text:p>173.68.229.40</text:p>
          </table:table-cell>
          <table:table-cell table:number-columns-repeated="1018"/>
        </table:table-row>
        <table:table-row table:style-name="ro1">
          <table:table-cell office:value-type="float" office:value="490">
            <text:p>490</text:p>
          </table:table-cell>
          <table:table-cell office:value-type="string">
            <text:p>Howard</text:p>
          </table:table-cell>
          <table:table-cell office:value-type="string">
            <text:p>Benkhe</text:p>
          </table:table-cell>
          <table:table-cell office:value-type="string">
            <text:p>hbenkhedl@dion.ne.jp</text:p>
          </table:table-cell>
          <table:table-cell office:value-type="string">
            <text:p>Male</text:p>
          </table:table-cell>
          <table:table-cell office:value-type="string">
            <text:p>226.27.111.147</text:p>
          </table:table-cell>
          <table:table-cell table:number-columns-repeated="1018"/>
        </table:table-row>
        <table:table-row table:style-name="ro1">
          <table:table-cell office:value-type="float" office:value="491">
            <text:p>491</text:p>
          </table:table-cell>
          <table:table-cell office:value-type="string">
            <text:p>Cesaro</text:p>
          </table:table-cell>
          <table:table-cell office:value-type="string">
            <text:p>Drane</text:p>
          </table:table-cell>
          <table:table-cell office:value-type="string">
            <text:p>cdranedm@boston.com</text:p>
          </table:table-cell>
          <table:table-cell office:value-type="string">
            <text:p>Male</text:p>
          </table:table-cell>
          <table:table-cell office:value-type="string">
            <text:p>9.90.216.102</text:p>
          </table:table-cell>
          <table:table-cell table:number-columns-repeated="1018"/>
        </table:table-row>
        <table:table-row table:style-name="ro1">
          <table:table-cell office:value-type="float" office:value="492">
            <text:p>492</text:p>
          </table:table-cell>
          <table:table-cell office:value-type="string">
            <text:p>Bobbye</text:p>
          </table:table-cell>
          <table:table-cell office:value-type="string">
            <text:p>Antognazzi</text:p>
          </table:table-cell>
          <table:table-cell office:value-type="string">
            <text:p>bantognazzidn@stumbleupon.com</text:p>
          </table:table-cell>
          <table:table-cell office:value-type="string">
            <text:p>Female</text:p>
          </table:table-cell>
          <table:table-cell office:value-type="string">
            <text:p>129.136.6.190</text:p>
          </table:table-cell>
          <table:table-cell table:number-columns-repeated="1018"/>
        </table:table-row>
        <table:table-row table:style-name="ro1">
          <table:table-cell office:value-type="float" office:value="493">
            <text:p>493</text:p>
          </table:table-cell>
          <table:table-cell office:value-type="string">
            <text:p>Averil</text:p>
          </table:table-cell>
          <table:table-cell office:value-type="string">
            <text:p>Alexsandrev</text:p>
          </table:table-cell>
          <table:table-cell office:value-type="string">
            <text:p>aalexsandrevdo@biglobe.ne.jp</text:p>
          </table:table-cell>
          <table:table-cell office:value-type="string">
            <text:p>Female</text:p>
          </table:table-cell>
          <table:table-cell office:value-type="string">
            <text:p>61.27.12.33</text:p>
          </table:table-cell>
          <table:table-cell table:number-columns-repeated="1018"/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Harlen</text:p>
          </table:table-cell>
          <table:table-cell office:value-type="string">
            <text:p>Perrygo</text:p>
          </table:table-cell>
          <table:table-cell office:value-type="string">
            <text:p>hperrygodp@jimdo.com</text:p>
          </table:table-cell>
          <table:table-cell office:value-type="string">
            <text:p>Male</text:p>
          </table:table-cell>
          <table:table-cell office:value-type="string">
            <text:p>153.3.129.111</text:p>
          </table:table-cell>
          <table:table-cell table:number-columns-repeated="1018"/>
        </table:table-row>
        <table:table-row table:style-name="ro1">
          <table:table-cell office:value-type="float" office:value="495">
            <text:p>495</text:p>
          </table:table-cell>
          <table:table-cell office:value-type="string">
            <text:p>Chiquita</text:p>
          </table:table-cell>
          <table:table-cell office:value-type="string">
            <text:p>Gabler</text:p>
          </table:table-cell>
          <table:table-cell office:value-type="string">
            <text:p>cgablerdq@geocities.jp</text:p>
          </table:table-cell>
          <table:table-cell office:value-type="string">
            <text:p>Female</text:p>
          </table:table-cell>
          <table:table-cell office:value-type="string">
            <text:p>250.84.51.84</text:p>
          </table:table-cell>
          <table:table-cell table:number-columns-repeated="1018"/>
        </table:table-row>
        <table:table-row table:style-name="ro1">
          <table:table-cell office:value-type="float" office:value="496">
            <text:p>496</text:p>
          </table:table-cell>
          <table:table-cell office:value-type="string">
            <text:p>Earlie</text:p>
          </table:table-cell>
          <table:table-cell office:value-type="string">
            <text:p>Ellum</text:p>
          </table:table-cell>
          <table:table-cell office:value-type="string">
            <text:p>eellumdr@hp.com</text:p>
          </table:table-cell>
          <table:table-cell office:value-type="string">
            <text:p>Male</text:p>
          </table:table-cell>
          <table:table-cell office:value-type="string">
            <text:p>82.182.249.19</text:p>
          </table:table-cell>
          <table:table-cell table:number-columns-repeated="1018"/>
        </table:table-row>
        <table:table-row table:style-name="ro1">
          <table:table-cell office:value-type="float" office:value="497">
            <text:p>497</text:p>
          </table:table-cell>
          <table:table-cell office:value-type="string">
            <text:p>Norean</text:p>
          </table:table-cell>
          <table:table-cell office:value-type="string">
            <text:p>Giffard</text:p>
          </table:table-cell>
          <table:table-cell office:value-type="string">
            <text:p>ngiffardds@i2i.jp</text:p>
          </table:table-cell>
          <table:table-cell office:value-type="string">
            <text:p>Female</text:p>
          </table:table-cell>
          <table:table-cell office:value-type="string">
            <text:p>123.235.102.13</text:p>
          </table:table-cell>
          <table:table-cell table:number-columns-repeated="1018"/>
        </table:table-row>
        <table:table-row table:style-name="ro1">
          <table:table-cell office:value-type="float" office:value="498">
            <text:p>498</text:p>
          </table:table-cell>
          <table:table-cell office:value-type="string">
            <text:p>Michal</text:p>
          </table:table-cell>
          <table:table-cell office:value-type="string">
            <text:p>Burge</text:p>
          </table:table-cell>
          <table:table-cell office:value-type="string">
            <text:p>mburgedt@tmall.com</text:p>
          </table:table-cell>
          <table:table-cell office:value-type="string">
            <text:p>Male</text:p>
          </table:table-cell>
          <table:table-cell office:value-type="string">
            <text:p>196.120.79.168</text:p>
          </table:table-cell>
          <table:table-cell table:number-columns-repeated="1018"/>
        </table:table-row>
        <table:table-row table:style-name="ro1">
          <table:table-cell office:value-type="float" office:value="499">
            <text:p>499</text:p>
          </table:table-cell>
          <table:table-cell office:value-type="string">
            <text:p>Boyce</text:p>
          </table:table-cell>
          <table:table-cell office:value-type="string">
            <text:p>Basile</text:p>
          </table:table-cell>
          <table:table-cell office:value-type="string">
            <text:p>bbasiledu@biblegateway.com</text:p>
          </table:table-cell>
          <table:table-cell office:value-type="string">
            <text:p>Male</text:p>
          </table:table-cell>
          <table:table-cell office:value-type="string">
            <text:p>236.123.240.123</text:p>
          </table:table-cell>
          <table:table-cell table:number-columns-repeated="1018"/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Thekla</text:p>
          </table:table-cell>
          <table:table-cell office:value-type="string">
            <text:p>Bilborough</text:p>
          </table:table-cell>
          <table:table-cell office:value-type="string">
            <text:p>tbilboroughdv@blinklist.com</text:p>
          </table:table-cell>
          <table:table-cell office:value-type="string">
            <text:p>Female</text:p>
          </table:table-cell>
          <table:table-cell office:value-type="string">
            <text:p>16.254.175.202</text:p>
          </table:table-cell>
          <table:table-cell table:number-columns-repeated="1018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Devlen</text:p>
          </table:table-cell>
          <table:table-cell office:value-type="string">
            <text:p>O' Bee</text:p>
          </table:table-cell>
          <table:table-cell office:value-type="string">
            <text:p>dobeedw@dedecms.com</text:p>
          </table:table-cell>
          <table:table-cell office:value-type="string">
            <text:p>Male</text:p>
          </table:table-cell>
          <table:table-cell office:value-type="string">
            <text:p>243.235.200.12</text:p>
          </table:table-cell>
          <table:table-cell table:number-columns-repeated="1018"/>
        </table:table-row>
        <table:table-row table:style-name="ro1">
          <table:table-cell office:value-type="float" office:value="502">
            <text:p>502</text:p>
          </table:table-cell>
          <table:table-cell office:value-type="string">
            <text:p>Aeriell</text:p>
          </table:table-cell>
          <table:table-cell office:value-type="string">
            <text:p>Boniface</text:p>
          </table:table-cell>
          <table:table-cell office:value-type="string">
            <text:p>abonifacedx@paginegialle.it</text:p>
          </table:table-cell>
          <table:table-cell office:value-type="string">
            <text:p>Female</text:p>
          </table:table-cell>
          <table:table-cell office:value-type="string">
            <text:p>124.150.85.17</text:p>
          </table:table-cell>
          <table:table-cell table:number-columns-repeated="1018"/>
        </table:table-row>
        <table:table-row table:style-name="ro1">
          <table:table-cell office:value-type="float" office:value="503">
            <text:p>503</text:p>
          </table:table-cell>
          <table:table-cell office:value-type="string">
            <text:p>Maddalena</text:p>
          </table:table-cell>
          <table:table-cell office:value-type="string">
            <text:p>Lasseter</text:p>
          </table:table-cell>
          <table:table-cell office:value-type="string">
            <text:p>mlasseterdy@mozilla.org</text:p>
          </table:table-cell>
          <table:table-cell office:value-type="string">
            <text:p>Female</text:p>
          </table:table-cell>
          <table:table-cell office:value-type="string">
            <text:p>202.111.83.63</text:p>
          </table:table-cell>
          <table:table-cell table:number-columns-repeated="1018"/>
        </table:table-row>
        <table:table-row table:style-name="ro1">
          <table:table-cell office:value-type="float" office:value="504">
            <text:p>504</text:p>
          </table:table-cell>
          <table:table-cell office:value-type="string">
            <text:p>Frazier</text:p>
          </table:table-cell>
          <table:table-cell office:value-type="string">
            <text:p>Pamphilon</text:p>
          </table:table-cell>
          <table:table-cell office:value-type="string">
            <text:p>fpamphilondz@people.com.cn</text:p>
          </table:table-cell>
          <table:table-cell office:value-type="string">
            <text:p>Male</text:p>
          </table:table-cell>
          <table:table-cell office:value-type="string">
            <text:p>141.186.29.111</text:p>
          </table:table-cell>
          <table:table-cell table:number-columns-repeated="1018"/>
        </table:table-row>
        <table:table-row table:style-name="ro1">
          <table:table-cell office:value-type="float" office:value="505">
            <text:p>505</text:p>
          </table:table-cell>
          <table:table-cell office:value-type="string">
            <text:p>Gordie</text:p>
          </table:table-cell>
          <table:table-cell office:value-type="string">
            <text:p>McDougall</text:p>
          </table:table-cell>
          <table:table-cell office:value-type="string">
            <text:p>gmcdougalle0@ucla.edu</text:p>
          </table:table-cell>
          <table:table-cell office:value-type="string">
            <text:p>Male</text:p>
          </table:table-cell>
          <table:table-cell office:value-type="string">
            <text:p>197.168.66.93</text:p>
          </table:table-cell>
          <table:table-cell table:number-columns-repeated="1018"/>
        </table:table-row>
        <table:table-row table:style-name="ro1">
          <table:table-cell office:value-type="float" office:value="506">
            <text:p>506</text:p>
          </table:table-cell>
          <table:table-cell office:value-type="string">
            <text:p>Rolfe</text:p>
          </table:table-cell>
          <table:table-cell office:value-type="string">
            <text:p>Matessian</text:p>
          </table:table-cell>
          <table:table-cell office:value-type="string">
            <text:p>rmatessiane1@huffingtonpost.com</text:p>
          </table:table-cell>
          <table:table-cell office:value-type="string">
            <text:p>Male</text:p>
          </table:table-cell>
          <table:table-cell office:value-type="string">
            <text:p>152.84.215.176</text:p>
          </table:table-cell>
          <table:table-cell table:number-columns-repeated="1018"/>
        </table:table-row>
        <table:table-row table:style-name="ro1">
          <table:table-cell office:value-type="float" office:value="507">
            <text:p>507</text:p>
          </table:table-cell>
          <table:table-cell office:value-type="string">
            <text:p>Abagail</text:p>
          </table:table-cell>
          <table:table-cell office:value-type="string">
            <text:p>Pieterick</text:p>
          </table:table-cell>
          <table:table-cell office:value-type="string">
            <text:p>apietericke2@nyu.edu</text:p>
          </table:table-cell>
          <table:table-cell office:value-type="string">
            <text:p>Female</text:p>
          </table:table-cell>
          <table:table-cell office:value-type="string">
            <text:p>197.1.127.223</text:p>
          </table:table-cell>
          <table:table-cell table:number-columns-repeated="1018"/>
        </table:table-row>
        <table:table-row table:style-name="ro1">
          <table:table-cell office:value-type="float" office:value="508">
            <text:p>508</text:p>
          </table:table-cell>
          <table:table-cell office:value-type="string">
            <text:p>Huntley</text:p>
          </table:table-cell>
          <table:table-cell office:value-type="string">
            <text:p>Henzer</text:p>
          </table:table-cell>
          <table:table-cell office:value-type="string">
            <text:p>hhenzere3@ehow.com</text:p>
          </table:table-cell>
          <table:table-cell office:value-type="string">
            <text:p>Male</text:p>
          </table:table-cell>
          <table:table-cell office:value-type="string">
            <text:p>70.197.99.147</text:p>
          </table:table-cell>
          <table:table-cell table:number-columns-repeated="1018"/>
        </table:table-row>
        <table:table-row table:style-name="ro1">
          <table:table-cell office:value-type="float" office:value="509">
            <text:p>509</text:p>
          </table:table-cell>
          <table:table-cell office:value-type="string">
            <text:p>Pennie</text:p>
          </table:table-cell>
          <table:table-cell office:value-type="string">
            <text:p>Levecque</text:p>
          </table:table-cell>
          <table:table-cell office:value-type="string">
            <text:p>plevecquee4@sourceforge.net</text:p>
          </table:table-cell>
          <table:table-cell office:value-type="string">
            <text:p>Male</text:p>
          </table:table-cell>
          <table:table-cell office:value-type="string">
            <text:p>224.112.211.30</text:p>
          </table:table-cell>
          <table:table-cell table:number-columns-repeated="1018"/>
        </table:table-row>
        <table:table-row table:style-name="ro1">
          <table:table-cell office:value-type="float" office:value="510">
            <text:p>510</text:p>
          </table:table-cell>
          <table:table-cell office:value-type="string">
            <text:p>Welch</text:p>
          </table:table-cell>
          <table:table-cell office:value-type="string">
            <text:p>Davidman</text:p>
          </table:table-cell>
          <table:table-cell office:value-type="string">
            <text:p>wdavidmane5@mozilla.com</text:p>
          </table:table-cell>
          <table:table-cell office:value-type="string">
            <text:p>Male</text:p>
          </table:table-cell>
          <table:table-cell office:value-type="string">
            <text:p>24.181.86.26</text:p>
          </table:table-cell>
          <table:table-cell table:number-columns-repeated="1018"/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Stanislas</text:p>
          </table:table-cell>
          <table:table-cell office:value-type="string">
            <text:p>Fernando</text:p>
          </table:table-cell>
          <table:table-cell office:value-type="string">
            <text:p>sfernandoe6@unc.edu</text:p>
          </table:table-cell>
          <table:table-cell office:value-type="string">
            <text:p>Male</text:p>
          </table:table-cell>
          <table:table-cell office:value-type="string">
            <text:p>105.54.208.32</text:p>
          </table:table-cell>
          <table:table-cell table:number-columns-repeated="1018"/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Karlene</text:p>
          </table:table-cell>
          <table:table-cell office:value-type="string">
            <text:p>Shearme</text:p>
          </table:table-cell>
          <table:table-cell office:value-type="string">
            <text:p>kshearmee7@lycos.com</text:p>
          </table:table-cell>
          <table:table-cell office:value-type="string">
            <text:p>Female</text:p>
          </table:table-cell>
          <table:table-cell office:value-type="string">
            <text:p>170.42.6.165</text:p>
          </table:table-cell>
          <table:table-cell table:number-columns-repeated="1018"/>
        </table:table-row>
        <table:table-row table:style-name="ro1">
          <table:table-cell office:value-type="float" office:value="513">
            <text:p>513</text:p>
          </table:table-cell>
          <table:table-cell office:value-type="string">
            <text:p>Cristabel</text:p>
          </table:table-cell>
          <table:table-cell office:value-type="string">
            <text:p>Kelloway</text:p>
          </table:table-cell>
          <table:table-cell office:value-type="string">
            <text:p>ckellowaye8@ifeng.com</text:p>
          </table:table-cell>
          <table:table-cell office:value-type="string">
            <text:p>Female</text:p>
          </table:table-cell>
          <table:table-cell office:value-type="string">
            <text:p>165.165.107.29</text:p>
          </table:table-cell>
          <table:table-cell table:number-columns-repeated="1018"/>
        </table:table-row>
        <table:table-row table:style-name="ro1">
          <table:table-cell office:value-type="float" office:value="514">
            <text:p>514</text:p>
          </table:table-cell>
          <table:table-cell office:value-type="string">
            <text:p>Fin</text:p>
          </table:table-cell>
          <table:table-cell office:value-type="string">
            <text:p>Ziehms</text:p>
          </table:table-cell>
          <table:table-cell office:value-type="string">
            <text:p>fziehmse9@japanpost.jp</text:p>
          </table:table-cell>
          <table:table-cell office:value-type="string">
            <text:p>Male</text:p>
          </table:table-cell>
          <table:table-cell office:value-type="string">
            <text:p>224.187.47.82</text:p>
          </table:table-cell>
          <table:table-cell table:number-columns-repeated="1018"/>
        </table:table-row>
        <table:table-row table:style-name="ro1">
          <table:table-cell office:value-type="float" office:value="515">
            <text:p>515</text:p>
          </table:table-cell>
          <table:table-cell office:value-type="string">
            <text:p>Glynn</text:p>
          </table:table-cell>
          <table:table-cell office:value-type="string">
            <text:p>Baudins</text:p>
          </table:table-cell>
          <table:table-cell office:value-type="string">
            <text:p>gbaudinsea@cnet.com</text:p>
          </table:table-cell>
          <table:table-cell office:value-type="string">
            <text:p>Male</text:p>
          </table:table-cell>
          <table:table-cell office:value-type="string">
            <text:p>226.223.125.118</text:p>
          </table:table-cell>
          <table:table-cell table:number-columns-repeated="1018"/>
        </table:table-row>
        <table:table-row table:style-name="ro1">
          <table:table-cell office:value-type="float" office:value="516">
            <text:p>516</text:p>
          </table:table-cell>
          <table:table-cell office:value-type="string">
            <text:p>Joseph</text:p>
          </table:table-cell>
          <table:table-cell office:value-type="string">
            <text:p>Dewire</text:p>
          </table:table-cell>
          <table:table-cell office:value-type="string">
            <text:p>jdewireeb@wp.com</text:p>
          </table:table-cell>
          <table:table-cell office:value-type="string">
            <text:p>Male</text:p>
          </table:table-cell>
          <table:table-cell office:value-type="string">
            <text:p>158.241.206.73</text:p>
          </table:table-cell>
          <table:table-cell table:number-columns-repeated="1018"/>
        </table:table-row>
        <table:table-row table:style-name="ro1">
          <table:table-cell office:value-type="float" office:value="517">
            <text:p>517</text:p>
          </table:table-cell>
          <table:table-cell office:value-type="string">
            <text:p>Orville</text:p>
          </table:table-cell>
          <table:table-cell office:value-type="string">
            <text:p>Radage</text:p>
          </table:table-cell>
          <table:table-cell office:value-type="string">
            <text:p>oradageec@princeton.edu</text:p>
          </table:table-cell>
          <table:table-cell office:value-type="string">
            <text:p>Male</text:p>
          </table:table-cell>
          <table:table-cell office:value-type="string">
            <text:p>208.242.131.196</text:p>
          </table:table-cell>
          <table:table-cell table:number-columns-repeated="1018"/>
        </table:table-row>
        <table:table-row table:style-name="ro1">
          <table:table-cell office:value-type="float" office:value="518">
            <text:p>518</text:p>
          </table:table-cell>
          <table:table-cell office:value-type="string">
            <text:p>Alvis</text:p>
          </table:table-cell>
          <table:table-cell office:value-type="string">
            <text:p>Cotter</text:p>
          </table:table-cell>
          <table:table-cell office:value-type="string">
            <text:p>acottered@freewebs.com</text:p>
          </table:table-cell>
          <table:table-cell office:value-type="string">
            <text:p>Male</text:p>
          </table:table-cell>
          <table:table-cell office:value-type="string">
            <text:p>73.81.231.96</text:p>
          </table:table-cell>
          <table:table-cell table:number-columns-repeated="1018"/>
        </table:table-row>
        <table:table-row table:style-name="ro1">
          <table:table-cell office:value-type="float" office:value="519">
            <text:p>519</text:p>
          </table:table-cell>
          <table:table-cell office:value-type="string">
            <text:p>Jonah</text:p>
          </table:table-cell>
          <table:table-cell office:value-type="string">
            <text:p>Poppy</text:p>
          </table:table-cell>
          <table:table-cell office:value-type="string">
            <text:p>jpoppyee@wordpress.org</text:p>
          </table:table-cell>
          <table:table-cell office:value-type="string">
            <text:p>Male</text:p>
          </table:table-cell>
          <table:table-cell office:value-type="string">
            <text:p>53.163.22.84</text:p>
          </table:table-cell>
          <table:table-cell table:number-columns-repeated="1018"/>
        </table:table-row>
        <table:table-row table:style-name="ro1">
          <table:table-cell office:value-type="float" office:value="520">
            <text:p>520</text:p>
          </table:table-cell>
          <table:table-cell office:value-type="string">
            <text:p>Andrei</text:p>
          </table:table-cell>
          <table:table-cell office:value-type="string">
            <text:p>Challoner</text:p>
          </table:table-cell>
          <table:table-cell office:value-type="string">
            <text:p>achalloneref@wikimedia.org</text:p>
          </table:table-cell>
          <table:table-cell office:value-type="string">
            <text:p>Female</text:p>
          </table:table-cell>
          <table:table-cell office:value-type="string">
            <text:p>228.24.86.100</text:p>
          </table:table-cell>
          <table:table-cell table:number-columns-repeated="1018"/>
        </table:table-row>
        <table:table-row table:style-name="ro1">
          <table:table-cell office:value-type="float" office:value="521">
            <text:p>521</text:p>
          </table:table-cell>
          <table:table-cell office:value-type="string">
            <text:p>Alisha</text:p>
          </table:table-cell>
          <table:table-cell office:value-type="string">
            <text:p>Steffan</text:p>
          </table:table-cell>
          <table:table-cell office:value-type="string">
            <text:p>asteffaneg@mozilla.org</text:p>
          </table:table-cell>
          <table:table-cell office:value-type="string">
            <text:p>Female</text:p>
          </table:table-cell>
          <table:table-cell office:value-type="string">
            <text:p>123.118.134.204</text:p>
          </table:table-cell>
          <table:table-cell table:number-columns-repeated="1018"/>
        </table:table-row>
        <table:table-row table:style-name="ro1">
          <table:table-cell office:value-type="float" office:value="522">
            <text:p>522</text:p>
          </table:table-cell>
          <table:table-cell office:value-type="string">
            <text:p>Beauregard</text:p>
          </table:table-cell>
          <table:table-cell office:value-type="string">
            <text:p>Manach</text:p>
          </table:table-cell>
          <table:table-cell office:value-type="string">
            <text:p>bmanacheh@goodreads.com</text:p>
          </table:table-cell>
          <table:table-cell office:value-type="string">
            <text:p>Male</text:p>
          </table:table-cell>
          <table:table-cell office:value-type="string">
            <text:p>79.155.33.10</text:p>
          </table:table-cell>
          <table:table-cell table:number-columns-repeated="1018"/>
        </table:table-row>
        <table:table-row table:style-name="ro1">
          <table:table-cell office:value-type="float" office:value="523">
            <text:p>523</text:p>
          </table:table-cell>
          <table:table-cell office:value-type="string">
            <text:p>Redd</text:p>
          </table:table-cell>
          <table:table-cell office:value-type="string">
            <text:p>Palfreeman</text:p>
          </table:table-cell>
          <table:table-cell office:value-type="string">
            <text:p>rpalfreemanei@sakura.ne.jp</text:p>
          </table:table-cell>
          <table:table-cell office:value-type="string">
            <text:p>Male</text:p>
          </table:table-cell>
          <table:table-cell office:value-type="string">
            <text:p>18.161.123.92</text:p>
          </table:table-cell>
          <table:table-cell table:number-columns-repeated="1018"/>
        </table:table-row>
        <table:table-row table:style-name="ro1">
          <table:table-cell office:value-type="float" office:value="524">
            <text:p>524</text:p>
          </table:table-cell>
          <table:table-cell office:value-type="string">
            <text:p>Menard</text:p>
          </table:table-cell>
          <table:table-cell office:value-type="string">
            <text:p>Dudley</text:p>
          </table:table-cell>
          <table:table-cell office:value-type="string">
            <text:p>mdudleyej@rediff.com</text:p>
          </table:table-cell>
          <table:table-cell office:value-type="string">
            <text:p>Male</text:p>
          </table:table-cell>
          <table:table-cell office:value-type="string">
            <text:p>253.72.190.151</text:p>
          </table:table-cell>
          <table:table-cell table:number-columns-repeated="1018"/>
        </table:table-row>
        <table:table-row table:style-name="ro1">
          <table:table-cell office:value-type="float" office:value="525">
            <text:p>525</text:p>
          </table:table-cell>
          <table:table-cell office:value-type="string">
            <text:p>Kakalina</text:p>
          </table:table-cell>
          <table:table-cell office:value-type="string">
            <text:p>Kleyn</text:p>
          </table:table-cell>
          <table:table-cell office:value-type="string">
            <text:p>kkleynek@ft.com</text:p>
          </table:table-cell>
          <table:table-cell office:value-type="string">
            <text:p>Female</text:p>
          </table:table-cell>
          <table:table-cell office:value-type="string">
            <text:p>225.210.93.222</text:p>
          </table:table-cell>
          <table:table-cell table:number-columns-repeated="1018"/>
        </table:table-row>
        <table:table-row table:style-name="ro1">
          <table:table-cell office:value-type="float" office:value="526">
            <text:p>526</text:p>
          </table:table-cell>
          <table:table-cell office:value-type="string">
            <text:p>Micky</text:p>
          </table:table-cell>
          <table:table-cell office:value-type="string">
            <text:p>Boller</text:p>
          </table:table-cell>
          <table:table-cell office:value-type="string">
            <text:p>mbollerel@merriam-webster.com</text:p>
          </table:table-cell>
          <table:table-cell office:value-type="string">
            <text:p>Female</text:p>
          </table:table-cell>
          <table:table-cell office:value-type="string">
            <text:p>141.105.33.132</text:p>
          </table:table-cell>
          <table:table-cell table:number-columns-repeated="1018"/>
        </table:table-row>
        <table:table-row table:style-name="ro1">
          <table:table-cell office:value-type="float" office:value="527">
            <text:p>527</text:p>
          </table:table-cell>
          <table:table-cell office:value-type="string">
            <text:p>Erik</text:p>
          </table:table-cell>
          <table:table-cell office:value-type="string">
            <text:p>Heardman</text:p>
          </table:table-cell>
          <table:table-cell office:value-type="string">
            <text:p>eheardmanem@amazon.com</text:p>
          </table:table-cell>
          <table:table-cell office:value-type="string">
            <text:p>Male</text:p>
          </table:table-cell>
          <table:table-cell office:value-type="string">
            <text:p>4.55.136.92</text:p>
          </table:table-cell>
          <table:table-cell table:number-columns-repeated="1018"/>
        </table:table-row>
        <table:table-row table:style-name="ro1">
          <table:table-cell office:value-type="float" office:value="528">
            <text:p>528</text:p>
          </table:table-cell>
          <table:table-cell office:value-type="string">
            <text:p>Erminie</text:p>
          </table:table-cell>
          <table:table-cell office:value-type="string">
            <text:p>Skeete</text:p>
          </table:table-cell>
          <table:table-cell office:value-type="string">
            <text:p>eskeeteen@comsenz.com</text:p>
          </table:table-cell>
          <table:table-cell office:value-type="string">
            <text:p>Female</text:p>
          </table:table-cell>
          <table:table-cell office:value-type="string">
            <text:p>109.84.217.243</text:p>
          </table:table-cell>
          <table:table-cell table:number-columns-repeated="1018"/>
        </table:table-row>
        <table:table-row table:style-name="ro1">
          <table:table-cell office:value-type="float" office:value="529">
            <text:p>529</text:p>
          </table:table-cell>
          <table:table-cell office:value-type="string">
            <text:p>Lyndsey</text:p>
          </table:table-cell>
          <table:table-cell office:value-type="string">
            <text:p>Stithe</text:p>
          </table:table-cell>
          <table:table-cell office:value-type="string">
            <text:p>lstitheeo@state.gov</text:p>
          </table:table-cell>
          <table:table-cell office:value-type="string">
            <text:p>Female</text:p>
          </table:table-cell>
          <table:table-cell office:value-type="string">
            <text:p>236.92.61.217</text:p>
          </table:table-cell>
          <table:table-cell table:number-columns-repeated="1018"/>
        </table:table-row>
        <table:table-row table:style-name="ro1">
          <table:table-cell office:value-type="float" office:value="530">
            <text:p>530</text:p>
          </table:table-cell>
          <table:table-cell office:value-type="string">
            <text:p>Nicko</text:p>
          </table:table-cell>
          <table:table-cell office:value-type="string">
            <text:p>Doncaster</text:p>
          </table:table-cell>
          <table:table-cell office:value-type="string">
            <text:p>ndoncasterep@reddit.com</text:p>
          </table:table-cell>
          <table:table-cell office:value-type="string">
            <text:p>Male</text:p>
          </table:table-cell>
          <table:table-cell office:value-type="string">
            <text:p>9.165.231.247</text:p>
          </table:table-cell>
          <table:table-cell table:number-columns-repeated="1018"/>
        </table:table-row>
        <table:table-row table:style-name="ro1">
          <table:table-cell office:value-type="float" office:value="531">
            <text:p>531</text:p>
          </table:table-cell>
          <table:table-cell office:value-type="string">
            <text:p>Felita</text:p>
          </table:table-cell>
          <table:table-cell office:value-type="string">
            <text:p>Rival</text:p>
          </table:table-cell>
          <table:table-cell office:value-type="string">
            <text:p>frivaleq@w3.org</text:p>
          </table:table-cell>
          <table:table-cell office:value-type="string">
            <text:p>Female</text:p>
          </table:table-cell>
          <table:table-cell office:value-type="string">
            <text:p>125.64.152.240</text:p>
          </table:table-cell>
          <table:table-cell table:number-columns-repeated="1018"/>
        </table:table-row>
        <table:table-row table:style-name="ro1">
          <table:table-cell office:value-type="float" office:value="532">
            <text:p>532</text:p>
          </table:table-cell>
          <table:table-cell office:value-type="string">
            <text:p>Germaine</text:p>
          </table:table-cell>
          <table:table-cell office:value-type="string">
            <text:p>Shegog</text:p>
          </table:table-cell>
          <table:table-cell office:value-type="string">
            <text:p>gshegoger@nature.com</text:p>
          </table:table-cell>
          <table:table-cell office:value-type="string">
            <text:p>Female</text:p>
          </table:table-cell>
          <table:table-cell office:value-type="string">
            <text:p>80.78.100.64</text:p>
          </table:table-cell>
          <table:table-cell table:number-columns-repeated="1018"/>
        </table:table-row>
        <table:table-row table:style-name="ro1">
          <table:table-cell office:value-type="float" office:value="533">
            <text:p>533</text:p>
          </table:table-cell>
          <table:table-cell office:value-type="string">
            <text:p>Web</text:p>
          </table:table-cell>
          <table:table-cell office:value-type="string">
            <text:p>Espinay</text:p>
          </table:table-cell>
          <table:table-cell office:value-type="string">
            <text:p>wespinayes@chronoengine.com</text:p>
          </table:table-cell>
          <table:table-cell office:value-type="string">
            <text:p>Male</text:p>
          </table:table-cell>
          <table:table-cell office:value-type="string">
            <text:p>229.254.213.163</text:p>
          </table:table-cell>
          <table:table-cell table:number-columns-repeated="1018"/>
        </table:table-row>
        <table:table-row table:style-name="ro1">
          <table:table-cell office:value-type="float" office:value="534">
            <text:p>534</text:p>
          </table:table-cell>
          <table:table-cell office:value-type="string">
            <text:p>Hollie</text:p>
          </table:table-cell>
          <table:table-cell office:value-type="string">
            <text:p>Eldred</text:p>
          </table:table-cell>
          <table:table-cell office:value-type="string">
            <text:p>heldredet@flavors.me</text:p>
          </table:table-cell>
          <table:table-cell office:value-type="string">
            <text:p>Female</text:p>
          </table:table-cell>
          <table:table-cell office:value-type="string">
            <text:p>73.225.111.130</text:p>
          </table:table-cell>
          <table:table-cell table:number-columns-repeated="1018"/>
        </table:table-row>
        <table:table-row table:style-name="ro1">
          <table:table-cell office:value-type="float" office:value="535">
            <text:p>535</text:p>
          </table:table-cell>
          <table:table-cell office:value-type="string">
            <text:p>Deonne</text:p>
          </table:table-cell>
          <table:table-cell office:value-type="string">
            <text:p>Weblin</text:p>
          </table:table-cell>
          <table:table-cell office:value-type="string">
            <text:p>dweblineu@smugmug.com</text:p>
          </table:table-cell>
          <table:table-cell office:value-type="string">
            <text:p>Female</text:p>
          </table:table-cell>
          <table:table-cell office:value-type="string">
            <text:p>174.222.220.213</text:p>
          </table:table-cell>
          <table:table-cell table:number-columns-repeated="1018"/>
        </table:table-row>
        <table:table-row table:style-name="ro1">
          <table:table-cell office:value-type="float" office:value="536">
            <text:p>536</text:p>
          </table:table-cell>
          <table:table-cell office:value-type="string">
            <text:p>Friedrich</text:p>
          </table:table-cell>
          <table:table-cell office:value-type="string">
            <text:p>Spacey</text:p>
          </table:table-cell>
          <table:table-cell office:value-type="string">
            <text:p>fspaceyev@theatlantic.com</text:p>
          </table:table-cell>
          <table:table-cell office:value-type="string">
            <text:p>Male</text:p>
          </table:table-cell>
          <table:table-cell office:value-type="string">
            <text:p>162.191.27.82</text:p>
          </table:table-cell>
          <table:table-cell table:number-columns-repeated="1018"/>
        </table:table-row>
        <table:table-row table:style-name="ro1">
          <table:table-cell office:value-type="float" office:value="537">
            <text:p>537</text:p>
          </table:table-cell>
          <table:table-cell office:value-type="string">
            <text:p>Elwyn</text:p>
          </table:table-cell>
          <table:table-cell office:value-type="string">
            <text:p>Bigmore</text:p>
          </table:table-cell>
          <table:table-cell office:value-type="string">
            <text:p>ebigmoreew@nasa.gov</text:p>
          </table:table-cell>
          <table:table-cell office:value-type="string">
            <text:p>Male</text:p>
          </table:table-cell>
          <table:table-cell office:value-type="string">
            <text:p>215.69.61.139</text:p>
          </table:table-cell>
          <table:table-cell table:number-columns-repeated="1018"/>
        </table:table-row>
        <table:table-row table:style-name="ro1">
          <table:table-cell office:value-type="float" office:value="538">
            <text:p>538</text:p>
          </table:table-cell>
          <table:table-cell office:value-type="string">
            <text:p>Othilia</text:p>
          </table:table-cell>
          <table:table-cell office:value-type="string">
            <text:p>Westraw</text:p>
          </table:table-cell>
          <table:table-cell office:value-type="string">
            <text:p>owestrawex@ft.com</text:p>
          </table:table-cell>
          <table:table-cell office:value-type="string">
            <text:p>Female</text:p>
          </table:table-cell>
          <table:table-cell office:value-type="string">
            <text:p>96.221.83.181</text:p>
          </table:table-cell>
          <table:table-cell table:number-columns-repeated="1018"/>
        </table:table-row>
        <table:table-row table:style-name="ro1">
          <table:table-cell office:value-type="float" office:value="539">
            <text:p>539</text:p>
          </table:table-cell>
          <table:table-cell office:value-type="string">
            <text:p>Maridel</text:p>
          </table:table-cell>
          <table:table-cell office:value-type="string">
            <text:p>Brobak</text:p>
          </table:table-cell>
          <table:table-cell office:value-type="string">
            <text:p>mbrobakey@studiopress.com</text:p>
          </table:table-cell>
          <table:table-cell office:value-type="string">
            <text:p>Female</text:p>
          </table:table-cell>
          <table:table-cell office:value-type="string">
            <text:p>204.173.2.90</text:p>
          </table:table-cell>
          <table:table-cell table:number-columns-repeated="1018"/>
        </table:table-row>
        <table:table-row table:style-name="ro1">
          <table:table-cell office:value-type="float" office:value="540">
            <text:p>540</text:p>
          </table:table-cell>
          <table:table-cell office:value-type="string">
            <text:p>Desdemona</text:p>
          </table:table-cell>
          <table:table-cell office:value-type="string">
            <text:p>Emptage</text:p>
          </table:table-cell>
          <table:table-cell office:value-type="string">
            <text:p>demptageez@mapquest.com</text:p>
          </table:table-cell>
          <table:table-cell office:value-type="string">
            <text:p>Female</text:p>
          </table:table-cell>
          <table:table-cell office:value-type="string">
            <text:p>133.200.62.237</text:p>
          </table:table-cell>
          <table:table-cell table:number-columns-repeated="1018"/>
        </table:table-row>
        <table:table-row table:style-name="ro1">
          <table:table-cell office:value-type="float" office:value="541">
            <text:p>541</text:p>
          </table:table-cell>
          <table:table-cell office:value-type="string">
            <text:p>Lou</text:p>
          </table:table-cell>
          <table:table-cell office:value-type="string">
            <text:p>Marquez</text:p>
          </table:table-cell>
          <table:table-cell office:value-type="string">
            <text:p>lmarquezf0@washington.edu</text:p>
          </table:table-cell>
          <table:table-cell office:value-type="string">
            <text:p>Male</text:p>
          </table:table-cell>
          <table:table-cell office:value-type="string">
            <text:p>201.173.212.9</text:p>
          </table:table-cell>
          <table:table-cell table:number-columns-repeated="1018"/>
        </table:table-row>
        <table:table-row table:style-name="ro1">
          <table:table-cell office:value-type="float" office:value="542">
            <text:p>542</text:p>
          </table:table-cell>
          <table:table-cell office:value-type="string">
            <text:p>Nonah</text:p>
          </table:table-cell>
          <table:table-cell office:value-type="string">
            <text:p>Kits</text:p>
          </table:table-cell>
          <table:table-cell office:value-type="string">
            <text:p>nkitsf1@miitbeian.gov.cn</text:p>
          </table:table-cell>
          <table:table-cell office:value-type="string">
            <text:p>Female</text:p>
          </table:table-cell>
          <table:table-cell office:value-type="string">
            <text:p>153.78.39.210</text:p>
          </table:table-cell>
          <table:table-cell table:number-columns-repeated="1018"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Hermann</text:p>
          </table:table-cell>
          <table:table-cell office:value-type="string">
            <text:p>Millimoe</text:p>
          </table:table-cell>
          <table:table-cell office:value-type="string">
            <text:p>hmillimoef2@sogou.com</text:p>
          </table:table-cell>
          <table:table-cell office:value-type="string">
            <text:p>Male</text:p>
          </table:table-cell>
          <table:table-cell office:value-type="string">
            <text:p>124.15.180.119</text:p>
          </table:table-cell>
          <table:table-cell table:number-columns-repeated="1018"/>
        </table:table-row>
        <table:table-row table:style-name="ro1">
          <table:table-cell office:value-type="float" office:value="544">
            <text:p>544</text:p>
          </table:table-cell>
          <table:table-cell office:value-type="string">
            <text:p>Rodi</text:p>
          </table:table-cell>
          <table:table-cell office:value-type="string">
            <text:p>Northcott</text:p>
          </table:table-cell>
          <table:table-cell office:value-type="string">
            <text:p>rnorthcottf3@booking.com</text:p>
          </table:table-cell>
          <table:table-cell office:value-type="string">
            <text:p>Female</text:p>
          </table:table-cell>
          <table:table-cell office:value-type="string">
            <text:p>58.23.252.53</text:p>
          </table:table-cell>
          <table:table-cell table:number-columns-repeated="1018"/>
        </table:table-row>
        <table:table-row table:style-name="ro1">
          <table:table-cell office:value-type="float" office:value="545">
            <text:p>545</text:p>
          </table:table-cell>
          <table:table-cell office:value-type="string">
            <text:p>James</text:p>
          </table:table-cell>
          <table:table-cell office:value-type="string">
            <text:p>Sheeran</text:p>
          </table:table-cell>
          <table:table-cell office:value-type="string">
            <text:p>jsheeranf4@wordpress.org</text:p>
          </table:table-cell>
          <table:table-cell office:value-type="string">
            <text:p>Male</text:p>
          </table:table-cell>
          <table:table-cell office:value-type="string">
            <text:p>170.66.211.95</text:p>
          </table:table-cell>
          <table:table-cell table:number-columns-repeated="1018"/>
        </table:table-row>
        <table:table-row table:style-name="ro1">
          <table:table-cell office:value-type="float" office:value="546">
            <text:p>546</text:p>
          </table:table-cell>
          <table:table-cell office:value-type="string">
            <text:p>Claudian</text:p>
          </table:table-cell>
          <table:table-cell office:value-type="string">
            <text:p>Crookall</text:p>
          </table:table-cell>
          <table:table-cell office:value-type="string">
            <text:p>ccrookallf5@goo.gl</text:p>
          </table:table-cell>
          <table:table-cell office:value-type="string">
            <text:p>Male</text:p>
          </table:table-cell>
          <table:table-cell office:value-type="string">
            <text:p>4.137.198.245</text:p>
          </table:table-cell>
          <table:table-cell table:number-columns-repeated="1018"/>
        </table:table-row>
        <table:table-row table:style-name="ro1">
          <table:table-cell office:value-type="float" office:value="547">
            <text:p>547</text:p>
          </table:table-cell>
          <table:table-cell office:value-type="string">
            <text:p>Erina</text:p>
          </table:table-cell>
          <table:table-cell office:value-type="string">
            <text:p>Rangall</text:p>
          </table:table-cell>
          <table:table-cell office:value-type="string">
            <text:p>erangallf6@bravesites.com</text:p>
          </table:table-cell>
          <table:table-cell office:value-type="string">
            <text:p>Female</text:p>
          </table:table-cell>
          <table:table-cell office:value-type="string">
            <text:p>186.43.79.49</text:p>
          </table:table-cell>
          <table:table-cell table:number-columns-repeated="1018"/>
        </table:table-row>
        <table:table-row table:style-name="ro1">
          <table:table-cell office:value-type="float" office:value="548">
            <text:p>548</text:p>
          </table:table-cell>
          <table:table-cell office:value-type="string">
            <text:p>Derrick</text:p>
          </table:table-cell>
          <table:table-cell office:value-type="string">
            <text:p>Slemmonds</text:p>
          </table:table-cell>
          <table:table-cell office:value-type="string">
            <text:p>dslemmondsf7@nih.gov</text:p>
          </table:table-cell>
          <table:table-cell office:value-type="string">
            <text:p>Male</text:p>
          </table:table-cell>
          <table:table-cell office:value-type="string">
            <text:p>216.31.219.190</text:p>
          </table:table-cell>
          <table:table-cell table:number-columns-repeated="1018"/>
        </table:table-row>
        <table:table-row table:style-name="ro1">
          <table:table-cell office:value-type="float" office:value="549">
            <text:p>549</text:p>
          </table:table-cell>
          <table:table-cell office:value-type="string">
            <text:p>Elden</text:p>
          </table:table-cell>
          <table:table-cell office:value-type="string">
            <text:p>Sheepy</text:p>
          </table:table-cell>
          <table:table-cell office:value-type="string">
            <text:p>esheepyf8@skyrock.com</text:p>
          </table:table-cell>
          <table:table-cell office:value-type="string">
            <text:p>Male</text:p>
          </table:table-cell>
          <table:table-cell office:value-type="string">
            <text:p>22.92.97.235</text:p>
          </table:table-cell>
          <table:table-cell table:number-columns-repeated="1018"/>
        </table:table-row>
        <table:table-row table:style-name="ro1">
          <table:table-cell office:value-type="float" office:value="550">
            <text:p>550</text:p>
          </table:table-cell>
          <table:table-cell office:value-type="string">
            <text:p>Adriana</text:p>
          </table:table-cell>
          <table:table-cell office:value-type="string">
            <text:p>Ferebee</text:p>
          </table:table-cell>
          <table:table-cell office:value-type="string">
            <text:p>aferebeef9@youtu.be</text:p>
          </table:table-cell>
          <table:table-cell office:value-type="string">
            <text:p>Female</text:p>
          </table:table-cell>
          <table:table-cell office:value-type="string">
            <text:p>135.97.235.144</text:p>
          </table:table-cell>
          <table:table-cell table:number-columns-repeated="1018"/>
        </table:table-row>
        <table:table-row table:style-name="ro1">
          <table:table-cell office:value-type="float" office:value="551">
            <text:p>551</text:p>
          </table:table-cell>
          <table:table-cell office:value-type="string">
            <text:p>Roshelle</text:p>
          </table:table-cell>
          <table:table-cell office:value-type="string">
            <text:p>Wyldes</text:p>
          </table:table-cell>
          <table:table-cell office:value-type="string">
            <text:p>rwyldesfa@redcross.org</text:p>
          </table:table-cell>
          <table:table-cell office:value-type="string">
            <text:p>Female</text:p>
          </table:table-cell>
          <table:table-cell office:value-type="string">
            <text:p>128.225.143.210</text:p>
          </table:table-cell>
          <table:table-cell table:number-columns-repeated="1018"/>
        </table:table-row>
        <table:table-row table:style-name="ro1">
          <table:table-cell office:value-type="float" office:value="552">
            <text:p>552</text:p>
          </table:table-cell>
          <table:table-cell office:value-type="string">
            <text:p>Fairfax</text:p>
          </table:table-cell>
          <table:table-cell office:value-type="string">
            <text:p>Jefferd</text:p>
          </table:table-cell>
          <table:table-cell office:value-type="string">
            <text:p>fjefferdfb@exblog.jp</text:p>
          </table:table-cell>
          <table:table-cell office:value-type="string">
            <text:p>Male</text:p>
          </table:table-cell>
          <table:table-cell office:value-type="string">
            <text:p>186.40.29.25</text:p>
          </table:table-cell>
          <table:table-cell table:number-columns-repeated="1018"/>
        </table:table-row>
        <table:table-row table:style-name="ro1">
          <table:table-cell office:value-type="float" office:value="553">
            <text:p>553</text:p>
          </table:table-cell>
          <table:table-cell office:value-type="string">
            <text:p>Zorana</text:p>
          </table:table-cell>
          <table:table-cell office:value-type="string">
            <text:p>Duffer</text:p>
          </table:table-cell>
          <table:table-cell office:value-type="string">
            <text:p>zdufferfc@rambler.ru</text:p>
          </table:table-cell>
          <table:table-cell office:value-type="string">
            <text:p>Female</text:p>
          </table:table-cell>
          <table:table-cell office:value-type="string">
            <text:p>100.22.139.155</text:p>
          </table:table-cell>
          <table:table-cell table:number-columns-repeated="1018"/>
        </table:table-row>
        <table:table-row table:style-name="ro1">
          <table:table-cell office:value-type="float" office:value="554">
            <text:p>554</text:p>
          </table:table-cell>
          <table:table-cell office:value-type="string">
            <text:p>Orlan</text:p>
          </table:table-cell>
          <table:table-cell office:value-type="string">
            <text:p>McCue</text:p>
          </table:table-cell>
          <table:table-cell office:value-type="string">
            <text:p>omccuefd@cnet.com</text:p>
          </table:table-cell>
          <table:table-cell office:value-type="string">
            <text:p>Male</text:p>
          </table:table-cell>
          <table:table-cell office:value-type="string">
            <text:p>248.131.214.195</text:p>
          </table:table-cell>
          <table:table-cell table:number-columns-repeated="1018"/>
        </table:table-row>
        <table:table-row table:style-name="ro1">
          <table:table-cell office:value-type="float" office:value="555">
            <text:p>555</text:p>
          </table:table-cell>
          <table:table-cell office:value-type="string">
            <text:p>Sacha</text:p>
          </table:table-cell>
          <table:table-cell office:value-type="string">
            <text:p>Aizlewood</text:p>
          </table:table-cell>
          <table:table-cell office:value-type="string">
            <text:p>saizlewoodfe@nbcnews.com</text:p>
          </table:table-cell>
          <table:table-cell office:value-type="string">
            <text:p>Female</text:p>
          </table:table-cell>
          <table:table-cell office:value-type="string">
            <text:p>175.146.222.27</text:p>
          </table:table-cell>
          <table:table-cell table:number-columns-repeated="1018"/>
        </table:table-row>
        <table:table-row table:style-name="ro1">
          <table:table-cell office:value-type="float" office:value="556">
            <text:p>556</text:p>
          </table:table-cell>
          <table:table-cell office:value-type="string">
            <text:p>Kally</text:p>
          </table:table-cell>
          <table:table-cell office:value-type="string">
            <text:p>Overstreet</text:p>
          </table:table-cell>
          <table:table-cell office:value-type="string">
            <text:p>koverstreetff@xing.com</text:p>
          </table:table-cell>
          <table:table-cell office:value-type="string">
            <text:p>Female</text:p>
          </table:table-cell>
          <table:table-cell office:value-type="string">
            <text:p>223.125.196.43</text:p>
          </table:table-cell>
          <table:table-cell table:number-columns-repeated="1018"/>
        </table:table-row>
        <table:table-row table:style-name="ro1">
          <table:table-cell office:value-type="float" office:value="557">
            <text:p>557</text:p>
          </table:table-cell>
          <table:table-cell office:value-type="string">
            <text:p>Elinore</text:p>
          </table:table-cell>
          <table:table-cell office:value-type="string">
            <text:p>Miles</text:p>
          </table:table-cell>
          <table:table-cell office:value-type="string">
            <text:p>emilesfg@fotki.com</text:p>
          </table:table-cell>
          <table:table-cell office:value-type="string">
            <text:p>Female</text:p>
          </table:table-cell>
          <table:table-cell office:value-type="string">
            <text:p>38.116.16.149</text:p>
          </table:table-cell>
          <table:table-cell table:number-columns-repeated="1018"/>
        </table:table-row>
        <table:table-row table:style-name="ro1">
          <table:table-cell office:value-type="float" office:value="558">
            <text:p>558</text:p>
          </table:table-cell>
          <table:table-cell office:value-type="string">
            <text:p>Lila</text:p>
          </table:table-cell>
          <table:table-cell office:value-type="string">
            <text:p>Denty</text:p>
          </table:table-cell>
          <table:table-cell office:value-type="string">
            <text:p>ldentyfh@t-online.de</text:p>
          </table:table-cell>
          <table:table-cell office:value-type="string">
            <text:p>Female</text:p>
          </table:table-cell>
          <table:table-cell office:value-type="string">
            <text:p>218.151.238.98</text:p>
          </table:table-cell>
          <table:table-cell table:number-columns-repeated="1018"/>
        </table:table-row>
        <table:table-row table:style-name="ro1">
          <table:table-cell office:value-type="float" office:value="559">
            <text:p>559</text:p>
          </table:table-cell>
          <table:table-cell office:value-type="string">
            <text:p>Gregoor</text:p>
          </table:table-cell>
          <table:table-cell office:value-type="string">
            <text:p>Cromleholme</text:p>
          </table:table-cell>
          <table:table-cell office:value-type="string">
            <text:p>gcromleholmefi@lycos.com</text:p>
          </table:table-cell>
          <table:table-cell office:value-type="string">
            <text:p>Male</text:p>
          </table:table-cell>
          <table:table-cell office:value-type="string">
            <text:p>237.236.192.122</text:p>
          </table:table-cell>
          <table:table-cell table:number-columns-repeated="1018"/>
        </table:table-row>
        <table:table-row table:style-name="ro1">
          <table:table-cell office:value-type="float" office:value="560">
            <text:p>560</text:p>
          </table:table-cell>
          <table:table-cell office:value-type="string">
            <text:p>Farley</text:p>
          </table:table-cell>
          <table:table-cell office:value-type="string">
            <text:p>Bercevelo</text:p>
          </table:table-cell>
          <table:table-cell office:value-type="string">
            <text:p>fbercevelofj@psu.edu</text:p>
          </table:table-cell>
          <table:table-cell office:value-type="string">
            <text:p>Male</text:p>
          </table:table-cell>
          <table:table-cell office:value-type="string">
            <text:p>65.106.203.64</text:p>
          </table:table-cell>
          <table:table-cell table:number-columns-repeated="1018"/>
        </table:table-row>
        <table:table-row table:style-name="ro1">
          <table:table-cell office:value-type="float" office:value="561">
            <text:p>561</text:p>
          </table:table-cell>
          <table:table-cell office:value-type="string">
            <text:p>Waneta</text:p>
          </table:table-cell>
          <table:table-cell office:value-type="string">
            <text:p>Winny</text:p>
          </table:table-cell>
          <table:table-cell office:value-type="string">
            <text:p>wwinnyfk@ocn.ne.jp</text:p>
          </table:table-cell>
          <table:table-cell office:value-type="string">
            <text:p>Female</text:p>
          </table:table-cell>
          <table:table-cell office:value-type="string">
            <text:p>58.164.45.31</text:p>
          </table:table-cell>
          <table:table-cell table:number-columns-repeated="1018"/>
        </table:table-row>
        <table:table-row table:style-name="ro1">
          <table:table-cell office:value-type="float" office:value="562">
            <text:p>562</text:p>
          </table:table-cell>
          <table:table-cell office:value-type="string">
            <text:p>Caryn</text:p>
          </table:table-cell>
          <table:table-cell office:value-type="string">
            <text:p>Worton</text:p>
          </table:table-cell>
          <table:table-cell office:value-type="string">
            <text:p>cwortonfl@smugmug.com</text:p>
          </table:table-cell>
          <table:table-cell office:value-type="string">
            <text:p>Female</text:p>
          </table:table-cell>
          <table:table-cell office:value-type="string">
            <text:p>130.246.99.170</text:p>
          </table:table-cell>
          <table:table-cell table:number-columns-repeated="1018"/>
        </table:table-row>
        <table:table-row table:style-name="ro1">
          <table:table-cell office:value-type="float" office:value="563">
            <text:p>563</text:p>
          </table:table-cell>
          <table:table-cell office:value-type="string">
            <text:p>Falkner</text:p>
          </table:table-cell>
          <table:table-cell office:value-type="string">
            <text:p>Roubeix</text:p>
          </table:table-cell>
          <table:table-cell office:value-type="string">
            <text:p>froubeixfm@answers.com</text:p>
          </table:table-cell>
          <table:table-cell office:value-type="string">
            <text:p>Male</text:p>
          </table:table-cell>
          <table:table-cell office:value-type="string">
            <text:p>78.150.202.177</text:p>
          </table:table-cell>
          <table:table-cell table:number-columns-repeated="1018"/>
        </table:table-row>
        <table:table-row table:style-name="ro1">
          <table:table-cell office:value-type="float" office:value="564">
            <text:p>564</text:p>
          </table:table-cell>
          <table:table-cell office:value-type="string">
            <text:p>Augustine</text:p>
          </table:table-cell>
          <table:table-cell office:value-type="string">
            <text:p>Davidek</text:p>
          </table:table-cell>
          <table:table-cell office:value-type="string">
            <text:p>adavidekfn@list-manage.com</text:p>
          </table:table-cell>
          <table:table-cell office:value-type="string">
            <text:p>Male</text:p>
          </table:table-cell>
          <table:table-cell office:value-type="string">
            <text:p>169.99.218.109</text:p>
          </table:table-cell>
          <table:table-cell table:number-columns-repeated="1018"/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Raffaello</text:p>
          </table:table-cell>
          <table:table-cell office:value-type="string">
            <text:p>Jakubiak</text:p>
          </table:table-cell>
          <table:table-cell office:value-type="string">
            <text:p>rjakubiakfo@usatoday.com</text:p>
          </table:table-cell>
          <table:table-cell office:value-type="string">
            <text:p>Male</text:p>
          </table:table-cell>
          <table:table-cell office:value-type="string">
            <text:p>122.182.18.146</text:p>
          </table:table-cell>
          <table:table-cell table:number-columns-repeated="1018"/>
        </table:table-row>
        <table:table-row table:style-name="ro1">
          <table:table-cell office:value-type="float" office:value="566">
            <text:p>566</text:p>
          </table:table-cell>
          <table:table-cell office:value-type="string">
            <text:p>Alleen</text:p>
          </table:table-cell>
          <table:table-cell office:value-type="string">
            <text:p>Coniff</text:p>
          </table:table-cell>
          <table:table-cell office:value-type="string">
            <text:p>aconifffp@thetimes.co.uk</text:p>
          </table:table-cell>
          <table:table-cell office:value-type="string">
            <text:p>Female</text:p>
          </table:table-cell>
          <table:table-cell office:value-type="string">
            <text:p>233.165.43.115</text:p>
          </table:table-cell>
          <table:table-cell table:number-columns-repeated="1018"/>
        </table:table-row>
        <table:table-row table:style-name="ro1">
          <table:table-cell office:value-type="float" office:value="567">
            <text:p>567</text:p>
          </table:table-cell>
          <table:table-cell office:value-type="string">
            <text:p>Beniamino</text:p>
          </table:table-cell>
          <table:table-cell office:value-type="string">
            <text:p>Crigin</text:p>
          </table:table-cell>
          <table:table-cell office:value-type="string">
            <text:p>bcriginfq@statcounter.com</text:p>
          </table:table-cell>
          <table:table-cell office:value-type="string">
            <text:p>Male</text:p>
          </table:table-cell>
          <table:table-cell office:value-type="string">
            <text:p>219.98.32.130</text:p>
          </table:table-cell>
          <table:table-cell table:number-columns-repeated="1018"/>
        </table:table-row>
        <table:table-row table:style-name="ro1">
          <table:table-cell office:value-type="float" office:value="568">
            <text:p>568</text:p>
          </table:table-cell>
          <table:table-cell office:value-type="string">
            <text:p>Zack</text:p>
          </table:table-cell>
          <table:table-cell office:value-type="string">
            <text:p>Dodge</text:p>
          </table:table-cell>
          <table:table-cell office:value-type="string">
            <text:p>zdodgefr@vinaora.com</text:p>
          </table:table-cell>
          <table:table-cell office:value-type="string">
            <text:p>Male</text:p>
          </table:table-cell>
          <table:table-cell office:value-type="string">
            <text:p>168.206.48.209</text:p>
          </table:table-cell>
          <table:table-cell table:number-columns-repeated="1018"/>
        </table:table-row>
        <table:table-row table:style-name="ro1">
          <table:table-cell office:value-type="float" office:value="569">
            <text:p>569</text:p>
          </table:table-cell>
          <table:table-cell office:value-type="string">
            <text:p>Gardiner</text:p>
          </table:table-cell>
          <table:table-cell office:value-type="string">
            <text:p>Lantaff</text:p>
          </table:table-cell>
          <table:table-cell office:value-type="string">
            <text:p>glantafffs@redcross.org</text:p>
          </table:table-cell>
          <table:table-cell office:value-type="string">
            <text:p>Male</text:p>
          </table:table-cell>
          <table:table-cell office:value-type="string">
            <text:p>239.65.8.144</text:p>
          </table:table-cell>
          <table:table-cell table:number-columns-repeated="1018"/>
        </table:table-row>
        <table:table-row table:style-name="ro1">
          <table:table-cell office:value-type="float" office:value="570">
            <text:p>570</text:p>
          </table:table-cell>
          <table:table-cell office:value-type="string">
            <text:p>Leila</text:p>
          </table:table-cell>
          <table:table-cell office:value-type="string">
            <text:p>deKnevet</text:p>
          </table:table-cell>
          <table:table-cell office:value-type="string">
            <text:p>ldeknevetft@ox.ac.uk</text:p>
          </table:table-cell>
          <table:table-cell office:value-type="string">
            <text:p>Female</text:p>
          </table:table-cell>
          <table:table-cell office:value-type="string">
            <text:p>16.144.127.125</text:p>
          </table:table-cell>
          <table:table-cell table:number-columns-repeated="1018"/>
        </table:table-row>
        <table:table-row table:style-name="ro1">
          <table:table-cell office:value-type="float" office:value="571">
            <text:p>571</text:p>
          </table:table-cell>
          <table:table-cell office:value-type="string">
            <text:p>Jennilee</text:p>
          </table:table-cell>
          <table:table-cell office:value-type="string">
            <text:p>Colebourn</text:p>
          </table:table-cell>
          <table:table-cell office:value-type="string">
            <text:p>jcolebournfu@slideshare.net</text:p>
          </table:table-cell>
          <table:table-cell office:value-type="string">
            <text:p>Female</text:p>
          </table:table-cell>
          <table:table-cell office:value-type="string">
            <text:p>161.247.164.106</text:p>
          </table:table-cell>
          <table:table-cell table:number-columns-repeated="1018"/>
        </table:table-row>
        <table:table-row table:style-name="ro1">
          <table:table-cell office:value-type="float" office:value="572">
            <text:p>572</text:p>
          </table:table-cell>
          <table:table-cell office:value-type="string">
            <text:p>Bibbie</text:p>
          </table:table-cell>
          <table:table-cell office:value-type="string">
            <text:p>Ullock</text:p>
          </table:table-cell>
          <table:table-cell office:value-type="string">
            <text:p>bullockfv@google.es</text:p>
          </table:table-cell>
          <table:table-cell office:value-type="string">
            <text:p>Female</text:p>
          </table:table-cell>
          <table:table-cell office:value-type="string">
            <text:p>5.191.251.205</text:p>
          </table:table-cell>
          <table:table-cell table:number-columns-repeated="1018"/>
        </table:table-row>
        <table:table-row table:style-name="ro1">
          <table:table-cell office:value-type="float" office:value="573">
            <text:p>573</text:p>
          </table:table-cell>
          <table:table-cell office:value-type="string">
            <text:p>Angil</text:p>
          </table:table-cell>
          <table:table-cell office:value-type="string">
            <text:p>Klulik</text:p>
          </table:table-cell>
          <table:table-cell office:value-type="string">
            <text:p>aklulikfw@hexun.com</text:p>
          </table:table-cell>
          <table:table-cell office:value-type="string">
            <text:p>Female</text:p>
          </table:table-cell>
          <table:table-cell office:value-type="string">
            <text:p>79.132.122.80</text:p>
          </table:table-cell>
          <table:table-cell table:number-columns-repeated="1018"/>
        </table:table-row>
        <table:table-row table:style-name="ro1">
          <table:table-cell office:value-type="float" office:value="574">
            <text:p>574</text:p>
          </table:table-cell>
          <table:table-cell office:value-type="string">
            <text:p>Kirbee</text:p>
          </table:table-cell>
          <table:table-cell office:value-type="string">
            <text:p>Doumenc</text:p>
          </table:table-cell>
          <table:table-cell office:value-type="string">
            <text:p>kdoumencfx@epa.gov</text:p>
          </table:table-cell>
          <table:table-cell office:value-type="string">
            <text:p>Female</text:p>
          </table:table-cell>
          <table:table-cell office:value-type="string">
            <text:p>11.54.65.240</text:p>
          </table:table-cell>
          <table:table-cell table:number-columns-repeated="1018"/>
        </table:table-row>
        <table:table-row table:style-name="ro1">
          <table:table-cell office:value-type="float" office:value="575">
            <text:p>575</text:p>
          </table:table-cell>
          <table:table-cell office:value-type="string">
            <text:p>Genevieve</text:p>
          </table:table-cell>
          <table:table-cell office:value-type="string">
            <text:p>McLardie</text:p>
          </table:table-cell>
          <table:table-cell office:value-type="string">
            <text:p>gmclardiefy@is.gd</text:p>
          </table:table-cell>
          <table:table-cell office:value-type="string">
            <text:p>Female</text:p>
          </table:table-cell>
          <table:table-cell office:value-type="string">
            <text:p>148.41.55.107</text:p>
          </table:table-cell>
          <table:table-cell table:number-columns-repeated="1018"/>
        </table:table-row>
        <table:table-row table:style-name="ro1">
          <table:table-cell office:value-type="float" office:value="576">
            <text:p>576</text:p>
          </table:table-cell>
          <table:table-cell office:value-type="string">
            <text:p>Nola</text:p>
          </table:table-cell>
          <table:table-cell office:value-type="string">
            <text:p>Powland</text:p>
          </table:table-cell>
          <table:table-cell office:value-type="string">
            <text:p>npowlandfz@livejournal.com</text:p>
          </table:table-cell>
          <table:table-cell office:value-type="string">
            <text:p>Female</text:p>
          </table:table-cell>
          <table:table-cell office:value-type="string">
            <text:p>203.170.128.234</text:p>
          </table:table-cell>
          <table:table-cell table:number-columns-repeated="1018"/>
        </table:table-row>
        <table:table-row table:style-name="ro1">
          <table:table-cell office:value-type="float" office:value="577">
            <text:p>577</text:p>
          </table:table-cell>
          <table:table-cell office:value-type="string">
            <text:p>Noemi</text:p>
          </table:table-cell>
          <table:table-cell office:value-type="string">
            <text:p>Jozwik</text:p>
          </table:table-cell>
          <table:table-cell office:value-type="string">
            <text:p>njozwikg0@symantec.com</text:p>
          </table:table-cell>
          <table:table-cell office:value-type="string">
            <text:p>Female</text:p>
          </table:table-cell>
          <table:table-cell office:value-type="string">
            <text:p>58.69.254.80</text:p>
          </table:table-cell>
          <table:table-cell table:number-columns-repeated="1018"/>
        </table:table-row>
        <table:table-row table:style-name="ro1">
          <table:table-cell office:value-type="float" office:value="578">
            <text:p>578</text:p>
          </table:table-cell>
          <table:table-cell office:value-type="string">
            <text:p>Adrianne</text:p>
          </table:table-cell>
          <table:table-cell office:value-type="string">
            <text:p>Springtorpe</text:p>
          </table:table-cell>
          <table:table-cell office:value-type="string">
            <text:p>aspringtorpeg1@altervista.org</text:p>
          </table:table-cell>
          <table:table-cell office:value-type="string">
            <text:p>Female</text:p>
          </table:table-cell>
          <table:table-cell office:value-type="string">
            <text:p>235.78.119.176</text:p>
          </table:table-cell>
          <table:table-cell table:number-columns-repeated="1018"/>
        </table:table-row>
        <table:table-row table:style-name="ro1">
          <table:table-cell office:value-type="float" office:value="579">
            <text:p>579</text:p>
          </table:table-cell>
          <table:table-cell office:value-type="string">
            <text:p>Alia</text:p>
          </table:table-cell>
          <table:table-cell office:value-type="string">
            <text:p>Hebblewhite</text:p>
          </table:table-cell>
          <table:table-cell office:value-type="string">
            <text:p>ahebblewhiteg2@zimbio.com</text:p>
          </table:table-cell>
          <table:table-cell office:value-type="string">
            <text:p>Female</text:p>
          </table:table-cell>
          <table:table-cell office:value-type="string">
            <text:p>230.51.195.115</text:p>
          </table:table-cell>
          <table:table-cell table:number-columns-repeated="1018"/>
        </table:table-row>
        <table:table-row table:style-name="ro1">
          <table:table-cell office:value-type="float" office:value="580">
            <text:p>580</text:p>
          </table:table-cell>
          <table:table-cell office:value-type="string">
            <text:p>Bernie</text:p>
          </table:table-cell>
          <table:table-cell office:value-type="string">
            <text:p>Brewin</text:p>
          </table:table-cell>
          <table:table-cell office:value-type="string">
            <text:p>bbrewing3@smh.com.au</text:p>
          </table:table-cell>
          <table:table-cell office:value-type="string">
            <text:p>Female</text:p>
          </table:table-cell>
          <table:table-cell office:value-type="string">
            <text:p>186.43.114.10</text:p>
          </table:table-cell>
          <table:table-cell table:number-columns-repeated="1018"/>
        </table:table-row>
        <table:table-row table:style-name="ro1">
          <table:table-cell office:value-type="float" office:value="581">
            <text:p>581</text:p>
          </table:table-cell>
          <table:table-cell office:value-type="string">
            <text:p>Joyce</text:p>
          </table:table-cell>
          <table:table-cell office:value-type="string">
            <text:p>Bresland</text:p>
          </table:table-cell>
          <table:table-cell office:value-type="string">
            <text:p>jbreslandg4@usnews.com</text:p>
          </table:table-cell>
          <table:table-cell office:value-type="string">
            <text:p>Female</text:p>
          </table:table-cell>
          <table:table-cell office:value-type="string">
            <text:p>100.179.95.152</text:p>
          </table:table-cell>
          <table:table-cell table:number-columns-repeated="1018"/>
        </table:table-row>
        <table:table-row table:style-name="ro1">
          <table:table-cell office:value-type="float" office:value="582">
            <text:p>582</text:p>
          </table:table-cell>
          <table:table-cell office:value-type="string">
            <text:p>Petunia</text:p>
          </table:table-cell>
          <table:table-cell office:value-type="string">
            <text:p>Sporner</text:p>
          </table:table-cell>
          <table:table-cell office:value-type="string">
            <text:p>pspornerg5@360.cn</text:p>
          </table:table-cell>
          <table:table-cell office:value-type="string">
            <text:p>Female</text:p>
          </table:table-cell>
          <table:table-cell office:value-type="string">
            <text:p>184.124.147.179</text:p>
          </table:table-cell>
          <table:table-cell table:number-columns-repeated="1018"/>
        </table:table-row>
        <table:table-row table:style-name="ro1">
          <table:table-cell office:value-type="float" office:value="583">
            <text:p>583</text:p>
          </table:table-cell>
          <table:table-cell office:value-type="string">
            <text:p>Barbee</text:p>
          </table:table-cell>
          <table:table-cell office:value-type="string">
            <text:p>Flewett</text:p>
          </table:table-cell>
          <table:table-cell office:value-type="string">
            <text:p>bflewettg6@globo.com</text:p>
          </table:table-cell>
          <table:table-cell office:value-type="string">
            <text:p>Female</text:p>
          </table:table-cell>
          <table:table-cell office:value-type="string">
            <text:p>96.76.65.150</text:p>
          </table:table-cell>
          <table:table-cell table:number-columns-repeated="1018"/>
        </table:table-row>
        <table:table-row table:style-name="ro1">
          <table:table-cell office:value-type="float" office:value="584">
            <text:p>584</text:p>
          </table:table-cell>
          <table:table-cell office:value-type="string">
            <text:p>Lonnie</text:p>
          </table:table-cell>
          <table:table-cell office:value-type="string">
            <text:p>Scones</text:p>
          </table:table-cell>
          <table:table-cell office:value-type="string">
            <text:p>lsconesg7@alibaba.com</text:p>
          </table:table-cell>
          <table:table-cell office:value-type="string">
            <text:p>Male</text:p>
          </table:table-cell>
          <table:table-cell office:value-type="string">
            <text:p>52.14.145.208</text:p>
          </table:table-cell>
          <table:table-cell table:number-columns-repeated="1018"/>
        </table:table-row>
        <table:table-row table:style-name="ro1">
          <table:table-cell office:value-type="float" office:value="585">
            <text:p>585</text:p>
          </table:table-cell>
          <table:table-cell office:value-type="string">
            <text:p>Alexander</text:p>
          </table:table-cell>
          <table:table-cell office:value-type="string">
            <text:p>Lattimer</text:p>
          </table:table-cell>
          <table:table-cell office:value-type="string">
            <text:p>alattimerg8@nih.gov</text:p>
          </table:table-cell>
          <table:table-cell office:value-type="string">
            <text:p>Male</text:p>
          </table:table-cell>
          <table:table-cell office:value-type="string">
            <text:p>93.131.234.175</text:p>
          </table:table-cell>
          <table:table-cell table:number-columns-repeated="1018"/>
        </table:table-row>
        <table:table-row table:style-name="ro1">
          <table:table-cell office:value-type="float" office:value="586">
            <text:p>586</text:p>
          </table:table-cell>
          <table:table-cell office:value-type="string">
            <text:p>Walther</text:p>
          </table:table-cell>
          <table:table-cell office:value-type="string">
            <text:p>Gain</text:p>
          </table:table-cell>
          <table:table-cell office:value-type="string">
            <text:p>wgaing9@people.com.cn</text:p>
          </table:table-cell>
          <table:table-cell office:value-type="string">
            <text:p>Male</text:p>
          </table:table-cell>
          <table:table-cell office:value-type="string">
            <text:p>150.77.86.210</text:p>
          </table:table-cell>
          <table:table-cell table:number-columns-repeated="1018"/>
        </table:table-row>
        <table:table-row table:style-name="ro1">
          <table:table-cell office:value-type="float" office:value="587">
            <text:p>587</text:p>
          </table:table-cell>
          <table:table-cell office:value-type="string">
            <text:p>Paquito</text:p>
          </table:table-cell>
          <table:table-cell office:value-type="string">
            <text:p>Dionisio</text:p>
          </table:table-cell>
          <table:table-cell office:value-type="string">
            <text:p>pdionisioga@over-blog.com</text:p>
          </table:table-cell>
          <table:table-cell office:value-type="string">
            <text:p>Male</text:p>
          </table:table-cell>
          <table:table-cell office:value-type="string">
            <text:p>50.41.60.136</text:p>
          </table:table-cell>
          <table:table-cell table:number-columns-repeated="1018"/>
        </table:table-row>
        <table:table-row table:style-name="ro1">
          <table:table-cell office:value-type="float" office:value="588">
            <text:p>588</text:p>
          </table:table-cell>
          <table:table-cell office:value-type="string">
            <text:p>Manny</text:p>
          </table:table-cell>
          <table:table-cell office:value-type="string">
            <text:p>Ragat</text:p>
          </table:table-cell>
          <table:table-cell office:value-type="string">
            <text:p>mragatgb@hao123.com</text:p>
          </table:table-cell>
          <table:table-cell office:value-type="string">
            <text:p>Male</text:p>
          </table:table-cell>
          <table:table-cell office:value-type="string">
            <text:p>255.13.175.146</text:p>
          </table:table-cell>
          <table:table-cell table:number-columns-repeated="1018"/>
        </table:table-row>
        <table:table-row table:style-name="ro1">
          <table:table-cell office:value-type="float" office:value="589">
            <text:p>589</text:p>
          </table:table-cell>
          <table:table-cell office:value-type="string">
            <text:p>Imogen</text:p>
          </table:table-cell>
          <table:table-cell office:value-type="string">
            <text:p>Darree</text:p>
          </table:table-cell>
          <table:table-cell office:value-type="string">
            <text:p>idarreegc@bizjournals.com</text:p>
          </table:table-cell>
          <table:table-cell office:value-type="string">
            <text:p>Female</text:p>
          </table:table-cell>
          <table:table-cell office:value-type="string">
            <text:p>208.203.89.72</text:p>
          </table:table-cell>
          <table:table-cell table:number-columns-repeated="1018"/>
        </table:table-row>
        <table:table-row table:style-name="ro1">
          <table:table-cell office:value-type="float" office:value="590">
            <text:p>590</text:p>
          </table:table-cell>
          <table:table-cell office:value-type="string">
            <text:p>Susan</text:p>
          </table:table-cell>
          <table:table-cell office:value-type="string">
            <text:p>Lamming</text:p>
          </table:table-cell>
          <table:table-cell office:value-type="string">
            <text:p>slamminggd@qq.com</text:p>
          </table:table-cell>
          <table:table-cell office:value-type="string">
            <text:p>Female</text:p>
          </table:table-cell>
          <table:table-cell office:value-type="string">
            <text:p>117.143.166.134</text:p>
          </table:table-cell>
          <table:table-cell table:number-columns-repeated="1018"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Flori</text:p>
          </table:table-cell>
          <table:table-cell office:value-type="string">
            <text:p>Raft</text:p>
          </table:table-cell>
          <table:table-cell office:value-type="string">
            <text:p>fraftge@cisco.com</text:p>
          </table:table-cell>
          <table:table-cell office:value-type="string">
            <text:p>Female</text:p>
          </table:table-cell>
          <table:table-cell office:value-type="string">
            <text:p>48.2.244.153</text:p>
          </table:table-cell>
          <table:table-cell table:number-columns-repeated="1018"/>
        </table:table-row>
        <table:table-row table:style-name="ro1">
          <table:table-cell office:value-type="float" office:value="592">
            <text:p>592</text:p>
          </table:table-cell>
          <table:table-cell office:value-type="string">
            <text:p>Yul</text:p>
          </table:table-cell>
          <table:table-cell office:value-type="string">
            <text:p>Meeks</text:p>
          </table:table-cell>
          <table:table-cell office:value-type="string">
            <text:p>ymeeksgf@zdnet.com</text:p>
          </table:table-cell>
          <table:table-cell office:value-type="string">
            <text:p>Male</text:p>
          </table:table-cell>
          <table:table-cell office:value-type="string">
            <text:p>66.19.73.215</text:p>
          </table:table-cell>
          <table:table-cell table:number-columns-repeated="1018"/>
        </table:table-row>
        <table:table-row table:style-name="ro1">
          <table:table-cell office:value-type="float" office:value="593">
            <text:p>593</text:p>
          </table:table-cell>
          <table:table-cell office:value-type="string">
            <text:p>Filia</text:p>
          </table:table-cell>
          <table:table-cell office:value-type="string">
            <text:p>Blanchflower</text:p>
          </table:table-cell>
          <table:table-cell office:value-type="string">
            <text:p>fblanchflowergg@comcast.net</text:p>
          </table:table-cell>
          <table:table-cell office:value-type="string">
            <text:p>Female</text:p>
          </table:table-cell>
          <table:table-cell office:value-type="string">
            <text:p>236.12.7.226</text:p>
          </table:table-cell>
          <table:table-cell table:number-columns-repeated="1018"/>
        </table:table-row>
        <table:table-row table:style-name="ro1">
          <table:table-cell office:value-type="float" office:value="594">
            <text:p>594</text:p>
          </table:table-cell>
          <table:table-cell office:value-type="string">
            <text:p>Zedekiah</text:p>
          </table:table-cell>
          <table:table-cell office:value-type="string">
            <text:p>Sillick</text:p>
          </table:table-cell>
          <table:table-cell office:value-type="string">
            <text:p>zsillickgh@ibm.com</text:p>
          </table:table-cell>
          <table:table-cell office:value-type="string">
            <text:p>Male</text:p>
          </table:table-cell>
          <table:table-cell office:value-type="string">
            <text:p>238.9.199.123</text:p>
          </table:table-cell>
          <table:table-cell table:number-columns-repeated="1018"/>
        </table:table-row>
        <table:table-row table:style-name="ro1">
          <table:table-cell office:value-type="float" office:value="595">
            <text:p>595</text:p>
          </table:table-cell>
          <table:table-cell office:value-type="string">
            <text:p>Rustie</text:p>
          </table:table-cell>
          <table:table-cell office:value-type="string">
            <text:p>Bresnen</text:p>
          </table:table-cell>
          <table:table-cell office:value-type="string">
            <text:p>rbresnengi@un.org</text:p>
          </table:table-cell>
          <table:table-cell office:value-type="string">
            <text:p>Male</text:p>
          </table:table-cell>
          <table:table-cell office:value-type="string">
            <text:p>71.171.102.66</text:p>
          </table:table-cell>
          <table:table-cell table:number-columns-repeated="1018"/>
        </table:table-row>
        <table:table-row table:style-name="ro1">
          <table:table-cell office:value-type="float" office:value="596">
            <text:p>596</text:p>
          </table:table-cell>
          <table:table-cell office:value-type="string">
            <text:p>Mattheus</text:p>
          </table:table-cell>
          <table:table-cell office:value-type="string">
            <text:p>Gilleson</text:p>
          </table:table-cell>
          <table:table-cell office:value-type="string">
            <text:p>mgillesongj@tamu.edu</text:p>
          </table:table-cell>
          <table:table-cell office:value-type="string">
            <text:p>Male</text:p>
          </table:table-cell>
          <table:table-cell office:value-type="string">
            <text:p>28.93.66.15</text:p>
          </table:table-cell>
          <table:table-cell table:number-columns-repeated="1018"/>
        </table:table-row>
        <table:table-row table:style-name="ro1">
          <table:table-cell office:value-type="float" office:value="597">
            <text:p>597</text:p>
          </table:table-cell>
          <table:table-cell office:value-type="string">
            <text:p>Desdemona</text:p>
          </table:table-cell>
          <table:table-cell office:value-type="string">
            <text:p>Lalley</text:p>
          </table:table-cell>
          <table:table-cell office:value-type="string">
            <text:p>dlalleygk@a8.net</text:p>
          </table:table-cell>
          <table:table-cell office:value-type="string">
            <text:p>Female</text:p>
          </table:table-cell>
          <table:table-cell office:value-type="string">
            <text:p>111.174.5.166</text:p>
          </table:table-cell>
          <table:table-cell table:number-columns-repeated="1018"/>
        </table:table-row>
        <table:table-row table:style-name="ro1">
          <table:table-cell office:value-type="float" office:value="598">
            <text:p>598</text:p>
          </table:table-cell>
          <table:table-cell office:value-type="string">
            <text:p>Terrel</text:p>
          </table:table-cell>
          <table:table-cell office:value-type="string">
            <text:p>Hanselmann</text:p>
          </table:table-cell>
          <table:table-cell office:value-type="string">
            <text:p>thanselmanngl@sciencedaily.com</text:p>
          </table:table-cell>
          <table:table-cell office:value-type="string">
            <text:p>Male</text:p>
          </table:table-cell>
          <table:table-cell office:value-type="string">
            <text:p>224.24.149.91</text:p>
          </table:table-cell>
          <table:table-cell table:number-columns-repeated="1018"/>
        </table:table-row>
        <table:table-row table:style-name="ro1">
          <table:table-cell office:value-type="float" office:value="599">
            <text:p>599</text:p>
          </table:table-cell>
          <table:table-cell office:value-type="string">
            <text:p>Freddi</text:p>
          </table:table-cell>
          <table:table-cell office:value-type="string">
            <text:p>Ponte</text:p>
          </table:table-cell>
          <table:table-cell office:value-type="string">
            <text:p>fpontegm@webs.com</text:p>
          </table:table-cell>
          <table:table-cell office:value-type="string">
            <text:p>Female</text:p>
          </table:table-cell>
          <table:table-cell office:value-type="string">
            <text:p>247.232.7.32</text:p>
          </table:table-cell>
          <table:table-cell table:number-columns-repeated="1018"/>
        </table:table-row>
        <table:table-row table:style-name="ro1">
          <table:table-cell office:value-type="float" office:value="600">
            <text:p>600</text:p>
          </table:table-cell>
          <table:table-cell office:value-type="string">
            <text:p>Britteny</text:p>
          </table:table-cell>
          <table:table-cell office:value-type="string">
            <text:p>Dunning</text:p>
          </table:table-cell>
          <table:table-cell office:value-type="string">
            <text:p>bdunninggn@webeden.co.uk</text:p>
          </table:table-cell>
          <table:table-cell office:value-type="string">
            <text:p>Female</text:p>
          </table:table-cell>
          <table:table-cell office:value-type="string">
            <text:p>34.99.236.163</text:p>
          </table:table-cell>
          <table:table-cell table:number-columns-repeated="1018"/>
        </table:table-row>
        <table:table-row table:style-name="ro1">
          <table:table-cell office:value-type="float" office:value="601">
            <text:p>601</text:p>
          </table:table-cell>
          <table:table-cell office:value-type="string">
            <text:p>Melania</text:p>
          </table:table-cell>
          <table:table-cell office:value-type="string">
            <text:p>Hartzogs</text:p>
          </table:table-cell>
          <table:table-cell office:value-type="string">
            <text:p>mhartzogsgo@php.net</text:p>
          </table:table-cell>
          <table:table-cell office:value-type="string">
            <text:p>Female</text:p>
          </table:table-cell>
          <table:table-cell office:value-type="string">
            <text:p>80.160.90.227</text:p>
          </table:table-cell>
          <table:table-cell table:number-columns-repeated="1018"/>
        </table:table-row>
        <table:table-row table:style-name="ro1">
          <table:table-cell office:value-type="float" office:value="602">
            <text:p>602</text:p>
          </table:table-cell>
          <table:table-cell office:value-type="string">
            <text:p>Wilbur</text:p>
          </table:table-cell>
          <table:table-cell office:value-type="string">
            <text:p>Bryde</text:p>
          </table:table-cell>
          <table:table-cell office:value-type="string">
            <text:p>wbrydegp@list-manage.com</text:p>
          </table:table-cell>
          <table:table-cell office:value-type="string">
            <text:p>Male</text:p>
          </table:table-cell>
          <table:table-cell office:value-type="string">
            <text:p>213.202.229.227</text:p>
          </table:table-cell>
          <table:table-cell table:number-columns-repeated="101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Schuyler</text:p>
          </table:table-cell>
          <table:table-cell office:value-type="string">
            <text:p>Swaffield</text:p>
          </table:table-cell>
          <table:table-cell office:value-type="string">
            <text:p>sswaffieldgq@webeden.co.uk</text:p>
          </table:table-cell>
          <table:table-cell office:value-type="string">
            <text:p>Male</text:p>
          </table:table-cell>
          <table:table-cell office:value-type="string">
            <text:p>94.29.58.115</text:p>
          </table:table-cell>
          <table:table-cell table:number-columns-repeated="1018"/>
        </table:table-row>
        <table:table-row table:style-name="ro1">
          <table:table-cell office:value-type="float" office:value="604">
            <text:p>604</text:p>
          </table:table-cell>
          <table:table-cell office:value-type="string">
            <text:p>Victoir</text:p>
          </table:table-cell>
          <table:table-cell office:value-type="string">
            <text:p>Leschelle</text:p>
          </table:table-cell>
          <table:table-cell office:value-type="string">
            <text:p>vleschellegr@squarespace.com</text:p>
          </table:table-cell>
          <table:table-cell office:value-type="string">
            <text:p>Male</text:p>
          </table:table-cell>
          <table:table-cell office:value-type="string">
            <text:p>83.111.176.153</text:p>
          </table:table-cell>
          <table:table-cell table:number-columns-repeated="1018"/>
        </table:table-row>
        <table:table-row table:style-name="ro1">
          <table:table-cell office:value-type="float" office:value="605">
            <text:p>605</text:p>
          </table:table-cell>
          <table:table-cell office:value-type="string">
            <text:p>Ambrosio</text:p>
          </table:table-cell>
          <table:table-cell office:value-type="string">
            <text:p>O'Collopy</text:p>
          </table:table-cell>
          <table:table-cell office:value-type="string">
            <text:p>aocollopygs@tinypic.com</text:p>
          </table:table-cell>
          <table:table-cell office:value-type="string">
            <text:p>Male</text:p>
          </table:table-cell>
          <table:table-cell office:value-type="string">
            <text:p>184.99.136.141</text:p>
          </table:table-cell>
          <table:table-cell table:number-columns-repeated="1018"/>
        </table:table-row>
        <table:table-row table:style-name="ro1">
          <table:table-cell office:value-type="float" office:value="606">
            <text:p>606</text:p>
          </table:table-cell>
          <table:table-cell office:value-type="string">
            <text:p>Tedra</text:p>
          </table:table-cell>
          <table:table-cell office:value-type="string">
            <text:p>Grigoroni</text:p>
          </table:table-cell>
          <table:table-cell office:value-type="string">
            <text:p>tgrigoronigt@ycombinator.com</text:p>
          </table:table-cell>
          <table:table-cell office:value-type="string">
            <text:p>Female</text:p>
          </table:table-cell>
          <table:table-cell office:value-type="string">
            <text:p>126.34.8.232</text:p>
          </table:table-cell>
          <table:table-cell table:number-columns-repeated="1018"/>
        </table:table-row>
        <table:table-row table:style-name="ro1">
          <table:table-cell office:value-type="float" office:value="607">
            <text:p>607</text:p>
          </table:table-cell>
          <table:table-cell office:value-type="string">
            <text:p>Maximilien</text:p>
          </table:table-cell>
          <table:table-cell office:value-type="string">
            <text:p>Paterno</text:p>
          </table:table-cell>
          <table:table-cell office:value-type="string">
            <text:p>mpaternogu@etsy.com</text:p>
          </table:table-cell>
          <table:table-cell office:value-type="string">
            <text:p>Male</text:p>
          </table:table-cell>
          <table:table-cell office:value-type="string">
            <text:p>1.175.176.202</text:p>
          </table:table-cell>
          <table:table-cell table:number-columns-repeated="1018"/>
        </table:table-row>
        <table:table-row table:style-name="ro1">
          <table:table-cell office:value-type="float" office:value="608">
            <text:p>608</text:p>
          </table:table-cell>
          <table:table-cell office:value-type="string">
            <text:p>Ted</text:p>
          </table:table-cell>
          <table:table-cell office:value-type="string">
            <text:p>Petrov</text:p>
          </table:table-cell>
          <table:table-cell office:value-type="string">
            <text:p>tpetrovgv@spotify.com</text:p>
          </table:table-cell>
          <table:table-cell office:value-type="string">
            <text:p>Female</text:p>
          </table:table-cell>
          <table:table-cell office:value-type="string">
            <text:p>172.129.171.249</text:p>
          </table:table-cell>
          <table:table-cell table:number-columns-repeated="1018"/>
        </table:table-row>
        <table:table-row table:style-name="ro1">
          <table:table-cell office:value-type="float" office:value="609">
            <text:p>609</text:p>
          </table:table-cell>
          <table:table-cell office:value-type="string">
            <text:p>Robby</text:p>
          </table:table-cell>
          <table:table-cell office:value-type="string">
            <text:p>Perford</text:p>
          </table:table-cell>
          <table:table-cell office:value-type="string">
            <text:p>rperfordgw@dropbox.com</text:p>
          </table:table-cell>
          <table:table-cell office:value-type="string">
            <text:p>Female</text:p>
          </table:table-cell>
          <table:table-cell office:value-type="string">
            <text:p>158.240.67.33</text:p>
          </table:table-cell>
          <table:table-cell table:number-columns-repeated="1018"/>
        </table:table-row>
        <table:table-row table:style-name="ro1">
          <table:table-cell office:value-type="float" office:value="610">
            <text:p>610</text:p>
          </table:table-cell>
          <table:table-cell office:value-type="string">
            <text:p>Norton</text:p>
          </table:table-cell>
          <table:table-cell office:value-type="string">
            <text:p>Ellaman</text:p>
          </table:table-cell>
          <table:table-cell office:value-type="string">
            <text:p>nellamangx@surveymonkey.com</text:p>
          </table:table-cell>
          <table:table-cell office:value-type="string">
            <text:p>Male</text:p>
          </table:table-cell>
          <table:table-cell office:value-type="string">
            <text:p>95.213.51.76</text:p>
          </table:table-cell>
          <table:table-cell table:number-columns-repeated="1018"/>
        </table:table-row>
        <table:table-row table:style-name="ro1">
          <table:table-cell office:value-type="float" office:value="611">
            <text:p>611</text:p>
          </table:table-cell>
          <table:table-cell office:value-type="string">
            <text:p>Rancell</text:p>
          </table:table-cell>
          <table:table-cell office:value-type="string">
            <text:p>Petrusch</text:p>
          </table:table-cell>
          <table:table-cell office:value-type="string">
            <text:p>rpetruschgy@tripod.com</text:p>
          </table:table-cell>
          <table:table-cell office:value-type="string">
            <text:p>Male</text:p>
          </table:table-cell>
          <table:table-cell office:value-type="string">
            <text:p>207.93.53.137</text:p>
          </table:table-cell>
          <table:table-cell table:number-columns-repeated="1018"/>
        </table:table-row>
        <table:table-row table:style-name="ro1">
          <table:table-cell office:value-type="float" office:value="612">
            <text:p>612</text:p>
          </table:table-cell>
          <table:table-cell office:value-type="string">
            <text:p>Ashton</text:p>
          </table:table-cell>
          <table:table-cell office:value-type="string">
            <text:p>Middup</text:p>
          </table:table-cell>
          <table:table-cell office:value-type="string">
            <text:p>amiddupgz@yelp.com</text:p>
          </table:table-cell>
          <table:table-cell office:value-type="string">
            <text:p>Male</text:p>
          </table:table-cell>
          <table:table-cell office:value-type="string">
            <text:p>15.240.91.196</text:p>
          </table:table-cell>
          <table:table-cell table:number-columns-repeated="1018"/>
        </table:table-row>
        <table:table-row table:style-name="ro1">
          <table:table-cell office:value-type="float" office:value="613">
            <text:p>613</text:p>
          </table:table-cell>
          <table:table-cell office:value-type="string">
            <text:p>Winnie</text:p>
          </table:table-cell>
          <table:table-cell office:value-type="string">
            <text:p>Churchouse</text:p>
          </table:table-cell>
          <table:table-cell office:value-type="string">
            <text:p>wchurchouseh0@php.net</text:p>
          </table:table-cell>
          <table:table-cell office:value-type="string">
            <text:p>Male</text:p>
          </table:table-cell>
          <table:table-cell office:value-type="string">
            <text:p>15.112.134.35</text:p>
          </table:table-cell>
          <table:table-cell table:number-columns-repeated="1018"/>
        </table:table-row>
        <table:table-row table:style-name="ro1">
          <table:table-cell office:value-type="float" office:value="614">
            <text:p>614</text:p>
          </table:table-cell>
          <table:table-cell office:value-type="string">
            <text:p>Andrew</text:p>
          </table:table-cell>
          <table:table-cell office:value-type="string">
            <text:p>Dundendale</text:p>
          </table:table-cell>
          <table:table-cell office:value-type="string">
            <text:p>adundendaleh1@marriott.com</text:p>
          </table:table-cell>
          <table:table-cell office:value-type="string">
            <text:p>Male</text:p>
          </table:table-cell>
          <table:table-cell office:value-type="string">
            <text:p>222.66.41.65</text:p>
          </table:table-cell>
          <table:table-cell table:number-columns-repeated="1018"/>
        </table:table-row>
        <table:table-row table:style-name="ro1">
          <table:table-cell office:value-type="float" office:value="615">
            <text:p>615</text:p>
          </table:table-cell>
          <table:table-cell office:value-type="string">
            <text:p>Bettina</text:p>
          </table:table-cell>
          <table:table-cell office:value-type="string">
            <text:p>Arnet</text:p>
          </table:table-cell>
          <table:table-cell office:value-type="string">
            <text:p>barneth2@engadget.com</text:p>
          </table:table-cell>
          <table:table-cell office:value-type="string">
            <text:p>Female</text:p>
          </table:table-cell>
          <table:table-cell office:value-type="string">
            <text:p>97.154.175.183</text:p>
          </table:table-cell>
          <table:table-cell table:number-columns-repeated="1018"/>
        </table:table-row>
        <table:table-row table:style-name="ro1">
          <table:table-cell office:value-type="float" office:value="616">
            <text:p>616</text:p>
          </table:table-cell>
          <table:table-cell office:value-type="string">
            <text:p>Jeremias</text:p>
          </table:table-cell>
          <table:table-cell office:value-type="string">
            <text:p>Munehay</text:p>
          </table:table-cell>
          <table:table-cell office:value-type="string">
            <text:p>jmunehayh3@deviantart.com</text:p>
          </table:table-cell>
          <table:table-cell office:value-type="string">
            <text:p>Male</text:p>
          </table:table-cell>
          <table:table-cell office:value-type="string">
            <text:p>185.75.130.248</text:p>
          </table:table-cell>
          <table:table-cell table:number-columns-repeated="1018"/>
        </table:table-row>
        <table:table-row table:style-name="ro1">
          <table:table-cell office:value-type="float" office:value="617">
            <text:p>617</text:p>
          </table:table-cell>
          <table:table-cell office:value-type="string">
            <text:p>Rheta</text:p>
          </table:table-cell>
          <table:table-cell office:value-type="string">
            <text:p>Holah</text:p>
          </table:table-cell>
          <table:table-cell office:value-type="string">
            <text:p>rholahh4@washingtonpost.com</text:p>
          </table:table-cell>
          <table:table-cell office:value-type="string">
            <text:p>Female</text:p>
          </table:table-cell>
          <table:table-cell office:value-type="string">
            <text:p>56.224.126.25</text:p>
          </table:table-cell>
          <table:table-cell table:number-columns-repeated="1018"/>
        </table:table-row>
        <table:table-row table:style-name="ro1">
          <table:table-cell office:value-type="float" office:value="618">
            <text:p>618</text:p>
          </table:table-cell>
          <table:table-cell office:value-type="string">
            <text:p>Charlie</text:p>
          </table:table-cell>
          <table:table-cell office:value-type="string">
            <text:p>Jephcote</text:p>
          </table:table-cell>
          <table:table-cell office:value-type="string">
            <text:p>cjephcoteh5@si.edu</text:p>
          </table:table-cell>
          <table:table-cell office:value-type="string">
            <text:p>Male</text:p>
          </table:table-cell>
          <table:table-cell office:value-type="string">
            <text:p>128.35.217.198</text:p>
          </table:table-cell>
          <table:table-cell table:number-columns-repeated="1018"/>
        </table:table-row>
        <table:table-row table:style-name="ro1">
          <table:table-cell office:value-type="float" office:value="619">
            <text:p>619</text:p>
          </table:table-cell>
          <table:table-cell office:value-type="string">
            <text:p>York</text:p>
          </table:table-cell>
          <table:table-cell office:value-type="string">
            <text:p>Reitenbach</text:p>
          </table:table-cell>
          <table:table-cell office:value-type="string">
            <text:p>yreitenbachh6@bing.com</text:p>
          </table:table-cell>
          <table:table-cell office:value-type="string">
            <text:p>Male</text:p>
          </table:table-cell>
          <table:table-cell office:value-type="string">
            <text:p>64.148.250.173</text:p>
          </table:table-cell>
          <table:table-cell table:number-columns-repeated="1018"/>
        </table:table-row>
        <table:table-row table:style-name="ro1">
          <table:table-cell office:value-type="float" office:value="620">
            <text:p>620</text:p>
          </table:table-cell>
          <table:table-cell office:value-type="string">
            <text:p>Kim</text:p>
          </table:table-cell>
          <table:table-cell office:value-type="string">
            <text:p>Geldert</text:p>
          </table:table-cell>
          <table:table-cell office:value-type="string">
            <text:p>kgelderth7@globo.com</text:p>
          </table:table-cell>
          <table:table-cell office:value-type="string">
            <text:p>Female</text:p>
          </table:table-cell>
          <table:table-cell office:value-type="string">
            <text:p>161.208.139.101</text:p>
          </table:table-cell>
          <table:table-cell table:number-columns-repeated="1018"/>
        </table:table-row>
        <table:table-row table:style-name="ro1">
          <table:table-cell office:value-type="float" office:value="621">
            <text:p>621</text:p>
          </table:table-cell>
          <table:table-cell office:value-type="string">
            <text:p>Paco</text:p>
          </table:table-cell>
          <table:table-cell office:value-type="string">
            <text:p>Byars</text:p>
          </table:table-cell>
          <table:table-cell office:value-type="string">
            <text:p>pbyarsh8@zimbio.com</text:p>
          </table:table-cell>
          <table:table-cell office:value-type="string">
            <text:p>Male</text:p>
          </table:table-cell>
          <table:table-cell office:value-type="string">
            <text:p>101.225.200.246</text:p>
          </table:table-cell>
          <table:table-cell table:number-columns-repeated="1018"/>
        </table:table-row>
        <table:table-row table:style-name="ro1">
          <table:table-cell office:value-type="float" office:value="622">
            <text:p>622</text:p>
          </table:table-cell>
          <table:table-cell office:value-type="string">
            <text:p>Goran</text:p>
          </table:table-cell>
          <table:table-cell office:value-type="string">
            <text:p>Allder</text:p>
          </table:table-cell>
          <table:table-cell office:value-type="string">
            <text:p>gallderh9@un.org</text:p>
          </table:table-cell>
          <table:table-cell office:value-type="string">
            <text:p>Male</text:p>
          </table:table-cell>
          <table:table-cell office:value-type="string">
            <text:p>254.109.183.227</text:p>
          </table:table-cell>
          <table:table-cell table:number-columns-repeated="1018"/>
        </table:table-row>
        <table:table-row table:style-name="ro1">
          <table:table-cell office:value-type="float" office:value="623">
            <text:p>623</text:p>
          </table:table-cell>
          <table:table-cell office:value-type="string">
            <text:p>Gaspar</text:p>
          </table:table-cell>
          <table:table-cell office:value-type="string">
            <text:p>Tichelaar</text:p>
          </table:table-cell>
          <table:table-cell office:value-type="string">
            <text:p>gtichelaarha@google.com</text:p>
          </table:table-cell>
          <table:table-cell office:value-type="string">
            <text:p>Male</text:p>
          </table:table-cell>
          <table:table-cell office:value-type="string">
            <text:p>90.168.42.232</text:p>
          </table:table-cell>
          <table:table-cell table:number-columns-repeated="1018"/>
        </table:table-row>
        <table:table-row table:style-name="ro1">
          <table:table-cell office:value-type="float" office:value="624">
            <text:p>624</text:p>
          </table:table-cell>
          <table:table-cell office:value-type="string">
            <text:p>Sidney</text:p>
          </table:table-cell>
          <table:table-cell office:value-type="string">
            <text:p>Clementel</text:p>
          </table:table-cell>
          <table:table-cell office:value-type="string">
            <text:p>sclementelhb@oracle.com</text:p>
          </table:table-cell>
          <table:table-cell office:value-type="string">
            <text:p>Male</text:p>
          </table:table-cell>
          <table:table-cell office:value-type="string">
            <text:p>241.14.190.84</text:p>
          </table:table-cell>
          <table:table-cell table:number-columns-repeated="1018"/>
        </table:table-row>
        <table:table-row table:style-name="ro1">
          <table:table-cell office:value-type="float" office:value="625">
            <text:p>625</text:p>
          </table:table-cell>
          <table:table-cell office:value-type="string">
            <text:p>Amber</text:p>
          </table:table-cell>
          <table:table-cell office:value-type="string">
            <text:p>Beran</text:p>
          </table:table-cell>
          <table:table-cell office:value-type="string">
            <text:p>aberanhc@ucoz.com</text:p>
          </table:table-cell>
          <table:table-cell office:value-type="string">
            <text:p>Female</text:p>
          </table:table-cell>
          <table:table-cell office:value-type="string">
            <text:p>230.107.63.168</text:p>
          </table:table-cell>
          <table:table-cell table:number-columns-repeated="1018"/>
        </table:table-row>
        <table:table-row table:style-name="ro1">
          <table:table-cell office:value-type="float" office:value="626">
            <text:p>626</text:p>
          </table:table-cell>
          <table:table-cell office:value-type="string">
            <text:p>Lowrance</text:p>
          </table:table-cell>
          <table:table-cell office:value-type="string">
            <text:p>Francescoccio</text:p>
          </table:table-cell>
          <table:table-cell office:value-type="string">
            <text:p>lfrancescocciohd@cmu.edu</text:p>
          </table:table-cell>
          <table:table-cell office:value-type="string">
            <text:p>Male</text:p>
          </table:table-cell>
          <table:table-cell office:value-type="string">
            <text:p>64.70.171.43</text:p>
          </table:table-cell>
          <table:table-cell table:number-columns-repeated="1018"/>
        </table:table-row>
        <table:table-row table:style-name="ro1">
          <table:table-cell office:value-type="float" office:value="627">
            <text:p>627</text:p>
          </table:table-cell>
          <table:table-cell office:value-type="string">
            <text:p>Chelsie</text:p>
          </table:table-cell>
          <table:table-cell office:value-type="string">
            <text:p>Cosin</text:p>
          </table:table-cell>
          <table:table-cell office:value-type="string">
            <text:p>ccosinhe@multiply.com</text:p>
          </table:table-cell>
          <table:table-cell office:value-type="string">
            <text:p>Female</text:p>
          </table:table-cell>
          <table:table-cell office:value-type="string">
            <text:p>35.236.92.142</text:p>
          </table:table-cell>
          <table:table-cell table:number-columns-repeated="1018"/>
        </table:table-row>
        <table:table-row table:style-name="ro1">
          <table:table-cell office:value-type="float" office:value="628">
            <text:p>628</text:p>
          </table:table-cell>
          <table:table-cell office:value-type="string">
            <text:p>Boone</text:p>
          </table:table-cell>
          <table:table-cell office:value-type="string">
            <text:p>Grimes</text:p>
          </table:table-cell>
          <table:table-cell office:value-type="string">
            <text:p>bgrimeshf@ucoz.ru</text:p>
          </table:table-cell>
          <table:table-cell office:value-type="string">
            <text:p>Male</text:p>
          </table:table-cell>
          <table:table-cell office:value-type="string">
            <text:p>138.122.39.196</text:p>
          </table:table-cell>
          <table:table-cell table:number-columns-repeated="1018"/>
        </table:table-row>
        <table:table-row table:style-name="ro1">
          <table:table-cell office:value-type="float" office:value="629">
            <text:p>629</text:p>
          </table:table-cell>
          <table:table-cell office:value-type="string">
            <text:p>Shandy</text:p>
          </table:table-cell>
          <table:table-cell office:value-type="string">
            <text:p>Marc</text:p>
          </table:table-cell>
          <table:table-cell office:value-type="string">
            <text:p>smarchg@hibu.com</text:p>
          </table:table-cell>
          <table:table-cell office:value-type="string">
            <text:p>Female</text:p>
          </table:table-cell>
          <table:table-cell office:value-type="string">
            <text:p>146.72.29.134</text:p>
          </table:table-cell>
          <table:table-cell table:number-columns-repeated="1018"/>
        </table:table-row>
        <table:table-row table:style-name="ro1">
          <table:table-cell office:value-type="float" office:value="630">
            <text:p>630</text:p>
          </table:table-cell>
          <table:table-cell office:value-type="string">
            <text:p>Kelby</text:p>
          </table:table-cell>
          <table:table-cell office:value-type="string">
            <text:p>Schapero</text:p>
          </table:table-cell>
          <table:table-cell office:value-type="string">
            <text:p>kschaperohh@pinterest.com</text:p>
          </table:table-cell>
          <table:table-cell office:value-type="string">
            <text:p>Male</text:p>
          </table:table-cell>
          <table:table-cell office:value-type="string">
            <text:p>206.104.69.204</text:p>
          </table:table-cell>
          <table:table-cell table:number-columns-repeated="1018"/>
        </table:table-row>
        <table:table-row table:style-name="ro1">
          <table:table-cell office:value-type="float" office:value="631">
            <text:p>631</text:p>
          </table:table-cell>
          <table:table-cell office:value-type="string">
            <text:p>Corie</text:p>
          </table:table-cell>
          <table:table-cell office:value-type="string">
            <text:p>Tummons</text:p>
          </table:table-cell>
          <table:table-cell office:value-type="string">
            <text:p>ctummonshi@wix.com</text:p>
          </table:table-cell>
          <table:table-cell office:value-type="string">
            <text:p>Female</text:p>
          </table:table-cell>
          <table:table-cell office:value-type="string">
            <text:p>68.179.217.44</text:p>
          </table:table-cell>
          <table:table-cell table:number-columns-repeated="1018"/>
        </table:table-row>
        <table:table-row table:style-name="ro1">
          <table:table-cell office:value-type="float" office:value="632">
            <text:p>632</text:p>
          </table:table-cell>
          <table:table-cell office:value-type="string">
            <text:p>Heindrick</text:p>
          </table:table-cell>
          <table:table-cell office:value-type="string">
            <text:p>Buterton</text:p>
          </table:table-cell>
          <table:table-cell office:value-type="string">
            <text:p>hbutertonhj@diigo.com</text:p>
          </table:table-cell>
          <table:table-cell office:value-type="string">
            <text:p>Male</text:p>
          </table:table-cell>
          <table:table-cell office:value-type="string">
            <text:p>41.69.148.85</text:p>
          </table:table-cell>
          <table:table-cell table:number-columns-repeated="1018"/>
        </table:table-row>
        <table:table-row table:style-name="ro1">
          <table:table-cell office:value-type="float" office:value="633">
            <text:p>633</text:p>
          </table:table-cell>
          <table:table-cell office:value-type="string">
            <text:p>Hillard</text:p>
          </table:table-cell>
          <table:table-cell office:value-type="string">
            <text:p>Whereat</text:p>
          </table:table-cell>
          <table:table-cell office:value-type="string">
            <text:p>hwhereathk@mozilla.com</text:p>
          </table:table-cell>
          <table:table-cell office:value-type="string">
            <text:p>Male</text:p>
          </table:table-cell>
          <table:table-cell office:value-type="string">
            <text:p>79.156.29.113</text:p>
          </table:table-cell>
          <table:table-cell table:number-columns-repeated="1018"/>
        </table:table-row>
        <table:table-row table:style-name="ro1">
          <table:table-cell office:value-type="float" office:value="634">
            <text:p>634</text:p>
          </table:table-cell>
          <table:table-cell office:value-type="string">
            <text:p>Mabel</text:p>
          </table:table-cell>
          <table:table-cell office:value-type="string">
            <text:p>Moxley</text:p>
          </table:table-cell>
          <table:table-cell office:value-type="string">
            <text:p>mmoxleyhl@unblog.fr</text:p>
          </table:table-cell>
          <table:table-cell office:value-type="string">
            <text:p>Female</text:p>
          </table:table-cell>
          <table:table-cell office:value-type="string">
            <text:p>63.169.102.103</text:p>
          </table:table-cell>
          <table:table-cell table:number-columns-repeated="1018"/>
        </table:table-row>
        <table:table-row table:style-name="ro1">
          <table:table-cell office:value-type="float" office:value="635">
            <text:p>635</text:p>
          </table:table-cell>
          <table:table-cell office:value-type="string">
            <text:p>Wolfgang</text:p>
          </table:table-cell>
          <table:table-cell office:value-type="string">
            <text:p>Pallent</text:p>
          </table:table-cell>
          <table:table-cell office:value-type="string">
            <text:p>wpallenthm@usgs.gov</text:p>
          </table:table-cell>
          <table:table-cell office:value-type="string">
            <text:p>Male</text:p>
          </table:table-cell>
          <table:table-cell office:value-type="string">
            <text:p>166.219.1.54</text:p>
          </table:table-cell>
          <table:table-cell table:number-columns-repeated="1018"/>
        </table:table-row>
        <table:table-row table:style-name="ro1">
          <table:table-cell office:value-type="float" office:value="636">
            <text:p>636</text:p>
          </table:table-cell>
          <table:table-cell office:value-type="string">
            <text:p>Jaime</text:p>
          </table:table-cell>
          <table:table-cell office:value-type="string">
            <text:p>Mullin</text:p>
          </table:table-cell>
          <table:table-cell office:value-type="string">
            <text:p>jmullinhn@google.es</text:p>
          </table:table-cell>
          <table:table-cell office:value-type="string">
            <text:p>Female</text:p>
          </table:table-cell>
          <table:table-cell office:value-type="string">
            <text:p>63.194.252.204</text:p>
          </table:table-cell>
          <table:table-cell table:number-columns-repeated="1018"/>
        </table:table-row>
        <table:table-row table:style-name="ro1">
          <table:table-cell office:value-type="float" office:value="637">
            <text:p>637</text:p>
          </table:table-cell>
          <table:table-cell office:value-type="string">
            <text:p>Valida</text:p>
          </table:table-cell>
          <table:table-cell office:value-type="string">
            <text:p>Joder</text:p>
          </table:table-cell>
          <table:table-cell office:value-type="string">
            <text:p>vjoderho@etsy.com</text:p>
          </table:table-cell>
          <table:table-cell office:value-type="string">
            <text:p>Female</text:p>
          </table:table-cell>
          <table:table-cell office:value-type="string">
            <text:p>196.39.42.154</text:p>
          </table:table-cell>
          <table:table-cell table:number-columns-repeated="1018"/>
        </table:table-row>
        <table:table-row table:style-name="ro1">
          <table:table-cell office:value-type="float" office:value="638">
            <text:p>638</text:p>
          </table:table-cell>
          <table:table-cell office:value-type="string">
            <text:p>Tulley</text:p>
          </table:table-cell>
          <table:table-cell office:value-type="string">
            <text:p>Wood</text:p>
          </table:table-cell>
          <table:table-cell office:value-type="string">
            <text:p>twoodhp@nymag.com</text:p>
          </table:table-cell>
          <table:table-cell office:value-type="string">
            <text:p>Male</text:p>
          </table:table-cell>
          <table:table-cell office:value-type="string">
            <text:p>130.160.214.115</text:p>
          </table:table-cell>
          <table:table-cell table:number-columns-repeated="1018"/>
        </table:table-row>
        <table:table-row table:style-name="ro1">
          <table:table-cell office:value-type="float" office:value="639">
            <text:p>639</text:p>
          </table:table-cell>
          <table:table-cell office:value-type="string">
            <text:p>Haskell</text:p>
          </table:table-cell>
          <table:table-cell office:value-type="string">
            <text:p>Fenney</text:p>
          </table:table-cell>
          <table:table-cell office:value-type="string">
            <text:p>hfenneyhq@scribd.com</text:p>
          </table:table-cell>
          <table:table-cell office:value-type="string">
            <text:p>Male</text:p>
          </table:table-cell>
          <table:table-cell office:value-type="string">
            <text:p>55.135.45.5</text:p>
          </table:table-cell>
          <table:table-cell table:number-columns-repeated="1018"/>
        </table:table-row>
        <table:table-row table:style-name="ro1">
          <table:table-cell office:value-type="float" office:value="640">
            <text:p>640</text:p>
          </table:table-cell>
          <table:table-cell office:value-type="string">
            <text:p>Andrei</text:p>
          </table:table-cell>
          <table:table-cell office:value-type="string">
            <text:p>Sainsbury-Brown</text:p>
          </table:table-cell>
          <table:table-cell office:value-type="string">
            <text:p>asainsburybrownhr@arstechnica.com</text:p>
          </table:table-cell>
          <table:table-cell office:value-type="string">
            <text:p>Female</text:p>
          </table:table-cell>
          <table:table-cell office:value-type="string">
            <text:p>81.245.209.85</text:p>
          </table:table-cell>
          <table:table-cell table:number-columns-repeated="1018"/>
        </table:table-row>
        <table:table-row table:style-name="ro1">
          <table:table-cell office:value-type="float" office:value="641">
            <text:p>641</text:p>
          </table:table-cell>
          <table:table-cell office:value-type="string">
            <text:p>Noe</text:p>
          </table:table-cell>
          <table:table-cell office:value-type="string">
            <text:p>St. Leger</text:p>
          </table:table-cell>
          <table:table-cell office:value-type="string">
            <text:p>nstlegerhs@wufoo.com</text:p>
          </table:table-cell>
          <table:table-cell office:value-type="string">
            <text:p>Male</text:p>
          </table:table-cell>
          <table:table-cell office:value-type="string">
            <text:p>147.98.255.100</text:p>
          </table:table-cell>
          <table:table-cell table:number-columns-repeated="1018"/>
        </table:table-row>
        <table:table-row table:style-name="ro1">
          <table:table-cell office:value-type="float" office:value="642">
            <text:p>642</text:p>
          </table:table-cell>
          <table:table-cell office:value-type="string">
            <text:p>Ly</text:p>
          </table:table-cell>
          <table:table-cell office:value-type="string">
            <text:p>Dissman</text:p>
          </table:table-cell>
          <table:table-cell office:value-type="string">
            <text:p>ldissmanht@wp.com</text:p>
          </table:table-cell>
          <table:table-cell office:value-type="string">
            <text:p>Male</text:p>
          </table:table-cell>
          <table:table-cell office:value-type="string">
            <text:p>73.62.182.86</text:p>
          </table:table-cell>
          <table:table-cell table:number-columns-repeated="1018"/>
        </table:table-row>
        <table:table-row table:style-name="ro1">
          <table:table-cell office:value-type="float" office:value="643">
            <text:p>643</text:p>
          </table:table-cell>
          <table:table-cell office:value-type="string">
            <text:p>Ruy</text:p>
          </table:table-cell>
          <table:table-cell office:value-type="string">
            <text:p>Stuther</text:p>
          </table:table-cell>
          <table:table-cell office:value-type="string">
            <text:p>rstutherhu@pinterest.com</text:p>
          </table:table-cell>
          <table:table-cell office:value-type="string">
            <text:p>Male</text:p>
          </table:table-cell>
          <table:table-cell office:value-type="string">
            <text:p>240.11.106.146</text:p>
          </table:table-cell>
          <table:table-cell table:number-columns-repeated="1018"/>
        </table:table-row>
        <table:table-row table:style-name="ro1">
          <table:table-cell office:value-type="float" office:value="644">
            <text:p>644</text:p>
          </table:table-cell>
          <table:table-cell office:value-type="string">
            <text:p>Thebault</text:p>
          </table:table-cell>
          <table:table-cell office:value-type="string">
            <text:p>Swidenbank</text:p>
          </table:table-cell>
          <table:table-cell office:value-type="string">
            <text:p>tswidenbankhv@java.com</text:p>
          </table:table-cell>
          <table:table-cell office:value-type="string">
            <text:p>Male</text:p>
          </table:table-cell>
          <table:table-cell office:value-type="string">
            <text:p>44.222.89.23</text:p>
          </table:table-cell>
          <table:table-cell table:number-columns-repeated="1018"/>
        </table:table-row>
        <table:table-row table:style-name="ro1">
          <table:table-cell office:value-type="float" office:value="645">
            <text:p>645</text:p>
          </table:table-cell>
          <table:table-cell office:value-type="string">
            <text:p>Dehlia</text:p>
          </table:table-cell>
          <table:table-cell office:value-type="string">
            <text:p>Emmison</text:p>
          </table:table-cell>
          <table:table-cell office:value-type="string">
            <text:p>demmisonhw@netlog.com</text:p>
          </table:table-cell>
          <table:table-cell office:value-type="string">
            <text:p>Female</text:p>
          </table:table-cell>
          <table:table-cell office:value-type="string">
            <text:p>8.122.89.81</text:p>
          </table:table-cell>
          <table:table-cell table:number-columns-repeated="1018"/>
        </table:table-row>
        <table:table-row table:style-name="ro1">
          <table:table-cell office:value-type="float" office:value="646">
            <text:p>646</text:p>
          </table:table-cell>
          <table:table-cell office:value-type="string">
            <text:p>Gray</text:p>
          </table:table-cell>
          <table:table-cell office:value-type="string">
            <text:p>Robins</text:p>
          </table:table-cell>
          <table:table-cell office:value-type="string">
            <text:p>grobinshx@spotify.com</text:p>
          </table:table-cell>
          <table:table-cell office:value-type="string">
            <text:p>Male</text:p>
          </table:table-cell>
          <table:table-cell office:value-type="string">
            <text:p>49.194.103.14</text:p>
          </table:table-cell>
          <table:table-cell table:number-columns-repeated="1018"/>
        </table:table-row>
        <table:table-row table:style-name="ro1">
          <table:table-cell office:value-type="float" office:value="647">
            <text:p>647</text:p>
          </table:table-cell>
          <table:table-cell office:value-type="string">
            <text:p>Peterus</text:p>
          </table:table-cell>
          <table:table-cell office:value-type="string">
            <text:p>Vautier</text:p>
          </table:table-cell>
          <table:table-cell office:value-type="string">
            <text:p>pvautierhy@stumbleupon.com</text:p>
          </table:table-cell>
          <table:table-cell office:value-type="string">
            <text:p>Male</text:p>
          </table:table-cell>
          <table:table-cell office:value-type="string">
            <text:p>252.24.51.111</text:p>
          </table:table-cell>
          <table:table-cell table:number-columns-repeated="1018"/>
        </table:table-row>
        <table:table-row table:style-name="ro1">
          <table:table-cell office:value-type="float" office:value="648">
            <text:p>648</text:p>
          </table:table-cell>
          <table:table-cell office:value-type="string">
            <text:p>Lissa</text:p>
          </table:table-cell>
          <table:table-cell office:value-type="string">
            <text:p>Dewan</text:p>
          </table:table-cell>
          <table:table-cell office:value-type="string">
            <text:p>ldewanhz@bluehost.com</text:p>
          </table:table-cell>
          <table:table-cell office:value-type="string">
            <text:p>Female</text:p>
          </table:table-cell>
          <table:table-cell office:value-type="string">
            <text:p>131.34.160.116</text:p>
          </table:table-cell>
          <table:table-cell table:number-columns-repeated="1018"/>
        </table:table-row>
        <table:table-row table:style-name="ro1">
          <table:table-cell office:value-type="float" office:value="649">
            <text:p>649</text:p>
          </table:table-cell>
          <table:table-cell office:value-type="string">
            <text:p>Sibeal</text:p>
          </table:table-cell>
          <table:table-cell office:value-type="string">
            <text:p>Pedri</text:p>
          </table:table-cell>
          <table:table-cell office:value-type="string">
            <text:p>spedrii0@indiegogo.com</text:p>
          </table:table-cell>
          <table:table-cell office:value-type="string">
            <text:p>Female</text:p>
          </table:table-cell>
          <table:table-cell office:value-type="string">
            <text:p>30.129.48.22</text:p>
          </table:table-cell>
          <table:table-cell table:number-columns-repeated="1018"/>
        </table:table-row>
        <table:table-row table:style-name="ro1">
          <table:table-cell office:value-type="float" office:value="650">
            <text:p>650</text:p>
          </table:table-cell>
          <table:table-cell office:value-type="string">
            <text:p>Charlotte</text:p>
          </table:table-cell>
          <table:table-cell office:value-type="string">
            <text:p>Egginton</text:p>
          </table:table-cell>
          <table:table-cell office:value-type="string">
            <text:p>ceggintoni1@vimeo.com</text:p>
          </table:table-cell>
          <table:table-cell office:value-type="string">
            <text:p>Female</text:p>
          </table:table-cell>
          <table:table-cell office:value-type="string">
            <text:p>28.217.222.241</text:p>
          </table:table-cell>
          <table:table-cell table:number-columns-repeated="1018"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Prent</text:p>
          </table:table-cell>
          <table:table-cell office:value-type="string">
            <text:p>Lutzmann</text:p>
          </table:table-cell>
          <table:table-cell office:value-type="string">
            <text:p>plutzmanni2@stumbleupon.com</text:p>
          </table:table-cell>
          <table:table-cell office:value-type="string">
            <text:p>Male</text:p>
          </table:table-cell>
          <table:table-cell office:value-type="string">
            <text:p>208.138.84.190</text:p>
          </table:table-cell>
          <table:table-cell table:number-columns-repeated="1018"/>
        </table:table-row>
        <table:table-row table:style-name="ro1">
          <table:table-cell office:value-type="float" office:value="652">
            <text:p>652</text:p>
          </table:table-cell>
          <table:table-cell office:value-type="string">
            <text:p>Clyde</text:p>
          </table:table-cell>
          <table:table-cell office:value-type="string">
            <text:p>Venart</text:p>
          </table:table-cell>
          <table:table-cell office:value-type="string">
            <text:p>cvenarti3@google.fr</text:p>
          </table:table-cell>
          <table:table-cell office:value-type="string">
            <text:p>Male</text:p>
          </table:table-cell>
          <table:table-cell office:value-type="string">
            <text:p>46.222.197.45</text:p>
          </table:table-cell>
          <table:table-cell table:number-columns-repeated="1018"/>
        </table:table-row>
        <table:table-row table:style-name="ro1">
          <table:table-cell office:value-type="float" office:value="653">
            <text:p>653</text:p>
          </table:table-cell>
          <table:table-cell office:value-type="string">
            <text:p>Nickie</text:p>
          </table:table-cell>
          <table:table-cell office:value-type="string">
            <text:p>Escoffier</text:p>
          </table:table-cell>
          <table:table-cell office:value-type="string">
            <text:p>nescoffieri4@scribd.com</text:p>
          </table:table-cell>
          <table:table-cell office:value-type="string">
            <text:p>Male</text:p>
          </table:table-cell>
          <table:table-cell office:value-type="string">
            <text:p>117.206.25.175</text:p>
          </table:table-cell>
          <table:table-cell table:number-columns-repeated="1018"/>
        </table:table-row>
        <table:table-row table:style-name="ro1">
          <table:table-cell office:value-type="float" office:value="654">
            <text:p>654</text:p>
          </table:table-cell>
          <table:table-cell office:value-type="string">
            <text:p>Abey</text:p>
          </table:table-cell>
          <table:table-cell office:value-type="string">
            <text:p>Dillingham</text:p>
          </table:table-cell>
          <table:table-cell office:value-type="string">
            <text:p>adillinghami5@istockphoto.com</text:p>
          </table:table-cell>
          <table:table-cell office:value-type="string">
            <text:p>Male</text:p>
          </table:table-cell>
          <table:table-cell office:value-type="string">
            <text:p>61.2.241.147</text:p>
          </table:table-cell>
          <table:table-cell table:number-columns-repeated="1018"/>
        </table:table-row>
        <table:table-row table:style-name="ro1">
          <table:table-cell office:value-type="float" office:value="655">
            <text:p>655</text:p>
          </table:table-cell>
          <table:table-cell office:value-type="string">
            <text:p>Merilee</text:p>
          </table:table-cell>
          <table:table-cell office:value-type="string">
            <text:p>Haimes</text:p>
          </table:table-cell>
          <table:table-cell office:value-type="string">
            <text:p>mhaimesi6@dailymail.co.uk</text:p>
          </table:table-cell>
          <table:table-cell office:value-type="string">
            <text:p>Female</text:p>
          </table:table-cell>
          <table:table-cell office:value-type="string">
            <text:p>154.186.191.142</text:p>
          </table:table-cell>
          <table:table-cell table:number-columns-repeated="1018"/>
        </table:table-row>
        <table:table-row table:style-name="ro1">
          <table:table-cell office:value-type="float" office:value="656">
            <text:p>656</text:p>
          </table:table-cell>
          <table:table-cell office:value-type="string">
            <text:p>Sybyl</text:p>
          </table:table-cell>
          <table:table-cell office:value-type="string">
            <text:p>Rape</text:p>
          </table:table-cell>
          <table:table-cell office:value-type="string">
            <text:p>srapei7@soundcloud.com</text:p>
          </table:table-cell>
          <table:table-cell office:value-type="string">
            <text:p>Female</text:p>
          </table:table-cell>
          <table:table-cell office:value-type="string">
            <text:p>138.150.244.218</text:p>
          </table:table-cell>
          <table:table-cell table:number-columns-repeated="1018"/>
        </table:table-row>
        <table:table-row table:style-name="ro1">
          <table:table-cell office:value-type="float" office:value="657">
            <text:p>657</text:p>
          </table:table-cell>
          <table:table-cell office:value-type="string">
            <text:p>Nappie</text:p>
          </table:table-cell>
          <table:table-cell office:value-type="string">
            <text:p>Baughn</text:p>
          </table:table-cell>
          <table:table-cell office:value-type="string">
            <text:p>nbaughni8@amazon.co.uk</text:p>
          </table:table-cell>
          <table:table-cell office:value-type="string">
            <text:p>Male</text:p>
          </table:table-cell>
          <table:table-cell office:value-type="string">
            <text:p>136.90.0.39</text:p>
          </table:table-cell>
          <table:table-cell table:number-columns-repeated="1018"/>
        </table:table-row>
        <table:table-row table:style-name="ro1">
          <table:table-cell office:value-type="float" office:value="658">
            <text:p>658</text:p>
          </table:table-cell>
          <table:table-cell office:value-type="string">
            <text:p>Donny</text:p>
          </table:table-cell>
          <table:table-cell office:value-type="string">
            <text:p>Seden</text:p>
          </table:table-cell>
          <table:table-cell office:value-type="string">
            <text:p>dsedeni9@china.com.cn</text:p>
          </table:table-cell>
          <table:table-cell office:value-type="string">
            <text:p>Female</text:p>
          </table:table-cell>
          <table:table-cell office:value-type="string">
            <text:p>55.56.29.49</text:p>
          </table:table-cell>
          <table:table-cell table:number-columns-repeated="1018"/>
        </table:table-row>
        <table:table-row table:style-name="ro1">
          <table:table-cell office:value-type="float" office:value="659">
            <text:p>659</text:p>
          </table:table-cell>
          <table:table-cell office:value-type="string">
            <text:p>Derick</text:p>
          </table:table-cell>
          <table:table-cell office:value-type="string">
            <text:p>Bellerby</text:p>
          </table:table-cell>
          <table:table-cell office:value-type="string">
            <text:p>dbellerbyia@flavors.me</text:p>
          </table:table-cell>
          <table:table-cell office:value-type="string">
            <text:p>Male</text:p>
          </table:table-cell>
          <table:table-cell office:value-type="string">
            <text:p>168.72.98.70</text:p>
          </table:table-cell>
          <table:table-cell table:number-columns-repeated="1018"/>
        </table:table-row>
        <table:table-row table:style-name="ro1">
          <table:table-cell office:value-type="float" office:value="660">
            <text:p>660</text:p>
          </table:table-cell>
          <table:table-cell office:value-type="string">
            <text:p>Ally</text:p>
          </table:table-cell>
          <table:table-cell office:value-type="string">
            <text:p>Bielby</text:p>
          </table:table-cell>
          <table:table-cell office:value-type="string">
            <text:p>abielbyib@si.edu</text:p>
          </table:table-cell>
          <table:table-cell office:value-type="string">
            <text:p>Female</text:p>
          </table:table-cell>
          <table:table-cell office:value-type="string">
            <text:p>145.25.244.151</text:p>
          </table:table-cell>
          <table:table-cell table:number-columns-repeated="1018"/>
        </table:table-row>
        <table:table-row table:style-name="ro1">
          <table:table-cell office:value-type="float" office:value="661">
            <text:p>661</text:p>
          </table:table-cell>
          <table:table-cell office:value-type="string">
            <text:p>Carmita</text:p>
          </table:table-cell>
          <table:table-cell office:value-type="string">
            <text:p>Jouanny</text:p>
          </table:table-cell>
          <table:table-cell office:value-type="string">
            <text:p>cjouannyic@bizjournals.com</text:p>
          </table:table-cell>
          <table:table-cell office:value-type="string">
            <text:p>Female</text:p>
          </table:table-cell>
          <table:table-cell office:value-type="string">
            <text:p>46.61.194.214</text:p>
          </table:table-cell>
          <table:table-cell table:number-columns-repeated="1018"/>
        </table:table-row>
        <table:table-row table:style-name="ro1">
          <table:table-cell office:value-type="float" office:value="662">
            <text:p>662</text:p>
          </table:table-cell>
          <table:table-cell office:value-type="string">
            <text:p>Elroy</text:p>
          </table:table-cell>
          <table:table-cell office:value-type="string">
            <text:p>Ternott</text:p>
          </table:table-cell>
          <table:table-cell office:value-type="string">
            <text:p>eternottid@t-online.de</text:p>
          </table:table-cell>
          <table:table-cell office:value-type="string">
            <text:p>Male</text:p>
          </table:table-cell>
          <table:table-cell office:value-type="string">
            <text:p>236.202.107.0</text:p>
          </table:table-cell>
          <table:table-cell table:number-columns-repeated="1018"/>
        </table:table-row>
        <table:table-row table:style-name="ro1">
          <table:table-cell office:value-type="float" office:value="663">
            <text:p>663</text:p>
          </table:table-cell>
          <table:table-cell office:value-type="string">
            <text:p>Hirsch</text:p>
          </table:table-cell>
          <table:table-cell office:value-type="string">
            <text:p>Adamowitz</text:p>
          </table:table-cell>
          <table:table-cell office:value-type="string">
            <text:p>hadamowitzie@bloomberg.com</text:p>
          </table:table-cell>
          <table:table-cell office:value-type="string">
            <text:p>Male</text:p>
          </table:table-cell>
          <table:table-cell office:value-type="string">
            <text:p>156.31.2.245</text:p>
          </table:table-cell>
          <table:table-cell table:number-columns-repeated="1018"/>
        </table:table-row>
        <table:table-row table:style-name="ro1">
          <table:table-cell office:value-type="float" office:value="664">
            <text:p>664</text:p>
          </table:table-cell>
          <table:table-cell office:value-type="string">
            <text:p>Ester</text:p>
          </table:table-cell>
          <table:table-cell office:value-type="string">
            <text:p>Blackway</text:p>
          </table:table-cell>
          <table:table-cell office:value-type="string">
            <text:p>eblackwayif@bloomberg.com</text:p>
          </table:table-cell>
          <table:table-cell office:value-type="string">
            <text:p>Female</text:p>
          </table:table-cell>
          <table:table-cell office:value-type="string">
            <text:p>232.138.169.82</text:p>
          </table:table-cell>
          <table:table-cell table:number-columns-repeated="1018"/>
        </table:table-row>
        <table:table-row table:style-name="ro1">
          <table:table-cell office:value-type="float" office:value="665">
            <text:p>665</text:p>
          </table:table-cell>
          <table:table-cell office:value-type="string">
            <text:p>Packston</text:p>
          </table:table-cell>
          <table:table-cell office:value-type="string">
            <text:p>Folland</text:p>
          </table:table-cell>
          <table:table-cell office:value-type="string">
            <text:p>pfollandig@4shared.com</text:p>
          </table:table-cell>
          <table:table-cell office:value-type="string">
            <text:p>Male</text:p>
          </table:table-cell>
          <table:table-cell office:value-type="string">
            <text:p>77.179.128.89</text:p>
          </table:table-cell>
          <table:table-cell table:number-columns-repeated="1018"/>
        </table:table-row>
        <table:table-row table:style-name="ro1">
          <table:table-cell office:value-type="float" office:value="666">
            <text:p>666</text:p>
          </table:table-cell>
          <table:table-cell office:value-type="string">
            <text:p>Angelia</text:p>
          </table:table-cell>
          <table:table-cell office:value-type="string">
            <text:p>Trusty</text:p>
          </table:table-cell>
          <table:table-cell office:value-type="string">
            <text:p>atrustyih@51.la</text:p>
          </table:table-cell>
          <table:table-cell office:value-type="string">
            <text:p>Female</text:p>
          </table:table-cell>
          <table:table-cell office:value-type="string">
            <text:p>114.160.78.254</text:p>
          </table:table-cell>
          <table:table-cell table:number-columns-repeated="1018"/>
        </table:table-row>
        <table:table-row table:style-name="ro1">
          <table:table-cell office:value-type="float" office:value="667">
            <text:p>667</text:p>
          </table:table-cell>
          <table:table-cell office:value-type="string">
            <text:p>Lenore</text:p>
          </table:table-cell>
          <table:table-cell office:value-type="string">
            <text:p>Longhorne</text:p>
          </table:table-cell>
          <table:table-cell office:value-type="string">
            <text:p>llonghorneii@infoseek.co.jp</text:p>
          </table:table-cell>
          <table:table-cell office:value-type="string">
            <text:p>Female</text:p>
          </table:table-cell>
          <table:table-cell office:value-type="string">
            <text:p>34.8.58.8</text:p>
          </table:table-cell>
          <table:table-cell table:number-columns-repeated="1018"/>
        </table:table-row>
        <table:table-row table:style-name="ro1">
          <table:table-cell office:value-type="float" office:value="668">
            <text:p>668</text:p>
          </table:table-cell>
          <table:table-cell office:value-type="string">
            <text:p>Andrey</text:p>
          </table:table-cell>
          <table:table-cell office:value-type="string">
            <text:p>Curthoys</text:p>
          </table:table-cell>
          <table:table-cell office:value-type="string">
            <text:p>acurthoysij@umich.edu</text:p>
          </table:table-cell>
          <table:table-cell office:value-type="string">
            <text:p>Male</text:p>
          </table:table-cell>
          <table:table-cell office:value-type="string">
            <text:p>251.166.247.139</text:p>
          </table:table-cell>
          <table:table-cell table:number-columns-repeated="1018"/>
        </table:table-row>
        <table:table-row table:style-name="ro1">
          <table:table-cell office:value-type="float" office:value="669">
            <text:p>669</text:p>
          </table:table-cell>
          <table:table-cell office:value-type="string">
            <text:p>Eduard</text:p>
          </table:table-cell>
          <table:table-cell office:value-type="string">
            <text:p>Sanpher</text:p>
          </table:table-cell>
          <table:table-cell office:value-type="string">
            <text:p>esanpherik@cloudflare.com</text:p>
          </table:table-cell>
          <table:table-cell office:value-type="string">
            <text:p>Male</text:p>
          </table:table-cell>
          <table:table-cell office:value-type="string">
            <text:p>211.215.121.123</text:p>
          </table:table-cell>
          <table:table-cell table:number-columns-repeated="1018"/>
        </table:table-row>
        <table:table-row table:style-name="ro1">
          <table:table-cell office:value-type="float" office:value="670">
            <text:p>670</text:p>
          </table:table-cell>
          <table:table-cell office:value-type="string">
            <text:p>Gino</text:p>
          </table:table-cell>
          <table:table-cell office:value-type="string">
            <text:p>Cahani</text:p>
          </table:table-cell>
          <table:table-cell office:value-type="string">
            <text:p>gcahaniil@tiny.cc</text:p>
          </table:table-cell>
          <table:table-cell office:value-type="string">
            <text:p>Male</text:p>
          </table:table-cell>
          <table:table-cell office:value-type="string">
            <text:p>13.217.220.73</text:p>
          </table:table-cell>
          <table:table-cell table:number-columns-repeated="1018"/>
        </table:table-row>
        <table:table-row table:style-name="ro1">
          <table:table-cell office:value-type="float" office:value="671">
            <text:p>671</text:p>
          </table:table-cell>
          <table:table-cell office:value-type="string">
            <text:p>Lyle</text:p>
          </table:table-cell>
          <table:table-cell office:value-type="string">
            <text:p>Fenck</text:p>
          </table:table-cell>
          <table:table-cell office:value-type="string">
            <text:p>lfenckim@sfgate.com</text:p>
          </table:table-cell>
          <table:table-cell office:value-type="string">
            <text:p>Male</text:p>
          </table:table-cell>
          <table:table-cell office:value-type="string">
            <text:p>188.140.242.163</text:p>
          </table:table-cell>
          <table:table-cell table:number-columns-repeated="1018"/>
        </table:table-row>
        <table:table-row table:style-name="ro1">
          <table:table-cell office:value-type="float" office:value="672">
            <text:p>672</text:p>
          </table:table-cell>
          <table:table-cell office:value-type="string">
            <text:p>Thatch</text:p>
          </table:table-cell>
          <table:table-cell office:value-type="string">
            <text:p>Keaveney</text:p>
          </table:table-cell>
          <table:table-cell office:value-type="string">
            <text:p>tkeaveneyin@nytimes.com</text:p>
          </table:table-cell>
          <table:table-cell office:value-type="string">
            <text:p>Male</text:p>
          </table:table-cell>
          <table:table-cell office:value-type="string">
            <text:p>179.225.111.202</text:p>
          </table:table-cell>
          <table:table-cell table:number-columns-repeated="1018"/>
        </table:table-row>
        <table:table-row table:style-name="ro1">
          <table:table-cell office:value-type="float" office:value="673">
            <text:p>673</text:p>
          </table:table-cell>
          <table:table-cell office:value-type="string">
            <text:p>Stillmann</text:p>
          </table:table-cell>
          <table:table-cell office:value-type="string">
            <text:p>Hazlewood</text:p>
          </table:table-cell>
          <table:table-cell office:value-type="string">
            <text:p>shazlewoodio@businessinsider.com</text:p>
          </table:table-cell>
          <table:table-cell office:value-type="string">
            <text:p>Male</text:p>
          </table:table-cell>
          <table:table-cell office:value-type="string">
            <text:p>202.131.107.91</text:p>
          </table:table-cell>
          <table:table-cell table:number-columns-repeated="1018"/>
        </table:table-row>
        <table:table-row table:style-name="ro1">
          <table:table-cell office:value-type="float" office:value="674">
            <text:p>674</text:p>
          </table:table-cell>
          <table:table-cell office:value-type="string">
            <text:p>Rubi</text:p>
          </table:table-cell>
          <table:table-cell office:value-type="string">
            <text:p>Haggerston</text:p>
          </table:table-cell>
          <table:table-cell office:value-type="string">
            <text:p>rhaggerstonip@washington.edu</text:p>
          </table:table-cell>
          <table:table-cell office:value-type="string">
            <text:p>Female</text:p>
          </table:table-cell>
          <table:table-cell office:value-type="string">
            <text:p>36.71.109.81</text:p>
          </table:table-cell>
          <table:table-cell table:number-columns-repeated="1018"/>
        </table:table-row>
        <table:table-row table:style-name="ro1">
          <table:table-cell office:value-type="float" office:value="675">
            <text:p>675</text:p>
          </table:table-cell>
          <table:table-cell office:value-type="string">
            <text:p>Bernie</text:p>
          </table:table-cell>
          <table:table-cell office:value-type="string">
            <text:p>Salomon</text:p>
          </table:table-cell>
          <table:table-cell office:value-type="string">
            <text:p>bsalomoniq@kickstarter.com</text:p>
          </table:table-cell>
          <table:table-cell office:value-type="string">
            <text:p>Male</text:p>
          </table:table-cell>
          <table:table-cell office:value-type="string">
            <text:p>130.16.204.246</text:p>
          </table:table-cell>
          <table:table-cell table:number-columns-repeated="1018"/>
        </table:table-row>
        <table:table-row table:style-name="ro1">
          <table:table-cell office:value-type="float" office:value="676">
            <text:p>676</text:p>
          </table:table-cell>
          <table:table-cell office:value-type="string">
            <text:p>Clary</text:p>
          </table:table-cell>
          <table:table-cell office:value-type="string">
            <text:p>Josskoviz</text:p>
          </table:table-cell>
          <table:table-cell office:value-type="string">
            <text:p>cjosskovizir@opera.com</text:p>
          </table:table-cell>
          <table:table-cell office:value-type="string">
            <text:p>Female</text:p>
          </table:table-cell>
          <table:table-cell office:value-type="string">
            <text:p>62.82.235.158</text:p>
          </table:table-cell>
          <table:table-cell table:number-columns-repeated="1018"/>
        </table:table-row>
        <table:table-row table:style-name="ro1">
          <table:table-cell office:value-type="float" office:value="677">
            <text:p>677</text:p>
          </table:table-cell>
          <table:table-cell office:value-type="string">
            <text:p>Toby</text:p>
          </table:table-cell>
          <table:table-cell office:value-type="string">
            <text:p>Suggate</text:p>
          </table:table-cell>
          <table:table-cell office:value-type="string">
            <text:p>tsuggateis@about.com</text:p>
          </table:table-cell>
          <table:table-cell office:value-type="string">
            <text:p>Male</text:p>
          </table:table-cell>
          <table:table-cell office:value-type="string">
            <text:p>125.122.13.139</text:p>
          </table:table-cell>
          <table:table-cell table:number-columns-repeated="1018"/>
        </table:table-row>
        <table:table-row table:style-name="ro1">
          <table:table-cell office:value-type="float" office:value="678">
            <text:p>678</text:p>
          </table:table-cell>
          <table:table-cell office:value-type="string">
            <text:p>Hamilton</text:p>
          </table:table-cell>
          <table:table-cell office:value-type="string">
            <text:p>Shillinglaw</text:p>
          </table:table-cell>
          <table:table-cell office:value-type="string">
            <text:p>hshillinglawit@alibaba.com</text:p>
          </table:table-cell>
          <table:table-cell office:value-type="string">
            <text:p>Male</text:p>
          </table:table-cell>
          <table:table-cell office:value-type="string">
            <text:p>81.232.42.170</text:p>
          </table:table-cell>
          <table:table-cell table:number-columns-repeated="1018"/>
        </table:table-row>
        <table:table-row table:style-name="ro1">
          <table:table-cell office:value-type="float" office:value="679">
            <text:p>679</text:p>
          </table:table-cell>
          <table:table-cell office:value-type="string">
            <text:p>Lira</text:p>
          </table:table-cell>
          <table:table-cell office:value-type="string">
            <text:p>Kendred</text:p>
          </table:table-cell>
          <table:table-cell office:value-type="string">
            <text:p>lkendrediu@mediafire.com</text:p>
          </table:table-cell>
          <table:table-cell office:value-type="string">
            <text:p>Female</text:p>
          </table:table-cell>
          <table:table-cell office:value-type="string">
            <text:p>229.188.119.129</text:p>
          </table:table-cell>
          <table:table-cell table:number-columns-repeated="1018"/>
        </table:table-row>
        <table:table-row table:style-name="ro1">
          <table:table-cell office:value-type="float" office:value="680">
            <text:p>680</text:p>
          </table:table-cell>
          <table:table-cell office:value-type="string">
            <text:p>Ellette</text:p>
          </table:table-cell>
          <table:table-cell office:value-type="string">
            <text:p>Orhrt</text:p>
          </table:table-cell>
          <table:table-cell office:value-type="string">
            <text:p>eorhrtiv@sakura.ne.jp</text:p>
          </table:table-cell>
          <table:table-cell office:value-type="string">
            <text:p>Female</text:p>
          </table:table-cell>
          <table:table-cell office:value-type="string">
            <text:p>86.199.122.197</text:p>
          </table:table-cell>
          <table:table-cell table:number-columns-repeated="1018"/>
        </table:table-row>
        <table:table-row table:style-name="ro1">
          <table:table-cell office:value-type="float" office:value="681">
            <text:p>681</text:p>
          </table:table-cell>
          <table:table-cell office:value-type="string">
            <text:p>Stephen</text:p>
          </table:table-cell>
          <table:table-cell office:value-type="string">
            <text:p>Treppas</text:p>
          </table:table-cell>
          <table:table-cell office:value-type="string">
            <text:p>streppasiw@ibm.com</text:p>
          </table:table-cell>
          <table:table-cell office:value-type="string">
            <text:p>Male</text:p>
          </table:table-cell>
          <table:table-cell office:value-type="string">
            <text:p>46.140.157.77</text:p>
          </table:table-cell>
          <table:table-cell table:number-columns-repeated="1018"/>
        </table:table-row>
        <table:table-row table:style-name="ro1">
          <table:table-cell office:value-type="float" office:value="682">
            <text:p>682</text:p>
          </table:table-cell>
          <table:table-cell office:value-type="string">
            <text:p>Melicent</text:p>
          </table:table-cell>
          <table:table-cell office:value-type="string">
            <text:p>Janew</text:p>
          </table:table-cell>
          <table:table-cell office:value-type="string">
            <text:p>mjanewix@un.org</text:p>
          </table:table-cell>
          <table:table-cell office:value-type="string">
            <text:p>Female</text:p>
          </table:table-cell>
          <table:table-cell office:value-type="string">
            <text:p>242.96.62.126</text:p>
          </table:table-cell>
          <table:table-cell table:number-columns-repeated="1018"/>
        </table:table-row>
        <table:table-row table:style-name="ro1">
          <table:table-cell office:value-type="float" office:value="683">
            <text:p>683</text:p>
          </table:table-cell>
          <table:table-cell office:value-type="string">
            <text:p>Ester</text:p>
          </table:table-cell>
          <table:table-cell office:value-type="string">
            <text:p>Gudd</text:p>
          </table:table-cell>
          <table:table-cell office:value-type="string">
            <text:p>eguddiy@cpanel.net</text:p>
          </table:table-cell>
          <table:table-cell office:value-type="string">
            <text:p>Female</text:p>
          </table:table-cell>
          <table:table-cell office:value-type="string">
            <text:p>179.90.52.71</text:p>
          </table:table-cell>
          <table:table-cell table:number-columns-repeated="1018"/>
        </table:table-row>
        <table:table-row table:style-name="ro1">
          <table:table-cell office:value-type="float" office:value="684">
            <text:p>684</text:p>
          </table:table-cell>
          <table:table-cell office:value-type="string">
            <text:p>Leia</text:p>
          </table:table-cell>
          <table:table-cell office:value-type="string">
            <text:p>Fridd</text:p>
          </table:table-cell>
          <table:table-cell office:value-type="string">
            <text:p>lfriddiz@tmall.com</text:p>
          </table:table-cell>
          <table:table-cell office:value-type="string">
            <text:p>Female</text:p>
          </table:table-cell>
          <table:table-cell office:value-type="string">
            <text:p>255.74.172.47</text:p>
          </table:table-cell>
          <table:table-cell table:number-columns-repeated="1018"/>
        </table:table-row>
        <table:table-row table:style-name="ro1">
          <table:table-cell office:value-type="float" office:value="685">
            <text:p>685</text:p>
          </table:table-cell>
          <table:table-cell office:value-type="string">
            <text:p>Nester</text:p>
          </table:table-cell>
          <table:table-cell office:value-type="string">
            <text:p>Khosa</text:p>
          </table:table-cell>
          <table:table-cell office:value-type="string">
            <text:p>nkhosaj0@simplemachines.org</text:p>
          </table:table-cell>
          <table:table-cell office:value-type="string">
            <text:p>Male</text:p>
          </table:table-cell>
          <table:table-cell office:value-type="string">
            <text:p>43.91.239.110</text:p>
          </table:table-cell>
          <table:table-cell table:number-columns-repeated="1018"/>
        </table:table-row>
        <table:table-row table:style-name="ro1">
          <table:table-cell office:value-type="float" office:value="686">
            <text:p>686</text:p>
          </table:table-cell>
          <table:table-cell office:value-type="string">
            <text:p>Berkly</text:p>
          </table:table-cell>
          <table:table-cell office:value-type="string">
            <text:p>Dizlie</text:p>
          </table:table-cell>
          <table:table-cell office:value-type="string">
            <text:p>bdizliej1@narod.ru</text:p>
          </table:table-cell>
          <table:table-cell office:value-type="string">
            <text:p>Male</text:p>
          </table:table-cell>
          <table:table-cell office:value-type="string">
            <text:p>91.159.141.119</text:p>
          </table:table-cell>
          <table:table-cell table:number-columns-repeated="1018"/>
        </table:table-row>
        <table:table-row table:style-name="ro1">
          <table:table-cell office:value-type="float" office:value="687">
            <text:p>687</text:p>
          </table:table-cell>
          <table:table-cell office:value-type="string">
            <text:p>Dannie</text:p>
          </table:table-cell>
          <table:table-cell office:value-type="string">
            <text:p>Shekle</text:p>
          </table:table-cell>
          <table:table-cell office:value-type="string">
            <text:p>dsheklej2@mtv.com</text:p>
          </table:table-cell>
          <table:table-cell office:value-type="string">
            <text:p>Male</text:p>
          </table:table-cell>
          <table:table-cell office:value-type="string">
            <text:p>243.117.175.95</text:p>
          </table:table-cell>
          <table:table-cell table:number-columns-repeated="1018"/>
        </table:table-row>
        <table:table-row table:style-name="ro1">
          <table:table-cell office:value-type="float" office:value="688">
            <text:p>688</text:p>
          </table:table-cell>
          <table:table-cell office:value-type="string">
            <text:p>Ashley</text:p>
          </table:table-cell>
          <table:table-cell office:value-type="string">
            <text:p>Clemenzo</text:p>
          </table:table-cell>
          <table:table-cell office:value-type="string">
            <text:p>aclemenzoj3@umich.edu</text:p>
          </table:table-cell>
          <table:table-cell office:value-type="string">
            <text:p>Male</text:p>
          </table:table-cell>
          <table:table-cell office:value-type="string">
            <text:p>111.81.60.77</text:p>
          </table:table-cell>
          <table:table-cell table:number-columns-repeated="1018"/>
        </table:table-row>
        <table:table-row table:style-name="ro1">
          <table:table-cell office:value-type="float" office:value="689">
            <text:p>689</text:p>
          </table:table-cell>
          <table:table-cell office:value-type="string">
            <text:p>Gretta</text:p>
          </table:table-cell>
          <table:table-cell office:value-type="string">
            <text:p>Gerger</text:p>
          </table:table-cell>
          <table:table-cell office:value-type="string">
            <text:p>ggergerj4@ftc.gov</text:p>
          </table:table-cell>
          <table:table-cell office:value-type="string">
            <text:p>Female</text:p>
          </table:table-cell>
          <table:table-cell office:value-type="string">
            <text:p>201.135.8.93</text:p>
          </table:table-cell>
          <table:table-cell table:number-columns-repeated="1018"/>
        </table:table-row>
        <table:table-row table:style-name="ro1">
          <table:table-cell office:value-type="float" office:value="690">
            <text:p>690</text:p>
          </table:table-cell>
          <table:table-cell office:value-type="string">
            <text:p>Alicea</text:p>
          </table:table-cell>
          <table:table-cell office:value-type="string">
            <text:p>Fortun</text:p>
          </table:table-cell>
          <table:table-cell office:value-type="string">
            <text:p>afortunj5@hibu.com</text:p>
          </table:table-cell>
          <table:table-cell office:value-type="string">
            <text:p>Female</text:p>
          </table:table-cell>
          <table:table-cell office:value-type="string">
            <text:p>102.178.14.116</text:p>
          </table:table-cell>
          <table:table-cell table:number-columns-repeated="1018"/>
        </table:table-row>
        <table:table-row table:style-name="ro1">
          <table:table-cell office:value-type="float" office:value="691">
            <text:p>691</text:p>
          </table:table-cell>
          <table:table-cell office:value-type="string">
            <text:p>Alisa</text:p>
          </table:table-cell>
          <table:table-cell office:value-type="string">
            <text:p>Anney</text:p>
          </table:table-cell>
          <table:table-cell office:value-type="string">
            <text:p>aanneyj6@google.fr</text:p>
          </table:table-cell>
          <table:table-cell office:value-type="string">
            <text:p>Female</text:p>
          </table:table-cell>
          <table:table-cell office:value-type="string">
            <text:p>149.17.107.112</text:p>
          </table:table-cell>
          <table:table-cell table:number-columns-repeated="1018"/>
        </table:table-row>
        <table:table-row table:style-name="ro1">
          <table:table-cell office:value-type="float" office:value="692">
            <text:p>692</text:p>
          </table:table-cell>
          <table:table-cell office:value-type="string">
            <text:p>Wilek</text:p>
          </table:table-cell>
          <table:table-cell office:value-type="string">
            <text:p>Lantiff</text:p>
          </table:table-cell>
          <table:table-cell office:value-type="string">
            <text:p>wlantiffj7@hubpages.com</text:p>
          </table:table-cell>
          <table:table-cell office:value-type="string">
            <text:p>Male</text:p>
          </table:table-cell>
          <table:table-cell office:value-type="string">
            <text:p>209.174.10.36</text:p>
          </table:table-cell>
          <table:table-cell table:number-columns-repeated="1018"/>
        </table:table-row>
        <table:table-row table:style-name="ro1">
          <table:table-cell office:value-type="float" office:value="693">
            <text:p>693</text:p>
          </table:table-cell>
          <table:table-cell office:value-type="string">
            <text:p>Abdul</text:p>
          </table:table-cell>
          <table:table-cell office:value-type="string">
            <text:p>Keely</text:p>
          </table:table-cell>
          <table:table-cell office:value-type="string">
            <text:p>akeelyj8@symantec.com</text:p>
          </table:table-cell>
          <table:table-cell office:value-type="string">
            <text:p>Male</text:p>
          </table:table-cell>
          <table:table-cell office:value-type="string">
            <text:p>254.43.133.19</text:p>
          </table:table-cell>
          <table:table-cell table:number-columns-repeated="1018"/>
        </table:table-row>
        <table:table-row table:style-name="ro1">
          <table:table-cell office:value-type="float" office:value="694">
            <text:p>694</text:p>
          </table:table-cell>
          <table:table-cell office:value-type="string">
            <text:p>Any</text:p>
          </table:table-cell>
          <table:table-cell office:value-type="string">
            <text:p>Brickett</text:p>
          </table:table-cell>
          <table:table-cell office:value-type="string">
            <text:p>abrickettj9@paypal.com</text:p>
          </table:table-cell>
          <table:table-cell office:value-type="string">
            <text:p>Male</text:p>
          </table:table-cell>
          <table:table-cell office:value-type="string">
            <text:p>67.118.8.211</text:p>
          </table:table-cell>
          <table:table-cell table:number-columns-repeated="1018"/>
        </table:table-row>
        <table:table-row table:style-name="ro1">
          <table:table-cell office:value-type="float" office:value="695">
            <text:p>695</text:p>
          </table:table-cell>
          <table:table-cell office:value-type="string">
            <text:p>Farah</text:p>
          </table:table-cell>
          <table:table-cell office:value-type="string">
            <text:p>Dursley</text:p>
          </table:table-cell>
          <table:table-cell office:value-type="string">
            <text:p>fdursleyja@gravatar.com</text:p>
          </table:table-cell>
          <table:table-cell office:value-type="string">
            <text:p>Female</text:p>
          </table:table-cell>
          <table:table-cell office:value-type="string">
            <text:p>103.80.181.231</text:p>
          </table:table-cell>
          <table:table-cell table:number-columns-repeated="1018"/>
        </table:table-row>
        <table:table-row table:style-name="ro1">
          <table:table-cell office:value-type="float" office:value="696">
            <text:p>696</text:p>
          </table:table-cell>
          <table:table-cell office:value-type="string">
            <text:p>Cyndy</text:p>
          </table:table-cell>
          <table:table-cell office:value-type="string">
            <text:p>Arundell</text:p>
          </table:table-cell>
          <table:table-cell office:value-type="string">
            <text:p>carundelljb@yale.edu</text:p>
          </table:table-cell>
          <table:table-cell office:value-type="string">
            <text:p>Female</text:p>
          </table:table-cell>
          <table:table-cell office:value-type="string">
            <text:p>8.241.237.7</text:p>
          </table:table-cell>
          <table:table-cell table:number-columns-repeated="1018"/>
        </table:table-row>
        <table:table-row table:style-name="ro1">
          <table:table-cell office:value-type="float" office:value="697">
            <text:p>697</text:p>
          </table:table-cell>
          <table:table-cell office:value-type="string">
            <text:p>Ravi</text:p>
          </table:table-cell>
          <table:table-cell office:value-type="string">
            <text:p>Bozworth</text:p>
          </table:table-cell>
          <table:table-cell office:value-type="string">
            <text:p>rbozworthjc@ezinearticles.com</text:p>
          </table:table-cell>
          <table:table-cell office:value-type="string">
            <text:p>Male</text:p>
          </table:table-cell>
          <table:table-cell office:value-type="string">
            <text:p>144.5.15.255</text:p>
          </table:table-cell>
          <table:table-cell table:number-columns-repeated="1018"/>
        </table:table-row>
        <table:table-row table:style-name="ro1">
          <table:table-cell office:value-type="float" office:value="698">
            <text:p>698</text:p>
          </table:table-cell>
          <table:table-cell office:value-type="string">
            <text:p>Daron</text:p>
          </table:table-cell>
          <table:table-cell office:value-type="string">
            <text:p>Tenman</text:p>
          </table:table-cell>
          <table:table-cell office:value-type="string">
            <text:p>dtenmanjd@elegantthemes.com</text:p>
          </table:table-cell>
          <table:table-cell office:value-type="string">
            <text:p>Male</text:p>
          </table:table-cell>
          <table:table-cell office:value-type="string">
            <text:p>161.125.88.169</text:p>
          </table:table-cell>
          <table:table-cell table:number-columns-repeated="1018"/>
        </table:table-row>
        <table:table-row table:style-name="ro1">
          <table:table-cell office:value-type="float" office:value="699">
            <text:p>699</text:p>
          </table:table-cell>
          <table:table-cell office:value-type="string">
            <text:p>Jolyn</text:p>
          </table:table-cell>
          <table:table-cell office:value-type="string">
            <text:p>Uttermare</text:p>
          </table:table-cell>
          <table:table-cell office:value-type="string">
            <text:p>juttermareje@soundcloud.com</text:p>
          </table:table-cell>
          <table:table-cell office:value-type="string">
            <text:p>Female</text:p>
          </table:table-cell>
          <table:table-cell office:value-type="string">
            <text:p>188.148.17.148</text:p>
          </table:table-cell>
          <table:table-cell table:number-columns-repeated="1018"/>
        </table:table-row>
        <table:table-row table:style-name="ro1">
          <table:table-cell office:value-type="float" office:value="700">
            <text:p>700</text:p>
          </table:table-cell>
          <table:table-cell office:value-type="string">
            <text:p>Mile</text:p>
          </table:table-cell>
          <table:table-cell office:value-type="string">
            <text:p>Robion</text:p>
          </table:table-cell>
          <table:table-cell office:value-type="string">
            <text:p>mrobionjf@nydailynews.com</text:p>
          </table:table-cell>
          <table:table-cell office:value-type="string">
            <text:p>Male</text:p>
          </table:table-cell>
          <table:table-cell office:value-type="string">
            <text:p>9.97.92.197</text:p>
          </table:table-cell>
          <table:table-cell table:number-columns-repeated="1018"/>
        </table:table-row>
        <table:table-row table:style-name="ro1">
          <table:table-cell office:value-type="float" office:value="701">
            <text:p>701</text:p>
          </table:table-cell>
          <table:table-cell office:value-type="string">
            <text:p>Osmund</text:p>
          </table:table-cell>
          <table:table-cell office:value-type="string">
            <text:p>Allsebrook</text:p>
          </table:table-cell>
          <table:table-cell office:value-type="string">
            <text:p>oallsebrookjg@hao123.com</text:p>
          </table:table-cell>
          <table:table-cell office:value-type="string">
            <text:p>Male</text:p>
          </table:table-cell>
          <table:table-cell office:value-type="string">
            <text:p>107.125.76.43</text:p>
          </table:table-cell>
          <table:table-cell table:number-columns-repeated="1018"/>
        </table:table-row>
        <table:table-row table:style-name="ro1">
          <table:table-cell office:value-type="float" office:value="702">
            <text:p>702</text:p>
          </table:table-cell>
          <table:table-cell office:value-type="string">
            <text:p>Renard</text:p>
          </table:table-cell>
          <table:table-cell office:value-type="string">
            <text:p>Boundy</text:p>
          </table:table-cell>
          <table:table-cell office:value-type="string">
            <text:p>rboundyjh@vkontakte.ru</text:p>
          </table:table-cell>
          <table:table-cell office:value-type="string">
            <text:p>Male</text:p>
          </table:table-cell>
          <table:table-cell office:value-type="string">
            <text:p>223.61.171.106</text:p>
          </table:table-cell>
          <table:table-cell table:number-columns-repeated="1018"/>
        </table:table-row>
        <table:table-row table:style-name="ro1">
          <table:table-cell office:value-type="float" office:value="703">
            <text:p>703</text:p>
          </table:table-cell>
          <table:table-cell office:value-type="string">
            <text:p>Karon</text:p>
          </table:table-cell>
          <table:table-cell office:value-type="string">
            <text:p>Tidmas</text:p>
          </table:table-cell>
          <table:table-cell office:value-type="string">
            <text:p>ktidmasji@squidoo.com</text:p>
          </table:table-cell>
          <table:table-cell office:value-type="string">
            <text:p>Female</text:p>
          </table:table-cell>
          <table:table-cell office:value-type="string">
            <text:p>193.207.192.54</text:p>
          </table:table-cell>
          <table:table-cell table:number-columns-repeated="1018"/>
        </table:table-row>
        <table:table-row table:style-name="ro1">
          <table:table-cell office:value-type="float" office:value="704">
            <text:p>704</text:p>
          </table:table-cell>
          <table:table-cell office:value-type="string">
            <text:p>Carry</text:p>
          </table:table-cell>
          <table:table-cell office:value-type="string">
            <text:p>Garbutt</text:p>
          </table:table-cell>
          <table:table-cell office:value-type="string">
            <text:p>cgarbuttjj@mapy.cz</text:p>
          </table:table-cell>
          <table:table-cell office:value-type="string">
            <text:p>Female</text:p>
          </table:table-cell>
          <table:table-cell office:value-type="string">
            <text:p>33.248.179.139</text:p>
          </table:table-cell>
          <table:table-cell table:number-columns-repeated="1018"/>
        </table:table-row>
        <table:table-row table:style-name="ro1">
          <table:table-cell office:value-type="float" office:value="705">
            <text:p>705</text:p>
          </table:table-cell>
          <table:table-cell office:value-type="string">
            <text:p>Ferdinand</text:p>
          </table:table-cell>
          <table:table-cell office:value-type="string">
            <text:p>Pavluk</text:p>
          </table:table-cell>
          <table:table-cell office:value-type="string">
            <text:p>fpavlukjk@usa.gov</text:p>
          </table:table-cell>
          <table:table-cell office:value-type="string">
            <text:p>Male</text:p>
          </table:table-cell>
          <table:table-cell office:value-type="string">
            <text:p>242.23.41.165</text:p>
          </table:table-cell>
          <table:table-cell table:number-columns-repeated="1018"/>
        </table:table-row>
        <table:table-row table:style-name="ro1">
          <table:table-cell office:value-type="float" office:value="706">
            <text:p>706</text:p>
          </table:table-cell>
          <table:table-cell office:value-type="string">
            <text:p>Johnathan</text:p>
          </table:table-cell>
          <table:table-cell office:value-type="string">
            <text:p>Dusting</text:p>
          </table:table-cell>
          <table:table-cell office:value-type="string">
            <text:p>jdustingjl@earthlink.net</text:p>
          </table:table-cell>
          <table:table-cell office:value-type="string">
            <text:p>Male</text:p>
          </table:table-cell>
          <table:table-cell office:value-type="string">
            <text:p>127.43.31.244</text:p>
          </table:table-cell>
          <table:table-cell table:number-columns-repeated="1018"/>
        </table:table-row>
        <table:table-row table:style-name="ro1">
          <table:table-cell office:value-type="float" office:value="707">
            <text:p>707</text:p>
          </table:table-cell>
          <table:table-cell office:value-type="string">
            <text:p>Cullie</text:p>
          </table:table-cell>
          <table:table-cell office:value-type="string">
            <text:p>Brundle</text:p>
          </table:table-cell>
          <table:table-cell office:value-type="string">
            <text:p>cbrundlejm@1688.com</text:p>
          </table:table-cell>
          <table:table-cell office:value-type="string">
            <text:p>Male</text:p>
          </table:table-cell>
          <table:table-cell office:value-type="string">
            <text:p>150.24.12.87</text:p>
          </table:table-cell>
          <table:table-cell table:number-columns-repeated="1018"/>
        </table:table-row>
        <table:table-row table:style-name="ro1">
          <table:table-cell office:value-type="float" office:value="708">
            <text:p>708</text:p>
          </table:table-cell>
          <table:table-cell office:value-type="string">
            <text:p>Sheffie</text:p>
          </table:table-cell>
          <table:table-cell office:value-type="string">
            <text:p>McPike</text:p>
          </table:table-cell>
          <table:table-cell office:value-type="string">
            <text:p>smcpikejn@1688.com</text:p>
          </table:table-cell>
          <table:table-cell office:value-type="string">
            <text:p>Male</text:p>
          </table:table-cell>
          <table:table-cell office:value-type="string">
            <text:p>199.225.111.163</text:p>
          </table:table-cell>
          <table:table-cell table:number-columns-repeated="1018"/>
        </table:table-row>
        <table:table-row table:style-name="ro1">
          <table:table-cell office:value-type="float" office:value="709">
            <text:p>709</text:p>
          </table:table-cell>
          <table:table-cell office:value-type="string">
            <text:p>Idalia</text:p>
          </table:table-cell>
          <table:table-cell office:value-type="string">
            <text:p>Lille</text:p>
          </table:table-cell>
          <table:table-cell office:value-type="string">
            <text:p>ilillejo@adobe.com</text:p>
          </table:table-cell>
          <table:table-cell office:value-type="string">
            <text:p>Female</text:p>
          </table:table-cell>
          <table:table-cell office:value-type="string">
            <text:p>48.98.100.53</text:p>
          </table:table-cell>
          <table:table-cell table:number-columns-repeated="1018"/>
        </table:table-row>
        <table:table-row table:style-name="ro1">
          <table:table-cell office:value-type="float" office:value="710">
            <text:p>710</text:p>
          </table:table-cell>
          <table:table-cell office:value-type="string">
            <text:p>Kippy</text:p>
          </table:table-cell>
          <table:table-cell office:value-type="string">
            <text:p>McElane</text:p>
          </table:table-cell>
          <table:table-cell office:value-type="string">
            <text:p>kmcelanejp@chronoengine.com</text:p>
          </table:table-cell>
          <table:table-cell office:value-type="string">
            <text:p>Female</text:p>
          </table:table-cell>
          <table:table-cell office:value-type="string">
            <text:p>15.232.61.140</text:p>
          </table:table-cell>
          <table:table-cell table:number-columns-repeated="1018"/>
        </table:table-row>
        <table:table-row table:style-name="ro1">
          <table:table-cell office:value-type="float" office:value="711">
            <text:p>711</text:p>
          </table:table-cell>
          <table:table-cell office:value-type="string">
            <text:p>Hermann</text:p>
          </table:table-cell>
          <table:table-cell office:value-type="string">
            <text:p>Cummine</text:p>
          </table:table-cell>
          <table:table-cell office:value-type="string">
            <text:p>hcumminejq@cdbaby.com</text:p>
          </table:table-cell>
          <table:table-cell office:value-type="string">
            <text:p>Male</text:p>
          </table:table-cell>
          <table:table-cell office:value-type="string">
            <text:p>237.251.212.240</text:p>
          </table:table-cell>
          <table:table-cell table:number-columns-repeated="1018"/>
        </table:table-row>
        <table:table-row table:style-name="ro1">
          <table:table-cell office:value-type="float" office:value="712">
            <text:p>712</text:p>
          </table:table-cell>
          <table:table-cell office:value-type="string">
            <text:p>Georgeanne</text:p>
          </table:table-cell>
          <table:table-cell office:value-type="string">
            <text:p>Ackland</text:p>
          </table:table-cell>
          <table:table-cell office:value-type="string">
            <text:p>gacklandjr@dailymotion.com</text:p>
          </table:table-cell>
          <table:table-cell office:value-type="string">
            <text:p>Female</text:p>
          </table:table-cell>
          <table:table-cell office:value-type="string">
            <text:p>76.32.23.193</text:p>
          </table:table-cell>
          <table:table-cell table:number-columns-repeated="1018"/>
        </table:table-row>
        <table:table-row table:style-name="ro1">
          <table:table-cell office:value-type="float" office:value="713">
            <text:p>713</text:p>
          </table:table-cell>
          <table:table-cell office:value-type="string">
            <text:p>Jacintha</text:p>
          </table:table-cell>
          <table:table-cell office:value-type="string">
            <text:p>Upston</text:p>
          </table:table-cell>
          <table:table-cell office:value-type="string">
            <text:p>jupstonjs@sfgate.com</text:p>
          </table:table-cell>
          <table:table-cell office:value-type="string">
            <text:p>Female</text:p>
          </table:table-cell>
          <table:table-cell office:value-type="string">
            <text:p>63.45.91.122</text:p>
          </table:table-cell>
          <table:table-cell table:number-columns-repeated="1018"/>
        </table:table-row>
        <table:table-row table:style-name="ro1">
          <table:table-cell office:value-type="float" office:value="714">
            <text:p>714</text:p>
          </table:table-cell>
          <table:table-cell office:value-type="string">
            <text:p>Chrissie</text:p>
          </table:table-cell>
          <table:table-cell office:value-type="string">
            <text:p>Pelz</text:p>
          </table:table-cell>
          <table:table-cell office:value-type="string">
            <text:p>cpelzjt@nhs.uk</text:p>
          </table:table-cell>
          <table:table-cell office:value-type="string">
            <text:p>Female</text:p>
          </table:table-cell>
          <table:table-cell office:value-type="string">
            <text:p>50.255.133.162</text:p>
          </table:table-cell>
          <table:table-cell table:number-columns-repeated="1018"/>
        </table:table-row>
        <table:table-row table:style-name="ro1">
          <table:table-cell office:value-type="float" office:value="715">
            <text:p>715</text:p>
          </table:table-cell>
          <table:table-cell office:value-type="string">
            <text:p>Edgar</text:p>
          </table:table-cell>
          <table:table-cell office:value-type="string">
            <text:p>Lassetter</text:p>
          </table:table-cell>
          <table:table-cell office:value-type="string">
            <text:p>elassetterju@admin.ch</text:p>
          </table:table-cell>
          <table:table-cell office:value-type="string">
            <text:p>Male</text:p>
          </table:table-cell>
          <table:table-cell office:value-type="string">
            <text:p>122.181.231.51</text:p>
          </table:table-cell>
          <table:table-cell table:number-columns-repeated="1018"/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Regan</text:p>
          </table:table-cell>
          <table:table-cell office:value-type="string">
            <text:p>De Ambrosis</text:p>
          </table:table-cell>
          <table:table-cell office:value-type="string">
            <text:p>rdeambrosisjv@webs.com</text:p>
          </table:table-cell>
          <table:table-cell office:value-type="string">
            <text:p>Male</text:p>
          </table:table-cell>
          <table:table-cell office:value-type="string">
            <text:p>237.174.93.69</text:p>
          </table:table-cell>
          <table:table-cell table:number-columns-repeated="1018"/>
        </table:table-row>
        <table:table-row table:style-name="ro1">
          <table:table-cell office:value-type="float" office:value="717">
            <text:p>717</text:p>
          </table:table-cell>
          <table:table-cell office:value-type="string">
            <text:p>Alasdair</text:p>
          </table:table-cell>
          <table:table-cell office:value-type="string">
            <text:p>Braden</text:p>
          </table:table-cell>
          <table:table-cell office:value-type="string">
            <text:p>abradenjw@sourceforge.net</text:p>
          </table:table-cell>
          <table:table-cell office:value-type="string">
            <text:p>Male</text:p>
          </table:table-cell>
          <table:table-cell office:value-type="string">
            <text:p>126.232.57.106</text:p>
          </table:table-cell>
          <table:table-cell table:number-columns-repeated="1018"/>
        </table:table-row>
        <table:table-row table:style-name="ro1">
          <table:table-cell office:value-type="float" office:value="718">
            <text:p>718</text:p>
          </table:table-cell>
          <table:table-cell office:value-type="string">
            <text:p>Kipp</text:p>
          </table:table-cell>
          <table:table-cell office:value-type="string">
            <text:p>Gumm</text:p>
          </table:table-cell>
          <table:table-cell office:value-type="string">
            <text:p>kgummjx@istockphoto.com</text:p>
          </table:table-cell>
          <table:table-cell office:value-type="string">
            <text:p>Female</text:p>
          </table:table-cell>
          <table:table-cell office:value-type="string">
            <text:p>136.153.156.81</text:p>
          </table:table-cell>
          <table:table-cell table:number-columns-repeated="1018"/>
        </table:table-row>
        <table:table-row table:style-name="ro1">
          <table:table-cell office:value-type="float" office:value="719">
            <text:p>719</text:p>
          </table:table-cell>
          <table:table-cell office:value-type="string">
            <text:p>Salvador</text:p>
          </table:table-cell>
          <table:table-cell office:value-type="string">
            <text:p>Alans</text:p>
          </table:table-cell>
          <table:table-cell office:value-type="string">
            <text:p>salansjy@geocities.com</text:p>
          </table:table-cell>
          <table:table-cell office:value-type="string">
            <text:p>Male</text:p>
          </table:table-cell>
          <table:table-cell office:value-type="string">
            <text:p>252.112.240.219</text:p>
          </table:table-cell>
          <table:table-cell table:number-columns-repeated="1018"/>
        </table:table-row>
        <table:table-row table:style-name="ro1">
          <table:table-cell office:value-type="float" office:value="720">
            <text:p>720</text:p>
          </table:table-cell>
          <table:table-cell office:value-type="string">
            <text:p>Mufi</text:p>
          </table:table-cell>
          <table:table-cell office:value-type="string">
            <text:p>Longstreet</text:p>
          </table:table-cell>
          <table:table-cell office:value-type="string">
            <text:p>mlongstreetjz@mlb.com</text:p>
          </table:table-cell>
          <table:table-cell office:value-type="string">
            <text:p>Female</text:p>
          </table:table-cell>
          <table:table-cell office:value-type="string">
            <text:p>116.56.128.216</text:p>
          </table:table-cell>
          <table:table-cell table:number-columns-repeated="1018"/>
        </table:table-row>
        <table:table-row table:style-name="ro1">
          <table:table-cell office:value-type="float" office:value="721">
            <text:p>721</text:p>
          </table:table-cell>
          <table:table-cell office:value-type="string">
            <text:p>Cissiee</text:p>
          </table:table-cell>
          <table:table-cell office:value-type="string">
            <text:p>McLucky</text:p>
          </table:table-cell>
          <table:table-cell office:value-type="string">
            <text:p>cmcluckyk0@hud.gov</text:p>
          </table:table-cell>
          <table:table-cell office:value-type="string">
            <text:p>Female</text:p>
          </table:table-cell>
          <table:table-cell office:value-type="string">
            <text:p>23.187.41.124</text:p>
          </table:table-cell>
          <table:table-cell table:number-columns-repeated="1018"/>
        </table:table-row>
        <table:table-row table:style-name="ro1">
          <table:table-cell office:value-type="float" office:value="722">
            <text:p>722</text:p>
          </table:table-cell>
          <table:table-cell office:value-type="string">
            <text:p>Willie</text:p>
          </table:table-cell>
          <table:table-cell office:value-type="string">
            <text:p>Reiners</text:p>
          </table:table-cell>
          <table:table-cell office:value-type="string">
            <text:p>wreinersk1@cdbaby.com</text:p>
          </table:table-cell>
          <table:table-cell office:value-type="string">
            <text:p>Female</text:p>
          </table:table-cell>
          <table:table-cell office:value-type="string">
            <text:p>141.11.89.119</text:p>
          </table:table-cell>
          <table:table-cell table:number-columns-repeated="1018"/>
        </table:table-row>
        <table:table-row table:style-name="ro1">
          <table:table-cell office:value-type="float" office:value="723">
            <text:p>723</text:p>
          </table:table-cell>
          <table:table-cell office:value-type="string">
            <text:p>Valle</text:p>
          </table:table-cell>
          <table:table-cell office:value-type="string">
            <text:p>Killiner</text:p>
          </table:table-cell>
          <table:table-cell office:value-type="string">
            <text:p>vkillinerk2@auda.org.au</text:p>
          </table:table-cell>
          <table:table-cell office:value-type="string">
            <text:p>Male</text:p>
          </table:table-cell>
          <table:table-cell office:value-type="string">
            <text:p>105.54.60.16</text:p>
          </table:table-cell>
          <table:table-cell table:number-columns-repeated="1018"/>
        </table:table-row>
        <table:table-row table:style-name="ro1">
          <table:table-cell office:value-type="float" office:value="724">
            <text:p>724</text:p>
          </table:table-cell>
          <table:table-cell office:value-type="string">
            <text:p>Cammi</text:p>
          </table:table-cell>
          <table:table-cell office:value-type="string">
            <text:p>Baiden</text:p>
          </table:table-cell>
          <table:table-cell office:value-type="string">
            <text:p>cbaidenk3@tamu.edu</text:p>
          </table:table-cell>
          <table:table-cell office:value-type="string">
            <text:p>Female</text:p>
          </table:table-cell>
          <table:table-cell office:value-type="string">
            <text:p>235.241.14.35</text:p>
          </table:table-cell>
          <table:table-cell table:number-columns-repeated="1018"/>
        </table:table-row>
        <table:table-row table:style-name="ro1">
          <table:table-cell office:value-type="float" office:value="725">
            <text:p>725</text:p>
          </table:table-cell>
          <table:table-cell office:value-type="string">
            <text:p>Amery</text:p>
          </table:table-cell>
          <table:table-cell office:value-type="string">
            <text:p>Hubball</text:p>
          </table:table-cell>
          <table:table-cell office:value-type="string">
            <text:p>ahubballk4@webeden.co.uk</text:p>
          </table:table-cell>
          <table:table-cell office:value-type="string">
            <text:p>Male</text:p>
          </table:table-cell>
          <table:table-cell office:value-type="string">
            <text:p>243.53.228.107</text:p>
          </table:table-cell>
          <table:table-cell table:number-columns-repeated="1018"/>
        </table:table-row>
        <table:table-row table:style-name="ro1">
          <table:table-cell office:value-type="float" office:value="726">
            <text:p>726</text:p>
          </table:table-cell>
          <table:table-cell office:value-type="string">
            <text:p>Colette</text:p>
          </table:table-cell>
          <table:table-cell office:value-type="string">
            <text:p>Grainge</text:p>
          </table:table-cell>
          <table:table-cell office:value-type="string">
            <text:p>cgraingek5@cafepress.com</text:p>
          </table:table-cell>
          <table:table-cell office:value-type="string">
            <text:p>Female</text:p>
          </table:table-cell>
          <table:table-cell office:value-type="string">
            <text:p>240.133.208.184</text:p>
          </table:table-cell>
          <table:table-cell table:number-columns-repeated="1018"/>
        </table:table-row>
        <table:table-row table:style-name="ro1">
          <table:table-cell office:value-type="float" office:value="727">
            <text:p>727</text:p>
          </table:table-cell>
          <table:table-cell office:value-type="string">
            <text:p>Heall</text:p>
          </table:table-cell>
          <table:table-cell office:value-type="string">
            <text:p>O'Hoey</text:p>
          </table:table-cell>
          <table:table-cell office:value-type="string">
            <text:p>hohoeyk6@1688.com</text:p>
          </table:table-cell>
          <table:table-cell office:value-type="string">
            <text:p>Male</text:p>
          </table:table-cell>
          <table:table-cell office:value-type="string">
            <text:p>223.105.48.16</text:p>
          </table:table-cell>
          <table:table-cell table:number-columns-repeated="1018"/>
        </table:table-row>
        <table:table-row table:style-name="ro1">
          <table:table-cell office:value-type="float" office:value="728">
            <text:p>728</text:p>
          </table:table-cell>
          <table:table-cell office:value-type="string">
            <text:p>Homerus</text:p>
          </table:table-cell>
          <table:table-cell office:value-type="string">
            <text:p>Abreheart</text:p>
          </table:table-cell>
          <table:table-cell office:value-type="string">
            <text:p>habreheartk7@furl.net</text:p>
          </table:table-cell>
          <table:table-cell office:value-type="string">
            <text:p>Male</text:p>
          </table:table-cell>
          <table:table-cell office:value-type="string">
            <text:p>60.55.24.101</text:p>
          </table:table-cell>
          <table:table-cell table:number-columns-repeated="1018"/>
        </table:table-row>
        <table:table-row table:style-name="ro1">
          <table:table-cell office:value-type="float" office:value="729">
            <text:p>729</text:p>
          </table:table-cell>
          <table:table-cell office:value-type="string">
            <text:p>Orran</text:p>
          </table:table-cell>
          <table:table-cell office:value-type="string">
            <text:p>McNerlin</text:p>
          </table:table-cell>
          <table:table-cell office:value-type="string">
            <text:p>omcnerlink8@arizona.edu</text:p>
          </table:table-cell>
          <table:table-cell office:value-type="string">
            <text:p>Male</text:p>
          </table:table-cell>
          <table:table-cell office:value-type="string">
            <text:p>130.12.147.189</text:p>
          </table:table-cell>
          <table:table-cell table:number-columns-repeated="1018"/>
        </table:table-row>
        <table:table-row table:style-name="ro1">
          <table:table-cell office:value-type="float" office:value="730">
            <text:p>730</text:p>
          </table:table-cell>
          <table:table-cell office:value-type="string">
            <text:p>Lorrie</text:p>
          </table:table-cell>
          <table:table-cell office:value-type="string">
            <text:p>O' Hogan</text:p>
          </table:table-cell>
          <table:table-cell office:value-type="string">
            <text:p>lohogank9@gov.uk</text:p>
          </table:table-cell>
          <table:table-cell office:value-type="string">
            <text:p>Female</text:p>
          </table:table-cell>
          <table:table-cell office:value-type="string">
            <text:p>44.77.20.15</text:p>
          </table:table-cell>
          <table:table-cell table:number-columns-repeated="1018"/>
        </table:table-row>
        <table:table-row table:style-name="ro1">
          <table:table-cell office:value-type="float" office:value="731">
            <text:p>731</text:p>
          </table:table-cell>
          <table:table-cell office:value-type="string">
            <text:p>Tiffanie</text:p>
          </table:table-cell>
          <table:table-cell office:value-type="string">
            <text:p>Muck</text:p>
          </table:table-cell>
          <table:table-cell office:value-type="string">
            <text:p>tmuckka@nasa.gov</text:p>
          </table:table-cell>
          <table:table-cell office:value-type="string">
            <text:p>Female</text:p>
          </table:table-cell>
          <table:table-cell office:value-type="string">
            <text:p>62.242.83.192</text:p>
          </table:table-cell>
          <table:table-cell table:number-columns-repeated="1018"/>
        </table:table-row>
        <table:table-row table:style-name="ro1">
          <table:table-cell office:value-type="float" office:value="732">
            <text:p>732</text:p>
          </table:table-cell>
          <table:table-cell office:value-type="string">
            <text:p>Chrystel</text:p>
          </table:table-cell>
          <table:table-cell office:value-type="string">
            <text:p>Tempest</text:p>
          </table:table-cell>
          <table:table-cell office:value-type="string">
            <text:p>ctempestkb@latimes.com</text:p>
          </table:table-cell>
          <table:table-cell office:value-type="string">
            <text:p>Female</text:p>
          </table:table-cell>
          <table:table-cell office:value-type="string">
            <text:p>75.144.180.178</text:p>
          </table:table-cell>
          <table:table-cell table:number-columns-repeated="1018"/>
        </table:table-row>
        <table:table-row table:style-name="ro1">
          <table:table-cell office:value-type="float" office:value="733">
            <text:p>733</text:p>
          </table:table-cell>
          <table:table-cell office:value-type="string">
            <text:p>Quintin</text:p>
          </table:table-cell>
          <table:table-cell office:value-type="string">
            <text:p>Palmer</text:p>
          </table:table-cell>
          <table:table-cell office:value-type="string">
            <text:p>qpalmerkc@spotify.com</text:p>
          </table:table-cell>
          <table:table-cell office:value-type="string">
            <text:p>Male</text:p>
          </table:table-cell>
          <table:table-cell office:value-type="string">
            <text:p>65.235.182.9</text:p>
          </table:table-cell>
          <table:table-cell table:number-columns-repeated="1018"/>
        </table:table-row>
        <table:table-row table:style-name="ro1">
          <table:table-cell office:value-type="float" office:value="734">
            <text:p>734</text:p>
          </table:table-cell>
          <table:table-cell office:value-type="string">
            <text:p>Jefferson</text:p>
          </table:table-cell>
          <table:table-cell office:value-type="string">
            <text:p>Fendley</text:p>
          </table:table-cell>
          <table:table-cell office:value-type="string">
            <text:p>jfendleykd@dailymail.co.uk</text:p>
          </table:table-cell>
          <table:table-cell office:value-type="string">
            <text:p>Male</text:p>
          </table:table-cell>
          <table:table-cell office:value-type="string">
            <text:p>106.179.2.103</text:p>
          </table:table-cell>
          <table:table-cell table:number-columns-repeated="1018"/>
        </table:table-row>
        <table:table-row table:style-name="ro1">
          <table:table-cell office:value-type="float" office:value="735">
            <text:p>735</text:p>
          </table:table-cell>
          <table:table-cell office:value-type="string">
            <text:p>Aundrea</text:p>
          </table:table-cell>
          <table:table-cell office:value-type="string">
            <text:p>Krates</text:p>
          </table:table-cell>
          <table:table-cell office:value-type="string">
            <text:p>akrateske@china.com.cn</text:p>
          </table:table-cell>
          <table:table-cell office:value-type="string">
            <text:p>Female</text:p>
          </table:table-cell>
          <table:table-cell office:value-type="string">
            <text:p>214.37.167.25</text:p>
          </table:table-cell>
          <table:table-cell table:number-columns-repeated="1018"/>
        </table:table-row>
        <table:table-row table:style-name="ro1">
          <table:table-cell office:value-type="float" office:value="736">
            <text:p>736</text:p>
          </table:table-cell>
          <table:table-cell office:value-type="string">
            <text:p>Katherine</text:p>
          </table:table-cell>
          <table:table-cell office:value-type="string">
            <text:p>Castagnaro</text:p>
          </table:table-cell>
          <table:table-cell office:value-type="string">
            <text:p>kcastagnarokf@oaic.gov.au</text:p>
          </table:table-cell>
          <table:table-cell office:value-type="string">
            <text:p>Female</text:p>
          </table:table-cell>
          <table:table-cell office:value-type="string">
            <text:p>138.123.148.23</text:p>
          </table:table-cell>
          <table:table-cell table:number-columns-repeated="1018"/>
        </table:table-row>
        <table:table-row table:style-name="ro1">
          <table:table-cell office:value-type="float" office:value="737">
            <text:p>737</text:p>
          </table:table-cell>
          <table:table-cell office:value-type="string">
            <text:p>Liz</text:p>
          </table:table-cell>
          <table:table-cell office:value-type="string">
            <text:p>Markwelley</text:p>
          </table:table-cell>
          <table:table-cell office:value-type="string">
            <text:p>lmarkwelleykg@statcounter.com</text:p>
          </table:table-cell>
          <table:table-cell office:value-type="string">
            <text:p>Female</text:p>
          </table:table-cell>
          <table:table-cell office:value-type="string">
            <text:p>27.64.198.24</text:p>
          </table:table-cell>
          <table:table-cell table:number-columns-repeated="1018"/>
        </table:table-row>
        <table:table-row table:style-name="ro1">
          <table:table-cell office:value-type="float" office:value="738">
            <text:p>738</text:p>
          </table:table-cell>
          <table:table-cell office:value-type="string">
            <text:p>Cate</text:p>
          </table:table-cell>
          <table:table-cell office:value-type="string">
            <text:p>Emor</text:p>
          </table:table-cell>
          <table:table-cell office:value-type="string">
            <text:p>cemorkh@phpbb.com</text:p>
          </table:table-cell>
          <table:table-cell office:value-type="string">
            <text:p>Female</text:p>
          </table:table-cell>
          <table:table-cell office:value-type="string">
            <text:p>42.158.170.251</text:p>
          </table:table-cell>
          <table:table-cell table:number-columns-repeated="1018"/>
        </table:table-row>
        <table:table-row table:style-name="ro1">
          <table:table-cell office:value-type="float" office:value="739">
            <text:p>739</text:p>
          </table:table-cell>
          <table:table-cell office:value-type="string">
            <text:p>Edythe</text:p>
          </table:table-cell>
          <table:table-cell office:value-type="string">
            <text:p>Dickons</text:p>
          </table:table-cell>
          <table:table-cell office:value-type="string">
            <text:p>edickonski@cpanel.net</text:p>
          </table:table-cell>
          <table:table-cell office:value-type="string">
            <text:p>Female</text:p>
          </table:table-cell>
          <table:table-cell office:value-type="string">
            <text:p>51.149.141.191</text:p>
          </table:table-cell>
          <table:table-cell table:number-columns-repeated="1018"/>
        </table:table-row>
        <table:table-row table:style-name="ro1">
          <table:table-cell office:value-type="float" office:value="740">
            <text:p>740</text:p>
          </table:table-cell>
          <table:table-cell office:value-type="string">
            <text:p>Erin</text:p>
          </table:table-cell>
          <table:table-cell office:value-type="string">
            <text:p>Allcorn</text:p>
          </table:table-cell>
          <table:table-cell office:value-type="string">
            <text:p>eallcornkj@salon.com</text:p>
          </table:table-cell>
          <table:table-cell office:value-type="string">
            <text:p>Female</text:p>
          </table:table-cell>
          <table:table-cell office:value-type="string">
            <text:p>239.39.212.180</text:p>
          </table:table-cell>
          <table:table-cell table:number-columns-repeated="1018"/>
        </table:table-row>
        <table:table-row table:style-name="ro1">
          <table:table-cell office:value-type="float" office:value="741">
            <text:p>741</text:p>
          </table:table-cell>
          <table:table-cell office:value-type="string">
            <text:p>Krystle</text:p>
          </table:table-cell>
          <table:table-cell office:value-type="string">
            <text:p>Caughtry</text:p>
          </table:table-cell>
          <table:table-cell office:value-type="string">
            <text:p>kcaughtrykk@addthis.com</text:p>
          </table:table-cell>
          <table:table-cell office:value-type="string">
            <text:p>Female</text:p>
          </table:table-cell>
          <table:table-cell office:value-type="string">
            <text:p>20.230.9.228</text:p>
          </table:table-cell>
          <table:table-cell table:number-columns-repeated="1018"/>
        </table:table-row>
        <table:table-row table:style-name="ro1">
          <table:table-cell office:value-type="float" office:value="742">
            <text:p>742</text:p>
          </table:table-cell>
          <table:table-cell office:value-type="string">
            <text:p>Siward</text:p>
          </table:table-cell>
          <table:table-cell office:value-type="string">
            <text:p>Espinha</text:p>
          </table:table-cell>
          <table:table-cell office:value-type="string">
            <text:p>sespinhakl@newyorker.com</text:p>
          </table:table-cell>
          <table:table-cell office:value-type="string">
            <text:p>Male</text:p>
          </table:table-cell>
          <table:table-cell office:value-type="string">
            <text:p>110.190.171.204</text:p>
          </table:table-cell>
          <table:table-cell table:number-columns-repeated="1018"/>
        </table:table-row>
        <table:table-row table:style-name="ro1">
          <table:table-cell office:value-type="float" office:value="743">
            <text:p>743</text:p>
          </table:table-cell>
          <table:table-cell office:value-type="string">
            <text:p>Kora</text:p>
          </table:table-cell>
          <table:table-cell office:value-type="string">
            <text:p>Jursch</text:p>
          </table:table-cell>
          <table:table-cell office:value-type="string">
            <text:p>kjurschkm@issuu.com</text:p>
          </table:table-cell>
          <table:table-cell office:value-type="string">
            <text:p>Female</text:p>
          </table:table-cell>
          <table:table-cell office:value-type="string">
            <text:p>144.200.227.225</text:p>
          </table:table-cell>
          <table:table-cell table:number-columns-repeated="1018"/>
        </table:table-row>
        <table:table-row table:style-name="ro1">
          <table:table-cell office:value-type="float" office:value="744">
            <text:p>744</text:p>
          </table:table-cell>
          <table:table-cell office:value-type="string">
            <text:p>Haily</text:p>
          </table:table-cell>
          <table:table-cell office:value-type="string">
            <text:p>Di Baudi</text:p>
          </table:table-cell>
          <table:table-cell office:value-type="string">
            <text:p>hdibaudikn@nbcnews.com</text:p>
          </table:table-cell>
          <table:table-cell office:value-type="string">
            <text:p>Female</text:p>
          </table:table-cell>
          <table:table-cell office:value-type="string">
            <text:p>109.32.220.226</text:p>
          </table:table-cell>
          <table:table-cell table:number-columns-repeated="1018"/>
        </table:table-row>
        <table:table-row table:style-name="ro1">
          <table:table-cell office:value-type="float" office:value="745">
            <text:p>745</text:p>
          </table:table-cell>
          <table:table-cell office:value-type="string">
            <text:p>Fabiano</text:p>
          </table:table-cell>
          <table:table-cell office:value-type="string">
            <text:p>Tatem</text:p>
          </table:table-cell>
          <table:table-cell office:value-type="string">
            <text:p>ftatemko@themeforest.net</text:p>
          </table:table-cell>
          <table:table-cell office:value-type="string">
            <text:p>Male</text:p>
          </table:table-cell>
          <table:table-cell office:value-type="string">
            <text:p>91.225.1.21</text:p>
          </table:table-cell>
          <table:table-cell table:number-columns-repeated="1018"/>
        </table:table-row>
        <table:table-row table:style-name="ro1">
          <table:table-cell office:value-type="float" office:value="746">
            <text:p>746</text:p>
          </table:table-cell>
          <table:table-cell office:value-type="string">
            <text:p>Franny</text:p>
          </table:table-cell>
          <table:table-cell office:value-type="string">
            <text:p>Lillyman</text:p>
          </table:table-cell>
          <table:table-cell office:value-type="string">
            <text:p>flillymankp@tuttocitta.it</text:p>
          </table:table-cell>
          <table:table-cell office:value-type="string">
            <text:p>Female</text:p>
          </table:table-cell>
          <table:table-cell office:value-type="string">
            <text:p>206.177.161.52</text:p>
          </table:table-cell>
          <table:table-cell table:number-columns-repeated="1018"/>
        </table:table-row>
        <table:table-row table:style-name="ro1">
          <table:table-cell office:value-type="float" office:value="747">
            <text:p>747</text:p>
          </table:table-cell>
          <table:table-cell office:value-type="string">
            <text:p>Ferguson</text:p>
          </table:table-cell>
          <table:table-cell office:value-type="string">
            <text:p>Dempster</text:p>
          </table:table-cell>
          <table:table-cell office:value-type="string">
            <text:p>fdempsterkq@trellian.com</text:p>
          </table:table-cell>
          <table:table-cell office:value-type="string">
            <text:p>Male</text:p>
          </table:table-cell>
          <table:table-cell office:value-type="string">
            <text:p>221.97.75.127</text:p>
          </table:table-cell>
          <table:table-cell table:number-columns-repeated="1018"/>
        </table:table-row>
        <table:table-row table:style-name="ro1">
          <table:table-cell office:value-type="float" office:value="748">
            <text:p>748</text:p>
          </table:table-cell>
          <table:table-cell office:value-type="string">
            <text:p>Othilia</text:p>
          </table:table-cell>
          <table:table-cell office:value-type="string">
            <text:p>Sackey</text:p>
          </table:table-cell>
          <table:table-cell office:value-type="string">
            <text:p>osackeykr@miitbeian.gov.cn</text:p>
          </table:table-cell>
          <table:table-cell office:value-type="string">
            <text:p>Female</text:p>
          </table:table-cell>
          <table:table-cell office:value-type="string">
            <text:p>24.135.144.55</text:p>
          </table:table-cell>
          <table:table-cell table:number-columns-repeated="1018"/>
        </table:table-row>
        <table:table-row table:style-name="ro1">
          <table:table-cell office:value-type="float" office:value="749">
            <text:p>749</text:p>
          </table:table-cell>
          <table:table-cell office:value-type="string">
            <text:p>Jeanette</text:p>
          </table:table-cell>
          <table:table-cell office:value-type="string">
            <text:p>Yashaev</text:p>
          </table:table-cell>
          <table:table-cell office:value-type="string">
            <text:p>jyashaevks@goo.ne.jp</text:p>
          </table:table-cell>
          <table:table-cell office:value-type="string">
            <text:p>Female</text:p>
          </table:table-cell>
          <table:table-cell office:value-type="string">
            <text:p>170.113.77.247</text:p>
          </table:table-cell>
          <table:table-cell table:number-columns-repeated="1018"/>
        </table:table-row>
        <table:table-row table:style-name="ro1">
          <table:table-cell office:value-type="float" office:value="750">
            <text:p>750</text:p>
          </table:table-cell>
          <table:table-cell office:value-type="string">
            <text:p>Clemens</text:p>
          </table:table-cell>
          <table:table-cell office:value-type="string">
            <text:p>Cutajar</text:p>
          </table:table-cell>
          <table:table-cell office:value-type="string">
            <text:p>ccutajarkt@multiply.com</text:p>
          </table:table-cell>
          <table:table-cell office:value-type="string">
            <text:p>Male</text:p>
          </table:table-cell>
          <table:table-cell office:value-type="string">
            <text:p>243.61.230.97</text:p>
          </table:table-cell>
          <table:table-cell table:number-columns-repeated="1018"/>
        </table:table-row>
        <table:table-row table:style-name="ro1">
          <table:table-cell office:value-type="float" office:value="751">
            <text:p>751</text:p>
          </table:table-cell>
          <table:table-cell office:value-type="string">
            <text:p>Haze</text:p>
          </table:table-cell>
          <table:table-cell office:value-type="string">
            <text:p>McNamara</text:p>
          </table:table-cell>
          <table:table-cell office:value-type="string">
            <text:p>hmcnamaraku@webeden.co.uk</text:p>
          </table:table-cell>
          <table:table-cell office:value-type="string">
            <text:p>Male</text:p>
          </table:table-cell>
          <table:table-cell office:value-type="string">
            <text:p>96.167.176.34</text:p>
          </table:table-cell>
          <table:table-cell table:number-columns-repeated="1018"/>
        </table:table-row>
        <table:table-row table:style-name="ro1">
          <table:table-cell office:value-type="float" office:value="752">
            <text:p>752</text:p>
          </table:table-cell>
          <table:table-cell office:value-type="string">
            <text:p>Daile</text:p>
          </table:table-cell>
          <table:table-cell office:value-type="string">
            <text:p>Jizhaki</text:p>
          </table:table-cell>
          <table:table-cell office:value-type="string">
            <text:p>djizhakikv@privacy.gov.au</text:p>
          </table:table-cell>
          <table:table-cell office:value-type="string">
            <text:p>Female</text:p>
          </table:table-cell>
          <table:table-cell office:value-type="string">
            <text:p>88.41.148.163</text:p>
          </table:table-cell>
          <table:table-cell table:number-columns-repeated="1018"/>
        </table:table-row>
        <table:table-row table:style-name="ro1">
          <table:table-cell office:value-type="float" office:value="753">
            <text:p>753</text:p>
          </table:table-cell>
          <table:table-cell office:value-type="string">
            <text:p>Randall</text:p>
          </table:table-cell>
          <table:table-cell office:value-type="string">
            <text:p>Campanelli</text:p>
          </table:table-cell>
          <table:table-cell office:value-type="string">
            <text:p>rcampanellikw@springer.com</text:p>
          </table:table-cell>
          <table:table-cell office:value-type="string">
            <text:p>Male</text:p>
          </table:table-cell>
          <table:table-cell office:value-type="string">
            <text:p>94.204.194.7</text:p>
          </table:table-cell>
          <table:table-cell table:number-columns-repeated="1018"/>
        </table:table-row>
        <table:table-row table:style-name="ro1">
          <table:table-cell office:value-type="float" office:value="754">
            <text:p>754</text:p>
          </table:table-cell>
          <table:table-cell office:value-type="string">
            <text:p>Jason</text:p>
          </table:table-cell>
          <table:table-cell office:value-type="string">
            <text:p>Snowsill</text:p>
          </table:table-cell>
          <table:table-cell office:value-type="string">
            <text:p>jsnowsillkx@marriott.com</text:p>
          </table:table-cell>
          <table:table-cell office:value-type="string">
            <text:p>Male</text:p>
          </table:table-cell>
          <table:table-cell office:value-type="string">
            <text:p>78.162.216.50</text:p>
          </table:table-cell>
          <table:table-cell table:number-columns-repeated="1018"/>
        </table:table-row>
        <table:table-row table:style-name="ro1">
          <table:table-cell office:value-type="float" office:value="755">
            <text:p>755</text:p>
          </table:table-cell>
          <table:table-cell office:value-type="string">
            <text:p>Ches</text:p>
          </table:table-cell>
          <table:table-cell office:value-type="string">
            <text:p>Baitman</text:p>
          </table:table-cell>
          <table:table-cell office:value-type="string">
            <text:p>cbaitmanky@marketwatch.com</text:p>
          </table:table-cell>
          <table:table-cell office:value-type="string">
            <text:p>Male</text:p>
          </table:table-cell>
          <table:table-cell office:value-type="string">
            <text:p>200.204.154.251</text:p>
          </table:table-cell>
          <table:table-cell table:number-columns-repeated="1018"/>
        </table:table-row>
        <table:table-row table:style-name="ro1">
          <table:table-cell office:value-type="float" office:value="756">
            <text:p>756</text:p>
          </table:table-cell>
          <table:table-cell office:value-type="string">
            <text:p>Gretel</text:p>
          </table:table-cell>
          <table:table-cell office:value-type="string">
            <text:p>Barling</text:p>
          </table:table-cell>
          <table:table-cell office:value-type="string">
            <text:p>gbarlingkz@ed.gov</text:p>
          </table:table-cell>
          <table:table-cell office:value-type="string">
            <text:p>Female</text:p>
          </table:table-cell>
          <table:table-cell office:value-type="string">
            <text:p>170.87.144.111</text:p>
          </table:table-cell>
          <table:table-cell table:number-columns-repeated="1018"/>
        </table:table-row>
        <table:table-row table:style-name="ro1">
          <table:table-cell office:value-type="float" office:value="757">
            <text:p>757</text:p>
          </table:table-cell>
          <table:table-cell office:value-type="string">
            <text:p>Lawrence</text:p>
          </table:table-cell>
          <table:table-cell office:value-type="string">
            <text:p>Sabatier</text:p>
          </table:table-cell>
          <table:table-cell office:value-type="string">
            <text:p>lsabatierl0@rakuten.co.jp</text:p>
          </table:table-cell>
          <table:table-cell office:value-type="string">
            <text:p>Male</text:p>
          </table:table-cell>
          <table:table-cell office:value-type="string">
            <text:p>126.136.36.162</text:p>
          </table:table-cell>
          <table:table-cell table:number-columns-repeated="1018"/>
        </table:table-row>
        <table:table-row table:style-name="ro1">
          <table:table-cell office:value-type="float" office:value="758">
            <text:p>758</text:p>
          </table:table-cell>
          <table:table-cell office:value-type="string">
            <text:p>Vidovik</text:p>
          </table:table-cell>
          <table:table-cell office:value-type="string">
            <text:p>Rookledge</text:p>
          </table:table-cell>
          <table:table-cell office:value-type="string">
            <text:p>vrookledgel1@jiathis.com</text:p>
          </table:table-cell>
          <table:table-cell office:value-type="string">
            <text:p>Male</text:p>
          </table:table-cell>
          <table:table-cell office:value-type="string">
            <text:p>150.93.244.50</text:p>
          </table:table-cell>
          <table:table-cell table:number-columns-repeated="1018"/>
        </table:table-row>
        <table:table-row table:style-name="ro1">
          <table:table-cell office:value-type="float" office:value="759">
            <text:p>759</text:p>
          </table:table-cell>
          <table:table-cell office:value-type="string">
            <text:p>Emmi</text:p>
          </table:table-cell>
          <table:table-cell office:value-type="string">
            <text:p>Heephy</text:p>
          </table:table-cell>
          <table:table-cell office:value-type="string">
            <text:p>eheephyl2@usatoday.com</text:p>
          </table:table-cell>
          <table:table-cell office:value-type="string">
            <text:p>Female</text:p>
          </table:table-cell>
          <table:table-cell office:value-type="string">
            <text:p>131.222.132.58</text:p>
          </table:table-cell>
          <table:table-cell table:number-columns-repeated="1018"/>
        </table:table-row>
        <table:table-row table:style-name="ro1">
          <table:table-cell office:value-type="float" office:value="760">
            <text:p>760</text:p>
          </table:table-cell>
          <table:table-cell office:value-type="string">
            <text:p>Nathan</text:p>
          </table:table-cell>
          <table:table-cell office:value-type="string">
            <text:p>Macey</text:p>
          </table:table-cell>
          <table:table-cell office:value-type="string">
            <text:p>nmaceyl3@mozilla.com</text:p>
          </table:table-cell>
          <table:table-cell office:value-type="string">
            <text:p>Male</text:p>
          </table:table-cell>
          <table:table-cell office:value-type="string">
            <text:p>211.190.206.104</text:p>
          </table:table-cell>
          <table:table-cell table:number-columns-repeated="1018"/>
        </table:table-row>
        <table:table-row table:style-name="ro1">
          <table:table-cell office:value-type="float" office:value="761">
            <text:p>761</text:p>
          </table:table-cell>
          <table:table-cell office:value-type="string">
            <text:p>Tiffi</text:p>
          </table:table-cell>
          <table:table-cell office:value-type="string">
            <text:p>Cogley</text:p>
          </table:table-cell>
          <table:table-cell office:value-type="string">
            <text:p>tcogleyl4@ustream.tv</text:p>
          </table:table-cell>
          <table:table-cell office:value-type="string">
            <text:p>Female</text:p>
          </table:table-cell>
          <table:table-cell office:value-type="string">
            <text:p>71.66.61.159</text:p>
          </table:table-cell>
          <table:table-cell table:number-columns-repeated="1018"/>
        </table:table-row>
        <table:table-row table:style-name="ro1">
          <table:table-cell office:value-type="float" office:value="762">
            <text:p>762</text:p>
          </table:table-cell>
          <table:table-cell office:value-type="string">
            <text:p>Fredric</text:p>
          </table:table-cell>
          <table:table-cell office:value-type="string">
            <text:p>Outibridge</text:p>
          </table:table-cell>
          <table:table-cell office:value-type="string">
            <text:p>foutibridgel5@fema.gov</text:p>
          </table:table-cell>
          <table:table-cell office:value-type="string">
            <text:p>Male</text:p>
          </table:table-cell>
          <table:table-cell office:value-type="string">
            <text:p>120.201.65.203</text:p>
          </table:table-cell>
          <table:table-cell table:number-columns-repeated="1018"/>
        </table:table-row>
        <table:table-row table:style-name="ro1">
          <table:table-cell office:value-type="float" office:value="763">
            <text:p>763</text:p>
          </table:table-cell>
          <table:table-cell office:value-type="string">
            <text:p>Claudius</text:p>
          </table:table-cell>
          <table:table-cell office:value-type="string">
            <text:p>Ivanyushkin</text:p>
          </table:table-cell>
          <table:table-cell office:value-type="string">
            <text:p>civanyushkinl6@gravatar.com</text:p>
          </table:table-cell>
          <table:table-cell office:value-type="string">
            <text:p>Male</text:p>
          </table:table-cell>
          <table:table-cell office:value-type="string">
            <text:p>65.82.113.160</text:p>
          </table:table-cell>
          <table:table-cell table:number-columns-repeated="1018"/>
        </table:table-row>
        <table:table-row table:style-name="ro1">
          <table:table-cell office:value-type="float" office:value="764">
            <text:p>764</text:p>
          </table:table-cell>
          <table:table-cell office:value-type="string">
            <text:p>Etti</text:p>
          </table:table-cell>
          <table:table-cell office:value-type="string">
            <text:p>Bottinelli</text:p>
          </table:table-cell>
          <table:table-cell office:value-type="string">
            <text:p>ebottinellil7@blinklist.com</text:p>
          </table:table-cell>
          <table:table-cell office:value-type="string">
            <text:p>Female</text:p>
          </table:table-cell>
          <table:table-cell office:value-type="string">
            <text:p>66.233.64.87</text:p>
          </table:table-cell>
          <table:table-cell table:number-columns-repeated="1018"/>
        </table:table-row>
        <table:table-row table:style-name="ro1">
          <table:table-cell office:value-type="float" office:value="765">
            <text:p>765</text:p>
          </table:table-cell>
          <table:table-cell office:value-type="string">
            <text:p>Farrand</text:p>
          </table:table-cell>
          <table:table-cell office:value-type="string">
            <text:p>Cowling</text:p>
          </table:table-cell>
          <table:table-cell office:value-type="string">
            <text:p>fcowlingl8@zimbio.com</text:p>
          </table:table-cell>
          <table:table-cell office:value-type="string">
            <text:p>Female</text:p>
          </table:table-cell>
          <table:table-cell office:value-type="string">
            <text:p>39.67.104.143</text:p>
          </table:table-cell>
          <table:table-cell table:number-columns-repeated="1018"/>
        </table:table-row>
        <table:table-row table:style-name="ro1">
          <table:table-cell office:value-type="float" office:value="766">
            <text:p>766</text:p>
          </table:table-cell>
          <table:table-cell office:value-type="string">
            <text:p>Demetris</text:p>
          </table:table-cell>
          <table:table-cell office:value-type="string">
            <text:p>Hein</text:p>
          </table:table-cell>
          <table:table-cell office:value-type="string">
            <text:p>dheinl9@weibo.com</text:p>
          </table:table-cell>
          <table:table-cell office:value-type="string">
            <text:p>Female</text:p>
          </table:table-cell>
          <table:table-cell office:value-type="string">
            <text:p>146.99.211.241</text:p>
          </table:table-cell>
          <table:table-cell table:number-columns-repeated="1018"/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Jocelin</text:p>
          </table:table-cell>
          <table:table-cell office:value-type="string">
            <text:p>Goulston</text:p>
          </table:table-cell>
          <table:table-cell office:value-type="string">
            <text:p>jgoulstonla@squidoo.com</text:p>
          </table:table-cell>
          <table:table-cell office:value-type="string">
            <text:p>Female</text:p>
          </table:table-cell>
          <table:table-cell office:value-type="string">
            <text:p>84.246.114.191</text:p>
          </table:table-cell>
          <table:table-cell table:number-columns-repeated="1018"/>
        </table:table-row>
        <table:table-row table:style-name="ro1">
          <table:table-cell office:value-type="float" office:value="768">
            <text:p>768</text:p>
          </table:table-cell>
          <table:table-cell office:value-type="string">
            <text:p>Onida</text:p>
          </table:table-cell>
          <table:table-cell office:value-type="string">
            <text:p>Melbourn</text:p>
          </table:table-cell>
          <table:table-cell office:value-type="string">
            <text:p>omelbournlb@toplist.cz</text:p>
          </table:table-cell>
          <table:table-cell office:value-type="string">
            <text:p>Female</text:p>
          </table:table-cell>
          <table:table-cell office:value-type="string">
            <text:p>43.35.118.252</text:p>
          </table:table-cell>
          <table:table-cell table:number-columns-repeated="1018"/>
        </table:table-row>
        <table:table-row table:style-name="ro1">
          <table:table-cell office:value-type="float" office:value="769">
            <text:p>769</text:p>
          </table:table-cell>
          <table:table-cell office:value-type="string">
            <text:p>Efrem</text:p>
          </table:table-cell>
          <table:table-cell office:value-type="string">
            <text:p>Jowett</text:p>
          </table:table-cell>
          <table:table-cell office:value-type="string">
            <text:p>ejowettlc@paginegialle.it</text:p>
          </table:table-cell>
          <table:table-cell office:value-type="string">
            <text:p>Male</text:p>
          </table:table-cell>
          <table:table-cell office:value-type="string">
            <text:p>133.131.83.29</text:p>
          </table:table-cell>
          <table:table-cell table:number-columns-repeated="1018"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Bibbie</text:p>
          </table:table-cell>
          <table:table-cell office:value-type="string">
            <text:p>Giraudat</text:p>
          </table:table-cell>
          <table:table-cell office:value-type="string">
            <text:p>bgiraudatld@mashable.com</text:p>
          </table:table-cell>
          <table:table-cell office:value-type="string">
            <text:p>Female</text:p>
          </table:table-cell>
          <table:table-cell office:value-type="string">
            <text:p>99.4.237.53</text:p>
          </table:table-cell>
          <table:table-cell table:number-columns-repeated="1018"/>
        </table:table-row>
        <table:table-row table:style-name="ro1">
          <table:table-cell office:value-type="float" office:value="771">
            <text:p>771</text:p>
          </table:table-cell>
          <table:table-cell office:value-type="string">
            <text:p>Neville</text:p>
          </table:table-cell>
          <table:table-cell office:value-type="string">
            <text:p>Benediktovich</text:p>
          </table:table-cell>
          <table:table-cell office:value-type="string">
            <text:p>nbenediktovichle@wufoo.com</text:p>
          </table:table-cell>
          <table:table-cell office:value-type="string">
            <text:p>Male</text:p>
          </table:table-cell>
          <table:table-cell office:value-type="string">
            <text:p>18.185.161.220</text:p>
          </table:table-cell>
          <table:table-cell table:number-columns-repeated="1018"/>
        </table:table-row>
        <table:table-row table:style-name="ro1">
          <table:table-cell office:value-type="float" office:value="772">
            <text:p>772</text:p>
          </table:table-cell>
          <table:table-cell office:value-type="string">
            <text:p>Hillel</text:p>
          </table:table-cell>
          <table:table-cell office:value-type="string">
            <text:p>Krzyzaniak</text:p>
          </table:table-cell>
          <table:table-cell office:value-type="string">
            <text:p>hkrzyzaniaklf@vistaprint.com</text:p>
          </table:table-cell>
          <table:table-cell office:value-type="string">
            <text:p>Male</text:p>
          </table:table-cell>
          <table:table-cell office:value-type="string">
            <text:p>179.114.71.50</text:p>
          </table:table-cell>
          <table:table-cell table:number-columns-repeated="1018"/>
        </table:table-row>
        <table:table-row table:style-name="ro1">
          <table:table-cell office:value-type="float" office:value="773">
            <text:p>773</text:p>
          </table:table-cell>
          <table:table-cell office:value-type="string">
            <text:p>Nickola</text:p>
          </table:table-cell>
          <table:table-cell office:value-type="string">
            <text:p>Wellstead</text:p>
          </table:table-cell>
          <table:table-cell office:value-type="string">
            <text:p>nwellsteadlg@yahoo.com</text:p>
          </table:table-cell>
          <table:table-cell office:value-type="string">
            <text:p>Male</text:p>
          </table:table-cell>
          <table:table-cell office:value-type="string">
            <text:p>6.199.213.70</text:p>
          </table:table-cell>
          <table:table-cell table:number-columns-repeated="1018"/>
        </table:table-row>
        <table:table-row table:style-name="ro1">
          <table:table-cell office:value-type="float" office:value="774">
            <text:p>774</text:p>
          </table:table-cell>
          <table:table-cell office:value-type="string">
            <text:p>Clevie</text:p>
          </table:table-cell>
          <table:table-cell office:value-type="string">
            <text:p>Tallant</text:p>
          </table:table-cell>
          <table:table-cell office:value-type="string">
            <text:p>ctallantlh@google.ca</text:p>
          </table:table-cell>
          <table:table-cell office:value-type="string">
            <text:p>Male</text:p>
          </table:table-cell>
          <table:table-cell office:value-type="string">
            <text:p>98.48.89.174</text:p>
          </table:table-cell>
          <table:table-cell table:number-columns-repeated="1018"/>
        </table:table-row>
        <table:table-row table:style-name="ro1">
          <table:table-cell office:value-type="float" office:value="775">
            <text:p>775</text:p>
          </table:table-cell>
          <table:table-cell office:value-type="string">
            <text:p>Lauritz</text:p>
          </table:table-cell>
          <table:table-cell office:value-type="string">
            <text:p>Jasiak</text:p>
          </table:table-cell>
          <table:table-cell office:value-type="string">
            <text:p>ljasiakli@psu.edu</text:p>
          </table:table-cell>
          <table:table-cell office:value-type="string">
            <text:p>Male</text:p>
          </table:table-cell>
          <table:table-cell office:value-type="string">
            <text:p>199.225.71.61</text:p>
          </table:table-cell>
          <table:table-cell table:number-columns-repeated="1018"/>
        </table:table-row>
        <table:table-row table:style-name="ro1">
          <table:table-cell office:value-type="float" office:value="776">
            <text:p>776</text:p>
          </table:table-cell>
          <table:table-cell office:value-type="string">
            <text:p>Jan</text:p>
          </table:table-cell>
          <table:table-cell office:value-type="string">
            <text:p>Tapton</text:p>
          </table:table-cell>
          <table:table-cell office:value-type="string">
            <text:p>jtaptonlj@samsung.com</text:p>
          </table:table-cell>
          <table:table-cell office:value-type="string">
            <text:p>Male</text:p>
          </table:table-cell>
          <table:table-cell office:value-type="string">
            <text:p>138.226.65.34</text:p>
          </table:table-cell>
          <table:table-cell table:number-columns-repeated="1018"/>
        </table:table-row>
        <table:table-row table:style-name="ro1">
          <table:table-cell office:value-type="float" office:value="777">
            <text:p>777</text:p>
          </table:table-cell>
          <table:table-cell office:value-type="string">
            <text:p>Elga</text:p>
          </table:table-cell>
          <table:table-cell office:value-type="string">
            <text:p>Willbond</text:p>
          </table:table-cell>
          <table:table-cell office:value-type="string">
            <text:p>ewillbondlk@hibu.com</text:p>
          </table:table-cell>
          <table:table-cell office:value-type="string">
            <text:p>Female</text:p>
          </table:table-cell>
          <table:table-cell office:value-type="string">
            <text:p>38.235.205.53</text:p>
          </table:table-cell>
          <table:table-cell table:number-columns-repeated="1018"/>
        </table:table-row>
        <table:table-row table:style-name="ro1">
          <table:table-cell office:value-type="float" office:value="778">
            <text:p>778</text:p>
          </table:table-cell>
          <table:table-cell office:value-type="string">
            <text:p>Parker</text:p>
          </table:table-cell>
          <table:table-cell office:value-type="string">
            <text:p>Moynihan</text:p>
          </table:table-cell>
          <table:table-cell office:value-type="string">
            <text:p>pmoynihanll@salon.com</text:p>
          </table:table-cell>
          <table:table-cell office:value-type="string">
            <text:p>Male</text:p>
          </table:table-cell>
          <table:table-cell office:value-type="string">
            <text:p>134.42.203.133</text:p>
          </table:table-cell>
          <table:table-cell table:number-columns-repeated="1018"/>
        </table:table-row>
        <table:table-row table:style-name="ro1">
          <table:table-cell office:value-type="float" office:value="779">
            <text:p>779</text:p>
          </table:table-cell>
          <table:table-cell office:value-type="string">
            <text:p>Tris</text:p>
          </table:table-cell>
          <table:table-cell office:value-type="string">
            <text:p>Dyet</text:p>
          </table:table-cell>
          <table:table-cell office:value-type="string">
            <text:p>tdyetlm@over-blog.com</text:p>
          </table:table-cell>
          <table:table-cell office:value-type="string">
            <text:p>Male</text:p>
          </table:table-cell>
          <table:table-cell office:value-type="string">
            <text:p>214.14.188.169</text:p>
          </table:table-cell>
          <table:table-cell table:number-columns-repeated="1018"/>
        </table:table-row>
        <table:table-row table:style-name="ro1">
          <table:table-cell office:value-type="float" office:value="780">
            <text:p>780</text:p>
          </table:table-cell>
          <table:table-cell office:value-type="string">
            <text:p>Mag</text:p>
          </table:table-cell>
          <table:table-cell office:value-type="string">
            <text:p>Pentycost</text:p>
          </table:table-cell>
          <table:table-cell office:value-type="string">
            <text:p>mpentycostln@dell.com</text:p>
          </table:table-cell>
          <table:table-cell office:value-type="string">
            <text:p>Female</text:p>
          </table:table-cell>
          <table:table-cell office:value-type="string">
            <text:p>85.157.69.230</text:p>
          </table:table-cell>
          <table:table-cell table:number-columns-repeated="1018"/>
        </table:table-row>
        <table:table-row table:style-name="ro1">
          <table:table-cell office:value-type="float" office:value="781">
            <text:p>781</text:p>
          </table:table-cell>
          <table:table-cell office:value-type="string">
            <text:p>Shalom</text:p>
          </table:table-cell>
          <table:table-cell office:value-type="string">
            <text:p>Abrahart</text:p>
          </table:table-cell>
          <table:table-cell office:value-type="string">
            <text:p>sabrahartlo@aboutads.info</text:p>
          </table:table-cell>
          <table:table-cell office:value-type="string">
            <text:p>Male</text:p>
          </table:table-cell>
          <table:table-cell office:value-type="string">
            <text:p>89.196.128.224</text:p>
          </table:table-cell>
          <table:table-cell table:number-columns-repeated="1018"/>
        </table:table-row>
        <table:table-row table:style-name="ro1">
          <table:table-cell office:value-type="float" office:value="782">
            <text:p>782</text:p>
          </table:table-cell>
          <table:table-cell office:value-type="string">
            <text:p>Claudianus</text:p>
          </table:table-cell>
          <table:table-cell office:value-type="string">
            <text:p>Drinan</text:p>
          </table:table-cell>
          <table:table-cell office:value-type="string">
            <text:p>cdrinanlp@yahoo.co.jp</text:p>
          </table:table-cell>
          <table:table-cell office:value-type="string">
            <text:p>Male</text:p>
          </table:table-cell>
          <table:table-cell office:value-type="string">
            <text:p>75.110.25.216</text:p>
          </table:table-cell>
          <table:table-cell table:number-columns-repeated="1018"/>
        </table:table-row>
        <table:table-row table:style-name="ro1">
          <table:table-cell office:value-type="float" office:value="783">
            <text:p>783</text:p>
          </table:table-cell>
          <table:table-cell office:value-type="string">
            <text:p>Manda</text:p>
          </table:table-cell>
          <table:table-cell office:value-type="string">
            <text:p>Broodes</text:p>
          </table:table-cell>
          <table:table-cell office:value-type="string">
            <text:p>mbroodeslq@cafepress.com</text:p>
          </table:table-cell>
          <table:table-cell office:value-type="string">
            <text:p>Female</text:p>
          </table:table-cell>
          <table:table-cell office:value-type="string">
            <text:p>115.18.48.60</text:p>
          </table:table-cell>
          <table:table-cell table:number-columns-repeated="1018"/>
        </table:table-row>
        <table:table-row table:style-name="ro1">
          <table:table-cell office:value-type="float" office:value="784">
            <text:p>784</text:p>
          </table:table-cell>
          <table:table-cell office:value-type="string">
            <text:p>Herta</text:p>
          </table:table-cell>
          <table:table-cell office:value-type="string">
            <text:p>Bowcock</text:p>
          </table:table-cell>
          <table:table-cell office:value-type="string">
            <text:p>hbowcocklr@mac.com</text:p>
          </table:table-cell>
          <table:table-cell office:value-type="string">
            <text:p>Female</text:p>
          </table:table-cell>
          <table:table-cell office:value-type="string">
            <text:p>190.156.60.137</text:p>
          </table:table-cell>
          <table:table-cell table:number-columns-repeated="1018"/>
        </table:table-row>
        <table:table-row table:style-name="ro1">
          <table:table-cell office:value-type="float" office:value="785">
            <text:p>785</text:p>
          </table:table-cell>
          <table:table-cell office:value-type="string">
            <text:p>Maddy</text:p>
          </table:table-cell>
          <table:table-cell office:value-type="string">
            <text:p>Howood</text:p>
          </table:table-cell>
          <table:table-cell office:value-type="string">
            <text:p>mhowoodls@pcworld.com</text:p>
          </table:table-cell>
          <table:table-cell office:value-type="string">
            <text:p>Female</text:p>
          </table:table-cell>
          <table:table-cell office:value-type="string">
            <text:p>66.82.33.73</text:p>
          </table:table-cell>
          <table:table-cell table:number-columns-repeated="1018"/>
        </table:table-row>
        <table:table-row table:style-name="ro1">
          <table:table-cell office:value-type="float" office:value="786">
            <text:p>786</text:p>
          </table:table-cell>
          <table:table-cell office:value-type="string">
            <text:p>Von</text:p>
          </table:table-cell>
          <table:table-cell office:value-type="string">
            <text:p>Hearon</text:p>
          </table:table-cell>
          <table:table-cell office:value-type="string">
            <text:p>vhearonlt@ucsd.edu</text:p>
          </table:table-cell>
          <table:table-cell office:value-type="string">
            <text:p>Male</text:p>
          </table:table-cell>
          <table:table-cell office:value-type="string">
            <text:p>133.101.69.150</text:p>
          </table:table-cell>
          <table:table-cell table:number-columns-repeated="1018"/>
        </table:table-row>
        <table:table-row table:style-name="ro1">
          <table:table-cell office:value-type="float" office:value="787">
            <text:p>787</text:p>
          </table:table-cell>
          <table:table-cell office:value-type="string">
            <text:p>Luciano</text:p>
          </table:table-cell>
          <table:table-cell office:value-type="string">
            <text:p>Kleimt</text:p>
          </table:table-cell>
          <table:table-cell office:value-type="string">
            <text:p>lkleimtlu@illinois.edu</text:p>
          </table:table-cell>
          <table:table-cell office:value-type="string">
            <text:p>Male</text:p>
          </table:table-cell>
          <table:table-cell office:value-type="string">
            <text:p>15.191.172.117</text:p>
          </table:table-cell>
          <table:table-cell table:number-columns-repeated="1018"/>
        </table:table-row>
        <table:table-row table:style-name="ro1">
          <table:table-cell office:value-type="float" office:value="788">
            <text:p>788</text:p>
          </table:table-cell>
          <table:table-cell office:value-type="string">
            <text:p>Leah</text:p>
          </table:table-cell>
          <table:table-cell office:value-type="string">
            <text:p>O' Reagan</text:p>
          </table:table-cell>
          <table:table-cell office:value-type="string">
            <text:p>loreaganlv@1688.com</text:p>
          </table:table-cell>
          <table:table-cell office:value-type="string">
            <text:p>Female</text:p>
          </table:table-cell>
          <table:table-cell office:value-type="string">
            <text:p>128.124.186.166</text:p>
          </table:table-cell>
          <table:table-cell table:number-columns-repeated="1018"/>
        </table:table-row>
        <table:table-row table:style-name="ro1">
          <table:table-cell office:value-type="float" office:value="789">
            <text:p>789</text:p>
          </table:table-cell>
          <table:table-cell office:value-type="string">
            <text:p>Mirilla</text:p>
          </table:table-cell>
          <table:table-cell office:value-type="string">
            <text:p>Behrend</text:p>
          </table:table-cell>
          <table:table-cell office:value-type="string">
            <text:p>mbehrendlw@t-online.de</text:p>
          </table:table-cell>
          <table:table-cell office:value-type="string">
            <text:p>Female</text:p>
          </table:table-cell>
          <table:table-cell office:value-type="string">
            <text:p>255.58.229.111</text:p>
          </table:table-cell>
          <table:table-cell table:number-columns-repeated="1018"/>
        </table:table-row>
        <table:table-row table:style-name="ro1">
          <table:table-cell office:value-type="float" office:value="790">
            <text:p>790</text:p>
          </table:table-cell>
          <table:table-cell office:value-type="string">
            <text:p>Shanda</text:p>
          </table:table-cell>
          <table:table-cell office:value-type="string">
            <text:p>Stealy</text:p>
          </table:table-cell>
          <table:table-cell office:value-type="string">
            <text:p>sstealylx@addtoany.com</text:p>
          </table:table-cell>
          <table:table-cell office:value-type="string">
            <text:p>Female</text:p>
          </table:table-cell>
          <table:table-cell office:value-type="string">
            <text:p>156.97.236.219</text:p>
          </table:table-cell>
          <table:table-cell table:number-columns-repeated="1018"/>
        </table:table-row>
        <table:table-row table:style-name="ro1">
          <table:table-cell office:value-type="float" office:value="791">
            <text:p>791</text:p>
          </table:table-cell>
          <table:table-cell office:value-type="string">
            <text:p>Emilio</text:p>
          </table:table-cell>
          <table:table-cell office:value-type="string">
            <text:p>Siehard</text:p>
          </table:table-cell>
          <table:table-cell office:value-type="string">
            <text:p>esiehardly@yandex.ru</text:p>
          </table:table-cell>
          <table:table-cell office:value-type="string">
            <text:p>Male</text:p>
          </table:table-cell>
          <table:table-cell office:value-type="string">
            <text:p>62.220.153.116</text:p>
          </table:table-cell>
          <table:table-cell table:number-columns-repeated="1018"/>
        </table:table-row>
        <table:table-row table:style-name="ro1">
          <table:table-cell office:value-type="float" office:value="792">
            <text:p>792</text:p>
          </table:table-cell>
          <table:table-cell office:value-type="string">
            <text:p>Josepha</text:p>
          </table:table-cell>
          <table:table-cell office:value-type="string">
            <text:p>Bacon</text:p>
          </table:table-cell>
          <table:table-cell office:value-type="string">
            <text:p>jbaconlz@digg.com</text:p>
          </table:table-cell>
          <table:table-cell office:value-type="string">
            <text:p>Female</text:p>
          </table:table-cell>
          <table:table-cell office:value-type="string">
            <text:p>209.245.215.121</text:p>
          </table:table-cell>
          <table:table-cell table:number-columns-repeated="1018"/>
        </table:table-row>
        <table:table-row table:style-name="ro1">
          <table:table-cell office:value-type="float" office:value="793">
            <text:p>793</text:p>
          </table:table-cell>
          <table:table-cell office:value-type="string">
            <text:p>Devlen</text:p>
          </table:table-cell>
          <table:table-cell office:value-type="string">
            <text:p>Capaldo</text:p>
          </table:table-cell>
          <table:table-cell office:value-type="string">
            <text:p>dcapaldom0@skype.com</text:p>
          </table:table-cell>
          <table:table-cell office:value-type="string">
            <text:p>Male</text:p>
          </table:table-cell>
          <table:table-cell office:value-type="string">
            <text:p>44.157.16.112</text:p>
          </table:table-cell>
          <table:table-cell table:number-columns-repeated="1018"/>
        </table:table-row>
        <table:table-row table:style-name="ro1">
          <table:table-cell office:value-type="float" office:value="794">
            <text:p>794</text:p>
          </table:table-cell>
          <table:table-cell office:value-type="string">
            <text:p>Pearle</text:p>
          </table:table-cell>
          <table:table-cell office:value-type="string">
            <text:p>Lampitt</text:p>
          </table:table-cell>
          <table:table-cell office:value-type="string">
            <text:p>plampittm1@topsy.com</text:p>
          </table:table-cell>
          <table:table-cell office:value-type="string">
            <text:p>Female</text:p>
          </table:table-cell>
          <table:table-cell office:value-type="string">
            <text:p>180.59.199.23</text:p>
          </table:table-cell>
          <table:table-cell table:number-columns-repeated="1018"/>
        </table:table-row>
        <table:table-row table:style-name="ro1">
          <table:table-cell office:value-type="float" office:value="795">
            <text:p>795</text:p>
          </table:table-cell>
          <table:table-cell office:value-type="string">
            <text:p>Tatiana</text:p>
          </table:table-cell>
          <table:table-cell office:value-type="string">
            <text:p>Lionel</text:p>
          </table:table-cell>
          <table:table-cell office:value-type="string">
            <text:p>tlionelm2@histats.com</text:p>
          </table:table-cell>
          <table:table-cell office:value-type="string">
            <text:p>Female</text:p>
          </table:table-cell>
          <table:table-cell office:value-type="string">
            <text:p>41.192.1.197</text:p>
          </table:table-cell>
          <table:table-cell table:number-columns-repeated="1018"/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Jannelle</text:p>
          </table:table-cell>
          <table:table-cell office:value-type="string">
            <text:p>Corradino</text:p>
          </table:table-cell>
          <table:table-cell office:value-type="string">
            <text:p>jcorradinom3@usnews.com</text:p>
          </table:table-cell>
          <table:table-cell office:value-type="string">
            <text:p>Female</text:p>
          </table:table-cell>
          <table:table-cell office:value-type="string">
            <text:p>144.161.129.244</text:p>
          </table:table-cell>
          <table:table-cell table:number-columns-repeated="1018"/>
        </table:table-row>
        <table:table-row table:style-name="ro1">
          <table:table-cell office:value-type="float" office:value="797">
            <text:p>797</text:p>
          </table:table-cell>
          <table:table-cell office:value-type="string">
            <text:p>Jayme</text:p>
          </table:table-cell>
          <table:table-cell office:value-type="string">
            <text:p>Godthaab</text:p>
          </table:table-cell>
          <table:table-cell office:value-type="string">
            <text:p>jgodthaabm4@usgs.gov</text:p>
          </table:table-cell>
          <table:table-cell office:value-type="string">
            <text:p>Male</text:p>
          </table:table-cell>
          <table:table-cell office:value-type="string">
            <text:p>217.18.76.239</text:p>
          </table:table-cell>
          <table:table-cell table:number-columns-repeated="1018"/>
        </table:table-row>
        <table:table-row table:style-name="ro1">
          <table:table-cell office:value-type="float" office:value="798">
            <text:p>798</text:p>
          </table:table-cell>
          <table:table-cell office:value-type="string">
            <text:p>Hurleigh</text:p>
          </table:table-cell>
          <table:table-cell office:value-type="string">
            <text:p>Hucquart</text:p>
          </table:table-cell>
          <table:table-cell office:value-type="string">
            <text:p>hhucquartm5@si.edu</text:p>
          </table:table-cell>
          <table:table-cell office:value-type="string">
            <text:p>Male</text:p>
          </table:table-cell>
          <table:table-cell office:value-type="string">
            <text:p>10.39.94.149</text:p>
          </table:table-cell>
          <table:table-cell table:number-columns-repeated="1018"/>
        </table:table-row>
        <table:table-row table:style-name="ro1">
          <table:table-cell office:value-type="float" office:value="799">
            <text:p>799</text:p>
          </table:table-cell>
          <table:table-cell office:value-type="string">
            <text:p>Dollie</text:p>
          </table:table-cell>
          <table:table-cell office:value-type="string">
            <text:p>Merredy</text:p>
          </table:table-cell>
          <table:table-cell office:value-type="string">
            <text:p>dmerredym6@opensource.org</text:p>
          </table:table-cell>
          <table:table-cell office:value-type="string">
            <text:p>Female</text:p>
          </table:table-cell>
          <table:table-cell office:value-type="string">
            <text:p>222.122.23.218</text:p>
          </table:table-cell>
          <table:table-cell table:number-columns-repeated="1018"/>
        </table:table-row>
        <table:table-row table:style-name="ro1">
          <table:table-cell office:value-type="float" office:value="800">
            <text:p>800</text:p>
          </table:table-cell>
          <table:table-cell office:value-type="string">
            <text:p>Burtie</text:p>
          </table:table-cell>
          <table:table-cell office:value-type="string">
            <text:p>Dax</text:p>
          </table:table-cell>
          <table:table-cell office:value-type="string">
            <text:p>bdaxm7@163.com</text:p>
          </table:table-cell>
          <table:table-cell office:value-type="string">
            <text:p>Male</text:p>
          </table:table-cell>
          <table:table-cell office:value-type="string">
            <text:p>35.44.64.142</text:p>
          </table:table-cell>
          <table:table-cell table:number-columns-repeated="1018"/>
        </table:table-row>
        <table:table-row table:style-name="ro1">
          <table:table-cell office:value-type="float" office:value="801">
            <text:p>801</text:p>
          </table:table-cell>
          <table:table-cell office:value-type="string">
            <text:p>Allissa</text:p>
          </table:table-cell>
          <table:table-cell office:value-type="string">
            <text:p>Phlipon</text:p>
          </table:table-cell>
          <table:table-cell office:value-type="string">
            <text:p>aphliponm8@reddit.com</text:p>
          </table:table-cell>
          <table:table-cell office:value-type="string">
            <text:p>Female</text:p>
          </table:table-cell>
          <table:table-cell office:value-type="string">
            <text:p>196.64.124.196</text:p>
          </table:table-cell>
          <table:table-cell table:number-columns-repeated="1018"/>
        </table:table-row>
        <table:table-row table:style-name="ro1">
          <table:table-cell office:value-type="float" office:value="802">
            <text:p>802</text:p>
          </table:table-cell>
          <table:table-cell office:value-type="string">
            <text:p>Bentlee</text:p>
          </table:table-cell>
          <table:table-cell office:value-type="string">
            <text:p>Wallis</text:p>
          </table:table-cell>
          <table:table-cell office:value-type="string">
            <text:p>bwallism9@usnews.com</text:p>
          </table:table-cell>
          <table:table-cell office:value-type="string">
            <text:p>Male</text:p>
          </table:table-cell>
          <table:table-cell office:value-type="string">
            <text:p>171.229.84.243</text:p>
          </table:table-cell>
          <table:table-cell table:number-columns-repeated="1018"/>
        </table:table-row>
        <table:table-row table:style-name="ro1">
          <table:table-cell office:value-type="float" office:value="803">
            <text:p>803</text:p>
          </table:table-cell>
          <table:table-cell office:value-type="string">
            <text:p>Danika</text:p>
          </table:table-cell>
          <table:table-cell office:value-type="string">
            <text:p>Hedney</text:p>
          </table:table-cell>
          <table:table-cell office:value-type="string">
            <text:p>dhedneyma@hud.gov</text:p>
          </table:table-cell>
          <table:table-cell office:value-type="string">
            <text:p>Female</text:p>
          </table:table-cell>
          <table:table-cell office:value-type="string">
            <text:p>116.250.145.90</text:p>
          </table:table-cell>
          <table:table-cell table:number-columns-repeated="1018"/>
        </table:table-row>
        <table:table-row table:style-name="ro1">
          <table:table-cell office:value-type="float" office:value="804">
            <text:p>804</text:p>
          </table:table-cell>
          <table:table-cell office:value-type="string">
            <text:p>Phoebe</text:p>
          </table:table-cell>
          <table:table-cell office:value-type="string">
            <text:p>Adhams</text:p>
          </table:table-cell>
          <table:table-cell office:value-type="string">
            <text:p>padhamsmb@bloomberg.com</text:p>
          </table:table-cell>
          <table:table-cell office:value-type="string">
            <text:p>Female</text:p>
          </table:table-cell>
          <table:table-cell office:value-type="string">
            <text:p>13.249.151.99</text:p>
          </table:table-cell>
          <table:table-cell table:number-columns-repeated="1018"/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Anthony</text:p>
          </table:table-cell>
          <table:table-cell office:value-type="string">
            <text:p>Lippitt</text:p>
          </table:table-cell>
          <table:table-cell office:value-type="string">
            <text:p>alippittmc@twitter.com</text:p>
          </table:table-cell>
          <table:table-cell office:value-type="string">
            <text:p>Male</text:p>
          </table:table-cell>
          <table:table-cell office:value-type="string">
            <text:p>54.214.160.92</text:p>
          </table:table-cell>
          <table:table-cell table:number-columns-repeated="1018"/>
        </table:table-row>
        <table:table-row table:style-name="ro1">
          <table:table-cell office:value-type="float" office:value="806">
            <text:p>806</text:p>
          </table:table-cell>
          <table:table-cell office:value-type="string">
            <text:p>Minta</text:p>
          </table:table-cell>
          <table:table-cell office:value-type="string">
            <text:p>Tregien</text:p>
          </table:table-cell>
          <table:table-cell office:value-type="string">
            <text:p>mtregienmd@adobe.com</text:p>
          </table:table-cell>
          <table:table-cell office:value-type="string">
            <text:p>Female</text:p>
          </table:table-cell>
          <table:table-cell office:value-type="string">
            <text:p>52.8.229.248</text:p>
          </table:table-cell>
          <table:table-cell table:number-columns-repeated="1018"/>
        </table:table-row>
        <table:table-row table:style-name="ro1">
          <table:table-cell office:value-type="float" office:value="807">
            <text:p>807</text:p>
          </table:table-cell>
          <table:table-cell office:value-type="string">
            <text:p>Stefania</text:p>
          </table:table-cell>
          <table:table-cell office:value-type="string">
            <text:p>Varnham</text:p>
          </table:table-cell>
          <table:table-cell office:value-type="string">
            <text:p>svarnhamme@g.co</text:p>
          </table:table-cell>
          <table:table-cell office:value-type="string">
            <text:p>Female</text:p>
          </table:table-cell>
          <table:table-cell office:value-type="string">
            <text:p>171.165.215.163</text:p>
          </table:table-cell>
          <table:table-cell table:number-columns-repeated="1018"/>
        </table:table-row>
        <table:table-row table:style-name="ro1">
          <table:table-cell office:value-type="float" office:value="808">
            <text:p>808</text:p>
          </table:table-cell>
          <table:table-cell office:value-type="string">
            <text:p>Alonso</text:p>
          </table:table-cell>
          <table:table-cell office:value-type="string">
            <text:p>Saggs</text:p>
          </table:table-cell>
          <table:table-cell office:value-type="string">
            <text:p>asaggsmf@squarespace.com</text:p>
          </table:table-cell>
          <table:table-cell office:value-type="string">
            <text:p>Male</text:p>
          </table:table-cell>
          <table:table-cell office:value-type="string">
            <text:p>28.217.121.15</text:p>
          </table:table-cell>
          <table:table-cell table:number-columns-repeated="1018"/>
        </table:table-row>
        <table:table-row table:style-name="ro1">
          <table:table-cell office:value-type="float" office:value="809">
            <text:p>809</text:p>
          </table:table-cell>
          <table:table-cell office:value-type="string">
            <text:p>Albrecht</text:p>
          </table:table-cell>
          <table:table-cell office:value-type="string">
            <text:p>Gepson</text:p>
          </table:table-cell>
          <table:table-cell office:value-type="string">
            <text:p>agepsonmg@rediff.com</text:p>
          </table:table-cell>
          <table:table-cell office:value-type="string">
            <text:p>Male</text:p>
          </table:table-cell>
          <table:table-cell office:value-type="string">
            <text:p>145.15.170.143</text:p>
          </table:table-cell>
          <table:table-cell table:number-columns-repeated="1018"/>
        </table:table-row>
        <table:table-row table:style-name="ro1">
          <table:table-cell office:value-type="float" office:value="810">
            <text:p>810</text:p>
          </table:table-cell>
          <table:table-cell office:value-type="string">
            <text:p>Purcell</text:p>
          </table:table-cell>
          <table:table-cell office:value-type="string">
            <text:p>Rowett</text:p>
          </table:table-cell>
          <table:table-cell office:value-type="string">
            <text:p>prowettmh@nymag.com</text:p>
          </table:table-cell>
          <table:table-cell office:value-type="string">
            <text:p>Male</text:p>
          </table:table-cell>
          <table:table-cell office:value-type="string">
            <text:p>202.249.244.236</text:p>
          </table:table-cell>
          <table:table-cell table:number-columns-repeated="1018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Quentin</text:p>
          </table:table-cell>
          <table:table-cell office:value-type="string">
            <text:p>Smeaton</text:p>
          </table:table-cell>
          <table:table-cell office:value-type="string">
            <text:p>qsmeatonmi@newsvine.com</text:p>
          </table:table-cell>
          <table:table-cell office:value-type="string">
            <text:p>Male</text:p>
          </table:table-cell>
          <table:table-cell office:value-type="string">
            <text:p>198.115.72.188</text:p>
          </table:table-cell>
          <table:table-cell table:number-columns-repeated="1018"/>
        </table:table-row>
        <table:table-row table:style-name="ro1">
          <table:table-cell office:value-type="float" office:value="812">
            <text:p>812</text:p>
          </table:table-cell>
          <table:table-cell office:value-type="string">
            <text:p>Maggie</text:p>
          </table:table-cell>
          <table:table-cell office:value-type="string">
            <text:p>Dunstan</text:p>
          </table:table-cell>
          <table:table-cell office:value-type="string">
            <text:p>mdunstanmj@wordpress.org</text:p>
          </table:table-cell>
          <table:table-cell office:value-type="string">
            <text:p>Female</text:p>
          </table:table-cell>
          <table:table-cell office:value-type="string">
            <text:p>45.123.151.82</text:p>
          </table:table-cell>
          <table:table-cell table:number-columns-repeated="1018"/>
        </table:table-row>
        <table:table-row table:style-name="ro1">
          <table:table-cell office:value-type="float" office:value="813">
            <text:p>813</text:p>
          </table:table-cell>
          <table:table-cell office:value-type="string">
            <text:p>Aldwin</text:p>
          </table:table-cell>
          <table:table-cell office:value-type="string">
            <text:p>Whittam</text:p>
          </table:table-cell>
          <table:table-cell office:value-type="string">
            <text:p>awhittammk@netvibes.com</text:p>
          </table:table-cell>
          <table:table-cell office:value-type="string">
            <text:p>Male</text:p>
          </table:table-cell>
          <table:table-cell office:value-type="string">
            <text:p>164.241.173.128</text:p>
          </table:table-cell>
          <table:table-cell table:number-columns-repeated="1018"/>
        </table:table-row>
        <table:table-row table:style-name="ro1">
          <table:table-cell office:value-type="float" office:value="814">
            <text:p>814</text:p>
          </table:table-cell>
          <table:table-cell office:value-type="string">
            <text:p>Elmo</text:p>
          </table:table-cell>
          <table:table-cell office:value-type="string">
            <text:p>Potts</text:p>
          </table:table-cell>
          <table:table-cell office:value-type="string">
            <text:p>epottsml@economist.com</text:p>
          </table:table-cell>
          <table:table-cell office:value-type="string">
            <text:p>Male</text:p>
          </table:table-cell>
          <table:table-cell office:value-type="string">
            <text:p>217.9.216.136</text:p>
          </table:table-cell>
          <table:table-cell table:number-columns-repeated="1018"/>
        </table:table-row>
        <table:table-row table:style-name="ro1">
          <table:table-cell office:value-type="float" office:value="815">
            <text:p>815</text:p>
          </table:table-cell>
          <table:table-cell office:value-type="string">
            <text:p>Flossi</text:p>
          </table:table-cell>
          <table:table-cell office:value-type="string">
            <text:p>Acton</text:p>
          </table:table-cell>
          <table:table-cell office:value-type="string">
            <text:p>factonmm@dmoz.org</text:p>
          </table:table-cell>
          <table:table-cell office:value-type="string">
            <text:p>Female</text:p>
          </table:table-cell>
          <table:table-cell office:value-type="string">
            <text:p>130.52.97.251</text:p>
          </table:table-cell>
          <table:table-cell table:number-columns-repeated="1018"/>
        </table:table-row>
        <table:table-row table:style-name="ro1">
          <table:table-cell office:value-type="float" office:value="816">
            <text:p>816</text:p>
          </table:table-cell>
          <table:table-cell office:value-type="string">
            <text:p>Raphaela</text:p>
          </table:table-cell>
          <table:table-cell office:value-type="string">
            <text:p>MacGorrie</text:p>
          </table:table-cell>
          <table:table-cell office:value-type="string">
            <text:p>rmacgorriemn@cafepress.com</text:p>
          </table:table-cell>
          <table:table-cell office:value-type="string">
            <text:p>Female</text:p>
          </table:table-cell>
          <table:table-cell office:value-type="string">
            <text:p>164.229.165.202</text:p>
          </table:table-cell>
          <table:table-cell table:number-columns-repeated="1018"/>
        </table:table-row>
        <table:table-row table:style-name="ro1">
          <table:table-cell office:value-type="float" office:value="817">
            <text:p>817</text:p>
          </table:table-cell>
          <table:table-cell office:value-type="string">
            <text:p>Tadd</text:p>
          </table:table-cell>
          <table:table-cell office:value-type="string">
            <text:p>Kelberer</text:p>
          </table:table-cell>
          <table:table-cell office:value-type="string">
            <text:p>tkelberermo@last.fm</text:p>
          </table:table-cell>
          <table:table-cell office:value-type="string">
            <text:p>Male</text:p>
          </table:table-cell>
          <table:table-cell office:value-type="string">
            <text:p>53.149.199.178</text:p>
          </table:table-cell>
          <table:table-cell table:number-columns-repeated="1018"/>
        </table:table-row>
        <table:table-row table:style-name="ro1">
          <table:table-cell office:value-type="float" office:value="818">
            <text:p>818</text:p>
          </table:table-cell>
          <table:table-cell office:value-type="string">
            <text:p>Elspeth</text:p>
          </table:table-cell>
          <table:table-cell office:value-type="string">
            <text:p>Birkin</text:p>
          </table:table-cell>
          <table:table-cell office:value-type="string">
            <text:p>ebirkinmp@sciencedirect.com</text:p>
          </table:table-cell>
          <table:table-cell office:value-type="string">
            <text:p>Female</text:p>
          </table:table-cell>
          <table:table-cell office:value-type="string">
            <text:p>157.152.164.62</text:p>
          </table:table-cell>
          <table:table-cell table:number-columns-repeated="1018"/>
        </table:table-row>
        <table:table-row table:style-name="ro1">
          <table:table-cell office:value-type="float" office:value="819">
            <text:p>819</text:p>
          </table:table-cell>
          <table:table-cell office:value-type="string">
            <text:p>Tammi</text:p>
          </table:table-cell>
          <table:table-cell office:value-type="string">
            <text:p>Lettsom</text:p>
          </table:table-cell>
          <table:table-cell office:value-type="string">
            <text:p>tlettsommq@java.com</text:p>
          </table:table-cell>
          <table:table-cell office:value-type="string">
            <text:p>Female</text:p>
          </table:table-cell>
          <table:table-cell office:value-type="string">
            <text:p>34.59.239.23</text:p>
          </table:table-cell>
          <table:table-cell table:number-columns-repeated="1018"/>
        </table:table-row>
        <table:table-row table:style-name="ro1">
          <table:table-cell office:value-type="float" office:value="820">
            <text:p>820</text:p>
          </table:table-cell>
          <table:table-cell office:value-type="string">
            <text:p>Carmelia</text:p>
          </table:table-cell>
          <table:table-cell office:value-type="string">
            <text:p>Loos</text:p>
          </table:table-cell>
          <table:table-cell office:value-type="string">
            <text:p>cloosmr@cafepress.com</text:p>
          </table:table-cell>
          <table:table-cell office:value-type="string">
            <text:p>Female</text:p>
          </table:table-cell>
          <table:table-cell office:value-type="string">
            <text:p>201.54.177.149</text:p>
          </table:table-cell>
          <table:table-cell table:number-columns-repeated="1018"/>
        </table:table-row>
        <table:table-row table:style-name="ro1">
          <table:table-cell office:value-type="float" office:value="821">
            <text:p>821</text:p>
          </table:table-cell>
          <table:table-cell office:value-type="string">
            <text:p>Jerald</text:p>
          </table:table-cell>
          <table:table-cell office:value-type="string">
            <text:p>Westrope</text:p>
          </table:table-cell>
          <table:table-cell office:value-type="string">
            <text:p>jwestropems@lulu.com</text:p>
          </table:table-cell>
          <table:table-cell office:value-type="string">
            <text:p>Male</text:p>
          </table:table-cell>
          <table:table-cell office:value-type="string">
            <text:p>108.219.239.157</text:p>
          </table:table-cell>
          <table:table-cell table:number-columns-repeated="1018"/>
        </table:table-row>
        <table:table-row table:style-name="ro1">
          <table:table-cell office:value-type="float" office:value="822">
            <text:p>822</text:p>
          </table:table-cell>
          <table:table-cell office:value-type="string">
            <text:p>Chelsea</text:p>
          </table:table-cell>
          <table:table-cell office:value-type="string">
            <text:p>Harrema</text:p>
          </table:table-cell>
          <table:table-cell office:value-type="string">
            <text:p>charremamt@webnode.com</text:p>
          </table:table-cell>
          <table:table-cell office:value-type="string">
            <text:p>Female</text:p>
          </table:table-cell>
          <table:table-cell office:value-type="string">
            <text:p>104.132.59.223</text:p>
          </table:table-cell>
          <table:table-cell table:number-columns-repeated="1018"/>
        </table:table-row>
        <table:table-row table:style-name="ro1">
          <table:table-cell office:value-type="float" office:value="823">
            <text:p>823</text:p>
          </table:table-cell>
          <table:table-cell office:value-type="string">
            <text:p>Brit</text:p>
          </table:table-cell>
          <table:table-cell office:value-type="string">
            <text:p>Hamprecht</text:p>
          </table:table-cell>
          <table:table-cell office:value-type="string">
            <text:p>bhamprechtmu@ycombinator.com</text:p>
          </table:table-cell>
          <table:table-cell office:value-type="string">
            <text:p>Male</text:p>
          </table:table-cell>
          <table:table-cell office:value-type="string">
            <text:p>250.94.114.232</text:p>
          </table:table-cell>
          <table:table-cell table:number-columns-repeated="1018"/>
        </table:table-row>
        <table:table-row table:style-name="ro1">
          <table:table-cell office:value-type="float" office:value="824">
            <text:p>824</text:p>
          </table:table-cell>
          <table:table-cell office:value-type="string">
            <text:p>Clemente</text:p>
          </table:table-cell>
          <table:table-cell office:value-type="string">
            <text:p>Gorioli</text:p>
          </table:table-cell>
          <table:table-cell office:value-type="string">
            <text:p>cgoriolimv@google.com.br</text:p>
          </table:table-cell>
          <table:table-cell office:value-type="string">
            <text:p>Male</text:p>
          </table:table-cell>
          <table:table-cell office:value-type="string">
            <text:p>210.112.163.222</text:p>
          </table:table-cell>
          <table:table-cell table:number-columns-repeated="1018"/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Cornelius</text:p>
          </table:table-cell>
          <table:table-cell office:value-type="string">
            <text:p>Whitloe</text:p>
          </table:table-cell>
          <table:table-cell office:value-type="string">
            <text:p>cwhitloemw@arizona.edu</text:p>
          </table:table-cell>
          <table:table-cell office:value-type="string">
            <text:p>Male</text:p>
          </table:table-cell>
          <table:table-cell office:value-type="string">
            <text:p>92.240.84.166</text:p>
          </table:table-cell>
          <table:table-cell table:number-columns-repeated="1018"/>
        </table:table-row>
        <table:table-row table:style-name="ro1">
          <table:table-cell office:value-type="float" office:value="826">
            <text:p>826</text:p>
          </table:table-cell>
          <table:table-cell office:value-type="string">
            <text:p>Kirby</text:p>
          </table:table-cell>
          <table:table-cell office:value-type="string">
            <text:p>Cotta</text:p>
          </table:table-cell>
          <table:table-cell office:value-type="string">
            <text:p>kcottamx@liveinternet.ru</text:p>
          </table:table-cell>
          <table:table-cell office:value-type="string">
            <text:p>Female</text:p>
          </table:table-cell>
          <table:table-cell office:value-type="string">
            <text:p>21.86.234.176</text:p>
          </table:table-cell>
          <table:table-cell table:number-columns-repeated="1018"/>
        </table:table-row>
        <table:table-row table:style-name="ro1">
          <table:table-cell office:value-type="float" office:value="827">
            <text:p>827</text:p>
          </table:table-cell>
          <table:table-cell office:value-type="string">
            <text:p>Say</text:p>
          </table:table-cell>
          <table:table-cell office:value-type="string">
            <text:p>Foston</text:p>
          </table:table-cell>
          <table:table-cell office:value-type="string">
            <text:p>sfostonmy@dailymail.co.uk</text:p>
          </table:table-cell>
          <table:table-cell office:value-type="string">
            <text:p>Male</text:p>
          </table:table-cell>
          <table:table-cell office:value-type="string">
            <text:p>224.196.177.96</text:p>
          </table:table-cell>
          <table:table-cell table:number-columns-repeated="1018"/>
        </table:table-row>
        <table:table-row table:style-name="ro1">
          <table:table-cell office:value-type="float" office:value="828">
            <text:p>828</text:p>
          </table:table-cell>
          <table:table-cell office:value-type="string">
            <text:p>Olivier</text:p>
          </table:table-cell>
          <table:table-cell office:value-type="string">
            <text:p>Milnthorpe</text:p>
          </table:table-cell>
          <table:table-cell office:value-type="string">
            <text:p>omilnthorpemz@wp.com</text:p>
          </table:table-cell>
          <table:table-cell office:value-type="string">
            <text:p>Male</text:p>
          </table:table-cell>
          <table:table-cell office:value-type="string">
            <text:p>211.192.182.121</text:p>
          </table:table-cell>
          <table:table-cell table:number-columns-repeated="1018"/>
        </table:table-row>
        <table:table-row table:style-name="ro1">
          <table:table-cell office:value-type="float" office:value="829">
            <text:p>829</text:p>
          </table:table-cell>
          <table:table-cell office:value-type="string">
            <text:p>Alf</text:p>
          </table:table-cell>
          <table:table-cell office:value-type="string">
            <text:p>Brech</text:p>
          </table:table-cell>
          <table:table-cell office:value-type="string">
            <text:p>abrechn0@google.fr</text:p>
          </table:table-cell>
          <table:table-cell office:value-type="string">
            <text:p>Male</text:p>
          </table:table-cell>
          <table:table-cell office:value-type="string">
            <text:p>234.2.34.120</text:p>
          </table:table-cell>
          <table:table-cell table:number-columns-repeated="1018"/>
        </table:table-row>
        <table:table-row table:style-name="ro1">
          <table:table-cell office:value-type="float" office:value="830">
            <text:p>830</text:p>
          </table:table-cell>
          <table:table-cell office:value-type="string">
            <text:p>Barbee</text:p>
          </table:table-cell>
          <table:table-cell office:value-type="string">
            <text:p>Thurske</text:p>
          </table:table-cell>
          <table:table-cell office:value-type="string">
            <text:p>bthursken1@miitbeian.gov.cn</text:p>
          </table:table-cell>
          <table:table-cell office:value-type="string">
            <text:p>Female</text:p>
          </table:table-cell>
          <table:table-cell office:value-type="string">
            <text:p>254.125.215.62</text:p>
          </table:table-cell>
          <table:table-cell table:number-columns-repeated="1018"/>
        </table:table-row>
        <table:table-row table:style-name="ro1">
          <table:table-cell office:value-type="float" office:value="831">
            <text:p>831</text:p>
          </table:table-cell>
          <table:table-cell office:value-type="string">
            <text:p>Melisandra</text:p>
          </table:table-cell>
          <table:table-cell office:value-type="string">
            <text:p>Mazonowicz</text:p>
          </table:table-cell>
          <table:table-cell office:value-type="string">
            <text:p>mmazonowiczn2@shinystat.com</text:p>
          </table:table-cell>
          <table:table-cell office:value-type="string">
            <text:p>Female</text:p>
          </table:table-cell>
          <table:table-cell office:value-type="string">
            <text:p>220.41.34.249</text:p>
          </table:table-cell>
          <table:table-cell table:number-columns-repeated="1018"/>
        </table:table-row>
        <table:table-row table:style-name="ro1">
          <table:table-cell office:value-type="float" office:value="832">
            <text:p>832</text:p>
          </table:table-cell>
          <table:table-cell office:value-type="string">
            <text:p>Lyndell</text:p>
          </table:table-cell>
          <table:table-cell office:value-type="string">
            <text:p>Campion</text:p>
          </table:table-cell>
          <table:table-cell office:value-type="string">
            <text:p>lcampionn3@addtoany.com</text:p>
          </table:table-cell>
          <table:table-cell office:value-type="string">
            <text:p>Female</text:p>
          </table:table-cell>
          <table:table-cell office:value-type="string">
            <text:p>111.104.168.251</text:p>
          </table:table-cell>
          <table:table-cell table:number-columns-repeated="1018"/>
        </table:table-row>
        <table:table-row table:style-name="ro1">
          <table:table-cell office:value-type="float" office:value="833">
            <text:p>833</text:p>
          </table:table-cell>
          <table:table-cell office:value-type="string">
            <text:p>Donnell</text:p>
          </table:table-cell>
          <table:table-cell office:value-type="string">
            <text:p>Snooks</text:p>
          </table:table-cell>
          <table:table-cell office:value-type="string">
            <text:p>dsnooksn4@reddit.com</text:p>
          </table:table-cell>
          <table:table-cell office:value-type="string">
            <text:p>Male</text:p>
          </table:table-cell>
          <table:table-cell office:value-type="string">
            <text:p>64.158.168.50</text:p>
          </table:table-cell>
          <table:table-cell table:number-columns-repeated="1018"/>
        </table:table-row>
        <table:table-row table:style-name="ro1">
          <table:table-cell office:value-type="float" office:value="834">
            <text:p>834</text:p>
          </table:table-cell>
          <table:table-cell office:value-type="string">
            <text:p>Colas</text:p>
          </table:table-cell>
          <table:table-cell office:value-type="string">
            <text:p>Dolphin</text:p>
          </table:table-cell>
          <table:table-cell office:value-type="string">
            <text:p>cdolphinn5@paypal.com</text:p>
          </table:table-cell>
          <table:table-cell office:value-type="string">
            <text:p>Male</text:p>
          </table:table-cell>
          <table:table-cell office:value-type="string">
            <text:p>122.181.59.2</text:p>
          </table:table-cell>
          <table:table-cell table:number-columns-repeated="1018"/>
        </table:table-row>
        <table:table-row table:style-name="ro1">
          <table:table-cell office:value-type="float" office:value="835">
            <text:p>835</text:p>
          </table:table-cell>
          <table:table-cell office:value-type="string">
            <text:p>Desdemona</text:p>
          </table:table-cell>
          <table:table-cell office:value-type="string">
            <text:p>Ehrat</text:p>
          </table:table-cell>
          <table:table-cell office:value-type="string">
            <text:p>dehratn6@home.pl</text:p>
          </table:table-cell>
          <table:table-cell office:value-type="string">
            <text:p>Female</text:p>
          </table:table-cell>
          <table:table-cell office:value-type="string">
            <text:p>53.194.45.93</text:p>
          </table:table-cell>
          <table:table-cell table:number-columns-repeated="1018"/>
        </table:table-row>
        <table:table-row table:style-name="ro1">
          <table:table-cell office:value-type="float" office:value="836">
            <text:p>836</text:p>
          </table:table-cell>
          <table:table-cell office:value-type="string">
            <text:p>Valry</text:p>
          </table:table-cell>
          <table:table-cell office:value-type="string">
            <text:p>Hodge</text:p>
          </table:table-cell>
          <table:table-cell office:value-type="string">
            <text:p>vhodgen7@usgs.gov</text:p>
          </table:table-cell>
          <table:table-cell office:value-type="string">
            <text:p>Female</text:p>
          </table:table-cell>
          <table:table-cell office:value-type="string">
            <text:p>174.221.71.230</text:p>
          </table:table-cell>
          <table:table-cell table:number-columns-repeated="1018"/>
        </table:table-row>
        <table:table-row table:style-name="ro1">
          <table:table-cell office:value-type="float" office:value="837">
            <text:p>837</text:p>
          </table:table-cell>
          <table:table-cell office:value-type="string">
            <text:p>Denna</text:p>
          </table:table-cell>
          <table:table-cell office:value-type="string">
            <text:p>Kembrey</text:p>
          </table:table-cell>
          <table:table-cell office:value-type="string">
            <text:p>dkembreyn8@sourceforge.net</text:p>
          </table:table-cell>
          <table:table-cell office:value-type="string">
            <text:p>Female</text:p>
          </table:table-cell>
          <table:table-cell office:value-type="string">
            <text:p>27.128.0.26</text:p>
          </table:table-cell>
          <table:table-cell table:number-columns-repeated="1018"/>
        </table:table-row>
        <table:table-row table:style-name="ro1">
          <table:table-cell office:value-type="float" office:value="838">
            <text:p>838</text:p>
          </table:table-cell>
          <table:table-cell office:value-type="string">
            <text:p>Harrie</text:p>
          </table:table-cell>
          <table:table-cell office:value-type="string">
            <text:p>Heppenspall</text:p>
          </table:table-cell>
          <table:table-cell office:value-type="string">
            <text:p>hheppenspalln9@nydailynews.com</text:p>
          </table:table-cell>
          <table:table-cell office:value-type="string">
            <text:p>Female</text:p>
          </table:table-cell>
          <table:table-cell office:value-type="string">
            <text:p>65.154.65.206</text:p>
          </table:table-cell>
          <table:table-cell table:number-columns-repeated="1018"/>
        </table:table-row>
        <table:table-row table:style-name="ro1">
          <table:table-cell office:value-type="float" office:value="839">
            <text:p>839</text:p>
          </table:table-cell>
          <table:table-cell office:value-type="string">
            <text:p>Adelheid</text:p>
          </table:table-cell>
          <table:table-cell office:value-type="string">
            <text:p>Visick</text:p>
          </table:table-cell>
          <table:table-cell office:value-type="string">
            <text:p>avisickna@oracle.com</text:p>
          </table:table-cell>
          <table:table-cell office:value-type="string">
            <text:p>Female</text:p>
          </table:table-cell>
          <table:table-cell office:value-type="string">
            <text:p>22.46.117.195</text:p>
          </table:table-cell>
          <table:table-cell table:number-columns-repeated="1018"/>
        </table:table-row>
        <table:table-row table:style-name="ro1">
          <table:table-cell office:value-type="float" office:value="840">
            <text:p>840</text:p>
          </table:table-cell>
          <table:table-cell office:value-type="string">
            <text:p>Aundrea</text:p>
          </table:table-cell>
          <table:table-cell office:value-type="string">
            <text:p>Cowoppe</text:p>
          </table:table-cell>
          <table:table-cell office:value-type="string">
            <text:p>acowoppenb@harvard.edu</text:p>
          </table:table-cell>
          <table:table-cell office:value-type="string">
            <text:p>Female</text:p>
          </table:table-cell>
          <table:table-cell office:value-type="string">
            <text:p>202.98.114.227</text:p>
          </table:table-cell>
          <table:table-cell table:number-columns-repeated="1018"/>
        </table:table-row>
        <table:table-row table:style-name="ro1">
          <table:table-cell office:value-type="float" office:value="841">
            <text:p>841</text:p>
          </table:table-cell>
          <table:table-cell office:value-type="string">
            <text:p>Farica</text:p>
          </table:table-cell>
          <table:table-cell office:value-type="string">
            <text:p>Djekic</text:p>
          </table:table-cell>
          <table:table-cell office:value-type="string">
            <text:p>fdjekicnc@barnesandnoble.com</text:p>
          </table:table-cell>
          <table:table-cell office:value-type="string">
            <text:p>Female</text:p>
          </table:table-cell>
          <table:table-cell office:value-type="string">
            <text:p>203.124.98.129</text:p>
          </table:table-cell>
          <table:table-cell table:number-columns-repeated="1018"/>
        </table:table-row>
        <table:table-row table:style-name="ro1">
          <table:table-cell office:value-type="float" office:value="842">
            <text:p>842</text:p>
          </table:table-cell>
          <table:table-cell office:value-type="string">
            <text:p>Robinet</text:p>
          </table:table-cell>
          <table:table-cell office:value-type="string">
            <text:p>Leynagh</text:p>
          </table:table-cell>
          <table:table-cell office:value-type="string">
            <text:p>rleynaghnd@netlog.com</text:p>
          </table:table-cell>
          <table:table-cell office:value-type="string">
            <text:p>Male</text:p>
          </table:table-cell>
          <table:table-cell office:value-type="string">
            <text:p>81.200.160.11</text:p>
          </table:table-cell>
          <table:table-cell table:number-columns-repeated="1018"/>
        </table:table-row>
        <table:table-row table:style-name="ro1">
          <table:table-cell office:value-type="float" office:value="843">
            <text:p>843</text:p>
          </table:table-cell>
          <table:table-cell office:value-type="string">
            <text:p>Fancy</text:p>
          </table:table-cell>
          <table:table-cell office:value-type="string">
            <text:p>Swetland</text:p>
          </table:table-cell>
          <table:table-cell office:value-type="string">
            <text:p>fswetlandne@epa.gov</text:p>
          </table:table-cell>
          <table:table-cell office:value-type="string">
            <text:p>Female</text:p>
          </table:table-cell>
          <table:table-cell office:value-type="string">
            <text:p>195.130.43.86</text:p>
          </table:table-cell>
          <table:table-cell table:number-columns-repeated="1018"/>
        </table:table-row>
        <table:table-row table:style-name="ro1">
          <table:table-cell office:value-type="float" office:value="844">
            <text:p>844</text:p>
          </table:table-cell>
          <table:table-cell office:value-type="string">
            <text:p>Shelby</text:p>
          </table:table-cell>
          <table:table-cell office:value-type="string">
            <text:p>Quilter</text:p>
          </table:table-cell>
          <table:table-cell office:value-type="string">
            <text:p>squilternf@reuters.com</text:p>
          </table:table-cell>
          <table:table-cell office:value-type="string">
            <text:p>Male</text:p>
          </table:table-cell>
          <table:table-cell office:value-type="string">
            <text:p>78.142.49.70</text:p>
          </table:table-cell>
          <table:table-cell table:number-columns-repeated="1018"/>
        </table:table-row>
        <table:table-row table:style-name="ro1">
          <table:table-cell office:value-type="float" office:value="845">
            <text:p>845</text:p>
          </table:table-cell>
          <table:table-cell office:value-type="string">
            <text:p>Maurizio</text:p>
          </table:table-cell>
          <table:table-cell office:value-type="string">
            <text:p>Emmanuel</text:p>
          </table:table-cell>
          <table:table-cell office:value-type="string">
            <text:p>memmanuelng@barnesandnoble.com</text:p>
          </table:table-cell>
          <table:table-cell office:value-type="string">
            <text:p>Male</text:p>
          </table:table-cell>
          <table:table-cell office:value-type="string">
            <text:p>111.36.189.249</text:p>
          </table:table-cell>
          <table:table-cell table:number-columns-repeated="1018"/>
        </table:table-row>
        <table:table-row table:style-name="ro1">
          <table:table-cell office:value-type="float" office:value="846">
            <text:p>846</text:p>
          </table:table-cell>
          <table:table-cell office:value-type="string">
            <text:p>Lena</text:p>
          </table:table-cell>
          <table:table-cell office:value-type="string">
            <text:p>Wilkins</text:p>
          </table:table-cell>
          <table:table-cell office:value-type="string">
            <text:p>lwilkinsnh@comsenz.com</text:p>
          </table:table-cell>
          <table:table-cell office:value-type="string">
            <text:p>Female</text:p>
          </table:table-cell>
          <table:table-cell office:value-type="string">
            <text:p>53.2.244.155</text:p>
          </table:table-cell>
          <table:table-cell table:number-columns-repeated="1018"/>
        </table:table-row>
        <table:table-row table:style-name="ro1">
          <table:table-cell office:value-type="float" office:value="847">
            <text:p>847</text:p>
          </table:table-cell>
          <table:table-cell office:value-type="string">
            <text:p>Kittie</text:p>
          </table:table-cell>
          <table:table-cell office:value-type="string">
            <text:p>MacScherie</text:p>
          </table:table-cell>
          <table:table-cell office:value-type="string">
            <text:p>kmacscherieni@wired.com</text:p>
          </table:table-cell>
          <table:table-cell office:value-type="string">
            <text:p>Female</text:p>
          </table:table-cell>
          <table:table-cell office:value-type="string">
            <text:p>205.239.141.198</text:p>
          </table:table-cell>
          <table:table-cell table:number-columns-repeated="1018"/>
        </table:table-row>
        <table:table-row table:style-name="ro1">
          <table:table-cell office:value-type="float" office:value="848">
            <text:p>848</text:p>
          </table:table-cell>
          <table:table-cell office:value-type="string">
            <text:p>Loren</text:p>
          </table:table-cell>
          <table:table-cell office:value-type="string">
            <text:p>Misk</text:p>
          </table:table-cell>
          <table:table-cell office:value-type="string">
            <text:p>lmisknj@example.com</text:p>
          </table:table-cell>
          <table:table-cell office:value-type="string">
            <text:p>Female</text:p>
          </table:table-cell>
          <table:table-cell office:value-type="string">
            <text:p>123.239.238.91</text:p>
          </table:table-cell>
          <table:table-cell table:number-columns-repeated="1018"/>
        </table:table-row>
        <table:table-row table:style-name="ro1">
          <table:table-cell office:value-type="float" office:value="849">
            <text:p>849</text:p>
          </table:table-cell>
          <table:table-cell office:value-type="string">
            <text:p>Kahlil</text:p>
          </table:table-cell>
          <table:table-cell office:value-type="string">
            <text:p>Rodenburg</text:p>
          </table:table-cell>
          <table:table-cell office:value-type="string">
            <text:p>krodenburgnk@sina.com.cn</text:p>
          </table:table-cell>
          <table:table-cell office:value-type="string">
            <text:p>Male</text:p>
          </table:table-cell>
          <table:table-cell office:value-type="string">
            <text:p>53.53.134.131</text:p>
          </table:table-cell>
          <table:table-cell table:number-columns-repeated="1018"/>
        </table:table-row>
        <table:table-row table:style-name="ro1">
          <table:table-cell office:value-type="float" office:value="850">
            <text:p>850</text:p>
          </table:table-cell>
          <table:table-cell office:value-type="string">
            <text:p>Layne</text:p>
          </table:table-cell>
          <table:table-cell office:value-type="string">
            <text:p>Smogur</text:p>
          </table:table-cell>
          <table:table-cell office:value-type="string">
            <text:p>lsmogurnl@blogtalkradio.com</text:p>
          </table:table-cell>
          <table:table-cell office:value-type="string">
            <text:p>Female</text:p>
          </table:table-cell>
          <table:table-cell office:value-type="string">
            <text:p>8.26.94.144</text:p>
          </table:table-cell>
          <table:table-cell table:number-columns-repeated="1018"/>
        </table:table-row>
        <table:table-row table:style-name="ro1">
          <table:table-cell office:value-type="float" office:value="851">
            <text:p>851</text:p>
          </table:table-cell>
          <table:table-cell office:value-type="string">
            <text:p>Lauraine</text:p>
          </table:table-cell>
          <table:table-cell office:value-type="string">
            <text:p>Bounds</text:p>
          </table:table-cell>
          <table:table-cell office:value-type="string">
            <text:p>lboundsnm@mac.com</text:p>
          </table:table-cell>
          <table:table-cell office:value-type="string">
            <text:p>Female</text:p>
          </table:table-cell>
          <table:table-cell office:value-type="string">
            <text:p>59.135.107.81</text:p>
          </table:table-cell>
          <table:table-cell table:number-columns-repeated="1018"/>
        </table:table-row>
        <table:table-row table:style-name="ro1">
          <table:table-cell office:value-type="float" office:value="852">
            <text:p>852</text:p>
          </table:table-cell>
          <table:table-cell office:value-type="string">
            <text:p>Daveen</text:p>
          </table:table-cell>
          <table:table-cell office:value-type="string">
            <text:p>Radnedge</text:p>
          </table:table-cell>
          <table:table-cell office:value-type="string">
            <text:p>dradnedgenn@eventbrite.com</text:p>
          </table:table-cell>
          <table:table-cell office:value-type="string">
            <text:p>Female</text:p>
          </table:table-cell>
          <table:table-cell office:value-type="string">
            <text:p>249.163.107.210</text:p>
          </table:table-cell>
          <table:table-cell table:number-columns-repeated="1018"/>
        </table:table-row>
        <table:table-row table:style-name="ro1">
          <table:table-cell office:value-type="float" office:value="853">
            <text:p>853</text:p>
          </table:table-cell>
          <table:table-cell office:value-type="string">
            <text:p>Jillayne</text:p>
          </table:table-cell>
          <table:table-cell office:value-type="string">
            <text:p>Heliar</text:p>
          </table:table-cell>
          <table:table-cell office:value-type="string">
            <text:p>jheliarno@reverbnation.com</text:p>
          </table:table-cell>
          <table:table-cell office:value-type="string">
            <text:p>Female</text:p>
          </table:table-cell>
          <table:table-cell office:value-type="string">
            <text:p>69.30.127.172</text:p>
          </table:table-cell>
          <table:table-cell table:number-columns-repeated="1018"/>
        </table:table-row>
        <table:table-row table:style-name="ro1">
          <table:table-cell office:value-type="float" office:value="854">
            <text:p>854</text:p>
          </table:table-cell>
          <table:table-cell office:value-type="string">
            <text:p>Yolanthe</text:p>
          </table:table-cell>
          <table:table-cell office:value-type="string">
            <text:p>Coverdale</text:p>
          </table:table-cell>
          <table:table-cell office:value-type="string">
            <text:p>ycoverdalenp@spiegel.de</text:p>
          </table:table-cell>
          <table:table-cell office:value-type="string">
            <text:p>Female</text:p>
          </table:table-cell>
          <table:table-cell office:value-type="string">
            <text:p>41.66.205.43</text:p>
          </table:table-cell>
          <table:table-cell table:number-columns-repeated="1018"/>
        </table:table-row>
        <table:table-row table:style-name="ro1">
          <table:table-cell office:value-type="float" office:value="855">
            <text:p>855</text:p>
          </table:table-cell>
          <table:table-cell office:value-type="string">
            <text:p>Patrizia</text:p>
          </table:table-cell>
          <table:table-cell office:value-type="string">
            <text:p>Antoniou</text:p>
          </table:table-cell>
          <table:table-cell office:value-type="string">
            <text:p>pantoniounq@mozilla.com</text:p>
          </table:table-cell>
          <table:table-cell office:value-type="string">
            <text:p>Female</text:p>
          </table:table-cell>
          <table:table-cell office:value-type="string">
            <text:p>67.112.156.79</text:p>
          </table:table-cell>
          <table:table-cell table:number-columns-repeated="1018"/>
        </table:table-row>
        <table:table-row table:style-name="ro1">
          <table:table-cell office:value-type="float" office:value="856">
            <text:p>856</text:p>
          </table:table-cell>
          <table:table-cell office:value-type="string">
            <text:p>Rosette</text:p>
          </table:table-cell>
          <table:table-cell office:value-type="string">
            <text:p>Fosserd</text:p>
          </table:table-cell>
          <table:table-cell office:value-type="string">
            <text:p>rfosserdnr@ftc.gov</text:p>
          </table:table-cell>
          <table:table-cell office:value-type="string">
            <text:p>Female</text:p>
          </table:table-cell>
          <table:table-cell office:value-type="string">
            <text:p>187.115.71.16</text:p>
          </table:table-cell>
          <table:table-cell table:number-columns-repeated="1018"/>
        </table:table-row>
        <table:table-row table:style-name="ro1">
          <table:table-cell office:value-type="float" office:value="857">
            <text:p>857</text:p>
          </table:table-cell>
          <table:table-cell office:value-type="string">
            <text:p>Ron</text:p>
          </table:table-cell>
          <table:table-cell office:value-type="string">
            <text:p>Challes</text:p>
          </table:table-cell>
          <table:table-cell office:value-type="string">
            <text:p>rchallesns@icio.us</text:p>
          </table:table-cell>
          <table:table-cell office:value-type="string">
            <text:p>Male</text:p>
          </table:table-cell>
          <table:table-cell office:value-type="string">
            <text:p>25.40.160.194</text:p>
          </table:table-cell>
          <table:table-cell table:number-columns-repeated="1018"/>
        </table:table-row>
        <table:table-row table:style-name="ro1">
          <table:table-cell office:value-type="float" office:value="858">
            <text:p>858</text:p>
          </table:table-cell>
          <table:table-cell office:value-type="string">
            <text:p>Gard</text:p>
          </table:table-cell>
          <table:table-cell office:value-type="string">
            <text:p>Abrahamowitcz</text:p>
          </table:table-cell>
          <table:table-cell office:value-type="string">
            <text:p>gabrahamowitcznt@sohu.com</text:p>
          </table:table-cell>
          <table:table-cell office:value-type="string">
            <text:p>Male</text:p>
          </table:table-cell>
          <table:table-cell office:value-type="string">
            <text:p>51.118.23.217</text:p>
          </table:table-cell>
          <table:table-cell table:number-columns-repeated="1018"/>
        </table:table-row>
        <table:table-row table:style-name="ro1">
          <table:table-cell office:value-type="float" office:value="859">
            <text:p>859</text:p>
          </table:table-cell>
          <table:table-cell office:value-type="string">
            <text:p>Kareem</text:p>
          </table:table-cell>
          <table:table-cell office:value-type="string">
            <text:p>Churchward</text:p>
          </table:table-cell>
          <table:table-cell office:value-type="string">
            <text:p>kchurchwardnu@hhs.gov</text:p>
          </table:table-cell>
          <table:table-cell office:value-type="string">
            <text:p>Male</text:p>
          </table:table-cell>
          <table:table-cell office:value-type="string">
            <text:p>19.187.227.16</text:p>
          </table:table-cell>
          <table:table-cell table:number-columns-repeated="1018"/>
        </table:table-row>
        <table:table-row table:style-name="ro1">
          <table:table-cell office:value-type="float" office:value="860">
            <text:p>860</text:p>
          </table:table-cell>
          <table:table-cell office:value-type="string">
            <text:p>Hughie</text:p>
          </table:table-cell>
          <table:table-cell office:value-type="string">
            <text:p>Pragnell</text:p>
          </table:table-cell>
          <table:table-cell office:value-type="string">
            <text:p>hpragnellnv@eepurl.com</text:p>
          </table:table-cell>
          <table:table-cell office:value-type="string">
            <text:p>Male</text:p>
          </table:table-cell>
          <table:table-cell office:value-type="string">
            <text:p>37.87.28.194</text:p>
          </table:table-cell>
          <table:table-cell table:number-columns-repeated="1018"/>
        </table:table-row>
        <table:table-row table:style-name="ro1">
          <table:table-cell office:value-type="float" office:value="861">
            <text:p>861</text:p>
          </table:table-cell>
          <table:table-cell office:value-type="string">
            <text:p>Rachelle</text:p>
          </table:table-cell>
          <table:table-cell office:value-type="string">
            <text:p>Isham</text:p>
          </table:table-cell>
          <table:table-cell office:value-type="string">
            <text:p>rishamnw@jimdo.com</text:p>
          </table:table-cell>
          <table:table-cell office:value-type="string">
            <text:p>Female</text:p>
          </table:table-cell>
          <table:table-cell office:value-type="string">
            <text:p>112.92.202.236</text:p>
          </table:table-cell>
          <table:table-cell table:number-columns-repeated="1018"/>
        </table:table-row>
        <table:table-row table:style-name="ro1">
          <table:table-cell office:value-type="float" office:value="862">
            <text:p>862</text:p>
          </table:table-cell>
          <table:table-cell office:value-type="string">
            <text:p>Sigmund</text:p>
          </table:table-cell>
          <table:table-cell office:value-type="string">
            <text:p>Smithson</text:p>
          </table:table-cell>
          <table:table-cell office:value-type="string">
            <text:p>ssmithsonnx@forbes.com</text:p>
          </table:table-cell>
          <table:table-cell office:value-type="string">
            <text:p>Male</text:p>
          </table:table-cell>
          <table:table-cell office:value-type="string">
            <text:p>131.195.123.32</text:p>
          </table:table-cell>
          <table:table-cell table:number-columns-repeated="1018"/>
        </table:table-row>
        <table:table-row table:style-name="ro1">
          <table:table-cell office:value-type="float" office:value="863">
            <text:p>863</text:p>
          </table:table-cell>
          <table:table-cell office:value-type="string">
            <text:p>Tobe</text:p>
          </table:table-cell>
          <table:table-cell office:value-type="string">
            <text:p>Comini</text:p>
          </table:table-cell>
          <table:table-cell office:value-type="string">
            <text:p>tcomininy@wikimedia.org</text:p>
          </table:table-cell>
          <table:table-cell office:value-type="string">
            <text:p>Female</text:p>
          </table:table-cell>
          <table:table-cell office:value-type="string">
            <text:p>156.25.216.252</text:p>
          </table:table-cell>
          <table:table-cell table:number-columns-repeated="1018"/>
        </table:table-row>
        <table:table-row table:style-name="ro1">
          <table:table-cell office:value-type="float" office:value="864">
            <text:p>864</text:p>
          </table:table-cell>
          <table:table-cell office:value-type="string">
            <text:p>Piper</text:p>
          </table:table-cell>
          <table:table-cell office:value-type="string">
            <text:p>Laverenz</text:p>
          </table:table-cell>
          <table:table-cell office:value-type="string">
            <text:p>plaverenznz@paginegialle.it</text:p>
          </table:table-cell>
          <table:table-cell office:value-type="string">
            <text:p>Female</text:p>
          </table:table-cell>
          <table:table-cell office:value-type="string">
            <text:p>26.211.86.25</text:p>
          </table:table-cell>
          <table:table-cell table:number-columns-repeated="1018"/>
        </table:table-row>
        <table:table-row table:style-name="ro1">
          <table:table-cell office:value-type="float" office:value="865">
            <text:p>865</text:p>
          </table:table-cell>
          <table:table-cell office:value-type="string">
            <text:p>Patrizio</text:p>
          </table:table-cell>
          <table:table-cell office:value-type="string">
            <text:p>Barts</text:p>
          </table:table-cell>
          <table:table-cell office:value-type="string">
            <text:p>pbartso0@is.gd</text:p>
          </table:table-cell>
          <table:table-cell office:value-type="string">
            <text:p>Male</text:p>
          </table:table-cell>
          <table:table-cell office:value-type="string">
            <text:p>189.161.90.33</text:p>
          </table:table-cell>
          <table:table-cell table:number-columns-repeated="1018"/>
        </table:table-row>
        <table:table-row table:style-name="ro1">
          <table:table-cell office:value-type="float" office:value="866">
            <text:p>866</text:p>
          </table:table-cell>
          <table:table-cell office:value-type="string">
            <text:p>Rab</text:p>
          </table:table-cell>
          <table:table-cell office:value-type="string">
            <text:p>Wildor</text:p>
          </table:table-cell>
          <table:table-cell office:value-type="string">
            <text:p>rwildoro1@edublogs.org</text:p>
          </table:table-cell>
          <table:table-cell office:value-type="string">
            <text:p>Male</text:p>
          </table:table-cell>
          <table:table-cell office:value-type="string">
            <text:p>111.2.80.136</text:p>
          </table:table-cell>
          <table:table-cell table:number-columns-repeated="1018"/>
        </table:table-row>
        <table:table-row table:style-name="ro1">
          <table:table-cell office:value-type="float" office:value="867">
            <text:p>867</text:p>
          </table:table-cell>
          <table:table-cell office:value-type="string">
            <text:p>Ringo</text:p>
          </table:table-cell>
          <table:table-cell office:value-type="string">
            <text:p>Jardein</text:p>
          </table:table-cell>
          <table:table-cell office:value-type="string">
            <text:p>rjardeino2@pinterest.com</text:p>
          </table:table-cell>
          <table:table-cell office:value-type="string">
            <text:p>Male</text:p>
          </table:table-cell>
          <table:table-cell office:value-type="string">
            <text:p>225.211.162.113</text:p>
          </table:table-cell>
          <table:table-cell table:number-columns-repeated="1018"/>
        </table:table-row>
        <table:table-row table:style-name="ro1">
          <table:table-cell office:value-type="float" office:value="868">
            <text:p>868</text:p>
          </table:table-cell>
          <table:table-cell office:value-type="string">
            <text:p>Guinevere</text:p>
          </table:table-cell>
          <table:table-cell office:value-type="string">
            <text:p>Carneck</text:p>
          </table:table-cell>
          <table:table-cell office:value-type="string">
            <text:p>gcarnecko3@about.me</text:p>
          </table:table-cell>
          <table:table-cell office:value-type="string">
            <text:p>Female</text:p>
          </table:table-cell>
          <table:table-cell office:value-type="string">
            <text:p>84.71.126.151</text:p>
          </table:table-cell>
          <table:table-cell table:number-columns-repeated="1018"/>
        </table:table-row>
        <table:table-row table:style-name="ro1">
          <table:table-cell office:value-type="float" office:value="869">
            <text:p>869</text:p>
          </table:table-cell>
          <table:table-cell office:value-type="string">
            <text:p>Berne</text:p>
          </table:table-cell>
          <table:table-cell office:value-type="string">
            <text:p>Cubbin</text:p>
          </table:table-cell>
          <table:table-cell office:value-type="string">
            <text:p>bcubbino4@hc360.com</text:p>
          </table:table-cell>
          <table:table-cell office:value-type="string">
            <text:p>Male</text:p>
          </table:table-cell>
          <table:table-cell office:value-type="string">
            <text:p>19.234.174.90</text:p>
          </table:table-cell>
          <table:table-cell table:number-columns-repeated="1018"/>
        </table:table-row>
        <table:table-row table:style-name="ro1">
          <table:table-cell office:value-type="float" office:value="870">
            <text:p>870</text:p>
          </table:table-cell>
          <table:table-cell office:value-type="string">
            <text:p>Roda</text:p>
          </table:table-cell>
          <table:table-cell office:value-type="string">
            <text:p>Cassie</text:p>
          </table:table-cell>
          <table:table-cell office:value-type="string">
            <text:p>rcassieo5@multiply.com</text:p>
          </table:table-cell>
          <table:table-cell office:value-type="string">
            <text:p>Female</text:p>
          </table:table-cell>
          <table:table-cell office:value-type="string">
            <text:p>96.253.112.81</text:p>
          </table:table-cell>
          <table:table-cell table:number-columns-repeated="1018"/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Rochella</text:p>
          </table:table-cell>
          <table:table-cell office:value-type="string">
            <text:p>Adamowicz</text:p>
          </table:table-cell>
          <table:table-cell office:value-type="string">
            <text:p>radamowiczo6@hud.gov</text:p>
          </table:table-cell>
          <table:table-cell office:value-type="string">
            <text:p>Female</text:p>
          </table:table-cell>
          <table:table-cell office:value-type="string">
            <text:p>149.250.178.94</text:p>
          </table:table-cell>
          <table:table-cell table:number-columns-repeated="1018"/>
        </table:table-row>
        <table:table-row table:style-name="ro1">
          <table:table-cell office:value-type="float" office:value="872">
            <text:p>872</text:p>
          </table:table-cell>
          <table:table-cell office:value-type="string">
            <text:p>Charlene</text:p>
          </table:table-cell>
          <table:table-cell office:value-type="string">
            <text:p>Weeke</text:p>
          </table:table-cell>
          <table:table-cell office:value-type="string">
            <text:p>cweekeo7@dailymail.co.uk</text:p>
          </table:table-cell>
          <table:table-cell office:value-type="string">
            <text:p>Female</text:p>
          </table:table-cell>
          <table:table-cell office:value-type="string">
            <text:p>66.212.10.44</text:p>
          </table:table-cell>
          <table:table-cell table:number-columns-repeated="1018"/>
        </table:table-row>
        <table:table-row table:style-name="ro1">
          <table:table-cell office:value-type="float" office:value="873">
            <text:p>873</text:p>
          </table:table-cell>
          <table:table-cell office:value-type="string">
            <text:p>Olivier</text:p>
          </table:table-cell>
          <table:table-cell office:value-type="string">
            <text:p>Lumsdale</text:p>
          </table:table-cell>
          <table:table-cell office:value-type="string">
            <text:p>olumsdaleo8@answers.com</text:p>
          </table:table-cell>
          <table:table-cell office:value-type="string">
            <text:p>Male</text:p>
          </table:table-cell>
          <table:table-cell office:value-type="string">
            <text:p>150.155.222.21</text:p>
          </table:table-cell>
          <table:table-cell table:number-columns-repeated="1018"/>
        </table:table-row>
        <table:table-row table:style-name="ro1">
          <table:table-cell office:value-type="float" office:value="874">
            <text:p>874</text:p>
          </table:table-cell>
          <table:table-cell office:value-type="string">
            <text:p>Salomo</text:p>
          </table:table-cell>
          <table:table-cell office:value-type="string">
            <text:p>Wycliff</text:p>
          </table:table-cell>
          <table:table-cell office:value-type="string">
            <text:p>swycliffo9@vinaora.com</text:p>
          </table:table-cell>
          <table:table-cell office:value-type="string">
            <text:p>Male</text:p>
          </table:table-cell>
          <table:table-cell office:value-type="string">
            <text:p>99.33.65.232</text:p>
          </table:table-cell>
          <table:table-cell table:number-columns-repeated="1018"/>
        </table:table-row>
        <table:table-row table:style-name="ro1">
          <table:table-cell office:value-type="float" office:value="875">
            <text:p>875</text:p>
          </table:table-cell>
          <table:table-cell office:value-type="string">
            <text:p>Remus</text:p>
          </table:table-cell>
          <table:table-cell office:value-type="string">
            <text:p>Hovert</text:p>
          </table:table-cell>
          <table:table-cell office:value-type="string">
            <text:p>rhovertoa@google.com.au</text:p>
          </table:table-cell>
          <table:table-cell office:value-type="string">
            <text:p>Male</text:p>
          </table:table-cell>
          <table:table-cell office:value-type="string">
            <text:p>125.93.89.111</text:p>
          </table:table-cell>
          <table:table-cell table:number-columns-repeated="1018"/>
        </table:table-row>
        <table:table-row table:style-name="ro1">
          <table:table-cell office:value-type="float" office:value="876">
            <text:p>876</text:p>
          </table:table-cell>
          <table:table-cell office:value-type="string">
            <text:p>Frasier</text:p>
          </table:table-cell>
          <table:table-cell office:value-type="string">
            <text:p>Waren</text:p>
          </table:table-cell>
          <table:table-cell office:value-type="string">
            <text:p>fwarenob@t.co</text:p>
          </table:table-cell>
          <table:table-cell office:value-type="string">
            <text:p>Male</text:p>
          </table:table-cell>
          <table:table-cell office:value-type="string">
            <text:p>110.239.145.1</text:p>
          </table:table-cell>
          <table:table-cell table:number-columns-repeated="1018"/>
        </table:table-row>
        <table:table-row table:style-name="ro1">
          <table:table-cell office:value-type="float" office:value="877">
            <text:p>877</text:p>
          </table:table-cell>
          <table:table-cell office:value-type="string">
            <text:p>Toby</text:p>
          </table:table-cell>
          <table:table-cell office:value-type="string">
            <text:p>Fairman</text:p>
          </table:table-cell>
          <table:table-cell office:value-type="string">
            <text:p>tfairmanoc@parallels.com</text:p>
          </table:table-cell>
          <table:table-cell office:value-type="string">
            <text:p>Male</text:p>
          </table:table-cell>
          <table:table-cell office:value-type="string">
            <text:p>50.173.159.229</text:p>
          </table:table-cell>
          <table:table-cell table:number-columns-repeated="1018"/>
        </table:table-row>
        <table:table-row table:style-name="ro1">
          <table:table-cell office:value-type="float" office:value="878">
            <text:p>878</text:p>
          </table:table-cell>
          <table:table-cell office:value-type="string">
            <text:p>Keefe</text:p>
          </table:table-cell>
          <table:table-cell office:value-type="string">
            <text:p>Sainthill</text:p>
          </table:table-cell>
          <table:table-cell office:value-type="string">
            <text:p>ksainthillod@sbwire.com</text:p>
          </table:table-cell>
          <table:table-cell office:value-type="string">
            <text:p>Male</text:p>
          </table:table-cell>
          <table:table-cell office:value-type="string">
            <text:p>188.104.168.79</text:p>
          </table:table-cell>
          <table:table-cell table:number-columns-repeated="1018"/>
        </table:table-row>
        <table:table-row table:style-name="ro1">
          <table:table-cell office:value-type="float" office:value="879">
            <text:p>879</text:p>
          </table:table-cell>
          <table:table-cell office:value-type="string">
            <text:p>Alejandrina</text:p>
          </table:table-cell>
          <table:table-cell office:value-type="string">
            <text:p>Dongall</text:p>
          </table:table-cell>
          <table:table-cell office:value-type="string">
            <text:p>adongalloe@who.int</text:p>
          </table:table-cell>
          <table:table-cell office:value-type="string">
            <text:p>Female</text:p>
          </table:table-cell>
          <table:table-cell office:value-type="string">
            <text:p>141.184.193.244</text:p>
          </table:table-cell>
          <table:table-cell table:number-columns-repeated="1018"/>
        </table:table-row>
        <table:table-row table:style-name="ro1">
          <table:table-cell office:value-type="float" office:value="880">
            <text:p>880</text:p>
          </table:table-cell>
          <table:table-cell office:value-type="string">
            <text:p>Katie</text:p>
          </table:table-cell>
          <table:table-cell office:value-type="string">
            <text:p>Trousdale</text:p>
          </table:table-cell>
          <table:table-cell office:value-type="string">
            <text:p>ktrousdaleof@bbb.org</text:p>
          </table:table-cell>
          <table:table-cell office:value-type="string">
            <text:p>Female</text:p>
          </table:table-cell>
          <table:table-cell office:value-type="string">
            <text:p>118.226.71.113</text:p>
          </table:table-cell>
          <table:table-cell table:number-columns-repeated="1018"/>
        </table:table-row>
        <table:table-row table:style-name="ro1">
          <table:table-cell office:value-type="float" office:value="881">
            <text:p>881</text:p>
          </table:table-cell>
          <table:table-cell office:value-type="string">
            <text:p>Rosalinda</text:p>
          </table:table-cell>
          <table:table-cell office:value-type="string">
            <text:p>Dufoure</text:p>
          </table:table-cell>
          <table:table-cell office:value-type="string">
            <text:p>rdufoureog@arizona.edu</text:p>
          </table:table-cell>
          <table:table-cell office:value-type="string">
            <text:p>Female</text:p>
          </table:table-cell>
          <table:table-cell office:value-type="string">
            <text:p>57.19.31.59</text:p>
          </table:table-cell>
          <table:table-cell table:number-columns-repeated="1018"/>
        </table:table-row>
        <table:table-row table:style-name="ro1">
          <table:table-cell office:value-type="float" office:value="882">
            <text:p>882</text:p>
          </table:table-cell>
          <table:table-cell office:value-type="string">
            <text:p>Chancey</text:p>
          </table:table-cell>
          <table:table-cell office:value-type="string">
            <text:p>Rediers</text:p>
          </table:table-cell>
          <table:table-cell office:value-type="string">
            <text:p>crediersoh@cdbaby.com</text:p>
          </table:table-cell>
          <table:table-cell office:value-type="string">
            <text:p>Male</text:p>
          </table:table-cell>
          <table:table-cell office:value-type="string">
            <text:p>179.233.186.113</text:p>
          </table:table-cell>
          <table:table-cell table:number-columns-repeated="1018"/>
        </table:table-row>
        <table:table-row table:style-name="ro1">
          <table:table-cell office:value-type="float" office:value="883">
            <text:p>883</text:p>
          </table:table-cell>
          <table:table-cell office:value-type="string">
            <text:p>Janene</text:p>
          </table:table-cell>
          <table:table-cell office:value-type="string">
            <text:p>Tarver</text:p>
          </table:table-cell>
          <table:table-cell office:value-type="string">
            <text:p>jtarveroi@ed.gov</text:p>
          </table:table-cell>
          <table:table-cell office:value-type="string">
            <text:p>Female</text:p>
          </table:table-cell>
          <table:table-cell office:value-type="string">
            <text:p>19.184.119.54</text:p>
          </table:table-cell>
          <table:table-cell table:number-columns-repeated="1018"/>
        </table:table-row>
        <table:table-row table:style-name="ro1">
          <table:table-cell office:value-type="float" office:value="884">
            <text:p>884</text:p>
          </table:table-cell>
          <table:table-cell office:value-type="string">
            <text:p>Celestine</text:p>
          </table:table-cell>
          <table:table-cell office:value-type="string">
            <text:p>Ashwell</text:p>
          </table:table-cell>
          <table:table-cell office:value-type="string">
            <text:p>cashwelloj@mozilla.org</text:p>
          </table:table-cell>
          <table:table-cell office:value-type="string">
            <text:p>Female</text:p>
          </table:table-cell>
          <table:table-cell office:value-type="string">
            <text:p>189.167.132.31</text:p>
          </table:table-cell>
          <table:table-cell table:number-columns-repeated="1018"/>
        </table:table-row>
        <table:table-row table:style-name="ro1">
          <table:table-cell office:value-type="float" office:value="885">
            <text:p>885</text:p>
          </table:table-cell>
          <table:table-cell office:value-type="string">
            <text:p>Stormy</text:p>
          </table:table-cell>
          <table:table-cell office:value-type="string">
            <text:p>Arangy</text:p>
          </table:table-cell>
          <table:table-cell office:value-type="string">
            <text:p>sarangyok@sbwire.com</text:p>
          </table:table-cell>
          <table:table-cell office:value-type="string">
            <text:p>Female</text:p>
          </table:table-cell>
          <table:table-cell office:value-type="string">
            <text:p>169.161.105.90</text:p>
          </table:table-cell>
          <table:table-cell table:number-columns-repeated="1018"/>
        </table:table-row>
        <table:table-row table:style-name="ro1">
          <table:table-cell office:value-type="float" office:value="886">
            <text:p>886</text:p>
          </table:table-cell>
          <table:table-cell office:value-type="string">
            <text:p>Clarita</text:p>
          </table:table-cell>
          <table:table-cell office:value-type="string">
            <text:p>Whittingham</text:p>
          </table:table-cell>
          <table:table-cell office:value-type="string">
            <text:p>cwhittinghamol@sourceforge.net</text:p>
          </table:table-cell>
          <table:table-cell office:value-type="string">
            <text:p>Female</text:p>
          </table:table-cell>
          <table:table-cell office:value-type="string">
            <text:p>21.57.23.196</text:p>
          </table:table-cell>
          <table:table-cell table:number-columns-repeated="1018"/>
        </table:table-row>
        <table:table-row table:style-name="ro1">
          <table:table-cell office:value-type="float" office:value="887">
            <text:p>887</text:p>
          </table:table-cell>
          <table:table-cell office:value-type="string">
            <text:p>Bryce</text:p>
          </table:table-cell>
          <table:table-cell office:value-type="string">
            <text:p>Vuitton</text:p>
          </table:table-cell>
          <table:table-cell office:value-type="string">
            <text:p>bvuittonom@sitemeter.com</text:p>
          </table:table-cell>
          <table:table-cell office:value-type="string">
            <text:p>Male</text:p>
          </table:table-cell>
          <table:table-cell office:value-type="string">
            <text:p>106.15.53.228</text:p>
          </table:table-cell>
          <table:table-cell table:number-columns-repeated="1018"/>
        </table:table-row>
        <table:table-row table:style-name="ro1">
          <table:table-cell office:value-type="float" office:value="888">
            <text:p>888</text:p>
          </table:table-cell>
          <table:table-cell office:value-type="string">
            <text:p>Nial</text:p>
          </table:table-cell>
          <table:table-cell office:value-type="string">
            <text:p>Kowalik</text:p>
          </table:table-cell>
          <table:table-cell office:value-type="string">
            <text:p>nkowalikon@reuters.com</text:p>
          </table:table-cell>
          <table:table-cell office:value-type="string">
            <text:p>Male</text:p>
          </table:table-cell>
          <table:table-cell office:value-type="string">
            <text:p>0.37.203.115</text:p>
          </table:table-cell>
          <table:table-cell table:number-columns-repeated="1018"/>
        </table:table-row>
        <table:table-row table:style-name="ro1">
          <table:table-cell office:value-type="float" office:value="889">
            <text:p>889</text:p>
          </table:table-cell>
          <table:table-cell office:value-type="string">
            <text:p>Dov</text:p>
          </table:table-cell>
          <table:table-cell office:value-type="string">
            <text:p>Blay</text:p>
          </table:table-cell>
          <table:table-cell office:value-type="string">
            <text:p>dblayoo@surveymonkey.com</text:p>
          </table:table-cell>
          <table:table-cell office:value-type="string">
            <text:p>Male</text:p>
          </table:table-cell>
          <table:table-cell office:value-type="string">
            <text:p>54.50.230.122</text:p>
          </table:table-cell>
          <table:table-cell table:number-columns-repeated="1018"/>
        </table:table-row>
        <table:table-row table:style-name="ro1">
          <table:table-cell office:value-type="float" office:value="890">
            <text:p>890</text:p>
          </table:table-cell>
          <table:table-cell office:value-type="string">
            <text:p>Meade</text:p>
          </table:table-cell>
          <table:table-cell office:value-type="string">
            <text:p>Whithalgh</text:p>
          </table:table-cell>
          <table:table-cell office:value-type="string">
            <text:p>mwhithalghop@godaddy.com</text:p>
          </table:table-cell>
          <table:table-cell office:value-type="string">
            <text:p>Female</text:p>
          </table:table-cell>
          <table:table-cell office:value-type="string">
            <text:p>239.75.109.91</text:p>
          </table:table-cell>
          <table:table-cell table:number-columns-repeated="1018"/>
        </table:table-row>
        <table:table-row table:style-name="ro1">
          <table:table-cell office:value-type="float" office:value="891">
            <text:p>891</text:p>
          </table:table-cell>
          <table:table-cell office:value-type="string">
            <text:p>Keene</text:p>
          </table:table-cell>
          <table:table-cell office:value-type="string">
            <text:p>Borzone</text:p>
          </table:table-cell>
          <table:table-cell office:value-type="string">
            <text:p>kborzoneoq@ocn.ne.jp</text:p>
          </table:table-cell>
          <table:table-cell office:value-type="string">
            <text:p>Male</text:p>
          </table:table-cell>
          <table:table-cell office:value-type="string">
            <text:p>228.181.94.77</text:p>
          </table:table-cell>
          <table:table-cell table:number-columns-repeated="1018"/>
        </table:table-row>
        <table:table-row table:style-name="ro1">
          <table:table-cell office:value-type="float" office:value="892">
            <text:p>892</text:p>
          </table:table-cell>
          <table:table-cell office:value-type="string">
            <text:p>Victoria</text:p>
          </table:table-cell>
          <table:table-cell office:value-type="string">
            <text:p>Massimo</text:p>
          </table:table-cell>
          <table:table-cell office:value-type="string">
            <text:p>vmassimoor@yolasite.com</text:p>
          </table:table-cell>
          <table:table-cell office:value-type="string">
            <text:p>Female</text:p>
          </table:table-cell>
          <table:table-cell office:value-type="string">
            <text:p>205.57.136.176</text:p>
          </table:table-cell>
          <table:table-cell table:number-columns-repeated="1018"/>
        </table:table-row>
        <table:table-row table:style-name="ro1">
          <table:table-cell office:value-type="float" office:value="893">
            <text:p>893</text:p>
          </table:table-cell>
          <table:table-cell office:value-type="string">
            <text:p>Vittoria</text:p>
          </table:table-cell>
          <table:table-cell office:value-type="string">
            <text:p>Belfield</text:p>
          </table:table-cell>
          <table:table-cell office:value-type="string">
            <text:p>vbelfieldos@addthis.com</text:p>
          </table:table-cell>
          <table:table-cell office:value-type="string">
            <text:p>Female</text:p>
          </table:table-cell>
          <table:table-cell office:value-type="string">
            <text:p>63.152.124.129</text:p>
          </table:table-cell>
          <table:table-cell table:number-columns-repeated="1018"/>
        </table:table-row>
        <table:table-row table:style-name="ro1">
          <table:table-cell office:value-type="float" office:value="894">
            <text:p>894</text:p>
          </table:table-cell>
          <table:table-cell office:value-type="string">
            <text:p>Tomas</text:p>
          </table:table-cell>
          <table:table-cell office:value-type="string">
            <text:p>Ainscough</text:p>
          </table:table-cell>
          <table:table-cell office:value-type="string">
            <text:p>tainscoughot@netlog.com</text:p>
          </table:table-cell>
          <table:table-cell office:value-type="string">
            <text:p>Male</text:p>
          </table:table-cell>
          <table:table-cell office:value-type="string">
            <text:p>227.152.153.150</text:p>
          </table:table-cell>
          <table:table-cell table:number-columns-repeated="1018"/>
        </table:table-row>
        <table:table-row table:style-name="ro1">
          <table:table-cell office:value-type="float" office:value="895">
            <text:p>895</text:p>
          </table:table-cell>
          <table:table-cell office:value-type="string">
            <text:p>Olive</text:p>
          </table:table-cell>
          <table:table-cell office:value-type="string">
            <text:p>Sivess</text:p>
          </table:table-cell>
          <table:table-cell office:value-type="string">
            <text:p>osivessou@yellowbook.com</text:p>
          </table:table-cell>
          <table:table-cell office:value-type="string">
            <text:p>Female</text:p>
          </table:table-cell>
          <table:table-cell office:value-type="string">
            <text:p>76.104.36.173</text:p>
          </table:table-cell>
          <table:table-cell table:number-columns-repeated="1018"/>
        </table:table-row>
        <table:table-row table:style-name="ro1">
          <table:table-cell office:value-type="float" office:value="896">
            <text:p>896</text:p>
          </table:table-cell>
          <table:table-cell office:value-type="string">
            <text:p>Magdaia</text:p>
          </table:table-cell>
          <table:table-cell office:value-type="string">
            <text:p>Garthshore</text:p>
          </table:table-cell>
          <table:table-cell office:value-type="string">
            <text:p>mgarthshoreov@gnu.org</text:p>
          </table:table-cell>
          <table:table-cell office:value-type="string">
            <text:p>Female</text:p>
          </table:table-cell>
          <table:table-cell office:value-type="string">
            <text:p>67.122.179.155</text:p>
          </table:table-cell>
          <table:table-cell table:number-columns-repeated="1018"/>
        </table:table-row>
        <table:table-row table:style-name="ro1">
          <table:table-cell office:value-type="float" office:value="897">
            <text:p>897</text:p>
          </table:table-cell>
          <table:table-cell office:value-type="string">
            <text:p>Suki</text:p>
          </table:table-cell>
          <table:table-cell office:value-type="string">
            <text:p>Garrand</text:p>
          </table:table-cell>
          <table:table-cell office:value-type="string">
            <text:p>sgarrandow@sitemeter.com</text:p>
          </table:table-cell>
          <table:table-cell office:value-type="string">
            <text:p>Female</text:p>
          </table:table-cell>
          <table:table-cell office:value-type="string">
            <text:p>7.75.131.44</text:p>
          </table:table-cell>
          <table:table-cell table:number-columns-repeated="1018"/>
        </table:table-row>
        <table:table-row table:style-name="ro1">
          <table:table-cell office:value-type="float" office:value="898">
            <text:p>898</text:p>
          </table:table-cell>
          <table:table-cell office:value-type="string">
            <text:p>Celina</text:p>
          </table:table-cell>
          <table:table-cell office:value-type="string">
            <text:p>Mungane</text:p>
          </table:table-cell>
          <table:table-cell office:value-type="string">
            <text:p>cmunganeox@spiegel.de</text:p>
          </table:table-cell>
          <table:table-cell office:value-type="string">
            <text:p>Female</text:p>
          </table:table-cell>
          <table:table-cell office:value-type="string">
            <text:p>107.178.55.137</text:p>
          </table:table-cell>
          <table:table-cell table:number-columns-repeated="1018"/>
        </table:table-row>
        <table:table-row table:style-name="ro1">
          <table:table-cell office:value-type="float" office:value="899">
            <text:p>899</text:p>
          </table:table-cell>
          <table:table-cell office:value-type="string">
            <text:p>Viole</text:p>
          </table:table-cell>
          <table:table-cell office:value-type="string">
            <text:p>Jennison</text:p>
          </table:table-cell>
          <table:table-cell office:value-type="string">
            <text:p>vjennisonoy@spotify.com</text:p>
          </table:table-cell>
          <table:table-cell office:value-type="string">
            <text:p>Female</text:p>
          </table:table-cell>
          <table:table-cell office:value-type="string">
            <text:p>87.116.160.91</text:p>
          </table:table-cell>
          <table:table-cell table:number-columns-repeated="1018"/>
        </table:table-row>
        <table:table-row table:style-name="ro1">
          <table:table-cell office:value-type="float" office:value="900">
            <text:p>900</text:p>
          </table:table-cell>
          <table:table-cell office:value-type="string">
            <text:p>Donall</text:p>
          </table:table-cell>
          <table:table-cell office:value-type="string">
            <text:p>Walthall</text:p>
          </table:table-cell>
          <table:table-cell office:value-type="string">
            <text:p>dwalthalloz@pbs.org</text:p>
          </table:table-cell>
          <table:table-cell office:value-type="string">
            <text:p>Male</text:p>
          </table:table-cell>
          <table:table-cell office:value-type="string">
            <text:p>220.198.187.169</text:p>
          </table:table-cell>
          <table:table-cell table:number-columns-repeated="1018"/>
        </table:table-row>
        <table:table-row table:style-name="ro1">
          <table:table-cell office:value-type="float" office:value="901">
            <text:p>901</text:p>
          </table:table-cell>
          <table:table-cell office:value-type="string">
            <text:p>Harold</text:p>
          </table:table-cell>
          <table:table-cell office:value-type="string">
            <text:p>Simonson</text:p>
          </table:table-cell>
          <table:table-cell office:value-type="string">
            <text:p>hsimonsonp0@ibm.com</text:p>
          </table:table-cell>
          <table:table-cell office:value-type="string">
            <text:p>Male</text:p>
          </table:table-cell>
          <table:table-cell office:value-type="string">
            <text:p>19.190.177.230</text:p>
          </table:table-cell>
          <table:table-cell table:number-columns-repeated="1018"/>
        </table:table-row>
        <table:table-row table:style-name="ro1">
          <table:table-cell office:value-type="float" office:value="902">
            <text:p>902</text:p>
          </table:table-cell>
          <table:table-cell office:value-type="string">
            <text:p>Twila</text:p>
          </table:table-cell>
          <table:table-cell office:value-type="string">
            <text:p>Casaccio</text:p>
          </table:table-cell>
          <table:table-cell office:value-type="string">
            <text:p>tcasacciop1@yolasite.com</text:p>
          </table:table-cell>
          <table:table-cell office:value-type="string">
            <text:p>Female</text:p>
          </table:table-cell>
          <table:table-cell office:value-type="string">
            <text:p>209.116.130.92</text:p>
          </table:table-cell>
          <table:table-cell table:number-columns-repeated="1018"/>
        </table:table-row>
        <table:table-row table:style-name="ro1">
          <table:table-cell office:value-type="float" office:value="903">
            <text:p>903</text:p>
          </table:table-cell>
          <table:table-cell office:value-type="string">
            <text:p>Tabbitha</text:p>
          </table:table-cell>
          <table:table-cell office:value-type="string">
            <text:p>Cornelleau</text:p>
          </table:table-cell>
          <table:table-cell office:value-type="string">
            <text:p>tcornelleaup2@uiuc.edu</text:p>
          </table:table-cell>
          <table:table-cell office:value-type="string">
            <text:p>Female</text:p>
          </table:table-cell>
          <table:table-cell office:value-type="string">
            <text:p>222.112.71.239</text:p>
          </table:table-cell>
          <table:table-cell table:number-columns-repeated="1018"/>
        </table:table-row>
        <table:table-row table:style-name="ro1">
          <table:table-cell office:value-type="float" office:value="904">
            <text:p>904</text:p>
          </table:table-cell>
          <table:table-cell office:value-type="string">
            <text:p>Dorice</text:p>
          </table:table-cell>
          <table:table-cell office:value-type="string">
            <text:p>Collinge</text:p>
          </table:table-cell>
          <table:table-cell office:value-type="string">
            <text:p>dcollingep3@devhub.com</text:p>
          </table:table-cell>
          <table:table-cell office:value-type="string">
            <text:p>Female</text:p>
          </table:table-cell>
          <table:table-cell office:value-type="string">
            <text:p>125.110.140.73</text:p>
          </table:table-cell>
          <table:table-cell table:number-columns-repeated="1018"/>
        </table:table-row>
        <table:table-row table:style-name="ro1">
          <table:table-cell office:value-type="float" office:value="905">
            <text:p>905</text:p>
          </table:table-cell>
          <table:table-cell office:value-type="string">
            <text:p>Tuesday</text:p>
          </table:table-cell>
          <table:table-cell office:value-type="string">
            <text:p>New</text:p>
          </table:table-cell>
          <table:table-cell office:value-type="string">
            <text:p>tnewp4@reference.com</text:p>
          </table:table-cell>
          <table:table-cell office:value-type="string">
            <text:p>Female</text:p>
          </table:table-cell>
          <table:table-cell office:value-type="string">
            <text:p>139.202.57.54</text:p>
          </table:table-cell>
          <table:table-cell table:number-columns-repeated="1018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Darcy</text:p>
          </table:table-cell>
          <table:table-cell office:value-type="string">
            <text:p>Matteucci</text:p>
          </table:table-cell>
          <table:table-cell office:value-type="string">
            <text:p>dmatteuccip5@guardian.co.uk</text:p>
          </table:table-cell>
          <table:table-cell office:value-type="string">
            <text:p>Male</text:p>
          </table:table-cell>
          <table:table-cell office:value-type="string">
            <text:p>23.114.228.184</text:p>
          </table:table-cell>
          <table:table-cell table:number-columns-repeated="1018"/>
        </table:table-row>
        <table:table-row table:style-name="ro1">
          <table:table-cell office:value-type="float" office:value="907">
            <text:p>907</text:p>
          </table:table-cell>
          <table:table-cell office:value-type="string">
            <text:p>Evaleen</text:p>
          </table:table-cell>
          <table:table-cell office:value-type="string">
            <text:p>Stittle</text:p>
          </table:table-cell>
          <table:table-cell office:value-type="string">
            <text:p>estittlep6@dedecms.com</text:p>
          </table:table-cell>
          <table:table-cell office:value-type="string">
            <text:p>Female</text:p>
          </table:table-cell>
          <table:table-cell office:value-type="string">
            <text:p>109.217.14.205</text:p>
          </table:table-cell>
          <table:table-cell table:number-columns-repeated="1018"/>
        </table:table-row>
        <table:table-row table:style-name="ro1">
          <table:table-cell office:value-type="float" office:value="908">
            <text:p>908</text:p>
          </table:table-cell>
          <table:table-cell office:value-type="string">
            <text:p>Haley</text:p>
          </table:table-cell>
          <table:table-cell office:value-type="string">
            <text:p>Gomersal</text:p>
          </table:table-cell>
          <table:table-cell office:value-type="string">
            <text:p>hgomersalp7@sogou.com</text:p>
          </table:table-cell>
          <table:table-cell office:value-type="string">
            <text:p>Female</text:p>
          </table:table-cell>
          <table:table-cell office:value-type="string">
            <text:p>157.202.133.138</text:p>
          </table:table-cell>
          <table:table-cell table:number-columns-repeated="1018"/>
        </table:table-row>
        <table:table-row table:style-name="ro1">
          <table:table-cell office:value-type="float" office:value="909">
            <text:p>909</text:p>
          </table:table-cell>
          <table:table-cell office:value-type="string">
            <text:p>Giulia</text:p>
          </table:table-cell>
          <table:table-cell office:value-type="string">
            <text:p>Pollack</text:p>
          </table:table-cell>
          <table:table-cell office:value-type="string">
            <text:p>gpollackp8@comsenz.com</text:p>
          </table:table-cell>
          <table:table-cell office:value-type="string">
            <text:p>Female</text:p>
          </table:table-cell>
          <table:table-cell office:value-type="string">
            <text:p>82.91.90.207</text:p>
          </table:table-cell>
          <table:table-cell table:number-columns-repeated="1018"/>
        </table:table-row>
        <table:table-row table:style-name="ro1">
          <table:table-cell office:value-type="float" office:value="910">
            <text:p>910</text:p>
          </table:table-cell>
          <table:table-cell office:value-type="string">
            <text:p>Creigh</text:p>
          </table:table-cell>
          <table:table-cell office:value-type="string">
            <text:p>Normington</text:p>
          </table:table-cell>
          <table:table-cell office:value-type="string">
            <text:p>cnormingtonp9@si.edu</text:p>
          </table:table-cell>
          <table:table-cell office:value-type="string">
            <text:p>Male</text:p>
          </table:table-cell>
          <table:table-cell office:value-type="string">
            <text:p>54.98.28.27</text:p>
          </table:table-cell>
          <table:table-cell table:number-columns-repeated="1018"/>
        </table:table-row>
        <table:table-row table:style-name="ro1">
          <table:table-cell office:value-type="float" office:value="911">
            <text:p>911</text:p>
          </table:table-cell>
          <table:table-cell office:value-type="string">
            <text:p>Dennison</text:p>
          </table:table-cell>
          <table:table-cell office:value-type="string">
            <text:p>O' Neligan</text:p>
          </table:table-cell>
          <table:table-cell office:value-type="string">
            <text:p>doneliganpa@spiegel.de</text:p>
          </table:table-cell>
          <table:table-cell office:value-type="string">
            <text:p>Male</text:p>
          </table:table-cell>
          <table:table-cell office:value-type="string">
            <text:p>205.155.148.123</text:p>
          </table:table-cell>
          <table:table-cell table:number-columns-repeated="1018"/>
        </table:table-row>
        <table:table-row table:style-name="ro1">
          <table:table-cell office:value-type="float" office:value="912">
            <text:p>912</text:p>
          </table:table-cell>
          <table:table-cell office:value-type="string">
            <text:p>Cory</text:p>
          </table:table-cell>
          <table:table-cell office:value-type="string">
            <text:p>Finlater</text:p>
          </table:table-cell>
          <table:table-cell office:value-type="string">
            <text:p>cfinlaterpb@issuu.com</text:p>
          </table:table-cell>
          <table:table-cell office:value-type="string">
            <text:p>Female</text:p>
          </table:table-cell>
          <table:table-cell office:value-type="string">
            <text:p>102.242.150.142</text:p>
          </table:table-cell>
          <table:table-cell table:number-columns-repeated="1018"/>
        </table:table-row>
        <table:table-row table:style-name="ro1">
          <table:table-cell office:value-type="float" office:value="913">
            <text:p>913</text:p>
          </table:table-cell>
          <table:table-cell office:value-type="string">
            <text:p>Ferrell</text:p>
          </table:table-cell>
          <table:table-cell office:value-type="string">
            <text:p>Basilio</text:p>
          </table:table-cell>
          <table:table-cell office:value-type="string">
            <text:p>fbasiliopc@guardian.co.uk</text:p>
          </table:table-cell>
          <table:table-cell office:value-type="string">
            <text:p>Male</text:p>
          </table:table-cell>
          <table:table-cell office:value-type="string">
            <text:p>7.27.140.240</text:p>
          </table:table-cell>
          <table:table-cell table:number-columns-repeated="1018"/>
        </table:table-row>
        <table:table-row table:style-name="ro1">
          <table:table-cell office:value-type="float" office:value="914">
            <text:p>914</text:p>
          </table:table-cell>
          <table:table-cell office:value-type="string">
            <text:p>Helenka</text:p>
          </table:table-cell>
          <table:table-cell office:value-type="string">
            <text:p>Twallin</text:p>
          </table:table-cell>
          <table:table-cell office:value-type="string">
            <text:p>htwallinpd@desdev.cn</text:p>
          </table:table-cell>
          <table:table-cell office:value-type="string">
            <text:p>Female</text:p>
          </table:table-cell>
          <table:table-cell office:value-type="string">
            <text:p>106.200.77.168</text:p>
          </table:table-cell>
          <table:table-cell table:number-columns-repeated="1018"/>
        </table:table-row>
        <table:table-row table:style-name="ro1">
          <table:table-cell office:value-type="float" office:value="915">
            <text:p>915</text:p>
          </table:table-cell>
          <table:table-cell office:value-type="string">
            <text:p>Mycah</text:p>
          </table:table-cell>
          <table:table-cell office:value-type="string">
            <text:p>Deighan</text:p>
          </table:table-cell>
          <table:table-cell office:value-type="string">
            <text:p>mdeighanpe@bing.com</text:p>
          </table:table-cell>
          <table:table-cell office:value-type="string">
            <text:p>Male</text:p>
          </table:table-cell>
          <table:table-cell office:value-type="string">
            <text:p>196.153.180.89</text:p>
          </table:table-cell>
          <table:table-cell table:number-columns-repeated="1018"/>
        </table:table-row>
        <table:table-row table:style-name="ro1">
          <table:table-cell office:value-type="float" office:value="916">
            <text:p>916</text:p>
          </table:table-cell>
          <table:table-cell office:value-type="string">
            <text:p>Devy</text:p>
          </table:table-cell>
          <table:table-cell office:value-type="string">
            <text:p>Wyne</text:p>
          </table:table-cell>
          <table:table-cell office:value-type="string">
            <text:p>dwynepf@seattletimes.com</text:p>
          </table:table-cell>
          <table:table-cell office:value-type="string">
            <text:p>Male</text:p>
          </table:table-cell>
          <table:table-cell office:value-type="string">
            <text:p>144.119.161.92</text:p>
          </table:table-cell>
          <table:table-cell table:number-columns-repeated="1018"/>
        </table:table-row>
        <table:table-row table:style-name="ro1">
          <table:table-cell office:value-type="float" office:value="917">
            <text:p>917</text:p>
          </table:table-cell>
          <table:table-cell office:value-type="string">
            <text:p>Steven</text:p>
          </table:table-cell>
          <table:table-cell office:value-type="string">
            <text:p>Benstead</text:p>
          </table:table-cell>
          <table:table-cell office:value-type="string">
            <text:p>sbensteadpg@soundcloud.com</text:p>
          </table:table-cell>
          <table:table-cell office:value-type="string">
            <text:p>Male</text:p>
          </table:table-cell>
          <table:table-cell office:value-type="string">
            <text:p>29.63.124.199</text:p>
          </table:table-cell>
          <table:table-cell table:number-columns-repeated="1018"/>
        </table:table-row>
        <table:table-row table:style-name="ro1">
          <table:table-cell office:value-type="float" office:value="918">
            <text:p>918</text:p>
          </table:table-cell>
          <table:table-cell office:value-type="string">
            <text:p>Lenci</text:p>
          </table:table-cell>
          <table:table-cell office:value-type="string">
            <text:p>Divisek</text:p>
          </table:table-cell>
          <table:table-cell office:value-type="string">
            <text:p>ldivisekph@gmpg.org</text:p>
          </table:table-cell>
          <table:table-cell office:value-type="string">
            <text:p>Male</text:p>
          </table:table-cell>
          <table:table-cell office:value-type="string">
            <text:p>209.2.69.56</text:p>
          </table:table-cell>
          <table:table-cell table:number-columns-repeated="1018"/>
        </table:table-row>
        <table:table-row table:style-name="ro1">
          <table:table-cell office:value-type="float" office:value="919">
            <text:p>919</text:p>
          </table:table-cell>
          <table:table-cell office:value-type="string">
            <text:p>Fifi</text:p>
          </table:table-cell>
          <table:table-cell office:value-type="string">
            <text:p>Bendley</text:p>
          </table:table-cell>
          <table:table-cell office:value-type="string">
            <text:p>fbendleypi@blogger.com</text:p>
          </table:table-cell>
          <table:table-cell office:value-type="string">
            <text:p>Female</text:p>
          </table:table-cell>
          <table:table-cell office:value-type="string">
            <text:p>193.77.216.108</text:p>
          </table:table-cell>
          <table:table-cell table:number-columns-repeated="1018"/>
        </table:table-row>
        <table:table-row table:style-name="ro1">
          <table:table-cell office:value-type="float" office:value="920">
            <text:p>920</text:p>
          </table:table-cell>
          <table:table-cell office:value-type="string">
            <text:p>Ethelred</text:p>
          </table:table-cell>
          <table:table-cell office:value-type="string">
            <text:p>Whawell</text:p>
          </table:table-cell>
          <table:table-cell office:value-type="string">
            <text:p>ewhawellpj@wikispaces.com</text:p>
          </table:table-cell>
          <table:table-cell office:value-type="string">
            <text:p>Male</text:p>
          </table:table-cell>
          <table:table-cell office:value-type="string">
            <text:p>179.83.44.80</text:p>
          </table:table-cell>
          <table:table-cell table:number-columns-repeated="1018"/>
        </table:table-row>
        <table:table-row table:style-name="ro1">
          <table:table-cell office:value-type="float" office:value="921">
            <text:p>921</text:p>
          </table:table-cell>
          <table:table-cell office:value-type="string">
            <text:p>Dennet</text:p>
          </table:table-cell>
          <table:table-cell office:value-type="string">
            <text:p>Cressingham</text:p>
          </table:table-cell>
          <table:table-cell office:value-type="string">
            <text:p>dcressinghampk@goo.ne.jp</text:p>
          </table:table-cell>
          <table:table-cell office:value-type="string">
            <text:p>Male</text:p>
          </table:table-cell>
          <table:table-cell office:value-type="string">
            <text:p>28.73.137.237</text:p>
          </table:table-cell>
          <table:table-cell table:number-columns-repeated="1018"/>
        </table:table-row>
        <table:table-row table:style-name="ro1">
          <table:table-cell office:value-type="float" office:value="922">
            <text:p>922</text:p>
          </table:table-cell>
          <table:table-cell office:value-type="string">
            <text:p>Valida</text:p>
          </table:table-cell>
          <table:table-cell office:value-type="string">
            <text:p>Palley</text:p>
          </table:table-cell>
          <table:table-cell office:value-type="string">
            <text:p>vpalleypl@ebay.com</text:p>
          </table:table-cell>
          <table:table-cell office:value-type="string">
            <text:p>Female</text:p>
          </table:table-cell>
          <table:table-cell office:value-type="string">
            <text:p>67.70.176.96</text:p>
          </table:table-cell>
          <table:table-cell table:number-columns-repeated="1018"/>
        </table:table-row>
        <table:table-row table:style-name="ro1">
          <table:table-cell office:value-type="float" office:value="923">
            <text:p>923</text:p>
          </table:table-cell>
          <table:table-cell office:value-type="string">
            <text:p>Stanleigh</text:p>
          </table:table-cell>
          <table:table-cell office:value-type="string">
            <text:p>Cropton</text:p>
          </table:table-cell>
          <table:table-cell office:value-type="string">
            <text:p>scroptonpm@bbb.org</text:p>
          </table:table-cell>
          <table:table-cell office:value-type="string">
            <text:p>Male</text:p>
          </table:table-cell>
          <table:table-cell office:value-type="string">
            <text:p>186.104.11.198</text:p>
          </table:table-cell>
          <table:table-cell table:number-columns-repeated="1018"/>
        </table:table-row>
        <table:table-row table:style-name="ro1">
          <table:table-cell office:value-type="float" office:value="924">
            <text:p>924</text:p>
          </table:table-cell>
          <table:table-cell office:value-type="string">
            <text:p>Niki</text:p>
          </table:table-cell>
          <table:table-cell office:value-type="string">
            <text:p>Kemer</text:p>
          </table:table-cell>
          <table:table-cell office:value-type="string">
            <text:p>nkemerpn@jiathis.com</text:p>
          </table:table-cell>
          <table:table-cell office:value-type="string">
            <text:p>Male</text:p>
          </table:table-cell>
          <table:table-cell office:value-type="string">
            <text:p>102.98.197.110</text:p>
          </table:table-cell>
          <table:table-cell table:number-columns-repeated="1018"/>
        </table:table-row>
        <table:table-row table:style-name="ro1">
          <table:table-cell office:value-type="float" office:value="925">
            <text:p>925</text:p>
          </table:table-cell>
          <table:table-cell office:value-type="string">
            <text:p>Jud</text:p>
          </table:table-cell>
          <table:table-cell office:value-type="string">
            <text:p>Simononsky</text:p>
          </table:table-cell>
          <table:table-cell office:value-type="string">
            <text:p>jsimononskypo@jalbum.net</text:p>
          </table:table-cell>
          <table:table-cell office:value-type="string">
            <text:p>Male</text:p>
          </table:table-cell>
          <table:table-cell office:value-type="string">
            <text:p>71.237.70.152</text:p>
          </table:table-cell>
          <table:table-cell table:number-columns-repeated="1018"/>
        </table:table-row>
        <table:table-row table:style-name="ro1">
          <table:table-cell office:value-type="float" office:value="926">
            <text:p>926</text:p>
          </table:table-cell>
          <table:table-cell office:value-type="string">
            <text:p>Tate</text:p>
          </table:table-cell>
          <table:table-cell office:value-type="string">
            <text:p>Yerborn</text:p>
          </table:table-cell>
          <table:table-cell office:value-type="string">
            <text:p>tyerbornpp@pinterest.com</text:p>
          </table:table-cell>
          <table:table-cell office:value-type="string">
            <text:p>Female</text:p>
          </table:table-cell>
          <table:table-cell office:value-type="string">
            <text:p>143.5.235.242</text:p>
          </table:table-cell>
          <table:table-cell table:number-columns-repeated="1018"/>
        </table:table-row>
        <table:table-row table:style-name="ro1">
          <table:table-cell office:value-type="float" office:value="927">
            <text:p>927</text:p>
          </table:table-cell>
          <table:table-cell office:value-type="string">
            <text:p>Charin</text:p>
          </table:table-cell>
          <table:table-cell office:value-type="string">
            <text:p>McReynolds</text:p>
          </table:table-cell>
          <table:table-cell office:value-type="string">
            <text:p>cmcreynoldspq@rediff.com</text:p>
          </table:table-cell>
          <table:table-cell office:value-type="string">
            <text:p>Female</text:p>
          </table:table-cell>
          <table:table-cell office:value-type="string">
            <text:p>0.13.10.134</text:p>
          </table:table-cell>
          <table:table-cell table:number-columns-repeated="1018"/>
        </table:table-row>
        <table:table-row table:style-name="ro1">
          <table:table-cell office:value-type="float" office:value="928">
            <text:p>928</text:p>
          </table:table-cell>
          <table:table-cell office:value-type="string">
            <text:p>Kerrie</text:p>
          </table:table-cell>
          <table:table-cell office:value-type="string">
            <text:p>Hayller</text:p>
          </table:table-cell>
          <table:table-cell office:value-type="string">
            <text:p>khayllerpr@biblegateway.com</text:p>
          </table:table-cell>
          <table:table-cell office:value-type="string">
            <text:p>Female</text:p>
          </table:table-cell>
          <table:table-cell office:value-type="string">
            <text:p>240.26.246.138</text:p>
          </table:table-cell>
          <table:table-cell table:number-columns-repeated="1018"/>
        </table:table-row>
        <table:table-row table:style-name="ro1">
          <table:table-cell office:value-type="float" office:value="929">
            <text:p>929</text:p>
          </table:table-cell>
          <table:table-cell office:value-type="string">
            <text:p>Lyell</text:p>
          </table:table-cell>
          <table:table-cell office:value-type="string">
            <text:p>Gosby</text:p>
          </table:table-cell>
          <table:table-cell office:value-type="string">
            <text:p>lgosbyps@prlog.org</text:p>
          </table:table-cell>
          <table:table-cell office:value-type="string">
            <text:p>Male</text:p>
          </table:table-cell>
          <table:table-cell office:value-type="string">
            <text:p>112.82.96.157</text:p>
          </table:table-cell>
          <table:table-cell table:number-columns-repeated="1018"/>
        </table:table-row>
        <table:table-row table:style-name="ro1">
          <table:table-cell office:value-type="float" office:value="930">
            <text:p>930</text:p>
          </table:table-cell>
          <table:table-cell office:value-type="string">
            <text:p>Standford</text:p>
          </table:table-cell>
          <table:table-cell office:value-type="string">
            <text:p>Robbel</text:p>
          </table:table-cell>
          <table:table-cell office:value-type="string">
            <text:p>srobbelpt@amazon.co.uk</text:p>
          </table:table-cell>
          <table:table-cell office:value-type="string">
            <text:p>Male</text:p>
          </table:table-cell>
          <table:table-cell office:value-type="string">
            <text:p>241.225.252.178</text:p>
          </table:table-cell>
          <table:table-cell table:number-columns-repeated="1018"/>
        </table:table-row>
        <table:table-row table:style-name="ro1">
          <table:table-cell office:value-type="float" office:value="931">
            <text:p>931</text:p>
          </table:table-cell>
          <table:table-cell office:value-type="string">
            <text:p>Shaun</text:p>
          </table:table-cell>
          <table:table-cell office:value-type="string">
            <text:p>Blois</text:p>
          </table:table-cell>
          <table:table-cell office:value-type="string">
            <text:p>sbloispu@infoseek.co.jp</text:p>
          </table:table-cell>
          <table:table-cell office:value-type="string">
            <text:p>Male</text:p>
          </table:table-cell>
          <table:table-cell office:value-type="string">
            <text:p>105.76.193.50</text:p>
          </table:table-cell>
          <table:table-cell table:number-columns-repeated="1018"/>
        </table:table-row>
        <table:table-row table:style-name="ro1">
          <table:table-cell office:value-type="float" office:value="932">
            <text:p>932</text:p>
          </table:table-cell>
          <table:table-cell office:value-type="string">
            <text:p>Sebastian</text:p>
          </table:table-cell>
          <table:table-cell office:value-type="string">
            <text:p>Lace</text:p>
          </table:table-cell>
          <table:table-cell office:value-type="string">
            <text:p>slacepv@wiley.com</text:p>
          </table:table-cell>
          <table:table-cell office:value-type="string">
            <text:p>Male</text:p>
          </table:table-cell>
          <table:table-cell office:value-type="string">
            <text:p>52.51.218.238</text:p>
          </table:table-cell>
          <table:table-cell table:number-columns-repeated="1018"/>
        </table:table-row>
        <table:table-row table:style-name="ro1">
          <table:table-cell office:value-type="float" office:value="933">
            <text:p>933</text:p>
          </table:table-cell>
          <table:table-cell office:value-type="string">
            <text:p>Gloriane</text:p>
          </table:table-cell>
          <table:table-cell office:value-type="string">
            <text:p>Garforth</text:p>
          </table:table-cell>
          <table:table-cell office:value-type="string">
            <text:p>ggarforthpw@elegantthemes.com</text:p>
          </table:table-cell>
          <table:table-cell office:value-type="string">
            <text:p>Female</text:p>
          </table:table-cell>
          <table:table-cell office:value-type="string">
            <text:p>96.203.9.98</text:p>
          </table:table-cell>
          <table:table-cell table:number-columns-repeated="1018"/>
        </table:table-row>
        <table:table-row table:style-name="ro1">
          <table:table-cell office:value-type="float" office:value="934">
            <text:p>934</text:p>
          </table:table-cell>
          <table:table-cell office:value-type="string">
            <text:p>Adore</text:p>
          </table:table-cell>
          <table:table-cell office:value-type="string">
            <text:p>Torrie</text:p>
          </table:table-cell>
          <table:table-cell office:value-type="string">
            <text:p>atorriepx@thetimes.co.uk</text:p>
          </table:table-cell>
          <table:table-cell office:value-type="string">
            <text:p>Female</text:p>
          </table:table-cell>
          <table:table-cell office:value-type="string">
            <text:p>96.196.124.63</text:p>
          </table:table-cell>
          <table:table-cell table:number-columns-repeated="1018"/>
        </table:table-row>
        <table:table-row table:style-name="ro1">
          <table:table-cell office:value-type="float" office:value="935">
            <text:p>935</text:p>
          </table:table-cell>
          <table:table-cell office:value-type="string">
            <text:p>Magdalena</text:p>
          </table:table-cell>
          <table:table-cell office:value-type="string">
            <text:p>Bandy</text:p>
          </table:table-cell>
          <table:table-cell office:value-type="string">
            <text:p>mbandypy@sina.com.cn</text:p>
          </table:table-cell>
          <table:table-cell office:value-type="string">
            <text:p>Female</text:p>
          </table:table-cell>
          <table:table-cell office:value-type="string">
            <text:p>207.56.114.145</text:p>
          </table:table-cell>
          <table:table-cell table:number-columns-repeated="1018"/>
        </table:table-row>
        <table:table-row table:style-name="ro1">
          <table:table-cell office:value-type="float" office:value="936">
            <text:p>936</text:p>
          </table:table-cell>
          <table:table-cell office:value-type="string">
            <text:p>Lorant</text:p>
          </table:table-cell>
          <table:table-cell office:value-type="string">
            <text:p>O'Henery</text:p>
          </table:table-cell>
          <table:table-cell office:value-type="string">
            <text:p>lohenerypz@altervista.org</text:p>
          </table:table-cell>
          <table:table-cell office:value-type="string">
            <text:p>Male</text:p>
          </table:table-cell>
          <table:table-cell office:value-type="string">
            <text:p>57.139.75.196</text:p>
          </table:table-cell>
          <table:table-cell table:number-columns-repeated="1018"/>
        </table:table-row>
        <table:table-row table:style-name="ro1">
          <table:table-cell office:value-type="float" office:value="937">
            <text:p>937</text:p>
          </table:table-cell>
          <table:table-cell office:value-type="string">
            <text:p>Angelika</text:p>
          </table:table-cell>
          <table:table-cell office:value-type="string">
            <text:p>Malim</text:p>
          </table:table-cell>
          <table:table-cell office:value-type="string">
            <text:p>amalimq0@bloglovin.com</text:p>
          </table:table-cell>
          <table:table-cell office:value-type="string">
            <text:p>Female</text:p>
          </table:table-cell>
          <table:table-cell office:value-type="string">
            <text:p>68.146.239.147</text:p>
          </table:table-cell>
          <table:table-cell table:number-columns-repeated="1018"/>
        </table:table-row>
        <table:table-row table:style-name="ro1">
          <table:table-cell office:value-type="float" office:value="938">
            <text:p>938</text:p>
          </table:table-cell>
          <table:table-cell office:value-type="string">
            <text:p>Celine</text:p>
          </table:table-cell>
          <table:table-cell office:value-type="string">
            <text:p>Clutterbuck</text:p>
          </table:table-cell>
          <table:table-cell office:value-type="string">
            <text:p>cclutterbuckq1@dropbox.com</text:p>
          </table:table-cell>
          <table:table-cell office:value-type="string">
            <text:p>Female</text:p>
          </table:table-cell>
          <table:table-cell office:value-type="string">
            <text:p>137.224.146.24</text:p>
          </table:table-cell>
          <table:table-cell table:number-columns-repeated="1018"/>
        </table:table-row>
        <table:table-row table:style-name="ro1">
          <table:table-cell office:value-type="float" office:value="939">
            <text:p>939</text:p>
          </table:table-cell>
          <table:table-cell office:value-type="string">
            <text:p>Royall</text:p>
          </table:table-cell>
          <table:table-cell office:value-type="string">
            <text:p>Manuely</text:p>
          </table:table-cell>
          <table:table-cell office:value-type="string">
            <text:p>rmanuelyq2@godaddy.com</text:p>
          </table:table-cell>
          <table:table-cell office:value-type="string">
            <text:p>Male</text:p>
          </table:table-cell>
          <table:table-cell office:value-type="string">
            <text:p>24.107.238.148</text:p>
          </table:table-cell>
          <table:table-cell table:number-columns-repeated="1018"/>
        </table:table-row>
        <table:table-row table:style-name="ro1">
          <table:table-cell office:value-type="float" office:value="940">
            <text:p>940</text:p>
          </table:table-cell>
          <table:table-cell office:value-type="string">
            <text:p>Joey</text:p>
          </table:table-cell>
          <table:table-cell office:value-type="string">
            <text:p>Figiovanni</text:p>
          </table:table-cell>
          <table:table-cell office:value-type="string">
            <text:p>jfigiovanniq3@icio.us</text:p>
          </table:table-cell>
          <table:table-cell office:value-type="string">
            <text:p>Male</text:p>
          </table:table-cell>
          <table:table-cell office:value-type="string">
            <text:p>19.166.220.19</text:p>
          </table:table-cell>
          <table:table-cell table:number-columns-repeated="1018"/>
        </table:table-row>
        <table:table-row table:style-name="ro1">
          <table:table-cell office:value-type="float" office:value="941">
            <text:p>941</text:p>
          </table:table-cell>
          <table:table-cell office:value-type="string">
            <text:p>Philippe</text:p>
          </table:table-cell>
          <table:table-cell office:value-type="string">
            <text:p>Belchamp</text:p>
          </table:table-cell>
          <table:table-cell office:value-type="string">
            <text:p>pbelchampq4@chronoengine.com</text:p>
          </table:table-cell>
          <table:table-cell office:value-type="string">
            <text:p>Female</text:p>
          </table:table-cell>
          <table:table-cell office:value-type="string">
            <text:p>201.215.114.184</text:p>
          </table:table-cell>
          <table:table-cell table:number-columns-repeated="1018"/>
        </table:table-row>
        <table:table-row table:style-name="ro1">
          <table:table-cell office:value-type="float" office:value="942">
            <text:p>942</text:p>
          </table:table-cell>
          <table:table-cell office:value-type="string">
            <text:p>Rodge</text:p>
          </table:table-cell>
          <table:table-cell office:value-type="string">
            <text:p>Kimbrey</text:p>
          </table:table-cell>
          <table:table-cell office:value-type="string">
            <text:p>rkimbreyq5@flavors.me</text:p>
          </table:table-cell>
          <table:table-cell office:value-type="string">
            <text:p>Male</text:p>
          </table:table-cell>
          <table:table-cell office:value-type="string">
            <text:p>210.60.73.45</text:p>
          </table:table-cell>
          <table:table-cell table:number-columns-repeated="1018"/>
        </table:table-row>
        <table:table-row table:style-name="ro1">
          <table:table-cell office:value-type="float" office:value="943">
            <text:p>943</text:p>
          </table:table-cell>
          <table:table-cell office:value-type="string">
            <text:p>Hyman</text:p>
          </table:table-cell>
          <table:table-cell office:value-type="string">
            <text:p>Spinke</text:p>
          </table:table-cell>
          <table:table-cell office:value-type="string">
            <text:p>hspinkeq6@wikia.com</text:p>
          </table:table-cell>
          <table:table-cell office:value-type="string">
            <text:p>Male</text:p>
          </table:table-cell>
          <table:table-cell office:value-type="string">
            <text:p>155.210.186.163</text:p>
          </table:table-cell>
          <table:table-cell table:number-columns-repeated="1018"/>
        </table:table-row>
        <table:table-row table:style-name="ro1">
          <table:table-cell office:value-type="float" office:value="944">
            <text:p>944</text:p>
          </table:table-cell>
          <table:table-cell office:value-type="string">
            <text:p>Bartholomeus</text:p>
          </table:table-cell>
          <table:table-cell office:value-type="string">
            <text:p>Luthwood</text:p>
          </table:table-cell>
          <table:table-cell office:value-type="string">
            <text:p>bluthwoodq7@nyu.edu</text:p>
          </table:table-cell>
          <table:table-cell office:value-type="string">
            <text:p>Male</text:p>
          </table:table-cell>
          <table:table-cell office:value-type="string">
            <text:p>95.199.129.23</text:p>
          </table:table-cell>
          <table:table-cell table:number-columns-repeated="1018"/>
        </table:table-row>
        <table:table-row table:style-name="ro1">
          <table:table-cell office:value-type="float" office:value="945">
            <text:p>945</text:p>
          </table:table-cell>
          <table:table-cell office:value-type="string">
            <text:p>Lars</text:p>
          </table:table-cell>
          <table:table-cell office:value-type="string">
            <text:p>Rosenwald</text:p>
          </table:table-cell>
          <table:table-cell office:value-type="string">
            <text:p>lrosenwaldq8@vkontakte.ru</text:p>
          </table:table-cell>
          <table:table-cell office:value-type="string">
            <text:p>Male</text:p>
          </table:table-cell>
          <table:table-cell office:value-type="string">
            <text:p>122.121.54.185</text:p>
          </table:table-cell>
          <table:table-cell table:number-columns-repeated="1018"/>
        </table:table-row>
        <table:table-row table:style-name="ro1">
          <table:table-cell office:value-type="float" office:value="946">
            <text:p>946</text:p>
          </table:table-cell>
          <table:table-cell office:value-type="string">
            <text:p>Gabe</text:p>
          </table:table-cell>
          <table:table-cell office:value-type="string">
            <text:p>Fay</text:p>
          </table:table-cell>
          <table:table-cell office:value-type="string">
            <text:p>gfayq9@google.cn</text:p>
          </table:table-cell>
          <table:table-cell office:value-type="string">
            <text:p>Male</text:p>
          </table:table-cell>
          <table:table-cell office:value-type="string">
            <text:p>17.231.233.107</text:p>
          </table:table-cell>
          <table:table-cell table:number-columns-repeated="1018"/>
        </table:table-row>
        <table:table-row table:style-name="ro1">
          <table:table-cell office:value-type="float" office:value="947">
            <text:p>947</text:p>
          </table:table-cell>
          <table:table-cell office:value-type="string">
            <text:p>Johnathon</text:p>
          </table:table-cell>
          <table:table-cell office:value-type="string">
            <text:p>Tippetts</text:p>
          </table:table-cell>
          <table:table-cell office:value-type="string">
            <text:p>jtippettsqa@google.es</text:p>
          </table:table-cell>
          <table:table-cell office:value-type="string">
            <text:p>Male</text:p>
          </table:table-cell>
          <table:table-cell office:value-type="string">
            <text:p>95.84.125.168</text:p>
          </table:table-cell>
          <table:table-cell table:number-columns-repeated="1018"/>
        </table:table-row>
        <table:table-row table:style-name="ro1">
          <table:table-cell office:value-type="float" office:value="948">
            <text:p>948</text:p>
          </table:table-cell>
          <table:table-cell office:value-type="string">
            <text:p>Caralie</text:p>
          </table:table-cell>
          <table:table-cell office:value-type="string">
            <text:p>Domanski</text:p>
          </table:table-cell>
          <table:table-cell office:value-type="string">
            <text:p>cdomanskiqb@ezinearticles.com</text:p>
          </table:table-cell>
          <table:table-cell office:value-type="string">
            <text:p>Female</text:p>
          </table:table-cell>
          <table:table-cell office:value-type="string">
            <text:p>232.47.235.87</text:p>
          </table:table-cell>
          <table:table-cell table:number-columns-repeated="1018"/>
        </table:table-row>
        <table:table-row table:style-name="ro1">
          <table:table-cell office:value-type="float" office:value="949">
            <text:p>949</text:p>
          </table:table-cell>
          <table:table-cell office:value-type="string">
            <text:p>Angelle</text:p>
          </table:table-cell>
          <table:table-cell office:value-type="string">
            <text:p>Mandy</text:p>
          </table:table-cell>
          <table:table-cell office:value-type="string">
            <text:p>amandyqc@multiply.com</text:p>
          </table:table-cell>
          <table:table-cell office:value-type="string">
            <text:p>Female</text:p>
          </table:table-cell>
          <table:table-cell office:value-type="string">
            <text:p>96.144.242.169</text:p>
          </table:table-cell>
          <table:table-cell table:number-columns-repeated="1018"/>
        </table:table-row>
        <table:table-row table:style-name="ro1">
          <table:table-cell office:value-type="float" office:value="950">
            <text:p>950</text:p>
          </table:table-cell>
          <table:table-cell office:value-type="string">
            <text:p>Gaby</text:p>
          </table:table-cell>
          <table:table-cell office:value-type="string">
            <text:p>Blockwell</text:p>
          </table:table-cell>
          <table:table-cell office:value-type="string">
            <text:p>gblockwellqd@mapquest.com</text:p>
          </table:table-cell>
          <table:table-cell office:value-type="string">
            <text:p>Male</text:p>
          </table:table-cell>
          <table:table-cell office:value-type="string">
            <text:p>15.112.22.216</text:p>
          </table:table-cell>
          <table:table-cell table:number-columns-repeated="1018"/>
        </table:table-row>
        <table:table-row table:style-name="ro1">
          <table:table-cell office:value-type="float" office:value="951">
            <text:p>951</text:p>
          </table:table-cell>
          <table:table-cell office:value-type="string">
            <text:p>Cleve</text:p>
          </table:table-cell>
          <table:table-cell office:value-type="string">
            <text:p>Pidon</text:p>
          </table:table-cell>
          <table:table-cell office:value-type="string">
            <text:p>cpidonqe@cafepress.com</text:p>
          </table:table-cell>
          <table:table-cell office:value-type="string">
            <text:p>Male</text:p>
          </table:table-cell>
          <table:table-cell office:value-type="string">
            <text:p>243.22.176.187</text:p>
          </table:table-cell>
          <table:table-cell table:number-columns-repeated="1018"/>
        </table:table-row>
        <table:table-row table:style-name="ro1">
          <table:table-cell office:value-type="float" office:value="952">
            <text:p>952</text:p>
          </table:table-cell>
          <table:table-cell office:value-type="string">
            <text:p>Pris</text:p>
          </table:table-cell>
          <table:table-cell office:value-type="string">
            <text:p>Stannering</text:p>
          </table:table-cell>
          <table:table-cell office:value-type="string">
            <text:p>pstanneringqf@de.vu</text:p>
          </table:table-cell>
          <table:table-cell office:value-type="string">
            <text:p>Female</text:p>
          </table:table-cell>
          <table:table-cell office:value-type="string">
            <text:p>97.86.208.130</text:p>
          </table:table-cell>
          <table:table-cell table:number-columns-repeated="1018"/>
        </table:table-row>
        <table:table-row table:style-name="ro1">
          <table:table-cell office:value-type="float" office:value="953">
            <text:p>953</text:p>
          </table:table-cell>
          <table:table-cell office:value-type="string">
            <text:p>Tanitansy</text:p>
          </table:table-cell>
          <table:table-cell office:value-type="string">
            <text:p>Tuxill</text:p>
          </table:table-cell>
          <table:table-cell office:value-type="string">
            <text:p>ttuxillqg@freewebs.com</text:p>
          </table:table-cell>
          <table:table-cell office:value-type="string">
            <text:p>Female</text:p>
          </table:table-cell>
          <table:table-cell office:value-type="string">
            <text:p>22.34.243.230</text:p>
          </table:table-cell>
          <table:table-cell table:number-columns-repeated="1018"/>
        </table:table-row>
        <table:table-row table:style-name="ro1">
          <table:table-cell office:value-type="float" office:value="954">
            <text:p>954</text:p>
          </table:table-cell>
          <table:table-cell office:value-type="string">
            <text:p>Paulita</text:p>
          </table:table-cell>
          <table:table-cell office:value-type="string">
            <text:p>Phillip</text:p>
          </table:table-cell>
          <table:table-cell office:value-type="string">
            <text:p>pphillipqh@symantec.com</text:p>
          </table:table-cell>
          <table:table-cell office:value-type="string">
            <text:p>Female</text:p>
          </table:table-cell>
          <table:table-cell office:value-type="string">
            <text:p>239.231.58.176</text:p>
          </table:table-cell>
          <table:table-cell table:number-columns-repeated="1018"/>
        </table:table-row>
        <table:table-row table:style-name="ro1">
          <table:table-cell office:value-type="float" office:value="955">
            <text:p>955</text:p>
          </table:table-cell>
          <table:table-cell office:value-type="string">
            <text:p>Alec</text:p>
          </table:table-cell>
          <table:table-cell office:value-type="string">
            <text:p>Chucks</text:p>
          </table:table-cell>
          <table:table-cell office:value-type="string">
            <text:p>achucksqi@ehow.com</text:p>
          </table:table-cell>
          <table:table-cell office:value-type="string">
            <text:p>Male</text:p>
          </table:table-cell>
          <table:table-cell office:value-type="string">
            <text:p>68.6.161.0</text:p>
          </table:table-cell>
          <table:table-cell table:number-columns-repeated="1018"/>
        </table:table-row>
        <table:table-row table:style-name="ro1">
          <table:table-cell office:value-type="float" office:value="956">
            <text:p>956</text:p>
          </table:table-cell>
          <table:table-cell office:value-type="string">
            <text:p>Hadley</text:p>
          </table:table-cell>
          <table:table-cell office:value-type="string">
            <text:p>Billborough</text:p>
          </table:table-cell>
          <table:table-cell office:value-type="string">
            <text:p>hbillboroughqj@guardian.co.uk</text:p>
          </table:table-cell>
          <table:table-cell office:value-type="string">
            <text:p>Male</text:p>
          </table:table-cell>
          <table:table-cell office:value-type="string">
            <text:p>147.72.206.128</text:p>
          </table:table-cell>
          <table:table-cell table:number-columns-repeated="1018"/>
        </table:table-row>
        <table:table-row table:style-name="ro1">
          <table:table-cell office:value-type="float" office:value="957">
            <text:p>957</text:p>
          </table:table-cell>
          <table:table-cell office:value-type="string">
            <text:p>Cullin</text:p>
          </table:table-cell>
          <table:table-cell office:value-type="string">
            <text:p>Smylie</text:p>
          </table:table-cell>
          <table:table-cell office:value-type="string">
            <text:p>csmylieqk@sakura.ne.jp</text:p>
          </table:table-cell>
          <table:table-cell office:value-type="string">
            <text:p>Male</text:p>
          </table:table-cell>
          <table:table-cell office:value-type="string">
            <text:p>55.160.128.235</text:p>
          </table:table-cell>
          <table:table-cell table:number-columns-repeated="1018"/>
        </table:table-row>
        <table:table-row table:style-name="ro1">
          <table:table-cell office:value-type="float" office:value="958">
            <text:p>958</text:p>
          </table:table-cell>
          <table:table-cell office:value-type="string">
            <text:p>Ole</text:p>
          </table:table-cell>
          <table:table-cell office:value-type="string">
            <text:p>Baron</text:p>
          </table:table-cell>
          <table:table-cell office:value-type="string">
            <text:p>obaronql@samsung.com</text:p>
          </table:table-cell>
          <table:table-cell office:value-type="string">
            <text:p>Male</text:p>
          </table:table-cell>
          <table:table-cell office:value-type="string">
            <text:p>228.70.217.107</text:p>
          </table:table-cell>
          <table:table-cell table:number-columns-repeated="1018"/>
        </table:table-row>
        <table:table-row table:style-name="ro1">
          <table:table-cell office:value-type="float" office:value="959">
            <text:p>959</text:p>
          </table:table-cell>
          <table:table-cell office:value-type="string">
            <text:p>Nevil</text:p>
          </table:table-cell>
          <table:table-cell office:value-type="string">
            <text:p>Baptie</text:p>
          </table:table-cell>
          <table:table-cell office:value-type="string">
            <text:p>nbaptieqm@com.com</text:p>
          </table:table-cell>
          <table:table-cell office:value-type="string">
            <text:p>Male</text:p>
          </table:table-cell>
          <table:table-cell office:value-type="string">
            <text:p>253.171.52.127</text:p>
          </table:table-cell>
          <table:table-cell table:number-columns-repeated="1018"/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Donn</text:p>
          </table:table-cell>
          <table:table-cell office:value-type="string">
            <text:p>Nabarro</text:p>
          </table:table-cell>
          <table:table-cell office:value-type="string">
            <text:p>dnabarroqn@cam.ac.uk</text:p>
          </table:table-cell>
          <table:table-cell office:value-type="string">
            <text:p>Male</text:p>
          </table:table-cell>
          <table:table-cell office:value-type="string">
            <text:p>53.157.242.240</text:p>
          </table:table-cell>
          <table:table-cell table:number-columns-repeated="1018"/>
        </table:table-row>
        <table:table-row table:style-name="ro1">
          <table:table-cell office:value-type="float" office:value="961">
            <text:p>961</text:p>
          </table:table-cell>
          <table:table-cell office:value-type="string">
            <text:p>Enid</text:p>
          </table:table-cell>
          <table:table-cell office:value-type="string">
            <text:p>Navarijo</text:p>
          </table:table-cell>
          <table:table-cell office:value-type="string">
            <text:p>enavarijoqo@topsy.com</text:p>
          </table:table-cell>
          <table:table-cell office:value-type="string">
            <text:p>Female</text:p>
          </table:table-cell>
          <table:table-cell office:value-type="string">
            <text:p>192.210.209.237</text:p>
          </table:table-cell>
          <table:table-cell table:number-columns-repeated="1018"/>
        </table:table-row>
        <table:table-row table:style-name="ro1">
          <table:table-cell office:value-type="float" office:value="962">
            <text:p>962</text:p>
          </table:table-cell>
          <table:table-cell office:value-type="string">
            <text:p>Melita</text:p>
          </table:table-cell>
          <table:table-cell office:value-type="string">
            <text:p>Queree</text:p>
          </table:table-cell>
          <table:table-cell office:value-type="string">
            <text:p>mquereeqp@shareasale.com</text:p>
          </table:table-cell>
          <table:table-cell office:value-type="string">
            <text:p>Female</text:p>
          </table:table-cell>
          <table:table-cell office:value-type="string">
            <text:p>215.189.32.39</text:p>
          </table:table-cell>
          <table:table-cell table:number-columns-repeated="1018"/>
        </table:table-row>
        <table:table-row table:style-name="ro1">
          <table:table-cell office:value-type="float" office:value="963">
            <text:p>963</text:p>
          </table:table-cell>
          <table:table-cell office:value-type="string">
            <text:p>Lucienne</text:p>
          </table:table-cell>
          <table:table-cell office:value-type="string">
            <text:p>Burston</text:p>
          </table:table-cell>
          <table:table-cell office:value-type="string">
            <text:p>lburstonqq@a8.net</text:p>
          </table:table-cell>
          <table:table-cell office:value-type="string">
            <text:p>Female</text:p>
          </table:table-cell>
          <table:table-cell office:value-type="string">
            <text:p>113.50.225.92</text:p>
          </table:table-cell>
          <table:table-cell table:number-columns-repeated="1018"/>
        </table:table-row>
        <table:table-row table:style-name="ro1">
          <table:table-cell office:value-type="float" office:value="964">
            <text:p>964</text:p>
          </table:table-cell>
          <table:table-cell office:value-type="string">
            <text:p>Tamara</text:p>
          </table:table-cell>
          <table:table-cell office:value-type="string">
            <text:p>Doblin</text:p>
          </table:table-cell>
          <table:table-cell office:value-type="string">
            <text:p>tdoblinqr@washington.edu</text:p>
          </table:table-cell>
          <table:table-cell office:value-type="string">
            <text:p>Female</text:p>
          </table:table-cell>
          <table:table-cell office:value-type="string">
            <text:p>215.119.115.34</text:p>
          </table:table-cell>
          <table:table-cell table:number-columns-repeated="1018"/>
        </table:table-row>
        <table:table-row table:style-name="ro1">
          <table:table-cell office:value-type="float" office:value="965">
            <text:p>965</text:p>
          </table:table-cell>
          <table:table-cell office:value-type="string">
            <text:p>Agretha</text:p>
          </table:table-cell>
          <table:table-cell office:value-type="string">
            <text:p>Vink</text:p>
          </table:table-cell>
          <table:table-cell office:value-type="string">
            <text:p>avinkqs@artisteer.com</text:p>
          </table:table-cell>
          <table:table-cell office:value-type="string">
            <text:p>Female</text:p>
          </table:table-cell>
          <table:table-cell office:value-type="string">
            <text:p>188.222.252.226</text:p>
          </table:table-cell>
          <table:table-cell table:number-columns-repeated="1018"/>
        </table:table-row>
        <table:table-row table:style-name="ro1">
          <table:table-cell office:value-type="float" office:value="966">
            <text:p>966</text:p>
          </table:table-cell>
          <table:table-cell office:value-type="string">
            <text:p>Arman</text:p>
          </table:table-cell>
          <table:table-cell office:value-type="string">
            <text:p>Kingscott</text:p>
          </table:table-cell>
          <table:table-cell office:value-type="string">
            <text:p>akingscottqt@webmd.com</text:p>
          </table:table-cell>
          <table:table-cell office:value-type="string">
            <text:p>Male</text:p>
          </table:table-cell>
          <table:table-cell office:value-type="string">
            <text:p>113.205.81.211</text:p>
          </table:table-cell>
          <table:table-cell table:number-columns-repeated="1018"/>
        </table:table-row>
        <table:table-row table:style-name="ro1">
          <table:table-cell office:value-type="float" office:value="967">
            <text:p>967</text:p>
          </table:table-cell>
          <table:table-cell office:value-type="string">
            <text:p>Justina</text:p>
          </table:table-cell>
          <table:table-cell office:value-type="string">
            <text:p>McCreery</text:p>
          </table:table-cell>
          <table:table-cell office:value-type="string">
            <text:p>jmccreeryqu@shop-pro.jp</text:p>
          </table:table-cell>
          <table:table-cell office:value-type="string">
            <text:p>Female</text:p>
          </table:table-cell>
          <table:table-cell office:value-type="string">
            <text:p>146.228.128.197</text:p>
          </table:table-cell>
          <table:table-cell table:number-columns-repeated="1018"/>
        </table:table-row>
        <table:table-row table:style-name="ro1">
          <table:table-cell office:value-type="float" office:value="968">
            <text:p>968</text:p>
          </table:table-cell>
          <table:table-cell office:value-type="string">
            <text:p>Esteban</text:p>
          </table:table-cell>
          <table:table-cell office:value-type="string">
            <text:p>Rogan</text:p>
          </table:table-cell>
          <table:table-cell office:value-type="string">
            <text:p>eroganqv@columbia.edu</text:p>
          </table:table-cell>
          <table:table-cell office:value-type="string">
            <text:p>Male</text:p>
          </table:table-cell>
          <table:table-cell office:value-type="string">
            <text:p>181.91.192.105</text:p>
          </table:table-cell>
          <table:table-cell table:number-columns-repeated="1018"/>
        </table:table-row>
        <table:table-row table:style-name="ro1">
          <table:table-cell office:value-type="float" office:value="969">
            <text:p>969</text:p>
          </table:table-cell>
          <table:table-cell office:value-type="string">
            <text:p>Jordan</text:p>
          </table:table-cell>
          <table:table-cell office:value-type="string">
            <text:p>Ashfold</text:p>
          </table:table-cell>
          <table:table-cell office:value-type="string">
            <text:p>jashfoldqw@wikispaces.com</text:p>
          </table:table-cell>
          <table:table-cell office:value-type="string">
            <text:p>Male</text:p>
          </table:table-cell>
          <table:table-cell office:value-type="string">
            <text:p>30.183.130.8</text:p>
          </table:table-cell>
          <table:table-cell table:number-columns-repeated="1018"/>
        </table:table-row>
        <table:table-row table:style-name="ro1">
          <table:table-cell office:value-type="float" office:value="970">
            <text:p>970</text:p>
          </table:table-cell>
          <table:table-cell office:value-type="string">
            <text:p>Cordula</text:p>
          </table:table-cell>
          <table:table-cell office:value-type="string">
            <text:p>Havelin</text:p>
          </table:table-cell>
          <table:table-cell office:value-type="string">
            <text:p>chavelinqx@elegantthemes.com</text:p>
          </table:table-cell>
          <table:table-cell office:value-type="string">
            <text:p>Female</text:p>
          </table:table-cell>
          <table:table-cell office:value-type="string">
            <text:p>127.30.27.49</text:p>
          </table:table-cell>
          <table:table-cell table:number-columns-repeated="1018"/>
        </table:table-row>
        <table:table-row table:style-name="ro1">
          <table:table-cell office:value-type="float" office:value="971">
            <text:p>971</text:p>
          </table:table-cell>
          <table:table-cell office:value-type="string">
            <text:p>Aldous</text:p>
          </table:table-cell>
          <table:table-cell office:value-type="string">
            <text:p>Ramble</text:p>
          </table:table-cell>
          <table:table-cell office:value-type="string">
            <text:p>arambleqy@shutterfly.com</text:p>
          </table:table-cell>
          <table:table-cell office:value-type="string">
            <text:p>Male</text:p>
          </table:table-cell>
          <table:table-cell office:value-type="string">
            <text:p>97.183.121.191</text:p>
          </table:table-cell>
          <table:table-cell table:number-columns-repeated="1018"/>
        </table:table-row>
        <table:table-row table:style-name="ro1">
          <table:table-cell office:value-type="float" office:value="972">
            <text:p>972</text:p>
          </table:table-cell>
          <table:table-cell office:value-type="string">
            <text:p>Clary</text:p>
          </table:table-cell>
          <table:table-cell office:value-type="string">
            <text:p>Tremouille</text:p>
          </table:table-cell>
          <table:table-cell office:value-type="string">
            <text:p>ctremouilleqz@netlog.com</text:p>
          </table:table-cell>
          <table:table-cell office:value-type="string">
            <text:p>Female</text:p>
          </table:table-cell>
          <table:table-cell office:value-type="string">
            <text:p>124.33.162.80</text:p>
          </table:table-cell>
          <table:table-cell table:number-columns-repeated="1018"/>
        </table:table-row>
        <table:table-row table:style-name="ro1">
          <table:table-cell office:value-type="float" office:value="973">
            <text:p>973</text:p>
          </table:table-cell>
          <table:table-cell office:value-type="string">
            <text:p>Dara</text:p>
          </table:table-cell>
          <table:table-cell office:value-type="string">
            <text:p>Boggs</text:p>
          </table:table-cell>
          <table:table-cell office:value-type="string">
            <text:p>dboggsr0@ezinearticles.com</text:p>
          </table:table-cell>
          <table:table-cell office:value-type="string">
            <text:p>Female</text:p>
          </table:table-cell>
          <table:table-cell office:value-type="string">
            <text:p>86.211.227.76</text:p>
          </table:table-cell>
          <table:table-cell table:number-columns-repeated="1018"/>
        </table:table-row>
        <table:table-row table:style-name="ro1">
          <table:table-cell office:value-type="float" office:value="974">
            <text:p>974</text:p>
          </table:table-cell>
          <table:table-cell office:value-type="string">
            <text:p>Timofei</text:p>
          </table:table-cell>
          <table:table-cell office:value-type="string">
            <text:p>Melby</text:p>
          </table:table-cell>
          <table:table-cell office:value-type="string">
            <text:p>tmelbyr1@google.com.au</text:p>
          </table:table-cell>
          <table:table-cell office:value-type="string">
            <text:p>Male</text:p>
          </table:table-cell>
          <table:table-cell office:value-type="string">
            <text:p>8.139.30.110</text:p>
          </table:table-cell>
          <table:table-cell table:number-columns-repeated="1018"/>
        </table:table-row>
        <table:table-row table:style-name="ro1">
          <table:table-cell office:value-type="float" office:value="975">
            <text:p>975</text:p>
          </table:table-cell>
          <table:table-cell office:value-type="string">
            <text:p>Rhody</text:p>
          </table:table-cell>
          <table:table-cell office:value-type="string">
            <text:p>L' Anglois</text:p>
          </table:table-cell>
          <table:table-cell office:value-type="string">
            <text:p>rlangloisr2@twitter.com</text:p>
          </table:table-cell>
          <table:table-cell office:value-type="string">
            <text:p>Female</text:p>
          </table:table-cell>
          <table:table-cell office:value-type="string">
            <text:p>230.248.206.156</text:p>
          </table:table-cell>
          <table:table-cell table:number-columns-repeated="1018"/>
        </table:table-row>
        <table:table-row table:style-name="ro1">
          <table:table-cell office:value-type="float" office:value="976">
            <text:p>976</text:p>
          </table:table-cell>
          <table:table-cell office:value-type="string">
            <text:p>Klemens</text:p>
          </table:table-cell>
          <table:table-cell office:value-type="string">
            <text:p>Neeve</text:p>
          </table:table-cell>
          <table:table-cell office:value-type="string">
            <text:p>kneever3@ovh.net</text:p>
          </table:table-cell>
          <table:table-cell office:value-type="string">
            <text:p>Male</text:p>
          </table:table-cell>
          <table:table-cell office:value-type="string">
            <text:p>158.213.24.205</text:p>
          </table:table-cell>
          <table:table-cell table:number-columns-repeated="1018"/>
        </table:table-row>
        <table:table-row table:style-name="ro1">
          <table:table-cell office:value-type="float" office:value="977">
            <text:p>977</text:p>
          </table:table-cell>
          <table:table-cell office:value-type="string">
            <text:p>Roddy</text:p>
          </table:table-cell>
          <table:table-cell office:value-type="string">
            <text:p>Simpkins</text:p>
          </table:table-cell>
          <table:table-cell office:value-type="string">
            <text:p>rsimpkinsr4@blogger.com</text:p>
          </table:table-cell>
          <table:table-cell office:value-type="string">
            <text:p>Male</text:p>
          </table:table-cell>
          <table:table-cell office:value-type="string">
            <text:p>67.110.45.2</text:p>
          </table:table-cell>
          <table:table-cell table:number-columns-repeated="1018"/>
        </table:table-row>
        <table:table-row table:style-name="ro1">
          <table:table-cell office:value-type="float" office:value="978">
            <text:p>978</text:p>
          </table:table-cell>
          <table:table-cell office:value-type="string">
            <text:p>Dana</text:p>
          </table:table-cell>
          <table:table-cell office:value-type="string">
            <text:p>McSwan</text:p>
          </table:table-cell>
          <table:table-cell office:value-type="string">
            <text:p>dmcswanr5@g.co</text:p>
          </table:table-cell>
          <table:table-cell office:value-type="string">
            <text:p>Female</text:p>
          </table:table-cell>
          <table:table-cell office:value-type="string">
            <text:p>202.217.133.146</text:p>
          </table:table-cell>
          <table:table-cell table:number-columns-repeated="1018"/>
        </table:table-row>
        <table:table-row table:style-name="ro1">
          <table:table-cell office:value-type="float" office:value="979">
            <text:p>979</text:p>
          </table:table-cell>
          <table:table-cell office:value-type="string">
            <text:p>Fran</text:p>
          </table:table-cell>
          <table:table-cell office:value-type="string">
            <text:p>Ellin</text:p>
          </table:table-cell>
          <table:table-cell office:value-type="string">
            <text:p>fellinr6@senate.gov</text:p>
          </table:table-cell>
          <table:table-cell office:value-type="string">
            <text:p>Female</text:p>
          </table:table-cell>
          <table:table-cell office:value-type="string">
            <text:p>175.199.127.0</text:p>
          </table:table-cell>
          <table:table-cell table:number-columns-repeated="1018"/>
        </table:table-row>
        <table:table-row table:style-name="ro1">
          <table:table-cell office:value-type="float" office:value="980">
            <text:p>980</text:p>
          </table:table-cell>
          <table:table-cell office:value-type="string">
            <text:p>Jacquenetta</text:p>
          </table:table-cell>
          <table:table-cell office:value-type="string">
            <text:p>Mapother</text:p>
          </table:table-cell>
          <table:table-cell office:value-type="string">
            <text:p>jmapotherr7@stumbleupon.com</text:p>
          </table:table-cell>
          <table:table-cell office:value-type="string">
            <text:p>Female</text:p>
          </table:table-cell>
          <table:table-cell office:value-type="string">
            <text:p>64.47.251.118</text:p>
          </table:table-cell>
          <table:table-cell table:number-columns-repeated="1018"/>
        </table:table-row>
        <table:table-row table:style-name="ro1">
          <table:table-cell office:value-type="float" office:value="981">
            <text:p>981</text:p>
          </table:table-cell>
          <table:table-cell office:value-type="string">
            <text:p>Erda</text:p>
          </table:table-cell>
          <table:table-cell office:value-type="string">
            <text:p>Cholwell</text:p>
          </table:table-cell>
          <table:table-cell office:value-type="string">
            <text:p>echolwellr8@facebook.com</text:p>
          </table:table-cell>
          <table:table-cell office:value-type="string">
            <text:p>Female</text:p>
          </table:table-cell>
          <table:table-cell office:value-type="string">
            <text:p>242.117.69.123</text:p>
          </table:table-cell>
          <table:table-cell table:number-columns-repeated="1018"/>
        </table:table-row>
        <table:table-row table:style-name="ro1">
          <table:table-cell office:value-type="float" office:value="982">
            <text:p>982</text:p>
          </table:table-cell>
          <table:table-cell office:value-type="string">
            <text:p>Carol</text:p>
          </table:table-cell>
          <table:table-cell office:value-type="string">
            <text:p>Tenniswood</text:p>
          </table:table-cell>
          <table:table-cell office:value-type="string">
            <text:p>ctenniswoodr9@google.pl</text:p>
          </table:table-cell>
          <table:table-cell office:value-type="string">
            <text:p>Female</text:p>
          </table:table-cell>
          <table:table-cell office:value-type="string">
            <text:p>141.129.22.28</text:p>
          </table:table-cell>
          <table:table-cell table:number-columns-repeated="1018"/>
        </table:table-row>
        <table:table-row table:style-name="ro1">
          <table:table-cell office:value-type="float" office:value="983">
            <text:p>983</text:p>
          </table:table-cell>
          <table:table-cell office:value-type="string">
            <text:p>Wilmette</text:p>
          </table:table-cell>
          <table:table-cell office:value-type="string">
            <text:p>Boodell</text:p>
          </table:table-cell>
          <table:table-cell office:value-type="string">
            <text:p>wboodellra@telegraph.co.uk</text:p>
          </table:table-cell>
          <table:table-cell office:value-type="string">
            <text:p>Female</text:p>
          </table:table-cell>
          <table:table-cell office:value-type="string">
            <text:p>95.169.138.26</text:p>
          </table:table-cell>
          <table:table-cell table:number-columns-repeated="1018"/>
        </table:table-row>
        <table:table-row table:style-name="ro1">
          <table:table-cell office:value-type="float" office:value="984">
            <text:p>984</text:p>
          </table:table-cell>
          <table:table-cell office:value-type="string">
            <text:p>Elysee</text:p>
          </table:table-cell>
          <table:table-cell office:value-type="string">
            <text:p>Brockest</text:p>
          </table:table-cell>
          <table:table-cell office:value-type="string">
            <text:p>ebrockestrb@shutterfly.com</text:p>
          </table:table-cell>
          <table:table-cell office:value-type="string">
            <text:p>Female</text:p>
          </table:table-cell>
          <table:table-cell office:value-type="string">
            <text:p>251.171.214.216</text:p>
          </table:table-cell>
          <table:table-cell table:number-columns-repeated="1018"/>
        </table:table-row>
        <table:table-row table:style-name="ro1">
          <table:table-cell office:value-type="float" office:value="985">
            <text:p>985</text:p>
          </table:table-cell>
          <table:table-cell office:value-type="string">
            <text:p>Tally</text:p>
          </table:table-cell>
          <table:table-cell office:value-type="string">
            <text:p>Moorhead</text:p>
          </table:table-cell>
          <table:table-cell office:value-type="string">
            <text:p>tmoorheadrc@google.com.hk</text:p>
          </table:table-cell>
          <table:table-cell office:value-type="string">
            <text:p>Female</text:p>
          </table:table-cell>
          <table:table-cell office:value-type="string">
            <text:p>191.180.209.207</text:p>
          </table:table-cell>
          <table:table-cell table:number-columns-repeated="1018"/>
        </table:table-row>
        <table:table-row table:style-name="ro1">
          <table:table-cell office:value-type="float" office:value="986">
            <text:p>986</text:p>
          </table:table-cell>
          <table:table-cell office:value-type="string">
            <text:p>Abbey</text:p>
          </table:table-cell>
          <table:table-cell office:value-type="string">
            <text:p>Heater</text:p>
          </table:table-cell>
          <table:table-cell office:value-type="string">
            <text:p>aheaterrd@amazon.com</text:p>
          </table:table-cell>
          <table:table-cell office:value-type="string">
            <text:p>Male</text:p>
          </table:table-cell>
          <table:table-cell office:value-type="string">
            <text:p>56.55.127.63</text:p>
          </table:table-cell>
          <table:table-cell table:number-columns-repeated="1018"/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Roxanna</text:p>
          </table:table-cell>
          <table:table-cell office:value-type="string">
            <text:p>MacCawley</text:p>
          </table:table-cell>
          <table:table-cell office:value-type="string">
            <text:p>rmaccawleyre@upenn.edu</text:p>
          </table:table-cell>
          <table:table-cell office:value-type="string">
            <text:p>Female</text:p>
          </table:table-cell>
          <table:table-cell office:value-type="string">
            <text:p>103.215.137.238</text:p>
          </table:table-cell>
          <table:table-cell table:number-columns-repeated="1018"/>
        </table:table-row>
        <table:table-row table:style-name="ro1">
          <table:table-cell office:value-type="float" office:value="988">
            <text:p>988</text:p>
          </table:table-cell>
          <table:table-cell office:value-type="string">
            <text:p>Twila</text:p>
          </table:table-cell>
          <table:table-cell office:value-type="string">
            <text:p>De Cruze</text:p>
          </table:table-cell>
          <table:table-cell office:value-type="string">
            <text:p>tdecruzerf@constantcontact.com</text:p>
          </table:table-cell>
          <table:table-cell office:value-type="string">
            <text:p>Female</text:p>
          </table:table-cell>
          <table:table-cell office:value-type="string">
            <text:p>141.185.219.12</text:p>
          </table:table-cell>
          <table:table-cell table:number-columns-repeated="1018"/>
        </table:table-row>
        <table:table-row table:style-name="ro1">
          <table:table-cell office:value-type="float" office:value="989">
            <text:p>989</text:p>
          </table:table-cell>
          <table:table-cell office:value-type="string">
            <text:p>Greta</text:p>
          </table:table-cell>
          <table:table-cell office:value-type="string">
            <text:p>Tavner</text:p>
          </table:table-cell>
          <table:table-cell office:value-type="string">
            <text:p>gtavnerrg@wired.com</text:p>
          </table:table-cell>
          <table:table-cell office:value-type="string">
            <text:p>Female</text:p>
          </table:table-cell>
          <table:table-cell office:value-type="string">
            <text:p>165.107.184.41</text:p>
          </table:table-cell>
          <table:table-cell table:number-columns-repeated="1018"/>
        </table:table-row>
        <table:table-row table:style-name="ro1">
          <table:table-cell office:value-type="float" office:value="990">
            <text:p>990</text:p>
          </table:table-cell>
          <table:table-cell office:value-type="string">
            <text:p>Caryl</text:p>
          </table:table-cell>
          <table:table-cell office:value-type="string">
            <text:p>Osler</text:p>
          </table:table-cell>
          <table:table-cell office:value-type="string">
            <text:p>coslerrh@seattletimes.com</text:p>
          </table:table-cell>
          <table:table-cell office:value-type="string">
            <text:p>Male</text:p>
          </table:table-cell>
          <table:table-cell office:value-type="string">
            <text:p>239.37.249.145</text:p>
          </table:table-cell>
          <table:table-cell table:number-columns-repeated="1018"/>
        </table:table-row>
        <table:table-row table:style-name="ro1">
          <table:table-cell office:value-type="float" office:value="991">
            <text:p>991</text:p>
          </table:table-cell>
          <table:table-cell office:value-type="string">
            <text:p>Thaine</text:p>
          </table:table-cell>
          <table:table-cell office:value-type="string">
            <text:p>Buard</text:p>
          </table:table-cell>
          <table:table-cell office:value-type="string">
            <text:p>tbuardri@storify.com</text:p>
          </table:table-cell>
          <table:table-cell office:value-type="string">
            <text:p>Male</text:p>
          </table:table-cell>
          <table:table-cell office:value-type="string">
            <text:p>97.206.162.97</text:p>
          </table:table-cell>
          <table:table-cell table:number-columns-repeated="1018"/>
        </table:table-row>
        <table:table-row table:style-name="ro1">
          <table:table-cell office:value-type="float" office:value="992">
            <text:p>992</text:p>
          </table:table-cell>
          <table:table-cell office:value-type="string">
            <text:p>Kathryn</text:p>
          </table:table-cell>
          <table:table-cell office:value-type="string">
            <text:p>Kitcatt</text:p>
          </table:table-cell>
          <table:table-cell office:value-type="string">
            <text:p>kkitcattrj@cmu.edu</text:p>
          </table:table-cell>
          <table:table-cell office:value-type="string">
            <text:p>Female</text:p>
          </table:table-cell>
          <table:table-cell office:value-type="string">
            <text:p>69.107.140.16</text:p>
          </table:table-cell>
          <table:table-cell table:number-columns-repeated="1018"/>
        </table:table-row>
        <table:table-row table:style-name="ro1">
          <table:table-cell office:value-type="float" office:value="993">
            <text:p>993</text:p>
          </table:table-cell>
          <table:table-cell office:value-type="string">
            <text:p>Katy</text:p>
          </table:table-cell>
          <table:table-cell office:value-type="string">
            <text:p>Falla</text:p>
          </table:table-cell>
          <table:table-cell office:value-type="string">
            <text:p>kfallark@sogou.com</text:p>
          </table:table-cell>
          <table:table-cell office:value-type="string">
            <text:p>Female</text:p>
          </table:table-cell>
          <table:table-cell office:value-type="string">
            <text:p>28.137.136.18</text:p>
          </table:table-cell>
          <table:table-cell table:number-columns-repeated="1018"/>
        </table:table-row>
        <table:table-row table:style-name="ro1">
          <table:table-cell office:value-type="float" office:value="994">
            <text:p>994</text:p>
          </table:table-cell>
          <table:table-cell office:value-type="string">
            <text:p>Candace</text:p>
          </table:table-cell>
          <table:table-cell office:value-type="string">
            <text:p>Madoc-Jones</text:p>
          </table:table-cell>
          <table:table-cell office:value-type="string">
            <text:p>cmadocjonesrl@home.pl</text:p>
          </table:table-cell>
          <table:table-cell office:value-type="string">
            <text:p>Female</text:p>
          </table:table-cell>
          <table:table-cell office:value-type="string">
            <text:p>151.93.91.64</text:p>
          </table:table-cell>
          <table:table-cell table:number-columns-repeated="1018"/>
        </table:table-row>
        <table:table-row table:style-name="ro1">
          <table:table-cell office:value-type="float" office:value="995">
            <text:p>995</text:p>
          </table:table-cell>
          <table:table-cell office:value-type="string">
            <text:p>Haily</text:p>
          </table:table-cell>
          <table:table-cell office:value-type="string">
            <text:p>Josefs</text:p>
          </table:table-cell>
          <table:table-cell office:value-type="string">
            <text:p>hjosefsrm@surveymonkey.com</text:p>
          </table:table-cell>
          <table:table-cell office:value-type="string">
            <text:p>Female</text:p>
          </table:table-cell>
          <table:table-cell office:value-type="string">
            <text:p>103.73.114.84</text:p>
          </table:table-cell>
          <table:table-cell table:number-columns-repeated="1018"/>
        </table:table-row>
        <table:table-row table:style-name="ro1">
          <table:table-cell office:value-type="float" office:value="996">
            <text:p>996</text:p>
          </table:table-cell>
          <table:table-cell office:value-type="string">
            <text:p>Ivory</text:p>
          </table:table-cell>
          <table:table-cell office:value-type="string">
            <text:p>Stannislawski</text:p>
          </table:table-cell>
          <table:table-cell office:value-type="string">
            <text:p>istannislawskirn@linkedin.com</text:p>
          </table:table-cell>
          <table:table-cell office:value-type="string">
            <text:p>Female</text:p>
          </table:table-cell>
          <table:table-cell office:value-type="string">
            <text:p>147.10.135.229</text:p>
          </table:table-cell>
          <table:table-cell table:number-columns-repeated="1018"/>
        </table:table-row>
        <table:table-row table:style-name="ro1">
          <table:table-cell office:value-type="float" office:value="997">
            <text:p>997</text:p>
          </table:table-cell>
          <table:table-cell office:value-type="string">
            <text:p>Janeta</text:p>
          </table:table-cell>
          <table:table-cell office:value-type="string">
            <text:p>Bedin</text:p>
          </table:table-cell>
          <table:table-cell office:value-type="string">
            <text:p>jbedinro@pbs.org</text:p>
          </table:table-cell>
          <table:table-cell office:value-type="string">
            <text:p>Female</text:p>
          </table:table-cell>
          <table:table-cell office:value-type="string">
            <text:p>188.99.38.194</text:p>
          </table:table-cell>
          <table:table-cell table:number-columns-repeated="1018"/>
        </table:table-row>
        <table:table-row table:style-name="ro1">
          <table:table-cell office:value-type="float" office:value="998">
            <text:p>998</text:p>
          </table:table-cell>
          <table:table-cell office:value-type="string">
            <text:p>Flori</text:p>
          </table:table-cell>
          <table:table-cell office:value-type="string">
            <text:p>Izon</text:p>
          </table:table-cell>
          <table:table-cell office:value-type="string">
            <text:p>fizonrp@liveinternet.ru</text:p>
          </table:table-cell>
          <table:table-cell office:value-type="string">
            <text:p>Female</text:p>
          </table:table-cell>
          <table:table-cell office:value-type="string">
            <text:p>35.0.184.153</text:p>
          </table:table-cell>
          <table:table-cell table:number-columns-repeated="1018"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Josy</text:p>
          </table:table-cell>
          <table:table-cell office:value-type="string">
            <text:p>Winson</text:p>
          </table:table-cell>
          <table:table-cell office:value-type="string">
            <text:p>jwinsonrq@wordpress.com</text:p>
          </table:table-cell>
          <table:table-cell office:value-type="string">
            <text:p>Female</text:p>
          </table:table-cell>
          <table:table-cell office:value-type="string">
            <text:p>220.112.40.188</text:p>
          </table:table-cell>
          <table:table-cell table:number-columns-repeated="1018"/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Raleigh</text:p>
          </table:table-cell>
          <table:table-cell office:value-type="string">
            <text:p>Horsey</text:p>
          </table:table-cell>
          <table:table-cell office:value-type="string">
            <text:p>rhorseyrr@npr.org</text:p>
          </table:table-cell>
          <table:table-cell office:value-type="string">
            <text:p>Male</text:p>
          </table:table-cell>
          <table:table-cell office:value-type="string">
            <text:p>105.188.143.96</text:p>
          </table:table-cell>
          <table:table-cell table:number-columns-repeated="1018"/>
        </table:table-row>
        <table:table-row table:style-name="ro1" table:number-rows-repeated="1047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first_name</text:p>
          </table:table-cell>
          <table:table-cell office:value-type="string">
            <text:p>last_name</text:p>
          </table:table-cell>
          <table:table-cell office:value-type="string">
            <text:p>email</text:p>
          </table:table-cell>
          <table:table-cell office:value-type="string">
            <text:p>gender</text:p>
          </table:table-cell>
          <table:table-cell office:value-type="string">
            <text:p>ip_address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orthrop</text:p>
          </table:table-cell>
          <table:table-cell office:value-type="string">
            <text:p>Ruddell</text:p>
          </table:table-cell>
          <table:table-cell office:value-type="string">
            <text:p>nruddell0@reference.com</text:p>
          </table:table-cell>
          <table:table-cell office:value-type="string">
            <text:p>Male</text:p>
          </table:table-cell>
          <table:table-cell office:value-type="string">
            <text:p>164.234.50.248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Flor</text:p>
          </table:table-cell>
          <table:table-cell office:value-type="string">
            <text:p>Servante</text:p>
          </table:table-cell>
          <table:table-cell office:value-type="string">
            <text:p>fservante1@weather.com</text:p>
          </table:table-cell>
          <table:table-cell office:value-type="string">
            <text:p>Female</text:p>
          </table:table-cell>
          <table:table-cell office:value-type="string">
            <text:p>239.209.14.187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Fiona</text:p>
          </table:table-cell>
          <table:table-cell office:value-type="string">
            <text:p>Denmead</text:p>
          </table:table-cell>
          <table:table-cell office:value-type="string">
            <text:p>fdenmead2@vimeo.com</text:p>
          </table:table-cell>
          <table:table-cell office:value-type="string">
            <text:p>Female</text:p>
          </table:table-cell>
          <table:table-cell office:value-type="string">
            <text:p>62.161.144.142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Kellina</text:p>
          </table:table-cell>
          <table:table-cell office:value-type="string">
            <text:p>Gilstin</text:p>
          </table:table-cell>
          <table:table-cell office:value-type="string">
            <text:p>kgilstin3@xrea.com</text:p>
          </table:table-cell>
          <table:table-cell office:value-type="string">
            <text:p>Female</text:p>
          </table:table-cell>
          <table:table-cell office:value-type="string">
            <text:p>154.197.147.34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Coreen</text:p>
          </table:table-cell>
          <table:table-cell office:value-type="string">
            <text:p>Zanolli</text:p>
          </table:table-cell>
          <table:table-cell office:value-type="string">
            <text:p>czanolli4@csmonitor.com</text:p>
          </table:table-cell>
          <table:table-cell office:value-type="string">
            <text:p>Female</text:p>
          </table:table-cell>
          <table:table-cell office:value-type="string">
            <text:p>72.55.167.189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Werner</text:p>
          </table:table-cell>
          <table:table-cell office:value-type="string">
            <text:p>Canet</text:p>
          </table:table-cell>
          <table:table-cell office:value-type="string">
            <text:p>wcanet5@wsj.com</text:p>
          </table:table-cell>
          <table:table-cell office:value-type="string">
            <text:p>Male</text:p>
          </table:table-cell>
          <table:table-cell office:value-type="string">
            <text:p>89.132.212.190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Edd</text:p>
          </table:table-cell>
          <table:table-cell office:value-type="string">
            <text:p>McGorley</text:p>
          </table:table-cell>
          <table:table-cell office:value-type="string">
            <text:p>emcgorley6@vimeo.com</text:p>
          </table:table-cell>
          <table:table-cell office:value-type="string">
            <text:p>Male</text:p>
          </table:table-cell>
          <table:table-cell office:value-type="string">
            <text:p>11.172.11.200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Rutherford</text:p>
          </table:table-cell>
          <table:table-cell office:value-type="string">
            <text:p>Fidge</text:p>
          </table:table-cell>
          <table:table-cell office:value-type="string">
            <text:p>rfidge7@sakura.ne.jp</text:p>
          </table:table-cell>
          <table:table-cell office:value-type="string">
            <text:p>Male</text:p>
          </table:table-cell>
          <table:table-cell office:value-type="string">
            <text:p>94.240.183.80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Hephzibah</text:p>
          </table:table-cell>
          <table:table-cell office:value-type="string">
            <text:p>Eastman</text:p>
          </table:table-cell>
          <table:table-cell office:value-type="string">
            <text:p>heastman8@earthlink.net</text:p>
          </table:table-cell>
          <table:table-cell office:value-type="string">
            <text:p>Female</text:p>
          </table:table-cell>
          <table:table-cell office:value-type="string">
            <text:p>144.2.63.26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Melly</text:p>
          </table:table-cell>
          <table:table-cell office:value-type="string">
            <text:p>Vooght</text:p>
          </table:table-cell>
          <table:table-cell office:value-type="string">
            <text:p>mvooght9@51.la</text:p>
          </table:table-cell>
          <table:table-cell office:value-type="string">
            <text:p>Female</text:p>
          </table:table-cell>
          <table:table-cell office:value-type="string">
            <text:p>103.241.220.93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Ephrem</text:p>
          </table:table-cell>
          <table:table-cell office:value-type="string">
            <text:p>Amey</text:p>
          </table:table-cell>
          <table:table-cell office:value-type="string">
            <text:p>eameya@hatena.ne.jp</text:p>
          </table:table-cell>
          <table:table-cell office:value-type="string">
            <text:p>Male</text:p>
          </table:table-cell>
          <table:table-cell office:value-type="string">
            <text:p>55.26.12.96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Raffarty</text:p>
          </table:table-cell>
          <table:table-cell office:value-type="string">
            <text:p>Clem</text:p>
          </table:table-cell>
          <table:table-cell office:value-type="string">
            <text:p>rclemb@si.edu</text:p>
          </table:table-cell>
          <table:table-cell office:value-type="string">
            <text:p>Male</text:p>
          </table:table-cell>
          <table:table-cell office:value-type="string">
            <text:p>244.227.238.216</text:p>
          </table:table-cell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Dewie</text:p>
          </table:table-cell>
          <table:table-cell office:value-type="string">
            <text:p>Brownrigg</text:p>
          </table:table-cell>
          <table:table-cell office:value-type="string">
            <text:p>dbrownriggc@wp.com</text:p>
          </table:table-cell>
          <table:table-cell office:value-type="string">
            <text:p>Male</text:p>
          </table:table-cell>
          <table:table-cell office:value-type="string">
            <text:p>133.213.90.145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Lorene</text:p>
          </table:table-cell>
          <table:table-cell office:value-type="string">
            <text:p>Cominotti</text:p>
          </table:table-cell>
          <table:table-cell office:value-type="string">
            <text:p>lcominottid@cam.ac.uk</text:p>
          </table:table-cell>
          <table:table-cell office:value-type="string">
            <text:p>Female</text:p>
          </table:table-cell>
          <table:table-cell office:value-type="string">
            <text:p>151.75.35.254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Joachim</text:p>
          </table:table-cell>
          <table:table-cell office:value-type="string">
            <text:p>Crann</text:p>
          </table:table-cell>
          <table:table-cell office:value-type="string">
            <text:p>jcranne@list-manage.com</text:p>
          </table:table-cell>
          <table:table-cell office:value-type="string">
            <text:p>Male</text:p>
          </table:table-cell>
          <table:table-cell office:value-type="string">
            <text:p>103.214.14.253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Gregorio</text:p>
          </table:table-cell>
          <table:table-cell office:value-type="string">
            <text:p>Michelle</text:p>
          </table:table-cell>
          <table:table-cell office:value-type="string">
            <text:p>gmichellef@sourceforge.net</text:p>
          </table:table-cell>
          <table:table-cell office:value-type="string">
            <text:p>Male</text:p>
          </table:table-cell>
          <table:table-cell office:value-type="string">
            <text:p>202.5.84.188</text:p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Rogers</text:p>
          </table:table-cell>
          <table:table-cell office:value-type="string">
            <text:p>Wile</text:p>
          </table:table-cell>
          <table:table-cell office:value-type="string">
            <text:p>rwileg@google.de</text:p>
          </table:table-cell>
          <table:table-cell office:value-type="string">
            <text:p>Male</text:p>
          </table:table-cell>
          <table:table-cell office:value-type="string">
            <text:p>201.87.164.125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Frederico</text:p>
          </table:table-cell>
          <table:table-cell office:value-type="string">
            <text:p>Aulton</text:p>
          </table:table-cell>
          <table:table-cell office:value-type="string">
            <text:p>faultonh@php.net</text:p>
          </table:table-cell>
          <table:table-cell office:value-type="string">
            <text:p>Male</text:p>
          </table:table-cell>
          <table:table-cell office:value-type="string">
            <text:p>121.39.117.49</text:p>
          </table:table-cell>
          <table:table-cell table:number-columns-repeated="2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Emelia</text:p>
          </table:table-cell>
          <table:table-cell office:value-type="string">
            <text:p>Lindbergh</text:p>
          </table:table-cell>
          <table:table-cell office:value-type="string">
            <text:p>elindberghi@unc.edu</text:p>
          </table:table-cell>
          <table:table-cell office:value-type="string">
            <text:p>Female</text:p>
          </table:table-cell>
          <table:table-cell office:value-type="string">
            <text:p>35.88.232.225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Gwyneth</text:p>
          </table:table-cell>
          <table:table-cell office:value-type="string">
            <text:p>Tootal</text:p>
          </table:table-cell>
          <table:table-cell office:value-type="string">
            <text:p>gtootalj@i2i.jp</text:p>
          </table:table-cell>
          <table:table-cell office:value-type="string">
            <text:p>Female</text:p>
          </table:table-cell>
          <table:table-cell office:value-type="string">
            <text:p>106.152.47.116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Seth</text:p>
          </table:table-cell>
          <table:table-cell office:value-type="string">
            <text:p>Grimmert</text:p>
          </table:table-cell>
          <table:table-cell office:value-type="string">
            <text:p>sgrimmertk@creativecommons.org</text:p>
          </table:table-cell>
          <table:table-cell office:value-type="string">
            <text:p>Male</text:p>
          </table:table-cell>
          <table:table-cell office:value-type="string">
            <text:p>253.67.205.53</text:p>
          </table:table-cell>
          <table:table-cell table:number-columns-repeated="2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ordy</text:p>
          </table:table-cell>
          <table:table-cell office:value-type="string">
            <text:p>Bennedick</text:p>
          </table:table-cell>
          <table:table-cell office:value-type="string">
            <text:p>cbennedickl@yale.edu</text:p>
          </table:table-cell>
          <table:table-cell office:value-type="string">
            <text:p>Female</text:p>
          </table:table-cell>
          <table:table-cell office:value-type="string">
            <text:p>88.185.155.155</text:p>
          </table:table-cell>
          <table:table-cell table:number-columns-repeated="2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Marybelle</text:p>
          </table:table-cell>
          <table:table-cell office:value-type="string">
            <text:p>Eates</text:p>
          </table:table-cell>
          <table:table-cell office:value-type="string">
            <text:p>meatesm@a8.net</text:p>
          </table:table-cell>
          <table:table-cell office:value-type="string">
            <text:p>Female</text:p>
          </table:table-cell>
          <table:table-cell office:value-type="string">
            <text:p>228.155.236.133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Arturo</text:p>
          </table:table-cell>
          <table:table-cell office:value-type="string">
            <text:p>Fitzgerald</text:p>
          </table:table-cell>
          <table:table-cell office:value-type="string">
            <text:p>afitzgeraldn@cbc.ca</text:p>
          </table:table-cell>
          <table:table-cell office:value-type="string">
            <text:p>Male</text:p>
          </table:table-cell>
          <table:table-cell office:value-type="string">
            <text:p>158.250.214.115</text:p>
          </table:table-cell>
          <table:table-cell table:number-columns-repeated="2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Corinne</text:p>
          </table:table-cell>
          <table:table-cell office:value-type="string">
            <text:p>Cockram</text:p>
          </table:table-cell>
          <table:table-cell office:value-type="string">
            <text:p>ccockramo@symantec.com</text:p>
          </table:table-cell>
          <table:table-cell office:value-type="string">
            <text:p>Female</text:p>
          </table:table-cell>
          <table:table-cell office:value-type="string">
            <text:p>154.75.118.110</text:p>
          </table:table-cell>
          <table:table-cell table:number-columns-repeated="2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Annabal</text:p>
          </table:table-cell>
          <table:table-cell office:value-type="string">
            <text:p>Callinan</text:p>
          </table:table-cell>
          <table:table-cell office:value-type="string">
            <text:p>acallinanp@auda.org.au</text:p>
          </table:table-cell>
          <table:table-cell office:value-type="string">
            <text:p>Female</text:p>
          </table:table-cell>
          <table:table-cell office:value-type="string">
            <text:p>145.233.156.187</text:p>
          </table:table-cell>
          <table:table-cell table:number-columns-repeated="2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Ardra</text:p>
          </table:table-cell>
          <table:table-cell office:value-type="string">
            <text:p>Lissemore</text:p>
          </table:table-cell>
          <table:table-cell office:value-type="string">
            <text:p>alissemoreq@lycos.com</text:p>
          </table:table-cell>
          <table:table-cell office:value-type="string">
            <text:p>Female</text:p>
          </table:table-cell>
          <table:table-cell office:value-type="string">
            <text:p>49.130.12.76</text:p>
          </table:table-cell>
          <table:table-cell table:number-columns-repeated="2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Fifine</text:p>
          </table:table-cell>
          <table:table-cell office:value-type="string">
            <text:p>Forsyde</text:p>
          </table:table-cell>
          <table:table-cell office:value-type="string">
            <text:p>fforsyder@amazon.co.jp</text:p>
          </table:table-cell>
          <table:table-cell office:value-type="string">
            <text:p>Female</text:p>
          </table:table-cell>
          <table:table-cell office:value-type="string">
            <text:p>201.45.217.121</text:p>
          </table:table-cell>
          <table:table-cell table:number-columns-repeated="2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Nerissa</text:p>
          </table:table-cell>
          <table:table-cell office:value-type="string">
            <text:p>Wyeld</text:p>
          </table:table-cell>
          <table:table-cell office:value-type="string">
            <text:p>nwyelds@xrea.com</text:p>
          </table:table-cell>
          <table:table-cell office:value-type="string">
            <text:p>Female</text:p>
          </table:table-cell>
          <table:table-cell office:value-type="string">
            <text:p>37.174.72.64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Crysta</text:p>
          </table:table-cell>
          <table:table-cell office:value-type="string">
            <text:p>Order</text:p>
          </table:table-cell>
          <table:table-cell office:value-type="string">
            <text:p>cordert@skype.com</text:p>
          </table:table-cell>
          <table:table-cell office:value-type="string">
            <text:p>Female</text:p>
          </table:table-cell>
          <table:table-cell office:value-type="string">
            <text:p>46.57.99.233</text:p>
          </table:table-cell>
          <table:table-cell table:number-columns-repeated="2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Waldon</text:p>
          </table:table-cell>
          <table:table-cell office:value-type="string">
            <text:p>Sclater</text:p>
          </table:table-cell>
          <table:table-cell office:value-type="string">
            <text:p>wsclateru@bloglines.com</text:p>
          </table:table-cell>
          <table:table-cell office:value-type="string">
            <text:p>Male</text:p>
          </table:table-cell>
          <table:table-cell office:value-type="string">
            <text:p>155.233.129.87</text:p>
          </table:table-cell>
          <table:table-cell table:number-columns-repeated="2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Renee</text:p>
          </table:table-cell>
          <table:table-cell office:value-type="string">
            <text:p>Dotterill</text:p>
          </table:table-cell>
          <table:table-cell office:value-type="string">
            <text:p>rdotterillv@shop-pro.jp</text:p>
          </table:table-cell>
          <table:table-cell office:value-type="string">
            <text:p>Female</text:p>
          </table:table-cell>
          <table:table-cell office:value-type="string">
            <text:p>240.75.95.221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Sara-ann</text:p>
          </table:table-cell>
          <table:table-cell office:value-type="string">
            <text:p>Perin</text:p>
          </table:table-cell>
          <table:table-cell office:value-type="string">
            <text:p>sperinw@elegantthemes.com</text:p>
          </table:table-cell>
          <table:table-cell office:value-type="string">
            <text:p>Female</text:p>
          </table:table-cell>
          <table:table-cell office:value-type="string">
            <text:p>8.242.94.219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Emmanuel</text:p>
          </table:table-cell>
          <table:table-cell office:value-type="string">
            <text:p>Scholte</text:p>
          </table:table-cell>
          <table:table-cell office:value-type="string">
            <text:p>escholtex@harvard.edu</text:p>
          </table:table-cell>
          <table:table-cell office:value-type="string">
            <text:p>Male</text:p>
          </table:table-cell>
          <table:table-cell office:value-type="string">
            <text:p>58.182.186.130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Riley</text:p>
          </table:table-cell>
          <table:table-cell office:value-type="string">
            <text:p>Collibear</text:p>
          </table:table-cell>
          <table:table-cell office:value-type="string">
            <text:p>rcollibeary@msu.edu</text:p>
          </table:table-cell>
          <table:table-cell office:value-type="string">
            <text:p>Male</text:p>
          </table:table-cell>
          <table:table-cell office:value-type="string">
            <text:p>233.48.151.172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Krissy</text:p>
          </table:table-cell>
          <table:table-cell office:value-type="string">
            <text:p>Jensen</text:p>
          </table:table-cell>
          <table:table-cell office:value-type="string">
            <text:p>kjensenz@theglobeandmail.com</text:p>
          </table:table-cell>
          <table:table-cell office:value-type="string">
            <text:p>Female</text:p>
          </table:table-cell>
          <table:table-cell office:value-type="string">
            <text:p>127.194.109.203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Jamil</text:p>
          </table:table-cell>
          <table:table-cell office:value-type="string">
            <text:p>Sothcott</text:p>
          </table:table-cell>
          <table:table-cell office:value-type="string">
            <text:p>jsothcott10@topsy.com</text:p>
          </table:table-cell>
          <table:table-cell office:value-type="string">
            <text:p>Male</text:p>
          </table:table-cell>
          <table:table-cell office:value-type="string">
            <text:p>138.127.84.94</text:p>
          </table:table-cell>
          <table:table-cell table:number-columns-repeated="2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Gayelord</text:p>
          </table:table-cell>
          <table:table-cell office:value-type="string">
            <text:p>Vodden</text:p>
          </table:table-cell>
          <table:table-cell office:value-type="string">
            <text:p>gvodden11@ocn.ne.jp</text:p>
          </table:table-cell>
          <table:table-cell office:value-type="string">
            <text:p>Male</text:p>
          </table:table-cell>
          <table:table-cell office:value-type="string">
            <text:p>186.105.157.200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Darla</text:p>
          </table:table-cell>
          <table:table-cell office:value-type="string">
            <text:p>Bison</text:p>
          </table:table-cell>
          <table:table-cell office:value-type="string">
            <text:p>dbison12@mtv.com</text:p>
          </table:table-cell>
          <table:table-cell office:value-type="string">
            <text:p>Female</text:p>
          </table:table-cell>
          <table:table-cell office:value-type="string">
            <text:p>214.47.54.119</text:p>
          </table:table-cell>
          <table:table-cell table:number-columns-repeated="2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Margie</text:p>
          </table:table-cell>
          <table:table-cell office:value-type="string">
            <text:p>McJerrow</text:p>
          </table:table-cell>
          <table:table-cell office:value-type="string">
            <text:p>mmcjerrow13@histats.com</text:p>
          </table:table-cell>
          <table:table-cell office:value-type="string">
            <text:p>Female</text:p>
          </table:table-cell>
          <table:table-cell office:value-type="string">
            <text:p>189.126.109.117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Larry</text:p>
          </table:table-cell>
          <table:table-cell office:value-type="string">
            <text:p>Brookwood</text:p>
          </table:table-cell>
          <table:table-cell office:value-type="string">
            <text:p>lbrookwood14@soundcloud.com</text:p>
          </table:table-cell>
          <table:table-cell office:value-type="string">
            <text:p>Male</text:p>
          </table:table-cell>
          <table:table-cell office:value-type="string">
            <text:p>61.189.21.105</text:p>
          </table:table-cell>
          <table:table-cell table:number-columns-repeated="2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Darrin</text:p>
          </table:table-cell>
          <table:table-cell office:value-type="string">
            <text:p>Drakeley</text:p>
          </table:table-cell>
          <table:table-cell office:value-type="string">
            <text:p>ddrakeley15@house.gov</text:p>
          </table:table-cell>
          <table:table-cell office:value-type="string">
            <text:p>Male</text:p>
          </table:table-cell>
          <table:table-cell office:value-type="string">
            <text:p>130.116.160.10</text:p>
          </table:table-cell>
          <table:table-cell table:number-columns-repeated="2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Gayelord</text:p>
          </table:table-cell>
          <table:table-cell office:value-type="string">
            <text:p>Wetter</text:p>
          </table:table-cell>
          <table:table-cell office:value-type="string">
            <text:p>gwetter16@google.ca</text:p>
          </table:table-cell>
          <table:table-cell office:value-type="string">
            <text:p>Male</text:p>
          </table:table-cell>
          <table:table-cell office:value-type="string">
            <text:p>105.202.80.211</text:p>
          </table:table-cell>
          <table:table-cell table:number-columns-repeated="2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Nikolai</text:p>
          </table:table-cell>
          <table:table-cell office:value-type="string">
            <text:p>Gerner</text:p>
          </table:table-cell>
          <table:table-cell office:value-type="string">
            <text:p>ngerner17@skyrock.com</text:p>
          </table:table-cell>
          <table:table-cell office:value-type="string">
            <text:p>Male</text:p>
          </table:table-cell>
          <table:table-cell office:value-type="string">
            <text:p>201.54.70.112</text:p>
          </table:table-cell>
          <table:table-cell table:number-columns-repeated="2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Sutton</text:p>
          </table:table-cell>
          <table:table-cell office:value-type="string">
            <text:p>Daltrey</text:p>
          </table:table-cell>
          <table:table-cell office:value-type="string">
            <text:p>sdaltrey18@ask.com</text:p>
          </table:table-cell>
          <table:table-cell office:value-type="string">
            <text:p>Male</text:p>
          </table:table-cell>
          <table:table-cell office:value-type="string">
            <text:p>63.242.13.126</text:p>
          </table:table-cell>
          <table:table-cell table:number-columns-repeated="2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Sascha</text:p>
          </table:table-cell>
          <table:table-cell office:value-type="string">
            <text:p>MacAndreis</text:p>
          </table:table-cell>
          <table:table-cell office:value-type="string">
            <text:p>smacandreis19@domainmarket.com</text:p>
          </table:table-cell>
          <table:table-cell office:value-type="string">
            <text:p>Female</text:p>
          </table:table-cell>
          <table:table-cell office:value-type="string">
            <text:p>197.220.240.10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Olivero</text:p>
          </table:table-cell>
          <table:table-cell office:value-type="string">
            <text:p>Brounfield</text:p>
          </table:table-cell>
          <table:table-cell office:value-type="string">
            <text:p>obrounfield1a@cbslocal.com</text:p>
          </table:table-cell>
          <table:table-cell office:value-type="string">
            <text:p>Male</text:p>
          </table:table-cell>
          <table:table-cell office:value-type="string">
            <text:p>224.148.175.215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Aldrich</text:p>
          </table:table-cell>
          <table:table-cell office:value-type="string">
            <text:p>McKern</text:p>
          </table:table-cell>
          <table:table-cell office:value-type="string">
            <text:p>amckern1b@fda.gov</text:p>
          </table:table-cell>
          <table:table-cell office:value-type="string">
            <text:p>Male</text:p>
          </table:table-cell>
          <table:table-cell office:value-type="string">
            <text:p>168.243.254.121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Augustine</text:p>
          </table:table-cell>
          <table:table-cell office:value-type="string">
            <text:p>Haston</text:p>
          </table:table-cell>
          <table:table-cell office:value-type="string">
            <text:p>ahaston1c@whitehouse.gov</text:p>
          </table:table-cell>
          <table:table-cell office:value-type="string">
            <text:p>Female</text:p>
          </table:table-cell>
          <table:table-cell office:value-type="string">
            <text:p>192.149.193.207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Farlee</text:p>
          </table:table-cell>
          <table:table-cell office:value-type="string">
            <text:p>Swaffield</text:p>
          </table:table-cell>
          <table:table-cell office:value-type="string">
            <text:p>fswaffield1d@constantcontact.com</text:p>
          </table:table-cell>
          <table:table-cell office:value-type="string">
            <text:p>Male</text:p>
          </table:table-cell>
          <table:table-cell office:value-type="string">
            <text:p>115.79.76.11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Carina</text:p>
          </table:table-cell>
          <table:table-cell office:value-type="string">
            <text:p>Chippindall</text:p>
          </table:table-cell>
          <table:table-cell office:value-type="string">
            <text:p>cchippindall1e@usda.gov</text:p>
          </table:table-cell>
          <table:table-cell office:value-type="string">
            <text:p>Female</text:p>
          </table:table-cell>
          <table:table-cell office:value-type="string">
            <text:p>198.93.86.153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Adaline</text:p>
          </table:table-cell>
          <table:table-cell office:value-type="string">
            <text:p>Dartan</text:p>
          </table:table-cell>
          <table:table-cell office:value-type="string">
            <text:p>adartan1f@zdnet.com</text:p>
          </table:table-cell>
          <table:table-cell office:value-type="string">
            <text:p>Female</text:p>
          </table:table-cell>
          <table:table-cell office:value-type="string">
            <text:p>194.54.81.244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Elden</text:p>
          </table:table-cell>
          <table:table-cell office:value-type="string">
            <text:p>Benzie</text:p>
          </table:table-cell>
          <table:table-cell office:value-type="string">
            <text:p>ebenzie1g@va.gov</text:p>
          </table:table-cell>
          <table:table-cell office:value-type="string">
            <text:p>Male</text:p>
          </table:table-cell>
          <table:table-cell office:value-type="string">
            <text:p>176.220.33.98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Jefferson</text:p>
          </table:table-cell>
          <table:table-cell office:value-type="string">
            <text:p>Zanazzi</text:p>
          </table:table-cell>
          <table:table-cell office:value-type="string">
            <text:p>jzanazzi1h@comsenz.com</text:p>
          </table:table-cell>
          <table:table-cell office:value-type="string">
            <text:p>Male</text:p>
          </table:table-cell>
          <table:table-cell office:value-type="string">
            <text:p>101.230.93.58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Imogen</text:p>
          </table:table-cell>
          <table:table-cell office:value-type="string">
            <text:p>Beswell</text:p>
          </table:table-cell>
          <table:table-cell office:value-type="string">
            <text:p>ibeswell1i@discovery.com</text:p>
          </table:table-cell>
          <table:table-cell office:value-type="string">
            <text:p>Female</text:p>
          </table:table-cell>
          <table:table-cell office:value-type="string">
            <text:p>214.106.69.136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Willie</text:p>
          </table:table-cell>
          <table:table-cell office:value-type="string">
            <text:p>Canniffe</text:p>
          </table:table-cell>
          <table:table-cell office:value-type="string">
            <text:p>wcanniffe1j@wunderground.com</text:p>
          </table:table-cell>
          <table:table-cell office:value-type="string">
            <text:p>Female</text:p>
          </table:table-cell>
          <table:table-cell office:value-type="string">
            <text:p>2.19.100.20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Gregorius</text:p>
          </table:table-cell>
          <table:table-cell office:value-type="string">
            <text:p>Vinsen</text:p>
          </table:table-cell>
          <table:table-cell office:value-type="string">
            <text:p>gvinsen1k@cafepress.com</text:p>
          </table:table-cell>
          <table:table-cell office:value-type="string">
            <text:p>Male</text:p>
          </table:table-cell>
          <table:table-cell office:value-type="string">
            <text:p>216.38.168.94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Theda</text:p>
          </table:table-cell>
          <table:table-cell office:value-type="string">
            <text:p>Kennaway</text:p>
          </table:table-cell>
          <table:table-cell office:value-type="string">
            <text:p>tkennaway1l@thetimes.co.uk</text:p>
          </table:table-cell>
          <table:table-cell office:value-type="string">
            <text:p>Female</text:p>
          </table:table-cell>
          <table:table-cell office:value-type="string">
            <text:p>224.127.173.227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Filberte</text:p>
          </table:table-cell>
          <table:table-cell office:value-type="string">
            <text:p>Carding</text:p>
          </table:table-cell>
          <table:table-cell office:value-type="string">
            <text:p>fcarding1m@dailymail.co.uk</text:p>
          </table:table-cell>
          <table:table-cell office:value-type="string">
            <text:p>Male</text:p>
          </table:table-cell>
          <table:table-cell office:value-type="string">
            <text:p>159.221.104.152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Laurena</text:p>
          </table:table-cell>
          <table:table-cell office:value-type="string">
            <text:p>Raxworthy</text:p>
          </table:table-cell>
          <table:table-cell office:value-type="string">
            <text:p>lraxworthy1n@smugmug.com</text:p>
          </table:table-cell>
          <table:table-cell office:value-type="string">
            <text:p>Female</text:p>
          </table:table-cell>
          <table:table-cell office:value-type="string">
            <text:p>95.243.177.141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Austine</text:p>
          </table:table-cell>
          <table:table-cell office:value-type="string">
            <text:p>Evensden</text:p>
          </table:table-cell>
          <table:table-cell office:value-type="string">
            <text:p>aevensden1o@wikispaces.com</text:p>
          </table:table-cell>
          <table:table-cell office:value-type="string">
            <text:p>Female</text:p>
          </table:table-cell>
          <table:table-cell office:value-type="string">
            <text:p>227.85.181.196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Durante</text:p>
          </table:table-cell>
          <table:table-cell office:value-type="string">
            <text:p>Rutigliano</text:p>
          </table:table-cell>
          <table:table-cell office:value-type="string">
            <text:p>drutigliano1p@dailymail.co.uk</text:p>
          </table:table-cell>
          <table:table-cell office:value-type="string">
            <text:p>Male</text:p>
          </table:table-cell>
          <table:table-cell office:value-type="string">
            <text:p>159.218.182.117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Kellina</text:p>
          </table:table-cell>
          <table:table-cell office:value-type="string">
            <text:p>Nacci</text:p>
          </table:table-cell>
          <table:table-cell office:value-type="string">
            <text:p>knacci1q@chron.com</text:p>
          </table:table-cell>
          <table:table-cell office:value-type="string">
            <text:p>Female</text:p>
          </table:table-cell>
          <table:table-cell office:value-type="string">
            <text:p>16.170.160.255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Orson</text:p>
          </table:table-cell>
          <table:table-cell office:value-type="string">
            <text:p>Harbor</text:p>
          </table:table-cell>
          <table:table-cell office:value-type="string">
            <text:p>oharbor1r@nature.com</text:p>
          </table:table-cell>
          <table:table-cell office:value-type="string">
            <text:p>Male</text:p>
          </table:table-cell>
          <table:table-cell office:value-type="string">
            <text:p>220.54.223.29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Bobbie</text:p>
          </table:table-cell>
          <table:table-cell office:value-type="string">
            <text:p>Kingswood</text:p>
          </table:table-cell>
          <table:table-cell office:value-type="string">
            <text:p>bkingswood1s@wufoo.com</text:p>
          </table:table-cell>
          <table:table-cell office:value-type="string">
            <text:p>Female</text:p>
          </table:table-cell>
          <table:table-cell office:value-type="string">
            <text:p>156.171.251.194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Maximo</text:p>
          </table:table-cell>
          <table:table-cell office:value-type="string">
            <text:p>Baxster</text:p>
          </table:table-cell>
          <table:table-cell office:value-type="string">
            <text:p>mbaxster1t@weebly.com</text:p>
          </table:table-cell>
          <table:table-cell office:value-type="string">
            <text:p>Male</text:p>
          </table:table-cell>
          <table:table-cell office:value-type="string">
            <text:p>183.87.37.11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Bennie</text:p>
          </table:table-cell>
          <table:table-cell office:value-type="string">
            <text:p>Flight</text:p>
          </table:table-cell>
          <table:table-cell office:value-type="string">
            <text:p>bflight1u@theatlantic.com</text:p>
          </table:table-cell>
          <table:table-cell office:value-type="string">
            <text:p>Female</text:p>
          </table:table-cell>
          <table:table-cell office:value-type="string">
            <text:p>206.66.155.65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Nilson</text:p>
          </table:table-cell>
          <table:table-cell office:value-type="string">
            <text:p>Harnor</text:p>
          </table:table-cell>
          <table:table-cell office:value-type="string">
            <text:p>nharnor1v@trellian.com</text:p>
          </table:table-cell>
          <table:table-cell office:value-type="string">
            <text:p>Male</text:p>
          </table:table-cell>
          <table:table-cell office:value-type="string">
            <text:p>134.55.179.217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Seana</text:p>
          </table:table-cell>
          <table:table-cell office:value-type="string">
            <text:p>Binne</text:p>
          </table:table-cell>
          <table:table-cell office:value-type="string">
            <text:p>sbinne1w@google.co.uk</text:p>
          </table:table-cell>
          <table:table-cell office:value-type="string">
            <text:p>Female</text:p>
          </table:table-cell>
          <table:table-cell office:value-type="string">
            <text:p>148.154.182.84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Charlotta</text:p>
          </table:table-cell>
          <table:table-cell office:value-type="string">
            <text:p>Kiffe</text:p>
          </table:table-cell>
          <table:table-cell office:value-type="string">
            <text:p>ckiffe1x@businesswire.com</text:p>
          </table:table-cell>
          <table:table-cell office:value-type="string">
            <text:p>Female</text:p>
          </table:table-cell>
          <table:table-cell office:value-type="string">
            <text:p>51.123.150.30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Linnell</text:p>
          </table:table-cell>
          <table:table-cell office:value-type="string">
            <text:p>Alwell</text:p>
          </table:table-cell>
          <table:table-cell office:value-type="string">
            <text:p>lalwell1y@geocities.com</text:p>
          </table:table-cell>
          <table:table-cell office:value-type="string">
            <text:p>Female</text:p>
          </table:table-cell>
          <table:table-cell office:value-type="string">
            <text:p>23.146.36.145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Camile</text:p>
          </table:table-cell>
          <table:table-cell office:value-type="string">
            <text:p>Allardyce</text:p>
          </table:table-cell>
          <table:table-cell office:value-type="string">
            <text:p>callardyce1z@shutterfly.com</text:p>
          </table:table-cell>
          <table:table-cell office:value-type="string">
            <text:p>Female</text:p>
          </table:table-cell>
          <table:table-cell office:value-type="string">
            <text:p>88.251.28.8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Ellette</text:p>
          </table:table-cell>
          <table:table-cell office:value-type="string">
            <text:p>Ruckman</text:p>
          </table:table-cell>
          <table:table-cell office:value-type="string">
            <text:p>eruckman20@biglobe.ne.jp</text:p>
          </table:table-cell>
          <table:table-cell office:value-type="string">
            <text:p>Female</text:p>
          </table:table-cell>
          <table:table-cell office:value-type="string">
            <text:p>52.29.251.127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Mariquilla</text:p>
          </table:table-cell>
          <table:table-cell office:value-type="string">
            <text:p>Dall</text:p>
          </table:table-cell>
          <table:table-cell office:value-type="string">
            <text:p>mdall21@google.com.au</text:p>
          </table:table-cell>
          <table:table-cell office:value-type="string">
            <text:p>Female</text:p>
          </table:table-cell>
          <table:table-cell office:value-type="string">
            <text:p>67.98.153.179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Fawn</text:p>
          </table:table-cell>
          <table:table-cell office:value-type="string">
            <text:p>Bavage</text:p>
          </table:table-cell>
          <table:table-cell office:value-type="string">
            <text:p>fbavage22@list-manage.com</text:p>
          </table:table-cell>
          <table:table-cell office:value-type="string">
            <text:p>Female</text:p>
          </table:table-cell>
          <table:table-cell office:value-type="string">
            <text:p>245.233.10.70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Osbert</text:p>
          </table:table-cell>
          <table:table-cell office:value-type="string">
            <text:p>Alfonzo</text:p>
          </table:table-cell>
          <table:table-cell office:value-type="string">
            <text:p>oalfonzo23@wikispaces.com</text:p>
          </table:table-cell>
          <table:table-cell office:value-type="string">
            <text:p>Male</text:p>
          </table:table-cell>
          <table:table-cell office:value-type="string">
            <text:p>206.41.192.241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Mickie</text:p>
          </table:table-cell>
          <table:table-cell office:value-type="string">
            <text:p>Twiddy</text:p>
          </table:table-cell>
          <table:table-cell office:value-type="string">
            <text:p>mtwiddy24@csmonitor.com</text:p>
          </table:table-cell>
          <table:table-cell office:value-type="string">
            <text:p>Male</text:p>
          </table:table-cell>
          <table:table-cell office:value-type="string">
            <text:p>225.248.142.208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Stesha</text:p>
          </table:table-cell>
          <table:table-cell office:value-type="string">
            <text:p>Brockington</text:p>
          </table:table-cell>
          <table:table-cell office:value-type="string">
            <text:p>sbrockington25@cnn.com</text:p>
          </table:table-cell>
          <table:table-cell office:value-type="string">
            <text:p>Female</text:p>
          </table:table-cell>
          <table:table-cell office:value-type="string">
            <text:p>54.8.172.116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Abigael</text:p>
          </table:table-cell>
          <table:table-cell office:value-type="string">
            <text:p>Latch</text:p>
          </table:table-cell>
          <table:table-cell office:value-type="string">
            <text:p>alatch26@tinypic.com</text:p>
          </table:table-cell>
          <table:table-cell office:value-type="string">
            <text:p>Female</text:p>
          </table:table-cell>
          <table:table-cell office:value-type="string">
            <text:p>128.171.6.186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Way</text:p>
          </table:table-cell>
          <table:table-cell office:value-type="string">
            <text:p>O'Moylan</text:p>
          </table:table-cell>
          <table:table-cell office:value-type="string">
            <text:p>womoylan27@photobucket.com</text:p>
          </table:table-cell>
          <table:table-cell office:value-type="string">
            <text:p>Male</text:p>
          </table:table-cell>
          <table:table-cell office:value-type="string">
            <text:p>36.36.100.41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Aidan</text:p>
          </table:table-cell>
          <table:table-cell office:value-type="string">
            <text:p>Lauchlan</text:p>
          </table:table-cell>
          <table:table-cell office:value-type="string">
            <text:p>alauchlan28@1und1.de</text:p>
          </table:table-cell>
          <table:table-cell office:value-type="string">
            <text:p>Female</text:p>
          </table:table-cell>
          <table:table-cell office:value-type="string">
            <text:p>208.31.47.182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Izabel</text:p>
          </table:table-cell>
          <table:table-cell office:value-type="string">
            <text:p>Danzelman</text:p>
          </table:table-cell>
          <table:table-cell office:value-type="string">
            <text:p>idanzelman29@nih.gov</text:p>
          </table:table-cell>
          <table:table-cell office:value-type="string">
            <text:p>Female</text:p>
          </table:table-cell>
          <table:table-cell office:value-type="string">
            <text:p>170.200.93.70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Von</text:p>
          </table:table-cell>
          <table:table-cell office:value-type="string">
            <text:p>Moverley</text:p>
          </table:table-cell>
          <table:table-cell office:value-type="string">
            <text:p>vmoverley2a@cargocollective.com</text:p>
          </table:table-cell>
          <table:table-cell office:value-type="string">
            <text:p>Male</text:p>
          </table:table-cell>
          <table:table-cell office:value-type="string">
            <text:p>203.82.139.203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Alethea</text:p>
          </table:table-cell>
          <table:table-cell office:value-type="string">
            <text:p>Halsted</text:p>
          </table:table-cell>
          <table:table-cell office:value-type="string">
            <text:p>ahalsted2b@addthis.com</text:p>
          </table:table-cell>
          <table:table-cell office:value-type="string">
            <text:p>Female</text:p>
          </table:table-cell>
          <table:table-cell office:value-type="string">
            <text:p>145.64.55.164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Melantha</text:p>
          </table:table-cell>
          <table:table-cell office:value-type="string">
            <text:p>Scholler</text:p>
          </table:table-cell>
          <table:table-cell office:value-type="string">
            <text:p>mscholler2c@flavors.me</text:p>
          </table:table-cell>
          <table:table-cell office:value-type="string">
            <text:p>Female</text:p>
          </table:table-cell>
          <table:table-cell office:value-type="string">
            <text:p>50.2.141.54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Hobie</text:p>
          </table:table-cell>
          <table:table-cell office:value-type="string">
            <text:p>Mattheus</text:p>
          </table:table-cell>
          <table:table-cell office:value-type="string">
            <text:p>hmattheus2d@facebook.com</text:p>
          </table:table-cell>
          <table:table-cell office:value-type="string">
            <text:p>Male</text:p>
          </table:table-cell>
          <table:table-cell office:value-type="string">
            <text:p>79.236.130.23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Dougie</text:p>
          </table:table-cell>
          <table:table-cell office:value-type="string">
            <text:p>Brearley</text:p>
          </table:table-cell>
          <table:table-cell office:value-type="string">
            <text:p>dbrearley2e@51.la</text:p>
          </table:table-cell>
          <table:table-cell office:value-type="string">
            <text:p>Male</text:p>
          </table:table-cell>
          <table:table-cell office:value-type="string">
            <text:p>249.49.65.98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Hastie</text:p>
          </table:table-cell>
          <table:table-cell office:value-type="string">
            <text:p>Dunseath</text:p>
          </table:table-cell>
          <table:table-cell office:value-type="string">
            <text:p>hdunseath2f@printfriendly.com</text:p>
          </table:table-cell>
          <table:table-cell office:value-type="string">
            <text:p>Male</text:p>
          </table:table-cell>
          <table:table-cell office:value-type="string">
            <text:p>236.211.44.71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Gene</text:p>
          </table:table-cell>
          <table:table-cell office:value-type="string">
            <text:p>Langmuir</text:p>
          </table:table-cell>
          <table:table-cell office:value-type="string">
            <text:p>glangmuir2g@acquirethisname.com</text:p>
          </table:table-cell>
          <table:table-cell office:value-type="string">
            <text:p>Male</text:p>
          </table:table-cell>
          <table:table-cell office:value-type="string">
            <text:p>144.69.4.128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Wait</text:p>
          </table:table-cell>
          <table:table-cell office:value-type="string">
            <text:p>Grist</text:p>
          </table:table-cell>
          <table:table-cell office:value-type="string">
            <text:p>wgrist2h@prweb.com</text:p>
          </table:table-cell>
          <table:table-cell office:value-type="string">
            <text:p>Male</text:p>
          </table:table-cell>
          <table:table-cell office:value-type="string">
            <text:p>54.183.237.55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Benoite</text:p>
          </table:table-cell>
          <table:table-cell office:value-type="string">
            <text:p>Goulbourn</text:p>
          </table:table-cell>
          <table:table-cell office:value-type="string">
            <text:p>bgoulbourn2i@tuttocitta.it</text:p>
          </table:table-cell>
          <table:table-cell office:value-type="string">
            <text:p>Female</text:p>
          </table:table-cell>
          <table:table-cell office:value-type="string">
            <text:p>110.84.103.45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Carolan</text:p>
          </table:table-cell>
          <table:table-cell office:value-type="string">
            <text:p>Comins</text:p>
          </table:table-cell>
          <table:table-cell office:value-type="string">
            <text:p>ccomins2j@github.io</text:p>
          </table:table-cell>
          <table:table-cell office:value-type="string">
            <text:p>Female</text:p>
          </table:table-cell>
          <table:table-cell office:value-type="string">
            <text:p>106.57.140.69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Bone</text:p>
          </table:table-cell>
          <table:table-cell office:value-type="string">
            <text:p>Incogna</text:p>
          </table:table-cell>
          <table:table-cell office:value-type="string">
            <text:p>bincogna2k@printfriendly.com</text:p>
          </table:table-cell>
          <table:table-cell office:value-type="string">
            <text:p>Male</text:p>
          </table:table-cell>
          <table:table-cell office:value-type="string">
            <text:p>135.142.66.59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Camila</text:p>
          </table:table-cell>
          <table:table-cell office:value-type="string">
            <text:p>Roubert</text:p>
          </table:table-cell>
          <table:table-cell office:value-type="string">
            <text:p>croubert2l@facebook.com</text:p>
          </table:table-cell>
          <table:table-cell office:value-type="string">
            <text:p>Female</text:p>
          </table:table-cell>
          <table:table-cell office:value-type="string">
            <text:p>216.146.113.142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Si</text:p>
          </table:table-cell>
          <table:table-cell office:value-type="string">
            <text:p>Scurlock</text:p>
          </table:table-cell>
          <table:table-cell office:value-type="string">
            <text:p>sscurlock2m@reverbnation.com</text:p>
          </table:table-cell>
          <table:table-cell office:value-type="string">
            <text:p>Male</text:p>
          </table:table-cell>
          <table:table-cell office:value-type="string">
            <text:p>174.60.161.15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Abigail</text:p>
          </table:table-cell>
          <table:table-cell office:value-type="string">
            <text:p>Petrina</text:p>
          </table:table-cell>
          <table:table-cell office:value-type="string">
            <text:p>apetrina2n@npr.org</text:p>
          </table:table-cell>
          <table:table-cell office:value-type="string">
            <text:p>Female</text:p>
          </table:table-cell>
          <table:table-cell office:value-type="string">
            <text:p>46.143.65.98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Barthel</text:p>
          </table:table-cell>
          <table:table-cell office:value-type="string">
            <text:p>Taborre</text:p>
          </table:table-cell>
          <table:table-cell office:value-type="string">
            <text:p>btaborre2o@mediafire.com</text:p>
          </table:table-cell>
          <table:table-cell office:value-type="string">
            <text:p>Male</text:p>
          </table:table-cell>
          <table:table-cell office:value-type="string">
            <text:p>79.2.45.35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Roldan</text:p>
          </table:table-cell>
          <table:table-cell office:value-type="string">
            <text:p>Daens</text:p>
          </table:table-cell>
          <table:table-cell office:value-type="string">
            <text:p>rdaens2p@ameblo.jp</text:p>
          </table:table-cell>
          <table:table-cell office:value-type="string">
            <text:p>Male</text:p>
          </table:table-cell>
          <table:table-cell office:value-type="string">
            <text:p>137.221.110.186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Angus</text:p>
          </table:table-cell>
          <table:table-cell office:value-type="string">
            <text:p>Hardwich</text:p>
          </table:table-cell>
          <table:table-cell office:value-type="string">
            <text:p>ahardwich2q@berkeley.edu</text:p>
          </table:table-cell>
          <table:table-cell office:value-type="string">
            <text:p>Male</text:p>
          </table:table-cell>
          <table:table-cell office:value-type="string">
            <text:p>71.235.95.143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Jaquelyn</text:p>
          </table:table-cell>
          <table:table-cell office:value-type="string">
            <text:p>Edon</text:p>
          </table:table-cell>
          <table:table-cell office:value-type="string">
            <text:p>jedon2r@intel.com</text:p>
          </table:table-cell>
          <table:table-cell office:value-type="string">
            <text:p>Female</text:p>
          </table:table-cell>
          <table:table-cell office:value-type="string">
            <text:p>138.80.1.124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Davon</text:p>
          </table:table-cell>
          <table:table-cell office:value-type="string">
            <text:p>Dirkin</text:p>
          </table:table-cell>
          <table:table-cell office:value-type="string">
            <text:p>ddirkin2s@vimeo.com</text:p>
          </table:table-cell>
          <table:table-cell office:value-type="string">
            <text:p>Male</text:p>
          </table:table-cell>
          <table:table-cell office:value-type="string">
            <text:p>194.8.247.201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Daren</text:p>
          </table:table-cell>
          <table:table-cell office:value-type="string">
            <text:p>Goward</text:p>
          </table:table-cell>
          <table:table-cell office:value-type="string">
            <text:p>dgoward2t@themeforest.net</text:p>
          </table:table-cell>
          <table:table-cell office:value-type="string">
            <text:p>Male</text:p>
          </table:table-cell>
          <table:table-cell office:value-type="string">
            <text:p>106.96.225.78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Bianca</text:p>
          </table:table-cell>
          <table:table-cell office:value-type="string">
            <text:p>Firmager</text:p>
          </table:table-cell>
          <table:table-cell office:value-type="string">
            <text:p>bfirmager2u@chronoengine.com</text:p>
          </table:table-cell>
          <table:table-cell office:value-type="string">
            <text:p>Female</text:p>
          </table:table-cell>
          <table:table-cell office:value-type="string">
            <text:p>139.102.38.235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Alexio</text:p>
          </table:table-cell>
          <table:table-cell office:value-type="string">
            <text:p>Cockshtt</text:p>
          </table:table-cell>
          <table:table-cell office:value-type="string">
            <text:p>acockshtt2v@goo.gl</text:p>
          </table:table-cell>
          <table:table-cell office:value-type="string">
            <text:p>Male</text:p>
          </table:table-cell>
          <table:table-cell office:value-type="string">
            <text:p>171.111.226.198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Beatriz</text:p>
          </table:table-cell>
          <table:table-cell office:value-type="string">
            <text:p>Mackie</text:p>
          </table:table-cell>
          <table:table-cell office:value-type="string">
            <text:p>bmackie2w@rakuten.co.jp</text:p>
          </table:table-cell>
          <table:table-cell office:value-type="string">
            <text:p>Female</text:p>
          </table:table-cell>
          <table:table-cell office:value-type="string">
            <text:p>33.145.184.140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Antonio</text:p>
          </table:table-cell>
          <table:table-cell office:value-type="string">
            <text:p>Kroll</text:p>
          </table:table-cell>
          <table:table-cell office:value-type="string">
            <text:p>akroll2x@blog.com</text:p>
          </table:table-cell>
          <table:table-cell office:value-type="string">
            <text:p>Male</text:p>
          </table:table-cell>
          <table:table-cell office:value-type="string">
            <text:p>226.207.208.34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Neville</text:p>
          </table:table-cell>
          <table:table-cell office:value-type="string">
            <text:p>Oubridge</text:p>
          </table:table-cell>
          <table:table-cell office:value-type="string">
            <text:p>noubridge2y@admin.ch</text:p>
          </table:table-cell>
          <table:table-cell office:value-type="string">
            <text:p>Male</text:p>
          </table:table-cell>
          <table:table-cell office:value-type="string">
            <text:p>95.57.55.140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Godwin</text:p>
          </table:table-cell>
          <table:table-cell office:value-type="string">
            <text:p>Oscroft</text:p>
          </table:table-cell>
          <table:table-cell office:value-type="string">
            <text:p>goscroft2z@google.nl</text:p>
          </table:table-cell>
          <table:table-cell office:value-type="string">
            <text:p>Male</text:p>
          </table:table-cell>
          <table:table-cell office:value-type="string">
            <text:p>205.195.61.141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Merna</text:p>
          </table:table-cell>
          <table:table-cell office:value-type="string">
            <text:p>Plover</text:p>
          </table:table-cell>
          <table:table-cell office:value-type="string">
            <text:p>mplover30@geocities.jp</text:p>
          </table:table-cell>
          <table:table-cell office:value-type="string">
            <text:p>Female</text:p>
          </table:table-cell>
          <table:table-cell office:value-type="string">
            <text:p>245.247.219.72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Syd</text:p>
          </table:table-cell>
          <table:table-cell office:value-type="string">
            <text:p>Mitchener</text:p>
          </table:table-cell>
          <table:table-cell office:value-type="string">
            <text:p>smitchener31@ovh.net</text:p>
          </table:table-cell>
          <table:table-cell office:value-type="string">
            <text:p>Male</text:p>
          </table:table-cell>
          <table:table-cell office:value-type="string">
            <text:p>194.244.56.177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Myles</text:p>
          </table:table-cell>
          <table:table-cell office:value-type="string">
            <text:p>Jeays</text:p>
          </table:table-cell>
          <table:table-cell office:value-type="string">
            <text:p>mjeays32@smugmug.com</text:p>
          </table:table-cell>
          <table:table-cell office:value-type="string">
            <text:p>Male</text:p>
          </table:table-cell>
          <table:table-cell office:value-type="string">
            <text:p>204.84.104.94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Maureene</text:p>
          </table:table-cell>
          <table:table-cell office:value-type="string">
            <text:p>Grey</text:p>
          </table:table-cell>
          <table:table-cell office:value-type="string">
            <text:p>mgrey33@bbc.co.uk</text:p>
          </table:table-cell>
          <table:table-cell office:value-type="string">
            <text:p>Female</text:p>
          </table:table-cell>
          <table:table-cell office:value-type="string">
            <text:p>56.194.27.45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Gratiana</text:p>
          </table:table-cell>
          <table:table-cell office:value-type="string">
            <text:p>Towne</text:p>
          </table:table-cell>
          <table:table-cell office:value-type="string">
            <text:p>gtowne34@miitbeian.gov.cn</text:p>
          </table:table-cell>
          <table:table-cell office:value-type="string">
            <text:p>Female</text:p>
          </table:table-cell>
          <table:table-cell office:value-type="string">
            <text:p>184.160.153.197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Maure</text:p>
          </table:table-cell>
          <table:table-cell office:value-type="string">
            <text:p>Chappelow</text:p>
          </table:table-cell>
          <table:table-cell office:value-type="string">
            <text:p>mchappelow35@jalbum.net</text:p>
          </table:table-cell>
          <table:table-cell office:value-type="string">
            <text:p>Female</text:p>
          </table:table-cell>
          <table:table-cell office:value-type="string">
            <text:p>213.67.90.195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Reece</text:p>
          </table:table-cell>
          <table:table-cell office:value-type="string">
            <text:p>Gameson</text:p>
          </table:table-cell>
          <table:table-cell office:value-type="string">
            <text:p>rgameson36@cargocollective.com</text:p>
          </table:table-cell>
          <table:table-cell office:value-type="string">
            <text:p>Male</text:p>
          </table:table-cell>
          <table:table-cell office:value-type="string">
            <text:p>52.172.46.49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Sukey</text:p>
          </table:table-cell>
          <table:table-cell office:value-type="string">
            <text:p>Stigers</text:p>
          </table:table-cell>
          <table:table-cell office:value-type="string">
            <text:p>sstigers37@merriam-webster.com</text:p>
          </table:table-cell>
          <table:table-cell office:value-type="string">
            <text:p>Female</text:p>
          </table:table-cell>
          <table:table-cell office:value-type="string">
            <text:p>194.210.79.109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Eddie</text:p>
          </table:table-cell>
          <table:table-cell office:value-type="string">
            <text:p>Kelshaw</text:p>
          </table:table-cell>
          <table:table-cell office:value-type="string">
            <text:p>ekelshaw38@google.ca</text:p>
          </table:table-cell>
          <table:table-cell office:value-type="string">
            <text:p>Female</text:p>
          </table:table-cell>
          <table:table-cell office:value-type="string">
            <text:p>48.61.9.243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Cort</text:p>
          </table:table-cell>
          <table:table-cell office:value-type="string">
            <text:p>Matzeitis</text:p>
          </table:table-cell>
          <table:table-cell office:value-type="string">
            <text:p>cmatzeitis39@bloglines.com</text:p>
          </table:table-cell>
          <table:table-cell office:value-type="string">
            <text:p>Male</text:p>
          </table:table-cell>
          <table:table-cell office:value-type="string">
            <text:p>9.37.124.89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Olly</text:p>
          </table:table-cell>
          <table:table-cell office:value-type="string">
            <text:p>Berfoot</text:p>
          </table:table-cell>
          <table:table-cell office:value-type="string">
            <text:p>oberfoot3a@google.ca</text:p>
          </table:table-cell>
          <table:table-cell office:value-type="string">
            <text:p>Female</text:p>
          </table:table-cell>
          <table:table-cell office:value-type="string">
            <text:p>228.226.239.196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Prent</text:p>
          </table:table-cell>
          <table:table-cell office:value-type="string">
            <text:p>Haker</text:p>
          </table:table-cell>
          <table:table-cell office:value-type="string">
            <text:p>phaker3b@mozilla.com</text:p>
          </table:table-cell>
          <table:table-cell office:value-type="string">
            <text:p>Male</text:p>
          </table:table-cell>
          <table:table-cell office:value-type="string">
            <text:p>177.20.220.83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Christabella</text:p>
          </table:table-cell>
          <table:table-cell office:value-type="string">
            <text:p>Lavelle</text:p>
          </table:table-cell>
          <table:table-cell office:value-type="string">
            <text:p>clavelle3c@naver.com</text:p>
          </table:table-cell>
          <table:table-cell office:value-type="string">
            <text:p>Female</text:p>
          </table:table-cell>
          <table:table-cell office:value-type="string">
            <text:p>242.159.102.118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Hobart</text:p>
          </table:table-cell>
          <table:table-cell office:value-type="string">
            <text:p>Copelli</text:p>
          </table:table-cell>
          <table:table-cell office:value-type="string">
            <text:p>hcopelli3d@msn.com</text:p>
          </table:table-cell>
          <table:table-cell office:value-type="string">
            <text:p>Male</text:p>
          </table:table-cell>
          <table:table-cell office:value-type="string">
            <text:p>60.105.237.130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Durant</text:p>
          </table:table-cell>
          <table:table-cell office:value-type="string">
            <text:p>Thompkins</text:p>
          </table:table-cell>
          <table:table-cell office:value-type="string">
            <text:p>dthompkins3e@tinyurl.com</text:p>
          </table:table-cell>
          <table:table-cell office:value-type="string">
            <text:p>Male</text:p>
          </table:table-cell>
          <table:table-cell office:value-type="string">
            <text:p>222.188.68.219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Keene</text:p>
          </table:table-cell>
          <table:table-cell office:value-type="string">
            <text:p>Pipe</text:p>
          </table:table-cell>
          <table:table-cell office:value-type="string">
            <text:p>kpipe3f@nps.gov</text:p>
          </table:table-cell>
          <table:table-cell office:value-type="string">
            <text:p>Male</text:p>
          </table:table-cell>
          <table:table-cell office:value-type="string">
            <text:p>36.170.225.158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Padget</text:p>
          </table:table-cell>
          <table:table-cell office:value-type="string">
            <text:p>Swinney</text:p>
          </table:table-cell>
          <table:table-cell office:value-type="string">
            <text:p>pswinney3g@smh.com.au</text:p>
          </table:table-cell>
          <table:table-cell office:value-type="string">
            <text:p>Male</text:p>
          </table:table-cell>
          <table:table-cell office:value-type="string">
            <text:p>67.134.27.176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Herc</text:p>
          </table:table-cell>
          <table:table-cell office:value-type="string">
            <text:p>Orrock</text:p>
          </table:table-cell>
          <table:table-cell office:value-type="string">
            <text:p>horrock3h@unblog.fr</text:p>
          </table:table-cell>
          <table:table-cell office:value-type="string">
            <text:p>Male</text:p>
          </table:table-cell>
          <table:table-cell office:value-type="string">
            <text:p>248.1.20.222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Winnie</text:p>
          </table:table-cell>
          <table:table-cell office:value-type="string">
            <text:p>Carlile</text:p>
          </table:table-cell>
          <table:table-cell office:value-type="string">
            <text:p>wcarlile3i@liveinternet.ru</text:p>
          </table:table-cell>
          <table:table-cell office:value-type="string">
            <text:p>Male</text:p>
          </table:table-cell>
          <table:table-cell office:value-type="string">
            <text:p>247.229.116.208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Preston</text:p>
          </table:table-cell>
          <table:table-cell office:value-type="string">
            <text:p>Mosen</text:p>
          </table:table-cell>
          <table:table-cell office:value-type="string">
            <text:p>pmosen3j@scribd.com</text:p>
          </table:table-cell>
          <table:table-cell office:value-type="string">
            <text:p>Male</text:p>
          </table:table-cell>
          <table:table-cell office:value-type="string">
            <text:p>219.73.29.84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Ethel</text:p>
          </table:table-cell>
          <table:table-cell office:value-type="string">
            <text:p>Miere</text:p>
          </table:table-cell>
          <table:table-cell office:value-type="string">
            <text:p>emiere3k@storify.com</text:p>
          </table:table-cell>
          <table:table-cell office:value-type="string">
            <text:p>Female</text:p>
          </table:table-cell>
          <table:table-cell office:value-type="string">
            <text:p>143.132.94.171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Angie</text:p>
          </table:table-cell>
          <table:table-cell office:value-type="string">
            <text:p>Dorrian</text:p>
          </table:table-cell>
          <table:table-cell office:value-type="string">
            <text:p>adorrian3l@hexun.com</text:p>
          </table:table-cell>
          <table:table-cell office:value-type="string">
            <text:p>Female</text:p>
          </table:table-cell>
          <table:table-cell office:value-type="string">
            <text:p>24.14.70.189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Jethro</text:p>
          </table:table-cell>
          <table:table-cell office:value-type="string">
            <text:p>Nichols</text:p>
          </table:table-cell>
          <table:table-cell office:value-type="string">
            <text:p>jnichols3m@vistaprint.com</text:p>
          </table:table-cell>
          <table:table-cell office:value-type="string">
            <text:p>Male</text:p>
          </table:table-cell>
          <table:table-cell office:value-type="string">
            <text:p>73.197.131.2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Blake</text:p>
          </table:table-cell>
          <table:table-cell office:value-type="string">
            <text:p>Noye</text:p>
          </table:table-cell>
          <table:table-cell office:value-type="string">
            <text:p>bnoye3n@sciencedirect.com</text:p>
          </table:table-cell>
          <table:table-cell office:value-type="string">
            <text:p>Male</text:p>
          </table:table-cell>
          <table:table-cell office:value-type="string">
            <text:p>174.169.65.99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Maynard</text:p>
          </table:table-cell>
          <table:table-cell office:value-type="string">
            <text:p>Mattosoff</text:p>
          </table:table-cell>
          <table:table-cell office:value-type="string">
            <text:p>mmattosoff3o@networkadvertising.org</text:p>
          </table:table-cell>
          <table:table-cell office:value-type="string">
            <text:p>Male</text:p>
          </table:table-cell>
          <table:table-cell office:value-type="string">
            <text:p>64.234.233.154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Engelbert</text:p>
          </table:table-cell>
          <table:table-cell office:value-type="string">
            <text:p>Blum</text:p>
          </table:table-cell>
          <table:table-cell office:value-type="string">
            <text:p>eblum3p@google.co.jp</text:p>
          </table:table-cell>
          <table:table-cell office:value-type="string">
            <text:p>Male</text:p>
          </table:table-cell>
          <table:table-cell office:value-type="string">
            <text:p>96.172.16.31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Pavla</text:p>
          </table:table-cell>
          <table:table-cell office:value-type="string">
            <text:p>Schuricht</text:p>
          </table:table-cell>
          <table:table-cell office:value-type="string">
            <text:p>pschuricht3q@bravesites.com</text:p>
          </table:table-cell>
          <table:table-cell office:value-type="string">
            <text:p>Female</text:p>
          </table:table-cell>
          <table:table-cell office:value-type="string">
            <text:p>216.231.17.139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Jobi</text:p>
          </table:table-cell>
          <table:table-cell office:value-type="string">
            <text:p>Duplock</text:p>
          </table:table-cell>
          <table:table-cell office:value-type="string">
            <text:p>jduplock3r@unesco.org</text:p>
          </table:table-cell>
          <table:table-cell office:value-type="string">
            <text:p>Female</text:p>
          </table:table-cell>
          <table:table-cell office:value-type="string">
            <text:p>172.111.62.171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Sim</text:p>
          </table:table-cell>
          <table:table-cell office:value-type="string">
            <text:p>Robertacci</text:p>
          </table:table-cell>
          <table:table-cell office:value-type="string">
            <text:p>srobertacci3s@abc.net.au</text:p>
          </table:table-cell>
          <table:table-cell office:value-type="string">
            <text:p>Male</text:p>
          </table:table-cell>
          <table:table-cell office:value-type="string">
            <text:p>70.218.238.210</text:p>
          </table:table-cell>
          <table:table-cell table:number-columns-repeated="2"/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Drucill</text:p>
          </table:table-cell>
          <table:table-cell office:value-type="string">
            <text:p>Jodlkowski</text:p>
          </table:table-cell>
          <table:table-cell office:value-type="string">
            <text:p>djodlkowski3t@reddit.com</text:p>
          </table:table-cell>
          <table:table-cell office:value-type="string">
            <text:p>Female</text:p>
          </table:table-cell>
          <table:table-cell office:value-type="string">
            <text:p>253.179.209.41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Roddy</text:p>
          </table:table-cell>
          <table:table-cell office:value-type="string">
            <text:p>Glencrosche</text:p>
          </table:table-cell>
          <table:table-cell office:value-type="string">
            <text:p>rglencrosche3u@miitbeian.gov.cn</text:p>
          </table:table-cell>
          <table:table-cell office:value-type="string">
            <text:p>Male</text:p>
          </table:table-cell>
          <table:table-cell office:value-type="string">
            <text:p>139.138.97.5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Ikey</text:p>
          </table:table-cell>
          <table:table-cell office:value-type="string">
            <text:p>Matuszinski</text:p>
          </table:table-cell>
          <table:table-cell office:value-type="string">
            <text:p>imatuszinski3v@uol.com.br</text:p>
          </table:table-cell>
          <table:table-cell office:value-type="string">
            <text:p>Male</text:p>
          </table:table-cell>
          <table:table-cell office:value-type="string">
            <text:p>68.201.64.138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Constance</text:p>
          </table:table-cell>
          <table:table-cell office:value-type="string">
            <text:p>Beggan</text:p>
          </table:table-cell>
          <table:table-cell office:value-type="string">
            <text:p>cbeggan3w@ezinearticles.com</text:p>
          </table:table-cell>
          <table:table-cell office:value-type="string">
            <text:p>Female</text:p>
          </table:table-cell>
          <table:table-cell office:value-type="string">
            <text:p>196.51.62.213</text:p>
          </table:table-cell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Shena</text:p>
          </table:table-cell>
          <table:table-cell office:value-type="string">
            <text:p>Repp</text:p>
          </table:table-cell>
          <table:table-cell office:value-type="string">
            <text:p>srepp3x@tiny.cc</text:p>
          </table:table-cell>
          <table:table-cell office:value-type="string">
            <text:p>Female</text:p>
          </table:table-cell>
          <table:table-cell office:value-type="string">
            <text:p>49.178.14.213</text:p>
          </table:table-cell>
          <table:table-cell table:number-columns-repeated="2"/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Milena</text:p>
          </table:table-cell>
          <table:table-cell office:value-type="string">
            <text:p>Westphalen</text:p>
          </table:table-cell>
          <table:table-cell office:value-type="string">
            <text:p>mwestphalen3y@ehow.com</text:p>
          </table:table-cell>
          <table:table-cell office:value-type="string">
            <text:p>Female</text:p>
          </table:table-cell>
          <table:table-cell office:value-type="string">
            <text:p>122.197.232.215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Hershel</text:p>
          </table:table-cell>
          <table:table-cell office:value-type="string">
            <text:p>Berns</text:p>
          </table:table-cell>
          <table:table-cell office:value-type="string">
            <text:p>hberns3z@hp.com</text:p>
          </table:table-cell>
          <table:table-cell office:value-type="string">
            <text:p>Male</text:p>
          </table:table-cell>
          <table:table-cell office:value-type="string">
            <text:p>12.222.89.74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Ciel</text:p>
          </table:table-cell>
          <table:table-cell office:value-type="string">
            <text:p>Newvill</text:p>
          </table:table-cell>
          <table:table-cell office:value-type="string">
            <text:p>cnewvill40@nymag.com</text:p>
          </table:table-cell>
          <table:table-cell office:value-type="string">
            <text:p>Female</text:p>
          </table:table-cell>
          <table:table-cell office:value-type="string">
            <text:p>152.18.191.162</text:p>
          </table:table-cell>
          <table:table-cell table:number-columns-repeated="2"/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Elaina</text:p>
          </table:table-cell>
          <table:table-cell office:value-type="string">
            <text:p>Cahn</text:p>
          </table:table-cell>
          <table:table-cell office:value-type="string">
            <text:p>ecahn41@huffingtonpost.com</text:p>
          </table:table-cell>
          <table:table-cell office:value-type="string">
            <text:p>Female</text:p>
          </table:table-cell>
          <table:table-cell office:value-type="string">
            <text:p>139.226.140.106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Mellicent</text:p>
          </table:table-cell>
          <table:table-cell office:value-type="string">
            <text:p>Merrikin</text:p>
          </table:table-cell>
          <table:table-cell office:value-type="string">
            <text:p>mmerrikin42@fema.gov</text:p>
          </table:table-cell>
          <table:table-cell office:value-type="string">
            <text:p>Female</text:p>
          </table:table-cell>
          <table:table-cell office:value-type="string">
            <text:p>229.64.69.38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Beaufort</text:p>
          </table:table-cell>
          <table:table-cell office:value-type="string">
            <text:p>Mulchrone</text:p>
          </table:table-cell>
          <table:table-cell office:value-type="string">
            <text:p>bmulchrone43@washingtonpost.com</text:p>
          </table:table-cell>
          <table:table-cell office:value-type="string">
            <text:p>Male</text:p>
          </table:table-cell>
          <table:table-cell office:value-type="string">
            <text:p>159.86.138.232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Weidar</text:p>
          </table:table-cell>
          <table:table-cell office:value-type="string">
            <text:p>Ossulton</text:p>
          </table:table-cell>
          <table:table-cell office:value-type="string">
            <text:p>wossulton44@angelfire.com</text:p>
          </table:table-cell>
          <table:table-cell office:value-type="string">
            <text:p>Male</text:p>
          </table:table-cell>
          <table:table-cell office:value-type="string">
            <text:p>44.29.125.225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Gretchen</text:p>
          </table:table-cell>
          <table:table-cell office:value-type="string">
            <text:p>Glenister</text:p>
          </table:table-cell>
          <table:table-cell office:value-type="string">
            <text:p>gglenister45@diigo.com</text:p>
          </table:table-cell>
          <table:table-cell office:value-type="string">
            <text:p>Female</text:p>
          </table:table-cell>
          <table:table-cell office:value-type="string">
            <text:p>121.171.184.192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Warden</text:p>
          </table:table-cell>
          <table:table-cell office:value-type="string">
            <text:p>Bensen</text:p>
          </table:table-cell>
          <table:table-cell office:value-type="string">
            <text:p>wbensen46@geocities.com</text:p>
          </table:table-cell>
          <table:table-cell office:value-type="string">
            <text:p>Male</text:p>
          </table:table-cell>
          <table:table-cell office:value-type="string">
            <text:p>107.2.84.114</text:p>
          </table:table-cell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Cissiee</text:p>
          </table:table-cell>
          <table:table-cell office:value-type="string">
            <text:p>Matyashev</text:p>
          </table:table-cell>
          <table:table-cell office:value-type="string">
            <text:p>cmatyashev47@craigslist.org</text:p>
          </table:table-cell>
          <table:table-cell office:value-type="string">
            <text:p>Female</text:p>
          </table:table-cell>
          <table:table-cell office:value-type="string">
            <text:p>94.103.207.168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Haley</text:p>
          </table:table-cell>
          <table:table-cell office:value-type="string">
            <text:p>Daulton</text:p>
          </table:table-cell>
          <table:table-cell office:value-type="string">
            <text:p>hdaulton48@techcrunch.com</text:p>
          </table:table-cell>
          <table:table-cell office:value-type="string">
            <text:p>Female</text:p>
          </table:table-cell>
          <table:table-cell office:value-type="string">
            <text:p>60.75.63.43</text:p>
          </table:table-cell>
          <table:table-cell table:number-columns-repeated="2"/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Shayne</text:p>
          </table:table-cell>
          <table:table-cell office:value-type="string">
            <text:p>Cocklin</text:p>
          </table:table-cell>
          <table:table-cell office:value-type="string">
            <text:p>scocklin49@fotki.com</text:p>
          </table:table-cell>
          <table:table-cell office:value-type="string">
            <text:p>Female</text:p>
          </table:table-cell>
          <table:table-cell office:value-type="string">
            <text:p>224.141.7.78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Emlen</text:p>
          </table:table-cell>
          <table:table-cell office:value-type="string">
            <text:p>Ambrosini</text:p>
          </table:table-cell>
          <table:table-cell office:value-type="string">
            <text:p>eambrosini4a@livejournal.com</text:p>
          </table:table-cell>
          <table:table-cell office:value-type="string">
            <text:p>Male</text:p>
          </table:table-cell>
          <table:table-cell office:value-type="string">
            <text:p>121.227.254.250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Rosalyn</text:p>
          </table:table-cell>
          <table:table-cell office:value-type="string">
            <text:p>Krates</text:p>
          </table:table-cell>
          <table:table-cell office:value-type="string">
            <text:p>rkrates4b@privacy.gov.au</text:p>
          </table:table-cell>
          <table:table-cell office:value-type="string">
            <text:p>Female</text:p>
          </table:table-cell>
          <table:table-cell office:value-type="string">
            <text:p>206.124.19.10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Carny</text:p>
          </table:table-cell>
          <table:table-cell office:value-type="string">
            <text:p>Claypool</text:p>
          </table:table-cell>
          <table:table-cell office:value-type="string">
            <text:p>cclaypool4c@aboutads.info</text:p>
          </table:table-cell>
          <table:table-cell office:value-type="string">
            <text:p>Male</text:p>
          </table:table-cell>
          <table:table-cell office:value-type="string">
            <text:p>234.164.39.96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Leeland</text:p>
          </table:table-cell>
          <table:table-cell office:value-type="string">
            <text:p>Rolfo</text:p>
          </table:table-cell>
          <table:table-cell office:value-type="string">
            <text:p>lrolfo4d@addtoany.com</text:p>
          </table:table-cell>
          <table:table-cell office:value-type="string">
            <text:p>Male</text:p>
          </table:table-cell>
          <table:table-cell office:value-type="string">
            <text:p>95.212.147.75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Kristel</text:p>
          </table:table-cell>
          <table:table-cell office:value-type="string">
            <text:p>Denyakin</text:p>
          </table:table-cell>
          <table:table-cell office:value-type="string">
            <text:p>kdenyakin4e@zdnet.com</text:p>
          </table:table-cell>
          <table:table-cell office:value-type="string">
            <text:p>Female</text:p>
          </table:table-cell>
          <table:table-cell office:value-type="string">
            <text:p>108.178.107.75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Ambrosi</text:p>
          </table:table-cell>
          <table:table-cell office:value-type="string">
            <text:p>Deverson</text:p>
          </table:table-cell>
          <table:table-cell office:value-type="string">
            <text:p>adeverson4f@vkontakte.ru</text:p>
          </table:table-cell>
          <table:table-cell office:value-type="string">
            <text:p>Male</text:p>
          </table:table-cell>
          <table:table-cell office:value-type="string">
            <text:p>161.98.9.147</text:p>
          </table:table-cell>
          <table:table-cell table:number-columns-repeated="2"/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Brnaba</text:p>
          </table:table-cell>
          <table:table-cell office:value-type="string">
            <text:p>Hendonson</text:p>
          </table:table-cell>
          <table:table-cell office:value-type="string">
            <text:p>bhendonson4g@sogou.com</text:p>
          </table:table-cell>
          <table:table-cell office:value-type="string">
            <text:p>Male</text:p>
          </table:table-cell>
          <table:table-cell office:value-type="string">
            <text:p>43.82.222.228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Blancha</text:p>
          </table:table-cell>
          <table:table-cell office:value-type="string">
            <text:p>Francis</text:p>
          </table:table-cell>
          <table:table-cell office:value-type="string">
            <text:p>bfrancis4h@admin.ch</text:p>
          </table:table-cell>
          <table:table-cell office:value-type="string">
            <text:p>Female</text:p>
          </table:table-cell>
          <table:table-cell office:value-type="string">
            <text:p>247.139.96.219</text:p>
          </table:table-cell>
          <table:table-cell table:number-columns-repeated="2"/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Anna</text:p>
          </table:table-cell>
          <table:table-cell office:value-type="string">
            <text:p>Devey</text:p>
          </table:table-cell>
          <table:table-cell office:value-type="string">
            <text:p>adevey4i@wisc.edu</text:p>
          </table:table-cell>
          <table:table-cell office:value-type="string">
            <text:p>Female</text:p>
          </table:table-cell>
          <table:table-cell office:value-type="string">
            <text:p>56.3.46.8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Hyatt</text:p>
          </table:table-cell>
          <table:table-cell office:value-type="string">
            <text:p>Bramer</text:p>
          </table:table-cell>
          <table:table-cell office:value-type="string">
            <text:p>hbramer4j@hc360.com</text:p>
          </table:table-cell>
          <table:table-cell office:value-type="string">
            <text:p>Male</text:p>
          </table:table-cell>
          <table:table-cell office:value-type="string">
            <text:p>1.128.151.147</text:p>
          </table:table-cell>
          <table:table-cell table:number-columns-repeated="2"/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Royce</text:p>
          </table:table-cell>
          <table:table-cell office:value-type="string">
            <text:p>Merrill</text:p>
          </table:table-cell>
          <table:table-cell office:value-type="string">
            <text:p>rmerrill4k@google.co.jp</text:p>
          </table:table-cell>
          <table:table-cell office:value-type="string">
            <text:p>Male</text:p>
          </table:table-cell>
          <table:table-cell office:value-type="string">
            <text:p>29.30.100.112</text:p>
          </table:table-cell>
          <table:table-cell table:number-columns-repeated="2"/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Moishe</text:p>
          </table:table-cell>
          <table:table-cell office:value-type="string">
            <text:p>Brimman</text:p>
          </table:table-cell>
          <table:table-cell office:value-type="string">
            <text:p>mbrimman4l@hibu.com</text:p>
          </table:table-cell>
          <table:table-cell office:value-type="string">
            <text:p>Male</text:p>
          </table:table-cell>
          <table:table-cell office:value-type="string">
            <text:p>194.171.202.183</text:p>
          </table:table-cell>
          <table:table-cell table:number-columns-repeated="2"/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Carleton</text:p>
          </table:table-cell>
          <table:table-cell office:value-type="string">
            <text:p>Roggieri</text:p>
          </table:table-cell>
          <table:table-cell office:value-type="string">
            <text:p>croggieri4m@oakley.com</text:p>
          </table:table-cell>
          <table:table-cell office:value-type="string">
            <text:p>Male</text:p>
          </table:table-cell>
          <table:table-cell office:value-type="string">
            <text:p>102.159.171.236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Wylma</text:p>
          </table:table-cell>
          <table:table-cell office:value-type="string">
            <text:p>Hazell</text:p>
          </table:table-cell>
          <table:table-cell office:value-type="string">
            <text:p>whazell4n@geocities.jp</text:p>
          </table:table-cell>
          <table:table-cell office:value-type="string">
            <text:p>Female</text:p>
          </table:table-cell>
          <table:table-cell office:value-type="string">
            <text:p>88.84.51.243</text:p>
          </table:table-cell>
          <table:table-cell table:number-columns-repeated="2"/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Donal</text:p>
          </table:table-cell>
          <table:table-cell office:value-type="string">
            <text:p>Mosen</text:p>
          </table:table-cell>
          <table:table-cell office:value-type="string">
            <text:p>dmosen4o@icq.com</text:p>
          </table:table-cell>
          <table:table-cell office:value-type="string">
            <text:p>Male</text:p>
          </table:table-cell>
          <table:table-cell office:value-type="string">
            <text:p>7.168.167.244</text:p>
          </table:table-cell>
          <table:table-cell table:number-columns-repeated="2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Debbie</text:p>
          </table:table-cell>
          <table:table-cell office:value-type="string">
            <text:p>Keson</text:p>
          </table:table-cell>
          <table:table-cell office:value-type="string">
            <text:p>dkeson4p@printfriendly.com</text:p>
          </table:table-cell>
          <table:table-cell office:value-type="string">
            <text:p>Female</text:p>
          </table:table-cell>
          <table:table-cell office:value-type="string">
            <text:p>124.223.163.232</text:p>
          </table:table-cell>
          <table:table-cell table:number-columns-repeated="2"/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Donnajean</text:p>
          </table:table-cell>
          <table:table-cell office:value-type="string">
            <text:p>Dwelling</text:p>
          </table:table-cell>
          <table:table-cell office:value-type="string">
            <text:p>ddwelling4q@artisteer.com</text:p>
          </table:table-cell>
          <table:table-cell office:value-type="string">
            <text:p>Female</text:p>
          </table:table-cell>
          <table:table-cell office:value-type="string">
            <text:p>51.133.154.152</text:p>
          </table:table-cell>
          <table:table-cell table:number-columns-repeated="2"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Silvana</text:p>
          </table:table-cell>
          <table:table-cell office:value-type="string">
            <text:p>Natwick</text:p>
          </table:table-cell>
          <table:table-cell office:value-type="string">
            <text:p>snatwick4r@bandcamp.com</text:p>
          </table:table-cell>
          <table:table-cell office:value-type="string">
            <text:p>Female</text:p>
          </table:table-cell>
          <table:table-cell office:value-type="string">
            <text:p>73.199.217.80</text:p>
          </table:table-cell>
          <table:table-cell table:number-columns-repeated="2"/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Shurlocke</text:p>
          </table:table-cell>
          <table:table-cell office:value-type="string">
            <text:p>Llorens</text:p>
          </table:table-cell>
          <table:table-cell office:value-type="string">
            <text:p>sllorens4s@cargocollective.com</text:p>
          </table:table-cell>
          <table:table-cell office:value-type="string">
            <text:p>Male</text:p>
          </table:table-cell>
          <table:table-cell office:value-type="string">
            <text:p>228.39.194.15</text:p>
          </table:table-cell>
          <table:table-cell table:number-columns-repeated="2"/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Berton</text:p>
          </table:table-cell>
          <table:table-cell office:value-type="string">
            <text:p>Rulf</text:p>
          </table:table-cell>
          <table:table-cell office:value-type="string">
            <text:p>brulf4t@icio.us</text:p>
          </table:table-cell>
          <table:table-cell office:value-type="string">
            <text:p>Male</text:p>
          </table:table-cell>
          <table:table-cell office:value-type="string">
            <text:p>158.108.152.229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Dorita</text:p>
          </table:table-cell>
          <table:table-cell office:value-type="string">
            <text:p>Whiles</text:p>
          </table:table-cell>
          <table:table-cell office:value-type="string">
            <text:p>dwhiles4u@w3.org</text:p>
          </table:table-cell>
          <table:table-cell office:value-type="string">
            <text:p>Female</text:p>
          </table:table-cell>
          <table:table-cell office:value-type="string">
            <text:p>254.23.244.24</text:p>
          </table:table-cell>
          <table:table-cell table:number-columns-repeated="2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Ruy</text:p>
          </table:table-cell>
          <table:table-cell office:value-type="string">
            <text:p>McKea</text:p>
          </table:table-cell>
          <table:table-cell office:value-type="string">
            <text:p>rmckea4v@economist.com</text:p>
          </table:table-cell>
          <table:table-cell office:value-type="string">
            <text:p>Male</text:p>
          </table:table-cell>
          <table:table-cell office:value-type="string">
            <text:p>232.176.249.232</text:p>
          </table:table-cell>
          <table:table-cell table:number-columns-repeated="2"/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Edin</text:p>
          </table:table-cell>
          <table:table-cell office:value-type="string">
            <text:p>Larkkem</text:p>
          </table:table-cell>
          <table:table-cell office:value-type="string">
            <text:p>elarkkem4w@bbb.org</text:p>
          </table:table-cell>
          <table:table-cell office:value-type="string">
            <text:p>Female</text:p>
          </table:table-cell>
          <table:table-cell office:value-type="string">
            <text:p>40.17.145.198</text:p>
          </table:table-cell>
          <table:table-cell table:number-columns-repeated="2"/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Frederick</text:p>
          </table:table-cell>
          <table:table-cell office:value-type="string">
            <text:p>Hagard</text:p>
          </table:table-cell>
          <table:table-cell office:value-type="string">
            <text:p>fhagard4x@nytimes.com</text:p>
          </table:table-cell>
          <table:table-cell office:value-type="string">
            <text:p>Male</text:p>
          </table:table-cell>
          <table:table-cell office:value-type="string">
            <text:p>183.214.51.87</text:p>
          </table:table-cell>
          <table:table-cell table:number-columns-repeated="2"/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Dewitt</text:p>
          </table:table-cell>
          <table:table-cell office:value-type="string">
            <text:p>Turnor</text:p>
          </table:table-cell>
          <table:table-cell office:value-type="string">
            <text:p>dturnor4y@privacy.gov.au</text:p>
          </table:table-cell>
          <table:table-cell office:value-type="string">
            <text:p>Male</text:p>
          </table:table-cell>
          <table:table-cell office:value-type="string">
            <text:p>250.184.8.218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Carmelina</text:p>
          </table:table-cell>
          <table:table-cell office:value-type="string">
            <text:p>Lyons</text:p>
          </table:table-cell>
          <table:table-cell office:value-type="string">
            <text:p>clyons4z@symantec.com</text:p>
          </table:table-cell>
          <table:table-cell office:value-type="string">
            <text:p>Female</text:p>
          </table:table-cell>
          <table:table-cell office:value-type="string">
            <text:p>79.23.188.161</text:p>
          </table:table-cell>
          <table:table-cell table:number-columns-repeated="2"/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Anestassia</text:p>
          </table:table-cell>
          <table:table-cell office:value-type="string">
            <text:p>Trubshawe</text:p>
          </table:table-cell>
          <table:table-cell office:value-type="string">
            <text:p>atrubshawe50@tiny.cc</text:p>
          </table:table-cell>
          <table:table-cell office:value-type="string">
            <text:p>Female</text:p>
          </table:table-cell>
          <table:table-cell office:value-type="string">
            <text:p>163.161.5.148</text:p>
          </table:table-cell>
          <table:table-cell table:number-columns-repeated="2"/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Ami</text:p>
          </table:table-cell>
          <table:table-cell office:value-type="string">
            <text:p>Delleschi</text:p>
          </table:table-cell>
          <table:table-cell office:value-type="string">
            <text:p>adelleschi51@mlb.com</text:p>
          </table:table-cell>
          <table:table-cell office:value-type="string">
            <text:p>Female</text:p>
          </table:table-cell>
          <table:table-cell office:value-type="string">
            <text:p>251.57.107.150</text:p>
          </table:table-cell>
          <table:table-cell table:number-columns-repeated="2"/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Godfree</text:p>
          </table:table-cell>
          <table:table-cell office:value-type="string">
            <text:p>Grogona</text:p>
          </table:table-cell>
          <table:table-cell office:value-type="string">
            <text:p>ggrogona52@ucla.edu</text:p>
          </table:table-cell>
          <table:table-cell office:value-type="string">
            <text:p>Male</text:p>
          </table:table-cell>
          <table:table-cell office:value-type="string">
            <text:p>1.127.126.162</text:p>
          </table:table-cell>
          <table:table-cell table:number-columns-repeated="2"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Arda</text:p>
          </table:table-cell>
          <table:table-cell office:value-type="string">
            <text:p>Philippe</text:p>
          </table:table-cell>
          <table:table-cell office:value-type="string">
            <text:p>aphilippe53@over-blog.com</text:p>
          </table:table-cell>
          <table:table-cell office:value-type="string">
            <text:p>Female</text:p>
          </table:table-cell>
          <table:table-cell office:value-type="string">
            <text:p>236.193.23.191</text:p>
          </table:table-cell>
          <table:table-cell table:number-columns-repeated="2"/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Rikki</text:p>
          </table:table-cell>
          <table:table-cell office:value-type="string">
            <text:p>Ferriere</text:p>
          </table:table-cell>
          <table:table-cell office:value-type="string">
            <text:p>rferriere54@harvard.edu</text:p>
          </table:table-cell>
          <table:table-cell office:value-type="string">
            <text:p>Male</text:p>
          </table:table-cell>
          <table:table-cell office:value-type="string">
            <text:p>169.144.64.239</text:p>
          </table:table-cell>
          <table:table-cell table:number-columns-repeated="2"/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Kennith</text:p>
          </table:table-cell>
          <table:table-cell office:value-type="string">
            <text:p>Golsworthy</text:p>
          </table:table-cell>
          <table:table-cell office:value-type="string">
            <text:p>kgolsworthy55@sakura.ne.jp</text:p>
          </table:table-cell>
          <table:table-cell office:value-type="string">
            <text:p>Male</text:p>
          </table:table-cell>
          <table:table-cell office:value-type="string">
            <text:p>180.165.177.52</text:p>
          </table:table-cell>
          <table:table-cell table:number-columns-repeated="2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Rorke</text:p>
          </table:table-cell>
          <table:table-cell office:value-type="string">
            <text:p>Silcocks</text:p>
          </table:table-cell>
          <table:table-cell office:value-type="string">
            <text:p>rsilcocks56@cbsnews.com</text:p>
          </table:table-cell>
          <table:table-cell office:value-type="string">
            <text:p>Male</text:p>
          </table:table-cell>
          <table:table-cell office:value-type="string">
            <text:p>141.195.182.108</text:p>
          </table:table-cell>
          <table:table-cell table:number-columns-repeated="2"/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Ginnie</text:p>
          </table:table-cell>
          <table:table-cell office:value-type="string">
            <text:p>Mellows</text:p>
          </table:table-cell>
          <table:table-cell office:value-type="string">
            <text:p>gmellows57@parallels.com</text:p>
          </table:table-cell>
          <table:table-cell office:value-type="string">
            <text:p>Female</text:p>
          </table:table-cell>
          <table:table-cell office:value-type="string">
            <text:p>224.65.127.102</text:p>
          </table:table-cell>
          <table:table-cell table:number-columns-repeated="2"/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Marcus</text:p>
          </table:table-cell>
          <table:table-cell office:value-type="string">
            <text:p>Gearty</text:p>
          </table:table-cell>
          <table:table-cell office:value-type="string">
            <text:p>mgearty58@illinois.edu</text:p>
          </table:table-cell>
          <table:table-cell office:value-type="string">
            <text:p>Male</text:p>
          </table:table-cell>
          <table:table-cell office:value-type="string">
            <text:p>32.65.59.9</text:p>
          </table:table-cell>
          <table:table-cell table:number-columns-repeated="2"/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Svend</text:p>
          </table:table-cell>
          <table:table-cell office:value-type="string">
            <text:p>Dwyer</text:p>
          </table:table-cell>
          <table:table-cell office:value-type="string">
            <text:p>sdwyer59@harvard.edu</text:p>
          </table:table-cell>
          <table:table-cell office:value-type="string">
            <text:p>Male</text:p>
          </table:table-cell>
          <table:table-cell office:value-type="string">
            <text:p>81.165.18.35</text:p>
          </table:table-cell>
          <table:table-cell table:number-columns-repeated="2"/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Hughie</text:p>
          </table:table-cell>
          <table:table-cell office:value-type="string">
            <text:p>Breen</text:p>
          </table:table-cell>
          <table:table-cell office:value-type="string">
            <text:p>hbreen5a@irs.gov</text:p>
          </table:table-cell>
          <table:table-cell office:value-type="string">
            <text:p>Male</text:p>
          </table:table-cell>
          <table:table-cell office:value-type="string">
            <text:p>0.190.108.29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Ase</text:p>
          </table:table-cell>
          <table:table-cell office:value-type="string">
            <text:p>Halston</text:p>
          </table:table-cell>
          <table:table-cell office:value-type="string">
            <text:p>ahalston5b@globo.com</text:p>
          </table:table-cell>
          <table:table-cell office:value-type="string">
            <text:p>Male</text:p>
          </table:table-cell>
          <table:table-cell office:value-type="string">
            <text:p>68.96.136.59</text:p>
          </table:table-cell>
          <table:table-cell table:number-columns-repeated="2"/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Shanon</text:p>
          </table:table-cell>
          <table:table-cell office:value-type="string">
            <text:p>Sallowaye</text:p>
          </table:table-cell>
          <table:table-cell office:value-type="string">
            <text:p>ssallowaye5c@businessinsider.com</text:p>
          </table:table-cell>
          <table:table-cell office:value-type="string">
            <text:p>Female</text:p>
          </table:table-cell>
          <table:table-cell office:value-type="string">
            <text:p>242.53.14.109</text:p>
          </table:table-cell>
          <table:table-cell table:number-columns-repeated="2"/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Magdaia</text:p>
          </table:table-cell>
          <table:table-cell office:value-type="string">
            <text:p>Wastie</text:p>
          </table:table-cell>
          <table:table-cell office:value-type="string">
            <text:p>mwastie5d@so-net.ne.jp</text:p>
          </table:table-cell>
          <table:table-cell office:value-type="string">
            <text:p>Female</text:p>
          </table:table-cell>
          <table:table-cell office:value-type="string">
            <text:p>130.34.11.133</text:p>
          </table:table-cell>
          <table:table-cell table:number-columns-repeated="2"/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Fonzie</text:p>
          </table:table-cell>
          <table:table-cell office:value-type="string">
            <text:p>Burgoyne</text:p>
          </table:table-cell>
          <table:table-cell office:value-type="string">
            <text:p>fburgoyne5e@army.mil</text:p>
          </table:table-cell>
          <table:table-cell office:value-type="string">
            <text:p>Male</text:p>
          </table:table-cell>
          <table:table-cell office:value-type="string">
            <text:p>230.64.230.47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Anya</text:p>
          </table:table-cell>
          <table:table-cell office:value-type="string">
            <text:p>Pedycan</text:p>
          </table:table-cell>
          <table:table-cell office:value-type="string">
            <text:p>apedycan5f@miitbeian.gov.cn</text:p>
          </table:table-cell>
          <table:table-cell office:value-type="string">
            <text:p>Female</text:p>
          </table:table-cell>
          <table:table-cell office:value-type="string">
            <text:p>146.10.1.179</text:p>
          </table:table-cell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Lucinda</text:p>
          </table:table-cell>
          <table:table-cell office:value-type="string">
            <text:p>Lecordier</text:p>
          </table:table-cell>
          <table:table-cell office:value-type="string">
            <text:p>llecordier5g@ed.gov</text:p>
          </table:table-cell>
          <table:table-cell office:value-type="string">
            <text:p>Female</text:p>
          </table:table-cell>
          <table:table-cell office:value-type="string">
            <text:p>58.242.190.221</text:p>
          </table:table-cell>
          <table:table-cell table:number-columns-repeated="2"/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Fowler</text:p>
          </table:table-cell>
          <table:table-cell office:value-type="string">
            <text:p>Fehely</text:p>
          </table:table-cell>
          <table:table-cell office:value-type="string">
            <text:p>ffehely5h@deviantart.com</text:p>
          </table:table-cell>
          <table:table-cell office:value-type="string">
            <text:p>Male</text:p>
          </table:table-cell>
          <table:table-cell office:value-type="string">
            <text:p>128.99.81.176</text:p>
          </table:table-cell>
          <table:table-cell table:number-columns-repeated="2"/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Car</text:p>
          </table:table-cell>
          <table:table-cell office:value-type="string">
            <text:p>Petrusch</text:p>
          </table:table-cell>
          <table:table-cell office:value-type="string">
            <text:p>cpetrusch5i@angelfire.com</text:p>
          </table:table-cell>
          <table:table-cell office:value-type="string">
            <text:p>Male</text:p>
          </table:table-cell>
          <table:table-cell office:value-type="string">
            <text:p>229.190.187.240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Will</text:p>
          </table:table-cell>
          <table:table-cell office:value-type="string">
            <text:p>Comazzo</text:p>
          </table:table-cell>
          <table:table-cell office:value-type="string">
            <text:p>wcomazzo5j@storify.com</text:p>
          </table:table-cell>
          <table:table-cell office:value-type="string">
            <text:p>Male</text:p>
          </table:table-cell>
          <table:table-cell office:value-type="string">
            <text:p>54.73.115.24</text:p>
          </table:table-cell>
          <table:table-cell table:number-columns-repeated="2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Wilek</text:p>
          </table:table-cell>
          <table:table-cell office:value-type="string">
            <text:p>Sadler</text:p>
          </table:table-cell>
          <table:table-cell office:value-type="string">
            <text:p>wsadler5k@sogou.com</text:p>
          </table:table-cell>
          <table:table-cell office:value-type="string">
            <text:p>Male</text:p>
          </table:table-cell>
          <table:table-cell office:value-type="string">
            <text:p>145.48.188.203</text:p>
          </table:table-cell>
          <table:table-cell table:number-columns-repeated="2"/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Alastair</text:p>
          </table:table-cell>
          <table:table-cell office:value-type="string">
            <text:p>Brave</text:p>
          </table:table-cell>
          <table:table-cell office:value-type="string">
            <text:p>abrave5l@chicagotribune.com</text:p>
          </table:table-cell>
          <table:table-cell office:value-type="string">
            <text:p>Male</text:p>
          </table:table-cell>
          <table:table-cell office:value-type="string">
            <text:p>189.148.181.195</text:p>
          </table:table-cell>
          <table:table-cell table:number-columns-repeated="2"/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Cam</text:p>
          </table:table-cell>
          <table:table-cell office:value-type="string">
            <text:p>Souness</text:p>
          </table:table-cell>
          <table:table-cell office:value-type="string">
            <text:p>csouness5m@nydailynews.com</text:p>
          </table:table-cell>
          <table:table-cell office:value-type="string">
            <text:p>Male</text:p>
          </table:table-cell>
          <table:table-cell office:value-type="string">
            <text:p>85.16.192.248</text:p>
          </table:table-cell>
          <table:table-cell table:number-columns-repeated="2"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Carissa</text:p>
          </table:table-cell>
          <table:table-cell office:value-type="string">
            <text:p>Divisek</text:p>
          </table:table-cell>
          <table:table-cell office:value-type="string">
            <text:p>cdivisek5n@imdb.com</text:p>
          </table:table-cell>
          <table:table-cell office:value-type="string">
            <text:p>Female</text:p>
          </table:table-cell>
          <table:table-cell office:value-type="string">
            <text:p>146.55.191.44</text:p>
          </table:table-cell>
          <table:table-cell table:number-columns-repeated="2"/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North</text:p>
          </table:table-cell>
          <table:table-cell office:value-type="string">
            <text:p>Churn</text:p>
          </table:table-cell>
          <table:table-cell office:value-type="string">
            <text:p>nchurn5o@bluehost.com</text:p>
          </table:table-cell>
          <table:table-cell office:value-type="string">
            <text:p>Male</text:p>
          </table:table-cell>
          <table:table-cell office:value-type="string">
            <text:p>13.110.169.63</text:p>
          </table:table-cell>
          <table:table-cell table:number-columns-repeated="2"/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Traver</text:p>
          </table:table-cell>
          <table:table-cell office:value-type="string">
            <text:p>Rable</text:p>
          </table:table-cell>
          <table:table-cell office:value-type="string">
            <text:p>trable5p@who.int</text:p>
          </table:table-cell>
          <table:table-cell office:value-type="string">
            <text:p>Male</text:p>
          </table:table-cell>
          <table:table-cell office:value-type="string">
            <text:p>217.34.246.208</text:p>
          </table:table-cell>
          <table:table-cell table:number-columns-repeated="2"/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Dori</text:p>
          </table:table-cell>
          <table:table-cell office:value-type="string">
            <text:p>Bartosek</text:p>
          </table:table-cell>
          <table:table-cell office:value-type="string">
            <text:p>dbartosek5q@youku.com</text:p>
          </table:table-cell>
          <table:table-cell office:value-type="string">
            <text:p>Female</text:p>
          </table:table-cell>
          <table:table-cell office:value-type="string">
            <text:p>226.181.252.33</text:p>
          </table:table-cell>
          <table:table-cell table:number-columns-repeated="2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Celestia</text:p>
          </table:table-cell>
          <table:table-cell office:value-type="string">
            <text:p>Mosconi</text:p>
          </table:table-cell>
          <table:table-cell office:value-type="string">
            <text:p>cmosconi5r@senate.gov</text:p>
          </table:table-cell>
          <table:table-cell office:value-type="string">
            <text:p>Female</text:p>
          </table:table-cell>
          <table:table-cell office:value-type="string">
            <text:p>171.87.217.11</text:p>
          </table:table-cell>
          <table:table-cell table:number-columns-repeated="2"/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Ricky</text:p>
          </table:table-cell>
          <table:table-cell office:value-type="string">
            <text:p>Quilligan</text:p>
          </table:table-cell>
          <table:table-cell office:value-type="string">
            <text:p>rquilligan5s@wordpress.com</text:p>
          </table:table-cell>
          <table:table-cell office:value-type="string">
            <text:p>Male</text:p>
          </table:table-cell>
          <table:table-cell office:value-type="string">
            <text:p>88.198.34.230</text:p>
          </table:table-cell>
          <table:table-cell table:number-columns-repeated="2"/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Husain</text:p>
          </table:table-cell>
          <table:table-cell office:value-type="string">
            <text:p>Coltart</text:p>
          </table:table-cell>
          <table:table-cell office:value-type="string">
            <text:p>hcoltart5t@dot.gov</text:p>
          </table:table-cell>
          <table:table-cell office:value-type="string">
            <text:p>Male</text:p>
          </table:table-cell>
          <table:table-cell office:value-type="string">
            <text:p>94.244.219.136</text:p>
          </table:table-cell>
          <table:table-cell table:number-columns-repeated="2"/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Judith</text:p>
          </table:table-cell>
          <table:table-cell office:value-type="string">
            <text:p>Wilbore</text:p>
          </table:table-cell>
          <table:table-cell office:value-type="string">
            <text:p>jwilbore5u@china.com.cn</text:p>
          </table:table-cell>
          <table:table-cell office:value-type="string">
            <text:p>Female</text:p>
          </table:table-cell>
          <table:table-cell office:value-type="string">
            <text:p>66.5.176.85</text:p>
          </table:table-cell>
          <table:table-cell table:number-columns-repeated="2"/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Giffy</text:p>
          </table:table-cell>
          <table:table-cell office:value-type="string">
            <text:p>Connerry</text:p>
          </table:table-cell>
          <table:table-cell office:value-type="string">
            <text:p>gconnerry5v@rakuten.co.jp</text:p>
          </table:table-cell>
          <table:table-cell office:value-type="string">
            <text:p>Male</text:p>
          </table:table-cell>
          <table:table-cell office:value-type="string">
            <text:p>166.37.89.246</text:p>
          </table:table-cell>
          <table:table-cell table:number-columns-repeated="2"/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Bond</text:p>
          </table:table-cell>
          <table:table-cell office:value-type="string">
            <text:p>Ramshay</text:p>
          </table:table-cell>
          <table:table-cell office:value-type="string">
            <text:p>bramshay5w@washington.edu</text:p>
          </table:table-cell>
          <table:table-cell office:value-type="string">
            <text:p>Male</text:p>
          </table:table-cell>
          <table:table-cell office:value-type="string">
            <text:p>58.130.74.103</text:p>
          </table:table-cell>
          <table:table-cell table:number-columns-repeated="2"/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Salim</text:p>
          </table:table-cell>
          <table:table-cell office:value-type="string">
            <text:p>Younge</text:p>
          </table:table-cell>
          <table:table-cell office:value-type="string">
            <text:p>syounge5x@gmpg.org</text:p>
          </table:table-cell>
          <table:table-cell office:value-type="string">
            <text:p>Male</text:p>
          </table:table-cell>
          <table:table-cell office:value-type="string">
            <text:p>247.218.71.123</text:p>
          </table:table-cell>
          <table:table-cell table:number-columns-repeated="2"/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Talyah</text:p>
          </table:table-cell>
          <table:table-cell office:value-type="string">
            <text:p>Eadon</text:p>
          </table:table-cell>
          <table:table-cell office:value-type="string">
            <text:p>teadon5y@squarespace.com</text:p>
          </table:table-cell>
          <table:table-cell office:value-type="string">
            <text:p>Female</text:p>
          </table:table-cell>
          <table:table-cell office:value-type="string">
            <text:p>131.36.164.190</text:p>
          </table:table-cell>
          <table:table-cell table:number-columns-repeated="2"/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Michele</text:p>
          </table:table-cell>
          <table:table-cell office:value-type="string">
            <text:p>Rummings</text:p>
          </table:table-cell>
          <table:table-cell office:value-type="string">
            <text:p>mrummings5z@barnesandnoble.com</text:p>
          </table:table-cell>
          <table:table-cell office:value-type="string">
            <text:p>Male</text:p>
          </table:table-cell>
          <table:table-cell office:value-type="string">
            <text:p>19.41.151.39</text:p>
          </table:table-cell>
          <table:table-cell table:number-columns-repeated="2"/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Dar</text:p>
          </table:table-cell>
          <table:table-cell office:value-type="string">
            <text:p>Akister</text:p>
          </table:table-cell>
          <table:table-cell office:value-type="string">
            <text:p>dakister60@constantcontact.com</text:p>
          </table:table-cell>
          <table:table-cell office:value-type="string">
            <text:p>Male</text:p>
          </table:table-cell>
          <table:table-cell office:value-type="string">
            <text:p>23.255.243.6</text:p>
          </table:table-cell>
          <table:table-cell table:number-columns-repeated="2"/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Miranda</text:p>
          </table:table-cell>
          <table:table-cell office:value-type="string">
            <text:p>Unthank</text:p>
          </table:table-cell>
          <table:table-cell office:value-type="string">
            <text:p>munthank61@eepurl.com</text:p>
          </table:table-cell>
          <table:table-cell office:value-type="string">
            <text:p>Female</text:p>
          </table:table-cell>
          <table:table-cell office:value-type="string">
            <text:p>142.115.137.178</text:p>
          </table:table-cell>
          <table:table-cell table:number-columns-repeated="2"/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Lev</text:p>
          </table:table-cell>
          <table:table-cell office:value-type="string">
            <text:p>Pervew</text:p>
          </table:table-cell>
          <table:table-cell office:value-type="string">
            <text:p>lpervew62@tiny.cc</text:p>
          </table:table-cell>
          <table:table-cell office:value-type="string">
            <text:p>Male</text:p>
          </table:table-cell>
          <table:table-cell office:value-type="string">
            <text:p>236.71.189.209</text:p>
          </table:table-cell>
          <table:table-cell table:number-columns-repeated="2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Grethel</text:p>
          </table:table-cell>
          <table:table-cell office:value-type="string">
            <text:p>Forge</text:p>
          </table:table-cell>
          <table:table-cell office:value-type="string">
            <text:p>gforge63@forbes.com</text:p>
          </table:table-cell>
          <table:table-cell office:value-type="string">
            <text:p>Female</text:p>
          </table:table-cell>
          <table:table-cell office:value-type="string">
            <text:p>77.242.11.102</text:p>
          </table:table-cell>
          <table:table-cell table:number-columns-repeated="2"/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Pasquale</text:p>
          </table:table-cell>
          <table:table-cell office:value-type="string">
            <text:p>Cohen</text:p>
          </table:table-cell>
          <table:table-cell office:value-type="string">
            <text:p>pcohen64@vimeo.com</text:p>
          </table:table-cell>
          <table:table-cell office:value-type="string">
            <text:p>Male</text:p>
          </table:table-cell>
          <table:table-cell office:value-type="string">
            <text:p>211.239.231.145</text:p>
          </table:table-cell>
          <table:table-cell table:number-columns-repeated="2"/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Zorina</text:p>
          </table:table-cell>
          <table:table-cell office:value-type="string">
            <text:p>Coots</text:p>
          </table:table-cell>
          <table:table-cell office:value-type="string">
            <text:p>zcoots65@gnu.org</text:p>
          </table:table-cell>
          <table:table-cell office:value-type="string">
            <text:p>Female</text:p>
          </table:table-cell>
          <table:table-cell office:value-type="string">
            <text:p>195.228.57.149</text:p>
          </table:table-cell>
          <table:table-cell table:number-columns-repeated="2"/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Rudd</text:p>
          </table:table-cell>
          <table:table-cell office:value-type="string">
            <text:p>Swalowe</text:p>
          </table:table-cell>
          <table:table-cell office:value-type="string">
            <text:p>rswalowe66@behance.net</text:p>
          </table:table-cell>
          <table:table-cell office:value-type="string">
            <text:p>Male</text:p>
          </table:table-cell>
          <table:table-cell office:value-type="string">
            <text:p>163.219.61.111</text:p>
          </table:table-cell>
          <table:table-cell table:number-columns-repeated="2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Maridel</text:p>
          </table:table-cell>
          <table:table-cell office:value-type="string">
            <text:p>Vidyapin</text:p>
          </table:table-cell>
          <table:table-cell office:value-type="string">
            <text:p>mvidyapin67@hibu.com</text:p>
          </table:table-cell>
          <table:table-cell office:value-type="string">
            <text:p>Female</text:p>
          </table:table-cell>
          <table:table-cell office:value-type="string">
            <text:p>159.231.253.171</text:p>
          </table:table-cell>
          <table:table-cell table:number-columns-repeated="2"/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Goldarina</text:p>
          </table:table-cell>
          <table:table-cell office:value-type="string">
            <text:p>Iowarch</text:p>
          </table:table-cell>
          <table:table-cell office:value-type="string">
            <text:p>giowarch68@4shared.com</text:p>
          </table:table-cell>
          <table:table-cell office:value-type="string">
            <text:p>Female</text:p>
          </table:table-cell>
          <table:table-cell office:value-type="string">
            <text:p>58.69.208.127</text:p>
          </table:table-cell>
          <table:table-cell table:number-columns-repeated="2"/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Kelly</text:p>
          </table:table-cell>
          <table:table-cell office:value-type="string">
            <text:p>Hentzer</text:p>
          </table:table-cell>
          <table:table-cell office:value-type="string">
            <text:p>khentzer69@domainmarket.com</text:p>
          </table:table-cell>
          <table:table-cell office:value-type="string">
            <text:p>Male</text:p>
          </table:table-cell>
          <table:table-cell office:value-type="string">
            <text:p>29.33.170.200</text:p>
          </table:table-cell>
          <table:table-cell table:number-columns-repeated="2"/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Jaimie</text:p>
          </table:table-cell>
          <table:table-cell office:value-type="string">
            <text:p>Mosdall</text:p>
          </table:table-cell>
          <table:table-cell office:value-type="string">
            <text:p>jmosdall6a@joomla.org</text:p>
          </table:table-cell>
          <table:table-cell office:value-type="string">
            <text:p>Female</text:p>
          </table:table-cell>
          <table:table-cell office:value-type="string">
            <text:p>51.69.33.230</text:p>
          </table:table-cell>
          <table:table-cell table:number-columns-repeated="2"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Lynn</text:p>
          </table:table-cell>
          <table:table-cell office:value-type="string">
            <text:p>Waller</text:p>
          </table:table-cell>
          <table:table-cell office:value-type="string">
            <text:p>lwaller6b@berkeley.edu</text:p>
          </table:table-cell>
          <table:table-cell office:value-type="string">
            <text:p>Female</text:p>
          </table:table-cell>
          <table:table-cell office:value-type="string">
            <text:p>78.40.246.167</text:p>
          </table:table-cell>
          <table:table-cell table:number-columns-repeated="2"/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Antone</text:p>
          </table:table-cell>
          <table:table-cell office:value-type="string">
            <text:p>Adamczewski</text:p>
          </table:table-cell>
          <table:table-cell office:value-type="string">
            <text:p>aadamczewski6c@hud.gov</text:p>
          </table:table-cell>
          <table:table-cell office:value-type="string">
            <text:p>Male</text:p>
          </table:table-cell>
          <table:table-cell office:value-type="string">
            <text:p>151.181.42.63</text:p>
          </table:table-cell>
          <table:table-cell table:number-columns-repeated="2"/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Katerine</text:p>
          </table:table-cell>
          <table:table-cell office:value-type="string">
            <text:p>Ickovic</text:p>
          </table:table-cell>
          <table:table-cell office:value-type="string">
            <text:p>kickovic6d@hatena.ne.jp</text:p>
          </table:table-cell>
          <table:table-cell office:value-type="string">
            <text:p>Female</text:p>
          </table:table-cell>
          <table:table-cell office:value-type="string">
            <text:p>13.161.77.131</text:p>
          </table:table-cell>
          <table:table-cell table:number-columns-repeated="2"/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Terry</text:p>
          </table:table-cell>
          <table:table-cell office:value-type="string">
            <text:p>Taillant</text:p>
          </table:table-cell>
          <table:table-cell office:value-type="string">
            <text:p>ttaillant6e@myspace.com</text:p>
          </table:table-cell>
          <table:table-cell office:value-type="string">
            <text:p>Male</text:p>
          </table:table-cell>
          <table:table-cell office:value-type="string">
            <text:p>18.133.189.233</text:p>
          </table:table-cell>
          <table:table-cell table:number-columns-repeated="2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Town</text:p>
          </table:table-cell>
          <table:table-cell office:value-type="string">
            <text:p>Cray</text:p>
          </table:table-cell>
          <table:table-cell office:value-type="string">
            <text:p>tcray6f@diigo.com</text:p>
          </table:table-cell>
          <table:table-cell office:value-type="string">
            <text:p>Male</text:p>
          </table:table-cell>
          <table:table-cell office:value-type="string">
            <text:p>21.163.151.150</text:p>
          </table:table-cell>
          <table:table-cell table:number-columns-repeated="2"/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Hinze</text:p>
          </table:table-cell>
          <table:table-cell office:value-type="string">
            <text:p>Cassam</text:p>
          </table:table-cell>
          <table:table-cell office:value-type="string">
            <text:p>hcassam6g@comcast.net</text:p>
          </table:table-cell>
          <table:table-cell office:value-type="string">
            <text:p>Male</text:p>
          </table:table-cell>
          <table:table-cell office:value-type="string">
            <text:p>196.74.251.101</text:p>
          </table:table-cell>
          <table:table-cell table:number-columns-repeated="2"/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Maurene</text:p>
          </table:table-cell>
          <table:table-cell office:value-type="string">
            <text:p>Juggings</text:p>
          </table:table-cell>
          <table:table-cell office:value-type="string">
            <text:p>mjuggings6h@geocities.jp</text:p>
          </table:table-cell>
          <table:table-cell office:value-type="string">
            <text:p>Female</text:p>
          </table:table-cell>
          <table:table-cell office:value-type="string">
            <text:p>181.13.202.239</text:p>
          </table:table-cell>
          <table:table-cell table:number-columns-repeated="2"/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Fara</text:p>
          </table:table-cell>
          <table:table-cell office:value-type="string">
            <text:p>Schimek</text:p>
          </table:table-cell>
          <table:table-cell office:value-type="string">
            <text:p>fschimek6i@opera.com</text:p>
          </table:table-cell>
          <table:table-cell office:value-type="string">
            <text:p>Female</text:p>
          </table:table-cell>
          <table:table-cell office:value-type="string">
            <text:p>216.97.121.175</text:p>
          </table:table-cell>
          <table:table-cell table:number-columns-repeated="2"/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Halsey</text:p>
          </table:table-cell>
          <table:table-cell office:value-type="string">
            <text:p>Poore</text:p>
          </table:table-cell>
          <table:table-cell office:value-type="string">
            <text:p>hpoore6j@clickbank.net</text:p>
          </table:table-cell>
          <table:table-cell office:value-type="string">
            <text:p>Male</text:p>
          </table:table-cell>
          <table:table-cell office:value-type="string">
            <text:p>107.18.181.45</text:p>
          </table:table-cell>
          <table:table-cell table:number-columns-repeated="2"/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Dareen</text:p>
          </table:table-cell>
          <table:table-cell office:value-type="string">
            <text:p>Badham</text:p>
          </table:table-cell>
          <table:table-cell office:value-type="string">
            <text:p>dbadham6k@who.int</text:p>
          </table:table-cell>
          <table:table-cell office:value-type="string">
            <text:p>Female</text:p>
          </table:table-cell>
          <table:table-cell office:value-type="string">
            <text:p>125.5.226.180</text:p>
          </table:table-cell>
          <table:table-cell table:number-columns-repeated="2"/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Wallie</text:p>
          </table:table-cell>
          <table:table-cell office:value-type="string">
            <text:p>Dytham</text:p>
          </table:table-cell>
          <table:table-cell office:value-type="string">
            <text:p>wdytham6l@diigo.com</text:p>
          </table:table-cell>
          <table:table-cell office:value-type="string">
            <text:p>Male</text:p>
          </table:table-cell>
          <table:table-cell office:value-type="string">
            <text:p>134.239.211.185</text:p>
          </table:table-cell>
          <table:table-cell table:number-columns-repeated="2"/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Celine</text:p>
          </table:table-cell>
          <table:table-cell office:value-type="string">
            <text:p>Few</text:p>
          </table:table-cell>
          <table:table-cell office:value-type="string">
            <text:p>cfew6m@businessinsider.com</text:p>
          </table:table-cell>
          <table:table-cell office:value-type="string">
            <text:p>Female</text:p>
          </table:table-cell>
          <table:table-cell office:value-type="string">
            <text:p>48.148.185.233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Alyce</text:p>
          </table:table-cell>
          <table:table-cell office:value-type="string">
            <text:p>Orcott</text:p>
          </table:table-cell>
          <table:table-cell office:value-type="string">
            <text:p>aorcott6n@arstechnica.com</text:p>
          </table:table-cell>
          <table:table-cell office:value-type="string">
            <text:p>Female</text:p>
          </table:table-cell>
          <table:table-cell office:value-type="string">
            <text:p>208.177.49.6</text:p>
          </table:table-cell>
          <table:table-cell table:number-columns-repeated="2"/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Julieta</text:p>
          </table:table-cell>
          <table:table-cell office:value-type="string">
            <text:p>Gow</text:p>
          </table:table-cell>
          <table:table-cell office:value-type="string">
            <text:p>jgow6o@a8.net</text:p>
          </table:table-cell>
          <table:table-cell office:value-type="string">
            <text:p>Female</text:p>
          </table:table-cell>
          <table:table-cell office:value-type="string">
            <text:p>90.168.25.237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Konstance</text:p>
          </table:table-cell>
          <table:table-cell office:value-type="string">
            <text:p>Purviss</text:p>
          </table:table-cell>
          <table:table-cell office:value-type="string">
            <text:p>kpurviss6p@mayoclinic.com</text:p>
          </table:table-cell>
          <table:table-cell office:value-type="string">
            <text:p>Female</text:p>
          </table:table-cell>
          <table:table-cell office:value-type="string">
            <text:p>89.59.84.183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Lauritz</text:p>
          </table:table-cell>
          <table:table-cell office:value-type="string">
            <text:p>Rothman</text:p>
          </table:table-cell>
          <table:table-cell office:value-type="string">
            <text:p>lrothman6q@instagram.com</text:p>
          </table:table-cell>
          <table:table-cell office:value-type="string">
            <text:p>Male</text:p>
          </table:table-cell>
          <table:table-cell office:value-type="string">
            <text:p>170.125.239.233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Serena</text:p>
          </table:table-cell>
          <table:table-cell office:value-type="string">
            <text:p>Wilde</text:p>
          </table:table-cell>
          <table:table-cell office:value-type="string">
            <text:p>swilde6r@ehow.com</text:p>
          </table:table-cell>
          <table:table-cell office:value-type="string">
            <text:p>Female</text:p>
          </table:table-cell>
          <table:table-cell office:value-type="string">
            <text:p>214.204.148.138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Cami</text:p>
          </table:table-cell>
          <table:table-cell office:value-type="string">
            <text:p>Keller</text:p>
          </table:table-cell>
          <table:table-cell office:value-type="string">
            <text:p>ckeller6s@cdc.gov</text:p>
          </table:table-cell>
          <table:table-cell office:value-type="string">
            <text:p>Female</text:p>
          </table:table-cell>
          <table:table-cell office:value-type="string">
            <text:p>23.97.53.9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Genovera</text:p>
          </table:table-cell>
          <table:table-cell office:value-type="string">
            <text:p>Vogele</text:p>
          </table:table-cell>
          <table:table-cell office:value-type="string">
            <text:p>gvogele6t@washington.edu</text:p>
          </table:table-cell>
          <table:table-cell office:value-type="string">
            <text:p>Female</text:p>
          </table:table-cell>
          <table:table-cell office:value-type="string">
            <text:p>208.208.230.218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Sam</text:p>
          </table:table-cell>
          <table:table-cell office:value-type="string">
            <text:p>Dedden</text:p>
          </table:table-cell>
          <table:table-cell office:value-type="string">
            <text:p>sdedden6u@rambler.ru</text:p>
          </table:table-cell>
          <table:table-cell office:value-type="string">
            <text:p>Female</text:p>
          </table:table-cell>
          <table:table-cell office:value-type="string">
            <text:p>240.1.185.74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Jilli</text:p>
          </table:table-cell>
          <table:table-cell office:value-type="string">
            <text:p>De</text:p>
          </table:table-cell>
          <table:table-cell office:value-type="string">
            <text:p>Micoli</text:p>
          </table:table-cell>
          <table:table-cell office:value-type="string">
            <text:p>jdemicoli6v@google.com</text:p>
          </table:table-cell>
          <table:table-cell office:value-type="string">
            <text:p>Female</text:p>
          </table:table-cell>
          <table:table-cell office:value-type="string">
            <text:p>225.27.85.91</text:p>
          </table:table-cell>
          <table:table-cell/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Didi</text:p>
          </table:table-cell>
          <table:table-cell office:value-type="string">
            <text:p>Smelley</text:p>
          </table:table-cell>
          <table:table-cell office:value-type="string">
            <text:p>dsmelley6w@alexa.com</text:p>
          </table:table-cell>
          <table:table-cell office:value-type="string">
            <text:p>Female</text:p>
          </table:table-cell>
          <table:table-cell office:value-type="string">
            <text:p>193.115.49.168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Knox</text:p>
          </table:table-cell>
          <table:table-cell office:value-type="string">
            <text:p>Rodenhurst</text:p>
          </table:table-cell>
          <table:table-cell office:value-type="string">
            <text:p>krodenhurst6x@wikimedia.org</text:p>
          </table:table-cell>
          <table:table-cell office:value-type="string">
            <text:p>Male</text:p>
          </table:table-cell>
          <table:table-cell office:value-type="string">
            <text:p>184.209.21.49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Josias</text:p>
          </table:table-cell>
          <table:table-cell office:value-type="string">
            <text:p>Cadding</text:p>
          </table:table-cell>
          <table:table-cell office:value-type="string">
            <text:p>jcadding6y@msn.com</text:p>
          </table:table-cell>
          <table:table-cell office:value-type="string">
            <text:p>Male</text:p>
          </table:table-cell>
          <table:table-cell office:value-type="string">
            <text:p>92.119.47.206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Helaina</text:p>
          </table:table-cell>
          <table:table-cell office:value-type="string">
            <text:p>Shawcross</text:p>
          </table:table-cell>
          <table:table-cell office:value-type="string">
            <text:p>hshawcross6z@tinypic.com</text:p>
          </table:table-cell>
          <table:table-cell office:value-type="string">
            <text:p>Female</text:p>
          </table:table-cell>
          <table:table-cell office:value-type="string">
            <text:p>96.235.145.35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Heida</text:p>
          </table:table-cell>
          <table:table-cell office:value-type="string">
            <text:p>McDougald</text:p>
          </table:table-cell>
          <table:table-cell office:value-type="string">
            <text:p>hmcdougald70@npr.org</text:p>
          </table:table-cell>
          <table:table-cell office:value-type="string">
            <text:p>Female</text:p>
          </table:table-cell>
          <table:table-cell office:value-type="string">
            <text:p>112.179.67.49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Morrie</text:p>
          </table:table-cell>
          <table:table-cell office:value-type="string">
            <text:p>Buzek</text:p>
          </table:table-cell>
          <table:table-cell office:value-type="string">
            <text:p>mbuzek71@com.com</text:p>
          </table:table-cell>
          <table:table-cell office:value-type="string">
            <text:p>Male</text:p>
          </table:table-cell>
          <table:table-cell office:value-type="string">
            <text:p>57.209.159.98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Dougie</text:p>
          </table:table-cell>
          <table:table-cell office:value-type="string">
            <text:p>Garret</text:p>
          </table:table-cell>
          <table:table-cell office:value-type="string">
            <text:p>dgarret72@google.com.hk</text:p>
          </table:table-cell>
          <table:table-cell office:value-type="string">
            <text:p>Male</text:p>
          </table:table-cell>
          <table:table-cell office:value-type="string">
            <text:p>35.126.41.79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Luther</text:p>
          </table:table-cell>
          <table:table-cell office:value-type="string">
            <text:p>Heinonen</text:p>
          </table:table-cell>
          <table:table-cell office:value-type="string">
            <text:p>lheinonen73@pcworld.com</text:p>
          </table:table-cell>
          <table:table-cell office:value-type="string">
            <text:p>Male</text:p>
          </table:table-cell>
          <table:table-cell office:value-type="string">
            <text:p>209.126.201.42</text:p>
          </table:table-cell>
          <table:table-cell table:number-columns-repeated="2"/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Elmer</text:p>
          </table:table-cell>
          <table:table-cell office:value-type="string">
            <text:p>Barnewall</text:p>
          </table:table-cell>
          <table:table-cell office:value-type="string">
            <text:p>ebarnewall74@qq.com</text:p>
          </table:table-cell>
          <table:table-cell office:value-type="string">
            <text:p>Male</text:p>
          </table:table-cell>
          <table:table-cell office:value-type="string">
            <text:p>193.231.190.120</text:p>
          </table:table-cell>
          <table:table-cell table:number-columns-repeated="2"/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Talia</text:p>
          </table:table-cell>
          <table:table-cell office:value-type="string">
            <text:p>Weaving</text:p>
          </table:table-cell>
          <table:table-cell office:value-type="string">
            <text:p>tweaving75@mediafire.com</text:p>
          </table:table-cell>
          <table:table-cell office:value-type="string">
            <text:p>Female</text:p>
          </table:table-cell>
          <table:table-cell office:value-type="string">
            <text:p>253.12.30.246</text:p>
          </table:table-cell>
          <table:table-cell table:number-columns-repeated="2"/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Lay</text:p>
          </table:table-cell>
          <table:table-cell office:value-type="string">
            <text:p>Snowding</text:p>
          </table:table-cell>
          <table:table-cell office:value-type="string">
            <text:p>lsnowding76@1und1.de</text:p>
          </table:table-cell>
          <table:table-cell office:value-type="string">
            <text:p>Male</text:p>
          </table:table-cell>
          <table:table-cell office:value-type="string">
            <text:p>235.11.40.252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Helli</text:p>
          </table:table-cell>
          <table:table-cell office:value-type="string">
            <text:p>Coppenhall</text:p>
          </table:table-cell>
          <table:table-cell office:value-type="string">
            <text:p>hcoppenhall77@salon.com</text:p>
          </table:table-cell>
          <table:table-cell office:value-type="string">
            <text:p>Female</text:p>
          </table:table-cell>
          <table:table-cell office:value-type="string">
            <text:p>85.104.245.247</text:p>
          </table:table-cell>
          <table:table-cell table:number-columns-repeated="2"/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Devon</text:p>
          </table:table-cell>
          <table:table-cell office:value-type="string">
            <text:p>Lathan</text:p>
          </table:table-cell>
          <table:table-cell office:value-type="string">
            <text:p>dlathan78@flavors.me</text:p>
          </table:table-cell>
          <table:table-cell office:value-type="string">
            <text:p>Female</text:p>
          </table:table-cell>
          <table:table-cell office:value-type="string">
            <text:p>58.254.234.196</text:p>
          </table:table-cell>
          <table:table-cell table:number-columns-repeated="2"/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Skippy</text:p>
          </table:table-cell>
          <table:table-cell office:value-type="string">
            <text:p>Chieco</text:p>
          </table:table-cell>
          <table:table-cell office:value-type="string">
            <text:p>schieco79@oaic.gov.au</text:p>
          </table:table-cell>
          <table:table-cell office:value-type="string">
            <text:p>Male</text:p>
          </table:table-cell>
          <table:table-cell office:value-type="string">
            <text:p>119.139.31.87</text:p>
          </table:table-cell>
          <table:table-cell table:number-columns-repeated="2"/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Esme</text:p>
          </table:table-cell>
          <table:table-cell office:value-type="string">
            <text:p>Eubank</text:p>
          </table:table-cell>
          <table:table-cell office:value-type="string">
            <text:p>eeubank7a@so-net.ne.jp</text:p>
          </table:table-cell>
          <table:table-cell office:value-type="string">
            <text:p>Male</text:p>
          </table:table-cell>
          <table:table-cell office:value-type="string">
            <text:p>16.1.85.121</text:p>
          </table:table-cell>
          <table:table-cell table:number-columns-repeated="2"/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Ephraim</text:p>
          </table:table-cell>
          <table:table-cell office:value-type="string">
            <text:p>Huckell</text:p>
          </table:table-cell>
          <table:table-cell office:value-type="string">
            <text:p>ehuckell7b@ox.ac.uk</text:p>
          </table:table-cell>
          <table:table-cell office:value-type="string">
            <text:p>Male</text:p>
          </table:table-cell>
          <table:table-cell office:value-type="string">
            <text:p>36.78.48.16</text:p>
          </table:table-cell>
          <table:table-cell table:number-columns-repeated="2"/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Ophelia</text:p>
          </table:table-cell>
          <table:table-cell office:value-type="string">
            <text:p>O'Hoolahan</text:p>
          </table:table-cell>
          <table:table-cell office:value-type="string">
            <text:p>oohoolahan7c@wikipedia.org</text:p>
          </table:table-cell>
          <table:table-cell office:value-type="string">
            <text:p>Female</text:p>
          </table:table-cell>
          <table:table-cell office:value-type="string">
            <text:p>247.247.9.74</text:p>
          </table:table-cell>
          <table:table-cell table:number-columns-repeated="2"/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Dacy</text:p>
          </table:table-cell>
          <table:table-cell office:value-type="string">
            <text:p>Fegan</text:p>
          </table:table-cell>
          <table:table-cell office:value-type="string">
            <text:p>dfegan7d@is.gd</text:p>
          </table:table-cell>
          <table:table-cell office:value-type="string">
            <text:p>Female</text:p>
          </table:table-cell>
          <table:table-cell office:value-type="string">
            <text:p>235.84.207.176</text:p>
          </table:table-cell>
          <table:table-cell table:number-columns-repeated="2"/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Bellina</text:p>
          </table:table-cell>
          <table:table-cell office:value-type="string">
            <text:p>Cattlow</text:p>
          </table:table-cell>
          <table:table-cell office:value-type="string">
            <text:p>bcattlow7e@studiopress.com</text:p>
          </table:table-cell>
          <table:table-cell office:value-type="string">
            <text:p>Female</text:p>
          </table:table-cell>
          <table:table-cell office:value-type="string">
            <text:p>157.0.193.46</text:p>
          </table:table-cell>
          <table:table-cell table:number-columns-repeated="2"/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Blanch</text:p>
          </table:table-cell>
          <table:table-cell office:value-type="string">
            <text:p>Frenzel;</text:p>
          </table:table-cell>
          <table:table-cell office:value-type="string">
            <text:p>bfrenzel7f@usa.gov</text:p>
          </table:table-cell>
          <table:table-cell office:value-type="string">
            <text:p>Female</text:p>
          </table:table-cell>
          <table:table-cell office:value-type="string">
            <text:p>164.8.133.69</text:p>
          </table:table-cell>
          <table:table-cell table:number-columns-repeated="2"/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Frederich</text:p>
          </table:table-cell>
          <table:table-cell office:value-type="string">
            <text:p>Kobelt</text:p>
          </table:table-cell>
          <table:table-cell office:value-type="string">
            <text:p>fkobelt7g@youtu.be</text:p>
          </table:table-cell>
          <table:table-cell office:value-type="string">
            <text:p>Male</text:p>
          </table:table-cell>
          <table:table-cell office:value-type="string">
            <text:p>69.64.209.185</text:p>
          </table:table-cell>
          <table:table-cell table:number-columns-repeated="2"/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Allie</text:p>
          </table:table-cell>
          <table:table-cell office:value-type="string">
            <text:p>Drinkhall</text:p>
          </table:table-cell>
          <table:table-cell office:value-type="string">
            <text:p>adrinkhall7h@wikia.com</text:p>
          </table:table-cell>
          <table:table-cell office:value-type="string">
            <text:p>Male</text:p>
          </table:table-cell>
          <table:table-cell office:value-type="string">
            <text:p>74.15.220.48</text:p>
          </table:table-cell>
          <table:table-cell table:number-columns-repeated="2"/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Balduin</text:p>
          </table:table-cell>
          <table:table-cell office:value-type="string">
            <text:p>Going</text:p>
          </table:table-cell>
          <table:table-cell office:value-type="string">
            <text:p>bgoing7i@bizjournals.com</text:p>
          </table:table-cell>
          <table:table-cell office:value-type="string">
            <text:p>Male</text:p>
          </table:table-cell>
          <table:table-cell office:value-type="string">
            <text:p>33.88.179.226</text:p>
          </table:table-cell>
          <table:table-cell table:number-columns-repeated="2"/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Mindy</text:p>
          </table:table-cell>
          <table:table-cell office:value-type="string">
            <text:p>Wasbrough</text:p>
          </table:table-cell>
          <table:table-cell office:value-type="string">
            <text:p>mwasbrough7j@ca.gov</text:p>
          </table:table-cell>
          <table:table-cell office:value-type="string">
            <text:p>Female</text:p>
          </table:table-cell>
          <table:table-cell office:value-type="string">
            <text:p>149.41.46.57</text:p>
          </table:table-cell>
          <table:table-cell table:number-columns-repeated="2"/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Terrence</text:p>
          </table:table-cell>
          <table:table-cell office:value-type="string">
            <text:p>Scothorne</text:p>
          </table:table-cell>
          <table:table-cell office:value-type="string">
            <text:p>tscothorne7k@discovery.com</text:p>
          </table:table-cell>
          <table:table-cell office:value-type="string">
            <text:p>Male</text:p>
          </table:table-cell>
          <table:table-cell office:value-type="string">
            <text:p>192.122.72.5</text:p>
          </table:table-cell>
          <table:table-cell table:number-columns-repeated="2"/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Almeta</text:p>
          </table:table-cell>
          <table:table-cell office:value-type="string">
            <text:p>Bonsall</text:p>
          </table:table-cell>
          <table:table-cell office:value-type="string">
            <text:p>abonsall7l@alexa.com</text:p>
          </table:table-cell>
          <table:table-cell office:value-type="string">
            <text:p>Female</text:p>
          </table:table-cell>
          <table:table-cell office:value-type="string">
            <text:p>9.183.136.185</text:p>
          </table:table-cell>
          <table:table-cell table:number-columns-repeated="2"/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Pincas</text:p>
          </table:table-cell>
          <table:table-cell office:value-type="string">
            <text:p>Aldin</text:p>
          </table:table-cell>
          <table:table-cell office:value-type="string">
            <text:p>paldin7m@php.net</text:p>
          </table:table-cell>
          <table:table-cell office:value-type="string">
            <text:p>Male</text:p>
          </table:table-cell>
          <table:table-cell office:value-type="string">
            <text:p>131.234.209.231</text:p>
          </table:table-cell>
          <table:table-cell table:number-columns-repeated="2"/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Alvinia</text:p>
          </table:table-cell>
          <table:table-cell office:value-type="string">
            <text:p>Gras</text:p>
          </table:table-cell>
          <table:table-cell office:value-type="string">
            <text:p>agras7n@nbcnews.com</text:p>
          </table:table-cell>
          <table:table-cell office:value-type="string">
            <text:p>Female</text:p>
          </table:table-cell>
          <table:table-cell office:value-type="string">
            <text:p>85.98.224.167</text:p>
          </table:table-cell>
          <table:table-cell table:number-columns-repeated="2"/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Creigh</text:p>
          </table:table-cell>
          <table:table-cell office:value-type="string">
            <text:p>O'</text:p>
          </table:table-cell>
          <table:table-cell office:value-type="string">
            <text:p>Reagan</text:p>
          </table:table-cell>
          <table:table-cell office:value-type="string">
            <text:p>coreagan7o@walmart.com</text:p>
          </table:table-cell>
          <table:table-cell office:value-type="string">
            <text:p>Male</text:p>
          </table:table-cell>
          <table:table-cell office:value-type="string">
            <text:p>44.213.134.227</text:p>
          </table:table-cell>
          <table:table-cell/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Jaquith</text:p>
          </table:table-cell>
          <table:table-cell office:value-type="string">
            <text:p>Wilflinger</text:p>
          </table:table-cell>
          <table:table-cell office:value-type="string">
            <text:p>jwilflinger7p@posterous.com</text:p>
          </table:table-cell>
          <table:table-cell office:value-type="string">
            <text:p>Female</text:p>
          </table:table-cell>
          <table:table-cell office:value-type="string">
            <text:p>114.104.64.157</text:p>
          </table:table-cell>
          <table:table-cell table:number-columns-repeated="2"/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Christel</text:p>
          </table:table-cell>
          <table:table-cell office:value-type="string">
            <text:p>Arckoll</text:p>
          </table:table-cell>
          <table:table-cell office:value-type="string">
            <text:p>carckoll7q@wsj.com</text:p>
          </table:table-cell>
          <table:table-cell office:value-type="string">
            <text:p>Female</text:p>
          </table:table-cell>
          <table:table-cell office:value-type="string">
            <text:p>15.56.65.46</text:p>
          </table:table-cell>
          <table:table-cell table:number-columns-repeated="2"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Aila</text:p>
          </table:table-cell>
          <table:table-cell office:value-type="string">
            <text:p>Strasse</text:p>
          </table:table-cell>
          <table:table-cell office:value-type="string">
            <text:p>astrasse7r@sogou.com</text:p>
          </table:table-cell>
          <table:table-cell office:value-type="string">
            <text:p>Female</text:p>
          </table:table-cell>
          <table:table-cell office:value-type="string">
            <text:p>163.0.236.40</text:p>
          </table:table-cell>
          <table:table-cell table:number-columns-repeated="2"/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Elie</text:p>
          </table:table-cell>
          <table:table-cell office:value-type="string">
            <text:p>Lytle</text:p>
          </table:table-cell>
          <table:table-cell office:value-type="string">
            <text:p>elytle7s@marketwatch.com</text:p>
          </table:table-cell>
          <table:table-cell office:value-type="string">
            <text:p>Female</text:p>
          </table:table-cell>
          <table:table-cell office:value-type="string">
            <text:p>243.241.228.49</text:p>
          </table:table-cell>
          <table:table-cell table:number-columns-repeated="2"/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Graham</text:p>
          </table:table-cell>
          <table:table-cell office:value-type="string">
            <text:p>Iglesiaz</text:p>
          </table:table-cell>
          <table:table-cell office:value-type="string">
            <text:p>giglesiaz7t@360.cn</text:p>
          </table:table-cell>
          <table:table-cell office:value-type="string">
            <text:p>Male</text:p>
          </table:table-cell>
          <table:table-cell office:value-type="string">
            <text:p>157.81.27.62</text:p>
          </table:table-cell>
          <table:table-cell table:number-columns-repeated="2"/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Dee</text:p>
          </table:table-cell>
          <table:table-cell office:value-type="string">
            <text:p>Dikes</text:p>
          </table:table-cell>
          <table:table-cell office:value-type="string">
            <text:p>ddikes7u@oracle.com</text:p>
          </table:table-cell>
          <table:table-cell office:value-type="string">
            <text:p>Female</text:p>
          </table:table-cell>
          <table:table-cell office:value-type="string">
            <text:p>3.121.94.224</text:p>
          </table:table-cell>
          <table:table-cell table:number-columns-repeated="2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Hamish</text:p>
          </table:table-cell>
          <table:table-cell office:value-type="string">
            <text:p>Barthelmes</text:p>
          </table:table-cell>
          <table:table-cell office:value-type="string">
            <text:p>hbarthelmes7v@si.edu</text:p>
          </table:table-cell>
          <table:table-cell office:value-type="string">
            <text:p>Male</text:p>
          </table:table-cell>
          <table:table-cell office:value-type="string">
            <text:p>237.56.9.160</text:p>
          </table:table-cell>
          <table:table-cell table:number-columns-repeated="2"/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Ulrikaumeko</text:p>
          </table:table-cell>
          <table:table-cell office:value-type="string">
            <text:p>Stuttman</text:p>
          </table:table-cell>
          <table:table-cell office:value-type="string">
            <text:p>ustuttman7w@diigo.com</text:p>
          </table:table-cell>
          <table:table-cell office:value-type="string">
            <text:p>Female</text:p>
          </table:table-cell>
          <table:table-cell office:value-type="string">
            <text:p>160.206.164.67</text:p>
          </table:table-cell>
          <table:table-cell table:number-columns-repeated="2"/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Alfi</text:p>
          </table:table-cell>
          <table:table-cell office:value-type="string">
            <text:p>Fothergill</text:p>
          </table:table-cell>
          <table:table-cell office:value-type="string">
            <text:p>afothergill7x@photobucket.com</text:p>
          </table:table-cell>
          <table:table-cell office:value-type="string">
            <text:p>Female</text:p>
          </table:table-cell>
          <table:table-cell office:value-type="string">
            <text:p>137.67.79.56</text:p>
          </table:table-cell>
          <table:table-cell table:number-columns-repeated="2"/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Glenine</text:p>
          </table:table-cell>
          <table:table-cell office:value-type="string">
            <text:p>Borrie</text:p>
          </table:table-cell>
          <table:table-cell office:value-type="string">
            <text:p>gborrie7y@barnesandnoble.com</text:p>
          </table:table-cell>
          <table:table-cell office:value-type="string">
            <text:p>Female</text:p>
          </table:table-cell>
          <table:table-cell office:value-type="string">
            <text:p>77.148.72.175</text:p>
          </table:table-cell>
          <table:table-cell table:number-columns-repeated="2"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Genni</text:p>
          </table:table-cell>
          <table:table-cell office:value-type="string">
            <text:p>Dagger</text:p>
          </table:table-cell>
          <table:table-cell office:value-type="string">
            <text:p>gdagger7z@abc.net.au</text:p>
          </table:table-cell>
          <table:table-cell office:value-type="string">
            <text:p>Female</text:p>
          </table:table-cell>
          <table:table-cell office:value-type="string">
            <text:p>117.44.174.58</text:p>
          </table:table-cell>
          <table:table-cell table:number-columns-repeated="2"/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Dyann</text:p>
          </table:table-cell>
          <table:table-cell office:value-type="string">
            <text:p>Ghilardi</text:p>
          </table:table-cell>
          <table:table-cell office:value-type="string">
            <text:p>dghilardi80@com.com</text:p>
          </table:table-cell>
          <table:table-cell office:value-type="string">
            <text:p>Female</text:p>
          </table:table-cell>
          <table:table-cell office:value-type="string">
            <text:p>182.3.126.146</text:p>
          </table:table-cell>
          <table:table-cell table:number-columns-repeated="2"/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Liza</text:p>
          </table:table-cell>
          <table:table-cell office:value-type="string">
            <text:p>McCotter</text:p>
          </table:table-cell>
          <table:table-cell office:value-type="string">
            <text:p>lmccotter81@seesaa.net</text:p>
          </table:table-cell>
          <table:table-cell office:value-type="string">
            <text:p>Female</text:p>
          </table:table-cell>
          <table:table-cell office:value-type="string">
            <text:p>118.52.27.196</text:p>
          </table:table-cell>
          <table:table-cell table:number-columns-repeated="2"/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Abbe</text:p>
          </table:table-cell>
          <table:table-cell office:value-type="string">
            <text:p>Randerson</text:p>
          </table:table-cell>
          <table:table-cell office:value-type="string">
            <text:p>aranderson82@hc360.com</text:p>
          </table:table-cell>
          <table:table-cell office:value-type="string">
            <text:p>Male</text:p>
          </table:table-cell>
          <table:table-cell office:value-type="string">
            <text:p>254.163.160.73</text:p>
          </table:table-cell>
          <table:table-cell table:number-columns-repeated="2"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Nathanial</text:p>
          </table:table-cell>
          <table:table-cell office:value-type="string">
            <text:p>Gegay</text:p>
          </table:table-cell>
          <table:table-cell office:value-type="string">
            <text:p>ngegay83@drupal.org</text:p>
          </table:table-cell>
          <table:table-cell office:value-type="string">
            <text:p>Male</text:p>
          </table:table-cell>
          <table:table-cell office:value-type="string">
            <text:p>179.18.95.182</text:p>
          </table:table-cell>
          <table:table-cell table:number-columns-repeated="2"/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Margaretta</text:p>
          </table:table-cell>
          <table:table-cell office:value-type="string">
            <text:p>Metcalf</text:p>
          </table:table-cell>
          <table:table-cell office:value-type="string">
            <text:p>mmetcalf84@guardian.co.uk</text:p>
          </table:table-cell>
          <table:table-cell office:value-type="string">
            <text:p>Female</text:p>
          </table:table-cell>
          <table:table-cell office:value-type="string">
            <text:p>181.134.40.162</text:p>
          </table:table-cell>
          <table:table-cell table:number-columns-repeated="2"/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Gar</text:p>
          </table:table-cell>
          <table:table-cell office:value-type="string">
            <text:p>Broomfield</text:p>
          </table:table-cell>
          <table:table-cell office:value-type="string">
            <text:p>gbroomfield85@amazon.co.jp</text:p>
          </table:table-cell>
          <table:table-cell office:value-type="string">
            <text:p>Male</text:p>
          </table:table-cell>
          <table:table-cell office:value-type="string">
            <text:p>205.238.233.233</text:p>
          </table:table-cell>
          <table:table-cell table:number-columns-repeated="2"/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Ferdinande</text:p>
          </table:table-cell>
          <table:table-cell office:value-type="string">
            <text:p>Eshmade</text:p>
          </table:table-cell>
          <table:table-cell office:value-type="string">
            <text:p>feshmade86@opensource.org</text:p>
          </table:table-cell>
          <table:table-cell office:value-type="string">
            <text:p>Female</text:p>
          </table:table-cell>
          <table:table-cell office:value-type="string">
            <text:p>248.144.42.146</text:p>
          </table:table-cell>
          <table:table-cell table:number-columns-repeated="2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Dillon</text:p>
          </table:table-cell>
          <table:table-cell office:value-type="string">
            <text:p>Wilbud</text:p>
          </table:table-cell>
          <table:table-cell office:value-type="string">
            <text:p>dwilbud87@shutterfly.com</text:p>
          </table:table-cell>
          <table:table-cell office:value-type="string">
            <text:p>Male</text:p>
          </table:table-cell>
          <table:table-cell office:value-type="string">
            <text:p>184.207.55.184</text:p>
          </table:table-cell>
          <table:table-cell table:number-columns-repeated="2"/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Frayda</text:p>
          </table:table-cell>
          <table:table-cell office:value-type="string">
            <text:p>Seeks</text:p>
          </table:table-cell>
          <table:table-cell office:value-type="string">
            <text:p>fseeks88@furl.net</text:p>
          </table:table-cell>
          <table:table-cell office:value-type="string">
            <text:p>Female</text:p>
          </table:table-cell>
          <table:table-cell office:value-type="string">
            <text:p>41.140.24.156</text:p>
          </table:table-cell>
          <table:table-cell table:number-columns-repeated="2"/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Ellyn</text:p>
          </table:table-cell>
          <table:table-cell office:value-type="string">
            <text:p>O'Shesnan</text:p>
          </table:table-cell>
          <table:table-cell office:value-type="string">
            <text:p>eoshesnan89@yellowpages.com</text:p>
          </table:table-cell>
          <table:table-cell office:value-type="string">
            <text:p>Female</text:p>
          </table:table-cell>
          <table:table-cell office:value-type="string">
            <text:p>34.94.43.229</text:p>
          </table:table-cell>
          <table:table-cell table:number-columns-repeated="2"/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Mill</text:p>
          </table:table-cell>
          <table:table-cell office:value-type="string">
            <text:p>Wareing</text:p>
          </table:table-cell>
          <table:table-cell office:value-type="string">
            <text:p>mwareing8a@addtoany.com</text:p>
          </table:table-cell>
          <table:table-cell office:value-type="string">
            <text:p>Male</text:p>
          </table:table-cell>
          <table:table-cell office:value-type="string">
            <text:p>103.141.188.219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Albert</text:p>
          </table:table-cell>
          <table:table-cell office:value-type="string">
            <text:p>Gilks</text:p>
          </table:table-cell>
          <table:table-cell office:value-type="string">
            <text:p>agilks8b@friendfeed.com</text:p>
          </table:table-cell>
          <table:table-cell office:value-type="string">
            <text:p>Male</text:p>
          </table:table-cell>
          <table:table-cell office:value-type="string">
            <text:p>148.75.51.113</text:p>
          </table:table-cell>
          <table:table-cell table:number-columns-repeated="2"/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Engracia</text:p>
          </table:table-cell>
          <table:table-cell office:value-type="string">
            <text:p>Kenewel</text:p>
          </table:table-cell>
          <table:table-cell office:value-type="string">
            <text:p>ekenewel8c@jimdo.com</text:p>
          </table:table-cell>
          <table:table-cell office:value-type="string">
            <text:p>Female</text:p>
          </table:table-cell>
          <table:table-cell office:value-type="string">
            <text:p>45.229.118.40</text:p>
          </table:table-cell>
          <table:table-cell table:number-columns-repeated="2"/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Dewain</text:p>
          </table:table-cell>
          <table:table-cell office:value-type="string">
            <text:p>Wrankmore</text:p>
          </table:table-cell>
          <table:table-cell office:value-type="string">
            <text:p>dwrankmore8d@a8.net</text:p>
          </table:table-cell>
          <table:table-cell office:value-type="string">
            <text:p>Male</text:p>
          </table:table-cell>
          <table:table-cell office:value-type="string">
            <text:p>248.221.188.207</text:p>
          </table:table-cell>
          <table:table-cell table:number-columns-repeated="2"/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Nilson</text:p>
          </table:table-cell>
          <table:table-cell office:value-type="string">
            <text:p>St.</text:p>
          </table:table-cell>
          <table:table-cell office:value-type="string">
            <text:p>Leger</text:p>
          </table:table-cell>
          <table:table-cell office:value-type="string">
            <text:p>nstleger8e@time.com</text:p>
          </table:table-cell>
          <table:table-cell office:value-type="string">
            <text:p>Male</text:p>
          </table:table-cell>
          <table:table-cell office:value-type="string">
            <text:p>94.125.87.238</text:p>
          </table:table-cell>
          <table:table-cell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Sheffie</text:p>
          </table:table-cell>
          <table:table-cell office:value-type="string">
            <text:p>Stockton</text:p>
          </table:table-cell>
          <table:table-cell office:value-type="string">
            <text:p>sstockton8f@skype.com</text:p>
          </table:table-cell>
          <table:table-cell office:value-type="string">
            <text:p>Male</text:p>
          </table:table-cell>
          <table:table-cell office:value-type="string">
            <text:p>112.40.180.221</text:p>
          </table:table-cell>
          <table:table-cell table:number-columns-repeated="2"/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Sinclair</text:p>
          </table:table-cell>
          <table:table-cell office:value-type="string">
            <text:p>Goodwyn</text:p>
          </table:table-cell>
          <table:table-cell office:value-type="string">
            <text:p>sgoodwyn8g@oracle.com</text:p>
          </table:table-cell>
          <table:table-cell office:value-type="string">
            <text:p>Male</text:p>
          </table:table-cell>
          <table:table-cell office:value-type="string">
            <text:p>24.104.3.165</text:p>
          </table:table-cell>
          <table:table-cell table:number-columns-repeated="2"/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Thomas</text:p>
          </table:table-cell>
          <table:table-cell office:value-type="string">
            <text:p>Kirley</text:p>
          </table:table-cell>
          <table:table-cell office:value-type="string">
            <text:p>tkirley8h@twitpic.com</text:p>
          </table:table-cell>
          <table:table-cell office:value-type="string">
            <text:p>Male</text:p>
          </table:table-cell>
          <table:table-cell office:value-type="string">
            <text:p>16.253.15.12</text:p>
          </table:table-cell>
          <table:table-cell table:number-columns-repeated="2"/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Godart</text:p>
          </table:table-cell>
          <table:table-cell office:value-type="string">
            <text:p>Blackaby</text:p>
          </table:table-cell>
          <table:table-cell office:value-type="string">
            <text:p>gblackaby8i@mashable.com</text:p>
          </table:table-cell>
          <table:table-cell office:value-type="string">
            <text:p>Male</text:p>
          </table:table-cell>
          <table:table-cell office:value-type="string">
            <text:p>48.176.154.197</text:p>
          </table:table-cell>
          <table:table-cell table:number-columns-repeated="2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Issi</text:p>
          </table:table-cell>
          <table:table-cell office:value-type="string">
            <text:p>Blyth</text:p>
          </table:table-cell>
          <table:table-cell office:value-type="string">
            <text:p>iblyth8j@globo.com</text:p>
          </table:table-cell>
          <table:table-cell office:value-type="string">
            <text:p>Female</text:p>
          </table:table-cell>
          <table:table-cell office:value-type="string">
            <text:p>154.31.6.149</text:p>
          </table:table-cell>
          <table:table-cell table:number-columns-repeated="2"/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Jenica</text:p>
          </table:table-cell>
          <table:table-cell office:value-type="string">
            <text:p>Reeme</text:p>
          </table:table-cell>
          <table:table-cell office:value-type="string">
            <text:p>jreeme8k@usda.gov</text:p>
          </table:table-cell>
          <table:table-cell office:value-type="string">
            <text:p>Female</text:p>
          </table:table-cell>
          <table:table-cell office:value-type="string">
            <text:p>135.52.12.86</text:p>
          </table:table-cell>
          <table:table-cell table:number-columns-repeated="2"/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Lanny</text:p>
          </table:table-cell>
          <table:table-cell office:value-type="string">
            <text:p>Hastin</text:p>
          </table:table-cell>
          <table:table-cell office:value-type="string">
            <text:p>lhastin8l@cdbaby.com</text:p>
          </table:table-cell>
          <table:table-cell office:value-type="string">
            <text:p>Male</text:p>
          </table:table-cell>
          <table:table-cell office:value-type="string">
            <text:p>173.145.249.193</text:p>
          </table:table-cell>
          <table:table-cell table:number-columns-repeated="2"/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Jenine</text:p>
          </table:table-cell>
          <table:table-cell office:value-type="string">
            <text:p>McRuvie</text:p>
          </table:table-cell>
          <table:table-cell office:value-type="string">
            <text:p>jmcruvie8m@cornell.edu</text:p>
          </table:table-cell>
          <table:table-cell office:value-type="string">
            <text:p>Female</text:p>
          </table:table-cell>
          <table:table-cell office:value-type="string">
            <text:p>158.121.13.203</text:p>
          </table:table-cell>
          <table:table-cell table:number-columns-repeated="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Malvin</text:p>
          </table:table-cell>
          <table:table-cell office:value-type="string">
            <text:p>Koeppke</text:p>
          </table:table-cell>
          <table:table-cell office:value-type="string">
            <text:p>mkoeppke8n@tamu.edu</text:p>
          </table:table-cell>
          <table:table-cell office:value-type="string">
            <text:p>Male</text:p>
          </table:table-cell>
          <table:table-cell office:value-type="string">
            <text:p>234.99.57.130</text:p>
          </table:table-cell>
          <table:table-cell table:number-columns-repeated="2"/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Sianna</text:p>
          </table:table-cell>
          <table:table-cell office:value-type="string">
            <text:p>Enser</text:p>
          </table:table-cell>
          <table:table-cell office:value-type="string">
            <text:p>senser8o@dropbox.com</text:p>
          </table:table-cell>
          <table:table-cell office:value-type="string">
            <text:p>Female</text:p>
          </table:table-cell>
          <table:table-cell office:value-type="string">
            <text:p>203.115.243.2</text:p>
          </table:table-cell>
          <table:table-cell table:number-columns-repeated="2"/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Leia</text:p>
          </table:table-cell>
          <table:table-cell office:value-type="string">
            <text:p>Piggrem</text:p>
          </table:table-cell>
          <table:table-cell office:value-type="string">
            <text:p>lpiggrem8p@squidoo.com</text:p>
          </table:table-cell>
          <table:table-cell office:value-type="string">
            <text:p>Female</text:p>
          </table:table-cell>
          <table:table-cell office:value-type="string">
            <text:p>131.79.50.83</text:p>
          </table:table-cell>
          <table:table-cell table:number-columns-repeated="2"/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Gale</text:p>
          </table:table-cell>
          <table:table-cell office:value-type="string">
            <text:p>Filtness</text:p>
          </table:table-cell>
          <table:table-cell office:value-type="string">
            <text:p>gfiltness8q@gov.uk</text:p>
          </table:table-cell>
          <table:table-cell office:value-type="string">
            <text:p>Female</text:p>
          </table:table-cell>
          <table:table-cell office:value-type="string">
            <text:p>177.231.178.84</text:p>
          </table:table-cell>
          <table:table-cell table:number-columns-repeated="2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Rodrique</text:p>
          </table:table-cell>
          <table:table-cell office:value-type="string">
            <text:p>MacFaell</text:p>
          </table:table-cell>
          <table:table-cell office:value-type="string">
            <text:p>rmacfaell8r@parallels.com</text:p>
          </table:table-cell>
          <table:table-cell office:value-type="string">
            <text:p>Male</text:p>
          </table:table-cell>
          <table:table-cell office:value-type="string">
            <text:p>116.135.190.124</text:p>
          </table:table-cell>
          <table:table-cell table:number-columns-repeated="2"/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Inger</text:p>
          </table:table-cell>
          <table:table-cell office:value-type="string">
            <text:p>Biasetti</text:p>
          </table:table-cell>
          <table:table-cell office:value-type="string">
            <text:p>ibiasetti8s@mozilla.org</text:p>
          </table:table-cell>
          <table:table-cell office:value-type="string">
            <text:p>Female</text:p>
          </table:table-cell>
          <table:table-cell office:value-type="string">
            <text:p>0.159.55.70</text:p>
          </table:table-cell>
          <table:table-cell table:number-columns-repeated="2"/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Ignacio</text:p>
          </table:table-cell>
          <table:table-cell office:value-type="string">
            <text:p>Chaudrelle</text:p>
          </table:table-cell>
          <table:table-cell office:value-type="string">
            <text:p>ichaudrelle8t@bbc.co.uk</text:p>
          </table:table-cell>
          <table:table-cell office:value-type="string">
            <text:p>Male</text:p>
          </table:table-cell>
          <table:table-cell office:value-type="string">
            <text:p>33.64.44.210</text:p>
          </table:table-cell>
          <table:table-cell table:number-columns-repeated="2"/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Paula</text:p>
          </table:table-cell>
          <table:table-cell office:value-type="string">
            <text:p>Summerley</text:p>
          </table:table-cell>
          <table:table-cell office:value-type="string">
            <text:p>psummerley8u@cargocollective.com</text:p>
          </table:table-cell>
          <table:table-cell office:value-type="string">
            <text:p>Female</text:p>
          </table:table-cell>
          <table:table-cell office:value-type="string">
            <text:p>149.13.240.172</text:p>
          </table:table-cell>
          <table:table-cell table:number-columns-repeated="2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Allx</text:p>
          </table:table-cell>
          <table:table-cell office:value-type="string">
            <text:p>Skrzynski</text:p>
          </table:table-cell>
          <table:table-cell office:value-type="string">
            <text:p>askrzynski8v@github.io</text:p>
          </table:table-cell>
          <table:table-cell office:value-type="string">
            <text:p>Female</text:p>
          </table:table-cell>
          <table:table-cell office:value-type="string">
            <text:p>148.104.95.92</text:p>
          </table:table-cell>
          <table:table-cell table:number-columns-repeated="2"/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Cody</text:p>
          </table:table-cell>
          <table:table-cell office:value-type="string">
            <text:p>Grishinov</text:p>
          </table:table-cell>
          <table:table-cell office:value-type="string">
            <text:p>cgrishinov8w@sun.com</text:p>
          </table:table-cell>
          <table:table-cell office:value-type="string">
            <text:p>Male</text:p>
          </table:table-cell>
          <table:table-cell office:value-type="string">
            <text:p>181.143.144.182</text:p>
          </table:table-cell>
          <table:table-cell table:number-columns-repeated="2"/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Jasen</text:p>
          </table:table-cell>
          <table:table-cell office:value-type="string">
            <text:p>Everly</text:p>
          </table:table-cell>
          <table:table-cell office:value-type="string">
            <text:p>jeverly8x@comsenz.com</text:p>
          </table:table-cell>
          <table:table-cell office:value-type="string">
            <text:p>Male</text:p>
          </table:table-cell>
          <table:table-cell office:value-type="string">
            <text:p>0.132.11.35</text:p>
          </table:table-cell>
          <table:table-cell table:number-columns-repeated="2"/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Roi</text:p>
          </table:table-cell>
          <table:table-cell office:value-type="string">
            <text:p>Greenhalf</text:p>
          </table:table-cell>
          <table:table-cell office:value-type="string">
            <text:p>rgreenhalf8y@whitehouse.gov</text:p>
          </table:table-cell>
          <table:table-cell office:value-type="string">
            <text:p>Male</text:p>
          </table:table-cell>
          <table:table-cell office:value-type="string">
            <text:p>242.186.107.83</text:p>
          </table:table-cell>
          <table:table-cell table:number-columns-repeated="2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Devin</text:p>
          </table:table-cell>
          <table:table-cell office:value-type="string">
            <text:p>Summerrell</text:p>
          </table:table-cell>
          <table:table-cell office:value-type="string">
            <text:p>dsummerrell8z@smh.com.au</text:p>
          </table:table-cell>
          <table:table-cell office:value-type="string">
            <text:p>Female</text:p>
          </table:table-cell>
          <table:table-cell office:value-type="string">
            <text:p>0.176.20.122</text:p>
          </table:table-cell>
          <table:table-cell table:number-columns-repeated="2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Brit</text:p>
          </table:table-cell>
          <table:table-cell office:value-type="string">
            <text:p>Wainer</text:p>
          </table:table-cell>
          <table:table-cell office:value-type="string">
            <text:p>bwainer90@nasa.gov</text:p>
          </table:table-cell>
          <table:table-cell office:value-type="string">
            <text:p>Male</text:p>
          </table:table-cell>
          <table:table-cell office:value-type="string">
            <text:p>86.185.218.209</text:p>
          </table:table-cell>
          <table:table-cell table:number-columns-repeated="2"/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Thom</text:p>
          </table:table-cell>
          <table:table-cell office:value-type="string">
            <text:p>Linguard</text:p>
          </table:table-cell>
          <table:table-cell office:value-type="string">
            <text:p>tlinguard91@imdb.com</text:p>
          </table:table-cell>
          <table:table-cell office:value-type="string">
            <text:p>Male</text:p>
          </table:table-cell>
          <table:table-cell office:value-type="string">
            <text:p>211.117.192.240</text:p>
          </table:table-cell>
          <table:table-cell table:number-columns-repeated="2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Clemence</text:p>
          </table:table-cell>
          <table:table-cell office:value-type="string">
            <text:p>Bailles</text:p>
          </table:table-cell>
          <table:table-cell office:value-type="string">
            <text:p>cbailles92@shop-pro.jp</text:p>
          </table:table-cell>
          <table:table-cell office:value-type="string">
            <text:p>Female</text:p>
          </table:table-cell>
          <table:table-cell office:value-type="string">
            <text:p>182.85.122.55</text:p>
          </table:table-cell>
          <table:table-cell table:number-columns-repeated="2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Lisette</text:p>
          </table:table-cell>
          <table:table-cell office:value-type="string">
            <text:p>Spere</text:p>
          </table:table-cell>
          <table:table-cell office:value-type="string">
            <text:p>lspere93@xinhuanet.com</text:p>
          </table:table-cell>
          <table:table-cell office:value-type="string">
            <text:p>Female</text:p>
          </table:table-cell>
          <table:table-cell office:value-type="string">
            <text:p>229.205.194.61</text:p>
          </table:table-cell>
          <table:table-cell table:number-columns-repeated="2"/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Aubry</text:p>
          </table:table-cell>
          <table:table-cell office:value-type="string">
            <text:p>Salway</text:p>
          </table:table-cell>
          <table:table-cell office:value-type="string">
            <text:p>asalway94@vimeo.com</text:p>
          </table:table-cell>
          <table:table-cell office:value-type="string">
            <text:p>Female</text:p>
          </table:table-cell>
          <table:table-cell office:value-type="string">
            <text:p>207.125.247.153</text:p>
          </table:table-cell>
          <table:table-cell table:number-columns-repeated="2"/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Pauline</text:p>
          </table:table-cell>
          <table:table-cell office:value-type="string">
            <text:p>Conre</text:p>
          </table:table-cell>
          <table:table-cell office:value-type="string">
            <text:p>pconre95@dyndns.org</text:p>
          </table:table-cell>
          <table:table-cell office:value-type="string">
            <text:p>Female</text:p>
          </table:table-cell>
          <table:table-cell office:value-type="string">
            <text:p>54.180.171.26</text:p>
          </table:table-cell>
          <table:table-cell table:number-columns-repeated="2"/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Winna</text:p>
          </table:table-cell>
          <table:table-cell office:value-type="string">
            <text:p>Athridge</text:p>
          </table:table-cell>
          <table:table-cell office:value-type="string">
            <text:p>wathridge96@ca.gov</text:p>
          </table:table-cell>
          <table:table-cell office:value-type="string">
            <text:p>Female</text:p>
          </table:table-cell>
          <table:table-cell office:value-type="string">
            <text:p>5.83.241.233</text:p>
          </table:table-cell>
          <table:table-cell table:number-columns-repeated="2"/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Waylan</text:p>
          </table:table-cell>
          <table:table-cell office:value-type="string">
            <text:p>Bennallck</text:p>
          </table:table-cell>
          <table:table-cell office:value-type="string">
            <text:p>wbennallck97@symantec.com</text:p>
          </table:table-cell>
          <table:table-cell office:value-type="string">
            <text:p>Male</text:p>
          </table:table-cell>
          <table:table-cell office:value-type="string">
            <text:p>162.171.184.25</text:p>
          </table:table-cell>
          <table:table-cell table:number-columns-repeated="2"/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Kristoforo</text:p>
          </table:table-cell>
          <table:table-cell office:value-type="string">
            <text:p>Blance</text:p>
          </table:table-cell>
          <table:table-cell office:value-type="string">
            <text:p>kblance98@nhs.uk</text:p>
          </table:table-cell>
          <table:table-cell office:value-type="string">
            <text:p>Male</text:p>
          </table:table-cell>
          <table:table-cell office:value-type="string">
            <text:p>35.162.16.10</text:p>
          </table:table-cell>
          <table:table-cell table:number-columns-repeated="2"/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Marion</text:p>
          </table:table-cell>
          <table:table-cell office:value-type="string">
            <text:p>Nelm</text:p>
          </table:table-cell>
          <table:table-cell office:value-type="string">
            <text:p>mnelm99@sfgate.com</text:p>
          </table:table-cell>
          <table:table-cell office:value-type="string">
            <text:p>Female</text:p>
          </table:table-cell>
          <table:table-cell office:value-type="string">
            <text:p>195.201.203.123</text:p>
          </table:table-cell>
          <table:table-cell table:number-columns-repeated="2"/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Phylis</text:p>
          </table:table-cell>
          <table:table-cell office:value-type="string">
            <text:p>Pulster</text:p>
          </table:table-cell>
          <table:table-cell office:value-type="string">
            <text:p>ppulster9a@fc2.com</text:p>
          </table:table-cell>
          <table:table-cell office:value-type="string">
            <text:p>Female</text:p>
          </table:table-cell>
          <table:table-cell office:value-type="string">
            <text:p>186.32.75.235</text:p>
          </table:table-cell>
          <table:table-cell table:number-columns-repeated="2"/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Brietta</text:p>
          </table:table-cell>
          <table:table-cell office:value-type="string">
            <text:p>Bome</text:p>
          </table:table-cell>
          <table:table-cell office:value-type="string">
            <text:p>bbome9b@reddit.com</text:p>
          </table:table-cell>
          <table:table-cell office:value-type="string">
            <text:p>Female</text:p>
          </table:table-cell>
          <table:table-cell office:value-type="string">
            <text:p>226.248.144.140</text:p>
          </table:table-cell>
          <table:table-cell table:number-columns-repeated="2"/>
        </table:table-row>
        <table:table-row table:style-name="ro1">
          <table:table-cell office:value-type="float" office:value="337">
            <text:p>337</text:p>
          </table:table-cell>
          <table:table-cell office:value-type="string">
            <text:p>Angelina</text:p>
          </table:table-cell>
          <table:table-cell office:value-type="string">
            <text:p>Iczokvitz</text:p>
          </table:table-cell>
          <table:table-cell office:value-type="string">
            <text:p>aiczokvitz9c@youtu.be</text:p>
          </table:table-cell>
          <table:table-cell office:value-type="string">
            <text:p>Female</text:p>
          </table:table-cell>
          <table:table-cell office:value-type="string">
            <text:p>150.194.19.215</text:p>
          </table:table-cell>
          <table:table-cell table:number-columns-repeated="2"/>
        </table:table-row>
        <table:table-row table:style-name="ro1">
          <table:table-cell office:value-type="float" office:value="338">
            <text:p>338</text:p>
          </table:table-cell>
          <table:table-cell office:value-type="string">
            <text:p>Binni</text:p>
          </table:table-cell>
          <table:table-cell office:value-type="string">
            <text:p>Aubert</text:p>
          </table:table-cell>
          <table:table-cell office:value-type="string">
            <text:p>baubert9d@wunderground.com</text:p>
          </table:table-cell>
          <table:table-cell office:value-type="string">
            <text:p>Female</text:p>
          </table:table-cell>
          <table:table-cell office:value-type="string">
            <text:p>175.10.103.227</text:p>
          </table:table-cell>
          <table:table-cell table:number-columns-repeated="2"/>
        </table:table-row>
        <table:table-row table:style-name="ro1">
          <table:table-cell office:value-type="float" office:value="339">
            <text:p>339</text:p>
          </table:table-cell>
          <table:table-cell office:value-type="string">
            <text:p>Aloysia</text:p>
          </table:table-cell>
          <table:table-cell office:value-type="string">
            <text:p>Serraillier</text:p>
          </table:table-cell>
          <table:table-cell office:value-type="string">
            <text:p>aserraillier9e@google.es</text:p>
          </table:table-cell>
          <table:table-cell office:value-type="string">
            <text:p>Female</text:p>
          </table:table-cell>
          <table:table-cell office:value-type="string">
            <text:p>17.184.203.170</text:p>
          </table:table-cell>
          <table:table-cell table:number-columns-repeated="2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Junina</text:p>
          </table:table-cell>
          <table:table-cell office:value-type="string">
            <text:p>Bacher</text:p>
          </table:table-cell>
          <table:table-cell office:value-type="string">
            <text:p>jbacher9f@nih.gov</text:p>
          </table:table-cell>
          <table:table-cell office:value-type="string">
            <text:p>Female</text:p>
          </table:table-cell>
          <table:table-cell office:value-type="string">
            <text:p>7.42.95.192</text:p>
          </table:table-cell>
          <table:table-cell table:number-columns-repeated="2"/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Nettie</text:p>
          </table:table-cell>
          <table:table-cell office:value-type="string">
            <text:p>Hastwall</text:p>
          </table:table-cell>
          <table:table-cell office:value-type="string">
            <text:p>nhastwall9g@cafepress.com</text:p>
          </table:table-cell>
          <table:table-cell office:value-type="string">
            <text:p>Female</text:p>
          </table:table-cell>
          <table:table-cell office:value-type="string">
            <text:p>246.77.25.85</text:p>
          </table:table-cell>
          <table:table-cell table:number-columns-repeated="2"/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Pooh</text:p>
          </table:table-cell>
          <table:table-cell office:value-type="string">
            <text:p>Calcut</text:p>
          </table:table-cell>
          <table:table-cell office:value-type="string">
            <text:p>pcalcut9h@rediff.com</text:p>
          </table:table-cell>
          <table:table-cell office:value-type="string">
            <text:p>Female</text:p>
          </table:table-cell>
          <table:table-cell office:value-type="string">
            <text:p>37.119.251.217</text:p>
          </table:table-cell>
          <table:table-cell table:number-columns-repeated="2"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Violet</text:p>
          </table:table-cell>
          <table:table-cell office:value-type="string">
            <text:p>Collicott</text:p>
          </table:table-cell>
          <table:table-cell office:value-type="string">
            <text:p>vcollicott9i@patch.com</text:p>
          </table:table-cell>
          <table:table-cell office:value-type="string">
            <text:p>Female</text:p>
          </table:table-cell>
          <table:table-cell office:value-type="string">
            <text:p>67.50.186.166</text:p>
          </table:table-cell>
          <table:table-cell table:number-columns-repeated="2"/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Pen</text:p>
          </table:table-cell>
          <table:table-cell office:value-type="string">
            <text:p>Cankett</text:p>
          </table:table-cell>
          <table:table-cell office:value-type="string">
            <text:p>pcankett9j@gravatar.com</text:p>
          </table:table-cell>
          <table:table-cell office:value-type="string">
            <text:p>Female</text:p>
          </table:table-cell>
          <table:table-cell office:value-type="string">
            <text:p>151.158.118.51</text:p>
          </table:table-cell>
          <table:table-cell table:number-columns-repeated="2"/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Burg</text:p>
          </table:table-cell>
          <table:table-cell office:value-type="string">
            <text:p>Von</text:p>
          </table:table-cell>
          <table:table-cell office:value-type="string">
            <text:p>Welldun</text:p>
          </table:table-cell>
          <table:table-cell office:value-type="string">
            <text:p>bvonwelldun9k@devhub.com</text:p>
          </table:table-cell>
          <table:table-cell office:value-type="string">
            <text:p>Male</text:p>
          </table:table-cell>
          <table:table-cell office:value-type="string">
            <text:p>90.122.223.196</text:p>
          </table:table-cell>
          <table:table-cell/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Loraine</text:p>
          </table:table-cell>
          <table:table-cell office:value-type="string">
            <text:p>Spores</text:p>
          </table:table-cell>
          <table:table-cell office:value-type="string">
            <text:p>lspores9l@boston.com</text:p>
          </table:table-cell>
          <table:table-cell office:value-type="string">
            <text:p>Female</text:p>
          </table:table-cell>
          <table:table-cell office:value-type="string">
            <text:p>163.58.236.62</text:p>
          </table:table-cell>
          <table:table-cell table:number-columns-repeated="2"/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Birgitta</text:p>
          </table:table-cell>
          <table:table-cell office:value-type="string">
            <text:p>Grinikhin</text:p>
          </table:table-cell>
          <table:table-cell office:value-type="string">
            <text:p>bgrinikhin9m@ihg.com</text:p>
          </table:table-cell>
          <table:table-cell office:value-type="string">
            <text:p>Female</text:p>
          </table:table-cell>
          <table:table-cell office:value-type="string">
            <text:p>113.13.118.188</text:p>
          </table:table-cell>
          <table:table-cell table:number-columns-repeated="2"/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Rodger</text:p>
          </table:table-cell>
          <table:table-cell office:value-type="string">
            <text:p>Courvert</text:p>
          </table:table-cell>
          <table:table-cell office:value-type="string">
            <text:p>rcourvert9n@360.cn</text:p>
          </table:table-cell>
          <table:table-cell office:value-type="string">
            <text:p>Male</text:p>
          </table:table-cell>
          <table:table-cell office:value-type="string">
            <text:p>185.73.235.144</text:p>
          </table:table-cell>
          <table:table-cell table:number-columns-repeated="2"/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Lemuel</text:p>
          </table:table-cell>
          <table:table-cell office:value-type="string">
            <text:p>Heatherington</text:p>
          </table:table-cell>
          <table:table-cell office:value-type="string">
            <text:p>lheatherington9o@omniture.com</text:p>
          </table:table-cell>
          <table:table-cell office:value-type="string">
            <text:p>Male</text:p>
          </table:table-cell>
          <table:table-cell office:value-type="string">
            <text:p>216.46.189.121</text:p>
          </table:table-cell>
          <table:table-cell table:number-columns-repeated="2"/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Aprilette</text:p>
          </table:table-cell>
          <table:table-cell office:value-type="string">
            <text:p>Lalor</text:p>
          </table:table-cell>
          <table:table-cell office:value-type="string">
            <text:p>alalor9p@acquirethisname.com</text:p>
          </table:table-cell>
          <table:table-cell office:value-type="string">
            <text:p>Female</text:p>
          </table:table-cell>
          <table:table-cell office:value-type="string">
            <text:p>153.7.69.31</text:p>
          </table:table-cell>
          <table:table-cell table:number-columns-repeated="2"/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Trixy</text:p>
          </table:table-cell>
          <table:table-cell office:value-type="string">
            <text:p>Duchart</text:p>
          </table:table-cell>
          <table:table-cell office:value-type="string">
            <text:p>tduchart9q@squarespace.com</text:p>
          </table:table-cell>
          <table:table-cell office:value-type="string">
            <text:p>Female</text:p>
          </table:table-cell>
          <table:table-cell office:value-type="string">
            <text:p>21.123.254.194</text:p>
          </table:table-cell>
          <table:table-cell table:number-columns-repeated="2"/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Hailey</text:p>
          </table:table-cell>
          <table:table-cell office:value-type="string">
            <text:p>Orrett</text:p>
          </table:table-cell>
          <table:table-cell office:value-type="string">
            <text:p>horrett9r@indiegogo.com</text:p>
          </table:table-cell>
          <table:table-cell office:value-type="string">
            <text:p>Male</text:p>
          </table:table-cell>
          <table:table-cell office:value-type="string">
            <text:p>126.196.41.107</text:p>
          </table:table-cell>
          <table:table-cell table:number-columns-repeated="2"/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Filberte</text:p>
          </table:table-cell>
          <table:table-cell office:value-type="string">
            <text:p>Renfrew</text:p>
          </table:table-cell>
          <table:table-cell office:value-type="string">
            <text:p>frenfrew9s@europa.eu</text:p>
          </table:table-cell>
          <table:table-cell office:value-type="string">
            <text:p>Male</text:p>
          </table:table-cell>
          <table:table-cell office:value-type="string">
            <text:p>158.11.118.185</text:p>
          </table:table-cell>
          <table:table-cell table:number-columns-repeated="2"/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Malanie</text:p>
          </table:table-cell>
          <table:table-cell office:value-type="string">
            <text:p>Crix</text:p>
          </table:table-cell>
          <table:table-cell office:value-type="string">
            <text:p>mcrix9t@hp.com</text:p>
          </table:table-cell>
          <table:table-cell office:value-type="string">
            <text:p>Female</text:p>
          </table:table-cell>
          <table:table-cell office:value-type="string">
            <text:p>134.220.66.217</text:p>
          </table:table-cell>
          <table:table-cell table:number-columns-repeated="2"/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Red</text:p>
          </table:table-cell>
          <table:table-cell office:value-type="string">
            <text:p>Whitefoot</text:p>
          </table:table-cell>
          <table:table-cell office:value-type="string">
            <text:p>rwhitefoot9u@nsw.gov.au</text:p>
          </table:table-cell>
          <table:table-cell office:value-type="string">
            <text:p>Male</text:p>
          </table:table-cell>
          <table:table-cell office:value-type="string">
            <text:p>165.119.17.61</text:p>
          </table:table-cell>
          <table:table-cell table:number-columns-repeated="2"/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Madelin</text:p>
          </table:table-cell>
          <table:table-cell office:value-type="string">
            <text:p>Lamb</text:p>
          </table:table-cell>
          <table:table-cell office:value-type="string">
            <text:p>mlamb9v@nps.gov</text:p>
          </table:table-cell>
          <table:table-cell office:value-type="string">
            <text:p>Female</text:p>
          </table:table-cell>
          <table:table-cell office:value-type="string">
            <text:p>67.118.142.88</text:p>
          </table:table-cell>
          <table:table-cell table:number-columns-repeated="2"/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Gav</text:p>
          </table:table-cell>
          <table:table-cell office:value-type="string">
            <text:p>Patel</text:p>
          </table:table-cell>
          <table:table-cell office:value-type="string">
            <text:p>gpatel9w@vinaora.com</text:p>
          </table:table-cell>
          <table:table-cell office:value-type="string">
            <text:p>Male</text:p>
          </table:table-cell>
          <table:table-cell office:value-type="string">
            <text:p>23.0.34.67</text:p>
          </table:table-cell>
          <table:table-cell table:number-columns-repeated="2"/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Cullin</text:p>
          </table:table-cell>
          <table:table-cell office:value-type="string">
            <text:p>Bartalin</text:p>
          </table:table-cell>
          <table:table-cell office:value-type="string">
            <text:p>cbartalin9x@yolasite.com</text:p>
          </table:table-cell>
          <table:table-cell office:value-type="string">
            <text:p>Male</text:p>
          </table:table-cell>
          <table:table-cell office:value-type="string">
            <text:p>245.94.160.132</text:p>
          </table:table-cell>
          <table:table-cell table:number-columns-repeated="2"/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Ade</text:p>
          </table:table-cell>
          <table:table-cell office:value-type="string">
            <text:p>Bilston</text:p>
          </table:table-cell>
          <table:table-cell office:value-type="string">
            <text:p>abilston9y@amazon.com</text:p>
          </table:table-cell>
          <table:table-cell office:value-type="string">
            <text:p>Male</text:p>
          </table:table-cell>
          <table:table-cell office:value-type="string">
            <text:p>195.167.210.206</text:p>
          </table:table-cell>
          <table:table-cell table:number-columns-repeated="2"/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Veriee</text:p>
          </table:table-cell>
          <table:table-cell office:value-type="string">
            <text:p>Palmer</text:p>
          </table:table-cell>
          <table:table-cell office:value-type="string">
            <text:p>vpalmer9z@ustream.tv</text:p>
          </table:table-cell>
          <table:table-cell office:value-type="string">
            <text:p>Female</text:p>
          </table:table-cell>
          <table:table-cell office:value-type="string">
            <text:p>135.25.70.60</text:p>
          </table:table-cell>
          <table:table-cell table:number-columns-repeated="2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Brendan</text:p>
          </table:table-cell>
          <table:table-cell office:value-type="string">
            <text:p>Gillions</text:p>
          </table:table-cell>
          <table:table-cell office:value-type="string">
            <text:p>bgillionsa0@icio.us</text:p>
          </table:table-cell>
          <table:table-cell office:value-type="string">
            <text:p>Male</text:p>
          </table:table-cell>
          <table:table-cell office:value-type="string">
            <text:p>149.232.142.94</text:p>
          </table:table-cell>
          <table:table-cell table:number-columns-repeated="2"/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Calla</text:p>
          </table:table-cell>
          <table:table-cell office:value-type="string">
            <text:p>Walding</text:p>
          </table:table-cell>
          <table:table-cell office:value-type="string">
            <text:p>cwaldinga1@cam.ac.uk</text:p>
          </table:table-cell>
          <table:table-cell office:value-type="string">
            <text:p>Female</text:p>
          </table:table-cell>
          <table:table-cell office:value-type="string">
            <text:p>228.168.54.149</text:p>
          </table:table-cell>
          <table:table-cell table:number-columns-repeated="2"/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Kamillah</text:p>
          </table:table-cell>
          <table:table-cell office:value-type="string">
            <text:p>Moral</text:p>
          </table:table-cell>
          <table:table-cell office:value-type="string">
            <text:p>kmorala2@a8.net</text:p>
          </table:table-cell>
          <table:table-cell office:value-type="string">
            <text:p>Female</text:p>
          </table:table-cell>
          <table:table-cell office:value-type="string">
            <text:p>24.31.112.70</text:p>
          </table:table-cell>
          <table:table-cell table:number-columns-repeated="2"/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Horatio</text:p>
          </table:table-cell>
          <table:table-cell office:value-type="string">
            <text:p>Rulten</text:p>
          </table:table-cell>
          <table:table-cell office:value-type="string">
            <text:p>hrultena3@ifeng.com</text:p>
          </table:table-cell>
          <table:table-cell office:value-type="string">
            <text:p>Male</text:p>
          </table:table-cell>
          <table:table-cell office:value-type="string">
            <text:p>9.220.180.236</text:p>
          </table:table-cell>
          <table:table-cell table:number-columns-repeated="2"/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Willyt</text:p>
          </table:table-cell>
          <table:table-cell office:value-type="string">
            <text:p>Scane</text:p>
          </table:table-cell>
          <table:table-cell office:value-type="string">
            <text:p>wscanea4@mtv.com</text:p>
          </table:table-cell>
          <table:table-cell office:value-type="string">
            <text:p>Female</text:p>
          </table:table-cell>
          <table:table-cell office:value-type="string">
            <text:p>24.71.103.104</text:p>
          </table:table-cell>
          <table:table-cell table:number-columns-repeated="2"/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Dewain</text:p>
          </table:table-cell>
          <table:table-cell office:value-type="string">
            <text:p>Selbach</text:p>
          </table:table-cell>
          <table:table-cell office:value-type="string">
            <text:p>dselbacha5@bigcartel.com</text:p>
          </table:table-cell>
          <table:table-cell office:value-type="string">
            <text:p>Male</text:p>
          </table:table-cell>
          <table:table-cell office:value-type="string">
            <text:p>29.102.215.78</text:p>
          </table:table-cell>
          <table:table-cell table:number-columns-repeated="2"/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Buddy</text:p>
          </table:table-cell>
          <table:table-cell office:value-type="string">
            <text:p>Ingraham</text:p>
          </table:table-cell>
          <table:table-cell office:value-type="string">
            <text:p>bingrahama6@tinyurl.com</text:p>
          </table:table-cell>
          <table:table-cell office:value-type="string">
            <text:p>Male</text:p>
          </table:table-cell>
          <table:table-cell office:value-type="string">
            <text:p>7.12.216.164</text:p>
          </table:table-cell>
          <table:table-cell table:number-columns-repeated="2"/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Meryl</text:p>
          </table:table-cell>
          <table:table-cell office:value-type="string">
            <text:p>Rattenbury</text:p>
          </table:table-cell>
          <table:table-cell office:value-type="string">
            <text:p>mrattenburya7@seattletimes.com</text:p>
          </table:table-cell>
          <table:table-cell office:value-type="string">
            <text:p>Male</text:p>
          </table:table-cell>
          <table:table-cell office:value-type="string">
            <text:p>81.183.208.168</text:p>
          </table:table-cell>
          <table:table-cell table:number-columns-repeated="2"/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Dore</text:p>
          </table:table-cell>
          <table:table-cell office:value-type="string">
            <text:p>Prin</text:p>
          </table:table-cell>
          <table:table-cell office:value-type="string">
            <text:p>dprina8@booking.com</text:p>
          </table:table-cell>
          <table:table-cell office:value-type="string">
            <text:p>Male</text:p>
          </table:table-cell>
          <table:table-cell office:value-type="string">
            <text:p>142.198.243.252</text:p>
          </table:table-cell>
          <table:table-cell table:number-columns-repeated="2"/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Erin</text:p>
          </table:table-cell>
          <table:table-cell office:value-type="string">
            <text:p>Beaushaw</text:p>
          </table:table-cell>
          <table:table-cell office:value-type="string">
            <text:p>ebeaushawa9@state.gov</text:p>
          </table:table-cell>
          <table:table-cell office:value-type="string">
            <text:p>Female</text:p>
          </table:table-cell>
          <table:table-cell office:value-type="string">
            <text:p>184.169.173.185</text:p>
          </table:table-cell>
          <table:table-cell table:number-columns-repeated="2"/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Reuven</text:p>
          </table:table-cell>
          <table:table-cell office:value-type="string">
            <text:p>Fuentez</text:p>
          </table:table-cell>
          <table:table-cell office:value-type="string">
            <text:p>rfuentezaa@sciencedirect.com</text:p>
          </table:table-cell>
          <table:table-cell office:value-type="string">
            <text:p>Male</text:p>
          </table:table-cell>
          <table:table-cell office:value-type="string">
            <text:p>77.54.166.124</text:p>
          </table:table-cell>
          <table:table-cell table:number-columns-repeated="2"/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Florida</text:p>
          </table:table-cell>
          <table:table-cell office:value-type="string">
            <text:p>Daudray</text:p>
          </table:table-cell>
          <table:table-cell office:value-type="string">
            <text:p>fdaudrayab@oaic.gov.au</text:p>
          </table:table-cell>
          <table:table-cell office:value-type="string">
            <text:p>Female</text:p>
          </table:table-cell>
          <table:table-cell office:value-type="string">
            <text:p>113.3.68.137</text:p>
          </table:table-cell>
          <table:table-cell table:number-columns-repeated="2"/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Wilek</text:p>
          </table:table-cell>
          <table:table-cell office:value-type="string">
            <text:p>Cosh</text:p>
          </table:table-cell>
          <table:table-cell office:value-type="string">
            <text:p>wcoshac@soundcloud.com</text:p>
          </table:table-cell>
          <table:table-cell office:value-type="string">
            <text:p>Male</text:p>
          </table:table-cell>
          <table:table-cell office:value-type="string">
            <text:p>205.125.44.117</text:p>
          </table:table-cell>
          <table:table-cell table:number-columns-repeated="2"/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Sisile</text:p>
          </table:table-cell>
          <table:table-cell office:value-type="string">
            <text:p>Maiklem</text:p>
          </table:table-cell>
          <table:table-cell office:value-type="string">
            <text:p>smaiklemad@yelp.com</text:p>
          </table:table-cell>
          <table:table-cell office:value-type="string">
            <text:p>Female</text:p>
          </table:table-cell>
          <table:table-cell office:value-type="string">
            <text:p>152.129.236.153</text:p>
          </table:table-cell>
          <table:table-cell table:number-columns-repeated="2"/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Homer</text:p>
          </table:table-cell>
          <table:table-cell office:value-type="string">
            <text:p>Loudwell</text:p>
          </table:table-cell>
          <table:table-cell office:value-type="string">
            <text:p>hloudwellae@technorati.com</text:p>
          </table:table-cell>
          <table:table-cell office:value-type="string">
            <text:p>Male</text:p>
          </table:table-cell>
          <table:table-cell office:value-type="string">
            <text:p>13.2.242.198</text:p>
          </table:table-cell>
          <table:table-cell table:number-columns-repeated="2"/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Morty</text:p>
          </table:table-cell>
          <table:table-cell office:value-type="string">
            <text:p>Ferenczi</text:p>
          </table:table-cell>
          <table:table-cell office:value-type="string">
            <text:p>mferencziaf@tinypic.com</text:p>
          </table:table-cell>
          <table:table-cell office:value-type="string">
            <text:p>Male</text:p>
          </table:table-cell>
          <table:table-cell office:value-type="string">
            <text:p>231.35.222.12</text:p>
          </table:table-cell>
          <table:table-cell table:number-columns-repeated="2"/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Rickie</text:p>
          </table:table-cell>
          <table:table-cell office:value-type="string">
            <text:p>Joselson</text:p>
          </table:table-cell>
          <table:table-cell office:value-type="string">
            <text:p>rjoselsonag@typepad.com</text:p>
          </table:table-cell>
          <table:table-cell office:value-type="string">
            <text:p>Male</text:p>
          </table:table-cell>
          <table:table-cell office:value-type="string">
            <text:p>84.162.144.157</text:p>
          </table:table-cell>
          <table:table-cell table:number-columns-repeated="2"/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Haley</text:p>
          </table:table-cell>
          <table:table-cell office:value-type="string">
            <text:p>Hocking</text:p>
          </table:table-cell>
          <table:table-cell office:value-type="string">
            <text:p>hhockingah@hc360.com</text:p>
          </table:table-cell>
          <table:table-cell office:value-type="string">
            <text:p>Male</text:p>
          </table:table-cell>
          <table:table-cell office:value-type="string">
            <text:p>250.19.146.131</text:p>
          </table:table-cell>
          <table:table-cell table:number-columns-repeated="2"/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Gabie</text:p>
          </table:table-cell>
          <table:table-cell office:value-type="string">
            <text:p>Niche</text:p>
          </table:table-cell>
          <table:table-cell office:value-type="string">
            <text:p>gnicheai@pagesperso-orange.fr</text:p>
          </table:table-cell>
          <table:table-cell office:value-type="string">
            <text:p>Male</text:p>
          </table:table-cell>
          <table:table-cell office:value-type="string">
            <text:p>159.158.234.74</text:p>
          </table:table-cell>
          <table:table-cell table:number-columns-repeated="2"/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Dave</text:p>
          </table:table-cell>
          <table:table-cell office:value-type="string">
            <text:p>Sivess</text:p>
          </table:table-cell>
          <table:table-cell office:value-type="string">
            <text:p>dsivessaj@phoca.cz</text:p>
          </table:table-cell>
          <table:table-cell office:value-type="string">
            <text:p>Male</text:p>
          </table:table-cell>
          <table:table-cell office:value-type="string">
            <text:p>28.226.54.12</text:p>
          </table:table-cell>
          <table:table-cell table:number-columns-repeated="2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Ailyn</text:p>
          </table:table-cell>
          <table:table-cell office:value-type="string">
            <text:p>Bishell</text:p>
          </table:table-cell>
          <table:table-cell office:value-type="string">
            <text:p>abishellak@lulu.com</text:p>
          </table:table-cell>
          <table:table-cell office:value-type="string">
            <text:p>Female</text:p>
          </table:table-cell>
          <table:table-cell office:value-type="string">
            <text:p>58.147.167.179</text:p>
          </table:table-cell>
          <table:table-cell table:number-columns-repeated="2"/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Loria</text:p>
          </table:table-cell>
          <table:table-cell office:value-type="string">
            <text:p>Dennerley</text:p>
          </table:table-cell>
          <table:table-cell office:value-type="string">
            <text:p>ldennerleyal@hatena.ne.jp</text:p>
          </table:table-cell>
          <table:table-cell office:value-type="string">
            <text:p>Female</text:p>
          </table:table-cell>
          <table:table-cell office:value-type="string">
            <text:p>66.206.2.60</text:p>
          </table:table-cell>
          <table:table-cell table:number-columns-repeated="2"/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Derek</text:p>
          </table:table-cell>
          <table:table-cell office:value-type="string">
            <text:p>Retter</text:p>
          </table:table-cell>
          <table:table-cell office:value-type="string">
            <text:p>dretteram@reddit.com</text:p>
          </table:table-cell>
          <table:table-cell office:value-type="string">
            <text:p>Male</text:p>
          </table:table-cell>
          <table:table-cell office:value-type="string">
            <text:p>193.169.190.191</text:p>
          </table:table-cell>
          <table:table-cell table:number-columns-repeated="2"/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Paulita</text:p>
          </table:table-cell>
          <table:table-cell office:value-type="string">
            <text:p>Eadmead</text:p>
          </table:table-cell>
          <table:table-cell office:value-type="string">
            <text:p>peadmeadan@naver.com</text:p>
          </table:table-cell>
          <table:table-cell office:value-type="string">
            <text:p>Female</text:p>
          </table:table-cell>
          <table:table-cell office:value-type="string">
            <text:p>150.16.50.242</text:p>
          </table:table-cell>
          <table:table-cell table:number-columns-repeated="2"/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Fleming</text:p>
          </table:table-cell>
          <table:table-cell office:value-type="string">
            <text:p>Ebi</text:p>
          </table:table-cell>
          <table:table-cell office:value-type="string">
            <text:p>febiao@addtoany.com</text:p>
          </table:table-cell>
          <table:table-cell office:value-type="string">
            <text:p>Male</text:p>
          </table:table-cell>
          <table:table-cell office:value-type="string">
            <text:p>40.19.32.237</text:p>
          </table:table-cell>
          <table:table-cell table:number-columns-repeated="2"/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Christopher</text:p>
          </table:table-cell>
          <table:table-cell office:value-type="string">
            <text:p>Dowtry</text:p>
          </table:table-cell>
          <table:table-cell office:value-type="string">
            <text:p>cdowtryap@goodreads.com</text:p>
          </table:table-cell>
          <table:table-cell office:value-type="string">
            <text:p>Male</text:p>
          </table:table-cell>
          <table:table-cell office:value-type="string">
            <text:p>135.117.42.7</text:p>
          </table:table-cell>
          <table:table-cell table:number-columns-repeated="2"/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Jonie</text:p>
          </table:table-cell>
          <table:table-cell office:value-type="string">
            <text:p>Presdee</text:p>
          </table:table-cell>
          <table:table-cell office:value-type="string">
            <text:p>jpresdeeaq@ucoz.ru</text:p>
          </table:table-cell>
          <table:table-cell office:value-type="string">
            <text:p>Female</text:p>
          </table:table-cell>
          <table:table-cell office:value-type="string">
            <text:p>240.48.249.182</text:p>
          </table:table-cell>
          <table:table-cell table:number-columns-repeated="2"/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Christabel</text:p>
          </table:table-cell>
          <table:table-cell office:value-type="string">
            <text:p>Hussy</text:p>
          </table:table-cell>
          <table:table-cell office:value-type="string">
            <text:p>chussyar@slideshare.net</text:p>
          </table:table-cell>
          <table:table-cell office:value-type="string">
            <text:p>Female</text:p>
          </table:table-cell>
          <table:table-cell office:value-type="string">
            <text:p>241.42.43.66</text:p>
          </table:table-cell>
          <table:table-cell table:number-columns-repeated="2"/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Dolly</text:p>
          </table:table-cell>
          <table:table-cell office:value-type="string">
            <text:p>Merveille</text:p>
          </table:table-cell>
          <table:table-cell office:value-type="string">
            <text:p>dmerveilleas@upenn.edu</text:p>
          </table:table-cell>
          <table:table-cell office:value-type="string">
            <text:p>Female</text:p>
          </table:table-cell>
          <table:table-cell office:value-type="string">
            <text:p>22.222.179.1</text:p>
          </table:table-cell>
          <table:table-cell table:number-columns-repeated="2"/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Guenevere</text:p>
          </table:table-cell>
          <table:table-cell office:value-type="string">
            <text:p>Clulee</text:p>
          </table:table-cell>
          <table:table-cell office:value-type="string">
            <text:p>gcluleeat@typepad.com</text:p>
          </table:table-cell>
          <table:table-cell office:value-type="string">
            <text:p>Female</text:p>
          </table:table-cell>
          <table:table-cell office:value-type="string">
            <text:p>137.116.162.175</text:p>
          </table:table-cell>
          <table:table-cell table:number-columns-repeated="2"/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Kass</text:p>
          </table:table-cell>
          <table:table-cell office:value-type="string">
            <text:p>Schukert</text:p>
          </table:table-cell>
          <table:table-cell office:value-type="string">
            <text:p>kschukertau@t.co</text:p>
          </table:table-cell>
          <table:table-cell office:value-type="string">
            <text:p>Female</text:p>
          </table:table-cell>
          <table:table-cell office:value-type="string">
            <text:p>13.39.224.74</text:p>
          </table:table-cell>
          <table:table-cell table:number-columns-repeated="2"/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Spike</text:p>
          </table:table-cell>
          <table:table-cell office:value-type="string">
            <text:p>Arthurs</text:p>
          </table:table-cell>
          <table:table-cell office:value-type="string">
            <text:p>sarthursav@unc.edu</text:p>
          </table:table-cell>
          <table:table-cell office:value-type="string">
            <text:p>Male</text:p>
          </table:table-cell>
          <table:table-cell office:value-type="string">
            <text:p>242.80.93.249</text:p>
          </table:table-cell>
          <table:table-cell table:number-columns-repeated="2"/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Keenan</text:p>
          </table:table-cell>
          <table:table-cell office:value-type="string">
            <text:p>Thurman</text:p>
          </table:table-cell>
          <table:table-cell office:value-type="string">
            <text:p>kthurmanaw@odnoklassniki.ru</text:p>
          </table:table-cell>
          <table:table-cell office:value-type="string">
            <text:p>Male</text:p>
          </table:table-cell>
          <table:table-cell office:value-type="string">
            <text:p>126.77.41.230</text:p>
          </table:table-cell>
          <table:table-cell table:number-columns-repeated="2"/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Lewie</text:p>
          </table:table-cell>
          <table:table-cell office:value-type="string">
            <text:p>Cristou</text:p>
          </table:table-cell>
          <table:table-cell office:value-type="string">
            <text:p>lcristouax@gravatar.com</text:p>
          </table:table-cell>
          <table:table-cell office:value-type="string">
            <text:p>Male</text:p>
          </table:table-cell>
          <table:table-cell office:value-type="string">
            <text:p>107.45.220.109</text:p>
          </table:table-cell>
          <table:table-cell table:number-columns-repeated="2"/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Iain</text:p>
          </table:table-cell>
          <table:table-cell office:value-type="string">
            <text:p>O'Connor</text:p>
          </table:table-cell>
          <table:table-cell office:value-type="string">
            <text:p>ioconnoray@mashable.com</text:p>
          </table:table-cell>
          <table:table-cell office:value-type="string">
            <text:p>Male</text:p>
          </table:table-cell>
          <table:table-cell office:value-type="string">
            <text:p>36.103.134.69</text:p>
          </table:table-cell>
          <table:table-cell table:number-columns-repeated="2"/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Herby</text:p>
          </table:table-cell>
          <table:table-cell office:value-type="string">
            <text:p>Cumesky</text:p>
          </table:table-cell>
          <table:table-cell office:value-type="string">
            <text:p>hcumeskyaz@eepurl.com</text:p>
          </table:table-cell>
          <table:table-cell office:value-type="string">
            <text:p>Male</text:p>
          </table:table-cell>
          <table:table-cell office:value-type="string">
            <text:p>189.112.9.218</text:p>
          </table:table-cell>
          <table:table-cell table:number-columns-repeated="2"/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Andrei</text:p>
          </table:table-cell>
          <table:table-cell office:value-type="string">
            <text:p>Attwood</text:p>
          </table:table-cell>
          <table:table-cell office:value-type="string">
            <text:p>aattwoodb0@mediafire.com</text:p>
          </table:table-cell>
          <table:table-cell office:value-type="string">
            <text:p>Female</text:p>
          </table:table-cell>
          <table:table-cell office:value-type="string">
            <text:p>120.63.225.245</text:p>
          </table:table-cell>
          <table:table-cell table:number-columns-repeated="2"/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Aaren</text:p>
          </table:table-cell>
          <table:table-cell office:value-type="string">
            <text:p>Archell</text:p>
          </table:table-cell>
          <table:table-cell office:value-type="string">
            <text:p>aarchellb1@51.la</text:p>
          </table:table-cell>
          <table:table-cell office:value-type="string">
            <text:p>Female</text:p>
          </table:table-cell>
          <table:table-cell office:value-type="string">
            <text:p>51.168.189.198</text:p>
          </table:table-cell>
          <table:table-cell table:number-columns-repeated="2"/>
        </table:table-row>
        <table:table-row table:style-name="ro1">
          <table:table-cell office:value-type="float" office:value="399">
            <text:p>399</text:p>
          </table:table-cell>
          <table:table-cell office:value-type="string">
            <text:p>Yuma</text:p>
          </table:table-cell>
          <table:table-cell office:value-type="string">
            <text:p>Hucquart</text:p>
          </table:table-cell>
          <table:table-cell office:value-type="string">
            <text:p>yhucquartb2@51.la</text:p>
          </table:table-cell>
          <table:table-cell office:value-type="string">
            <text:p>Male</text:p>
          </table:table-cell>
          <table:table-cell office:value-type="string">
            <text:p>80.242.34.136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Jarret</text:p>
          </table:table-cell>
          <table:table-cell office:value-type="string">
            <text:p>Pettican</text:p>
          </table:table-cell>
          <table:table-cell office:value-type="string">
            <text:p>jpetticanb3@multiply.com</text:p>
          </table:table-cell>
          <table:table-cell office:value-type="string">
            <text:p>Male</text:p>
          </table:table-cell>
          <table:table-cell office:value-type="string">
            <text:p>188.1.158.50</text:p>
          </table:table-cell>
          <table:table-cell table:number-columns-repeated="2"/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Eunice</text:p>
          </table:table-cell>
          <table:table-cell office:value-type="string">
            <text:p>Pawlik</text:p>
          </table:table-cell>
          <table:table-cell office:value-type="string">
            <text:p>epawlikb4@ox.ac.uk</text:p>
          </table:table-cell>
          <table:table-cell office:value-type="string">
            <text:p>Female</text:p>
          </table:table-cell>
          <table:table-cell office:value-type="string">
            <text:p>136.40.67.30</text:p>
          </table:table-cell>
          <table:table-cell table:number-columns-repeated="2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Terri-jo</text:p>
          </table:table-cell>
          <table:table-cell office:value-type="string">
            <text:p>Threadgold</text:p>
          </table:table-cell>
          <table:table-cell office:value-type="string">
            <text:p>tthreadgoldb5@blogs.com</text:p>
          </table:table-cell>
          <table:table-cell office:value-type="string">
            <text:p>Female</text:p>
          </table:table-cell>
          <table:table-cell office:value-type="string">
            <text:p>66.30.25.148</text:p>
          </table:table-cell>
          <table:table-cell table:number-columns-repeated="2"/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Catlaina</text:p>
          </table:table-cell>
          <table:table-cell office:value-type="string">
            <text:p>Eeles</text:p>
          </table:table-cell>
          <table:table-cell office:value-type="string">
            <text:p>ceelesb6@fotki.com</text:p>
          </table:table-cell>
          <table:table-cell office:value-type="string">
            <text:p>Female</text:p>
          </table:table-cell>
          <table:table-cell office:value-type="string">
            <text:p>128.136.118.58</text:p>
          </table:table-cell>
          <table:table-cell table:number-columns-repeated="2"/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Joseph</text:p>
          </table:table-cell>
          <table:table-cell office:value-type="string">
            <text:p>Unworth</text:p>
          </table:table-cell>
          <table:table-cell office:value-type="string">
            <text:p>junworthb7@flickr.com</text:p>
          </table:table-cell>
          <table:table-cell office:value-type="string">
            <text:p>Male</text:p>
          </table:table-cell>
          <table:table-cell office:value-type="string">
            <text:p>117.61.230.185</text:p>
          </table:table-cell>
          <table:table-cell table:number-columns-repeated="2"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Beret</text:p>
          </table:table-cell>
          <table:table-cell office:value-type="string">
            <text:p>Merredy</text:p>
          </table:table-cell>
          <table:table-cell office:value-type="string">
            <text:p>bmerredyb8@chicagotribune.com</text:p>
          </table:table-cell>
          <table:table-cell office:value-type="string">
            <text:p>Female</text:p>
          </table:table-cell>
          <table:table-cell office:value-type="string">
            <text:p>13.177.29.14</text:p>
          </table:table-cell>
          <table:table-cell table:number-columns-repeated="2"/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Abagael</text:p>
          </table:table-cell>
          <table:table-cell office:value-type="string">
            <text:p>Randerson</text:p>
          </table:table-cell>
          <table:table-cell office:value-type="string">
            <text:p>arandersonb9@statcounter.com</text:p>
          </table:table-cell>
          <table:table-cell office:value-type="string">
            <text:p>Female</text:p>
          </table:table-cell>
          <table:table-cell office:value-type="string">
            <text:p>104.90.112.166</text:p>
          </table:table-cell>
          <table:table-cell table:number-columns-repeated="2"/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Sallyanne</text:p>
          </table:table-cell>
          <table:table-cell office:value-type="string">
            <text:p>Siemens</text:p>
          </table:table-cell>
          <table:table-cell office:value-type="string">
            <text:p>ssiemensba@netlog.com</text:p>
          </table:table-cell>
          <table:table-cell office:value-type="string">
            <text:p>Female</text:p>
          </table:table-cell>
          <table:table-cell office:value-type="string">
            <text:p>100.53.188.82</text:p>
          </table:table-cell>
          <table:table-cell table:number-columns-repeated="2"/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Jeniffer</text:p>
          </table:table-cell>
          <table:table-cell office:value-type="string">
            <text:p>Chadwen</text:p>
          </table:table-cell>
          <table:table-cell office:value-type="string">
            <text:p>jchadwenbb@google.fr</text:p>
          </table:table-cell>
          <table:table-cell office:value-type="string">
            <text:p>Female</text:p>
          </table:table-cell>
          <table:table-cell office:value-type="string">
            <text:p>49.65.154.47</text:p>
          </table:table-cell>
          <table:table-cell table:number-columns-repeated="2"/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Kiele</text:p>
          </table:table-cell>
          <table:table-cell office:value-type="string">
            <text:p>Danilevich</text:p>
          </table:table-cell>
          <table:table-cell office:value-type="string">
            <text:p>kdanilevichbc@java.com</text:p>
          </table:table-cell>
          <table:table-cell office:value-type="string">
            <text:p>Female</text:p>
          </table:table-cell>
          <table:table-cell office:value-type="string">
            <text:p>147.89.248.53</text:p>
          </table:table-cell>
          <table:table-cell table:number-columns-repeated="2"/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Conn</text:p>
          </table:table-cell>
          <table:table-cell office:value-type="string">
            <text:p>Peggram</text:p>
          </table:table-cell>
          <table:table-cell office:value-type="string">
            <text:p>cpeggrambd@google.fr</text:p>
          </table:table-cell>
          <table:table-cell office:value-type="string">
            <text:p>Male</text:p>
          </table:table-cell>
          <table:table-cell office:value-type="string">
            <text:p>78.40.116.146</text:p>
          </table:table-cell>
          <table:table-cell table:number-columns-repeated="2"/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Ali</text:p>
          </table:table-cell>
          <table:table-cell office:value-type="string">
            <text:p>Row</text:p>
          </table:table-cell>
          <table:table-cell office:value-type="string">
            <text:p>arowbe@hhs.gov</text:p>
          </table:table-cell>
          <table:table-cell office:value-type="string">
            <text:p>Male</text:p>
          </table:table-cell>
          <table:table-cell office:value-type="string">
            <text:p>194.139.227.43</text:p>
          </table:table-cell>
          <table:table-cell table:number-columns-repeated="2"/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Lucky</text:p>
          </table:table-cell>
          <table:table-cell office:value-type="string">
            <text:p>Dominique</text:p>
          </table:table-cell>
          <table:table-cell office:value-type="string">
            <text:p>ldominiquebf@devhub.com</text:p>
          </table:table-cell>
          <table:table-cell office:value-type="string">
            <text:p>Female</text:p>
          </table:table-cell>
          <table:table-cell office:value-type="string">
            <text:p>8.132.166.97</text:p>
          </table:table-cell>
          <table:table-cell table:number-columns-repeated="2"/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Jehanna</text:p>
          </table:table-cell>
          <table:table-cell office:value-type="string">
            <text:p>Voules</text:p>
          </table:table-cell>
          <table:table-cell office:value-type="string">
            <text:p>jvoulesbg@deviantart.com</text:p>
          </table:table-cell>
          <table:table-cell office:value-type="string">
            <text:p>Female</text:p>
          </table:table-cell>
          <table:table-cell office:value-type="string">
            <text:p>59.138.190.120</text:p>
          </table:table-cell>
          <table:table-cell table:number-columns-repeated="2"/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Karl</text:p>
          </table:table-cell>
          <table:table-cell office:value-type="string">
            <text:p>Skates</text:p>
          </table:table-cell>
          <table:table-cell office:value-type="string">
            <text:p>kskatesbh@google.co.uk</text:p>
          </table:table-cell>
          <table:table-cell office:value-type="string">
            <text:p>Male</text:p>
          </table:table-cell>
          <table:table-cell office:value-type="string">
            <text:p>245.137.76.240</text:p>
          </table:table-cell>
          <table:table-cell table:number-columns-repeated="2"/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Matthieu</text:p>
          </table:table-cell>
          <table:table-cell office:value-type="string">
            <text:p>Linfitt</text:p>
          </table:table-cell>
          <table:table-cell office:value-type="string">
            <text:p>mlinfittbi@smugmug.com</text:p>
          </table:table-cell>
          <table:table-cell office:value-type="string">
            <text:p>Male</text:p>
          </table:table-cell>
          <table:table-cell office:value-type="string">
            <text:p>68.97.113.9</text:p>
          </table:table-cell>
          <table:table-cell table:number-columns-repeated="2"/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Finlay</text:p>
          </table:table-cell>
          <table:table-cell office:value-type="string">
            <text:p>Stollenberg</text:p>
          </table:table-cell>
          <table:table-cell office:value-type="string">
            <text:p>fstollenbergbj@sfgate.com</text:p>
          </table:table-cell>
          <table:table-cell office:value-type="string">
            <text:p>Male</text:p>
          </table:table-cell>
          <table:table-cell office:value-type="string">
            <text:p>120.46.158.142</text:p>
          </table:table-cell>
          <table:table-cell table:number-columns-repeated="2"/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Broderic</text:p>
          </table:table-cell>
          <table:table-cell office:value-type="string">
            <text:p>Collington</text:p>
          </table:table-cell>
          <table:table-cell office:value-type="string">
            <text:p>bcollingtonbk@amazon.co.jp</text:p>
          </table:table-cell>
          <table:table-cell office:value-type="string">
            <text:p>Male</text:p>
          </table:table-cell>
          <table:table-cell office:value-type="string">
            <text:p>16.245.242.235</text:p>
          </table:table-cell>
          <table:table-cell table:number-columns-repeated="2"/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Shannon</text:p>
          </table:table-cell>
          <table:table-cell office:value-type="string">
            <text:p>Thorneywork</text:p>
          </table:table-cell>
          <table:table-cell office:value-type="string">
            <text:p>sthorneyworkbl@nifty.com</text:p>
          </table:table-cell>
          <table:table-cell office:value-type="string">
            <text:p>Male</text:p>
          </table:table-cell>
          <table:table-cell office:value-type="string">
            <text:p>153.244.196.206</text:p>
          </table:table-cell>
          <table:table-cell table:number-columns-repeated="2"/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Xena</text:p>
          </table:table-cell>
          <table:table-cell office:value-type="string">
            <text:p>Horsted</text:p>
          </table:table-cell>
          <table:table-cell office:value-type="string">
            <text:p>xhorstedbm@scribd.com</text:p>
          </table:table-cell>
          <table:table-cell office:value-type="string">
            <text:p>Female</text:p>
          </table:table-cell>
          <table:table-cell office:value-type="string">
            <text:p>52.46.62.199</text:p>
          </table:table-cell>
          <table:table-cell table:number-columns-repeated="2"/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Hubert</text:p>
          </table:table-cell>
          <table:table-cell office:value-type="string">
            <text:p>Haney`</text:p>
          </table:table-cell>
          <table:table-cell office:value-type="string">
            <text:p>hhaneybn@hud.gov</text:p>
          </table:table-cell>
          <table:table-cell office:value-type="string">
            <text:p>Male</text:p>
          </table:table-cell>
          <table:table-cell office:value-type="string">
            <text:p>201.162.96.32</text:p>
          </table:table-cell>
          <table:table-cell table:number-columns-repeated="2"/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Clemens</text:p>
          </table:table-cell>
          <table:table-cell office:value-type="string">
            <text:p>Ladewig</text:p>
          </table:table-cell>
          <table:table-cell office:value-type="string">
            <text:p>cladewigbo@list-manage.com</text:p>
          </table:table-cell>
          <table:table-cell office:value-type="string">
            <text:p>Male</text:p>
          </table:table-cell>
          <table:table-cell office:value-type="string">
            <text:p>249.223.239.225</text:p>
          </table:table-cell>
          <table:table-cell table:number-columns-repeated="2"/>
        </table:table-row>
        <table:table-row table:style-name="ro1">
          <table:table-cell office:value-type="float" office:value="422">
            <text:p>422</text:p>
          </table:table-cell>
          <table:table-cell office:value-type="string">
            <text:p>Anitra</text:p>
          </table:table-cell>
          <table:table-cell office:value-type="string">
            <text:p>Asbery</text:p>
          </table:table-cell>
          <table:table-cell office:value-type="string">
            <text:p>aasberybp@spiegel.de</text:p>
          </table:table-cell>
          <table:table-cell office:value-type="string">
            <text:p>Female</text:p>
          </table:table-cell>
          <table:table-cell office:value-type="string">
            <text:p>139.119.214.238</text:p>
          </table:table-cell>
          <table:table-cell table:number-columns-repeated="2"/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Noellyn</text:p>
          </table:table-cell>
          <table:table-cell office:value-type="string">
            <text:p>Henzley</text:p>
          </table:table-cell>
          <table:table-cell office:value-type="string">
            <text:p>nhenzleybq@wordpress.com</text:p>
          </table:table-cell>
          <table:table-cell office:value-type="string">
            <text:p>Female</text:p>
          </table:table-cell>
          <table:table-cell office:value-type="string">
            <text:p>222.0.48.246</text:p>
          </table:table-cell>
          <table:table-cell table:number-columns-repeated="2"/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Belinda</text:p>
          </table:table-cell>
          <table:table-cell office:value-type="string">
            <text:p>Tather</text:p>
          </table:table-cell>
          <table:table-cell office:value-type="string">
            <text:p>btatherbr@redcross.org</text:p>
          </table:table-cell>
          <table:table-cell office:value-type="string">
            <text:p>Female</text:p>
          </table:table-cell>
          <table:table-cell office:value-type="string">
            <text:p>249.219.36.97</text:p>
          </table:table-cell>
          <table:table-cell table:number-columns-repeated="2"/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Lonee</text:p>
          </table:table-cell>
          <table:table-cell office:value-type="string">
            <text:p>Ellingham</text:p>
          </table:table-cell>
          <table:table-cell office:value-type="string">
            <text:p>lellinghambs@com.com</text:p>
          </table:table-cell>
          <table:table-cell office:value-type="string">
            <text:p>Female</text:p>
          </table:table-cell>
          <table:table-cell office:value-type="string">
            <text:p>152.15.24.184</text:p>
          </table:table-cell>
          <table:table-cell table:number-columns-repeated="2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Curr</text:p>
          </table:table-cell>
          <table:table-cell office:value-type="string">
            <text:p>Slaughter</text:p>
          </table:table-cell>
          <table:table-cell office:value-type="string">
            <text:p>cslaughterbt@oracle.com</text:p>
          </table:table-cell>
          <table:table-cell office:value-type="string">
            <text:p>Male</text:p>
          </table:table-cell>
          <table:table-cell office:value-type="string">
            <text:p>239.175.229.5</text:p>
          </table:table-cell>
          <table:table-cell table:number-columns-repeated="2"/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Cortie</text:p>
          </table:table-cell>
          <table:table-cell office:value-type="string">
            <text:p>Parade</text:p>
          </table:table-cell>
          <table:table-cell office:value-type="string">
            <text:p>cparadebu@google.com.au</text:p>
          </table:table-cell>
          <table:table-cell office:value-type="string">
            <text:p>Male</text:p>
          </table:table-cell>
          <table:table-cell office:value-type="string">
            <text:p>254.163.47.118</text:p>
          </table:table-cell>
          <table:table-cell table:number-columns-repeated="2"/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Ambur</text:p>
          </table:table-cell>
          <table:table-cell office:value-type="string">
            <text:p>Van</text:p>
          </table:table-cell>
          <table:table-cell office:value-type="string">
            <text:p>der</text:p>
          </table:table-cell>
          <table:table-cell office:value-type="string">
            <text:p>Hoven</text:p>
          </table:table-cell>
          <table:table-cell office:value-type="string">
            <text:p>avanderhovenbv@goo.ne.jp</text:p>
          </table:table-cell>
          <table:table-cell office:value-type="string">
            <text:p>Female</text:p>
          </table:table-cell>
          <table:table-cell office:value-type="string">
            <text:p>180.65.230.0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Zaccaria</text:p>
          </table:table-cell>
          <table:table-cell office:value-type="string">
            <text:p>Pollie</text:p>
          </table:table-cell>
          <table:table-cell office:value-type="string">
            <text:p>zpolliebw@csmonitor.com</text:p>
          </table:table-cell>
          <table:table-cell office:value-type="string">
            <text:p>Male</text:p>
          </table:table-cell>
          <table:table-cell office:value-type="string">
            <text:p>72.17.57.246</text:p>
          </table:table-cell>
          <table:table-cell table:number-columns-repeated="2"/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Yorgos</text:p>
          </table:table-cell>
          <table:table-cell office:value-type="string">
            <text:p>Twining</text:p>
          </table:table-cell>
          <table:table-cell office:value-type="string">
            <text:p>ytwiningbx@comcast.net</text:p>
          </table:table-cell>
          <table:table-cell office:value-type="string">
            <text:p>Male</text:p>
          </table:table-cell>
          <table:table-cell office:value-type="string">
            <text:p>102.122.117.190</text:p>
          </table:table-cell>
          <table:table-cell table:number-columns-repeated="2"/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Marven</text:p>
          </table:table-cell>
          <table:table-cell office:value-type="string">
            <text:p>Duester</text:p>
          </table:table-cell>
          <table:table-cell office:value-type="string">
            <text:p>mduesterby@instagram.com</text:p>
          </table:table-cell>
          <table:table-cell office:value-type="string">
            <text:p>Male</text:p>
          </table:table-cell>
          <table:table-cell office:value-type="string">
            <text:p>49.129.189.220</text:p>
          </table:table-cell>
          <table:table-cell table:number-columns-repeated="2"/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Jenilee</text:p>
          </table:table-cell>
          <table:table-cell office:value-type="string">
            <text:p>Raigatt</text:p>
          </table:table-cell>
          <table:table-cell office:value-type="string">
            <text:p>jraigattbz@mozilla.com</text:p>
          </table:table-cell>
          <table:table-cell office:value-type="string">
            <text:p>Female</text:p>
          </table:table-cell>
          <table:table-cell office:value-type="string">
            <text:p>39.56.216.83</text:p>
          </table:table-cell>
          <table:table-cell table:number-columns-repeated="2"/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Gerrilee</text:p>
          </table:table-cell>
          <table:table-cell office:value-type="string">
            <text:p>Peachman</text:p>
          </table:table-cell>
          <table:table-cell office:value-type="string">
            <text:p>gpeachmanc0@slideshare.net</text:p>
          </table:table-cell>
          <table:table-cell office:value-type="string">
            <text:p>Female</text:p>
          </table:table-cell>
          <table:table-cell office:value-type="string">
            <text:p>40.99.194.63</text:p>
          </table:table-cell>
          <table:table-cell table:number-columns-repeated="2"/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Randolf</text:p>
          </table:table-cell>
          <table:table-cell office:value-type="string">
            <text:p>Peckitt</text:p>
          </table:table-cell>
          <table:table-cell office:value-type="string">
            <text:p>rpeckittc1@ft.com</text:p>
          </table:table-cell>
          <table:table-cell office:value-type="string">
            <text:p>Male</text:p>
          </table:table-cell>
          <table:table-cell office:value-type="string">
            <text:p>171.235.42.146</text:p>
          </table:table-cell>
          <table:table-cell table:number-columns-repeated="2"/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Dulce</text:p>
          </table:table-cell>
          <table:table-cell office:value-type="string">
            <text:p>Liddon</text:p>
          </table:table-cell>
          <table:table-cell office:value-type="string">
            <text:p>dliddonc2@princeton.edu</text:p>
          </table:table-cell>
          <table:table-cell office:value-type="string">
            <text:p>Female</text:p>
          </table:table-cell>
          <table:table-cell office:value-type="string">
            <text:p>14.233.32.168</text:p>
          </table:table-cell>
          <table:table-cell table:number-columns-repeated="2"/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Burt</text:p>
          </table:table-cell>
          <table:table-cell office:value-type="string">
            <text:p>Spearing</text:p>
          </table:table-cell>
          <table:table-cell office:value-type="string">
            <text:p>bspearingc3@shareasale.com</text:p>
          </table:table-cell>
          <table:table-cell office:value-type="string">
            <text:p>Male</text:p>
          </table:table-cell>
          <table:table-cell office:value-type="string">
            <text:p>193.222.53.246</text:p>
          </table:table-cell>
          <table:table-cell table:number-columns-repeated="2"/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Corey</text:p>
          </table:table-cell>
          <table:table-cell office:value-type="string">
            <text:p>Gidman</text:p>
          </table:table-cell>
          <table:table-cell office:value-type="string">
            <text:p>cgidmanc4@howstuffworks.com</text:p>
          </table:table-cell>
          <table:table-cell office:value-type="string">
            <text:p>Male</text:p>
          </table:table-cell>
          <table:table-cell office:value-type="string">
            <text:p>74.196.173.0</text:p>
          </table:table-cell>
          <table:table-cell table:number-columns-repeated="2"/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Nannette</text:p>
          </table:table-cell>
          <table:table-cell office:value-type="string">
            <text:p>Eliez</text:p>
          </table:table-cell>
          <table:table-cell office:value-type="string">
            <text:p>neliezc5@fastcompany.com</text:p>
          </table:table-cell>
          <table:table-cell office:value-type="string">
            <text:p>Female</text:p>
          </table:table-cell>
          <table:table-cell office:value-type="string">
            <text:p>49.210.178.47</text:p>
          </table:table-cell>
          <table:table-cell table:number-columns-repeated="2"/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Shandie</text:p>
          </table:table-cell>
          <table:table-cell office:value-type="string">
            <text:p>Kahen</text:p>
          </table:table-cell>
          <table:table-cell office:value-type="string">
            <text:p>skahenc6@utexas.edu</text:p>
          </table:table-cell>
          <table:table-cell office:value-type="string">
            <text:p>Female</text:p>
          </table:table-cell>
          <table:table-cell office:value-type="string">
            <text:p>68.50.221.215</text:p>
          </table:table-cell>
          <table:table-cell table:number-columns-repeated="2"/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Carver</text:p>
          </table:table-cell>
          <table:table-cell office:value-type="string">
            <text:p>Joseff</text:p>
          </table:table-cell>
          <table:table-cell office:value-type="string">
            <text:p>cjoseffc7@amazon.de</text:p>
          </table:table-cell>
          <table:table-cell office:value-type="string">
            <text:p>Male</text:p>
          </table:table-cell>
          <table:table-cell office:value-type="string">
            <text:p>182.3.39.235</text:p>
          </table:table-cell>
          <table:table-cell table:number-columns-repeated="2"/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Shaw</text:p>
          </table:table-cell>
          <table:table-cell office:value-type="string">
            <text:p>Silversmidt</text:p>
          </table:table-cell>
          <table:table-cell office:value-type="string">
            <text:p>ssilversmidtc8@yolasite.com</text:p>
          </table:table-cell>
          <table:table-cell office:value-type="string">
            <text:p>Male</text:p>
          </table:table-cell>
          <table:table-cell office:value-type="string">
            <text:p>14.48.102.162</text:p>
          </table:table-cell>
          <table:table-cell table:number-columns-repeated="2"/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Rudie</text:p>
          </table:table-cell>
          <table:table-cell office:value-type="string">
            <text:p>Armfirld</text:p>
          </table:table-cell>
          <table:table-cell office:value-type="string">
            <text:p>rarmfirldc9@nydailynews.com</text:p>
          </table:table-cell>
          <table:table-cell office:value-type="string">
            <text:p>Male</text:p>
          </table:table-cell>
          <table:table-cell office:value-type="string">
            <text:p>192.75.128.80</text:p>
          </table:table-cell>
          <table:table-cell table:number-columns-repeated="2"/>
        </table:table-row>
        <table:table-row table:style-name="ro1">
          <table:table-cell office:value-type="float" office:value="443">
            <text:p>443</text:p>
          </table:table-cell>
          <table:table-cell office:value-type="string">
            <text:p>Terrence</text:p>
          </table:table-cell>
          <table:table-cell office:value-type="string">
            <text:p>Shird</text:p>
          </table:table-cell>
          <table:table-cell office:value-type="string">
            <text:p>tshirdca@mediafire.com</text:p>
          </table:table-cell>
          <table:table-cell office:value-type="string">
            <text:p>Male</text:p>
          </table:table-cell>
          <table:table-cell office:value-type="string">
            <text:p>104.180.16.219</text:p>
          </table:table-cell>
          <table:table-cell table:number-columns-repeated="2"/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Chev</text:p>
          </table:table-cell>
          <table:table-cell office:value-type="string">
            <text:p>Ubanks</text:p>
          </table:table-cell>
          <table:table-cell office:value-type="string">
            <text:p>cubankscb@prnewswire.com</text:p>
          </table:table-cell>
          <table:table-cell office:value-type="string">
            <text:p>Male</text:p>
          </table:table-cell>
          <table:table-cell office:value-type="string">
            <text:p>12.52.106.214</text:p>
          </table:table-cell>
          <table:table-cell table:number-columns-repeated="2"/>
        </table:table-row>
        <table:table-row table:style-name="ro1">
          <table:table-cell office:value-type="float" office:value="445">
            <text:p>445</text:p>
          </table:table-cell>
          <table:table-cell office:value-type="string">
            <text:p>Angie</text:p>
          </table:table-cell>
          <table:table-cell office:value-type="string">
            <text:p>Van</text:p>
          </table:table-cell>
          <table:table-cell office:value-type="string">
            <text:p>Arsdall</text:p>
          </table:table-cell>
          <table:table-cell office:value-type="string">
            <text:p>avanarsdallcc@dot.gov</text:p>
          </table:table-cell>
          <table:table-cell office:value-type="string">
            <text:p>Female</text:p>
          </table:table-cell>
          <table:table-cell office:value-type="string">
            <text:p>241.116.163.175</text:p>
          </table:table-cell>
          <table:table-cell/>
        </table:table-row>
        <table:table-row table:style-name="ro1">
          <table:table-cell office:value-type="float" office:value="446">
            <text:p>446</text:p>
          </table:table-cell>
          <table:table-cell office:value-type="string">
            <text:p>Frederique</text:p>
          </table:table-cell>
          <table:table-cell office:value-type="string">
            <text:p>Dusting</text:p>
          </table:table-cell>
          <table:table-cell office:value-type="string">
            <text:p>fdustingcd@diigo.com</text:p>
          </table:table-cell>
          <table:table-cell office:value-type="string">
            <text:p>Female</text:p>
          </table:table-cell>
          <table:table-cell office:value-type="string">
            <text:p>94.112.103.229</text:p>
          </table:table-cell>
          <table:table-cell table:number-columns-repeated="2"/>
        </table:table-row>
        <table:table-row table:style-name="ro1">
          <table:table-cell office:value-type="float" office:value="447">
            <text:p>447</text:p>
          </table:table-cell>
          <table:table-cell office:value-type="string">
            <text:p>Wendell</text:p>
          </table:table-cell>
          <table:table-cell office:value-type="string">
            <text:p>Spurdle</text:p>
          </table:table-cell>
          <table:table-cell office:value-type="string">
            <text:p>wspurdlece@diigo.com</text:p>
          </table:table-cell>
          <table:table-cell office:value-type="string">
            <text:p>Male</text:p>
          </table:table-cell>
          <table:table-cell office:value-type="string">
            <text:p>95.156.117.144</text:p>
          </table:table-cell>
          <table:table-cell table:number-columns-repeated="2"/>
        </table:table-row>
        <table:table-row table:style-name="ro1">
          <table:table-cell office:value-type="float" office:value="448">
            <text:p>448</text:p>
          </table:table-cell>
          <table:table-cell office:value-type="string">
            <text:p>Sela</text:p>
          </table:table-cell>
          <table:table-cell office:value-type="string">
            <text:p>MacDuffie</text:p>
          </table:table-cell>
          <table:table-cell office:value-type="string">
            <text:p>smacduffiecf@wikimedia.org</text:p>
          </table:table-cell>
          <table:table-cell office:value-type="string">
            <text:p>Female</text:p>
          </table:table-cell>
          <table:table-cell office:value-type="string">
            <text:p>219.121.15.139</text:p>
          </table:table-cell>
          <table:table-cell table:number-columns-repeated="2"/>
        </table:table-row>
        <table:table-row table:style-name="ro1">
          <table:table-cell office:value-type="float" office:value="449">
            <text:p>449</text:p>
          </table:table-cell>
          <table:table-cell office:value-type="string">
            <text:p>Noel</text:p>
          </table:table-cell>
          <table:table-cell office:value-type="string">
            <text:p>Dyet</text:p>
          </table:table-cell>
          <table:table-cell office:value-type="string">
            <text:p>ndyetcg@mashable.com</text:p>
          </table:table-cell>
          <table:table-cell office:value-type="string">
            <text:p>Female</text:p>
          </table:table-cell>
          <table:table-cell office:value-type="string">
            <text:p>144.118.86.155</text:p>
          </table:table-cell>
          <table:table-cell table:number-columns-repeated="2"/>
        </table:table-row>
        <table:table-row table:style-name="ro1">
          <table:table-cell office:value-type="float" office:value="450">
            <text:p>450</text:p>
          </table:table-cell>
          <table:table-cell office:value-type="string">
            <text:p>Elizabeth</text:p>
          </table:table-cell>
          <table:table-cell office:value-type="string">
            <text:p>Schwandner</text:p>
          </table:table-cell>
          <table:table-cell office:value-type="string">
            <text:p>eschwandnerch@shinystat.com</text:p>
          </table:table-cell>
          <table:table-cell office:value-type="string">
            <text:p>Female</text:p>
          </table:table-cell>
          <table:table-cell office:value-type="string">
            <text:p>137.194.229.161</text:p>
          </table:table-cell>
          <table:table-cell table:number-columns-repeated="2"/>
        </table:table-row>
        <table:table-row table:style-name="ro1">
          <table:table-cell office:value-type="float" office:value="451">
            <text:p>451</text:p>
          </table:table-cell>
          <table:table-cell office:value-type="string">
            <text:p>Colver</text:p>
          </table:table-cell>
          <table:table-cell office:value-type="string">
            <text:p>Gheorghe</text:p>
          </table:table-cell>
          <table:table-cell office:value-type="string">
            <text:p>cgheorgheci@nyu.edu</text:p>
          </table:table-cell>
          <table:table-cell office:value-type="string">
            <text:p>Male</text:p>
          </table:table-cell>
          <table:table-cell office:value-type="string">
            <text:p>122.199.198.59</text:p>
          </table:table-cell>
          <table:table-cell table:number-columns-repeated="2"/>
        </table:table-row>
        <table:table-row table:style-name="ro1">
          <table:table-cell office:value-type="float" office:value="452">
            <text:p>452</text:p>
          </table:table-cell>
          <table:table-cell office:value-type="string">
            <text:p>Justin</text:p>
          </table:table-cell>
          <table:table-cell office:value-type="string">
            <text:p>Jaynes</text:p>
          </table:table-cell>
          <table:table-cell office:value-type="string">
            <text:p>jjaynescj@usatoday.com</text:p>
          </table:table-cell>
          <table:table-cell office:value-type="string">
            <text:p>Male</text:p>
          </table:table-cell>
          <table:table-cell office:value-type="string">
            <text:p>209.70.47.44</text:p>
          </table:table-cell>
          <table:table-cell table:number-columns-repeated="2"/>
        </table:table-row>
        <table:table-row table:style-name="ro1">
          <table:table-cell office:value-type="float" office:value="453">
            <text:p>453</text:p>
          </table:table-cell>
          <table:table-cell office:value-type="string">
            <text:p>Griffie</text:p>
          </table:table-cell>
          <table:table-cell office:value-type="string">
            <text:p>Ledekker</text:p>
          </table:table-cell>
          <table:table-cell office:value-type="string">
            <text:p>gledekkerck@accuweather.com</text:p>
          </table:table-cell>
          <table:table-cell office:value-type="string">
            <text:p>Male</text:p>
          </table:table-cell>
          <table:table-cell office:value-type="string">
            <text:p>8.73.214.137</text:p>
          </table:table-cell>
          <table:table-cell table:number-columns-repeated="2"/>
        </table:table-row>
        <table:table-row table:style-name="ro1">
          <table:table-cell office:value-type="float" office:value="454">
            <text:p>454</text:p>
          </table:table-cell>
          <table:table-cell office:value-type="string">
            <text:p>Maxy</text:p>
          </table:table-cell>
          <table:table-cell office:value-type="string">
            <text:p>Axtell</text:p>
          </table:table-cell>
          <table:table-cell office:value-type="string">
            <text:p>maxtellcl@etsy.com</text:p>
          </table:table-cell>
          <table:table-cell office:value-type="string">
            <text:p>Female</text:p>
          </table:table-cell>
          <table:table-cell office:value-type="string">
            <text:p>69.15.12.164</text:p>
          </table:table-cell>
          <table:table-cell table:number-columns-repeated="2"/>
        </table:table-row>
        <table:table-row table:style-name="ro1">
          <table:table-cell office:value-type="float" office:value="455">
            <text:p>455</text:p>
          </table:table-cell>
          <table:table-cell office:value-type="string">
            <text:p>Eugene</text:p>
          </table:table-cell>
          <table:table-cell office:value-type="string">
            <text:p>Rattenbury</text:p>
          </table:table-cell>
          <table:table-cell office:value-type="string">
            <text:p>erattenburycm@prlog.org</text:p>
          </table:table-cell>
          <table:table-cell office:value-type="string">
            <text:p>Male</text:p>
          </table:table-cell>
          <table:table-cell office:value-type="string">
            <text:p>117.251.70.27</text:p>
          </table:table-cell>
          <table:table-cell table:number-columns-repeated="2"/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Aldis</text:p>
          </table:table-cell>
          <table:table-cell office:value-type="string">
            <text:p>Halpeine</text:p>
          </table:table-cell>
          <table:table-cell office:value-type="string">
            <text:p>ahalpeinecn@multiply.com</text:p>
          </table:table-cell>
          <table:table-cell office:value-type="string">
            <text:p>Male</text:p>
          </table:table-cell>
          <table:table-cell office:value-type="string">
            <text:p>170.38.34.69</text:p>
          </table:table-cell>
          <table:table-cell table:number-columns-repeated="2"/>
        </table:table-row>
        <table:table-row table:style-name="ro1">
          <table:table-cell office:value-type="float" office:value="457">
            <text:p>457</text:p>
          </table:table-cell>
          <table:table-cell office:value-type="string">
            <text:p>Timmie</text:p>
          </table:table-cell>
          <table:table-cell office:value-type="string">
            <text:p>Everex</text:p>
          </table:table-cell>
          <table:table-cell office:value-type="string">
            <text:p>teverexco@mayoclinic.com</text:p>
          </table:table-cell>
          <table:table-cell office:value-type="string">
            <text:p>Male</text:p>
          </table:table-cell>
          <table:table-cell office:value-type="string">
            <text:p>226.203.39.35</text:p>
          </table:table-cell>
          <table:table-cell table:number-columns-repeated="2"/>
        </table:table-row>
        <table:table-row table:style-name="ro1">
          <table:table-cell office:value-type="float" office:value="458">
            <text:p>458</text:p>
          </table:table-cell>
          <table:table-cell office:value-type="string">
            <text:p>Carolee</text:p>
          </table:table-cell>
          <table:table-cell office:value-type="string">
            <text:p>Simounet</text:p>
          </table:table-cell>
          <table:table-cell office:value-type="string">
            <text:p>csimounetcp@fc2.com</text:p>
          </table:table-cell>
          <table:table-cell office:value-type="string">
            <text:p>Female</text:p>
          </table:table-cell>
          <table:table-cell office:value-type="string">
            <text:p>241.231.125.90</text:p>
          </table:table-cell>
          <table:table-cell table:number-columns-repeated="2"/>
        </table:table-row>
        <table:table-row table:style-name="ro1">
          <table:table-cell office:value-type="float" office:value="459">
            <text:p>459</text:p>
          </table:table-cell>
          <table:table-cell office:value-type="string">
            <text:p>Jordon</text:p>
          </table:table-cell>
          <table:table-cell office:value-type="string">
            <text:p>McKnockiter</text:p>
          </table:table-cell>
          <table:table-cell office:value-type="string">
            <text:p>jmcknockitercq@php.net</text:p>
          </table:table-cell>
          <table:table-cell office:value-type="string">
            <text:p>Male</text:p>
          </table:table-cell>
          <table:table-cell office:value-type="string">
            <text:p>106.69.151.127</text:p>
          </table:table-cell>
          <table:table-cell table:number-columns-repeated="2"/>
        </table:table-row>
        <table:table-row table:style-name="ro1">
          <table:table-cell office:value-type="float" office:value="460">
            <text:p>460</text:p>
          </table:table-cell>
          <table:table-cell office:value-type="string">
            <text:p>Violet</text:p>
          </table:table-cell>
          <table:table-cell office:value-type="string">
            <text:p>Hazeldene</text:p>
          </table:table-cell>
          <table:table-cell office:value-type="string">
            <text:p>vhazeldenecr@soup.io</text:p>
          </table:table-cell>
          <table:table-cell office:value-type="string">
            <text:p>Female</text:p>
          </table:table-cell>
          <table:table-cell office:value-type="string">
            <text:p>128.38.88.217</text:p>
          </table:table-cell>
          <table:table-cell table:number-columns-repeated="2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Luce</text:p>
          </table:table-cell>
          <table:table-cell office:value-type="string">
            <text:p>Tasseler</text:p>
          </table:table-cell>
          <table:table-cell office:value-type="string">
            <text:p>ltasselercs@plala.or.jp</text:p>
          </table:table-cell>
          <table:table-cell office:value-type="string">
            <text:p>Male</text:p>
          </table:table-cell>
          <table:table-cell office:value-type="string">
            <text:p>237.82.152.78</text:p>
          </table:table-cell>
          <table:table-cell table:number-columns-repeated="2"/>
        </table:table-row>
        <table:table-row table:style-name="ro1">
          <table:table-cell office:value-type="float" office:value="462">
            <text:p>462</text:p>
          </table:table-cell>
          <table:table-cell office:value-type="string">
            <text:p>Pavel</text:p>
          </table:table-cell>
          <table:table-cell office:value-type="string">
            <text:p>Lattos</text:p>
          </table:table-cell>
          <table:table-cell office:value-type="string">
            <text:p>plattosct@mapquest.com</text:p>
          </table:table-cell>
          <table:table-cell office:value-type="string">
            <text:p>Male</text:p>
          </table:table-cell>
          <table:table-cell office:value-type="string">
            <text:p>190.83.249.124</text:p>
          </table:table-cell>
          <table:table-cell table:number-columns-repeated="2"/>
        </table:table-row>
        <table:table-row table:style-name="ro1">
          <table:table-cell office:value-type="float" office:value="463">
            <text:p>463</text:p>
          </table:table-cell>
          <table:table-cell office:value-type="string">
            <text:p>Crista</text:p>
          </table:table-cell>
          <table:table-cell office:value-type="string">
            <text:p>Allport</text:p>
          </table:table-cell>
          <table:table-cell office:value-type="string">
            <text:p>callportcu@paginegialle.it</text:p>
          </table:table-cell>
          <table:table-cell office:value-type="string">
            <text:p>Female</text:p>
          </table:table-cell>
          <table:table-cell office:value-type="string">
            <text:p>227.34.43.42</text:p>
          </table:table-cell>
          <table:table-cell table:number-columns-repeated="2"/>
        </table:table-row>
        <table:table-row table:style-name="ro1">
          <table:table-cell office:value-type="float" office:value="464">
            <text:p>464</text:p>
          </table:table-cell>
          <table:table-cell office:value-type="string">
            <text:p>Derril</text:p>
          </table:table-cell>
          <table:table-cell office:value-type="string">
            <text:p>Burges</text:p>
          </table:table-cell>
          <table:table-cell office:value-type="string">
            <text:p>dburgescv@wisc.edu</text:p>
          </table:table-cell>
          <table:table-cell office:value-type="string">
            <text:p>Male</text:p>
          </table:table-cell>
          <table:table-cell office:value-type="string">
            <text:p>143.183.240.83</text:p>
          </table:table-cell>
          <table:table-cell table:number-columns-repeated="2"/>
        </table:table-row>
        <table:table-row table:style-name="ro1">
          <table:table-cell office:value-type="float" office:value="465">
            <text:p>465</text:p>
          </table:table-cell>
          <table:table-cell office:value-type="string">
            <text:p>Dennie</text:p>
          </table:table-cell>
          <table:table-cell office:value-type="string">
            <text:p>Larrad</text:p>
          </table:table-cell>
          <table:table-cell office:value-type="string">
            <text:p>dlarradcw@vinaora.com</text:p>
          </table:table-cell>
          <table:table-cell office:value-type="string">
            <text:p>Male</text:p>
          </table:table-cell>
          <table:table-cell office:value-type="string">
            <text:p>65.85.18.20</text:p>
          </table:table-cell>
          <table:table-cell table:number-columns-repeated="2"/>
        </table:table-row>
        <table:table-row table:style-name="ro1">
          <table:table-cell office:value-type="float" office:value="466">
            <text:p>466</text:p>
          </table:table-cell>
          <table:table-cell office:value-type="string">
            <text:p>Prinz</text:p>
          </table:table-cell>
          <table:table-cell office:value-type="string">
            <text:p>Fearns</text:p>
          </table:table-cell>
          <table:table-cell office:value-type="string">
            <text:p>pfearnscx@creativecommons.org</text:p>
          </table:table-cell>
          <table:table-cell office:value-type="string">
            <text:p>Male</text:p>
          </table:table-cell>
          <table:table-cell office:value-type="string">
            <text:p>227.152.167.121</text:p>
          </table:table-cell>
          <table:table-cell table:number-columns-repeated="2"/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Jephthah</text:p>
          </table:table-cell>
          <table:table-cell office:value-type="string">
            <text:p>Maywood</text:p>
          </table:table-cell>
          <table:table-cell office:value-type="string">
            <text:p>jmaywoodcy@google.nl</text:p>
          </table:table-cell>
          <table:table-cell office:value-type="string">
            <text:p>Male</text:p>
          </table:table-cell>
          <table:table-cell office:value-type="string">
            <text:p>207.168.94.5</text:p>
          </table:table-cell>
          <table:table-cell table:number-columns-repeated="2"/>
        </table:table-row>
        <table:table-row table:style-name="ro1">
          <table:table-cell office:value-type="float" office:value="468">
            <text:p>468</text:p>
          </table:table-cell>
          <table:table-cell office:value-type="string">
            <text:p>Zoe</text:p>
          </table:table-cell>
          <table:table-cell office:value-type="string">
            <text:p>Shrieve</text:p>
          </table:table-cell>
          <table:table-cell office:value-type="string">
            <text:p>zshrievecz@bing.com</text:p>
          </table:table-cell>
          <table:table-cell office:value-type="string">
            <text:p>Female</text:p>
          </table:table-cell>
          <table:table-cell office:value-type="string">
            <text:p>30.178.54.166</text:p>
          </table:table-cell>
          <table:table-cell table:number-columns-repeated="2"/>
        </table:table-row>
        <table:table-row table:style-name="ro1">
          <table:table-cell office:value-type="float" office:value="469">
            <text:p>469</text:p>
          </table:table-cell>
          <table:table-cell office:value-type="string">
            <text:p>Stanislaw</text:p>
          </table:table-cell>
          <table:table-cell office:value-type="string">
            <text:p>Leggott</text:p>
          </table:table-cell>
          <table:table-cell office:value-type="string">
            <text:p>sleggottd0@blogs.com</text:p>
          </table:table-cell>
          <table:table-cell office:value-type="string">
            <text:p>Male</text:p>
          </table:table-cell>
          <table:table-cell office:value-type="string">
            <text:p>110.21.17.226</text:p>
          </table:table-cell>
          <table:table-cell table:number-columns-repeated="2"/>
        </table:table-row>
        <table:table-row table:style-name="ro1">
          <table:table-cell office:value-type="float" office:value="470">
            <text:p>470</text:p>
          </table:table-cell>
          <table:table-cell office:value-type="string">
            <text:p>Jakob</text:p>
          </table:table-cell>
          <table:table-cell office:value-type="string">
            <text:p>De</text:p>
          </table:table-cell>
          <table:table-cell office:value-type="string">
            <text:p>Mitri</text:p>
          </table:table-cell>
          <table:table-cell office:value-type="string">
            <text:p>jdemitrid1@umich.edu</text:p>
          </table:table-cell>
          <table:table-cell office:value-type="string">
            <text:p>Male</text:p>
          </table:table-cell>
          <table:table-cell office:value-type="string">
            <text:p>119.184.30.174</text:p>
          </table:table-cell>
          <table:table-cell/>
        </table:table-row>
        <table:table-row table:style-name="ro1">
          <table:table-cell office:value-type="float" office:value="471">
            <text:p>471</text:p>
          </table:table-cell>
          <table:table-cell office:value-type="string">
            <text:p>Austina</text:p>
          </table:table-cell>
          <table:table-cell office:value-type="string">
            <text:p>Alu</text:p>
          </table:table-cell>
          <table:table-cell office:value-type="string">
            <text:p>aalud2@globo.com</text:p>
          </table:table-cell>
          <table:table-cell office:value-type="string">
            <text:p>Female</text:p>
          </table:table-cell>
          <table:table-cell office:value-type="string">
            <text:p>108.195.157.196</text:p>
          </table:table-cell>
          <table:table-cell table:number-columns-repeated="2"/>
        </table:table-row>
        <table:table-row table:style-name="ro1">
          <table:table-cell office:value-type="float" office:value="472">
            <text:p>472</text:p>
          </table:table-cell>
          <table:table-cell office:value-type="string">
            <text:p>Rubin</text:p>
          </table:table-cell>
          <table:table-cell office:value-type="string">
            <text:p>Bentjens</text:p>
          </table:table-cell>
          <table:table-cell office:value-type="string">
            <text:p>rbentjensd3@europa.eu</text:p>
          </table:table-cell>
          <table:table-cell office:value-type="string">
            <text:p>Male</text:p>
          </table:table-cell>
          <table:table-cell office:value-type="string">
            <text:p>103.178.22.221</text:p>
          </table:table-cell>
          <table:table-cell table:number-columns-repeated="2"/>
        </table:table-row>
        <table:table-row table:style-name="ro1">
          <table:table-cell office:value-type="float" office:value="473">
            <text:p>473</text:p>
          </table:table-cell>
          <table:table-cell office:value-type="string">
            <text:p>Herold</text:p>
          </table:table-cell>
          <table:table-cell office:value-type="string">
            <text:p>Mulvagh</text:p>
          </table:table-cell>
          <table:table-cell office:value-type="string">
            <text:p>hmulvaghd4@godaddy.com</text:p>
          </table:table-cell>
          <table:table-cell office:value-type="string">
            <text:p>Male</text:p>
          </table:table-cell>
          <table:table-cell office:value-type="string">
            <text:p>41.30.6.172</text:p>
          </table:table-cell>
          <table:table-cell table:number-columns-repeated="2"/>
        </table:table-row>
        <table:table-row table:style-name="ro1">
          <table:table-cell office:value-type="float" office:value="474">
            <text:p>474</text:p>
          </table:table-cell>
          <table:table-cell office:value-type="string">
            <text:p>Jeralee</text:p>
          </table:table-cell>
          <table:table-cell office:value-type="string">
            <text:p>Fellgate</text:p>
          </table:table-cell>
          <table:table-cell office:value-type="string">
            <text:p>jfellgated5@cmu.edu</text:p>
          </table:table-cell>
          <table:table-cell office:value-type="string">
            <text:p>Female</text:p>
          </table:table-cell>
          <table:table-cell office:value-type="string">
            <text:p>53.87.86.197</text:p>
          </table:table-cell>
          <table:table-cell table:number-columns-repeated="2"/>
        </table:table-row>
        <table:table-row table:style-name="ro1">
          <table:table-cell office:value-type="float" office:value="475">
            <text:p>475</text:p>
          </table:table-cell>
          <table:table-cell office:value-type="string">
            <text:p>Gabie</text:p>
          </table:table-cell>
          <table:table-cell office:value-type="string">
            <text:p>Nern</text:p>
          </table:table-cell>
          <table:table-cell office:value-type="string">
            <text:p>gnernd6@wisc.edu</text:p>
          </table:table-cell>
          <table:table-cell office:value-type="string">
            <text:p>Female</text:p>
          </table:table-cell>
          <table:table-cell office:value-type="string">
            <text:p>73.242.175.119</text:p>
          </table:table-cell>
          <table:table-cell table:number-columns-repeated="2"/>
        </table:table-row>
        <table:table-row table:style-name="ro1">
          <table:table-cell office:value-type="float" office:value="476">
            <text:p>476</text:p>
          </table:table-cell>
          <table:table-cell office:value-type="string">
            <text:p>Nikolaus</text:p>
          </table:table-cell>
          <table:table-cell office:value-type="string">
            <text:p>Gyngell</text:p>
          </table:table-cell>
          <table:table-cell office:value-type="string">
            <text:p>ngyngelld7@va.gov</text:p>
          </table:table-cell>
          <table:table-cell office:value-type="string">
            <text:p>Male</text:p>
          </table:table-cell>
          <table:table-cell office:value-type="string">
            <text:p>98.14.153.49</text:p>
          </table:table-cell>
          <table:table-cell table:number-columns-repeated="2"/>
        </table:table-row>
        <table:table-row table:style-name="ro1">
          <table:table-cell office:value-type="float" office:value="477">
            <text:p>477</text:p>
          </table:table-cell>
          <table:table-cell office:value-type="string">
            <text:p>Suellen</text:p>
          </table:table-cell>
          <table:table-cell office:value-type="string">
            <text:p>Chillingworth</text:p>
          </table:table-cell>
          <table:table-cell office:value-type="string">
            <text:p>schillingworthd8@state.tx.us</text:p>
          </table:table-cell>
          <table:table-cell office:value-type="string">
            <text:p>Female</text:p>
          </table:table-cell>
          <table:table-cell office:value-type="string">
            <text:p>243.118.207.124</text:p>
          </table:table-cell>
          <table:table-cell table:number-columns-repeated="2"/>
        </table:table-row>
        <table:table-row table:style-name="ro1">
          <table:table-cell office:value-type="float" office:value="478">
            <text:p>478</text:p>
          </table:table-cell>
          <table:table-cell office:value-type="string">
            <text:p>Viva</text:p>
          </table:table-cell>
          <table:table-cell office:value-type="string">
            <text:p>Minett</text:p>
          </table:table-cell>
          <table:table-cell office:value-type="string">
            <text:p>vminettd9@google.com.hk</text:p>
          </table:table-cell>
          <table:table-cell office:value-type="string">
            <text:p>Female</text:p>
          </table:table-cell>
          <table:table-cell office:value-type="string">
            <text:p>4.150.250.11</text:p>
          </table:table-cell>
          <table:table-cell table:number-columns-repeated="2"/>
        </table:table-row>
        <table:table-row table:style-name="ro1">
          <table:table-cell office:value-type="float" office:value="479">
            <text:p>479</text:p>
          </table:table-cell>
          <table:table-cell office:value-type="string">
            <text:p>Ynez</text:p>
          </table:table-cell>
          <table:table-cell office:value-type="string">
            <text:p>Bartleman</text:p>
          </table:table-cell>
          <table:table-cell office:value-type="string">
            <text:p>ybartlemanda@amazon.co.jp</text:p>
          </table:table-cell>
          <table:table-cell office:value-type="string">
            <text:p>Female</text:p>
          </table:table-cell>
          <table:table-cell office:value-type="string">
            <text:p>149.155.161.46</text:p>
          </table:table-cell>
          <table:table-cell table:number-columns-repeated="2"/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Cordy</text:p>
          </table:table-cell>
          <table:table-cell office:value-type="string">
            <text:p>Bateson</text:p>
          </table:table-cell>
          <table:table-cell office:value-type="string">
            <text:p>cbatesondb@godaddy.com</text:p>
          </table:table-cell>
          <table:table-cell office:value-type="string">
            <text:p>Male</text:p>
          </table:table-cell>
          <table:table-cell office:value-type="string">
            <text:p>200.179.14.170</text:p>
          </table:table-cell>
          <table:table-cell table:number-columns-repeated="2"/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Daria</text:p>
          </table:table-cell>
          <table:table-cell office:value-type="string">
            <text:p>Malser</text:p>
          </table:table-cell>
          <table:table-cell office:value-type="string">
            <text:p>dmalserdc@nationalgeographic.com</text:p>
          </table:table-cell>
          <table:table-cell office:value-type="string">
            <text:p>Female</text:p>
          </table:table-cell>
          <table:table-cell office:value-type="string">
            <text:p>240.74.58.240</text:p>
          </table:table-cell>
          <table:table-cell table:number-columns-repeated="2"/>
        </table:table-row>
        <table:table-row table:style-name="ro1">
          <table:table-cell office:value-type="float" office:value="482">
            <text:p>482</text:p>
          </table:table-cell>
          <table:table-cell office:value-type="string">
            <text:p>Tris</text:p>
          </table:table-cell>
          <table:table-cell office:value-type="string">
            <text:p>Ticic</text:p>
          </table:table-cell>
          <table:table-cell office:value-type="string">
            <text:p>tticicdd@chicagotribune.com</text:p>
          </table:table-cell>
          <table:table-cell office:value-type="string">
            <text:p>Male</text:p>
          </table:table-cell>
          <table:table-cell office:value-type="string">
            <text:p>43.99.85.92</text:p>
          </table:table-cell>
          <table:table-cell table:number-columns-repeated="2"/>
        </table:table-row>
        <table:table-row table:style-name="ro1">
          <table:table-cell office:value-type="float" office:value="483">
            <text:p>483</text:p>
          </table:table-cell>
          <table:table-cell office:value-type="string">
            <text:p>Beauregard</text:p>
          </table:table-cell>
          <table:table-cell office:value-type="string">
            <text:p>Pether</text:p>
          </table:table-cell>
          <table:table-cell office:value-type="string">
            <text:p>bpetherde@mac.com</text:p>
          </table:table-cell>
          <table:table-cell office:value-type="string">
            <text:p>Male</text:p>
          </table:table-cell>
          <table:table-cell office:value-type="string">
            <text:p>175.93.14.242</text:p>
          </table:table-cell>
          <table:table-cell table:number-columns-repeated="2"/>
        </table:table-row>
        <table:table-row table:style-name="ro1">
          <table:table-cell office:value-type="float" office:value="484">
            <text:p>484</text:p>
          </table:table-cell>
          <table:table-cell office:value-type="string">
            <text:p>Arnaldo</text:p>
          </table:table-cell>
          <table:table-cell office:value-type="string">
            <text:p>Eriksson</text:p>
          </table:table-cell>
          <table:table-cell office:value-type="string">
            <text:p>aerikssondf@joomla.org</text:p>
          </table:table-cell>
          <table:table-cell office:value-type="string">
            <text:p>Male</text:p>
          </table:table-cell>
          <table:table-cell office:value-type="string">
            <text:p>210.11.6.204</text:p>
          </table:table-cell>
          <table:table-cell table:number-columns-repeated="2"/>
        </table:table-row>
        <table:table-row table:style-name="ro1">
          <table:table-cell office:value-type="float" office:value="485">
            <text:p>485</text:p>
          </table:table-cell>
          <table:table-cell office:value-type="string">
            <text:p>Adham</text:p>
          </table:table-cell>
          <table:table-cell office:value-type="string">
            <text:p>Hamal</text:p>
          </table:table-cell>
          <table:table-cell office:value-type="string">
            <text:p>ahamaldg@alexa.com</text:p>
          </table:table-cell>
          <table:table-cell office:value-type="string">
            <text:p>Male</text:p>
          </table:table-cell>
          <table:table-cell office:value-type="string">
            <text:p>153.58.179.210</text:p>
          </table:table-cell>
          <table:table-cell table:number-columns-repeated="2"/>
        </table:table-row>
        <table:table-row table:style-name="ro1">
          <table:table-cell office:value-type="float" office:value="486">
            <text:p>486</text:p>
          </table:table-cell>
          <table:table-cell office:value-type="string">
            <text:p>Simeon</text:p>
          </table:table-cell>
          <table:table-cell office:value-type="string">
            <text:p>Sturney</text:p>
          </table:table-cell>
          <table:table-cell office:value-type="string">
            <text:p>ssturneydh@weather.com</text:p>
          </table:table-cell>
          <table:table-cell office:value-type="string">
            <text:p>Male</text:p>
          </table:table-cell>
          <table:table-cell office:value-type="string">
            <text:p>230.82.248.143</text:p>
          </table:table-cell>
          <table:table-cell table:number-columns-repeated="2"/>
        </table:table-row>
        <table:table-row table:style-name="ro1">
          <table:table-cell office:value-type="float" office:value="487">
            <text:p>487</text:p>
          </table:table-cell>
          <table:table-cell office:value-type="string">
            <text:p>Barbee</text:p>
          </table:table-cell>
          <table:table-cell office:value-type="string">
            <text:p>Robilliard</text:p>
          </table:table-cell>
          <table:table-cell office:value-type="string">
            <text:p>brobilliarddi@friendfeed.com</text:p>
          </table:table-cell>
          <table:table-cell office:value-type="string">
            <text:p>Female</text:p>
          </table:table-cell>
          <table:table-cell office:value-type="string">
            <text:p>120.61.191.69</text:p>
          </table:table-cell>
          <table:table-cell table:number-columns-repeated="2"/>
        </table:table-row>
        <table:table-row table:style-name="ro1">
          <table:table-cell office:value-type="float" office:value="488">
            <text:p>488</text:p>
          </table:table-cell>
          <table:table-cell office:value-type="string">
            <text:p>Rolland</text:p>
          </table:table-cell>
          <table:table-cell office:value-type="string">
            <text:p>Garn</text:p>
          </table:table-cell>
          <table:table-cell office:value-type="string">
            <text:p>rgarndj@usgs.gov</text:p>
          </table:table-cell>
          <table:table-cell office:value-type="string">
            <text:p>Male</text:p>
          </table:table-cell>
          <table:table-cell office:value-type="string">
            <text:p>201.21.148.226</text:p>
          </table:table-cell>
          <table:table-cell table:number-columns-repeated="2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Poul</text:p>
          </table:table-cell>
          <table:table-cell office:value-type="string">
            <text:p>Swadlinge</text:p>
          </table:table-cell>
          <table:table-cell office:value-type="string">
            <text:p>pswadlingedk@microsoft.com</text:p>
          </table:table-cell>
          <table:table-cell office:value-type="string">
            <text:p>Male</text:p>
          </table:table-cell>
          <table:table-cell office:value-type="string">
            <text:p>238.244.217.252</text:p>
          </table:table-cell>
          <table:table-cell table:number-columns-repeated="2"/>
        </table:table-row>
        <table:table-row table:style-name="ro1">
          <table:table-cell office:value-type="float" office:value="490">
            <text:p>490</text:p>
          </table:table-cell>
          <table:table-cell office:value-type="string">
            <text:p>Bellanca</text:p>
          </table:table-cell>
          <table:table-cell office:value-type="string">
            <text:p>Scurrer</text:p>
          </table:table-cell>
          <table:table-cell office:value-type="string">
            <text:p>bscurrerdl@yahoo.co.jp</text:p>
          </table:table-cell>
          <table:table-cell office:value-type="string">
            <text:p>Female</text:p>
          </table:table-cell>
          <table:table-cell office:value-type="string">
            <text:p>208.90.91.183</text:p>
          </table:table-cell>
          <table:table-cell table:number-columns-repeated="2"/>
        </table:table-row>
        <table:table-row table:style-name="ro1">
          <table:table-cell office:value-type="float" office:value="491">
            <text:p>491</text:p>
          </table:table-cell>
          <table:table-cell office:value-type="string">
            <text:p>Ogdan</text:p>
          </table:table-cell>
          <table:table-cell office:value-type="string">
            <text:p>Demko</text:p>
          </table:table-cell>
          <table:table-cell office:value-type="string">
            <text:p>odemkodm@prweb.com</text:p>
          </table:table-cell>
          <table:table-cell office:value-type="string">
            <text:p>Male</text:p>
          </table:table-cell>
          <table:table-cell office:value-type="string">
            <text:p>220.79.159.177</text:p>
          </table:table-cell>
          <table:table-cell table:number-columns-repeated="2"/>
        </table:table-row>
        <table:table-row table:style-name="ro1">
          <table:table-cell office:value-type="float" office:value="492">
            <text:p>492</text:p>
          </table:table-cell>
          <table:table-cell office:value-type="string">
            <text:p>Codie</text:p>
          </table:table-cell>
          <table:table-cell office:value-type="string">
            <text:p>Peal</text:p>
          </table:table-cell>
          <table:table-cell office:value-type="string">
            <text:p>cpealdn@etsy.com</text:p>
          </table:table-cell>
          <table:table-cell office:value-type="string">
            <text:p>Male</text:p>
          </table:table-cell>
          <table:table-cell office:value-type="string">
            <text:p>148.72.202.152</text:p>
          </table:table-cell>
          <table:table-cell table:number-columns-repeated="2"/>
        </table:table-row>
        <table:table-row table:style-name="ro1">
          <table:table-cell office:value-type="float" office:value="493">
            <text:p>493</text:p>
          </table:table-cell>
          <table:table-cell office:value-type="string">
            <text:p>Ida</text:p>
          </table:table-cell>
          <table:table-cell office:value-type="string">
            <text:p>Boynton</text:p>
          </table:table-cell>
          <table:table-cell office:value-type="string">
            <text:p>iboyntondo@addtoany.com</text:p>
          </table:table-cell>
          <table:table-cell office:value-type="string">
            <text:p>Female</text:p>
          </table:table-cell>
          <table:table-cell office:value-type="string">
            <text:p>233.210.199.142</text:p>
          </table:table-cell>
          <table:table-cell table:number-columns-repeated="2"/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Debby</text:p>
          </table:table-cell>
          <table:table-cell office:value-type="string">
            <text:p>Linstead</text:p>
          </table:table-cell>
          <table:table-cell office:value-type="string">
            <text:p>dlinsteaddp@census.gov</text:p>
          </table:table-cell>
          <table:table-cell office:value-type="string">
            <text:p>Female</text:p>
          </table:table-cell>
          <table:table-cell office:value-type="string">
            <text:p>80.33.126.211</text:p>
          </table:table-cell>
          <table:table-cell table:number-columns-repeated="2"/>
        </table:table-row>
        <table:table-row table:style-name="ro1">
          <table:table-cell office:value-type="float" office:value="495">
            <text:p>495</text:p>
          </table:table-cell>
          <table:table-cell office:value-type="string">
            <text:p>Tanner</text:p>
          </table:table-cell>
          <table:table-cell office:value-type="string">
            <text:p>Orrow</text:p>
          </table:table-cell>
          <table:table-cell office:value-type="string">
            <text:p>torrowdq@bizjournals.com</text:p>
          </table:table-cell>
          <table:table-cell office:value-type="string">
            <text:p>Male</text:p>
          </table:table-cell>
          <table:table-cell office:value-type="string">
            <text:p>83.84.45.22</text:p>
          </table:table-cell>
          <table:table-cell table:number-columns-repeated="2"/>
        </table:table-row>
        <table:table-row table:style-name="ro1">
          <table:table-cell office:value-type="float" office:value="496">
            <text:p>496</text:p>
          </table:table-cell>
          <table:table-cell office:value-type="string">
            <text:p>Nissy</text:p>
          </table:table-cell>
          <table:table-cell office:value-type="string">
            <text:p>Fowells</text:p>
          </table:table-cell>
          <table:table-cell office:value-type="string">
            <text:p>nfowellsdr@accuweather.com</text:p>
          </table:table-cell>
          <table:table-cell office:value-type="string">
            <text:p>Female</text:p>
          </table:table-cell>
          <table:table-cell office:value-type="string">
            <text:p>92.150.202.234</text:p>
          </table:table-cell>
          <table:table-cell table:number-columns-repeated="2"/>
        </table:table-row>
        <table:table-row table:style-name="ro1">
          <table:table-cell office:value-type="float" office:value="497">
            <text:p>497</text:p>
          </table:table-cell>
          <table:table-cell office:value-type="string">
            <text:p>Jessica</text:p>
          </table:table-cell>
          <table:table-cell office:value-type="string">
            <text:p>Humbell</text:p>
          </table:table-cell>
          <table:table-cell office:value-type="string">
            <text:p>jhumbellds@live.com</text:p>
          </table:table-cell>
          <table:table-cell office:value-type="string">
            <text:p>Female</text:p>
          </table:table-cell>
          <table:table-cell office:value-type="string">
            <text:p>165.77.117.91</text:p>
          </table:table-cell>
          <table:table-cell table:number-columns-repeated="2"/>
        </table:table-row>
        <table:table-row table:style-name="ro1">
          <table:table-cell office:value-type="float" office:value="498">
            <text:p>498</text:p>
          </table:table-cell>
          <table:table-cell office:value-type="string">
            <text:p>Allyson</text:p>
          </table:table-cell>
          <table:table-cell office:value-type="string">
            <text:p>Petkens</text:p>
          </table:table-cell>
          <table:table-cell office:value-type="string">
            <text:p>apetkensdt@dell.com</text:p>
          </table:table-cell>
          <table:table-cell office:value-type="string">
            <text:p>Female</text:p>
          </table:table-cell>
          <table:table-cell office:value-type="string">
            <text:p>231.254.108.95</text:p>
          </table:table-cell>
          <table:table-cell table:number-columns-repeated="2"/>
        </table:table-row>
        <table:table-row table:style-name="ro1">
          <table:table-cell office:value-type="float" office:value="499">
            <text:p>499</text:p>
          </table:table-cell>
          <table:table-cell office:value-type="string">
            <text:p>Clemence</text:p>
          </table:table-cell>
          <table:table-cell office:value-type="string">
            <text:p>Hayzer</text:p>
          </table:table-cell>
          <table:table-cell office:value-type="string">
            <text:p>chayzerdu@engadget.com</text:p>
          </table:table-cell>
          <table:table-cell office:value-type="string">
            <text:p>Female</text:p>
          </table:table-cell>
          <table:table-cell office:value-type="string">
            <text:p>227.73.144.77</text:p>
          </table:table-cell>
          <table:table-cell table:number-columns-repeated="2"/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Ky</text:p>
          </table:table-cell>
          <table:table-cell office:value-type="string">
            <text:p>Fandrich</text:p>
          </table:table-cell>
          <table:table-cell office:value-type="string">
            <text:p>kfandrichdv@tripadvisor.com</text:p>
          </table:table-cell>
          <table:table-cell office:value-type="string">
            <text:p>Male</text:p>
          </table:table-cell>
          <table:table-cell office:value-type="string">
            <text:p>211.173.16.164</text:p>
          </table:table-cell>
          <table:table-cell table:number-columns-repeated="2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Bendicty</text:p>
          </table:table-cell>
          <table:table-cell office:value-type="string">
            <text:p>Sapshed</text:p>
          </table:table-cell>
          <table:table-cell office:value-type="string">
            <text:p>bsapsheddw@mozilla.com</text:p>
          </table:table-cell>
          <table:table-cell office:value-type="string">
            <text:p>Male</text:p>
          </table:table-cell>
          <table:table-cell office:value-type="string">
            <text:p>78.232.21.138</text:p>
          </table:table-cell>
          <table:table-cell table:number-columns-repeated="2"/>
        </table:table-row>
        <table:table-row table:style-name="ro1">
          <table:table-cell office:value-type="float" office:value="502">
            <text:p>502</text:p>
          </table:table-cell>
          <table:table-cell office:value-type="string">
            <text:p>Wheeler</text:p>
          </table:table-cell>
          <table:table-cell office:value-type="string">
            <text:p>Jorissen</text:p>
          </table:table-cell>
          <table:table-cell office:value-type="string">
            <text:p>wjorissendx@vk.com</text:p>
          </table:table-cell>
          <table:table-cell office:value-type="string">
            <text:p>Male</text:p>
          </table:table-cell>
          <table:table-cell office:value-type="string">
            <text:p>200.16.240.120</text:p>
          </table:table-cell>
          <table:table-cell table:number-columns-repeated="2"/>
        </table:table-row>
        <table:table-row table:style-name="ro1">
          <table:table-cell office:value-type="float" office:value="503">
            <text:p>503</text:p>
          </table:table-cell>
          <table:table-cell office:value-type="string">
            <text:p>Aldridge</text:p>
          </table:table-cell>
          <table:table-cell office:value-type="string">
            <text:p>Devons</text:p>
          </table:table-cell>
          <table:table-cell office:value-type="string">
            <text:p>adevonsdy@elpais.com</text:p>
          </table:table-cell>
          <table:table-cell office:value-type="string">
            <text:p>Male</text:p>
          </table:table-cell>
          <table:table-cell office:value-type="string">
            <text:p>210.56.193.84</text:p>
          </table:table-cell>
          <table:table-cell table:number-columns-repeated="2"/>
        </table:table-row>
        <table:table-row table:style-name="ro1">
          <table:table-cell office:value-type="float" office:value="504">
            <text:p>504</text:p>
          </table:table-cell>
          <table:table-cell office:value-type="string">
            <text:p>Jilli</text:p>
          </table:table-cell>
          <table:table-cell office:value-type="string">
            <text:p>Capehorn</text:p>
          </table:table-cell>
          <table:table-cell office:value-type="string">
            <text:p>jcapehorndz@163.com</text:p>
          </table:table-cell>
          <table:table-cell office:value-type="string">
            <text:p>Female</text:p>
          </table:table-cell>
          <table:table-cell office:value-type="string">
            <text:p>47.156.228.110</text:p>
          </table:table-cell>
          <table:table-cell table:number-columns-repeated="2"/>
        </table:table-row>
        <table:table-row table:style-name="ro1">
          <table:table-cell office:value-type="float" office:value="505">
            <text:p>505</text:p>
          </table:table-cell>
          <table:table-cell office:value-type="string">
            <text:p>Herb</text:p>
          </table:table-cell>
          <table:table-cell office:value-type="string">
            <text:p>Riggoll</text:p>
          </table:table-cell>
          <table:table-cell office:value-type="string">
            <text:p>hriggolle0@auda.org.au</text:p>
          </table:table-cell>
          <table:table-cell office:value-type="string">
            <text:p>Male</text:p>
          </table:table-cell>
          <table:table-cell office:value-type="string">
            <text:p>153.249.171.227</text:p>
          </table:table-cell>
          <table:table-cell table:number-columns-repeated="2"/>
        </table:table-row>
        <table:table-row table:style-name="ro1">
          <table:table-cell office:value-type="float" office:value="506">
            <text:p>506</text:p>
          </table:table-cell>
          <table:table-cell office:value-type="string">
            <text:p>Gerri</text:p>
          </table:table-cell>
          <table:table-cell office:value-type="string">
            <text:p>Wellsman</text:p>
          </table:table-cell>
          <table:table-cell office:value-type="string">
            <text:p>gwellsmane1@miitbeian.gov.cn</text:p>
          </table:table-cell>
          <table:table-cell office:value-type="string">
            <text:p>Male</text:p>
          </table:table-cell>
          <table:table-cell office:value-type="string">
            <text:p>241.16.64.154</text:p>
          </table:table-cell>
          <table:table-cell table:number-columns-repeated="2"/>
        </table:table-row>
        <table:table-row table:style-name="ro1">
          <table:table-cell office:value-type="float" office:value="507">
            <text:p>507</text:p>
          </table:table-cell>
          <table:table-cell office:value-type="string">
            <text:p>Etheline</text:p>
          </table:table-cell>
          <table:table-cell office:value-type="string">
            <text:p>Stocken</text:p>
          </table:table-cell>
          <table:table-cell office:value-type="string">
            <text:p>estockene2@earthlink.net</text:p>
          </table:table-cell>
          <table:table-cell office:value-type="string">
            <text:p>Female</text:p>
          </table:table-cell>
          <table:table-cell office:value-type="string">
            <text:p>0.222.200.210</text:p>
          </table:table-cell>
          <table:table-cell table:number-columns-repeated="2"/>
        </table:table-row>
        <table:table-row table:style-name="ro1">
          <table:table-cell office:value-type="float" office:value="508">
            <text:p>508</text:p>
          </table:table-cell>
          <table:table-cell office:value-type="string">
            <text:p>Benedetta</text:p>
          </table:table-cell>
          <table:table-cell office:value-type="string">
            <text:p>Shillaker</text:p>
          </table:table-cell>
          <table:table-cell office:value-type="string">
            <text:p>bshillakere3@skype.com</text:p>
          </table:table-cell>
          <table:table-cell office:value-type="string">
            <text:p>Female</text:p>
          </table:table-cell>
          <table:table-cell office:value-type="string">
            <text:p>213.163.77.172</text:p>
          </table:table-cell>
          <table:table-cell table:number-columns-repeated="2"/>
        </table:table-row>
        <table:table-row table:style-name="ro1">
          <table:table-cell office:value-type="float" office:value="509">
            <text:p>509</text:p>
          </table:table-cell>
          <table:table-cell office:value-type="string">
            <text:p>Karly</text:p>
          </table:table-cell>
          <table:table-cell office:value-type="string">
            <text:p>Flowerdew</text:p>
          </table:table-cell>
          <table:table-cell office:value-type="string">
            <text:p>kflowerdewe4@prweb.com</text:p>
          </table:table-cell>
          <table:table-cell office:value-type="string">
            <text:p>Female</text:p>
          </table:table-cell>
          <table:table-cell office:value-type="string">
            <text:p>53.232.200.151</text:p>
          </table:table-cell>
          <table:table-cell table:number-columns-repeated="2"/>
        </table:table-row>
        <table:table-row table:style-name="ro1">
          <table:table-cell office:value-type="float" office:value="510">
            <text:p>510</text:p>
          </table:table-cell>
          <table:table-cell office:value-type="string">
            <text:p>Edouard</text:p>
          </table:table-cell>
          <table:table-cell office:value-type="string">
            <text:p>Lawlings</text:p>
          </table:table-cell>
          <table:table-cell office:value-type="string">
            <text:p>elawlingse5@addtoany.com</text:p>
          </table:table-cell>
          <table:table-cell office:value-type="string">
            <text:p>Male</text:p>
          </table:table-cell>
          <table:table-cell office:value-type="string">
            <text:p>162.56.250.165</text:p>
          </table:table-cell>
          <table:table-cell table:number-columns-repeated="2"/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Hurleigh</text:p>
          </table:table-cell>
          <table:table-cell office:value-type="string">
            <text:p>Avard</text:p>
          </table:table-cell>
          <table:table-cell office:value-type="string">
            <text:p>havarde6@miitbeian.gov.cn</text:p>
          </table:table-cell>
          <table:table-cell office:value-type="string">
            <text:p>Male</text:p>
          </table:table-cell>
          <table:table-cell office:value-type="string">
            <text:p>79.227.64.84</text:p>
          </table:table-cell>
          <table:table-cell table:number-columns-repeated="2"/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Alfred</text:p>
          </table:table-cell>
          <table:table-cell office:value-type="string">
            <text:p>Marten</text:p>
          </table:table-cell>
          <table:table-cell office:value-type="string">
            <text:p>amartene7@netscape.com</text:p>
          </table:table-cell>
          <table:table-cell office:value-type="string">
            <text:p>Male</text:p>
          </table:table-cell>
          <table:table-cell office:value-type="string">
            <text:p>197.226.40.227</text:p>
          </table:table-cell>
          <table:table-cell table:number-columns-repeated="2"/>
        </table:table-row>
        <table:table-row table:style-name="ro1">
          <table:table-cell office:value-type="float" office:value="513">
            <text:p>513</text:p>
          </table:table-cell>
          <table:table-cell office:value-type="string">
            <text:p>Valery</text:p>
          </table:table-cell>
          <table:table-cell office:value-type="string">
            <text:p>Marthen</text:p>
          </table:table-cell>
          <table:table-cell office:value-type="string">
            <text:p>vmarthene8@narod.ru</text:p>
          </table:table-cell>
          <table:table-cell office:value-type="string">
            <text:p>Female</text:p>
          </table:table-cell>
          <table:table-cell office:value-type="string">
            <text:p>220.156.89.186</text:p>
          </table:table-cell>
          <table:table-cell table:number-columns-repeated="2"/>
        </table:table-row>
        <table:table-row table:style-name="ro1">
          <table:table-cell office:value-type="float" office:value="514">
            <text:p>514</text:p>
          </table:table-cell>
          <table:table-cell office:value-type="string">
            <text:p>Paddy</text:p>
          </table:table-cell>
          <table:table-cell office:value-type="string">
            <text:p>Gummow</text:p>
          </table:table-cell>
          <table:table-cell office:value-type="string">
            <text:p>pgummowe9@symantec.com</text:p>
          </table:table-cell>
          <table:table-cell office:value-type="string">
            <text:p>Male</text:p>
          </table:table-cell>
          <table:table-cell office:value-type="string">
            <text:p>65.138.145.208</text:p>
          </table:table-cell>
          <table:table-cell table:number-columns-repeated="2"/>
        </table:table-row>
        <table:table-row table:style-name="ro1">
          <table:table-cell office:value-type="float" office:value="515">
            <text:p>515</text:p>
          </table:table-cell>
          <table:table-cell office:value-type="string">
            <text:p>Floria</text:p>
          </table:table-cell>
          <table:table-cell office:value-type="string">
            <text:p>Arstall</text:p>
          </table:table-cell>
          <table:table-cell office:value-type="string">
            <text:p>farstallea@timesonline.co.uk</text:p>
          </table:table-cell>
          <table:table-cell office:value-type="string">
            <text:p>Female</text:p>
          </table:table-cell>
          <table:table-cell office:value-type="string">
            <text:p>145.96.48.232</text:p>
          </table:table-cell>
          <table:table-cell table:number-columns-repeated="2"/>
        </table:table-row>
        <table:table-row table:style-name="ro1">
          <table:table-cell office:value-type="float" office:value="516">
            <text:p>516</text:p>
          </table:table-cell>
          <table:table-cell office:value-type="string">
            <text:p>Jessica</text:p>
          </table:table-cell>
          <table:table-cell office:value-type="string">
            <text:p>Gatchell</text:p>
          </table:table-cell>
          <table:table-cell office:value-type="string">
            <text:p>jgatchelleb@php.net</text:p>
          </table:table-cell>
          <table:table-cell office:value-type="string">
            <text:p>Female</text:p>
          </table:table-cell>
          <table:table-cell office:value-type="string">
            <text:p>53.253.81.203</text:p>
          </table:table-cell>
          <table:table-cell table:number-columns-repeated="2"/>
        </table:table-row>
        <table:table-row table:style-name="ro1">
          <table:table-cell office:value-type="float" office:value="517">
            <text:p>517</text:p>
          </table:table-cell>
          <table:table-cell office:value-type="string">
            <text:p>Galven</text:p>
          </table:table-cell>
          <table:table-cell office:value-type="string">
            <text:p>Ault</text:p>
          </table:table-cell>
          <table:table-cell office:value-type="string">
            <text:p>gaultec@barnesandnoble.com</text:p>
          </table:table-cell>
          <table:table-cell office:value-type="string">
            <text:p>Male</text:p>
          </table:table-cell>
          <table:table-cell office:value-type="string">
            <text:p>93.37.89.118</text:p>
          </table:table-cell>
          <table:table-cell table:number-columns-repeated="2"/>
        </table:table-row>
        <table:table-row table:style-name="ro1">
          <table:table-cell office:value-type="float" office:value="518">
            <text:p>518</text:p>
          </table:table-cell>
          <table:table-cell office:value-type="string">
            <text:p>Rainer</text:p>
          </table:table-cell>
          <table:table-cell office:value-type="string">
            <text:p>Girdlestone</text:p>
          </table:table-cell>
          <table:table-cell office:value-type="string">
            <text:p>rgirdlestoneed@google.fr</text:p>
          </table:table-cell>
          <table:table-cell office:value-type="string">
            <text:p>Male</text:p>
          </table:table-cell>
          <table:table-cell office:value-type="string">
            <text:p>157.41.200.10</text:p>
          </table:table-cell>
          <table:table-cell table:number-columns-repeated="2"/>
        </table:table-row>
        <table:table-row table:style-name="ro1">
          <table:table-cell office:value-type="float" office:value="519">
            <text:p>519</text:p>
          </table:table-cell>
          <table:table-cell office:value-type="string">
            <text:p>Enrika</text:p>
          </table:table-cell>
          <table:table-cell office:value-type="string">
            <text:p>Flay</text:p>
          </table:table-cell>
          <table:table-cell office:value-type="string">
            <text:p>eflayee@gmpg.org</text:p>
          </table:table-cell>
          <table:table-cell office:value-type="string">
            <text:p>Female</text:p>
          </table:table-cell>
          <table:table-cell office:value-type="string">
            <text:p>51.191.164.223</text:p>
          </table:table-cell>
          <table:table-cell table:number-columns-repeated="2"/>
        </table:table-row>
        <table:table-row table:style-name="ro1">
          <table:table-cell office:value-type="float" office:value="520">
            <text:p>520</text:p>
          </table:table-cell>
          <table:table-cell office:value-type="string">
            <text:p>Layne</text:p>
          </table:table-cell>
          <table:table-cell office:value-type="string">
            <text:p>Backshaw</text:p>
          </table:table-cell>
          <table:table-cell office:value-type="string">
            <text:p>lbackshawef@e-recht24.de</text:p>
          </table:table-cell>
          <table:table-cell office:value-type="string">
            <text:p>Female</text:p>
          </table:table-cell>
          <table:table-cell office:value-type="string">
            <text:p>71.242.154.228</text:p>
          </table:table-cell>
          <table:table-cell table:number-columns-repeated="2"/>
        </table:table-row>
        <table:table-row table:style-name="ro1">
          <table:table-cell office:value-type="float" office:value="521">
            <text:p>521</text:p>
          </table:table-cell>
          <table:table-cell office:value-type="string">
            <text:p>Dionisio</text:p>
          </table:table-cell>
          <table:table-cell office:value-type="string">
            <text:p>Strasse</text:p>
          </table:table-cell>
          <table:table-cell office:value-type="string">
            <text:p>dstrasseeg@wix.com</text:p>
          </table:table-cell>
          <table:table-cell office:value-type="string">
            <text:p>Male</text:p>
          </table:table-cell>
          <table:table-cell office:value-type="string">
            <text:p>200.158.12.18</text:p>
          </table:table-cell>
          <table:table-cell table:number-columns-repeated="2"/>
        </table:table-row>
        <table:table-row table:style-name="ro1">
          <table:table-cell office:value-type="float" office:value="522">
            <text:p>522</text:p>
          </table:table-cell>
          <table:table-cell office:value-type="string">
            <text:p>Marguerite</text:p>
          </table:table-cell>
          <table:table-cell office:value-type="string">
            <text:p>Nobes</text:p>
          </table:table-cell>
          <table:table-cell office:value-type="string">
            <text:p>mnobeseh@webs.com</text:p>
          </table:table-cell>
          <table:table-cell office:value-type="string">
            <text:p>Female</text:p>
          </table:table-cell>
          <table:table-cell office:value-type="string">
            <text:p>32.119.219.237</text:p>
          </table:table-cell>
          <table:table-cell table:number-columns-repeated="2"/>
        </table:table-row>
        <table:table-row table:style-name="ro1">
          <table:table-cell office:value-type="float" office:value="523">
            <text:p>523</text:p>
          </table:table-cell>
          <table:table-cell office:value-type="string">
            <text:p>Andrus</text:p>
          </table:table-cell>
          <table:table-cell office:value-type="string">
            <text:p>Ivakin</text:p>
          </table:table-cell>
          <table:table-cell office:value-type="string">
            <text:p>aivakinei@rakuten.co.jp</text:p>
          </table:table-cell>
          <table:table-cell office:value-type="string">
            <text:p>Male</text:p>
          </table:table-cell>
          <table:table-cell office:value-type="string">
            <text:p>153.2.232.71</text:p>
          </table:table-cell>
          <table:table-cell table:number-columns-repeated="2"/>
        </table:table-row>
        <table:table-row table:style-name="ro1">
          <table:table-cell office:value-type="float" office:value="524">
            <text:p>524</text:p>
          </table:table-cell>
          <table:table-cell office:value-type="string">
            <text:p>Carlo</text:p>
          </table:table-cell>
          <table:table-cell office:value-type="string">
            <text:p>Yateman</text:p>
          </table:table-cell>
          <table:table-cell office:value-type="string">
            <text:p>cyatemanej@mapquest.com</text:p>
          </table:table-cell>
          <table:table-cell office:value-type="string">
            <text:p>Male</text:p>
          </table:table-cell>
          <table:table-cell office:value-type="string">
            <text:p>44.92.168.11</text:p>
          </table:table-cell>
          <table:table-cell table:number-columns-repeated="2"/>
        </table:table-row>
        <table:table-row table:style-name="ro1">
          <table:table-cell office:value-type="float" office:value="525">
            <text:p>525</text:p>
          </table:table-cell>
          <table:table-cell office:value-type="string">
            <text:p>Shelton</text:p>
          </table:table-cell>
          <table:table-cell office:value-type="string">
            <text:p>Layus</text:p>
          </table:table-cell>
          <table:table-cell office:value-type="string">
            <text:p>slayusek@constantcontact.com</text:p>
          </table:table-cell>
          <table:table-cell office:value-type="string">
            <text:p>Male</text:p>
          </table:table-cell>
          <table:table-cell office:value-type="string">
            <text:p>53.210.55.201</text:p>
          </table:table-cell>
          <table:table-cell table:number-columns-repeated="2"/>
        </table:table-row>
        <table:table-row table:style-name="ro1">
          <table:table-cell office:value-type="float" office:value="526">
            <text:p>526</text:p>
          </table:table-cell>
          <table:table-cell office:value-type="string">
            <text:p>Nissie</text:p>
          </table:table-cell>
          <table:table-cell office:value-type="string">
            <text:p>Fissenden</text:p>
          </table:table-cell>
          <table:table-cell office:value-type="string">
            <text:p>nfissendenel@house.gov</text:p>
          </table:table-cell>
          <table:table-cell office:value-type="string">
            <text:p>Female</text:p>
          </table:table-cell>
          <table:table-cell office:value-type="string">
            <text:p>149.4.166.226</text:p>
          </table:table-cell>
          <table:table-cell table:number-columns-repeated="2"/>
        </table:table-row>
        <table:table-row table:style-name="ro1">
          <table:table-cell office:value-type="float" office:value="527">
            <text:p>527</text:p>
          </table:table-cell>
          <table:table-cell office:value-type="string">
            <text:p>Josie</text:p>
          </table:table-cell>
          <table:table-cell office:value-type="string">
            <text:p>Beynon</text:p>
          </table:table-cell>
          <table:table-cell office:value-type="string">
            <text:p>jbeynonem@guardian.co.uk</text:p>
          </table:table-cell>
          <table:table-cell office:value-type="string">
            <text:p>Female</text:p>
          </table:table-cell>
          <table:table-cell office:value-type="string">
            <text:p>215.230.248.167</text:p>
          </table:table-cell>
          <table:table-cell table:number-columns-repeated="2"/>
        </table:table-row>
        <table:table-row table:style-name="ro1">
          <table:table-cell office:value-type="float" office:value="528">
            <text:p>528</text:p>
          </table:table-cell>
          <table:table-cell office:value-type="string">
            <text:p>Monika</text:p>
          </table:table-cell>
          <table:table-cell office:value-type="string">
            <text:p>Bertholin</text:p>
          </table:table-cell>
          <table:table-cell office:value-type="string">
            <text:p>mbertholinen@dion.ne.jp</text:p>
          </table:table-cell>
          <table:table-cell office:value-type="string">
            <text:p>Female</text:p>
          </table:table-cell>
          <table:table-cell office:value-type="string">
            <text:p>121.44.88.114</text:p>
          </table:table-cell>
          <table:table-cell table:number-columns-repeated="2"/>
        </table:table-row>
        <table:table-row table:style-name="ro1">
          <table:table-cell office:value-type="float" office:value="529">
            <text:p>529</text:p>
          </table:table-cell>
          <table:table-cell office:value-type="string">
            <text:p>Nealon</text:p>
          </table:table-cell>
          <table:table-cell office:value-type="string">
            <text:p>Codlin</text:p>
          </table:table-cell>
          <table:table-cell office:value-type="string">
            <text:p>ncodlineo@deliciousdays.com</text:p>
          </table:table-cell>
          <table:table-cell office:value-type="string">
            <text:p>Male</text:p>
          </table:table-cell>
          <table:table-cell office:value-type="string">
            <text:p>197.15.143.55</text:p>
          </table:table-cell>
          <table:table-cell table:number-columns-repeated="2"/>
        </table:table-row>
        <table:table-row table:style-name="ro1">
          <table:table-cell office:value-type="float" office:value="530">
            <text:p>530</text:p>
          </table:table-cell>
          <table:table-cell office:value-type="string">
            <text:p>Vida</text:p>
          </table:table-cell>
          <table:table-cell office:value-type="string">
            <text:p>Kinder</text:p>
          </table:table-cell>
          <table:table-cell office:value-type="string">
            <text:p>vkinderep@indiegogo.com</text:p>
          </table:table-cell>
          <table:table-cell office:value-type="string">
            <text:p>Female</text:p>
          </table:table-cell>
          <table:table-cell office:value-type="string">
            <text:p>191.149.116.200</text:p>
          </table:table-cell>
          <table:table-cell table:number-columns-repeated="2"/>
        </table:table-row>
        <table:table-row table:style-name="ro1">
          <table:table-cell office:value-type="float" office:value="531">
            <text:p>531</text:p>
          </table:table-cell>
          <table:table-cell office:value-type="string">
            <text:p>Ernie</text:p>
          </table:table-cell>
          <table:table-cell office:value-type="string">
            <text:p>Blackaller</text:p>
          </table:table-cell>
          <table:table-cell office:value-type="string">
            <text:p>eblackallereq@ftc.gov</text:p>
          </table:table-cell>
          <table:table-cell office:value-type="string">
            <text:p>Male</text:p>
          </table:table-cell>
          <table:table-cell office:value-type="string">
            <text:p>101.108.73.189</text:p>
          </table:table-cell>
          <table:table-cell table:number-columns-repeated="2"/>
        </table:table-row>
        <table:table-row table:style-name="ro1">
          <table:table-cell office:value-type="float" office:value="532">
            <text:p>532</text:p>
          </table:table-cell>
          <table:table-cell office:value-type="string">
            <text:p>Alexandro</text:p>
          </table:table-cell>
          <table:table-cell office:value-type="string">
            <text:p>Darrigone</text:p>
          </table:table-cell>
          <table:table-cell office:value-type="string">
            <text:p>adarrigoneer@prlog.org</text:p>
          </table:table-cell>
          <table:table-cell office:value-type="string">
            <text:p>Male</text:p>
          </table:table-cell>
          <table:table-cell office:value-type="string">
            <text:p>152.74.220.254</text:p>
          </table:table-cell>
          <table:table-cell table:number-columns-repeated="2"/>
        </table:table-row>
        <table:table-row table:style-name="ro1">
          <table:table-cell office:value-type="float" office:value="533">
            <text:p>533</text:p>
          </table:table-cell>
          <table:table-cell office:value-type="string">
            <text:p>Berti</text:p>
          </table:table-cell>
          <table:table-cell office:value-type="string">
            <text:p>Biddlestone</text:p>
          </table:table-cell>
          <table:table-cell office:value-type="string">
            <text:p>bbiddlestonees@posterous.com</text:p>
          </table:table-cell>
          <table:table-cell office:value-type="string">
            <text:p>Female</text:p>
          </table:table-cell>
          <table:table-cell office:value-type="string">
            <text:p>230.144.128.185</text:p>
          </table:table-cell>
          <table:table-cell table:number-columns-repeated="2"/>
        </table:table-row>
        <table:table-row table:style-name="ro1">
          <table:table-cell office:value-type="float" office:value="534">
            <text:p>534</text:p>
          </table:table-cell>
          <table:table-cell office:value-type="string">
            <text:p>Ottilie</text:p>
          </table:table-cell>
          <table:table-cell office:value-type="string">
            <text:p>Varker</text:p>
          </table:table-cell>
          <table:table-cell office:value-type="string">
            <text:p>ovarkeret@mashable.com</text:p>
          </table:table-cell>
          <table:table-cell office:value-type="string">
            <text:p>Female</text:p>
          </table:table-cell>
          <table:table-cell office:value-type="string">
            <text:p>30.180.117.168</text:p>
          </table:table-cell>
          <table:table-cell table:number-columns-repeated="2"/>
        </table:table-row>
        <table:table-row table:style-name="ro1">
          <table:table-cell office:value-type="float" office:value="535">
            <text:p>535</text:p>
          </table:table-cell>
          <table:table-cell office:value-type="string">
            <text:p>Marshal</text:p>
          </table:table-cell>
          <table:table-cell office:value-type="string">
            <text:p>Govern</text:p>
          </table:table-cell>
          <table:table-cell office:value-type="string">
            <text:p>mgoverneu@tuttocitta.it</text:p>
          </table:table-cell>
          <table:table-cell office:value-type="string">
            <text:p>Male</text:p>
          </table:table-cell>
          <table:table-cell office:value-type="string">
            <text:p>60.156.194.245</text:p>
          </table:table-cell>
          <table:table-cell table:number-columns-repeated="2"/>
        </table:table-row>
        <table:table-row table:style-name="ro1">
          <table:table-cell office:value-type="float" office:value="536">
            <text:p>536</text:p>
          </table:table-cell>
          <table:table-cell office:value-type="string">
            <text:p>Wes</text:p>
          </table:table-cell>
          <table:table-cell office:value-type="string">
            <text:p>Crosfeld</text:p>
          </table:table-cell>
          <table:table-cell office:value-type="string">
            <text:p>wcrosfeldev@hhs.gov</text:p>
          </table:table-cell>
          <table:table-cell office:value-type="string">
            <text:p>Male</text:p>
          </table:table-cell>
          <table:table-cell office:value-type="string">
            <text:p>19.61.28.164</text:p>
          </table:table-cell>
          <table:table-cell table:number-columns-repeated="2"/>
        </table:table-row>
        <table:table-row table:style-name="ro1">
          <table:table-cell office:value-type="float" office:value="537">
            <text:p>537</text:p>
          </table:table-cell>
          <table:table-cell office:value-type="string">
            <text:p>Britt</text:p>
          </table:table-cell>
          <table:table-cell office:value-type="string">
            <text:p>Nacci</text:p>
          </table:table-cell>
          <table:table-cell office:value-type="string">
            <text:p>bnacciew@amazon.co.uk</text:p>
          </table:table-cell>
          <table:table-cell office:value-type="string">
            <text:p>Female</text:p>
          </table:table-cell>
          <table:table-cell office:value-type="string">
            <text:p>205.137.80.236</text:p>
          </table:table-cell>
          <table:table-cell table:number-columns-repeated="2"/>
        </table:table-row>
        <table:table-row table:style-name="ro1">
          <table:table-cell office:value-type="float" office:value="538">
            <text:p>538</text:p>
          </table:table-cell>
          <table:table-cell office:value-type="string">
            <text:p>Larisa</text:p>
          </table:table-cell>
          <table:table-cell office:value-type="string">
            <text:p>Peatt</text:p>
          </table:table-cell>
          <table:table-cell office:value-type="string">
            <text:p>lpeattex@deliciousdays.com</text:p>
          </table:table-cell>
          <table:table-cell office:value-type="string">
            <text:p>Female</text:p>
          </table:table-cell>
          <table:table-cell office:value-type="string">
            <text:p>71.243.158.146</text:p>
          </table:table-cell>
          <table:table-cell table:number-columns-repeated="2"/>
        </table:table-row>
        <table:table-row table:style-name="ro1">
          <table:table-cell office:value-type="float" office:value="539">
            <text:p>539</text:p>
          </table:table-cell>
          <table:table-cell office:value-type="string">
            <text:p>Coleman</text:p>
          </table:table-cell>
          <table:table-cell office:value-type="string">
            <text:p>Labroue</text:p>
          </table:table-cell>
          <table:table-cell office:value-type="string">
            <text:p>clabroueey@dropbox.com</text:p>
          </table:table-cell>
          <table:table-cell office:value-type="string">
            <text:p>Male</text:p>
          </table:table-cell>
          <table:table-cell office:value-type="string">
            <text:p>137.172.13.90</text:p>
          </table:table-cell>
          <table:table-cell table:number-columns-repeated="2"/>
        </table:table-row>
        <table:table-row table:style-name="ro1">
          <table:table-cell office:value-type="float" office:value="540">
            <text:p>540</text:p>
          </table:table-cell>
          <table:table-cell office:value-type="string">
            <text:p>Ursola</text:p>
          </table:table-cell>
          <table:table-cell office:value-type="string">
            <text:p>Blemen</text:p>
          </table:table-cell>
          <table:table-cell office:value-type="string">
            <text:p>ublemenez@go.com</text:p>
          </table:table-cell>
          <table:table-cell office:value-type="string">
            <text:p>Female</text:p>
          </table:table-cell>
          <table:table-cell office:value-type="string">
            <text:p>205.13.86.28</text:p>
          </table:table-cell>
          <table:table-cell table:number-columns-repeated="2"/>
        </table:table-row>
        <table:table-row table:style-name="ro1">
          <table:table-cell office:value-type="float" office:value="541">
            <text:p>541</text:p>
          </table:table-cell>
          <table:table-cell office:value-type="string">
            <text:p>Alyosha</text:p>
          </table:table-cell>
          <table:table-cell office:value-type="string">
            <text:p>Cavan</text:p>
          </table:table-cell>
          <table:table-cell office:value-type="string">
            <text:p>acavanf0@blogtalkradio.com</text:p>
          </table:table-cell>
          <table:table-cell office:value-type="string">
            <text:p>Male</text:p>
          </table:table-cell>
          <table:table-cell office:value-type="string">
            <text:p>67.92.21.89</text:p>
          </table:table-cell>
          <table:table-cell table:number-columns-repeated="2"/>
        </table:table-row>
        <table:table-row table:style-name="ro1">
          <table:table-cell office:value-type="float" office:value="542">
            <text:p>542</text:p>
          </table:table-cell>
          <table:table-cell office:value-type="string">
            <text:p>Mindy</text:p>
          </table:table-cell>
          <table:table-cell office:value-type="string">
            <text:p>Van</text:p>
          </table:table-cell>
          <table:table-cell office:value-type="string">
            <text:p>der</text:p>
          </table:table-cell>
          <table:table-cell office:value-type="string">
            <text:p>Beken</text:p>
          </table:table-cell>
          <table:table-cell office:value-type="string">
            <text:p>mvanderbekenf1@imageshack.us</text:p>
          </table:table-cell>
          <table:table-cell office:value-type="string">
            <text:p>Female</text:p>
          </table:table-cell>
          <table:table-cell office:value-type="string">
            <text:p>164.201.153.105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Reagen</text:p>
          </table:table-cell>
          <table:table-cell office:value-type="string">
            <text:p>Pagin</text:p>
          </table:table-cell>
          <table:table-cell office:value-type="string">
            <text:p>rpaginf2@google.fr</text:p>
          </table:table-cell>
          <table:table-cell office:value-type="string">
            <text:p>Male</text:p>
          </table:table-cell>
          <table:table-cell office:value-type="string">
            <text:p>237.171.252.2</text:p>
          </table:table-cell>
          <table:table-cell table:number-columns-repeated="2"/>
        </table:table-row>
        <table:table-row table:style-name="ro1">
          <table:table-cell office:value-type="float" office:value="544">
            <text:p>544</text:p>
          </table:table-cell>
          <table:table-cell office:value-type="string">
            <text:p>Artus</text:p>
          </table:table-cell>
          <table:table-cell office:value-type="string">
            <text:p>Jaze</text:p>
          </table:table-cell>
          <table:table-cell office:value-type="string">
            <text:p>ajazef3@ebay.co.uk</text:p>
          </table:table-cell>
          <table:table-cell office:value-type="string">
            <text:p>Male</text:p>
          </table:table-cell>
          <table:table-cell office:value-type="string">
            <text:p>255.157.224.121</text:p>
          </table:table-cell>
          <table:table-cell table:number-columns-repeated="2"/>
        </table:table-row>
        <table:table-row table:style-name="ro1">
          <table:table-cell office:value-type="float" office:value="545">
            <text:p>545</text:p>
          </table:table-cell>
          <table:table-cell office:value-type="string">
            <text:p>Gino</text:p>
          </table:table-cell>
          <table:table-cell office:value-type="string">
            <text:p>Roff</text:p>
          </table:table-cell>
          <table:table-cell office:value-type="string">
            <text:p>grofff4@toplist.cz</text:p>
          </table:table-cell>
          <table:table-cell office:value-type="string">
            <text:p>Male</text:p>
          </table:table-cell>
          <table:table-cell office:value-type="string">
            <text:p>101.4.34.220</text:p>
          </table:table-cell>
          <table:table-cell table:number-columns-repeated="2"/>
        </table:table-row>
        <table:table-row table:style-name="ro1">
          <table:table-cell office:value-type="float" office:value="546">
            <text:p>546</text:p>
          </table:table-cell>
          <table:table-cell office:value-type="string">
            <text:p>Adamo</text:p>
          </table:table-cell>
          <table:table-cell office:value-type="string">
            <text:p>Votier</text:p>
          </table:table-cell>
          <table:table-cell office:value-type="string">
            <text:p>avotierf5@mayoclinic.com</text:p>
          </table:table-cell>
          <table:table-cell office:value-type="string">
            <text:p>Male</text:p>
          </table:table-cell>
          <table:table-cell office:value-type="string">
            <text:p>203.136.159.95</text:p>
          </table:table-cell>
          <table:table-cell table:number-columns-repeated="2"/>
        </table:table-row>
        <table:table-row table:style-name="ro1">
          <table:table-cell office:value-type="float" office:value="547">
            <text:p>547</text:p>
          </table:table-cell>
          <table:table-cell office:value-type="string">
            <text:p>Stanislaus</text:p>
          </table:table-cell>
          <table:table-cell office:value-type="string">
            <text:p>Garvan</text:p>
          </table:table-cell>
          <table:table-cell office:value-type="string">
            <text:p>sgarvanf6@gizmodo.com</text:p>
          </table:table-cell>
          <table:table-cell office:value-type="string">
            <text:p>Male</text:p>
          </table:table-cell>
          <table:table-cell office:value-type="string">
            <text:p>181.115.157.84</text:p>
          </table:table-cell>
          <table:table-cell table:number-columns-repeated="2"/>
        </table:table-row>
        <table:table-row table:style-name="ro1">
          <table:table-cell office:value-type="float" office:value="548">
            <text:p>548</text:p>
          </table:table-cell>
          <table:table-cell office:value-type="string">
            <text:p>Eartha</text:p>
          </table:table-cell>
          <table:table-cell office:value-type="string">
            <text:p>Thomazin</text:p>
          </table:table-cell>
          <table:table-cell office:value-type="string">
            <text:p>ethomazinf7@berkeley.edu</text:p>
          </table:table-cell>
          <table:table-cell office:value-type="string">
            <text:p>Female</text:p>
          </table:table-cell>
          <table:table-cell office:value-type="string">
            <text:p>20.97.57.41</text:p>
          </table:table-cell>
          <table:table-cell table:number-columns-repeated="2"/>
        </table:table-row>
        <table:table-row table:style-name="ro1">
          <table:table-cell office:value-type="float" office:value="549">
            <text:p>549</text:p>
          </table:table-cell>
          <table:table-cell office:value-type="string">
            <text:p>Junia</text:p>
          </table:table-cell>
          <table:table-cell office:value-type="string">
            <text:p>Yardy</text:p>
          </table:table-cell>
          <table:table-cell office:value-type="string">
            <text:p>jyardyf8@mashable.com</text:p>
          </table:table-cell>
          <table:table-cell office:value-type="string">
            <text:p>Female</text:p>
          </table:table-cell>
          <table:table-cell office:value-type="string">
            <text:p>233.173.35.66</text:p>
          </table:table-cell>
          <table:table-cell table:number-columns-repeated="2"/>
        </table:table-row>
        <table:table-row table:style-name="ro1">
          <table:table-cell office:value-type="float" office:value="550">
            <text:p>550</text:p>
          </table:table-cell>
          <table:table-cell office:value-type="string">
            <text:p>Edi</text:p>
          </table:table-cell>
          <table:table-cell office:value-type="string">
            <text:p>Cridlin</text:p>
          </table:table-cell>
          <table:table-cell office:value-type="string">
            <text:p>ecridlinf9@youtu.be</text:p>
          </table:table-cell>
          <table:table-cell office:value-type="string">
            <text:p>Female</text:p>
          </table:table-cell>
          <table:table-cell office:value-type="string">
            <text:p>90.164.154.246</text:p>
          </table:table-cell>
          <table:table-cell table:number-columns-repeated="2"/>
        </table:table-row>
        <table:table-row table:style-name="ro1">
          <table:table-cell office:value-type="float" office:value="551">
            <text:p>551</text:p>
          </table:table-cell>
          <table:table-cell office:value-type="string">
            <text:p>Sly</text:p>
          </table:table-cell>
          <table:table-cell office:value-type="string">
            <text:p>Greenshiels</text:p>
          </table:table-cell>
          <table:table-cell office:value-type="string">
            <text:p>sgreenshielsfa@artisteer.com</text:p>
          </table:table-cell>
          <table:table-cell office:value-type="string">
            <text:p>Male</text:p>
          </table:table-cell>
          <table:table-cell office:value-type="string">
            <text:p>80.51.206.35</text:p>
          </table:table-cell>
          <table:table-cell table:number-columns-repeated="2"/>
        </table:table-row>
        <table:table-row table:style-name="ro1">
          <table:table-cell office:value-type="float" office:value="552">
            <text:p>552</text:p>
          </table:table-cell>
          <table:table-cell office:value-type="string">
            <text:p>Daryle</text:p>
          </table:table-cell>
          <table:table-cell office:value-type="string">
            <text:p>Blyde</text:p>
          </table:table-cell>
          <table:table-cell office:value-type="string">
            <text:p>dblydefb@google.nl</text:p>
          </table:table-cell>
          <table:table-cell office:value-type="string">
            <text:p>Male</text:p>
          </table:table-cell>
          <table:table-cell office:value-type="string">
            <text:p>154.208.4.118</text:p>
          </table:table-cell>
          <table:table-cell table:number-columns-repeated="2"/>
        </table:table-row>
        <table:table-row table:style-name="ro1">
          <table:table-cell office:value-type="float" office:value="553">
            <text:p>553</text:p>
          </table:table-cell>
          <table:table-cell office:value-type="string">
            <text:p>Towney</text:p>
          </table:table-cell>
          <table:table-cell office:value-type="string">
            <text:p>Beddon</text:p>
          </table:table-cell>
          <table:table-cell office:value-type="string">
            <text:p>tbeddonfc@seesaa.net</text:p>
          </table:table-cell>
          <table:table-cell office:value-type="string">
            <text:p>Male</text:p>
          </table:table-cell>
          <table:table-cell office:value-type="string">
            <text:p>108.92.241.121</text:p>
          </table:table-cell>
          <table:table-cell table:number-columns-repeated="2"/>
        </table:table-row>
        <table:table-row table:style-name="ro1">
          <table:table-cell office:value-type="float" office:value="554">
            <text:p>554</text:p>
          </table:table-cell>
          <table:table-cell office:value-type="string">
            <text:p>Aida</text:p>
          </table:table-cell>
          <table:table-cell office:value-type="string">
            <text:p>Mollison</text:p>
          </table:table-cell>
          <table:table-cell office:value-type="string">
            <text:p>amollisonfd@amazon.com</text:p>
          </table:table-cell>
          <table:table-cell office:value-type="string">
            <text:p>Female</text:p>
          </table:table-cell>
          <table:table-cell office:value-type="string">
            <text:p>55.137.56.109</text:p>
          </table:table-cell>
          <table:table-cell table:number-columns-repeated="2"/>
        </table:table-row>
        <table:table-row table:style-name="ro1">
          <table:table-cell office:value-type="float" office:value="555">
            <text:p>555</text:p>
          </table:table-cell>
          <table:table-cell office:value-type="string">
            <text:p>Danit</text:p>
          </table:table-cell>
          <table:table-cell office:value-type="string">
            <text:p>Mingardi</text:p>
          </table:table-cell>
          <table:table-cell office:value-type="string">
            <text:p>dmingardife@wired.com</text:p>
          </table:table-cell>
          <table:table-cell office:value-type="string">
            <text:p>Female</text:p>
          </table:table-cell>
          <table:table-cell office:value-type="string">
            <text:p>252.126.21.121</text:p>
          </table:table-cell>
          <table:table-cell table:number-columns-repeated="2"/>
        </table:table-row>
        <table:table-row table:style-name="ro1">
          <table:table-cell office:value-type="float" office:value="556">
            <text:p>556</text:p>
          </table:table-cell>
          <table:table-cell office:value-type="string">
            <text:p>Wait</text:p>
          </table:table-cell>
          <table:table-cell office:value-type="string">
            <text:p>Merrgen</text:p>
          </table:table-cell>
          <table:table-cell office:value-type="string">
            <text:p>wmerrgenff@ustream.tv</text:p>
          </table:table-cell>
          <table:table-cell office:value-type="string">
            <text:p>Male</text:p>
          </table:table-cell>
          <table:table-cell office:value-type="string">
            <text:p>63.56.95.142</text:p>
          </table:table-cell>
          <table:table-cell table:number-columns-repeated="2"/>
        </table:table-row>
        <table:table-row table:style-name="ro1">
          <table:table-cell office:value-type="float" office:value="557">
            <text:p>557</text:p>
          </table:table-cell>
          <table:table-cell office:value-type="string">
            <text:p>Bab</text:p>
          </table:table-cell>
          <table:table-cell office:value-type="string">
            <text:p>Levesque</text:p>
          </table:table-cell>
          <table:table-cell office:value-type="string">
            <text:p>blevesquefg@google.com.br</text:p>
          </table:table-cell>
          <table:table-cell office:value-type="string">
            <text:p>Female</text:p>
          </table:table-cell>
          <table:table-cell office:value-type="string">
            <text:p>242.13.237.133</text:p>
          </table:table-cell>
          <table:table-cell table:number-columns-repeated="2"/>
        </table:table-row>
        <table:table-row table:style-name="ro1">
          <table:table-cell office:value-type="float" office:value="558">
            <text:p>558</text:p>
          </table:table-cell>
          <table:table-cell office:value-type="string">
            <text:p>Melessa</text:p>
          </table:table-cell>
          <table:table-cell office:value-type="string">
            <text:p>Delos</text:p>
          </table:table-cell>
          <table:table-cell office:value-type="string">
            <text:p>mdelosfh@amazonaws.com</text:p>
          </table:table-cell>
          <table:table-cell office:value-type="string">
            <text:p>Female</text:p>
          </table:table-cell>
          <table:table-cell office:value-type="string">
            <text:p>99.159.183.110</text:p>
          </table:table-cell>
          <table:table-cell table:number-columns-repeated="2"/>
        </table:table-row>
        <table:table-row table:style-name="ro1">
          <table:table-cell office:value-type="float" office:value="559">
            <text:p>559</text:p>
          </table:table-cell>
          <table:table-cell office:value-type="string">
            <text:p>Rosie</text:p>
          </table:table-cell>
          <table:table-cell office:value-type="string">
            <text:p>Tremontana</text:p>
          </table:table-cell>
          <table:table-cell office:value-type="string">
            <text:p>rtremontanafi@noaa.gov</text:p>
          </table:table-cell>
          <table:table-cell office:value-type="string">
            <text:p>Female</text:p>
          </table:table-cell>
          <table:table-cell office:value-type="string">
            <text:p>163.43.162.3</text:p>
          </table:table-cell>
          <table:table-cell table:number-columns-repeated="2"/>
        </table:table-row>
        <table:table-row table:style-name="ro1">
          <table:table-cell office:value-type="float" office:value="560">
            <text:p>560</text:p>
          </table:table-cell>
          <table:table-cell office:value-type="string">
            <text:p>Wildon</text:p>
          </table:table-cell>
          <table:table-cell office:value-type="string">
            <text:p>McKeown</text:p>
          </table:table-cell>
          <table:table-cell office:value-type="string">
            <text:p>wmckeownfj@answers.com</text:p>
          </table:table-cell>
          <table:table-cell office:value-type="string">
            <text:p>Male</text:p>
          </table:table-cell>
          <table:table-cell office:value-type="string">
            <text:p>209.99.4.118</text:p>
          </table:table-cell>
          <table:table-cell table:number-columns-repeated="2"/>
        </table:table-row>
        <table:table-row table:style-name="ro1">
          <table:table-cell office:value-type="float" office:value="561">
            <text:p>561</text:p>
          </table:table-cell>
          <table:table-cell office:value-type="string">
            <text:p>Karina</text:p>
          </table:table-cell>
          <table:table-cell office:value-type="string">
            <text:p>Winks</text:p>
          </table:table-cell>
          <table:table-cell office:value-type="string">
            <text:p>kwinksfk@marriott.com</text:p>
          </table:table-cell>
          <table:table-cell office:value-type="string">
            <text:p>Female</text:p>
          </table:table-cell>
          <table:table-cell office:value-type="string">
            <text:p>198.99.74.165</text:p>
          </table:table-cell>
          <table:table-cell table:number-columns-repeated="2"/>
        </table:table-row>
        <table:table-row table:style-name="ro1">
          <table:table-cell office:value-type="float" office:value="562">
            <text:p>562</text:p>
          </table:table-cell>
          <table:table-cell office:value-type="string">
            <text:p>Hamil</text:p>
          </table:table-cell>
          <table:table-cell office:value-type="string">
            <text:p>Boatright</text:p>
          </table:table-cell>
          <table:table-cell office:value-type="string">
            <text:p>hboatrightfl@vistaprint.com</text:p>
          </table:table-cell>
          <table:table-cell office:value-type="string">
            <text:p>Male</text:p>
          </table:table-cell>
          <table:table-cell office:value-type="string">
            <text:p>37.225.44.16</text:p>
          </table:table-cell>
          <table:table-cell table:number-columns-repeated="2"/>
        </table:table-row>
        <table:table-row table:style-name="ro1">
          <table:table-cell office:value-type="float" office:value="563">
            <text:p>563</text:p>
          </table:table-cell>
          <table:table-cell office:value-type="string">
            <text:p>Cobb</text:p>
          </table:table-cell>
          <table:table-cell office:value-type="string">
            <text:p>Pepin</text:p>
          </table:table-cell>
          <table:table-cell office:value-type="string">
            <text:p>cpepinfm@bloglines.com</text:p>
          </table:table-cell>
          <table:table-cell office:value-type="string">
            <text:p>Male</text:p>
          </table:table-cell>
          <table:table-cell office:value-type="string">
            <text:p>204.133.58.232</text:p>
          </table:table-cell>
          <table:table-cell table:number-columns-repeated="2"/>
        </table:table-row>
        <table:table-row table:style-name="ro1">
          <table:table-cell office:value-type="float" office:value="564">
            <text:p>564</text:p>
          </table:table-cell>
          <table:table-cell office:value-type="string">
            <text:p>Lucine</text:p>
          </table:table-cell>
          <table:table-cell office:value-type="string">
            <text:p>Benmore</text:p>
          </table:table-cell>
          <table:table-cell office:value-type="string">
            <text:p>lbenmorefn@mlb.com</text:p>
          </table:table-cell>
          <table:table-cell office:value-type="string">
            <text:p>Female</text:p>
          </table:table-cell>
          <table:table-cell office:value-type="string">
            <text:p>75.44.194.34</text:p>
          </table:table-cell>
          <table:table-cell table:number-columns-repeated="2"/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Leta</text:p>
          </table:table-cell>
          <table:table-cell office:value-type="string">
            <text:p>Halloway</text:p>
          </table:table-cell>
          <table:table-cell office:value-type="string">
            <text:p>lhallowayfo@indiegogo.com</text:p>
          </table:table-cell>
          <table:table-cell office:value-type="string">
            <text:p>Female</text:p>
          </table:table-cell>
          <table:table-cell office:value-type="string">
            <text:p>193.255.147.71</text:p>
          </table:table-cell>
          <table:table-cell table:number-columns-repeated="2"/>
        </table:table-row>
        <table:table-row table:style-name="ro1">
          <table:table-cell office:value-type="float" office:value="566">
            <text:p>566</text:p>
          </table:table-cell>
          <table:table-cell office:value-type="string">
            <text:p>Odelle</text:p>
          </table:table-cell>
          <table:table-cell office:value-type="string">
            <text:p>Goldin</text:p>
          </table:table-cell>
          <table:table-cell office:value-type="string">
            <text:p>ogoldinfp@lulu.com</text:p>
          </table:table-cell>
          <table:table-cell office:value-type="string">
            <text:p>Female</text:p>
          </table:table-cell>
          <table:table-cell office:value-type="string">
            <text:p>243.175.151.43</text:p>
          </table:table-cell>
          <table:table-cell table:number-columns-repeated="2"/>
        </table:table-row>
        <table:table-row table:style-name="ro1">
          <table:table-cell office:value-type="float" office:value="567">
            <text:p>567</text:p>
          </table:table-cell>
          <table:table-cell office:value-type="string">
            <text:p>Alberik</text:p>
          </table:table-cell>
          <table:table-cell office:value-type="string">
            <text:p>O</text:p>
          </table:table-cell>
          <table:table-cell office:value-type="string">
            <text:p>Mullen</text:p>
          </table:table-cell>
          <table:table-cell office:value-type="string">
            <text:p>aomullenfq@theatlantic.com</text:p>
          </table:table-cell>
          <table:table-cell office:value-type="string">
            <text:p>Male</text:p>
          </table:table-cell>
          <table:table-cell office:value-type="string">
            <text:p>200.167.149.7</text:p>
          </table:table-cell>
          <table:table-cell/>
        </table:table-row>
        <table:table-row table:style-name="ro1">
          <table:table-cell office:value-type="float" office:value="568">
            <text:p>568</text:p>
          </table:table-cell>
          <table:table-cell office:value-type="string">
            <text:p>Colver</text:p>
          </table:table-cell>
          <table:table-cell office:value-type="string">
            <text:p>Karlsen</text:p>
          </table:table-cell>
          <table:table-cell office:value-type="string">
            <text:p>ckarlsenfr@sogou.com</text:p>
          </table:table-cell>
          <table:table-cell office:value-type="string">
            <text:p>Male</text:p>
          </table:table-cell>
          <table:table-cell office:value-type="string">
            <text:p>100.253.98.111</text:p>
          </table:table-cell>
          <table:table-cell table:number-columns-repeated="2"/>
        </table:table-row>
        <table:table-row table:style-name="ro1">
          <table:table-cell office:value-type="float" office:value="569">
            <text:p>569</text:p>
          </table:table-cell>
          <table:table-cell office:value-type="string">
            <text:p>Bar</text:p>
          </table:table-cell>
          <table:table-cell office:value-type="string">
            <text:p>Stuckley</text:p>
          </table:table-cell>
          <table:table-cell office:value-type="string">
            <text:p>bstuckleyfs@github.io</text:p>
          </table:table-cell>
          <table:table-cell office:value-type="string">
            <text:p>Male</text:p>
          </table:table-cell>
          <table:table-cell office:value-type="string">
            <text:p>64.182.10.222</text:p>
          </table:table-cell>
          <table:table-cell table:number-columns-repeated="2"/>
        </table:table-row>
        <table:table-row table:style-name="ro1">
          <table:table-cell office:value-type="float" office:value="570">
            <text:p>570</text:p>
          </table:table-cell>
          <table:table-cell office:value-type="string">
            <text:p>Rance</text:p>
          </table:table-cell>
          <table:table-cell office:value-type="string">
            <text:p>MacBean</text:p>
          </table:table-cell>
          <table:table-cell office:value-type="string">
            <text:p>rmacbeanft@163.com</text:p>
          </table:table-cell>
          <table:table-cell office:value-type="string">
            <text:p>Male</text:p>
          </table:table-cell>
          <table:table-cell office:value-type="string">
            <text:p>22.49.172.242</text:p>
          </table:table-cell>
          <table:table-cell table:number-columns-repeated="2"/>
        </table:table-row>
        <table:table-row table:style-name="ro1">
          <table:table-cell office:value-type="float" office:value="571">
            <text:p>571</text:p>
          </table:table-cell>
          <table:table-cell office:value-type="string">
            <text:p>Merridie</text:p>
          </table:table-cell>
          <table:table-cell office:value-type="string">
            <text:p>Malin</text:p>
          </table:table-cell>
          <table:table-cell office:value-type="string">
            <text:p>mmalinfu@ustream.tv</text:p>
          </table:table-cell>
          <table:table-cell office:value-type="string">
            <text:p>Female</text:p>
          </table:table-cell>
          <table:table-cell office:value-type="string">
            <text:p>153.207.7.169</text:p>
          </table:table-cell>
          <table:table-cell table:number-columns-repeated="2"/>
        </table:table-row>
        <table:table-row table:style-name="ro1">
          <table:table-cell office:value-type="float" office:value="572">
            <text:p>572</text:p>
          </table:table-cell>
          <table:table-cell office:value-type="string">
            <text:p>Shaun</text:p>
          </table:table-cell>
          <table:table-cell office:value-type="string">
            <text:p>Luckie</text:p>
          </table:table-cell>
          <table:table-cell office:value-type="string">
            <text:p>sluckiefv@gmpg.org</text:p>
          </table:table-cell>
          <table:table-cell office:value-type="string">
            <text:p>Male</text:p>
          </table:table-cell>
          <table:table-cell office:value-type="string">
            <text:p>222.31.30.181</text:p>
          </table:table-cell>
          <table:table-cell table:number-columns-repeated="2"/>
        </table:table-row>
        <table:table-row table:style-name="ro1">
          <table:table-cell office:value-type="float" office:value="573">
            <text:p>573</text:p>
          </table:table-cell>
          <table:table-cell office:value-type="string">
            <text:p>Monica</text:p>
          </table:table-cell>
          <table:table-cell office:value-type="string">
            <text:p>Newbold</text:p>
          </table:table-cell>
          <table:table-cell office:value-type="string">
            <text:p>mnewboldfw@businesswire.com</text:p>
          </table:table-cell>
          <table:table-cell office:value-type="string">
            <text:p>Female</text:p>
          </table:table-cell>
          <table:table-cell office:value-type="string">
            <text:p>104.252.105.162</text:p>
          </table:table-cell>
          <table:table-cell table:number-columns-repeated="2"/>
        </table:table-row>
        <table:table-row table:style-name="ro1">
          <table:table-cell office:value-type="float" office:value="574">
            <text:p>574</text:p>
          </table:table-cell>
          <table:table-cell office:value-type="string">
            <text:p>Raimund</text:p>
          </table:table-cell>
          <table:table-cell office:value-type="string">
            <text:p>Murrock</text:p>
          </table:table-cell>
          <table:table-cell office:value-type="string">
            <text:p>rmurrockfx@bravesites.com</text:p>
          </table:table-cell>
          <table:table-cell office:value-type="string">
            <text:p>Male</text:p>
          </table:table-cell>
          <table:table-cell office:value-type="string">
            <text:p>174.168.91.169</text:p>
          </table:table-cell>
          <table:table-cell table:number-columns-repeated="2"/>
        </table:table-row>
        <table:table-row table:style-name="ro1">
          <table:table-cell office:value-type="float" office:value="575">
            <text:p>575</text:p>
          </table:table-cell>
          <table:table-cell office:value-type="string">
            <text:p>Cissy</text:p>
          </table:table-cell>
          <table:table-cell office:value-type="string">
            <text:p>Reymers</text:p>
          </table:table-cell>
          <table:table-cell office:value-type="string">
            <text:p>creymersfy@tumblr.com</text:p>
          </table:table-cell>
          <table:table-cell office:value-type="string">
            <text:p>Female</text:p>
          </table:table-cell>
          <table:table-cell office:value-type="string">
            <text:p>35.1.207.96</text:p>
          </table:table-cell>
          <table:table-cell table:number-columns-repeated="2"/>
        </table:table-row>
        <table:table-row table:style-name="ro1">
          <table:table-cell office:value-type="float" office:value="576">
            <text:p>576</text:p>
          </table:table-cell>
          <table:table-cell office:value-type="string">
            <text:p>Cecilla</text:p>
          </table:table-cell>
          <table:table-cell office:value-type="string">
            <text:p>Bartlett</text:p>
          </table:table-cell>
          <table:table-cell office:value-type="string">
            <text:p>cbartlettfz@tripadvisor.com</text:p>
          </table:table-cell>
          <table:table-cell office:value-type="string">
            <text:p>Female</text:p>
          </table:table-cell>
          <table:table-cell office:value-type="string">
            <text:p>76.51.67.161</text:p>
          </table:table-cell>
          <table:table-cell table:number-columns-repeated="2"/>
        </table:table-row>
        <table:table-row table:style-name="ro1">
          <table:table-cell office:value-type="float" office:value="577">
            <text:p>577</text:p>
          </table:table-cell>
          <table:table-cell office:value-type="string">
            <text:p>Chester</text:p>
          </table:table-cell>
          <table:table-cell office:value-type="string">
            <text:p>Duffil</text:p>
          </table:table-cell>
          <table:table-cell office:value-type="string">
            <text:p>cduffilg0@fc2.com</text:p>
          </table:table-cell>
          <table:table-cell office:value-type="string">
            <text:p>Male</text:p>
          </table:table-cell>
          <table:table-cell office:value-type="string">
            <text:p>54.64.36.63</text:p>
          </table:table-cell>
          <table:table-cell table:number-columns-repeated="2"/>
        </table:table-row>
        <table:table-row table:style-name="ro1">
          <table:table-cell office:value-type="float" office:value="578">
            <text:p>578</text:p>
          </table:table-cell>
          <table:table-cell office:value-type="string">
            <text:p>Kassey</text:p>
          </table:table-cell>
          <table:table-cell office:value-type="string">
            <text:p>Colbertson</text:p>
          </table:table-cell>
          <table:table-cell office:value-type="string">
            <text:p>kcolbertsong1@businessweek.com</text:p>
          </table:table-cell>
          <table:table-cell office:value-type="string">
            <text:p>Female</text:p>
          </table:table-cell>
          <table:table-cell office:value-type="string">
            <text:p>188.61.207.199</text:p>
          </table:table-cell>
          <table:table-cell table:number-columns-repeated="2"/>
        </table:table-row>
        <table:table-row table:style-name="ro1">
          <table:table-cell office:value-type="float" office:value="579">
            <text:p>579</text:p>
          </table:table-cell>
          <table:table-cell office:value-type="string">
            <text:p>Colette</text:p>
          </table:table-cell>
          <table:table-cell office:value-type="string">
            <text:p>Lechmere</text:p>
          </table:table-cell>
          <table:table-cell office:value-type="string">
            <text:p>clechmereg2@shop-pro.jp</text:p>
          </table:table-cell>
          <table:table-cell office:value-type="string">
            <text:p>Female</text:p>
          </table:table-cell>
          <table:table-cell office:value-type="string">
            <text:p>141.167.90.195</text:p>
          </table:table-cell>
          <table:table-cell table:number-columns-repeated="2"/>
        </table:table-row>
        <table:table-row table:style-name="ro1">
          <table:table-cell office:value-type="float" office:value="580">
            <text:p>580</text:p>
          </table:table-cell>
          <table:table-cell office:value-type="string">
            <text:p>Cherlyn</text:p>
          </table:table-cell>
          <table:table-cell office:value-type="string">
            <text:p>Laxtonne</text:p>
          </table:table-cell>
          <table:table-cell office:value-type="string">
            <text:p>claxtonneg3@google.ca</text:p>
          </table:table-cell>
          <table:table-cell office:value-type="string">
            <text:p>Female</text:p>
          </table:table-cell>
          <table:table-cell office:value-type="string">
            <text:p>135.196.101.90</text:p>
          </table:table-cell>
          <table:table-cell table:number-columns-repeated="2"/>
        </table:table-row>
        <table:table-row table:style-name="ro1">
          <table:table-cell office:value-type="float" office:value="581">
            <text:p>581</text:p>
          </table:table-cell>
          <table:table-cell office:value-type="string">
            <text:p>Reinald</text:p>
          </table:table-cell>
          <table:table-cell office:value-type="string">
            <text:p>Wadley</text:p>
          </table:table-cell>
          <table:table-cell office:value-type="string">
            <text:p>rwadleyg4@digg.com</text:p>
          </table:table-cell>
          <table:table-cell office:value-type="string">
            <text:p>Male</text:p>
          </table:table-cell>
          <table:table-cell office:value-type="string">
            <text:p>232.11.183.135</text:p>
          </table:table-cell>
          <table:table-cell table:number-columns-repeated="2"/>
        </table:table-row>
        <table:table-row table:style-name="ro1">
          <table:table-cell office:value-type="float" office:value="582">
            <text:p>582</text:p>
          </table:table-cell>
          <table:table-cell office:value-type="string">
            <text:p>Vito</text:p>
          </table:table-cell>
          <table:table-cell office:value-type="string">
            <text:p>Wingatt</text:p>
          </table:table-cell>
          <table:table-cell office:value-type="string">
            <text:p>vwingattg5@amazon.co.uk</text:p>
          </table:table-cell>
          <table:table-cell office:value-type="string">
            <text:p>Male</text:p>
          </table:table-cell>
          <table:table-cell office:value-type="string">
            <text:p>149.239.83.54</text:p>
          </table:table-cell>
          <table:table-cell table:number-columns-repeated="2"/>
        </table:table-row>
        <table:table-row table:style-name="ro1">
          <table:table-cell office:value-type="float" office:value="583">
            <text:p>583</text:p>
          </table:table-cell>
          <table:table-cell office:value-type="string">
            <text:p>Desdemona</text:p>
          </table:table-cell>
          <table:table-cell office:value-type="string">
            <text:p>Hanrott</text:p>
          </table:table-cell>
          <table:table-cell office:value-type="string">
            <text:p>dhanrottg6@dyndns.org</text:p>
          </table:table-cell>
          <table:table-cell office:value-type="string">
            <text:p>Female</text:p>
          </table:table-cell>
          <table:table-cell office:value-type="string">
            <text:p>113.158.59.123</text:p>
          </table:table-cell>
          <table:table-cell table:number-columns-repeated="2"/>
        </table:table-row>
        <table:table-row table:style-name="ro1">
          <table:table-cell office:value-type="float" office:value="584">
            <text:p>584</text:p>
          </table:table-cell>
          <table:table-cell office:value-type="string">
            <text:p>Noe</text:p>
          </table:table-cell>
          <table:table-cell office:value-type="string">
            <text:p>Kipping</text:p>
          </table:table-cell>
          <table:table-cell office:value-type="string">
            <text:p>nkippingg7@gmpg.org</text:p>
          </table:table-cell>
          <table:table-cell office:value-type="string">
            <text:p>Male</text:p>
          </table:table-cell>
          <table:table-cell office:value-type="string">
            <text:p>133.201.117.50</text:p>
          </table:table-cell>
          <table:table-cell table:number-columns-repeated="2"/>
        </table:table-row>
        <table:table-row table:style-name="ro1">
          <table:table-cell office:value-type="float" office:value="585">
            <text:p>585</text:p>
          </table:table-cell>
          <table:table-cell office:value-type="string">
            <text:p>Shadow</text:p>
          </table:table-cell>
          <table:table-cell office:value-type="string">
            <text:p>Chellenham</text:p>
          </table:table-cell>
          <table:table-cell office:value-type="string">
            <text:p>schellenhamg8@ucoz.ru</text:p>
          </table:table-cell>
          <table:table-cell office:value-type="string">
            <text:p>Male</text:p>
          </table:table-cell>
          <table:table-cell office:value-type="string">
            <text:p>98.162.223.101</text:p>
          </table:table-cell>
          <table:table-cell table:number-columns-repeated="2"/>
        </table:table-row>
        <table:table-row table:style-name="ro1">
          <table:table-cell office:value-type="float" office:value="586">
            <text:p>586</text:p>
          </table:table-cell>
          <table:table-cell office:value-type="string">
            <text:p>De</text:p>
          </table:table-cell>
          <table:table-cell office:value-type="string">
            <text:p>Terry</text:p>
          </table:table-cell>
          <table:table-cell office:value-type="string">
            <text:p>dterryg9@wikia.com</text:p>
          </table:table-cell>
          <table:table-cell office:value-type="string">
            <text:p>Female</text:p>
          </table:table-cell>
          <table:table-cell office:value-type="string">
            <text:p>179.30.101.112</text:p>
          </table:table-cell>
          <table:table-cell table:number-columns-repeated="2"/>
        </table:table-row>
        <table:table-row table:style-name="ro1">
          <table:table-cell office:value-type="float" office:value="587">
            <text:p>587</text:p>
          </table:table-cell>
          <table:table-cell office:value-type="string">
            <text:p>Eloise</text:p>
          </table:table-cell>
          <table:table-cell office:value-type="string">
            <text:p>Creak</text:p>
          </table:table-cell>
          <table:table-cell office:value-type="string">
            <text:p>ecreakga@miibeian.gov.cn</text:p>
          </table:table-cell>
          <table:table-cell office:value-type="string">
            <text:p>Female</text:p>
          </table:table-cell>
          <table:table-cell office:value-type="string">
            <text:p>17.157.93.219</text:p>
          </table:table-cell>
          <table:table-cell table:number-columns-repeated="2"/>
        </table:table-row>
        <table:table-row table:style-name="ro1">
          <table:table-cell office:value-type="float" office:value="588">
            <text:p>588</text:p>
          </table:table-cell>
          <table:table-cell office:value-type="string">
            <text:p>Darb</text:p>
          </table:table-cell>
          <table:table-cell office:value-type="string">
            <text:p>Doe</text:p>
          </table:table-cell>
          <table:table-cell office:value-type="string">
            <text:p>ddoegb@sina.com.cn</text:p>
          </table:table-cell>
          <table:table-cell office:value-type="string">
            <text:p>Male</text:p>
          </table:table-cell>
          <table:table-cell office:value-type="string">
            <text:p>24.235.229.161</text:p>
          </table:table-cell>
          <table:table-cell table:number-columns-repeated="2"/>
        </table:table-row>
        <table:table-row table:style-name="ro1">
          <table:table-cell office:value-type="float" office:value="589">
            <text:p>589</text:p>
          </table:table-cell>
          <table:table-cell office:value-type="string">
            <text:p>Kira</text:p>
          </table:table-cell>
          <table:table-cell office:value-type="string">
            <text:p>Izhakov</text:p>
          </table:table-cell>
          <table:table-cell office:value-type="string">
            <text:p>kizhakovgc@360.cn</text:p>
          </table:table-cell>
          <table:table-cell office:value-type="string">
            <text:p>Female</text:p>
          </table:table-cell>
          <table:table-cell office:value-type="string">
            <text:p>180.25.21.167</text:p>
          </table:table-cell>
          <table:table-cell table:number-columns-repeated="2"/>
        </table:table-row>
        <table:table-row table:style-name="ro1">
          <table:table-cell office:value-type="float" office:value="590">
            <text:p>590</text:p>
          </table:table-cell>
          <table:table-cell office:value-type="string">
            <text:p>Reade</text:p>
          </table:table-cell>
          <table:table-cell office:value-type="string">
            <text:p>Fairbrother</text:p>
          </table:table-cell>
          <table:table-cell office:value-type="string">
            <text:p>rfairbrothergd@slideshare.net</text:p>
          </table:table-cell>
          <table:table-cell office:value-type="string">
            <text:p>Male</text:p>
          </table:table-cell>
          <table:table-cell office:value-type="string">
            <text:p>94.133.16.50</text:p>
          </table:table-cell>
          <table:table-cell table:number-columns-repeated="2"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Nickie</text:p>
          </table:table-cell>
          <table:table-cell office:value-type="string">
            <text:p>Vondrys</text:p>
          </table:table-cell>
          <table:table-cell office:value-type="string">
            <text:p>nvondrysge@godaddy.com</text:p>
          </table:table-cell>
          <table:table-cell office:value-type="string">
            <text:p>Female</text:p>
          </table:table-cell>
          <table:table-cell office:value-type="string">
            <text:p>54.35.238.80</text:p>
          </table:table-cell>
          <table:table-cell table:number-columns-repeated="2"/>
        </table:table-row>
        <table:table-row table:style-name="ro1">
          <table:table-cell office:value-type="float" office:value="592">
            <text:p>592</text:p>
          </table:table-cell>
          <table:table-cell office:value-type="string">
            <text:p>Cecelia</text:p>
          </table:table-cell>
          <table:table-cell office:value-type="string">
            <text:p>Haynes</text:p>
          </table:table-cell>
          <table:table-cell office:value-type="string">
            <text:p>chaynesgf@topsy.com</text:p>
          </table:table-cell>
          <table:table-cell office:value-type="string">
            <text:p>Female</text:p>
          </table:table-cell>
          <table:table-cell office:value-type="string">
            <text:p>21.177.103.203</text:p>
          </table:table-cell>
          <table:table-cell table:number-columns-repeated="2"/>
        </table:table-row>
        <table:table-row table:style-name="ro1">
          <table:table-cell office:value-type="float" office:value="593">
            <text:p>593</text:p>
          </table:table-cell>
          <table:table-cell office:value-type="string">
            <text:p>Lanny</text:p>
          </table:table-cell>
          <table:table-cell office:value-type="string">
            <text:p>Hyder</text:p>
          </table:table-cell>
          <table:table-cell office:value-type="string">
            <text:p>lhydergg@paginegialle.it</text:p>
          </table:table-cell>
          <table:table-cell office:value-type="string">
            <text:p>Male</text:p>
          </table:table-cell>
          <table:table-cell office:value-type="string">
            <text:p>232.134.247.7</text:p>
          </table:table-cell>
          <table:table-cell table:number-columns-repeated="2"/>
        </table:table-row>
        <table:table-row table:style-name="ro1">
          <table:table-cell office:value-type="float" office:value="594">
            <text:p>594</text:p>
          </table:table-cell>
          <table:table-cell office:value-type="string">
            <text:p>Hy</text:p>
          </table:table-cell>
          <table:table-cell office:value-type="string">
            <text:p>Bart</text:p>
          </table:table-cell>
          <table:table-cell office:value-type="string">
            <text:p>hbartgh@issuu.com</text:p>
          </table:table-cell>
          <table:table-cell office:value-type="string">
            <text:p>Male</text:p>
          </table:table-cell>
          <table:table-cell office:value-type="string">
            <text:p>218.43.71.110</text:p>
          </table:table-cell>
          <table:table-cell table:number-columns-repeated="2"/>
        </table:table-row>
        <table:table-row table:style-name="ro1">
          <table:table-cell office:value-type="float" office:value="595">
            <text:p>595</text:p>
          </table:table-cell>
          <table:table-cell office:value-type="string">
            <text:p>Andris</text:p>
          </table:table-cell>
          <table:table-cell office:value-type="string">
            <text:p>Newlove</text:p>
          </table:table-cell>
          <table:table-cell office:value-type="string">
            <text:p>anewlovegi@alexa.com</text:p>
          </table:table-cell>
          <table:table-cell office:value-type="string">
            <text:p>Male</text:p>
          </table:table-cell>
          <table:table-cell office:value-type="string">
            <text:p>189.44.159.228</text:p>
          </table:table-cell>
          <table:table-cell table:number-columns-repeated="2"/>
        </table:table-row>
        <table:table-row table:style-name="ro1">
          <table:table-cell office:value-type="float" office:value="596">
            <text:p>596</text:p>
          </table:table-cell>
          <table:table-cell office:value-type="string">
            <text:p>Zena</text:p>
          </table:table-cell>
          <table:table-cell office:value-type="string">
            <text:p>Reggler</text:p>
          </table:table-cell>
          <table:table-cell office:value-type="string">
            <text:p>zregglergj@soup.io</text:p>
          </table:table-cell>
          <table:table-cell office:value-type="string">
            <text:p>Female</text:p>
          </table:table-cell>
          <table:table-cell office:value-type="string">
            <text:p>206.115.208.5</text:p>
          </table:table-cell>
          <table:table-cell table:number-columns-repeated="2"/>
        </table:table-row>
        <table:table-row table:style-name="ro1">
          <table:table-cell office:value-type="float" office:value="597">
            <text:p>597</text:p>
          </table:table-cell>
          <table:table-cell office:value-type="string">
            <text:p>Selena</text:p>
          </table:table-cell>
          <table:table-cell office:value-type="string">
            <text:p>Brookesbie</text:p>
          </table:table-cell>
          <table:table-cell office:value-type="string">
            <text:p>sbrookesbiegk@1und1.de</text:p>
          </table:table-cell>
          <table:table-cell office:value-type="string">
            <text:p>Female</text:p>
          </table:table-cell>
          <table:table-cell office:value-type="string">
            <text:p>213.205.219.154</text:p>
          </table:table-cell>
          <table:table-cell table:number-columns-repeated="2"/>
        </table:table-row>
        <table:table-row table:style-name="ro1">
          <table:table-cell office:value-type="float" office:value="598">
            <text:p>598</text:p>
          </table:table-cell>
          <table:table-cell office:value-type="string">
            <text:p>Camey</text:p>
          </table:table-cell>
          <table:table-cell office:value-type="string">
            <text:p>Wyre</text:p>
          </table:table-cell>
          <table:table-cell office:value-type="string">
            <text:p>cwyregl@washingtonpost.com</text:p>
          </table:table-cell>
          <table:table-cell office:value-type="string">
            <text:p>Male</text:p>
          </table:table-cell>
          <table:table-cell office:value-type="string">
            <text:p>151.173.177.144</text:p>
          </table:table-cell>
          <table:table-cell table:number-columns-repeated="2"/>
        </table:table-row>
        <table:table-row table:style-name="ro1">
          <table:table-cell office:value-type="float" office:value="599">
            <text:p>599</text:p>
          </table:table-cell>
          <table:table-cell office:value-type="string">
            <text:p>Morry</text:p>
          </table:table-cell>
          <table:table-cell office:value-type="string">
            <text:p>Galvin</text:p>
          </table:table-cell>
          <table:table-cell office:value-type="string">
            <text:p>mgalvingm@usa.gov</text:p>
          </table:table-cell>
          <table:table-cell office:value-type="string">
            <text:p>Male</text:p>
          </table:table-cell>
          <table:table-cell office:value-type="string">
            <text:p>84.152.134.84</text:p>
          </table:table-cell>
          <table:table-cell table:number-columns-repeated="2"/>
        </table:table-row>
        <table:table-row table:style-name="ro1">
          <table:table-cell office:value-type="float" office:value="600">
            <text:p>600</text:p>
          </table:table-cell>
          <table:table-cell office:value-type="string">
            <text:p>Oates</text:p>
          </table:table-cell>
          <table:table-cell office:value-type="string">
            <text:p>Ruddin</text:p>
          </table:table-cell>
          <table:table-cell office:value-type="string">
            <text:p>oruddingn@cbslocal.com</text:p>
          </table:table-cell>
          <table:table-cell office:value-type="string">
            <text:p>Male</text:p>
          </table:table-cell>
          <table:table-cell office:value-type="string">
            <text:p>43.84.186.136</text:p>
          </table:table-cell>
          <table:table-cell table:number-columns-repeated="2"/>
        </table:table-row>
        <table:table-row table:style-name="ro1">
          <table:table-cell office:value-type="float" office:value="601">
            <text:p>601</text:p>
          </table:table-cell>
          <table:table-cell office:value-type="string">
            <text:p>Matty</text:p>
          </table:table-cell>
          <table:table-cell office:value-type="string">
            <text:p>Meneghelli</text:p>
          </table:table-cell>
          <table:table-cell office:value-type="string">
            <text:p>mmeneghelligo@newsvine.com</text:p>
          </table:table-cell>
          <table:table-cell office:value-type="string">
            <text:p>Male</text:p>
          </table:table-cell>
          <table:table-cell office:value-type="string">
            <text:p>35.216.106.134</text:p>
          </table:table-cell>
          <table:table-cell table:number-columns-repeated="2"/>
        </table:table-row>
        <table:table-row table:style-name="ro1">
          <table:table-cell office:value-type="float" office:value="602">
            <text:p>602</text:p>
          </table:table-cell>
          <table:table-cell office:value-type="string">
            <text:p>Thorndike</text:p>
          </table:table-cell>
          <table:table-cell office:value-type="string">
            <text:p>Akram</text:p>
          </table:table-cell>
          <table:table-cell office:value-type="string">
            <text:p>takramgp@zimbio.com</text:p>
          </table:table-cell>
          <table:table-cell office:value-type="string">
            <text:p>Male</text:p>
          </table:table-cell>
          <table:table-cell office:value-type="string">
            <text:p>130.3.17.75</text:p>
          </table:table-cell>
          <table:table-cell table:number-columns-repeated="2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Taddeusz</text:p>
          </table:table-cell>
          <table:table-cell office:value-type="string">
            <text:p>Pyrton</text:p>
          </table:table-cell>
          <table:table-cell office:value-type="string">
            <text:p>tpyrtongq@gmpg.org</text:p>
          </table:table-cell>
          <table:table-cell office:value-type="string">
            <text:p>Male</text:p>
          </table:table-cell>
          <table:table-cell office:value-type="string">
            <text:p>73.105.231.51</text:p>
          </table:table-cell>
          <table:table-cell table:number-columns-repeated="2"/>
        </table:table-row>
        <table:table-row table:style-name="ro1">
          <table:table-cell office:value-type="float" office:value="604">
            <text:p>604</text:p>
          </table:table-cell>
          <table:table-cell office:value-type="string">
            <text:p>Nichole</text:p>
          </table:table-cell>
          <table:table-cell office:value-type="string">
            <text:p>Chuter</text:p>
          </table:table-cell>
          <table:table-cell office:value-type="string">
            <text:p>nchutergr@smh.com.au</text:p>
          </table:table-cell>
          <table:table-cell office:value-type="string">
            <text:p>Male</text:p>
          </table:table-cell>
          <table:table-cell office:value-type="string">
            <text:p>162.184.237.51</text:p>
          </table:table-cell>
          <table:table-cell table:number-columns-repeated="2"/>
        </table:table-row>
        <table:table-row table:style-name="ro1">
          <table:table-cell office:value-type="float" office:value="605">
            <text:p>605</text:p>
          </table:table-cell>
          <table:table-cell office:value-type="string">
            <text:p>Etta</text:p>
          </table:table-cell>
          <table:table-cell office:value-type="string">
            <text:p>Code</text:p>
          </table:table-cell>
          <table:table-cell office:value-type="string">
            <text:p>ecodegs@gnu.org</text:p>
          </table:table-cell>
          <table:table-cell office:value-type="string">
            <text:p>Female</text:p>
          </table:table-cell>
          <table:table-cell office:value-type="string">
            <text:p>222.15.101.164</text:p>
          </table:table-cell>
          <table:table-cell table:number-columns-repeated="2"/>
        </table:table-row>
        <table:table-row table:style-name="ro1">
          <table:table-cell office:value-type="float" office:value="606">
            <text:p>606</text:p>
          </table:table-cell>
          <table:table-cell office:value-type="string">
            <text:p>Lemuel</text:p>
          </table:table-cell>
          <table:table-cell office:value-type="string">
            <text:p>Dreossi</text:p>
          </table:table-cell>
          <table:table-cell office:value-type="string">
            <text:p>ldreossigt@army.mil</text:p>
          </table:table-cell>
          <table:table-cell office:value-type="string">
            <text:p>Male</text:p>
          </table:table-cell>
          <table:table-cell office:value-type="string">
            <text:p>49.173.155.109</text:p>
          </table:table-cell>
          <table:table-cell table:number-columns-repeated="2"/>
        </table:table-row>
        <table:table-row table:style-name="ro1">
          <table:table-cell office:value-type="float" office:value="607">
            <text:p>607</text:p>
          </table:table-cell>
          <table:table-cell office:value-type="string">
            <text:p>Romonda</text:p>
          </table:table-cell>
          <table:table-cell office:value-type="string">
            <text:p>Koubu</text:p>
          </table:table-cell>
          <table:table-cell office:value-type="string">
            <text:p>rkoubugu@army.mil</text:p>
          </table:table-cell>
          <table:table-cell office:value-type="string">
            <text:p>Female</text:p>
          </table:table-cell>
          <table:table-cell office:value-type="string">
            <text:p>224.132.110.178</text:p>
          </table:table-cell>
          <table:table-cell table:number-columns-repeated="2"/>
        </table:table-row>
        <table:table-row table:style-name="ro1">
          <table:table-cell office:value-type="float" office:value="608">
            <text:p>608</text:p>
          </table:table-cell>
          <table:table-cell office:value-type="string">
            <text:p>Francesco</text:p>
          </table:table-cell>
          <table:table-cell office:value-type="string">
            <text:p>Tew</text:p>
          </table:table-cell>
          <table:table-cell office:value-type="string">
            <text:p>ftewgv@creativecommons.org</text:p>
          </table:table-cell>
          <table:table-cell office:value-type="string">
            <text:p>Male</text:p>
          </table:table-cell>
          <table:table-cell office:value-type="string">
            <text:p>161.54.222.99</text:p>
          </table:table-cell>
          <table:table-cell table:number-columns-repeated="2"/>
        </table:table-row>
        <table:table-row table:style-name="ro1">
          <table:table-cell office:value-type="float" office:value="609">
            <text:p>609</text:p>
          </table:table-cell>
          <table:table-cell office:value-type="string">
            <text:p>Michelle</text:p>
          </table:table-cell>
          <table:table-cell office:value-type="string">
            <text:p>Roscamps</text:p>
          </table:table-cell>
          <table:table-cell office:value-type="string">
            <text:p>mroscampsgw@virginia.edu</text:p>
          </table:table-cell>
          <table:table-cell office:value-type="string">
            <text:p>Female</text:p>
          </table:table-cell>
          <table:table-cell office:value-type="string">
            <text:p>78.82.114.227</text:p>
          </table:table-cell>
          <table:table-cell table:number-columns-repeated="2"/>
        </table:table-row>
        <table:table-row table:style-name="ro1">
          <table:table-cell office:value-type="float" office:value="610">
            <text:p>610</text:p>
          </table:table-cell>
          <table:table-cell office:value-type="string">
            <text:p>Susan</text:p>
          </table:table-cell>
          <table:table-cell office:value-type="string">
            <text:p>Monteaux</text:p>
          </table:table-cell>
          <table:table-cell office:value-type="string">
            <text:p>smonteauxgx@techcrunch.com</text:p>
          </table:table-cell>
          <table:table-cell office:value-type="string">
            <text:p>Female</text:p>
          </table:table-cell>
          <table:table-cell office:value-type="string">
            <text:p>111.131.74.170</text:p>
          </table:table-cell>
          <table:table-cell table:number-columns-repeated="2"/>
        </table:table-row>
        <table:table-row table:style-name="ro1">
          <table:table-cell office:value-type="float" office:value="611">
            <text:p>611</text:p>
          </table:table-cell>
          <table:table-cell office:value-type="string">
            <text:p>Corrianne</text:p>
          </table:table-cell>
          <table:table-cell office:value-type="string">
            <text:p>Jonuzi</text:p>
          </table:table-cell>
          <table:table-cell office:value-type="string">
            <text:p>cjonuzigy@php.net</text:p>
          </table:table-cell>
          <table:table-cell office:value-type="string">
            <text:p>Female</text:p>
          </table:table-cell>
          <table:table-cell office:value-type="string">
            <text:p>227.80.14.253</text:p>
          </table:table-cell>
          <table:table-cell table:number-columns-repeated="2"/>
        </table:table-row>
        <table:table-row table:style-name="ro1">
          <table:table-cell office:value-type="float" office:value="612">
            <text:p>612</text:p>
          </table:table-cell>
          <table:table-cell office:value-type="string">
            <text:p>Ossie</text:p>
          </table:table-cell>
          <table:table-cell office:value-type="string">
            <text:p>Caudray</text:p>
          </table:table-cell>
          <table:table-cell office:value-type="string">
            <text:p>ocaudraygz@youtube.com</text:p>
          </table:table-cell>
          <table:table-cell office:value-type="string">
            <text:p>Male</text:p>
          </table:table-cell>
          <table:table-cell office:value-type="string">
            <text:p>67.108.223.109</text:p>
          </table:table-cell>
          <table:table-cell table:number-columns-repeated="2"/>
        </table:table-row>
        <table:table-row table:style-name="ro1">
          <table:table-cell office:value-type="float" office:value="613">
            <text:p>613</text:p>
          </table:table-cell>
          <table:table-cell office:value-type="string">
            <text:p>Shelby</text:p>
          </table:table-cell>
          <table:table-cell office:value-type="string">
            <text:p>Hayball</text:p>
          </table:table-cell>
          <table:table-cell office:value-type="string">
            <text:p>shayballh0@51.la</text:p>
          </table:table-cell>
          <table:table-cell office:value-type="string">
            <text:p>Male</text:p>
          </table:table-cell>
          <table:table-cell office:value-type="string">
            <text:p>101.215.107.106</text:p>
          </table:table-cell>
          <table:table-cell table:number-columns-repeated="2"/>
        </table:table-row>
        <table:table-row table:style-name="ro1">
          <table:table-cell office:value-type="float" office:value="614">
            <text:p>614</text:p>
          </table:table-cell>
          <table:table-cell office:value-type="string">
            <text:p>Janaye</text:p>
          </table:table-cell>
          <table:table-cell office:value-type="string">
            <text:p>Thornton</text:p>
          </table:table-cell>
          <table:table-cell office:value-type="string">
            <text:p>jthorntonh1@163.com</text:p>
          </table:table-cell>
          <table:table-cell office:value-type="string">
            <text:p>Female</text:p>
          </table:table-cell>
          <table:table-cell office:value-type="string">
            <text:p>225.134.76.249</text:p>
          </table:table-cell>
          <table:table-cell table:number-columns-repeated="2"/>
        </table:table-row>
        <table:table-row table:style-name="ro1">
          <table:table-cell office:value-type="float" office:value="615">
            <text:p>615</text:p>
          </table:table-cell>
          <table:table-cell office:value-type="string">
            <text:p>Randolf</text:p>
          </table:table-cell>
          <table:table-cell office:value-type="string">
            <text:p>Calkin</text:p>
          </table:table-cell>
          <table:table-cell office:value-type="string">
            <text:p>rcalkinh2@si.edu</text:p>
          </table:table-cell>
          <table:table-cell office:value-type="string">
            <text:p>Male</text:p>
          </table:table-cell>
          <table:table-cell office:value-type="string">
            <text:p>172.152.113.186</text:p>
          </table:table-cell>
          <table:table-cell table:number-columns-repeated="2"/>
        </table:table-row>
        <table:table-row table:style-name="ro1">
          <table:table-cell office:value-type="float" office:value="616">
            <text:p>616</text:p>
          </table:table-cell>
          <table:table-cell office:value-type="string">
            <text:p>Corty</text:p>
          </table:table-cell>
          <table:table-cell office:value-type="string">
            <text:p>Diemer</text:p>
          </table:table-cell>
          <table:table-cell office:value-type="string">
            <text:p>cdiemerh3@cam.ac.uk</text:p>
          </table:table-cell>
          <table:table-cell office:value-type="string">
            <text:p>Male</text:p>
          </table:table-cell>
          <table:table-cell office:value-type="string">
            <text:p>41.31.9.125</text:p>
          </table:table-cell>
          <table:table-cell table:number-columns-repeated="2"/>
        </table:table-row>
        <table:table-row table:style-name="ro1">
          <table:table-cell office:value-type="float" office:value="617">
            <text:p>617</text:p>
          </table:table-cell>
          <table:table-cell office:value-type="string">
            <text:p>Berky</text:p>
          </table:table-cell>
          <table:table-cell office:value-type="string">
            <text:p>Roberds</text:p>
          </table:table-cell>
          <table:table-cell office:value-type="string">
            <text:p>broberdsh4@ca.gov</text:p>
          </table:table-cell>
          <table:table-cell office:value-type="string">
            <text:p>Male</text:p>
          </table:table-cell>
          <table:table-cell office:value-type="string">
            <text:p>171.58.237.158</text:p>
          </table:table-cell>
          <table:table-cell table:number-columns-repeated="2"/>
        </table:table-row>
        <table:table-row table:style-name="ro1">
          <table:table-cell office:value-type="float" office:value="618">
            <text:p>618</text:p>
          </table:table-cell>
          <table:table-cell office:value-type="string">
            <text:p>Kalil</text:p>
          </table:table-cell>
          <table:table-cell office:value-type="string">
            <text:p>Knottley</text:p>
          </table:table-cell>
          <table:table-cell office:value-type="string">
            <text:p>kknottleyh5@discuz.net</text:p>
          </table:table-cell>
          <table:table-cell office:value-type="string">
            <text:p>Male</text:p>
          </table:table-cell>
          <table:table-cell office:value-type="string">
            <text:p>164.34.79.6</text:p>
          </table:table-cell>
          <table:table-cell table:number-columns-repeated="2"/>
        </table:table-row>
        <table:table-row table:style-name="ro1">
          <table:table-cell office:value-type="float" office:value="619">
            <text:p>619</text:p>
          </table:table-cell>
          <table:table-cell office:value-type="string">
            <text:p>Jillie</text:p>
          </table:table-cell>
          <table:table-cell office:value-type="string">
            <text:p>Wyett</text:p>
          </table:table-cell>
          <table:table-cell office:value-type="string">
            <text:p>jwyetth6@homestead.com</text:p>
          </table:table-cell>
          <table:table-cell office:value-type="string">
            <text:p>Female</text:p>
          </table:table-cell>
          <table:table-cell office:value-type="string">
            <text:p>224.32.158.143</text:p>
          </table:table-cell>
          <table:table-cell table:number-columns-repeated="2"/>
        </table:table-row>
        <table:table-row table:style-name="ro1">
          <table:table-cell office:value-type="float" office:value="620">
            <text:p>620</text:p>
          </table:table-cell>
          <table:table-cell office:value-type="string">
            <text:p>Elka</text:p>
          </table:table-cell>
          <table:table-cell office:value-type="string">
            <text:p>McIlhagga</text:p>
          </table:table-cell>
          <table:table-cell office:value-type="string">
            <text:p>emcilhaggah7@sciencedaily.com</text:p>
          </table:table-cell>
          <table:table-cell office:value-type="string">
            <text:p>Female</text:p>
          </table:table-cell>
          <table:table-cell office:value-type="string">
            <text:p>69.211.29.210</text:p>
          </table:table-cell>
          <table:table-cell table:number-columns-repeated="2"/>
        </table:table-row>
        <table:table-row table:style-name="ro1">
          <table:table-cell office:value-type="float" office:value="621">
            <text:p>621</text:p>
          </table:table-cell>
          <table:table-cell office:value-type="string">
            <text:p>Shina</text:p>
          </table:table-cell>
          <table:table-cell office:value-type="string">
            <text:p>Beggi</text:p>
          </table:table-cell>
          <table:table-cell office:value-type="string">
            <text:p>sbeggih8@clickbank.net</text:p>
          </table:table-cell>
          <table:table-cell office:value-type="string">
            <text:p>Female</text:p>
          </table:table-cell>
          <table:table-cell office:value-type="string">
            <text:p>92.255.25.40</text:p>
          </table:table-cell>
          <table:table-cell table:number-columns-repeated="2"/>
        </table:table-row>
        <table:table-row table:style-name="ro1">
          <table:table-cell office:value-type="float" office:value="622">
            <text:p>622</text:p>
          </table:table-cell>
          <table:table-cell office:value-type="string">
            <text:p>Tricia</text:p>
          </table:table-cell>
          <table:table-cell office:value-type="string">
            <text:p>Dreakin</text:p>
          </table:table-cell>
          <table:table-cell office:value-type="string">
            <text:p>tdreakinh9@alibaba.com</text:p>
          </table:table-cell>
          <table:table-cell office:value-type="string">
            <text:p>Female</text:p>
          </table:table-cell>
          <table:table-cell office:value-type="string">
            <text:p>50.228.78.113</text:p>
          </table:table-cell>
          <table:table-cell table:number-columns-repeated="2"/>
        </table:table-row>
        <table:table-row table:style-name="ro1">
          <table:table-cell office:value-type="float" office:value="623">
            <text:p>623</text:p>
          </table:table-cell>
          <table:table-cell office:value-type="string">
            <text:p>Hurleigh</text:p>
          </table:table-cell>
          <table:table-cell office:value-type="string">
            <text:p>Hovenden</text:p>
          </table:table-cell>
          <table:table-cell office:value-type="string">
            <text:p>hhovendenha@comcast.net</text:p>
          </table:table-cell>
          <table:table-cell office:value-type="string">
            <text:p>Male</text:p>
          </table:table-cell>
          <table:table-cell office:value-type="string">
            <text:p>235.57.73.102</text:p>
          </table:table-cell>
          <table:table-cell table:number-columns-repeated="2"/>
        </table:table-row>
        <table:table-row table:style-name="ro1">
          <table:table-cell office:value-type="float" office:value="624">
            <text:p>624</text:p>
          </table:table-cell>
          <table:table-cell office:value-type="string">
            <text:p>Koren</text:p>
          </table:table-cell>
          <table:table-cell office:value-type="string">
            <text:p>Caddies</text:p>
          </table:table-cell>
          <table:table-cell office:value-type="string">
            <text:p>kcaddieshb@amazon.de</text:p>
          </table:table-cell>
          <table:table-cell office:value-type="string">
            <text:p>Female</text:p>
          </table:table-cell>
          <table:table-cell office:value-type="string">
            <text:p>51.36.227.60</text:p>
          </table:table-cell>
          <table:table-cell table:number-columns-repeated="2"/>
        </table:table-row>
        <table:table-row table:style-name="ro1">
          <table:table-cell office:value-type="float" office:value="625">
            <text:p>625</text:p>
          </table:table-cell>
          <table:table-cell office:value-type="string">
            <text:p>Lolly</text:p>
          </table:table-cell>
          <table:table-cell office:value-type="string">
            <text:p>Tixall</text:p>
          </table:table-cell>
          <table:table-cell office:value-type="string">
            <text:p>ltixallhc@spotify.com</text:p>
          </table:table-cell>
          <table:table-cell office:value-type="string">
            <text:p>Female</text:p>
          </table:table-cell>
          <table:table-cell office:value-type="string">
            <text:p>73.53.153.236</text:p>
          </table:table-cell>
          <table:table-cell table:number-columns-repeated="2"/>
        </table:table-row>
        <table:table-row table:style-name="ro1">
          <table:table-cell office:value-type="float" office:value="626">
            <text:p>626</text:p>
          </table:table-cell>
          <table:table-cell office:value-type="string">
            <text:p>Gottfried</text:p>
          </table:table-cell>
          <table:table-cell office:value-type="string">
            <text:p>Haquard</text:p>
          </table:table-cell>
          <table:table-cell office:value-type="string">
            <text:p>ghaquardhd@hhs.gov</text:p>
          </table:table-cell>
          <table:table-cell office:value-type="string">
            <text:p>Male</text:p>
          </table:table-cell>
          <table:table-cell office:value-type="string">
            <text:p>223.18.219.178</text:p>
          </table:table-cell>
          <table:table-cell table:number-columns-repeated="2"/>
        </table:table-row>
        <table:table-row table:style-name="ro1">
          <table:table-cell office:value-type="float" office:value="627">
            <text:p>627</text:p>
          </table:table-cell>
          <table:table-cell office:value-type="string">
            <text:p>Augusto</text:p>
          </table:table-cell>
          <table:table-cell office:value-type="string">
            <text:p>Sherwyn</text:p>
          </table:table-cell>
          <table:table-cell office:value-type="string">
            <text:p>asherwynhe@msn.com</text:p>
          </table:table-cell>
          <table:table-cell office:value-type="string">
            <text:p>Male</text:p>
          </table:table-cell>
          <table:table-cell office:value-type="string">
            <text:p>183.102.205.145</text:p>
          </table:table-cell>
          <table:table-cell table:number-columns-repeated="2"/>
        </table:table-row>
        <table:table-row table:style-name="ro1">
          <table:table-cell office:value-type="float" office:value="628">
            <text:p>628</text:p>
          </table:table-cell>
          <table:table-cell office:value-type="string">
            <text:p>Rhody</text:p>
          </table:table-cell>
          <table:table-cell office:value-type="string">
            <text:p>McInnery</text:p>
          </table:table-cell>
          <table:table-cell office:value-type="string">
            <text:p>rmcinneryhf@comcast.net</text:p>
          </table:table-cell>
          <table:table-cell office:value-type="string">
            <text:p>Female</text:p>
          </table:table-cell>
          <table:table-cell office:value-type="string">
            <text:p>23.45.76.67</text:p>
          </table:table-cell>
          <table:table-cell table:number-columns-repeated="2"/>
        </table:table-row>
        <table:table-row table:style-name="ro1">
          <table:table-cell office:value-type="float" office:value="629">
            <text:p>629</text:p>
          </table:table-cell>
          <table:table-cell office:value-type="string">
            <text:p>Stephenie</text:p>
          </table:table-cell>
          <table:table-cell office:value-type="string">
            <text:p>Casel</text:p>
          </table:table-cell>
          <table:table-cell office:value-type="string">
            <text:p>scaselhg@disqus.com</text:p>
          </table:table-cell>
          <table:table-cell office:value-type="string">
            <text:p>Female</text:p>
          </table:table-cell>
          <table:table-cell office:value-type="string">
            <text:p>47.240.23.69</text:p>
          </table:table-cell>
          <table:table-cell table:number-columns-repeated="2"/>
        </table:table-row>
        <table:table-row table:style-name="ro1">
          <table:table-cell office:value-type="float" office:value="630">
            <text:p>630</text:p>
          </table:table-cell>
          <table:table-cell office:value-type="string">
            <text:p>Lilian</text:p>
          </table:table-cell>
          <table:table-cell office:value-type="string">
            <text:p>Quinnette</text:p>
          </table:table-cell>
          <table:table-cell office:value-type="string">
            <text:p>lquinnettehh@myspace.com</text:p>
          </table:table-cell>
          <table:table-cell office:value-type="string">
            <text:p>Female</text:p>
          </table:table-cell>
          <table:table-cell office:value-type="string">
            <text:p>193.44.137.132</text:p>
          </table:table-cell>
          <table:table-cell table:number-columns-repeated="2"/>
        </table:table-row>
        <table:table-row table:style-name="ro1">
          <table:table-cell office:value-type="float" office:value="631">
            <text:p>631</text:p>
          </table:table-cell>
          <table:table-cell office:value-type="string">
            <text:p>Trip</text:p>
          </table:table-cell>
          <table:table-cell office:value-type="string">
            <text:p>Cree</text:p>
          </table:table-cell>
          <table:table-cell office:value-type="string">
            <text:p>tcreehi@sourceforge.net</text:p>
          </table:table-cell>
          <table:table-cell office:value-type="string">
            <text:p>Male</text:p>
          </table:table-cell>
          <table:table-cell office:value-type="string">
            <text:p>97.7.142.53</text:p>
          </table:table-cell>
          <table:table-cell table:number-columns-repeated="2"/>
        </table:table-row>
        <table:table-row table:style-name="ro1">
          <table:table-cell office:value-type="float" office:value="632">
            <text:p>632</text:p>
          </table:table-cell>
          <table:table-cell office:value-type="string">
            <text:p>Judas</text:p>
          </table:table-cell>
          <table:table-cell office:value-type="string">
            <text:p>Johanchon</text:p>
          </table:table-cell>
          <table:table-cell office:value-type="string">
            <text:p>jjohanchonhj@meetup.com</text:p>
          </table:table-cell>
          <table:table-cell office:value-type="string">
            <text:p>Male</text:p>
          </table:table-cell>
          <table:table-cell office:value-type="string">
            <text:p>139.3.143.246</text:p>
          </table:table-cell>
          <table:table-cell table:number-columns-repeated="2"/>
        </table:table-row>
        <table:table-row table:style-name="ro1">
          <table:table-cell office:value-type="float" office:value="633">
            <text:p>633</text:p>
          </table:table-cell>
          <table:table-cell office:value-type="string">
            <text:p>Rick</text:p>
          </table:table-cell>
          <table:table-cell office:value-type="string">
            <text:p>Mattinson</text:p>
          </table:table-cell>
          <table:table-cell office:value-type="string">
            <text:p>rmattinsonhk@fc2.com</text:p>
          </table:table-cell>
          <table:table-cell office:value-type="string">
            <text:p>Male</text:p>
          </table:table-cell>
          <table:table-cell office:value-type="string">
            <text:p>20.134.25.38</text:p>
          </table:table-cell>
          <table:table-cell table:number-columns-repeated="2"/>
        </table:table-row>
        <table:table-row table:style-name="ro1">
          <table:table-cell office:value-type="float" office:value="634">
            <text:p>634</text:p>
          </table:table-cell>
          <table:table-cell office:value-type="string">
            <text:p>Worthy</text:p>
          </table:table-cell>
          <table:table-cell office:value-type="string">
            <text:p>Noddle</text:p>
          </table:table-cell>
          <table:table-cell office:value-type="string">
            <text:p>wnoddlehl@vistaprint.com</text:p>
          </table:table-cell>
          <table:table-cell office:value-type="string">
            <text:p>Male</text:p>
          </table:table-cell>
          <table:table-cell office:value-type="string">
            <text:p>204.212.108.94</text:p>
          </table:table-cell>
          <table:table-cell table:number-columns-repeated="2"/>
        </table:table-row>
        <table:table-row table:style-name="ro1">
          <table:table-cell office:value-type="float" office:value="635">
            <text:p>635</text:p>
          </table:table-cell>
          <table:table-cell office:value-type="string">
            <text:p>Vaughn</text:p>
          </table:table-cell>
          <table:table-cell office:value-type="string">
            <text:p>Kosiada</text:p>
          </table:table-cell>
          <table:table-cell office:value-type="string">
            <text:p>vkosiadahm@webmd.com</text:p>
          </table:table-cell>
          <table:table-cell office:value-type="string">
            <text:p>Male</text:p>
          </table:table-cell>
          <table:table-cell office:value-type="string">
            <text:p>62.194.73.2</text:p>
          </table:table-cell>
          <table:table-cell table:number-columns-repeated="2"/>
        </table:table-row>
        <table:table-row table:style-name="ro1">
          <table:table-cell office:value-type="float" office:value="636">
            <text:p>636</text:p>
          </table:table-cell>
          <table:table-cell office:value-type="string">
            <text:p>Elnora</text:p>
          </table:table-cell>
          <table:table-cell office:value-type="string">
            <text:p>Cockling</text:p>
          </table:table-cell>
          <table:table-cell office:value-type="string">
            <text:p>ecocklinghn@huffingtonpost.com</text:p>
          </table:table-cell>
          <table:table-cell office:value-type="string">
            <text:p>Female</text:p>
          </table:table-cell>
          <table:table-cell office:value-type="string">
            <text:p>143.90.36.106</text:p>
          </table:table-cell>
          <table:table-cell table:number-columns-repeated="2"/>
        </table:table-row>
        <table:table-row table:style-name="ro1">
          <table:table-cell office:value-type="float" office:value="637">
            <text:p>637</text:p>
          </table:table-cell>
          <table:table-cell office:value-type="string">
            <text:p>Annabella</text:p>
          </table:table-cell>
          <table:table-cell office:value-type="string">
            <text:p>Ackred</text:p>
          </table:table-cell>
          <table:table-cell office:value-type="string">
            <text:p>aackredho@sphinn.com</text:p>
          </table:table-cell>
          <table:table-cell office:value-type="string">
            <text:p>Female</text:p>
          </table:table-cell>
          <table:table-cell office:value-type="string">
            <text:p>244.118.203.213</text:p>
          </table:table-cell>
          <table:table-cell table:number-columns-repeated="2"/>
        </table:table-row>
        <table:table-row table:style-name="ro1">
          <table:table-cell office:value-type="float" office:value="638">
            <text:p>638</text:p>
          </table:table-cell>
          <table:table-cell office:value-type="string">
            <text:p>Morie</text:p>
          </table:table-cell>
          <table:table-cell office:value-type="string">
            <text:p>Neame</text:p>
          </table:table-cell>
          <table:table-cell office:value-type="string">
            <text:p>mneamehp@businesswire.com</text:p>
          </table:table-cell>
          <table:table-cell office:value-type="string">
            <text:p>Male</text:p>
          </table:table-cell>
          <table:table-cell office:value-type="string">
            <text:p>28.24.180.180</text:p>
          </table:table-cell>
          <table:table-cell table:number-columns-repeated="2"/>
        </table:table-row>
        <table:table-row table:style-name="ro1">
          <table:table-cell office:value-type="float" office:value="639">
            <text:p>639</text:p>
          </table:table-cell>
          <table:table-cell office:value-type="string">
            <text:p>Ellswerth</text:p>
          </table:table-cell>
          <table:table-cell office:value-type="string">
            <text:p>Abramovic</text:p>
          </table:table-cell>
          <table:table-cell office:value-type="string">
            <text:p>eabramovichq@barnesandnoble.com</text:p>
          </table:table-cell>
          <table:table-cell office:value-type="string">
            <text:p>Male</text:p>
          </table:table-cell>
          <table:table-cell office:value-type="string">
            <text:p>165.34.136.97</text:p>
          </table:table-cell>
          <table:table-cell table:number-columns-repeated="2"/>
        </table:table-row>
        <table:table-row table:style-name="ro1">
          <table:table-cell office:value-type="float" office:value="640">
            <text:p>640</text:p>
          </table:table-cell>
          <table:table-cell office:value-type="string">
            <text:p>Cherise</text:p>
          </table:table-cell>
          <table:table-cell office:value-type="string">
            <text:p>Esselen</text:p>
          </table:table-cell>
          <table:table-cell office:value-type="string">
            <text:p>cesselenhr@jigsy.com</text:p>
          </table:table-cell>
          <table:table-cell office:value-type="string">
            <text:p>Female</text:p>
          </table:table-cell>
          <table:table-cell office:value-type="string">
            <text:p>118.47.152.123</text:p>
          </table:table-cell>
          <table:table-cell table:number-columns-repeated="2"/>
        </table:table-row>
        <table:table-row table:style-name="ro1">
          <table:table-cell office:value-type="float" office:value="641">
            <text:p>641</text:p>
          </table:table-cell>
          <table:table-cell office:value-type="string">
            <text:p>Josefa</text:p>
          </table:table-cell>
          <table:table-cell office:value-type="string">
            <text:p>Athelstan</text:p>
          </table:table-cell>
          <table:table-cell office:value-type="string">
            <text:p>jathelstanhs@meetup.com</text:p>
          </table:table-cell>
          <table:table-cell office:value-type="string">
            <text:p>Female</text:p>
          </table:table-cell>
          <table:table-cell office:value-type="string">
            <text:p>28.95.161.219</text:p>
          </table:table-cell>
          <table:table-cell table:number-columns-repeated="2"/>
        </table:table-row>
        <table:table-row table:style-name="ro1">
          <table:table-cell office:value-type="float" office:value="642">
            <text:p>642</text:p>
          </table:table-cell>
          <table:table-cell office:value-type="string">
            <text:p>Casi</text:p>
          </table:table-cell>
          <table:table-cell office:value-type="string">
            <text:p>Shackelton</text:p>
          </table:table-cell>
          <table:table-cell office:value-type="string">
            <text:p>cshackeltonht@ted.com</text:p>
          </table:table-cell>
          <table:table-cell office:value-type="string">
            <text:p>Female</text:p>
          </table:table-cell>
          <table:table-cell office:value-type="string">
            <text:p>189.118.199.56</text:p>
          </table:table-cell>
          <table:table-cell table:number-columns-repeated="2"/>
        </table:table-row>
        <table:table-row table:style-name="ro1">
          <table:table-cell office:value-type="float" office:value="643">
            <text:p>643</text:p>
          </table:table-cell>
          <table:table-cell office:value-type="string">
            <text:p>Zeb</text:p>
          </table:table-cell>
          <table:table-cell office:value-type="string">
            <text:p>Farreil</text:p>
          </table:table-cell>
          <table:table-cell office:value-type="string">
            <text:p>zfarreilhu@craigslist.org</text:p>
          </table:table-cell>
          <table:table-cell office:value-type="string">
            <text:p>Male</text:p>
          </table:table-cell>
          <table:table-cell office:value-type="string">
            <text:p>121.140.167.145</text:p>
          </table:table-cell>
          <table:table-cell table:number-columns-repeated="2"/>
        </table:table-row>
        <table:table-row table:style-name="ro1">
          <table:table-cell office:value-type="float" office:value="644">
            <text:p>644</text:p>
          </table:table-cell>
          <table:table-cell office:value-type="string">
            <text:p>Theressa</text:p>
          </table:table-cell>
          <table:table-cell office:value-type="string">
            <text:p>Garland</text:p>
          </table:table-cell>
          <table:table-cell office:value-type="string">
            <text:p>tgarlandhv@omniture.com</text:p>
          </table:table-cell>
          <table:table-cell office:value-type="string">
            <text:p>Female</text:p>
          </table:table-cell>
          <table:table-cell office:value-type="string">
            <text:p>35.164.229.208</text:p>
          </table:table-cell>
          <table:table-cell table:number-columns-repeated="2"/>
        </table:table-row>
        <table:table-row table:style-name="ro1">
          <table:table-cell office:value-type="float" office:value="645">
            <text:p>645</text:p>
          </table:table-cell>
          <table:table-cell office:value-type="string">
            <text:p>Angil</text:p>
          </table:table-cell>
          <table:table-cell office:value-type="string">
            <text:p>Letterick</text:p>
          </table:table-cell>
          <table:table-cell office:value-type="string">
            <text:p>aletterickhw@theglobeandmail.com</text:p>
          </table:table-cell>
          <table:table-cell office:value-type="string">
            <text:p>Female</text:p>
          </table:table-cell>
          <table:table-cell office:value-type="string">
            <text:p>249.253.96.33</text:p>
          </table:table-cell>
          <table:table-cell table:number-columns-repeated="2"/>
        </table:table-row>
        <table:table-row table:style-name="ro1">
          <table:table-cell office:value-type="float" office:value="646">
            <text:p>646</text:p>
          </table:table-cell>
          <table:table-cell office:value-type="string">
            <text:p>Zabrina</text:p>
          </table:table-cell>
          <table:table-cell office:value-type="string">
            <text:p>Kinavan</text:p>
          </table:table-cell>
          <table:table-cell office:value-type="string">
            <text:p>zkinavanhx@histats.com</text:p>
          </table:table-cell>
          <table:table-cell office:value-type="string">
            <text:p>Female</text:p>
          </table:table-cell>
          <table:table-cell office:value-type="string">
            <text:p>105.53.173.138</text:p>
          </table:table-cell>
          <table:table-cell table:number-columns-repeated="2"/>
        </table:table-row>
        <table:table-row table:style-name="ro1">
          <table:table-cell office:value-type="float" office:value="647">
            <text:p>647</text:p>
          </table:table-cell>
          <table:table-cell office:value-type="string">
            <text:p>August</text:p>
          </table:table-cell>
          <table:table-cell office:value-type="string">
            <text:p>Cotherill</text:p>
          </table:table-cell>
          <table:table-cell office:value-type="string">
            <text:p>acotherillhy@ehow.com</text:p>
          </table:table-cell>
          <table:table-cell office:value-type="string">
            <text:p>Male</text:p>
          </table:table-cell>
          <table:table-cell office:value-type="string">
            <text:p>75.153.109.180</text:p>
          </table:table-cell>
          <table:table-cell table:number-columns-repeated="2"/>
        </table:table-row>
        <table:table-row table:style-name="ro1">
          <table:table-cell office:value-type="float" office:value="648">
            <text:p>648</text:p>
          </table:table-cell>
          <table:table-cell office:value-type="string">
            <text:p>Arte</text:p>
          </table:table-cell>
          <table:table-cell office:value-type="string">
            <text:p>Dumbrall</text:p>
          </table:table-cell>
          <table:table-cell office:value-type="string">
            <text:p>adumbrallhz@shareasale.com</text:p>
          </table:table-cell>
          <table:table-cell office:value-type="string">
            <text:p>Male</text:p>
          </table:table-cell>
          <table:table-cell office:value-type="string">
            <text:p>24.50.189.135</text:p>
          </table:table-cell>
          <table:table-cell table:number-columns-repeated="2"/>
        </table:table-row>
        <table:table-row table:style-name="ro1">
          <table:table-cell office:value-type="float" office:value="649">
            <text:p>649</text:p>
          </table:table-cell>
          <table:table-cell office:value-type="string">
            <text:p>Dinny</text:p>
          </table:table-cell>
          <table:table-cell office:value-type="string">
            <text:p>Rubbert</text:p>
          </table:table-cell>
          <table:table-cell office:value-type="string">
            <text:p>drubberti0@jigsy.com</text:p>
          </table:table-cell>
          <table:table-cell office:value-type="string">
            <text:p>Female</text:p>
          </table:table-cell>
          <table:table-cell office:value-type="string">
            <text:p>225.79.13.91</text:p>
          </table:table-cell>
          <table:table-cell table:number-columns-repeated="2"/>
        </table:table-row>
        <table:table-row table:style-name="ro1">
          <table:table-cell office:value-type="float" office:value="650">
            <text:p>650</text:p>
          </table:table-cell>
          <table:table-cell office:value-type="string">
            <text:p>Kristofor</text:p>
          </table:table-cell>
          <table:table-cell office:value-type="string">
            <text:p>Simmers</text:p>
          </table:table-cell>
          <table:table-cell office:value-type="string">
            <text:p>ksimmersi1@forbes.com</text:p>
          </table:table-cell>
          <table:table-cell office:value-type="string">
            <text:p>Male</text:p>
          </table:table-cell>
          <table:table-cell office:value-type="string">
            <text:p>54.20.59.87</text:p>
          </table:table-cell>
          <table:table-cell table:number-columns-repeated="2"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Arty</text:p>
          </table:table-cell>
          <table:table-cell office:value-type="string">
            <text:p>Jobbings</text:p>
          </table:table-cell>
          <table:table-cell office:value-type="string">
            <text:p>ajobbingsi2@yahoo.com</text:p>
          </table:table-cell>
          <table:table-cell office:value-type="string">
            <text:p>Male</text:p>
          </table:table-cell>
          <table:table-cell office:value-type="string">
            <text:p>112.144.29.224</text:p>
          </table:table-cell>
          <table:table-cell table:number-columns-repeated="2"/>
        </table:table-row>
        <table:table-row table:style-name="ro1">
          <table:table-cell office:value-type="float" office:value="652">
            <text:p>652</text:p>
          </table:table-cell>
          <table:table-cell office:value-type="string">
            <text:p>Ferguson</text:p>
          </table:table-cell>
          <table:table-cell office:value-type="string">
            <text:p>MacVanamy</text:p>
          </table:table-cell>
          <table:table-cell office:value-type="string">
            <text:p>fmacvanamyi3@cafepress.com</text:p>
          </table:table-cell>
          <table:table-cell office:value-type="string">
            <text:p>Male</text:p>
          </table:table-cell>
          <table:table-cell office:value-type="string">
            <text:p>143.237.221.79</text:p>
          </table:table-cell>
          <table:table-cell table:number-columns-repeated="2"/>
        </table:table-row>
        <table:table-row table:style-name="ro1">
          <table:table-cell office:value-type="float" office:value="653">
            <text:p>653</text:p>
          </table:table-cell>
          <table:table-cell office:value-type="string">
            <text:p>Jobi</text:p>
          </table:table-cell>
          <table:table-cell office:value-type="string">
            <text:p>Hawkshaw</text:p>
          </table:table-cell>
          <table:table-cell office:value-type="string">
            <text:p>jhawkshawi4@networkadvertising.org</text:p>
          </table:table-cell>
          <table:table-cell office:value-type="string">
            <text:p>Female</text:p>
          </table:table-cell>
          <table:table-cell office:value-type="string">
            <text:p>37.255.233.92</text:p>
          </table:table-cell>
          <table:table-cell table:number-columns-repeated="2"/>
        </table:table-row>
        <table:table-row table:style-name="ro1">
          <table:table-cell office:value-type="float" office:value="654">
            <text:p>654</text:p>
          </table:table-cell>
          <table:table-cell office:value-type="string">
            <text:p>Dominick</text:p>
          </table:table-cell>
          <table:table-cell office:value-type="string">
            <text:p>Chimienti</text:p>
          </table:table-cell>
          <table:table-cell office:value-type="string">
            <text:p>dchimientii5@newyorker.com</text:p>
          </table:table-cell>
          <table:table-cell office:value-type="string">
            <text:p>Male</text:p>
          </table:table-cell>
          <table:table-cell office:value-type="string">
            <text:p>102.188.118.253</text:p>
          </table:table-cell>
          <table:table-cell table:number-columns-repeated="2"/>
        </table:table-row>
        <table:table-row table:style-name="ro1">
          <table:table-cell office:value-type="float" office:value="655">
            <text:p>655</text:p>
          </table:table-cell>
          <table:table-cell office:value-type="string">
            <text:p>Norbie</text:p>
          </table:table-cell>
          <table:table-cell office:value-type="string">
            <text:p>Clayton</text:p>
          </table:table-cell>
          <table:table-cell office:value-type="string">
            <text:p>nclaytoni6@privacy.gov.au</text:p>
          </table:table-cell>
          <table:table-cell office:value-type="string">
            <text:p>Male</text:p>
          </table:table-cell>
          <table:table-cell office:value-type="string">
            <text:p>150.99.7.88</text:p>
          </table:table-cell>
          <table:table-cell table:number-columns-repeated="2"/>
        </table:table-row>
        <table:table-row table:style-name="ro1">
          <table:table-cell office:value-type="float" office:value="656">
            <text:p>656</text:p>
          </table:table-cell>
          <table:table-cell office:value-type="string">
            <text:p>Billy</text:p>
          </table:table-cell>
          <table:table-cell office:value-type="string">
            <text:p>Jardine</text:p>
          </table:table-cell>
          <table:table-cell office:value-type="string">
            <text:p>bjardinei7@amazon.co.uk</text:p>
          </table:table-cell>
          <table:table-cell office:value-type="string">
            <text:p>Female</text:p>
          </table:table-cell>
          <table:table-cell office:value-type="string">
            <text:p>117.241.228.67</text:p>
          </table:table-cell>
          <table:table-cell table:number-columns-repeated="2"/>
        </table:table-row>
        <table:table-row table:style-name="ro1">
          <table:table-cell office:value-type="float" office:value="657">
            <text:p>657</text:p>
          </table:table-cell>
          <table:table-cell office:value-type="string">
            <text:p>Ofelia</text:p>
          </table:table-cell>
          <table:table-cell office:value-type="string">
            <text:p>Kuscha</text:p>
          </table:table-cell>
          <table:table-cell office:value-type="string">
            <text:p>okuschai8@huffingtonpost.com</text:p>
          </table:table-cell>
          <table:table-cell office:value-type="string">
            <text:p>Female</text:p>
          </table:table-cell>
          <table:table-cell office:value-type="string">
            <text:p>253.134.217.58</text:p>
          </table:table-cell>
          <table:table-cell table:number-columns-repeated="2"/>
        </table:table-row>
        <table:table-row table:style-name="ro1">
          <table:table-cell office:value-type="float" office:value="658">
            <text:p>658</text:p>
          </table:table-cell>
          <table:table-cell office:value-type="string">
            <text:p>Sullivan</text:p>
          </table:table-cell>
          <table:table-cell office:value-type="string">
            <text:p>Hubbins</text:p>
          </table:table-cell>
          <table:table-cell office:value-type="string">
            <text:p>shubbinsi9@posterous.com</text:p>
          </table:table-cell>
          <table:table-cell office:value-type="string">
            <text:p>Male</text:p>
          </table:table-cell>
          <table:table-cell office:value-type="string">
            <text:p>39.80.201.108</text:p>
          </table:table-cell>
          <table:table-cell table:number-columns-repeated="2"/>
        </table:table-row>
        <table:table-row table:style-name="ro1">
          <table:table-cell office:value-type="float" office:value="659">
            <text:p>659</text:p>
          </table:table-cell>
          <table:table-cell office:value-type="string">
            <text:p>Constanta</text:p>
          </table:table-cell>
          <table:table-cell office:value-type="string">
            <text:p>Checketts</text:p>
          </table:table-cell>
          <table:table-cell office:value-type="string">
            <text:p>ccheckettsia@bravesites.com</text:p>
          </table:table-cell>
          <table:table-cell office:value-type="string">
            <text:p>Female</text:p>
          </table:table-cell>
          <table:table-cell office:value-type="string">
            <text:p>32.158.4.65</text:p>
          </table:table-cell>
          <table:table-cell table:number-columns-repeated="2"/>
        </table:table-row>
        <table:table-row table:style-name="ro1">
          <table:table-cell office:value-type="float" office:value="660">
            <text:p>660</text:p>
          </table:table-cell>
          <table:table-cell office:value-type="string">
            <text:p>Sherman</text:p>
          </table:table-cell>
          <table:table-cell office:value-type="string">
            <text:p>Swatten</text:p>
          </table:table-cell>
          <table:table-cell office:value-type="string">
            <text:p>sswattenib@cnet.com</text:p>
          </table:table-cell>
          <table:table-cell office:value-type="string">
            <text:p>Male</text:p>
          </table:table-cell>
          <table:table-cell office:value-type="string">
            <text:p>221.107.115.143</text:p>
          </table:table-cell>
          <table:table-cell table:number-columns-repeated="2"/>
        </table:table-row>
        <table:table-row table:style-name="ro1">
          <table:table-cell office:value-type="float" office:value="661">
            <text:p>661</text:p>
          </table:table-cell>
          <table:table-cell office:value-type="string">
            <text:p>Laura</text:p>
          </table:table-cell>
          <table:table-cell office:value-type="string">
            <text:p>Howchin</text:p>
          </table:table-cell>
          <table:table-cell office:value-type="string">
            <text:p>lhowchinic@histats.com</text:p>
          </table:table-cell>
          <table:table-cell office:value-type="string">
            <text:p>Female</text:p>
          </table:table-cell>
          <table:table-cell office:value-type="string">
            <text:p>149.30.138.48</text:p>
          </table:table-cell>
          <table:table-cell table:number-columns-repeated="2"/>
        </table:table-row>
        <table:table-row table:style-name="ro1">
          <table:table-cell office:value-type="float" office:value="662">
            <text:p>662</text:p>
          </table:table-cell>
          <table:table-cell office:value-type="string">
            <text:p>Armstrong</text:p>
          </table:table-cell>
          <table:table-cell office:value-type="string">
            <text:p>Osment</text:p>
          </table:table-cell>
          <table:table-cell office:value-type="string">
            <text:p>aosmentid@theglobeandmail.com</text:p>
          </table:table-cell>
          <table:table-cell office:value-type="string">
            <text:p>Male</text:p>
          </table:table-cell>
          <table:table-cell office:value-type="string">
            <text:p>214.140.48.68</text:p>
          </table:table-cell>
          <table:table-cell table:number-columns-repeated="2"/>
        </table:table-row>
        <table:table-row table:style-name="ro1">
          <table:table-cell office:value-type="float" office:value="663">
            <text:p>663</text:p>
          </table:table-cell>
          <table:table-cell office:value-type="string">
            <text:p>Marylee</text:p>
          </table:table-cell>
          <table:table-cell office:value-type="string">
            <text:p>Bullivant</text:p>
          </table:table-cell>
          <table:table-cell office:value-type="string">
            <text:p>mbullivantie@wiley.com</text:p>
          </table:table-cell>
          <table:table-cell office:value-type="string">
            <text:p>Female</text:p>
          </table:table-cell>
          <table:table-cell office:value-type="string">
            <text:p>44.190.67.56</text:p>
          </table:table-cell>
          <table:table-cell table:number-columns-repeated="2"/>
        </table:table-row>
        <table:table-row table:style-name="ro1">
          <table:table-cell office:value-type="float" office:value="664">
            <text:p>664</text:p>
          </table:table-cell>
          <table:table-cell office:value-type="string">
            <text:p>Loren</text:p>
          </table:table-cell>
          <table:table-cell office:value-type="string">
            <text:p>Josham</text:p>
          </table:table-cell>
          <table:table-cell office:value-type="string">
            <text:p>ljoshamif@yolasite.com</text:p>
          </table:table-cell>
          <table:table-cell office:value-type="string">
            <text:p>Female</text:p>
          </table:table-cell>
          <table:table-cell office:value-type="string">
            <text:p>246.120.76.194</text:p>
          </table:table-cell>
          <table:table-cell table:number-columns-repeated="2"/>
        </table:table-row>
        <table:table-row table:style-name="ro1">
          <table:table-cell office:value-type="float" office:value="665">
            <text:p>665</text:p>
          </table:table-cell>
          <table:table-cell office:value-type="string">
            <text:p>Ewen</text:p>
          </table:table-cell>
          <table:table-cell office:value-type="string">
            <text:p>Pollok</text:p>
          </table:table-cell>
          <table:table-cell office:value-type="string">
            <text:p>epollokig@networksolutions.com</text:p>
          </table:table-cell>
          <table:table-cell office:value-type="string">
            <text:p>Male</text:p>
          </table:table-cell>
          <table:table-cell office:value-type="string">
            <text:p>57.31.164.231</text:p>
          </table:table-cell>
          <table:table-cell table:number-columns-repeated="2"/>
        </table:table-row>
        <table:table-row table:style-name="ro1">
          <table:table-cell office:value-type="float" office:value="666">
            <text:p>666</text:p>
          </table:table-cell>
          <table:table-cell office:value-type="string">
            <text:p>Kai</text:p>
          </table:table-cell>
          <table:table-cell office:value-type="string">
            <text:p>Shapland</text:p>
          </table:table-cell>
          <table:table-cell office:value-type="string">
            <text:p>kshaplandih@woothemes.com</text:p>
          </table:table-cell>
          <table:table-cell office:value-type="string">
            <text:p>Female</text:p>
          </table:table-cell>
          <table:table-cell office:value-type="string">
            <text:p>56.191.80.119</text:p>
          </table:table-cell>
          <table:table-cell table:number-columns-repeated="2"/>
        </table:table-row>
        <table:table-row table:style-name="ro1">
          <table:table-cell office:value-type="float" office:value="667">
            <text:p>667</text:p>
          </table:table-cell>
          <table:table-cell office:value-type="string">
            <text:p>Taffy</text:p>
          </table:table-cell>
          <table:table-cell office:value-type="string">
            <text:p>Kann</text:p>
          </table:table-cell>
          <table:table-cell office:value-type="string">
            <text:p>tkannii@blogspot.com</text:p>
          </table:table-cell>
          <table:table-cell office:value-type="string">
            <text:p>Female</text:p>
          </table:table-cell>
          <table:table-cell office:value-type="string">
            <text:p>87.158.80.250</text:p>
          </table:table-cell>
          <table:table-cell table:number-columns-repeated="2"/>
        </table:table-row>
        <table:table-row table:style-name="ro1">
          <table:table-cell office:value-type="float" office:value="668">
            <text:p>668</text:p>
          </table:table-cell>
          <table:table-cell office:value-type="string">
            <text:p>Tobi</text:p>
          </table:table-cell>
          <table:table-cell office:value-type="string">
            <text:p>Sumers</text:p>
          </table:table-cell>
          <table:table-cell office:value-type="string">
            <text:p>tsumersij@tiny.cc</text:p>
          </table:table-cell>
          <table:table-cell office:value-type="string">
            <text:p>Female</text:p>
          </table:table-cell>
          <table:table-cell office:value-type="string">
            <text:p>34.127.145.190</text:p>
          </table:table-cell>
          <table:table-cell table:number-columns-repeated="2"/>
        </table:table-row>
        <table:table-row table:style-name="ro1">
          <table:table-cell office:value-type="float" office:value="669">
            <text:p>669</text:p>
          </table:table-cell>
          <table:table-cell office:value-type="string">
            <text:p>Georgianne</text:p>
          </table:table-cell>
          <table:table-cell office:value-type="string">
            <text:p>Hugonin</text:p>
          </table:table-cell>
          <table:table-cell office:value-type="string">
            <text:p>ghugoninik@newsvine.com</text:p>
          </table:table-cell>
          <table:table-cell office:value-type="string">
            <text:p>Female</text:p>
          </table:table-cell>
          <table:table-cell office:value-type="string">
            <text:p>25.131.229.236</text:p>
          </table:table-cell>
          <table:table-cell table:number-columns-repeated="2"/>
        </table:table-row>
        <table:table-row table:style-name="ro1">
          <table:table-cell office:value-type="float" office:value="670">
            <text:p>670</text:p>
          </table:table-cell>
          <table:table-cell office:value-type="string">
            <text:p>Consuelo</text:p>
          </table:table-cell>
          <table:table-cell office:value-type="string">
            <text:p>Pepall</text:p>
          </table:table-cell>
          <table:table-cell office:value-type="string">
            <text:p>cpepallil@bloomberg.com</text:p>
          </table:table-cell>
          <table:table-cell office:value-type="string">
            <text:p>Female</text:p>
          </table:table-cell>
          <table:table-cell office:value-type="string">
            <text:p>74.94.134.49</text:p>
          </table:table-cell>
          <table:table-cell table:number-columns-repeated="2"/>
        </table:table-row>
        <table:table-row table:style-name="ro1">
          <table:table-cell office:value-type="float" office:value="671">
            <text:p>671</text:p>
          </table:table-cell>
          <table:table-cell office:value-type="string">
            <text:p>Maxim</text:p>
          </table:table-cell>
          <table:table-cell office:value-type="string">
            <text:p>Yellowley</text:p>
          </table:table-cell>
          <table:table-cell office:value-type="string">
            <text:p>myellowleyim@sakura.ne.jp</text:p>
          </table:table-cell>
          <table:table-cell office:value-type="string">
            <text:p>Male</text:p>
          </table:table-cell>
          <table:table-cell office:value-type="string">
            <text:p>16.188.241.238</text:p>
          </table:table-cell>
          <table:table-cell table:number-columns-repeated="2"/>
        </table:table-row>
        <table:table-row table:style-name="ro1">
          <table:table-cell office:value-type="float" office:value="672">
            <text:p>672</text:p>
          </table:table-cell>
          <table:table-cell office:value-type="string">
            <text:p>Vivi</text:p>
          </table:table-cell>
          <table:table-cell office:value-type="string">
            <text:p>Caunt</text:p>
          </table:table-cell>
          <table:table-cell office:value-type="string">
            <text:p>vcauntin@wp.com</text:p>
          </table:table-cell>
          <table:table-cell office:value-type="string">
            <text:p>Female</text:p>
          </table:table-cell>
          <table:table-cell office:value-type="string">
            <text:p>248.123.75.170</text:p>
          </table:table-cell>
          <table:table-cell table:number-columns-repeated="2"/>
        </table:table-row>
        <table:table-row table:style-name="ro1">
          <table:table-cell office:value-type="float" office:value="673">
            <text:p>673</text:p>
          </table:table-cell>
          <table:table-cell office:value-type="string">
            <text:p>Anette</text:p>
          </table:table-cell>
          <table:table-cell office:value-type="string">
            <text:p>Peppard</text:p>
          </table:table-cell>
          <table:table-cell office:value-type="string">
            <text:p>apeppardio@uol.com.br</text:p>
          </table:table-cell>
          <table:table-cell office:value-type="string">
            <text:p>Female</text:p>
          </table:table-cell>
          <table:table-cell office:value-type="string">
            <text:p>26.103.3.153</text:p>
          </table:table-cell>
          <table:table-cell table:number-columns-repeated="2"/>
        </table:table-row>
        <table:table-row table:style-name="ro1">
          <table:table-cell office:value-type="float" office:value="674">
            <text:p>674</text:p>
          </table:table-cell>
          <table:table-cell office:value-type="string">
            <text:p>Tuck</text:p>
          </table:table-cell>
          <table:table-cell office:value-type="string">
            <text:p>Yukhin</text:p>
          </table:table-cell>
          <table:table-cell office:value-type="string">
            <text:p>tyukhinip@cargocollective.com</text:p>
          </table:table-cell>
          <table:table-cell office:value-type="string">
            <text:p>Male</text:p>
          </table:table-cell>
          <table:table-cell office:value-type="string">
            <text:p>169.204.32.3</text:p>
          </table:table-cell>
          <table:table-cell table:number-columns-repeated="2"/>
        </table:table-row>
        <table:table-row table:style-name="ro1">
          <table:table-cell office:value-type="float" office:value="675">
            <text:p>675</text:p>
          </table:table-cell>
          <table:table-cell office:value-type="string">
            <text:p>Sandi</text:p>
          </table:table-cell>
          <table:table-cell office:value-type="string">
            <text:p>Hazley</text:p>
          </table:table-cell>
          <table:table-cell office:value-type="string">
            <text:p>shazleyiq@blogs.com</text:p>
          </table:table-cell>
          <table:table-cell office:value-type="string">
            <text:p>Female</text:p>
          </table:table-cell>
          <table:table-cell office:value-type="string">
            <text:p>75.171.216.236</text:p>
          </table:table-cell>
          <table:table-cell table:number-columns-repeated="2"/>
        </table:table-row>
        <table:table-row table:style-name="ro1">
          <table:table-cell office:value-type="float" office:value="676">
            <text:p>676</text:p>
          </table:table-cell>
          <table:table-cell office:value-type="string">
            <text:p>Kare</text:p>
          </table:table-cell>
          <table:table-cell office:value-type="string">
            <text:p>Yacob</text:p>
          </table:table-cell>
          <table:table-cell office:value-type="string">
            <text:p>kyacobir@meetup.com</text:p>
          </table:table-cell>
          <table:table-cell office:value-type="string">
            <text:p>Female</text:p>
          </table:table-cell>
          <table:table-cell office:value-type="string">
            <text:p>87.115.100.55</text:p>
          </table:table-cell>
          <table:table-cell table:number-columns-repeated="2"/>
        </table:table-row>
        <table:table-row table:style-name="ro1">
          <table:table-cell office:value-type="float" office:value="677">
            <text:p>677</text:p>
          </table:table-cell>
          <table:table-cell office:value-type="string">
            <text:p>Anne</text:p>
          </table:table-cell>
          <table:table-cell office:value-type="string">
            <text:p>Bascombe</text:p>
          </table:table-cell>
          <table:table-cell office:value-type="string">
            <text:p>abascombeis@mozilla.com</text:p>
          </table:table-cell>
          <table:table-cell office:value-type="string">
            <text:p>Female</text:p>
          </table:table-cell>
          <table:table-cell office:value-type="string">
            <text:p>73.254.52.24</text:p>
          </table:table-cell>
          <table:table-cell table:number-columns-repeated="2"/>
        </table:table-row>
        <table:table-row table:style-name="ro1">
          <table:table-cell office:value-type="float" office:value="678">
            <text:p>678</text:p>
          </table:table-cell>
          <table:table-cell office:value-type="string">
            <text:p>Bette</text:p>
          </table:table-cell>
          <table:table-cell office:value-type="string">
            <text:p>Blackbrough</text:p>
          </table:table-cell>
          <table:table-cell office:value-type="string">
            <text:p>bblackbroughit@ifeng.com</text:p>
          </table:table-cell>
          <table:table-cell office:value-type="string">
            <text:p>Female</text:p>
          </table:table-cell>
          <table:table-cell office:value-type="string">
            <text:p>132.115.155.73</text:p>
          </table:table-cell>
          <table:table-cell table:number-columns-repeated="2"/>
        </table:table-row>
        <table:table-row table:style-name="ro1">
          <table:table-cell office:value-type="float" office:value="679">
            <text:p>679</text:p>
          </table:table-cell>
          <table:table-cell office:value-type="string">
            <text:p>Essy</text:p>
          </table:table-cell>
          <table:table-cell office:value-type="string">
            <text:p>Awin</text:p>
          </table:table-cell>
          <table:table-cell office:value-type="string">
            <text:p>eawiniu@mlb.com</text:p>
          </table:table-cell>
          <table:table-cell office:value-type="string">
            <text:p>Female</text:p>
          </table:table-cell>
          <table:table-cell office:value-type="string">
            <text:p>112.56.103.186</text:p>
          </table:table-cell>
          <table:table-cell table:number-columns-repeated="2"/>
        </table:table-row>
        <table:table-row table:style-name="ro1">
          <table:table-cell office:value-type="float" office:value="680">
            <text:p>680</text:p>
          </table:table-cell>
          <table:table-cell office:value-type="string">
            <text:p>Katy</text:p>
          </table:table-cell>
          <table:table-cell office:value-type="string">
            <text:p>Stibbs</text:p>
          </table:table-cell>
          <table:table-cell office:value-type="string">
            <text:p>kstibbsiv@huffingtonpost.com</text:p>
          </table:table-cell>
          <table:table-cell office:value-type="string">
            <text:p>Female</text:p>
          </table:table-cell>
          <table:table-cell office:value-type="string">
            <text:p>57.65.152.58</text:p>
          </table:table-cell>
          <table:table-cell table:number-columns-repeated="2"/>
        </table:table-row>
        <table:table-row table:style-name="ro1">
          <table:table-cell office:value-type="float" office:value="681">
            <text:p>681</text:p>
          </table:table-cell>
          <table:table-cell office:value-type="string">
            <text:p>Karia</text:p>
          </table:table-cell>
          <table:table-cell office:value-type="string">
            <text:p>Gow</text:p>
          </table:table-cell>
          <table:table-cell office:value-type="string">
            <text:p>kgowiw@prnewswire.com</text:p>
          </table:table-cell>
          <table:table-cell office:value-type="string">
            <text:p>Female</text:p>
          </table:table-cell>
          <table:table-cell office:value-type="string">
            <text:p>194.109.175.23</text:p>
          </table:table-cell>
          <table:table-cell table:number-columns-repeated="2"/>
        </table:table-row>
        <table:table-row table:style-name="ro1">
          <table:table-cell office:value-type="float" office:value="682">
            <text:p>682</text:p>
          </table:table-cell>
          <table:table-cell office:value-type="string">
            <text:p>Olympia</text:p>
          </table:table-cell>
          <table:table-cell office:value-type="string">
            <text:p>Daniell</text:p>
          </table:table-cell>
          <table:table-cell office:value-type="string">
            <text:p>odaniellix@google.ru</text:p>
          </table:table-cell>
          <table:table-cell office:value-type="string">
            <text:p>Female</text:p>
          </table:table-cell>
          <table:table-cell office:value-type="string">
            <text:p>112.22.118.185</text:p>
          </table:table-cell>
          <table:table-cell table:number-columns-repeated="2"/>
        </table:table-row>
        <table:table-row table:style-name="ro1">
          <table:table-cell office:value-type="float" office:value="683">
            <text:p>683</text:p>
          </table:table-cell>
          <table:table-cell office:value-type="string">
            <text:p>Haven</text:p>
          </table:table-cell>
          <table:table-cell office:value-type="string">
            <text:p>Pidduck</text:p>
          </table:table-cell>
          <table:table-cell office:value-type="string">
            <text:p>hpidduckiy@house.gov</text:p>
          </table:table-cell>
          <table:table-cell office:value-type="string">
            <text:p>Male</text:p>
          </table:table-cell>
          <table:table-cell office:value-type="string">
            <text:p>208.44.193.186</text:p>
          </table:table-cell>
          <table:table-cell table:number-columns-repeated="2"/>
        </table:table-row>
        <table:table-row table:style-name="ro1">
          <table:table-cell office:value-type="float" office:value="684">
            <text:p>684</text:p>
          </table:table-cell>
          <table:table-cell office:value-type="string">
            <text:p>Umberto</text:p>
          </table:table-cell>
          <table:table-cell office:value-type="string">
            <text:p>Winfield</text:p>
          </table:table-cell>
          <table:table-cell office:value-type="string">
            <text:p>uwinfieldiz@oakley.com</text:p>
          </table:table-cell>
          <table:table-cell office:value-type="string">
            <text:p>Male</text:p>
          </table:table-cell>
          <table:table-cell office:value-type="string">
            <text:p>204.191.196.166</text:p>
          </table:table-cell>
          <table:table-cell table:number-columns-repeated="2"/>
        </table:table-row>
        <table:table-row table:style-name="ro1">
          <table:table-cell office:value-type="float" office:value="685">
            <text:p>685</text:p>
          </table:table-cell>
          <table:table-cell office:value-type="string">
            <text:p>Maurita</text:p>
          </table:table-cell>
          <table:table-cell office:value-type="string">
            <text:p>Normansell</text:p>
          </table:table-cell>
          <table:table-cell office:value-type="string">
            <text:p>mnormansellj0@360.cn</text:p>
          </table:table-cell>
          <table:table-cell office:value-type="string">
            <text:p>Female</text:p>
          </table:table-cell>
          <table:table-cell office:value-type="string">
            <text:p>26.206.76.197</text:p>
          </table:table-cell>
          <table:table-cell table:number-columns-repeated="2"/>
        </table:table-row>
        <table:table-row table:style-name="ro1">
          <table:table-cell office:value-type="float" office:value="686">
            <text:p>686</text:p>
          </table:table-cell>
          <table:table-cell office:value-type="string">
            <text:p>Byrann</text:p>
          </table:table-cell>
          <table:table-cell office:value-type="string">
            <text:p>Finlater</text:p>
          </table:table-cell>
          <table:table-cell office:value-type="string">
            <text:p>bfinlaterj1@about.com</text:p>
          </table:table-cell>
          <table:table-cell office:value-type="string">
            <text:p>Male</text:p>
          </table:table-cell>
          <table:table-cell office:value-type="string">
            <text:p>57.28.202.206</text:p>
          </table:table-cell>
          <table:table-cell table:number-columns-repeated="2"/>
        </table:table-row>
        <table:table-row table:style-name="ro1">
          <table:table-cell office:value-type="float" office:value="687">
            <text:p>687</text:p>
          </table:table-cell>
          <table:table-cell office:value-type="string">
            <text:p>Dolf</text:p>
          </table:table-cell>
          <table:table-cell office:value-type="string">
            <text:p>Poupard</text:p>
          </table:table-cell>
          <table:table-cell office:value-type="string">
            <text:p>dpoupardj2@macromedia.com</text:p>
          </table:table-cell>
          <table:table-cell office:value-type="string">
            <text:p>Male</text:p>
          </table:table-cell>
          <table:table-cell office:value-type="string">
            <text:p>120.86.96.19</text:p>
          </table:table-cell>
          <table:table-cell table:number-columns-repeated="2"/>
        </table:table-row>
        <table:table-row table:style-name="ro1">
          <table:table-cell office:value-type="float" office:value="688">
            <text:p>688</text:p>
          </table:table-cell>
          <table:table-cell office:value-type="string">
            <text:p>Sherlocke</text:p>
          </table:table-cell>
          <table:table-cell office:value-type="string">
            <text:p>Doody</text:p>
          </table:table-cell>
          <table:table-cell office:value-type="string">
            <text:p>sdoodyj3@economist.com</text:p>
          </table:table-cell>
          <table:table-cell office:value-type="string">
            <text:p>Male</text:p>
          </table:table-cell>
          <table:table-cell office:value-type="string">
            <text:p>4.172.167.182</text:p>
          </table:table-cell>
          <table:table-cell table:number-columns-repeated="2"/>
        </table:table-row>
        <table:table-row table:style-name="ro1">
          <table:table-cell office:value-type="float" office:value="689">
            <text:p>689</text:p>
          </table:table-cell>
          <table:table-cell office:value-type="string">
            <text:p>Daloris</text:p>
          </table:table-cell>
          <table:table-cell office:value-type="string">
            <text:p>Burge</text:p>
          </table:table-cell>
          <table:table-cell office:value-type="string">
            <text:p>dburgej4@angelfire.com</text:p>
          </table:table-cell>
          <table:table-cell office:value-type="string">
            <text:p>Female</text:p>
          </table:table-cell>
          <table:table-cell office:value-type="string">
            <text:p>66.69.231.238</text:p>
          </table:table-cell>
          <table:table-cell table:number-columns-repeated="2"/>
        </table:table-row>
        <table:table-row table:style-name="ro1">
          <table:table-cell office:value-type="float" office:value="690">
            <text:p>690</text:p>
          </table:table-cell>
          <table:table-cell office:value-type="string">
            <text:p>Domini</text:p>
          </table:table-cell>
          <table:table-cell office:value-type="string">
            <text:p>Consadine</text:p>
          </table:table-cell>
          <table:table-cell office:value-type="string">
            <text:p>dconsadinej5@i2i.jp</text:p>
          </table:table-cell>
          <table:table-cell office:value-type="string">
            <text:p>Female</text:p>
          </table:table-cell>
          <table:table-cell office:value-type="string">
            <text:p>70.58.221.171</text:p>
          </table:table-cell>
          <table:table-cell table:number-columns-repeated="2"/>
        </table:table-row>
        <table:table-row table:style-name="ro1">
          <table:table-cell office:value-type="float" office:value="691">
            <text:p>691</text:p>
          </table:table-cell>
          <table:table-cell office:value-type="string">
            <text:p>Delcine</text:p>
          </table:table-cell>
          <table:table-cell office:value-type="string">
            <text:p>Durbin</text:p>
          </table:table-cell>
          <table:table-cell office:value-type="string">
            <text:p>ddurbinj6@slate.com</text:p>
          </table:table-cell>
          <table:table-cell office:value-type="string">
            <text:p>Female</text:p>
          </table:table-cell>
          <table:table-cell office:value-type="string">
            <text:p>222.184.73.88</text:p>
          </table:table-cell>
          <table:table-cell table:number-columns-repeated="2"/>
        </table:table-row>
        <table:table-row table:style-name="ro1">
          <table:table-cell office:value-type="float" office:value="692">
            <text:p>692</text:p>
          </table:table-cell>
          <table:table-cell office:value-type="string">
            <text:p>Caren</text:p>
          </table:table-cell>
          <table:table-cell office:value-type="string">
            <text:p>Spellar</text:p>
          </table:table-cell>
          <table:table-cell office:value-type="string">
            <text:p>cspellarj7@techcrunch.com</text:p>
          </table:table-cell>
          <table:table-cell office:value-type="string">
            <text:p>Female</text:p>
          </table:table-cell>
          <table:table-cell office:value-type="string">
            <text:p>191.36.103.115</text:p>
          </table:table-cell>
          <table:table-cell table:number-columns-repeated="2"/>
        </table:table-row>
        <table:table-row table:style-name="ro1">
          <table:table-cell office:value-type="float" office:value="693">
            <text:p>693</text:p>
          </table:table-cell>
          <table:table-cell office:value-type="string">
            <text:p>Thain</text:p>
          </table:table-cell>
          <table:table-cell office:value-type="string">
            <text:p>Brigstock</text:p>
          </table:table-cell>
          <table:table-cell office:value-type="string">
            <text:p>tbrigstockj8@cloudflare.com</text:p>
          </table:table-cell>
          <table:table-cell office:value-type="string">
            <text:p>Male</text:p>
          </table:table-cell>
          <table:table-cell office:value-type="string">
            <text:p>234.252.218.116</text:p>
          </table:table-cell>
          <table:table-cell table:number-columns-repeated="2"/>
        </table:table-row>
        <table:table-row table:style-name="ro1">
          <table:table-cell office:value-type="float" office:value="694">
            <text:p>694</text:p>
          </table:table-cell>
          <table:table-cell office:value-type="string">
            <text:p>Clovis</text:p>
          </table:table-cell>
          <table:table-cell office:value-type="string">
            <text:p>Hebblewaite</text:p>
          </table:table-cell>
          <table:table-cell office:value-type="string">
            <text:p>chebblewaitej9@altervista.org</text:p>
          </table:table-cell>
          <table:table-cell office:value-type="string">
            <text:p>Female</text:p>
          </table:table-cell>
          <table:table-cell office:value-type="string">
            <text:p>33.60.253.151</text:p>
          </table:table-cell>
          <table:table-cell table:number-columns-repeated="2"/>
        </table:table-row>
        <table:table-row table:style-name="ro1">
          <table:table-cell office:value-type="float" office:value="695">
            <text:p>695</text:p>
          </table:table-cell>
          <table:table-cell office:value-type="string">
            <text:p>Aurlie</text:p>
          </table:table-cell>
          <table:table-cell office:value-type="string">
            <text:p>Paddock</text:p>
          </table:table-cell>
          <table:table-cell office:value-type="string">
            <text:p>apaddockja@statcounter.com</text:p>
          </table:table-cell>
          <table:table-cell office:value-type="string">
            <text:p>Female</text:p>
          </table:table-cell>
          <table:table-cell office:value-type="string">
            <text:p>45.33.239.18</text:p>
          </table:table-cell>
          <table:table-cell table:number-columns-repeated="2"/>
        </table:table-row>
        <table:table-row table:style-name="ro1">
          <table:table-cell office:value-type="float" office:value="696">
            <text:p>696</text:p>
          </table:table-cell>
          <table:table-cell office:value-type="string">
            <text:p>Ruthe</text:p>
          </table:table-cell>
          <table:table-cell office:value-type="string">
            <text:p>MacGille</text:p>
          </table:table-cell>
          <table:table-cell office:value-type="string">
            <text:p>rmacgillejb@quantcast.com</text:p>
          </table:table-cell>
          <table:table-cell office:value-type="string">
            <text:p>Female</text:p>
          </table:table-cell>
          <table:table-cell office:value-type="string">
            <text:p>90.126.165.232</text:p>
          </table:table-cell>
          <table:table-cell table:number-columns-repeated="2"/>
        </table:table-row>
        <table:table-row table:style-name="ro1">
          <table:table-cell office:value-type="float" office:value="697">
            <text:p>697</text:p>
          </table:table-cell>
          <table:table-cell office:value-type="string">
            <text:p>Harriott</text:p>
          </table:table-cell>
          <table:table-cell office:value-type="string">
            <text:p>Mattocks</text:p>
          </table:table-cell>
          <table:table-cell office:value-type="string">
            <text:p>hmattocksjc@yahoo.co.jp</text:p>
          </table:table-cell>
          <table:table-cell office:value-type="string">
            <text:p>Female</text:p>
          </table:table-cell>
          <table:table-cell office:value-type="string">
            <text:p>146.172.88.68</text:p>
          </table:table-cell>
          <table:table-cell table:number-columns-repeated="2"/>
        </table:table-row>
        <table:table-row table:style-name="ro1">
          <table:table-cell office:value-type="float" office:value="698">
            <text:p>698</text:p>
          </table:table-cell>
          <table:table-cell office:value-type="string">
            <text:p>Zelig</text:p>
          </table:table-cell>
          <table:table-cell office:value-type="string">
            <text:p>Caughtry</text:p>
          </table:table-cell>
          <table:table-cell office:value-type="string">
            <text:p>zcaughtryjd@woothemes.com</text:p>
          </table:table-cell>
          <table:table-cell office:value-type="string">
            <text:p>Male</text:p>
          </table:table-cell>
          <table:table-cell office:value-type="string">
            <text:p>133.91.219.209</text:p>
          </table:table-cell>
          <table:table-cell table:number-columns-repeated="2"/>
        </table:table-row>
        <table:table-row table:style-name="ro1">
          <table:table-cell office:value-type="float" office:value="699">
            <text:p>699</text:p>
          </table:table-cell>
          <table:table-cell office:value-type="string">
            <text:p>Debbi</text:p>
          </table:table-cell>
          <table:table-cell office:value-type="string">
            <text:p>Punton</text:p>
          </table:table-cell>
          <table:table-cell office:value-type="string">
            <text:p>dpuntonje@xinhuanet.com</text:p>
          </table:table-cell>
          <table:table-cell office:value-type="string">
            <text:p>Female</text:p>
          </table:table-cell>
          <table:table-cell office:value-type="string">
            <text:p>179.14.24.126</text:p>
          </table:table-cell>
          <table:table-cell table:number-columns-repeated="2"/>
        </table:table-row>
        <table:table-row table:style-name="ro1">
          <table:table-cell office:value-type="float" office:value="700">
            <text:p>700</text:p>
          </table:table-cell>
          <table:table-cell office:value-type="string">
            <text:p>Lazaro</text:p>
          </table:table-cell>
          <table:table-cell office:value-type="string">
            <text:p>Mackriell</text:p>
          </table:table-cell>
          <table:table-cell office:value-type="string">
            <text:p>lmackrielljf@imageshack.us</text:p>
          </table:table-cell>
          <table:table-cell office:value-type="string">
            <text:p>Male</text:p>
          </table:table-cell>
          <table:table-cell office:value-type="string">
            <text:p>157.54.36.138</text:p>
          </table:table-cell>
          <table:table-cell table:number-columns-repeated="2"/>
        </table:table-row>
        <table:table-row table:style-name="ro1">
          <table:table-cell office:value-type="float" office:value="701">
            <text:p>701</text:p>
          </table:table-cell>
          <table:table-cell office:value-type="string">
            <text:p>Elberta</text:p>
          </table:table-cell>
          <table:table-cell office:value-type="string">
            <text:p>Niemetz</text:p>
          </table:table-cell>
          <table:table-cell office:value-type="string">
            <text:p>eniemetzjg@bigcartel.com</text:p>
          </table:table-cell>
          <table:table-cell office:value-type="string">
            <text:p>Female</text:p>
          </table:table-cell>
          <table:table-cell office:value-type="string">
            <text:p>46.60.32.218</text:p>
          </table:table-cell>
          <table:table-cell table:number-columns-repeated="2"/>
        </table:table-row>
        <table:table-row table:style-name="ro1">
          <table:table-cell office:value-type="float" office:value="702">
            <text:p>702</text:p>
          </table:table-cell>
          <table:table-cell office:value-type="string">
            <text:p>Sandor</text:p>
          </table:table-cell>
          <table:table-cell office:value-type="string">
            <text:p>Connar</text:p>
          </table:table-cell>
          <table:table-cell office:value-type="string">
            <text:p>sconnarjh@who.int</text:p>
          </table:table-cell>
          <table:table-cell office:value-type="string">
            <text:p>Male</text:p>
          </table:table-cell>
          <table:table-cell office:value-type="string">
            <text:p>203.251.47.3</text:p>
          </table:table-cell>
          <table:table-cell table:number-columns-repeated="2"/>
        </table:table-row>
        <table:table-row table:style-name="ro1">
          <table:table-cell office:value-type="float" office:value="703">
            <text:p>703</text:p>
          </table:table-cell>
          <table:table-cell office:value-type="string">
            <text:p>Gardiner</text:p>
          </table:table-cell>
          <table:table-cell office:value-type="string">
            <text:p>Juanes</text:p>
          </table:table-cell>
          <table:table-cell office:value-type="string">
            <text:p>gjuanesji@google.nl</text:p>
          </table:table-cell>
          <table:table-cell office:value-type="string">
            <text:p>Male</text:p>
          </table:table-cell>
          <table:table-cell office:value-type="string">
            <text:p>238.3.130.171</text:p>
          </table:table-cell>
          <table:table-cell table:number-columns-repeated="2"/>
        </table:table-row>
        <table:table-row table:style-name="ro1">
          <table:table-cell office:value-type="float" office:value="704">
            <text:p>704</text:p>
          </table:table-cell>
          <table:table-cell office:value-type="string">
            <text:p>Luisa</text:p>
          </table:table-cell>
          <table:table-cell office:value-type="string">
            <text:p>Arnoult</text:p>
          </table:table-cell>
          <table:table-cell office:value-type="string">
            <text:p>larnoultjj@mozilla.com</text:p>
          </table:table-cell>
          <table:table-cell office:value-type="string">
            <text:p>Female</text:p>
          </table:table-cell>
          <table:table-cell office:value-type="string">
            <text:p>66.145.184.24</text:p>
          </table:table-cell>
          <table:table-cell table:number-columns-repeated="2"/>
        </table:table-row>
        <table:table-row table:style-name="ro1">
          <table:table-cell office:value-type="float" office:value="705">
            <text:p>705</text:p>
          </table:table-cell>
          <table:table-cell office:value-type="string">
            <text:p>Grover</text:p>
          </table:table-cell>
          <table:table-cell office:value-type="string">
            <text:p>Sidnall</text:p>
          </table:table-cell>
          <table:table-cell office:value-type="string">
            <text:p>gsidnalljk@skyrock.com</text:p>
          </table:table-cell>
          <table:table-cell office:value-type="string">
            <text:p>Male</text:p>
          </table:table-cell>
          <table:table-cell office:value-type="string">
            <text:p>9.30.170.12</text:p>
          </table:table-cell>
          <table:table-cell table:number-columns-repeated="2"/>
        </table:table-row>
        <table:table-row table:style-name="ro1">
          <table:table-cell office:value-type="float" office:value="706">
            <text:p>706</text:p>
          </table:table-cell>
          <table:table-cell office:value-type="string">
            <text:p>Kermie</text:p>
          </table:table-cell>
          <table:table-cell office:value-type="string">
            <text:p>Wyllie</text:p>
          </table:table-cell>
          <table:table-cell office:value-type="string">
            <text:p>kwylliejl@washington.edu</text:p>
          </table:table-cell>
          <table:table-cell office:value-type="string">
            <text:p>Male</text:p>
          </table:table-cell>
          <table:table-cell office:value-type="string">
            <text:p>182.205.114.214</text:p>
          </table:table-cell>
          <table:table-cell table:number-columns-repeated="2"/>
        </table:table-row>
        <table:table-row table:style-name="ro1">
          <table:table-cell office:value-type="float" office:value="707">
            <text:p>707</text:p>
          </table:table-cell>
          <table:table-cell office:value-type="string">
            <text:p>Cherrita</text:p>
          </table:table-cell>
          <table:table-cell office:value-type="string">
            <text:p>Ducarne</text:p>
          </table:table-cell>
          <table:table-cell office:value-type="string">
            <text:p>cducarnejm@51.la</text:p>
          </table:table-cell>
          <table:table-cell office:value-type="string">
            <text:p>Female</text:p>
          </table:table-cell>
          <table:table-cell office:value-type="string">
            <text:p>57.168.246.229</text:p>
          </table:table-cell>
          <table:table-cell table:number-columns-repeated="2"/>
        </table:table-row>
        <table:table-row table:style-name="ro1">
          <table:table-cell office:value-type="float" office:value="708">
            <text:p>708</text:p>
          </table:table-cell>
          <table:table-cell office:value-type="string">
            <text:p>Jessi</text:p>
          </table:table-cell>
          <table:table-cell office:value-type="string">
            <text:p>Dolton</text:p>
          </table:table-cell>
          <table:table-cell office:value-type="string">
            <text:p>jdoltonjn@topsy.com</text:p>
          </table:table-cell>
          <table:table-cell office:value-type="string">
            <text:p>Female</text:p>
          </table:table-cell>
          <table:table-cell office:value-type="string">
            <text:p>174.120.41.73</text:p>
          </table:table-cell>
          <table:table-cell table:number-columns-repeated="2"/>
        </table:table-row>
        <table:table-row table:style-name="ro1">
          <table:table-cell office:value-type="float" office:value="709">
            <text:p>709</text:p>
          </table:table-cell>
          <table:table-cell office:value-type="string">
            <text:p>Eberhard</text:p>
          </table:table-cell>
          <table:table-cell office:value-type="string">
            <text:p>Coulter</text:p>
          </table:table-cell>
          <table:table-cell office:value-type="string">
            <text:p>ecoulterjo@omniture.com</text:p>
          </table:table-cell>
          <table:table-cell office:value-type="string">
            <text:p>Male</text:p>
          </table:table-cell>
          <table:table-cell office:value-type="string">
            <text:p>206.152.153.76</text:p>
          </table:table-cell>
          <table:table-cell table:number-columns-repeated="2"/>
        </table:table-row>
        <table:table-row table:style-name="ro1">
          <table:table-cell office:value-type="float" office:value="710">
            <text:p>710</text:p>
          </table:table-cell>
          <table:table-cell office:value-type="string">
            <text:p>Reinaldos</text:p>
          </table:table-cell>
          <table:table-cell office:value-type="string">
            <text:p>Zincke</text:p>
          </table:table-cell>
          <table:table-cell office:value-type="string">
            <text:p>rzinckejp@eventbrite.com</text:p>
          </table:table-cell>
          <table:table-cell office:value-type="string">
            <text:p>Male</text:p>
          </table:table-cell>
          <table:table-cell office:value-type="string">
            <text:p>190.44.159.72</text:p>
          </table:table-cell>
          <table:table-cell table:number-columns-repeated="2"/>
        </table:table-row>
        <table:table-row table:style-name="ro1">
          <table:table-cell office:value-type="float" office:value="711">
            <text:p>711</text:p>
          </table:table-cell>
          <table:table-cell office:value-type="string">
            <text:p>Berget</text:p>
          </table:table-cell>
          <table:table-cell office:value-type="string">
            <text:p>Iddens</text:p>
          </table:table-cell>
          <table:table-cell office:value-type="string">
            <text:p>biddensjq@hc360.com</text:p>
          </table:table-cell>
          <table:table-cell office:value-type="string">
            <text:p>Female</text:p>
          </table:table-cell>
          <table:table-cell office:value-type="string">
            <text:p>118.159.51.118</text:p>
          </table:table-cell>
          <table:table-cell table:number-columns-repeated="2"/>
        </table:table-row>
        <table:table-row table:style-name="ro1">
          <table:table-cell office:value-type="float" office:value="712">
            <text:p>712</text:p>
          </table:table-cell>
          <table:table-cell office:value-type="string">
            <text:p>Silva</text:p>
          </table:table-cell>
          <table:table-cell office:value-type="string">
            <text:p>Woodrow</text:p>
          </table:table-cell>
          <table:table-cell office:value-type="string">
            <text:p>swoodrowjr@plala.or.jp</text:p>
          </table:table-cell>
          <table:table-cell office:value-type="string">
            <text:p>Female</text:p>
          </table:table-cell>
          <table:table-cell office:value-type="string">
            <text:p>95.99.102.243</text:p>
          </table:table-cell>
          <table:table-cell table:number-columns-repeated="2"/>
        </table:table-row>
        <table:table-row table:style-name="ro1">
          <table:table-cell office:value-type="float" office:value="713">
            <text:p>713</text:p>
          </table:table-cell>
          <table:table-cell office:value-type="string">
            <text:p>Alyssa</text:p>
          </table:table-cell>
          <table:table-cell office:value-type="string">
            <text:p>Gittens</text:p>
          </table:table-cell>
          <table:table-cell office:value-type="string">
            <text:p>agittensjs@nationalgeographic.com</text:p>
          </table:table-cell>
          <table:table-cell office:value-type="string">
            <text:p>Female</text:p>
          </table:table-cell>
          <table:table-cell office:value-type="string">
            <text:p>90.247.184.11</text:p>
          </table:table-cell>
          <table:table-cell table:number-columns-repeated="2"/>
        </table:table-row>
        <table:table-row table:style-name="ro1">
          <table:table-cell office:value-type="float" office:value="714">
            <text:p>714</text:p>
          </table:table-cell>
          <table:table-cell office:value-type="string">
            <text:p>Romona</text:p>
          </table:table-cell>
          <table:table-cell office:value-type="string">
            <text:p>Hulles</text:p>
          </table:table-cell>
          <table:table-cell office:value-type="string">
            <text:p>rhullesjt@mayoclinic.com</text:p>
          </table:table-cell>
          <table:table-cell office:value-type="string">
            <text:p>Female</text:p>
          </table:table-cell>
          <table:table-cell office:value-type="string">
            <text:p>75.251.105.212</text:p>
          </table:table-cell>
          <table:table-cell table:number-columns-repeated="2"/>
        </table:table-row>
        <table:table-row table:style-name="ro1">
          <table:table-cell office:value-type="float" office:value="715">
            <text:p>715</text:p>
          </table:table-cell>
          <table:table-cell office:value-type="string">
            <text:p>Sam</text:p>
          </table:table-cell>
          <table:table-cell office:value-type="string">
            <text:p>Cody</text:p>
          </table:table-cell>
          <table:table-cell office:value-type="string">
            <text:p>scodyju@foxnews.com</text:p>
          </table:table-cell>
          <table:table-cell office:value-type="string">
            <text:p>Female</text:p>
          </table:table-cell>
          <table:table-cell office:value-type="string">
            <text:p>131.106.197.231</text:p>
          </table:table-cell>
          <table:table-cell table:number-columns-repeated="2"/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Alethea</text:p>
          </table:table-cell>
          <table:table-cell office:value-type="string">
            <text:p>Betterton</text:p>
          </table:table-cell>
          <table:table-cell office:value-type="string">
            <text:p>abettertonjv@cornell.edu</text:p>
          </table:table-cell>
          <table:table-cell office:value-type="string">
            <text:p>Female</text:p>
          </table:table-cell>
          <table:table-cell office:value-type="string">
            <text:p>236.146.163.9</text:p>
          </table:table-cell>
          <table:table-cell table:number-columns-repeated="2"/>
        </table:table-row>
        <table:table-row table:style-name="ro1">
          <table:table-cell office:value-type="float" office:value="717">
            <text:p>717</text:p>
          </table:table-cell>
          <table:table-cell office:value-type="string">
            <text:p>Jewel</text:p>
          </table:table-cell>
          <table:table-cell office:value-type="string">
            <text:p>De</text:p>
          </table:table-cell>
          <table:table-cell office:value-type="string">
            <text:p>Gregoli</text:p>
          </table:table-cell>
          <table:table-cell office:value-type="string">
            <text:p>jdegregolijw@economist.com</text:p>
          </table:table-cell>
          <table:table-cell office:value-type="string">
            <text:p>Female</text:p>
          </table:table-cell>
          <table:table-cell office:value-type="string">
            <text:p>117.242.45.123</text:p>
          </table:table-cell>
          <table:table-cell/>
        </table:table-row>
        <table:table-row table:style-name="ro1">
          <table:table-cell office:value-type="float" office:value="718">
            <text:p>718</text:p>
          </table:table-cell>
          <table:table-cell office:value-type="string">
            <text:p>Normie</text:p>
          </table:table-cell>
          <table:table-cell office:value-type="string">
            <text:p>Whittenbury</text:p>
          </table:table-cell>
          <table:table-cell office:value-type="string">
            <text:p>nwhittenburyjx@indiegogo.com</text:p>
          </table:table-cell>
          <table:table-cell office:value-type="string">
            <text:p>Male</text:p>
          </table:table-cell>
          <table:table-cell office:value-type="string">
            <text:p>124.36.148.36</text:p>
          </table:table-cell>
          <table:table-cell table:number-columns-repeated="2"/>
        </table:table-row>
        <table:table-row table:style-name="ro1">
          <table:table-cell office:value-type="float" office:value="719">
            <text:p>719</text:p>
          </table:table-cell>
          <table:table-cell office:value-type="string">
            <text:p>Kellen</text:p>
          </table:table-cell>
          <table:table-cell office:value-type="string">
            <text:p>Jaqueminet</text:p>
          </table:table-cell>
          <table:table-cell office:value-type="string">
            <text:p>kjaqueminetjy@mozilla.org</text:p>
          </table:table-cell>
          <table:table-cell office:value-type="string">
            <text:p>Male</text:p>
          </table:table-cell>
          <table:table-cell office:value-type="string">
            <text:p>210.117.229.57</text:p>
          </table:table-cell>
          <table:table-cell table:number-columns-repeated="2"/>
        </table:table-row>
        <table:table-row table:style-name="ro1">
          <table:table-cell office:value-type="float" office:value="720">
            <text:p>720</text:p>
          </table:table-cell>
          <table:table-cell office:value-type="string">
            <text:p>Stavro</text:p>
          </table:table-cell>
          <table:table-cell office:value-type="string">
            <text:p>Drinkhill</text:p>
          </table:table-cell>
          <table:table-cell office:value-type="string">
            <text:p>sdrinkhilljz@netvibes.com</text:p>
          </table:table-cell>
          <table:table-cell office:value-type="string">
            <text:p>Male</text:p>
          </table:table-cell>
          <table:table-cell office:value-type="string">
            <text:p>18.122.119.199</text:p>
          </table:table-cell>
          <table:table-cell table:number-columns-repeated="2"/>
        </table:table-row>
        <table:table-row table:style-name="ro1">
          <table:table-cell office:value-type="float" office:value="721">
            <text:p>721</text:p>
          </table:table-cell>
          <table:table-cell office:value-type="string">
            <text:p>Mack</text:p>
          </table:table-cell>
          <table:table-cell office:value-type="string">
            <text:p>Stoffel</text:p>
          </table:table-cell>
          <table:table-cell office:value-type="string">
            <text:p>mstoffelk0@statcounter.com</text:p>
          </table:table-cell>
          <table:table-cell office:value-type="string">
            <text:p>Male</text:p>
          </table:table-cell>
          <table:table-cell office:value-type="string">
            <text:p>98.224.209.23</text:p>
          </table:table-cell>
          <table:table-cell table:number-columns-repeated="2"/>
        </table:table-row>
        <table:table-row table:style-name="ro1">
          <table:table-cell office:value-type="float" office:value="722">
            <text:p>722</text:p>
          </table:table-cell>
          <table:table-cell office:value-type="string">
            <text:p>Marlowe</text:p>
          </table:table-cell>
          <table:table-cell office:value-type="string">
            <text:p>Colquhoun</text:p>
          </table:table-cell>
          <table:table-cell office:value-type="string">
            <text:p>mcolquhounk1@aboutads.info</text:p>
          </table:table-cell>
          <table:table-cell office:value-type="string">
            <text:p>Male</text:p>
          </table:table-cell>
          <table:table-cell office:value-type="string">
            <text:p>206.193.116.247</text:p>
          </table:table-cell>
          <table:table-cell table:number-columns-repeated="2"/>
        </table:table-row>
        <table:table-row table:style-name="ro1">
          <table:table-cell office:value-type="float" office:value="723">
            <text:p>723</text:p>
          </table:table-cell>
          <table:table-cell office:value-type="string">
            <text:p>Nancee</text:p>
          </table:table-cell>
          <table:table-cell office:value-type="string">
            <text:p>Bittlestone</text:p>
          </table:table-cell>
          <table:table-cell office:value-type="string">
            <text:p>nbittlestonek2@redcross.org</text:p>
          </table:table-cell>
          <table:table-cell office:value-type="string">
            <text:p>Female</text:p>
          </table:table-cell>
          <table:table-cell office:value-type="string">
            <text:p>110.20.126.64</text:p>
          </table:table-cell>
          <table:table-cell table:number-columns-repeated="2"/>
        </table:table-row>
        <table:table-row table:style-name="ro1">
          <table:table-cell office:value-type="float" office:value="724">
            <text:p>724</text:p>
          </table:table-cell>
          <table:table-cell office:value-type="string">
            <text:p>Emmie</text:p>
          </table:table-cell>
          <table:table-cell office:value-type="string">
            <text:p>Curson</text:p>
          </table:table-cell>
          <table:table-cell office:value-type="string">
            <text:p>ecursonk3@jiathis.com</text:p>
          </table:table-cell>
          <table:table-cell office:value-type="string">
            <text:p>Female</text:p>
          </table:table-cell>
          <table:table-cell office:value-type="string">
            <text:p>135.151.150.16</text:p>
          </table:table-cell>
          <table:table-cell table:number-columns-repeated="2"/>
        </table:table-row>
        <table:table-row table:style-name="ro1">
          <table:table-cell office:value-type="float" office:value="725">
            <text:p>725</text:p>
          </table:table-cell>
          <table:table-cell office:value-type="string">
            <text:p>Delcina</text:p>
          </table:table-cell>
          <table:table-cell office:value-type="string">
            <text:p>Cristofanini</text:p>
          </table:table-cell>
          <table:table-cell office:value-type="string">
            <text:p>dcristofaninik4@ocn.ne.jp</text:p>
          </table:table-cell>
          <table:table-cell office:value-type="string">
            <text:p>Female</text:p>
          </table:table-cell>
          <table:table-cell office:value-type="string">
            <text:p>173.54.180.98</text:p>
          </table:table-cell>
          <table:table-cell table:number-columns-repeated="2"/>
        </table:table-row>
        <table:table-row table:style-name="ro1">
          <table:table-cell office:value-type="float" office:value="726">
            <text:p>726</text:p>
          </table:table-cell>
          <table:table-cell office:value-type="string">
            <text:p>Jarrod</text:p>
          </table:table-cell>
          <table:table-cell office:value-type="string">
            <text:p>Cashford</text:p>
          </table:table-cell>
          <table:table-cell office:value-type="string">
            <text:p>jcashfordk5@arizona.edu</text:p>
          </table:table-cell>
          <table:table-cell office:value-type="string">
            <text:p>Male</text:p>
          </table:table-cell>
          <table:table-cell office:value-type="string">
            <text:p>233.181.203.58</text:p>
          </table:table-cell>
          <table:table-cell table:number-columns-repeated="2"/>
        </table:table-row>
        <table:table-row table:style-name="ro1">
          <table:table-cell office:value-type="float" office:value="727">
            <text:p>727</text:p>
          </table:table-cell>
          <table:table-cell office:value-type="string">
            <text:p>Dominik</text:p>
          </table:table-cell>
          <table:table-cell office:value-type="string">
            <text:p>Milliere</text:p>
          </table:table-cell>
          <table:table-cell office:value-type="string">
            <text:p>dmillierek6@privacy.gov.au</text:p>
          </table:table-cell>
          <table:table-cell office:value-type="string">
            <text:p>Male</text:p>
          </table:table-cell>
          <table:table-cell office:value-type="string">
            <text:p>98.205.108.3</text:p>
          </table:table-cell>
          <table:table-cell table:number-columns-repeated="2"/>
        </table:table-row>
        <table:table-row table:style-name="ro1">
          <table:table-cell office:value-type="float" office:value="728">
            <text:p>728</text:p>
          </table:table-cell>
          <table:table-cell office:value-type="string">
            <text:p>Ira</text:p>
          </table:table-cell>
          <table:table-cell office:value-type="string">
            <text:p>Crosgrove</text:p>
          </table:table-cell>
          <table:table-cell office:value-type="string">
            <text:p>icrosgrovek7@hibu.com</text:p>
          </table:table-cell>
          <table:table-cell office:value-type="string">
            <text:p>Male</text:p>
          </table:table-cell>
          <table:table-cell office:value-type="string">
            <text:p>90.232.136.105</text:p>
          </table:table-cell>
          <table:table-cell table:number-columns-repeated="2"/>
        </table:table-row>
        <table:table-row table:style-name="ro1">
          <table:table-cell office:value-type="float" office:value="729">
            <text:p>729</text:p>
          </table:table-cell>
          <table:table-cell office:value-type="string">
            <text:p>Glory</text:p>
          </table:table-cell>
          <table:table-cell office:value-type="string">
            <text:p>Hawkett</text:p>
          </table:table-cell>
          <table:table-cell office:value-type="string">
            <text:p>ghawkettk8@cisco.com</text:p>
          </table:table-cell>
          <table:table-cell office:value-type="string">
            <text:p>Female</text:p>
          </table:table-cell>
          <table:table-cell office:value-type="string">
            <text:p>119.179.134.48</text:p>
          </table:table-cell>
          <table:table-cell table:number-columns-repeated="2"/>
        </table:table-row>
        <table:table-row table:style-name="ro1">
          <table:table-cell office:value-type="float" office:value="730">
            <text:p>730</text:p>
          </table:table-cell>
          <table:table-cell office:value-type="string">
            <text:p>Bell</text:p>
          </table:table-cell>
          <table:table-cell office:value-type="string">
            <text:p>Robeiro</text:p>
          </table:table-cell>
          <table:table-cell office:value-type="string">
            <text:p>brobeirok9@tinypic.com</text:p>
          </table:table-cell>
          <table:table-cell office:value-type="string">
            <text:p>Female</text:p>
          </table:table-cell>
          <table:table-cell office:value-type="string">
            <text:p>78.174.175.20</text:p>
          </table:table-cell>
          <table:table-cell table:number-columns-repeated="2"/>
        </table:table-row>
        <table:table-row table:style-name="ro1">
          <table:table-cell office:value-type="float" office:value="731">
            <text:p>731</text:p>
          </table:table-cell>
          <table:table-cell office:value-type="string">
            <text:p>Claudie</text:p>
          </table:table-cell>
          <table:table-cell office:value-type="string">
            <text:p>Leveret</text:p>
          </table:table-cell>
          <table:table-cell office:value-type="string">
            <text:p>cleveretka@ft.com</text:p>
          </table:table-cell>
          <table:table-cell office:value-type="string">
            <text:p>Female</text:p>
          </table:table-cell>
          <table:table-cell office:value-type="string">
            <text:p>247.221.104.173</text:p>
          </table:table-cell>
          <table:table-cell table:number-columns-repeated="2"/>
        </table:table-row>
        <table:table-row table:style-name="ro1">
          <table:table-cell office:value-type="float" office:value="732">
            <text:p>732</text:p>
          </table:table-cell>
          <table:table-cell office:value-type="string">
            <text:p>Timothea</text:p>
          </table:table-cell>
          <table:table-cell office:value-type="string">
            <text:p>Prazor</text:p>
          </table:table-cell>
          <table:table-cell office:value-type="string">
            <text:p>tprazorkb@narod.ru</text:p>
          </table:table-cell>
          <table:table-cell office:value-type="string">
            <text:p>Female</text:p>
          </table:table-cell>
          <table:table-cell office:value-type="string">
            <text:p>220.237.60.247</text:p>
          </table:table-cell>
          <table:table-cell table:number-columns-repeated="2"/>
        </table:table-row>
        <table:table-row table:style-name="ro1">
          <table:table-cell office:value-type="float" office:value="733">
            <text:p>733</text:p>
          </table:table-cell>
          <table:table-cell office:value-type="string">
            <text:p>Gayle</text:p>
          </table:table-cell>
          <table:table-cell office:value-type="string">
            <text:p>Robilart</text:p>
          </table:table-cell>
          <table:table-cell office:value-type="string">
            <text:p>grobilartkc@live.com</text:p>
          </table:table-cell>
          <table:table-cell office:value-type="string">
            <text:p>Female</text:p>
          </table:table-cell>
          <table:table-cell office:value-type="string">
            <text:p>48.143.52.107</text:p>
          </table:table-cell>
          <table:table-cell table:number-columns-repeated="2"/>
        </table:table-row>
        <table:table-row table:style-name="ro1">
          <table:table-cell office:value-type="float" office:value="734">
            <text:p>734</text:p>
          </table:table-cell>
          <table:table-cell office:value-type="string">
            <text:p>Karlyn</text:p>
          </table:table-cell>
          <table:table-cell office:value-type="string">
            <text:p>Gossage</text:p>
          </table:table-cell>
          <table:table-cell office:value-type="string">
            <text:p>kgossagekd@stumbleupon.com</text:p>
          </table:table-cell>
          <table:table-cell office:value-type="string">
            <text:p>Female</text:p>
          </table:table-cell>
          <table:table-cell office:value-type="string">
            <text:p>186.77.165.247</text:p>
          </table:table-cell>
          <table:table-cell table:number-columns-repeated="2"/>
        </table:table-row>
        <table:table-row table:style-name="ro1">
          <table:table-cell office:value-type="float" office:value="735">
            <text:p>735</text:p>
          </table:table-cell>
          <table:table-cell office:value-type="string">
            <text:p>Neron</text:p>
          </table:table-cell>
          <table:table-cell office:value-type="string">
            <text:p>Sterricks</text:p>
          </table:table-cell>
          <table:table-cell office:value-type="string">
            <text:p>nsterrickske@jiathis.com</text:p>
          </table:table-cell>
          <table:table-cell office:value-type="string">
            <text:p>Male</text:p>
          </table:table-cell>
          <table:table-cell office:value-type="string">
            <text:p>64.92.73.146</text:p>
          </table:table-cell>
          <table:table-cell table:number-columns-repeated="2"/>
        </table:table-row>
        <table:table-row table:style-name="ro1">
          <table:table-cell office:value-type="float" office:value="736">
            <text:p>736</text:p>
          </table:table-cell>
          <table:table-cell office:value-type="string">
            <text:p>Sherye</text:p>
          </table:table-cell>
          <table:table-cell office:value-type="string">
            <text:p>Bye</text:p>
          </table:table-cell>
          <table:table-cell office:value-type="string">
            <text:p>sbyekf@freewebs.com</text:p>
          </table:table-cell>
          <table:table-cell office:value-type="string">
            <text:p>Female</text:p>
          </table:table-cell>
          <table:table-cell office:value-type="string">
            <text:p>242.170.65.220</text:p>
          </table:table-cell>
          <table:table-cell table:number-columns-repeated="2"/>
        </table:table-row>
        <table:table-row table:style-name="ro1">
          <table:table-cell office:value-type="float" office:value="737">
            <text:p>737</text:p>
          </table:table-cell>
          <table:table-cell office:value-type="string">
            <text:p>Rogers</text:p>
          </table:table-cell>
          <table:table-cell office:value-type="string">
            <text:p>Gurr</text:p>
          </table:table-cell>
          <table:table-cell office:value-type="string">
            <text:p>rgurrkg@macromedia.com</text:p>
          </table:table-cell>
          <table:table-cell office:value-type="string">
            <text:p>Male</text:p>
          </table:table-cell>
          <table:table-cell office:value-type="string">
            <text:p>82.181.72.128</text:p>
          </table:table-cell>
          <table:table-cell table:number-columns-repeated="2"/>
        </table:table-row>
        <table:table-row table:style-name="ro1">
          <table:table-cell office:value-type="float" office:value="738">
            <text:p>738</text:p>
          </table:table-cell>
          <table:table-cell office:value-type="string">
            <text:p>Keir</text:p>
          </table:table-cell>
          <table:table-cell office:value-type="string">
            <text:p>Berwick</text:p>
          </table:table-cell>
          <table:table-cell office:value-type="string">
            <text:p>kberwickkh@nbcnews.com</text:p>
          </table:table-cell>
          <table:table-cell office:value-type="string">
            <text:p>Male</text:p>
          </table:table-cell>
          <table:table-cell office:value-type="string">
            <text:p>135.122.95.45</text:p>
          </table:table-cell>
          <table:table-cell table:number-columns-repeated="2"/>
        </table:table-row>
        <table:table-row table:style-name="ro1">
          <table:table-cell office:value-type="float" office:value="739">
            <text:p>739</text:p>
          </table:table-cell>
          <table:table-cell office:value-type="string">
            <text:p>Katina</text:p>
          </table:table-cell>
          <table:table-cell office:value-type="string">
            <text:p>Penticoot</text:p>
          </table:table-cell>
          <table:table-cell office:value-type="string">
            <text:p>kpenticootki@xinhuanet.com</text:p>
          </table:table-cell>
          <table:table-cell office:value-type="string">
            <text:p>Female</text:p>
          </table:table-cell>
          <table:table-cell office:value-type="string">
            <text:p>214.26.29.91</text:p>
          </table:table-cell>
          <table:table-cell table:number-columns-repeated="2"/>
        </table:table-row>
        <table:table-row table:style-name="ro1">
          <table:table-cell office:value-type="float" office:value="740">
            <text:p>740</text:p>
          </table:table-cell>
          <table:table-cell office:value-type="string">
            <text:p>Alec</text:p>
          </table:table-cell>
          <table:table-cell office:value-type="string">
            <text:p>Hanssmann</text:p>
          </table:table-cell>
          <table:table-cell office:value-type="string">
            <text:p>ahanssmannkj@lulu.com</text:p>
          </table:table-cell>
          <table:table-cell office:value-type="string">
            <text:p>Male</text:p>
          </table:table-cell>
          <table:table-cell office:value-type="string">
            <text:p>243.165.243.87</text:p>
          </table:table-cell>
          <table:table-cell table:number-columns-repeated="2"/>
        </table:table-row>
        <table:table-row table:style-name="ro1">
          <table:table-cell office:value-type="float" office:value="741">
            <text:p>741</text:p>
          </table:table-cell>
          <table:table-cell office:value-type="string">
            <text:p>Curcio</text:p>
          </table:table-cell>
          <table:table-cell office:value-type="string">
            <text:p>Minico</text:p>
          </table:table-cell>
          <table:table-cell office:value-type="string">
            <text:p>cminicokk@paginegialle.it</text:p>
          </table:table-cell>
          <table:table-cell office:value-type="string">
            <text:p>Male</text:p>
          </table:table-cell>
          <table:table-cell office:value-type="string">
            <text:p>154.100.132.102</text:p>
          </table:table-cell>
          <table:table-cell table:number-columns-repeated="2"/>
        </table:table-row>
        <table:table-row table:style-name="ro1">
          <table:table-cell office:value-type="float" office:value="742">
            <text:p>742</text:p>
          </table:table-cell>
          <table:table-cell office:value-type="string">
            <text:p>Lauryn</text:p>
          </table:table-cell>
          <table:table-cell office:value-type="string">
            <text:p>Zannotti</text:p>
          </table:table-cell>
          <table:table-cell office:value-type="string">
            <text:p>lzannottikl@google.co.jp</text:p>
          </table:table-cell>
          <table:table-cell office:value-type="string">
            <text:p>Female</text:p>
          </table:table-cell>
          <table:table-cell office:value-type="string">
            <text:p>175.195.5.253</text:p>
          </table:table-cell>
          <table:table-cell table:number-columns-repeated="2"/>
        </table:table-row>
        <table:table-row table:style-name="ro1">
          <table:table-cell office:value-type="float" office:value="743">
            <text:p>743</text:p>
          </table:table-cell>
          <table:table-cell office:value-type="string">
            <text:p>Joceline</text:p>
          </table:table-cell>
          <table:table-cell office:value-type="string">
            <text:p>Reeder</text:p>
          </table:table-cell>
          <table:table-cell office:value-type="string">
            <text:p>jreederkm@cmu.edu</text:p>
          </table:table-cell>
          <table:table-cell office:value-type="string">
            <text:p>Female</text:p>
          </table:table-cell>
          <table:table-cell office:value-type="string">
            <text:p>65.119.114.237</text:p>
          </table:table-cell>
          <table:table-cell table:number-columns-repeated="2"/>
        </table:table-row>
        <table:table-row table:style-name="ro1">
          <table:table-cell office:value-type="float" office:value="744">
            <text:p>744</text:p>
          </table:table-cell>
          <table:table-cell office:value-type="string">
            <text:p>Donnamarie</text:p>
          </table:table-cell>
          <table:table-cell office:value-type="string">
            <text:p>O'Carran</text:p>
          </table:table-cell>
          <table:table-cell office:value-type="string">
            <text:p>docarrankn@chronoengine.com</text:p>
          </table:table-cell>
          <table:table-cell office:value-type="string">
            <text:p>Female</text:p>
          </table:table-cell>
          <table:table-cell office:value-type="string">
            <text:p>76.82.119.38</text:p>
          </table:table-cell>
          <table:table-cell table:number-columns-repeated="2"/>
        </table:table-row>
        <table:table-row table:style-name="ro1">
          <table:table-cell office:value-type="float" office:value="745">
            <text:p>745</text:p>
          </table:table-cell>
          <table:table-cell office:value-type="string">
            <text:p>Danell</text:p>
          </table:table-cell>
          <table:table-cell office:value-type="string">
            <text:p>Boak</text:p>
          </table:table-cell>
          <table:table-cell office:value-type="string">
            <text:p>dboakko@cdbaby.com</text:p>
          </table:table-cell>
          <table:table-cell office:value-type="string">
            <text:p>Female</text:p>
          </table:table-cell>
          <table:table-cell office:value-type="string">
            <text:p>179.157.46.114</text:p>
          </table:table-cell>
          <table:table-cell table:number-columns-repeated="2"/>
        </table:table-row>
        <table:table-row table:style-name="ro1">
          <table:table-cell office:value-type="float" office:value="746">
            <text:p>746</text:p>
          </table:table-cell>
          <table:table-cell office:value-type="string">
            <text:p>Rozalin</text:p>
          </table:table-cell>
          <table:table-cell office:value-type="string">
            <text:p>Blackston</text:p>
          </table:table-cell>
          <table:table-cell office:value-type="string">
            <text:p>rblackstonkp@ucla.edu</text:p>
          </table:table-cell>
          <table:table-cell office:value-type="string">
            <text:p>Female</text:p>
          </table:table-cell>
          <table:table-cell office:value-type="string">
            <text:p>216.171.38.186</text:p>
          </table:table-cell>
          <table:table-cell table:number-columns-repeated="2"/>
        </table:table-row>
        <table:table-row table:style-name="ro1">
          <table:table-cell office:value-type="float" office:value="747">
            <text:p>747</text:p>
          </table:table-cell>
          <table:table-cell office:value-type="string">
            <text:p>Drake</text:p>
          </table:table-cell>
          <table:table-cell office:value-type="string">
            <text:p>Dumbrell</text:p>
          </table:table-cell>
          <table:table-cell office:value-type="string">
            <text:p>ddumbrellkq@microsoft.com</text:p>
          </table:table-cell>
          <table:table-cell office:value-type="string">
            <text:p>Male</text:p>
          </table:table-cell>
          <table:table-cell office:value-type="string">
            <text:p>231.141.114.77</text:p>
          </table:table-cell>
          <table:table-cell table:number-columns-repeated="2"/>
        </table:table-row>
        <table:table-row table:style-name="ro1">
          <table:table-cell office:value-type="float" office:value="748">
            <text:p>748</text:p>
          </table:table-cell>
          <table:table-cell office:value-type="string">
            <text:p>Kalila</text:p>
          </table:table-cell>
          <table:table-cell office:value-type="string">
            <text:p>Rehor</text:p>
          </table:table-cell>
          <table:table-cell office:value-type="string">
            <text:p>krehorkr@wordpress.com</text:p>
          </table:table-cell>
          <table:table-cell office:value-type="string">
            <text:p>Female</text:p>
          </table:table-cell>
          <table:table-cell office:value-type="string">
            <text:p>18.145.228.184</text:p>
          </table:table-cell>
          <table:table-cell table:number-columns-repeated="2"/>
        </table:table-row>
        <table:table-row table:style-name="ro1">
          <table:table-cell office:value-type="float" office:value="749">
            <text:p>749</text:p>
          </table:table-cell>
          <table:table-cell office:value-type="string">
            <text:p>Gabriel</text:p>
          </table:table-cell>
          <table:table-cell office:value-type="string">
            <text:p>Joseland</text:p>
          </table:table-cell>
          <table:table-cell office:value-type="string">
            <text:p>gjoselandks@elegantthemes.com</text:p>
          </table:table-cell>
          <table:table-cell office:value-type="string">
            <text:p>Male</text:p>
          </table:table-cell>
          <table:table-cell office:value-type="string">
            <text:p>28.72.60.12</text:p>
          </table:table-cell>
          <table:table-cell table:number-columns-repeated="2"/>
        </table:table-row>
        <table:table-row table:style-name="ro1">
          <table:table-cell office:value-type="float" office:value="750">
            <text:p>750</text:p>
          </table:table-cell>
          <table:table-cell office:value-type="string">
            <text:p>Elle</text:p>
          </table:table-cell>
          <table:table-cell office:value-type="string">
            <text:p>McKissack</text:p>
          </table:table-cell>
          <table:table-cell office:value-type="string">
            <text:p>emckissackkt@aol.com</text:p>
          </table:table-cell>
          <table:table-cell office:value-type="string">
            <text:p>Female</text:p>
          </table:table-cell>
          <table:table-cell office:value-type="string">
            <text:p>54.125.132.96</text:p>
          </table:table-cell>
          <table:table-cell table:number-columns-repeated="2"/>
        </table:table-row>
        <table:table-row table:style-name="ro1">
          <table:table-cell office:value-type="float" office:value="751">
            <text:p>751</text:p>
          </table:table-cell>
          <table:table-cell office:value-type="string">
            <text:p>Erv</text:p>
          </table:table-cell>
          <table:table-cell office:value-type="string">
            <text:p>Matyatin</text:p>
          </table:table-cell>
          <table:table-cell office:value-type="string">
            <text:p>ematyatinku@vimeo.com</text:p>
          </table:table-cell>
          <table:table-cell office:value-type="string">
            <text:p>Male</text:p>
          </table:table-cell>
          <table:table-cell office:value-type="string">
            <text:p>144.35.118.153</text:p>
          </table:table-cell>
          <table:table-cell table:number-columns-repeated="2"/>
        </table:table-row>
        <table:table-row table:style-name="ro1">
          <table:table-cell office:value-type="float" office:value="752">
            <text:p>752</text:p>
          </table:table-cell>
          <table:table-cell office:value-type="string">
            <text:p>Deeanne</text:p>
          </table:table-cell>
          <table:table-cell office:value-type="string">
            <text:p>Wimmers</text:p>
          </table:table-cell>
          <table:table-cell office:value-type="string">
            <text:p>dwimmerskv@purevolume.com</text:p>
          </table:table-cell>
          <table:table-cell office:value-type="string">
            <text:p>Female</text:p>
          </table:table-cell>
          <table:table-cell office:value-type="string">
            <text:p>34.48.246.43</text:p>
          </table:table-cell>
          <table:table-cell table:number-columns-repeated="2"/>
        </table:table-row>
        <table:table-row table:style-name="ro1">
          <table:table-cell office:value-type="float" office:value="753">
            <text:p>753</text:p>
          </table:table-cell>
          <table:table-cell office:value-type="string">
            <text:p>Sharon</text:p>
          </table:table-cell>
          <table:table-cell office:value-type="string">
            <text:p>Marlin</text:p>
          </table:table-cell>
          <table:table-cell office:value-type="string">
            <text:p>smarlinkw@twitter.com</text:p>
          </table:table-cell>
          <table:table-cell office:value-type="string">
            <text:p>Female</text:p>
          </table:table-cell>
          <table:table-cell office:value-type="string">
            <text:p>40.34.255.124</text:p>
          </table:table-cell>
          <table:table-cell table:number-columns-repeated="2"/>
        </table:table-row>
        <table:table-row table:style-name="ro1">
          <table:table-cell office:value-type="float" office:value="754">
            <text:p>754</text:p>
          </table:table-cell>
          <table:table-cell office:value-type="string">
            <text:p>Emile</text:p>
          </table:table-cell>
          <table:table-cell office:value-type="string">
            <text:p>MacNeil</text:p>
          </table:table-cell>
          <table:table-cell office:value-type="string">
            <text:p>emacneilkx@noaa.gov</text:p>
          </table:table-cell>
          <table:table-cell office:value-type="string">
            <text:p>Male</text:p>
          </table:table-cell>
          <table:table-cell office:value-type="string">
            <text:p>11.100.9.145</text:p>
          </table:table-cell>
          <table:table-cell table:number-columns-repeated="2"/>
        </table:table-row>
        <table:table-row table:style-name="ro1">
          <table:table-cell office:value-type="float" office:value="755">
            <text:p>755</text:p>
          </table:table-cell>
          <table:table-cell office:value-type="string">
            <text:p>Ronny</text:p>
          </table:table-cell>
          <table:table-cell office:value-type="string">
            <text:p>Uvedale</text:p>
          </table:table-cell>
          <table:table-cell office:value-type="string">
            <text:p>ruvedaleky@bandcamp.com</text:p>
          </table:table-cell>
          <table:table-cell office:value-type="string">
            <text:p>Male</text:p>
          </table:table-cell>
          <table:table-cell office:value-type="string">
            <text:p>61.205.81.137</text:p>
          </table:table-cell>
          <table:table-cell table:number-columns-repeated="2"/>
        </table:table-row>
        <table:table-row table:style-name="ro1">
          <table:table-cell office:value-type="float" office:value="756">
            <text:p>756</text:p>
          </table:table-cell>
          <table:table-cell office:value-type="string">
            <text:p>Gran</text:p>
          </table:table-cell>
          <table:table-cell office:value-type="string">
            <text:p>Halsall</text:p>
          </table:table-cell>
          <table:table-cell office:value-type="string">
            <text:p>ghalsallkz@addthis.com</text:p>
          </table:table-cell>
          <table:table-cell office:value-type="string">
            <text:p>Male</text:p>
          </table:table-cell>
          <table:table-cell office:value-type="string">
            <text:p>122.39.246.132</text:p>
          </table:table-cell>
          <table:table-cell table:number-columns-repeated="2"/>
        </table:table-row>
        <table:table-row table:style-name="ro1">
          <table:table-cell office:value-type="float" office:value="757">
            <text:p>757</text:p>
          </table:table-cell>
          <table:table-cell office:value-type="string">
            <text:p>Ker</text:p>
          </table:table-cell>
          <table:table-cell office:value-type="string">
            <text:p>Furman</text:p>
          </table:table-cell>
          <table:table-cell office:value-type="string">
            <text:p>kfurmanl0@godaddy.com</text:p>
          </table:table-cell>
          <table:table-cell office:value-type="string">
            <text:p>Male</text:p>
          </table:table-cell>
          <table:table-cell office:value-type="string">
            <text:p>134.227.83.9</text:p>
          </table:table-cell>
          <table:table-cell table:number-columns-repeated="2"/>
        </table:table-row>
        <table:table-row table:style-name="ro1">
          <table:table-cell office:value-type="float" office:value="758">
            <text:p>758</text:p>
          </table:table-cell>
          <table:table-cell office:value-type="string">
            <text:p>Alexei</text:p>
          </table:table-cell>
          <table:table-cell office:value-type="string">
            <text:p>Crowche</text:p>
          </table:table-cell>
          <table:table-cell office:value-type="string">
            <text:p>acrowchel1@squidoo.com</text:p>
          </table:table-cell>
          <table:table-cell office:value-type="string">
            <text:p>Male</text:p>
          </table:table-cell>
          <table:table-cell office:value-type="string">
            <text:p>146.200.103.43</text:p>
          </table:table-cell>
          <table:table-cell table:number-columns-repeated="2"/>
        </table:table-row>
        <table:table-row table:style-name="ro1">
          <table:table-cell office:value-type="float" office:value="759">
            <text:p>759</text:p>
          </table:table-cell>
          <table:table-cell office:value-type="string">
            <text:p>Curry</text:p>
          </table:table-cell>
          <table:table-cell office:value-type="string">
            <text:p>Francescuccio</text:p>
          </table:table-cell>
          <table:table-cell office:value-type="string">
            <text:p>cfrancescucciol2@behance.net</text:p>
          </table:table-cell>
          <table:table-cell office:value-type="string">
            <text:p>Male</text:p>
          </table:table-cell>
          <table:table-cell office:value-type="string">
            <text:p>105.53.70.81</text:p>
          </table:table-cell>
          <table:table-cell table:number-columns-repeated="2"/>
        </table:table-row>
        <table:table-row table:style-name="ro1">
          <table:table-cell office:value-type="float" office:value="760">
            <text:p>760</text:p>
          </table:table-cell>
          <table:table-cell office:value-type="string">
            <text:p>Leanna</text:p>
          </table:table-cell>
          <table:table-cell office:value-type="string">
            <text:p>Deer</text:p>
          </table:table-cell>
          <table:table-cell office:value-type="string">
            <text:p>ldeerl3@senate.gov</text:p>
          </table:table-cell>
          <table:table-cell office:value-type="string">
            <text:p>Female</text:p>
          </table:table-cell>
          <table:table-cell office:value-type="string">
            <text:p>62.104.255.169</text:p>
          </table:table-cell>
          <table:table-cell table:number-columns-repeated="2"/>
        </table:table-row>
        <table:table-row table:style-name="ro1">
          <table:table-cell office:value-type="float" office:value="761">
            <text:p>761</text:p>
          </table:table-cell>
          <table:table-cell office:value-type="string">
            <text:p>Kelsey</text:p>
          </table:table-cell>
          <table:table-cell office:value-type="string">
            <text:p>Cahalin</text:p>
          </table:table-cell>
          <table:table-cell office:value-type="string">
            <text:p>kcahalinl4@addthis.com</text:p>
          </table:table-cell>
          <table:table-cell office:value-type="string">
            <text:p>Female</text:p>
          </table:table-cell>
          <table:table-cell office:value-type="string">
            <text:p>117.36.193.224</text:p>
          </table:table-cell>
          <table:table-cell table:number-columns-repeated="2"/>
        </table:table-row>
        <table:table-row table:style-name="ro1">
          <table:table-cell office:value-type="float" office:value="762">
            <text:p>762</text:p>
          </table:table-cell>
          <table:table-cell office:value-type="string">
            <text:p>Milt</text:p>
          </table:table-cell>
          <table:table-cell office:value-type="string">
            <text:p>Melliard</text:p>
          </table:table-cell>
          <table:table-cell office:value-type="string">
            <text:p>mmelliardl5@webeden.co.uk</text:p>
          </table:table-cell>
          <table:table-cell office:value-type="string">
            <text:p>Male</text:p>
          </table:table-cell>
          <table:table-cell office:value-type="string">
            <text:p>68.97.224.79</text:p>
          </table:table-cell>
          <table:table-cell table:number-columns-repeated="2"/>
        </table:table-row>
        <table:table-row table:style-name="ro1">
          <table:table-cell office:value-type="float" office:value="763">
            <text:p>763</text:p>
          </table:table-cell>
          <table:table-cell office:value-type="string">
            <text:p>Skipper</text:p>
          </table:table-cell>
          <table:table-cell office:value-type="string">
            <text:p>Dennehy</text:p>
          </table:table-cell>
          <table:table-cell office:value-type="string">
            <text:p>sdennehyl6@etsy.com</text:p>
          </table:table-cell>
          <table:table-cell office:value-type="string">
            <text:p>Male</text:p>
          </table:table-cell>
          <table:table-cell office:value-type="string">
            <text:p>203.160.149.90</text:p>
          </table:table-cell>
          <table:table-cell table:number-columns-repeated="2"/>
        </table:table-row>
        <table:table-row table:style-name="ro1">
          <table:table-cell office:value-type="float" office:value="764">
            <text:p>764</text:p>
          </table:table-cell>
          <table:table-cell office:value-type="string">
            <text:p>Eudora</text:p>
          </table:table-cell>
          <table:table-cell office:value-type="string">
            <text:p>Stitwell</text:p>
          </table:table-cell>
          <table:table-cell office:value-type="string">
            <text:p>estitwelll7@yellowbook.com</text:p>
          </table:table-cell>
          <table:table-cell office:value-type="string">
            <text:p>Female</text:p>
          </table:table-cell>
          <table:table-cell office:value-type="string">
            <text:p>187.165.88.142</text:p>
          </table:table-cell>
          <table:table-cell table:number-columns-repeated="2"/>
        </table:table-row>
        <table:table-row table:style-name="ro1">
          <table:table-cell office:value-type="float" office:value="765">
            <text:p>765</text:p>
          </table:table-cell>
          <table:table-cell office:value-type="string">
            <text:p>Isaac</text:p>
          </table:table-cell>
          <table:table-cell office:value-type="string">
            <text:p>Simla</text:p>
          </table:table-cell>
          <table:table-cell office:value-type="string">
            <text:p>isimlal8@intel.com</text:p>
          </table:table-cell>
          <table:table-cell office:value-type="string">
            <text:p>Male</text:p>
          </table:table-cell>
          <table:table-cell office:value-type="string">
            <text:p>15.63.160.59</text:p>
          </table:table-cell>
          <table:table-cell table:number-columns-repeated="2"/>
        </table:table-row>
        <table:table-row table:style-name="ro1">
          <table:table-cell office:value-type="float" office:value="766">
            <text:p>766</text:p>
          </table:table-cell>
          <table:table-cell office:value-type="string">
            <text:p>Rogerio</text:p>
          </table:table-cell>
          <table:table-cell office:value-type="string">
            <text:p>Seywood</text:p>
          </table:table-cell>
          <table:table-cell office:value-type="string">
            <text:p>rseywoodl9@uol.com.br</text:p>
          </table:table-cell>
          <table:table-cell office:value-type="string">
            <text:p>Male</text:p>
          </table:table-cell>
          <table:table-cell office:value-type="string">
            <text:p>58.12.181.243</text:p>
          </table:table-cell>
          <table:table-cell table:number-columns-repeated="2"/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Klarrisa</text:p>
          </table:table-cell>
          <table:table-cell office:value-type="string">
            <text:p>Leamon</text:p>
          </table:table-cell>
          <table:table-cell office:value-type="string">
            <text:p>kleamonla@ow.ly</text:p>
          </table:table-cell>
          <table:table-cell office:value-type="string">
            <text:p>Female</text:p>
          </table:table-cell>
          <table:table-cell office:value-type="string">
            <text:p>3.148.118.158</text:p>
          </table:table-cell>
          <table:table-cell table:number-columns-repeated="2"/>
        </table:table-row>
        <table:table-row table:style-name="ro1">
          <table:table-cell office:value-type="float" office:value="768">
            <text:p>768</text:p>
          </table:table-cell>
          <table:table-cell office:value-type="string">
            <text:p>Gregorius</text:p>
          </table:table-cell>
          <table:table-cell office:value-type="string">
            <text:p>Sproule</text:p>
          </table:table-cell>
          <table:table-cell office:value-type="string">
            <text:p>gsproulelb@friendfeed.com</text:p>
          </table:table-cell>
          <table:table-cell office:value-type="string">
            <text:p>Male</text:p>
          </table:table-cell>
          <table:table-cell office:value-type="string">
            <text:p>107.251.120.245</text:p>
          </table:table-cell>
          <table:table-cell table:number-columns-repeated="2"/>
        </table:table-row>
        <table:table-row table:style-name="ro1">
          <table:table-cell office:value-type="float" office:value="769">
            <text:p>769</text:p>
          </table:table-cell>
          <table:table-cell office:value-type="string">
            <text:p>Dawna</text:p>
          </table:table-cell>
          <table:table-cell office:value-type="string">
            <text:p>Chevers</text:p>
          </table:table-cell>
          <table:table-cell office:value-type="string">
            <text:p>dcheverslc@themeforest.net</text:p>
          </table:table-cell>
          <table:table-cell office:value-type="string">
            <text:p>Female</text:p>
          </table:table-cell>
          <table:table-cell office:value-type="string">
            <text:p>155.223.187.255</text:p>
          </table:table-cell>
          <table:table-cell table:number-columns-repeated="2"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Maitilde</text:p>
          </table:table-cell>
          <table:table-cell office:value-type="string">
            <text:p>Spilling</text:p>
          </table:table-cell>
          <table:table-cell office:value-type="string">
            <text:p>mspillingld@google.cn</text:p>
          </table:table-cell>
          <table:table-cell office:value-type="string">
            <text:p>Female</text:p>
          </table:table-cell>
          <table:table-cell office:value-type="string">
            <text:p>42.209.176.203</text:p>
          </table:table-cell>
          <table:table-cell table:number-columns-repeated="2"/>
        </table:table-row>
        <table:table-row table:style-name="ro1">
          <table:table-cell office:value-type="float" office:value="771">
            <text:p>771</text:p>
          </table:table-cell>
          <table:table-cell office:value-type="string">
            <text:p>Angy</text:p>
          </table:table-cell>
          <table:table-cell office:value-type="string">
            <text:p>Madgin</text:p>
          </table:table-cell>
          <table:table-cell office:value-type="string">
            <text:p>amadginle@addthis.com</text:p>
          </table:table-cell>
          <table:table-cell office:value-type="string">
            <text:p>Female</text:p>
          </table:table-cell>
          <table:table-cell office:value-type="string">
            <text:p>152.226.71.87</text:p>
          </table:table-cell>
          <table:table-cell table:number-columns-repeated="2"/>
        </table:table-row>
        <table:table-row table:style-name="ro1">
          <table:table-cell office:value-type="float" office:value="772">
            <text:p>772</text:p>
          </table:table-cell>
          <table:table-cell office:value-type="string">
            <text:p>Phillipe</text:p>
          </table:table-cell>
          <table:table-cell office:value-type="string">
            <text:p>Braden</text:p>
          </table:table-cell>
          <table:table-cell office:value-type="string">
            <text:p>pbradenlf@buzzfeed.com</text:p>
          </table:table-cell>
          <table:table-cell office:value-type="string">
            <text:p>Male</text:p>
          </table:table-cell>
          <table:table-cell office:value-type="string">
            <text:p>228.78.205.14</text:p>
          </table:table-cell>
          <table:table-cell table:number-columns-repeated="2"/>
        </table:table-row>
        <table:table-row table:style-name="ro1">
          <table:table-cell office:value-type="float" office:value="773">
            <text:p>773</text:p>
          </table:table-cell>
          <table:table-cell office:value-type="string">
            <text:p>Philly</text:p>
          </table:table-cell>
          <table:table-cell office:value-type="string">
            <text:p>Brickett</text:p>
          </table:table-cell>
          <table:table-cell office:value-type="string">
            <text:p>pbrickettlg@edublogs.org</text:p>
          </table:table-cell>
          <table:table-cell office:value-type="string">
            <text:p>Female</text:p>
          </table:table-cell>
          <table:table-cell office:value-type="string">
            <text:p>246.245.210.104</text:p>
          </table:table-cell>
          <table:table-cell table:number-columns-repeated="2"/>
        </table:table-row>
        <table:table-row table:style-name="ro1">
          <table:table-cell office:value-type="float" office:value="774">
            <text:p>774</text:p>
          </table:table-cell>
          <table:table-cell office:value-type="string">
            <text:p>Sergent</text:p>
          </table:table-cell>
          <table:table-cell office:value-type="string">
            <text:p>McConachie</text:p>
          </table:table-cell>
          <table:table-cell office:value-type="string">
            <text:p>smcconachielh@cnn.com</text:p>
          </table:table-cell>
          <table:table-cell office:value-type="string">
            <text:p>Male</text:p>
          </table:table-cell>
          <table:table-cell office:value-type="string">
            <text:p>122.188.53.116</text:p>
          </table:table-cell>
          <table:table-cell table:number-columns-repeated="2"/>
        </table:table-row>
        <table:table-row table:style-name="ro1">
          <table:table-cell office:value-type="float" office:value="775">
            <text:p>775</text:p>
          </table:table-cell>
          <table:table-cell office:value-type="string">
            <text:p>Valentijn</text:p>
          </table:table-cell>
          <table:table-cell office:value-type="string">
            <text:p>Antliff</text:p>
          </table:table-cell>
          <table:table-cell office:value-type="string">
            <text:p>vantliffli@php.net</text:p>
          </table:table-cell>
          <table:table-cell office:value-type="string">
            <text:p>Male</text:p>
          </table:table-cell>
          <table:table-cell office:value-type="string">
            <text:p>23.128.65.71</text:p>
          </table:table-cell>
          <table:table-cell table:number-columns-repeated="2"/>
        </table:table-row>
        <table:table-row table:style-name="ro1">
          <table:table-cell office:value-type="float" office:value="776">
            <text:p>776</text:p>
          </table:table-cell>
          <table:table-cell office:value-type="string">
            <text:p>Carlyle</text:p>
          </table:table-cell>
          <table:table-cell office:value-type="string">
            <text:p>Littledyke</text:p>
          </table:table-cell>
          <table:table-cell office:value-type="string">
            <text:p>clittledykelj@jigsy.com</text:p>
          </table:table-cell>
          <table:table-cell office:value-type="string">
            <text:p>Male</text:p>
          </table:table-cell>
          <table:table-cell office:value-type="string">
            <text:p>118.149.159.197</text:p>
          </table:table-cell>
          <table:table-cell table:number-columns-repeated="2"/>
        </table:table-row>
        <table:table-row table:style-name="ro1">
          <table:table-cell office:value-type="float" office:value="777">
            <text:p>777</text:p>
          </table:table-cell>
          <table:table-cell office:value-type="string">
            <text:p>Beale</text:p>
          </table:table-cell>
          <table:table-cell office:value-type="string">
            <text:p>Bancroft</text:p>
          </table:table-cell>
          <table:table-cell office:value-type="string">
            <text:p>bbancroftlk@chicagotribune.com</text:p>
          </table:table-cell>
          <table:table-cell office:value-type="string">
            <text:p>Male</text:p>
          </table:table-cell>
          <table:table-cell office:value-type="string">
            <text:p>202.246.116.45</text:p>
          </table:table-cell>
          <table:table-cell table:number-columns-repeated="2"/>
        </table:table-row>
        <table:table-row table:style-name="ro1">
          <table:table-cell office:value-type="float" office:value="778">
            <text:p>778</text:p>
          </table:table-cell>
          <table:table-cell office:value-type="string">
            <text:p>Lanny</text:p>
          </table:table-cell>
          <table:table-cell office:value-type="string">
            <text:p>Thomkins</text:p>
          </table:table-cell>
          <table:table-cell office:value-type="string">
            <text:p>lthomkinsll@archive.org</text:p>
          </table:table-cell>
          <table:table-cell office:value-type="string">
            <text:p>Female</text:p>
          </table:table-cell>
          <table:table-cell office:value-type="string">
            <text:p>21.48.90.4</text:p>
          </table:table-cell>
          <table:table-cell table:number-columns-repeated="2"/>
        </table:table-row>
        <table:table-row table:style-name="ro1">
          <table:table-cell office:value-type="float" office:value="779">
            <text:p>779</text:p>
          </table:table-cell>
          <table:table-cell office:value-type="string">
            <text:p>Marris</text:p>
          </table:table-cell>
          <table:table-cell office:value-type="string">
            <text:p>Geering</text:p>
          </table:table-cell>
          <table:table-cell office:value-type="string">
            <text:p>mgeeringlm@dion.ne.jp</text:p>
          </table:table-cell>
          <table:table-cell office:value-type="string">
            <text:p>Female</text:p>
          </table:table-cell>
          <table:table-cell office:value-type="string">
            <text:p>17.190.228.232</text:p>
          </table:table-cell>
          <table:table-cell table:number-columns-repeated="2"/>
        </table:table-row>
        <table:table-row table:style-name="ro1">
          <table:table-cell office:value-type="float" office:value="780">
            <text:p>780</text:p>
          </table:table-cell>
          <table:table-cell office:value-type="string">
            <text:p>Billy</text:p>
          </table:table-cell>
          <table:table-cell office:value-type="string">
            <text:p>Ancliff</text:p>
          </table:table-cell>
          <table:table-cell office:value-type="string">
            <text:p>bancliffln@google.pl</text:p>
          </table:table-cell>
          <table:table-cell office:value-type="string">
            <text:p>Male</text:p>
          </table:table-cell>
          <table:table-cell office:value-type="string">
            <text:p>16.117.233.50</text:p>
          </table:table-cell>
          <table:table-cell table:number-columns-repeated="2"/>
        </table:table-row>
        <table:table-row table:style-name="ro1">
          <table:table-cell office:value-type="float" office:value="781">
            <text:p>781</text:p>
          </table:table-cell>
          <table:table-cell office:value-type="string">
            <text:p>Theodor</text:p>
          </table:table-cell>
          <table:table-cell office:value-type="string">
            <text:p>De</text:p>
          </table:table-cell>
          <table:table-cell office:value-type="string">
            <text:p>Hailes</text:p>
          </table:table-cell>
          <table:table-cell office:value-type="string">
            <text:p>tdehaileslo@mlb.com</text:p>
          </table:table-cell>
          <table:table-cell office:value-type="string">
            <text:p>Male</text:p>
          </table:table-cell>
          <table:table-cell office:value-type="string">
            <text:p>119.104.231.85</text:p>
          </table:table-cell>
          <table:table-cell/>
        </table:table-row>
        <table:table-row table:style-name="ro1">
          <table:table-cell office:value-type="float" office:value="782">
            <text:p>782</text:p>
          </table:table-cell>
          <table:table-cell office:value-type="string">
            <text:p>Rosalie</text:p>
          </table:table-cell>
          <table:table-cell office:value-type="string">
            <text:p>Lamba</text:p>
          </table:table-cell>
          <table:table-cell office:value-type="string">
            <text:p>rlambalp@japanpost.jp</text:p>
          </table:table-cell>
          <table:table-cell office:value-type="string">
            <text:p>Female</text:p>
          </table:table-cell>
          <table:table-cell office:value-type="string">
            <text:p>215.195.233.108</text:p>
          </table:table-cell>
          <table:table-cell table:number-columns-repeated="2"/>
        </table:table-row>
        <table:table-row table:style-name="ro1">
          <table:table-cell office:value-type="float" office:value="783">
            <text:p>783</text:p>
          </table:table-cell>
          <table:table-cell office:value-type="string">
            <text:p>Nora</text:p>
          </table:table-cell>
          <table:table-cell office:value-type="string">
            <text:p>Bastow</text:p>
          </table:table-cell>
          <table:table-cell office:value-type="string">
            <text:p>nbastowlq@earthlink.net</text:p>
          </table:table-cell>
          <table:table-cell office:value-type="string">
            <text:p>Female</text:p>
          </table:table-cell>
          <table:table-cell office:value-type="string">
            <text:p>198.44.73.28</text:p>
          </table:table-cell>
          <table:table-cell table:number-columns-repeated="2"/>
        </table:table-row>
        <table:table-row table:style-name="ro1">
          <table:table-cell office:value-type="float" office:value="784">
            <text:p>784</text:p>
          </table:table-cell>
          <table:table-cell office:value-type="string">
            <text:p>Anabal</text:p>
          </table:table-cell>
          <table:table-cell office:value-type="string">
            <text:p>Brotherick</text:p>
          </table:table-cell>
          <table:table-cell office:value-type="string">
            <text:p>abrothericklr@infoseek.co.jp</text:p>
          </table:table-cell>
          <table:table-cell office:value-type="string">
            <text:p>Female</text:p>
          </table:table-cell>
          <table:table-cell office:value-type="string">
            <text:p>216.128.149.0</text:p>
          </table:table-cell>
          <table:table-cell table:number-columns-repeated="2"/>
        </table:table-row>
        <table:table-row table:style-name="ro1">
          <table:table-cell office:value-type="float" office:value="785">
            <text:p>785</text:p>
          </table:table-cell>
          <table:table-cell office:value-type="string">
            <text:p>Valli</text:p>
          </table:table-cell>
          <table:table-cell office:value-type="string">
            <text:p>Radcliffe</text:p>
          </table:table-cell>
          <table:table-cell office:value-type="string">
            <text:p>vradcliffels@sciencedaily.com</text:p>
          </table:table-cell>
          <table:table-cell office:value-type="string">
            <text:p>Female</text:p>
          </table:table-cell>
          <table:table-cell office:value-type="string">
            <text:p>51.85.191.4</text:p>
          </table:table-cell>
          <table:table-cell table:number-columns-repeated="2"/>
        </table:table-row>
        <table:table-row table:style-name="ro1">
          <table:table-cell office:value-type="float" office:value="786">
            <text:p>786</text:p>
          </table:table-cell>
          <table:table-cell office:value-type="string">
            <text:p>Aldridge</text:p>
          </table:table-cell>
          <table:table-cell office:value-type="string">
            <text:p>Botterill</text:p>
          </table:table-cell>
          <table:table-cell office:value-type="string">
            <text:p>abotterilllt@dmoz.org</text:p>
          </table:table-cell>
          <table:table-cell office:value-type="string">
            <text:p>Male</text:p>
          </table:table-cell>
          <table:table-cell office:value-type="string">
            <text:p>232.11.185.156</text:p>
          </table:table-cell>
          <table:table-cell table:number-columns-repeated="2"/>
        </table:table-row>
        <table:table-row table:style-name="ro1">
          <table:table-cell office:value-type="float" office:value="787">
            <text:p>787</text:p>
          </table:table-cell>
          <table:table-cell office:value-type="string">
            <text:p>Silvanus</text:p>
          </table:table-cell>
          <table:table-cell office:value-type="string">
            <text:p>Mecco</text:p>
          </table:table-cell>
          <table:table-cell office:value-type="string">
            <text:p>smeccolu@amazon.com</text:p>
          </table:table-cell>
          <table:table-cell office:value-type="string">
            <text:p>Male</text:p>
          </table:table-cell>
          <table:table-cell office:value-type="string">
            <text:p>16.245.45.250</text:p>
          </table:table-cell>
          <table:table-cell table:number-columns-repeated="2"/>
        </table:table-row>
        <table:table-row table:style-name="ro1">
          <table:table-cell office:value-type="float" office:value="788">
            <text:p>788</text:p>
          </table:table-cell>
          <table:table-cell office:value-type="string">
            <text:p>Atalanta</text:p>
          </table:table-cell>
          <table:table-cell office:value-type="string">
            <text:p>Sisse</text:p>
          </table:table-cell>
          <table:table-cell office:value-type="string">
            <text:p>asisselv@issuu.com</text:p>
          </table:table-cell>
          <table:table-cell office:value-type="string">
            <text:p>Female</text:p>
          </table:table-cell>
          <table:table-cell office:value-type="string">
            <text:p>21.223.58.153</text:p>
          </table:table-cell>
          <table:table-cell table:number-columns-repeated="2"/>
        </table:table-row>
        <table:table-row table:style-name="ro1">
          <table:table-cell office:value-type="float" office:value="789">
            <text:p>789</text:p>
          </table:table-cell>
          <table:table-cell office:value-type="string">
            <text:p>Veda</text:p>
          </table:table-cell>
          <table:table-cell office:value-type="string">
            <text:p>O'Griffin</text:p>
          </table:table-cell>
          <table:table-cell office:value-type="string">
            <text:p>vogriffinlw@simplemachines.org</text:p>
          </table:table-cell>
          <table:table-cell office:value-type="string">
            <text:p>Female</text:p>
          </table:table-cell>
          <table:table-cell office:value-type="string">
            <text:p>118.250.217.97</text:p>
          </table:table-cell>
          <table:table-cell table:number-columns-repeated="2"/>
        </table:table-row>
        <table:table-row table:style-name="ro1">
          <table:table-cell office:value-type="float" office:value="790">
            <text:p>790</text:p>
          </table:table-cell>
          <table:table-cell office:value-type="string">
            <text:p>Valencia</text:p>
          </table:table-cell>
          <table:table-cell office:value-type="string">
            <text:p>Joscelin</text:p>
          </table:table-cell>
          <table:table-cell office:value-type="string">
            <text:p>vjoscelinlx@chron.com</text:p>
          </table:table-cell>
          <table:table-cell office:value-type="string">
            <text:p>Female</text:p>
          </table:table-cell>
          <table:table-cell office:value-type="string">
            <text:p>211.220.58.45</text:p>
          </table:table-cell>
          <table:table-cell table:number-columns-repeated="2"/>
        </table:table-row>
        <table:table-row table:style-name="ro1">
          <table:table-cell office:value-type="float" office:value="791">
            <text:p>791</text:p>
          </table:table-cell>
          <table:table-cell office:value-type="string">
            <text:p>Jens</text:p>
          </table:table-cell>
          <table:table-cell office:value-type="string">
            <text:p>Hearle</text:p>
          </table:table-cell>
          <table:table-cell office:value-type="string">
            <text:p>jhearlely@java.com</text:p>
          </table:table-cell>
          <table:table-cell office:value-type="string">
            <text:p>Male</text:p>
          </table:table-cell>
          <table:table-cell office:value-type="string">
            <text:p>85.169.176.44</text:p>
          </table:table-cell>
          <table:table-cell table:number-columns-repeated="2"/>
        </table:table-row>
        <table:table-row table:style-name="ro1">
          <table:table-cell office:value-type="float" office:value="792">
            <text:p>792</text:p>
          </table:table-cell>
          <table:table-cell office:value-type="string">
            <text:p>Jarred</text:p>
          </table:table-cell>
          <table:table-cell office:value-type="string">
            <text:p>Agerskow</text:p>
          </table:table-cell>
          <table:table-cell office:value-type="string">
            <text:p>jagerskowlz@icq.com</text:p>
          </table:table-cell>
          <table:table-cell office:value-type="string">
            <text:p>Male</text:p>
          </table:table-cell>
          <table:table-cell office:value-type="string">
            <text:p>91.5.244.170</text:p>
          </table:table-cell>
          <table:table-cell table:number-columns-repeated="2"/>
        </table:table-row>
        <table:table-row table:style-name="ro1">
          <table:table-cell office:value-type="float" office:value="793">
            <text:p>793</text:p>
          </table:table-cell>
          <table:table-cell office:value-type="string">
            <text:p>Christoforo</text:p>
          </table:table-cell>
          <table:table-cell office:value-type="string">
            <text:p>Luton</text:p>
          </table:table-cell>
          <table:table-cell office:value-type="string">
            <text:p>clutonm0@woothemes.com</text:p>
          </table:table-cell>
          <table:table-cell office:value-type="string">
            <text:p>Male</text:p>
          </table:table-cell>
          <table:table-cell office:value-type="string">
            <text:p>184.255.199.65</text:p>
          </table:table-cell>
          <table:table-cell table:number-columns-repeated="2"/>
        </table:table-row>
        <table:table-row table:style-name="ro1">
          <table:table-cell office:value-type="float" office:value="794">
            <text:p>794</text:p>
          </table:table-cell>
          <table:table-cell office:value-type="string">
            <text:p>Lidia</text:p>
          </table:table-cell>
          <table:table-cell office:value-type="string">
            <text:p>Fellos</text:p>
          </table:table-cell>
          <table:table-cell office:value-type="string">
            <text:p>lfellosm1@ezinearticles.com</text:p>
          </table:table-cell>
          <table:table-cell office:value-type="string">
            <text:p>Female</text:p>
          </table:table-cell>
          <table:table-cell office:value-type="string">
            <text:p>201.49.124.130</text:p>
          </table:table-cell>
          <table:table-cell table:number-columns-repeated="2"/>
        </table:table-row>
        <table:table-row table:style-name="ro1">
          <table:table-cell office:value-type="float" office:value="795">
            <text:p>795</text:p>
          </table:table-cell>
          <table:table-cell office:value-type="string">
            <text:p>Calhoun</text:p>
          </table:table-cell>
          <table:table-cell office:value-type="string">
            <text:p>McGaugey</text:p>
          </table:table-cell>
          <table:table-cell office:value-type="string">
            <text:p>cmcgaugeym2@istockphoto.com</text:p>
          </table:table-cell>
          <table:table-cell office:value-type="string">
            <text:p>Male</text:p>
          </table:table-cell>
          <table:table-cell office:value-type="string">
            <text:p>113.63.129.243</text:p>
          </table:table-cell>
          <table:table-cell table:number-columns-repeated="2"/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Arly</text:p>
          </table:table-cell>
          <table:table-cell office:value-type="string">
            <text:p>Bendixen</text:p>
          </table:table-cell>
          <table:table-cell office:value-type="string">
            <text:p>abendixenm3@google.co.uk</text:p>
          </table:table-cell>
          <table:table-cell office:value-type="string">
            <text:p>Female</text:p>
          </table:table-cell>
          <table:table-cell office:value-type="string">
            <text:p>71.204.107.119</text:p>
          </table:table-cell>
          <table:table-cell table:number-columns-repeated="2"/>
        </table:table-row>
        <table:table-row table:style-name="ro1">
          <table:table-cell office:value-type="float" office:value="797">
            <text:p>797</text:p>
          </table:table-cell>
          <table:table-cell office:value-type="string">
            <text:p>Cheslie</text:p>
          </table:table-cell>
          <table:table-cell office:value-type="string">
            <text:p>Howsin</text:p>
          </table:table-cell>
          <table:table-cell office:value-type="string">
            <text:p>chowsinm4@macromedia.com</text:p>
          </table:table-cell>
          <table:table-cell office:value-type="string">
            <text:p>Female</text:p>
          </table:table-cell>
          <table:table-cell office:value-type="string">
            <text:p>205.158.193.188</text:p>
          </table:table-cell>
          <table:table-cell table:number-columns-repeated="2"/>
        </table:table-row>
        <table:table-row table:style-name="ro1">
          <table:table-cell office:value-type="float" office:value="798">
            <text:p>798</text:p>
          </table:table-cell>
          <table:table-cell office:value-type="string">
            <text:p>Felita</text:p>
          </table:table-cell>
          <table:table-cell office:value-type="string">
            <text:p>Ashingden</text:p>
          </table:table-cell>
          <table:table-cell office:value-type="string">
            <text:p>fashingdenm5@newsvine.com</text:p>
          </table:table-cell>
          <table:table-cell office:value-type="string">
            <text:p>Female</text:p>
          </table:table-cell>
          <table:table-cell office:value-type="string">
            <text:p>12.197.173.20</text:p>
          </table:table-cell>
          <table:table-cell table:number-columns-repeated="2"/>
        </table:table-row>
        <table:table-row table:style-name="ro1">
          <table:table-cell office:value-type="float" office:value="799">
            <text:p>799</text:p>
          </table:table-cell>
          <table:table-cell office:value-type="string">
            <text:p>Brose</text:p>
          </table:table-cell>
          <table:table-cell office:value-type="string">
            <text:p>Ridings</text:p>
          </table:table-cell>
          <table:table-cell office:value-type="string">
            <text:p>bridingsm6@craigslist.org</text:p>
          </table:table-cell>
          <table:table-cell office:value-type="string">
            <text:p>Male</text:p>
          </table:table-cell>
          <table:table-cell office:value-type="string">
            <text:p>165.111.233.29</text:p>
          </table:table-cell>
          <table:table-cell table:number-columns-repeated="2"/>
        </table:table-row>
        <table:table-row table:style-name="ro1">
          <table:table-cell office:value-type="float" office:value="800">
            <text:p>800</text:p>
          </table:table-cell>
          <table:table-cell office:value-type="string">
            <text:p>Abbey</text:p>
          </table:table-cell>
          <table:table-cell office:value-type="string">
            <text:p>Perry</text:p>
          </table:table-cell>
          <table:table-cell office:value-type="string">
            <text:p>aperrym7@house.gov</text:p>
          </table:table-cell>
          <table:table-cell office:value-type="string">
            <text:p>Female</text:p>
          </table:table-cell>
          <table:table-cell office:value-type="string">
            <text:p>123.207.252.186</text:p>
          </table:table-cell>
          <table:table-cell table:number-columns-repeated="2"/>
        </table:table-row>
        <table:table-row table:style-name="ro1">
          <table:table-cell office:value-type="float" office:value="801">
            <text:p>801</text:p>
          </table:table-cell>
          <table:table-cell office:value-type="string">
            <text:p>Lalo</text:p>
          </table:table-cell>
          <table:table-cell office:value-type="string">
            <text:p>Eefting</text:p>
          </table:table-cell>
          <table:table-cell office:value-type="string">
            <text:p>leeftingm8@ifeng.com</text:p>
          </table:table-cell>
          <table:table-cell office:value-type="string">
            <text:p>Male</text:p>
          </table:table-cell>
          <table:table-cell office:value-type="string">
            <text:p>127.3.135.7</text:p>
          </table:table-cell>
          <table:table-cell table:number-columns-repeated="2"/>
        </table:table-row>
        <table:table-row table:style-name="ro1">
          <table:table-cell office:value-type="float" office:value="802">
            <text:p>802</text:p>
          </table:table-cell>
          <table:table-cell office:value-type="string">
            <text:p>Corenda</text:p>
          </table:table-cell>
          <table:table-cell office:value-type="string">
            <text:p>Smithers</text:p>
          </table:table-cell>
          <table:table-cell office:value-type="string">
            <text:p>csmithersm9@webnode.com</text:p>
          </table:table-cell>
          <table:table-cell office:value-type="string">
            <text:p>Female</text:p>
          </table:table-cell>
          <table:table-cell office:value-type="string">
            <text:p>16.51.37.101</text:p>
          </table:table-cell>
          <table:table-cell table:number-columns-repeated="2"/>
        </table:table-row>
        <table:table-row table:style-name="ro1">
          <table:table-cell office:value-type="float" office:value="803">
            <text:p>803</text:p>
          </table:table-cell>
          <table:table-cell office:value-type="string">
            <text:p>Jeth</text:p>
          </table:table-cell>
          <table:table-cell office:value-type="string">
            <text:p>Kynaston</text:p>
          </table:table-cell>
          <table:table-cell office:value-type="string">
            <text:p>jkynastonma@drupal.org</text:p>
          </table:table-cell>
          <table:table-cell office:value-type="string">
            <text:p>Male</text:p>
          </table:table-cell>
          <table:table-cell office:value-type="string">
            <text:p>190.39.172.211</text:p>
          </table:table-cell>
          <table:table-cell table:number-columns-repeated="2"/>
        </table:table-row>
        <table:table-row table:style-name="ro1">
          <table:table-cell office:value-type="float" office:value="804">
            <text:p>804</text:p>
          </table:table-cell>
          <table:table-cell office:value-type="string">
            <text:p>Daloris</text:p>
          </table:table-cell>
          <table:table-cell office:value-type="string">
            <text:p>Livett</text:p>
          </table:table-cell>
          <table:table-cell office:value-type="string">
            <text:p>dlivettmb@cnet.com</text:p>
          </table:table-cell>
          <table:table-cell office:value-type="string">
            <text:p>Female</text:p>
          </table:table-cell>
          <table:table-cell office:value-type="string">
            <text:p>242.52.41.31</text:p>
          </table:table-cell>
          <table:table-cell table:number-columns-repeated="2"/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Coleen</text:p>
          </table:table-cell>
          <table:table-cell office:value-type="string">
            <text:p>Firidolfi</text:p>
          </table:table-cell>
          <table:table-cell office:value-type="string">
            <text:p>cfiridolfimc@shutterfly.com</text:p>
          </table:table-cell>
          <table:table-cell office:value-type="string">
            <text:p>Female</text:p>
          </table:table-cell>
          <table:table-cell office:value-type="string">
            <text:p>213.217.239.157</text:p>
          </table:table-cell>
          <table:table-cell table:number-columns-repeated="2"/>
        </table:table-row>
        <table:table-row table:style-name="ro1">
          <table:table-cell office:value-type="float" office:value="806">
            <text:p>806</text:p>
          </table:table-cell>
          <table:table-cell office:value-type="string">
            <text:p>Lars</text:p>
          </table:table-cell>
          <table:table-cell office:value-type="string">
            <text:p>Frearson</text:p>
          </table:table-cell>
          <table:table-cell office:value-type="string">
            <text:p>lfrearsonmd@photobucket.com</text:p>
          </table:table-cell>
          <table:table-cell office:value-type="string">
            <text:p>Male</text:p>
          </table:table-cell>
          <table:table-cell office:value-type="string">
            <text:p>187.32.40.147</text:p>
          </table:table-cell>
          <table:table-cell table:number-columns-repeated="2"/>
        </table:table-row>
        <table:table-row table:style-name="ro1">
          <table:table-cell office:value-type="float" office:value="807">
            <text:p>807</text:p>
          </table:table-cell>
          <table:table-cell office:value-type="string">
            <text:p>Ase</text:p>
          </table:table-cell>
          <table:table-cell office:value-type="string">
            <text:p>Leser</text:p>
          </table:table-cell>
          <table:table-cell office:value-type="string">
            <text:p>aleserme@fotki.com</text:p>
          </table:table-cell>
          <table:table-cell office:value-type="string">
            <text:p>Male</text:p>
          </table:table-cell>
          <table:table-cell office:value-type="string">
            <text:p>246.88.167.165</text:p>
          </table:table-cell>
          <table:table-cell table:number-columns-repeated="2"/>
        </table:table-row>
        <table:table-row table:style-name="ro1">
          <table:table-cell office:value-type="float" office:value="808">
            <text:p>808</text:p>
          </table:table-cell>
          <table:table-cell office:value-type="string">
            <text:p>Blondie</text:p>
          </table:table-cell>
          <table:table-cell office:value-type="string">
            <text:p>Crehan</text:p>
          </table:table-cell>
          <table:table-cell office:value-type="string">
            <text:p>bcrehanmf@gizmodo.com</text:p>
          </table:table-cell>
          <table:table-cell office:value-type="string">
            <text:p>Female</text:p>
          </table:table-cell>
          <table:table-cell office:value-type="string">
            <text:p>58.245.186.58</text:p>
          </table:table-cell>
          <table:table-cell table:number-columns-repeated="2"/>
        </table:table-row>
        <table:table-row table:style-name="ro1">
          <table:table-cell office:value-type="float" office:value="809">
            <text:p>809</text:p>
          </table:table-cell>
          <table:table-cell office:value-type="string">
            <text:p>Hurleigh</text:p>
          </table:table-cell>
          <table:table-cell office:value-type="string">
            <text:p>Rohlfs</text:p>
          </table:table-cell>
          <table:table-cell office:value-type="string">
            <text:p>hrohlfsmg@miitbeian.gov.cn</text:p>
          </table:table-cell>
          <table:table-cell office:value-type="string">
            <text:p>Male</text:p>
          </table:table-cell>
          <table:table-cell office:value-type="string">
            <text:p>100.230.223.241</text:p>
          </table:table-cell>
          <table:table-cell table:number-columns-repeated="2"/>
        </table:table-row>
        <table:table-row table:style-name="ro1">
          <table:table-cell office:value-type="float" office:value="810">
            <text:p>810</text:p>
          </table:table-cell>
          <table:table-cell office:value-type="string">
            <text:p>Linell</text:p>
          </table:table-cell>
          <table:table-cell office:value-type="string">
            <text:p>Grennan</text:p>
          </table:table-cell>
          <table:table-cell office:value-type="string">
            <text:p>lgrennanmh@deviantart.com</text:p>
          </table:table-cell>
          <table:table-cell office:value-type="string">
            <text:p>Female</text:p>
          </table:table-cell>
          <table:table-cell office:value-type="string">
            <text:p>212.116.129.219</text:p>
          </table:table-cell>
          <table:table-cell table:number-columns-repeated="2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Silvio</text:p>
          </table:table-cell>
          <table:table-cell office:value-type="string">
            <text:p>Harroll</text:p>
          </table:table-cell>
          <table:table-cell office:value-type="string">
            <text:p>sharrollmi@canalblog.com</text:p>
          </table:table-cell>
          <table:table-cell office:value-type="string">
            <text:p>Male</text:p>
          </table:table-cell>
          <table:table-cell office:value-type="string">
            <text:p>62.192.22.35</text:p>
          </table:table-cell>
          <table:table-cell table:number-columns-repeated="2"/>
        </table:table-row>
        <table:table-row table:style-name="ro1">
          <table:table-cell office:value-type="float" office:value="812">
            <text:p>812</text:p>
          </table:table-cell>
          <table:table-cell office:value-type="string">
            <text:p>Stefan</text:p>
          </table:table-cell>
          <table:table-cell office:value-type="string">
            <text:p>Rannald</text:p>
          </table:table-cell>
          <table:table-cell office:value-type="string">
            <text:p>srannaldmj@foxnews.com</text:p>
          </table:table-cell>
          <table:table-cell office:value-type="string">
            <text:p>Male</text:p>
          </table:table-cell>
          <table:table-cell office:value-type="string">
            <text:p>167.63.244.29</text:p>
          </table:table-cell>
          <table:table-cell table:number-columns-repeated="2"/>
        </table:table-row>
        <table:table-row table:style-name="ro1">
          <table:table-cell office:value-type="float" office:value="813">
            <text:p>813</text:p>
          </table:table-cell>
          <table:table-cell office:value-type="string">
            <text:p>Jeanelle</text:p>
          </table:table-cell>
          <table:table-cell office:value-type="string">
            <text:p>Lambie</text:p>
          </table:table-cell>
          <table:table-cell office:value-type="string">
            <text:p>jlambiemk@jigsy.com</text:p>
          </table:table-cell>
          <table:table-cell office:value-type="string">
            <text:p>Female</text:p>
          </table:table-cell>
          <table:table-cell office:value-type="string">
            <text:p>103.88.190.188</text:p>
          </table:table-cell>
          <table:table-cell table:number-columns-repeated="2"/>
        </table:table-row>
        <table:table-row table:style-name="ro1">
          <table:table-cell office:value-type="float" office:value="814">
            <text:p>814</text:p>
          </table:table-cell>
          <table:table-cell office:value-type="string">
            <text:p>Betta</text:p>
          </table:table-cell>
          <table:table-cell office:value-type="string">
            <text:p>Hatwells</text:p>
          </table:table-cell>
          <table:table-cell office:value-type="string">
            <text:p>bhatwellsml@ed.gov</text:p>
          </table:table-cell>
          <table:table-cell office:value-type="string">
            <text:p>Female</text:p>
          </table:table-cell>
          <table:table-cell office:value-type="string">
            <text:p>31.250.185.43</text:p>
          </table:table-cell>
          <table:table-cell table:number-columns-repeated="2"/>
        </table:table-row>
        <table:table-row table:style-name="ro1">
          <table:table-cell office:value-type="float" office:value="815">
            <text:p>815</text:p>
          </table:table-cell>
          <table:table-cell office:value-type="string">
            <text:p>Susannah</text:p>
          </table:table-cell>
          <table:table-cell office:value-type="string">
            <text:p>Sturges</text:p>
          </table:table-cell>
          <table:table-cell office:value-type="string">
            <text:p>ssturgesmm@theatlantic.com</text:p>
          </table:table-cell>
          <table:table-cell office:value-type="string">
            <text:p>Female</text:p>
          </table:table-cell>
          <table:table-cell office:value-type="string">
            <text:p>109.34.78.72</text:p>
          </table:table-cell>
          <table:table-cell table:number-columns-repeated="2"/>
        </table:table-row>
        <table:table-row table:style-name="ro1">
          <table:table-cell office:value-type="float" office:value="816">
            <text:p>816</text:p>
          </table:table-cell>
          <table:table-cell office:value-type="string">
            <text:p>Salli</text:p>
          </table:table-cell>
          <table:table-cell office:value-type="string">
            <text:p>Pople</text:p>
          </table:table-cell>
          <table:table-cell office:value-type="string">
            <text:p>spoplemn@godaddy.com</text:p>
          </table:table-cell>
          <table:table-cell office:value-type="string">
            <text:p>Female</text:p>
          </table:table-cell>
          <table:table-cell office:value-type="string">
            <text:p>99.17.236.186</text:p>
          </table:table-cell>
          <table:table-cell table:number-columns-repeated="2"/>
        </table:table-row>
        <table:table-row table:style-name="ro1">
          <table:table-cell office:value-type="float" office:value="817">
            <text:p>817</text:p>
          </table:table-cell>
          <table:table-cell office:value-type="string">
            <text:p>Alano</text:p>
          </table:table-cell>
          <table:table-cell office:value-type="string">
            <text:p>Ingree</text:p>
          </table:table-cell>
          <table:table-cell office:value-type="string">
            <text:p>aingreemo@uiuc.edu</text:p>
          </table:table-cell>
          <table:table-cell office:value-type="string">
            <text:p>Male</text:p>
          </table:table-cell>
          <table:table-cell office:value-type="string">
            <text:p>233.53.184.60</text:p>
          </table:table-cell>
          <table:table-cell table:number-columns-repeated="2"/>
        </table:table-row>
        <table:table-row table:style-name="ro1">
          <table:table-cell office:value-type="float" office:value="818">
            <text:p>818</text:p>
          </table:table-cell>
          <table:table-cell office:value-type="string">
            <text:p>Maje</text:p>
          </table:table-cell>
          <table:table-cell office:value-type="string">
            <text:p>Crocroft</text:p>
          </table:table-cell>
          <table:table-cell office:value-type="string">
            <text:p>mcrocroftmp@businesswire.com</text:p>
          </table:table-cell>
          <table:table-cell office:value-type="string">
            <text:p>Male</text:p>
          </table:table-cell>
          <table:table-cell office:value-type="string">
            <text:p>91.141.250.99</text:p>
          </table:table-cell>
          <table:table-cell table:number-columns-repeated="2"/>
        </table:table-row>
        <table:table-row table:style-name="ro1">
          <table:table-cell office:value-type="float" office:value="819">
            <text:p>819</text:p>
          </table:table-cell>
          <table:table-cell office:value-type="string">
            <text:p>Salmon</text:p>
          </table:table-cell>
          <table:table-cell office:value-type="string">
            <text:p>Torry</text:p>
          </table:table-cell>
          <table:table-cell office:value-type="string">
            <text:p>storrymq@bing.com</text:p>
          </table:table-cell>
          <table:table-cell office:value-type="string">
            <text:p>Male</text:p>
          </table:table-cell>
          <table:table-cell office:value-type="string">
            <text:p>101.24.144.202</text:p>
          </table:table-cell>
          <table:table-cell table:number-columns-repeated="2"/>
        </table:table-row>
        <table:table-row table:style-name="ro1">
          <table:table-cell office:value-type="float" office:value="820">
            <text:p>820</text:p>
          </table:table-cell>
          <table:table-cell office:value-type="string">
            <text:p>Grethel</text:p>
          </table:table-cell>
          <table:table-cell office:value-type="string">
            <text:p>Flack</text:p>
          </table:table-cell>
          <table:table-cell office:value-type="string">
            <text:p>gflackmr@columbia.edu</text:p>
          </table:table-cell>
          <table:table-cell office:value-type="string">
            <text:p>Female</text:p>
          </table:table-cell>
          <table:table-cell office:value-type="string">
            <text:p>206.227.22.206</text:p>
          </table:table-cell>
          <table:table-cell table:number-columns-repeated="2"/>
        </table:table-row>
        <table:table-row table:style-name="ro1">
          <table:table-cell office:value-type="float" office:value="821">
            <text:p>821</text:p>
          </table:table-cell>
          <table:table-cell office:value-type="string">
            <text:p>Tye</text:p>
          </table:table-cell>
          <table:table-cell office:value-type="string">
            <text:p>Trimmell</text:p>
          </table:table-cell>
          <table:table-cell office:value-type="string">
            <text:p>ttrimmellms@moonfruit.com</text:p>
          </table:table-cell>
          <table:table-cell office:value-type="string">
            <text:p>Male</text:p>
          </table:table-cell>
          <table:table-cell office:value-type="string">
            <text:p>91.115.189.84</text:p>
          </table:table-cell>
          <table:table-cell table:number-columns-repeated="2"/>
        </table:table-row>
        <table:table-row table:style-name="ro1">
          <table:table-cell office:value-type="float" office:value="822">
            <text:p>822</text:p>
          </table:table-cell>
          <table:table-cell office:value-type="string">
            <text:p>Pierre</text:p>
          </table:table-cell>
          <table:table-cell office:value-type="string">
            <text:p>Scanlan</text:p>
          </table:table-cell>
          <table:table-cell office:value-type="string">
            <text:p>pscanlanmt@bloglovin.com</text:p>
          </table:table-cell>
          <table:table-cell office:value-type="string">
            <text:p>Male</text:p>
          </table:table-cell>
          <table:table-cell office:value-type="string">
            <text:p>31.57.111.185</text:p>
          </table:table-cell>
          <table:table-cell table:number-columns-repeated="2"/>
        </table:table-row>
        <table:table-row table:style-name="ro1">
          <table:table-cell office:value-type="float" office:value="823">
            <text:p>823</text:p>
          </table:table-cell>
          <table:table-cell office:value-type="string">
            <text:p>Evangeline</text:p>
          </table:table-cell>
          <table:table-cell office:value-type="string">
            <text:p>Thairs</text:p>
          </table:table-cell>
          <table:table-cell office:value-type="string">
            <text:p>ethairsmu@netlog.com</text:p>
          </table:table-cell>
          <table:table-cell office:value-type="string">
            <text:p>Female</text:p>
          </table:table-cell>
          <table:table-cell office:value-type="string">
            <text:p>253.192.94.3</text:p>
          </table:table-cell>
          <table:table-cell table:number-columns-repeated="2"/>
        </table:table-row>
        <table:table-row table:style-name="ro1">
          <table:table-cell office:value-type="float" office:value="824">
            <text:p>824</text:p>
          </table:table-cell>
          <table:table-cell office:value-type="string">
            <text:p>Lebbie</text:p>
          </table:table-cell>
          <table:table-cell office:value-type="string">
            <text:p>Dallosso</text:p>
          </table:table-cell>
          <table:table-cell office:value-type="string">
            <text:p>ldallossomv@time.com</text:p>
          </table:table-cell>
          <table:table-cell office:value-type="string">
            <text:p>Female</text:p>
          </table:table-cell>
          <table:table-cell office:value-type="string">
            <text:p>168.117.131.38</text:p>
          </table:table-cell>
          <table:table-cell table:number-columns-repeated="2"/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Eolanda</text:p>
          </table:table-cell>
          <table:table-cell office:value-type="string">
            <text:p>Dominey</text:p>
          </table:table-cell>
          <table:table-cell office:value-type="string">
            <text:p>edomineymw@purevolume.com</text:p>
          </table:table-cell>
          <table:table-cell office:value-type="string">
            <text:p>Female</text:p>
          </table:table-cell>
          <table:table-cell office:value-type="string">
            <text:p>146.92.220.125</text:p>
          </table:table-cell>
          <table:table-cell table:number-columns-repeated="2"/>
        </table:table-row>
        <table:table-row table:style-name="ro1">
          <table:table-cell office:value-type="float" office:value="826">
            <text:p>826</text:p>
          </table:table-cell>
          <table:table-cell office:value-type="string">
            <text:p>Darill</text:p>
          </table:table-cell>
          <table:table-cell office:value-type="string">
            <text:p>Tritten</text:p>
          </table:table-cell>
          <table:table-cell office:value-type="string">
            <text:p>dtrittenmx@gov.uk</text:p>
          </table:table-cell>
          <table:table-cell office:value-type="string">
            <text:p>Male</text:p>
          </table:table-cell>
          <table:table-cell office:value-type="string">
            <text:p>233.15.50.2</text:p>
          </table:table-cell>
          <table:table-cell table:number-columns-repeated="2"/>
        </table:table-row>
        <table:table-row table:style-name="ro1">
          <table:table-cell office:value-type="float" office:value="827">
            <text:p>827</text:p>
          </table:table-cell>
          <table:table-cell office:value-type="string">
            <text:p>Shirleen</text:p>
          </table:table-cell>
          <table:table-cell office:value-type="string">
            <text:p>Timny</text:p>
          </table:table-cell>
          <table:table-cell office:value-type="string">
            <text:p>stimnymy@reddit.com</text:p>
          </table:table-cell>
          <table:table-cell office:value-type="string">
            <text:p>Female</text:p>
          </table:table-cell>
          <table:table-cell office:value-type="string">
            <text:p>23.47.192.210</text:p>
          </table:table-cell>
          <table:table-cell table:number-columns-repeated="2"/>
        </table:table-row>
        <table:table-row table:style-name="ro1">
          <table:table-cell office:value-type="float" office:value="828">
            <text:p>828</text:p>
          </table:table-cell>
          <table:table-cell office:value-type="string">
            <text:p>Jarrett</text:p>
          </table:table-cell>
          <table:table-cell office:value-type="string">
            <text:p>Storcke</text:p>
          </table:table-cell>
          <table:table-cell office:value-type="string">
            <text:p>jstorckemz@qq.com</text:p>
          </table:table-cell>
          <table:table-cell office:value-type="string">
            <text:p>Male</text:p>
          </table:table-cell>
          <table:table-cell office:value-type="string">
            <text:p>42.12.195.0</text:p>
          </table:table-cell>
          <table:table-cell table:number-columns-repeated="2"/>
        </table:table-row>
        <table:table-row table:style-name="ro1">
          <table:table-cell office:value-type="float" office:value="829">
            <text:p>829</text:p>
          </table:table-cell>
          <table:table-cell office:value-type="string">
            <text:p>Tamqrah</text:p>
          </table:table-cell>
          <table:table-cell office:value-type="string">
            <text:p>Solesbury</text:p>
          </table:table-cell>
          <table:table-cell office:value-type="string">
            <text:p>tsolesburyn0@yandex.ru</text:p>
          </table:table-cell>
          <table:table-cell office:value-type="string">
            <text:p>Female</text:p>
          </table:table-cell>
          <table:table-cell office:value-type="string">
            <text:p>228.194.187.145</text:p>
          </table:table-cell>
          <table:table-cell table:number-columns-repeated="2"/>
        </table:table-row>
        <table:table-row table:style-name="ro1">
          <table:table-cell office:value-type="float" office:value="830">
            <text:p>830</text:p>
          </table:table-cell>
          <table:table-cell office:value-type="string">
            <text:p>Mohammed</text:p>
          </table:table-cell>
          <table:table-cell office:value-type="string">
            <text:p>Baldocci</text:p>
          </table:table-cell>
          <table:table-cell office:value-type="string">
            <text:p>mbaldoccin1@livejournal.com</text:p>
          </table:table-cell>
          <table:table-cell office:value-type="string">
            <text:p>Male</text:p>
          </table:table-cell>
          <table:table-cell office:value-type="string">
            <text:p>100.35.229.100</text:p>
          </table:table-cell>
          <table:table-cell table:number-columns-repeated="2"/>
        </table:table-row>
        <table:table-row table:style-name="ro1">
          <table:table-cell office:value-type="float" office:value="831">
            <text:p>831</text:p>
          </table:table-cell>
          <table:table-cell office:value-type="string">
            <text:p>Abigail</text:p>
          </table:table-cell>
          <table:table-cell office:value-type="string">
            <text:p>Chipchase</text:p>
          </table:table-cell>
          <table:table-cell office:value-type="string">
            <text:p>achipchasen2@creativecommons.org</text:p>
          </table:table-cell>
          <table:table-cell office:value-type="string">
            <text:p>Female</text:p>
          </table:table-cell>
          <table:table-cell office:value-type="string">
            <text:p>249.69.197.238</text:p>
          </table:table-cell>
          <table:table-cell table:number-columns-repeated="2"/>
        </table:table-row>
        <table:table-row table:style-name="ro1">
          <table:table-cell office:value-type="float" office:value="832">
            <text:p>832</text:p>
          </table:table-cell>
          <table:table-cell office:value-type="string">
            <text:p>Collete</text:p>
          </table:table-cell>
          <table:table-cell office:value-type="string">
            <text:p>Lewington</text:p>
          </table:table-cell>
          <table:table-cell office:value-type="string">
            <text:p>clewingtonn3@paginegialle.it</text:p>
          </table:table-cell>
          <table:table-cell office:value-type="string">
            <text:p>Female</text:p>
          </table:table-cell>
          <table:table-cell office:value-type="string">
            <text:p>165.163.224.178</text:p>
          </table:table-cell>
          <table:table-cell table:number-columns-repeated="2"/>
        </table:table-row>
        <table:table-row table:style-name="ro1">
          <table:table-cell office:value-type="float" office:value="833">
            <text:p>833</text:p>
          </table:table-cell>
          <table:table-cell office:value-type="string">
            <text:p>Mano</text:p>
          </table:table-cell>
          <table:table-cell office:value-type="string">
            <text:p>Archbald</text:p>
          </table:table-cell>
          <table:table-cell office:value-type="string">
            <text:p>marchbaldn4@guardian.co.uk</text:p>
          </table:table-cell>
          <table:table-cell office:value-type="string">
            <text:p>Male</text:p>
          </table:table-cell>
          <table:table-cell office:value-type="string">
            <text:p>13.71.194.160</text:p>
          </table:table-cell>
          <table:table-cell table:number-columns-repeated="2"/>
        </table:table-row>
        <table:table-row table:style-name="ro1">
          <table:table-cell office:value-type="float" office:value="834">
            <text:p>834</text:p>
          </table:table-cell>
          <table:table-cell office:value-type="string">
            <text:p>Audy</text:p>
          </table:table-cell>
          <table:table-cell office:value-type="string">
            <text:p>Mahoney</text:p>
          </table:table-cell>
          <table:table-cell office:value-type="string">
            <text:p>amahoneyn5@mozilla.org</text:p>
          </table:table-cell>
          <table:table-cell office:value-type="string">
            <text:p>Female</text:p>
          </table:table-cell>
          <table:table-cell office:value-type="string">
            <text:p>26.244.128.146</text:p>
          </table:table-cell>
          <table:table-cell table:number-columns-repeated="2"/>
        </table:table-row>
        <table:table-row table:style-name="ro1">
          <table:table-cell office:value-type="float" office:value="835">
            <text:p>835</text:p>
          </table:table-cell>
          <table:table-cell office:value-type="string">
            <text:p>Allistir</text:p>
          </table:table-cell>
          <table:table-cell office:value-type="string">
            <text:p>Ellcock</text:p>
          </table:table-cell>
          <table:table-cell office:value-type="string">
            <text:p>aellcockn6@sbwire.com</text:p>
          </table:table-cell>
          <table:table-cell office:value-type="string">
            <text:p>Male</text:p>
          </table:table-cell>
          <table:table-cell office:value-type="string">
            <text:p>4.45.37.207</text:p>
          </table:table-cell>
          <table:table-cell table:number-columns-repeated="2"/>
        </table:table-row>
        <table:table-row table:style-name="ro1">
          <table:table-cell office:value-type="float" office:value="836">
            <text:p>836</text:p>
          </table:table-cell>
          <table:table-cell office:value-type="string">
            <text:p>Hillier</text:p>
          </table:table-cell>
          <table:table-cell office:value-type="string">
            <text:p>Georgeson</text:p>
          </table:table-cell>
          <table:table-cell office:value-type="string">
            <text:p>hgeorgesonn7@paginegialle.it</text:p>
          </table:table-cell>
          <table:table-cell office:value-type="string">
            <text:p>Male</text:p>
          </table:table-cell>
          <table:table-cell office:value-type="string">
            <text:p>222.226.159.235</text:p>
          </table:table-cell>
          <table:table-cell table:number-columns-repeated="2"/>
        </table:table-row>
        <table:table-row table:style-name="ro1">
          <table:table-cell office:value-type="float" office:value="837">
            <text:p>837</text:p>
          </table:table-cell>
          <table:table-cell office:value-type="string">
            <text:p>Candi</text:p>
          </table:table-cell>
          <table:table-cell office:value-type="string">
            <text:p>Vlasenko</text:p>
          </table:table-cell>
          <table:table-cell office:value-type="string">
            <text:p>cvlasenkon8@amazon.co.jp</text:p>
          </table:table-cell>
          <table:table-cell office:value-type="string">
            <text:p>Female</text:p>
          </table:table-cell>
          <table:table-cell office:value-type="string">
            <text:p>62.38.21.55</text:p>
          </table:table-cell>
          <table:table-cell table:number-columns-repeated="2"/>
        </table:table-row>
        <table:table-row table:style-name="ro1">
          <table:table-cell office:value-type="float" office:value="838">
            <text:p>838</text:p>
          </table:table-cell>
          <table:table-cell office:value-type="string">
            <text:p>Barnie</text:p>
          </table:table-cell>
          <table:table-cell office:value-type="string">
            <text:p>Huffer</text:p>
          </table:table-cell>
          <table:table-cell office:value-type="string">
            <text:p>bhuffern9@wordpress.com</text:p>
          </table:table-cell>
          <table:table-cell office:value-type="string">
            <text:p>Male</text:p>
          </table:table-cell>
          <table:table-cell office:value-type="string">
            <text:p>249.131.198.246</text:p>
          </table:table-cell>
          <table:table-cell table:number-columns-repeated="2"/>
        </table:table-row>
        <table:table-row table:style-name="ro1">
          <table:table-cell office:value-type="float" office:value="839">
            <text:p>839</text:p>
          </table:table-cell>
          <table:table-cell office:value-type="string">
            <text:p>Paulo</text:p>
          </table:table-cell>
          <table:table-cell office:value-type="string">
            <text:p>Brabben</text:p>
          </table:table-cell>
          <table:table-cell office:value-type="string">
            <text:p>pbrabbenna@merriam-webster.com</text:p>
          </table:table-cell>
          <table:table-cell office:value-type="string">
            <text:p>Male</text:p>
          </table:table-cell>
          <table:table-cell office:value-type="string">
            <text:p>194.54.183.12</text:p>
          </table:table-cell>
          <table:table-cell table:number-columns-repeated="2"/>
        </table:table-row>
        <table:table-row table:style-name="ro1">
          <table:table-cell office:value-type="float" office:value="840">
            <text:p>840</text:p>
          </table:table-cell>
          <table:table-cell office:value-type="string">
            <text:p>Tann</text:p>
          </table:table-cell>
          <table:table-cell office:value-type="string">
            <text:p>Spurway</text:p>
          </table:table-cell>
          <table:table-cell office:value-type="string">
            <text:p>tspurwaynb@uiuc.edu</text:p>
          </table:table-cell>
          <table:table-cell office:value-type="string">
            <text:p>Male</text:p>
          </table:table-cell>
          <table:table-cell office:value-type="string">
            <text:p>26.185.0.47</text:p>
          </table:table-cell>
          <table:table-cell table:number-columns-repeated="2"/>
        </table:table-row>
        <table:table-row table:style-name="ro1">
          <table:table-cell office:value-type="float" office:value="841">
            <text:p>841</text:p>
          </table:table-cell>
          <table:table-cell office:value-type="string">
            <text:p>Bealle</text:p>
          </table:table-cell>
          <table:table-cell office:value-type="string">
            <text:p>Auckland</text:p>
          </table:table-cell>
          <table:table-cell office:value-type="string">
            <text:p>baucklandnc@bbb.org</text:p>
          </table:table-cell>
          <table:table-cell office:value-type="string">
            <text:p>Male</text:p>
          </table:table-cell>
          <table:table-cell office:value-type="string">
            <text:p>135.112.198.228</text:p>
          </table:table-cell>
          <table:table-cell table:number-columns-repeated="2"/>
        </table:table-row>
        <table:table-row table:style-name="ro1">
          <table:table-cell office:value-type="float" office:value="842">
            <text:p>842</text:p>
          </table:table-cell>
          <table:table-cell office:value-type="string">
            <text:p>Flint</text:p>
          </table:table-cell>
          <table:table-cell office:value-type="string">
            <text:p>Coopey</text:p>
          </table:table-cell>
          <table:table-cell office:value-type="string">
            <text:p>fcoopeynd@ask.com</text:p>
          </table:table-cell>
          <table:table-cell office:value-type="string">
            <text:p>Male</text:p>
          </table:table-cell>
          <table:table-cell office:value-type="string">
            <text:p>174.246.125.53</text:p>
          </table:table-cell>
          <table:table-cell table:number-columns-repeated="2"/>
        </table:table-row>
        <table:table-row table:style-name="ro1">
          <table:table-cell office:value-type="float" office:value="843">
            <text:p>843</text:p>
          </table:table-cell>
          <table:table-cell office:value-type="string">
            <text:p>Desdemona</text:p>
          </table:table-cell>
          <table:table-cell office:value-type="string">
            <text:p>Oiller</text:p>
          </table:table-cell>
          <table:table-cell office:value-type="string">
            <text:p>doillerne@slideshare.net</text:p>
          </table:table-cell>
          <table:table-cell office:value-type="string">
            <text:p>Female</text:p>
          </table:table-cell>
          <table:table-cell office:value-type="string">
            <text:p>143.234.141.4</text:p>
          </table:table-cell>
          <table:table-cell table:number-columns-repeated="2"/>
        </table:table-row>
        <table:table-row table:style-name="ro1">
          <table:table-cell office:value-type="float" office:value="844">
            <text:p>844</text:p>
          </table:table-cell>
          <table:table-cell office:value-type="string">
            <text:p>Arni</text:p>
          </table:table-cell>
          <table:table-cell office:value-type="string">
            <text:p>Goddard</text:p>
          </table:table-cell>
          <table:table-cell office:value-type="string">
            <text:p>agoddardnf@msn.com</text:p>
          </table:table-cell>
          <table:table-cell office:value-type="string">
            <text:p>Male</text:p>
          </table:table-cell>
          <table:table-cell office:value-type="string">
            <text:p>142.203.167.128</text:p>
          </table:table-cell>
          <table:table-cell table:number-columns-repeated="2"/>
        </table:table-row>
        <table:table-row table:style-name="ro1">
          <table:table-cell office:value-type="float" office:value="845">
            <text:p>845</text:p>
          </table:table-cell>
          <table:table-cell office:value-type="string">
            <text:p>Novelia</text:p>
          </table:table-cell>
          <table:table-cell office:value-type="string">
            <text:p>Haverty</text:p>
          </table:table-cell>
          <table:table-cell office:value-type="string">
            <text:p>nhavertyng@spiegel.de</text:p>
          </table:table-cell>
          <table:table-cell office:value-type="string">
            <text:p>Female</text:p>
          </table:table-cell>
          <table:table-cell office:value-type="string">
            <text:p>190.156.67.86</text:p>
          </table:table-cell>
          <table:table-cell table:number-columns-repeated="2"/>
        </table:table-row>
        <table:table-row table:style-name="ro1">
          <table:table-cell office:value-type="float" office:value="846">
            <text:p>846</text:p>
          </table:table-cell>
          <table:table-cell office:value-type="string">
            <text:p>Lorrie</text:p>
          </table:table-cell>
          <table:table-cell office:value-type="string">
            <text:p>Coltart</text:p>
          </table:table-cell>
          <table:table-cell office:value-type="string">
            <text:p>lcoltartnh@usa.gov</text:p>
          </table:table-cell>
          <table:table-cell office:value-type="string">
            <text:p>Male</text:p>
          </table:table-cell>
          <table:table-cell office:value-type="string">
            <text:p>224.235.162.209</text:p>
          </table:table-cell>
          <table:table-cell table:number-columns-repeated="2"/>
        </table:table-row>
        <table:table-row table:style-name="ro1">
          <table:table-cell office:value-type="float" office:value="847">
            <text:p>847</text:p>
          </table:table-cell>
          <table:table-cell office:value-type="string">
            <text:p>Cathyleen</text:p>
          </table:table-cell>
          <table:table-cell office:value-type="string">
            <text:p>Lockley</text:p>
          </table:table-cell>
          <table:table-cell office:value-type="string">
            <text:p>clockleyni@huffingtonpost.com</text:p>
          </table:table-cell>
          <table:table-cell office:value-type="string">
            <text:p>Female</text:p>
          </table:table-cell>
          <table:table-cell office:value-type="string">
            <text:p>58.222.166.44</text:p>
          </table:table-cell>
          <table:table-cell table:number-columns-repeated="2"/>
        </table:table-row>
        <table:table-row table:style-name="ro1">
          <table:table-cell office:value-type="float" office:value="848">
            <text:p>848</text:p>
          </table:table-cell>
          <table:table-cell office:value-type="string">
            <text:p>Tally</text:p>
          </table:table-cell>
          <table:table-cell office:value-type="string">
            <text:p>Roxbee</text:p>
          </table:table-cell>
          <table:table-cell office:value-type="string">
            <text:p>troxbeenj@samsung.com</text:p>
          </table:table-cell>
          <table:table-cell office:value-type="string">
            <text:p>Female</text:p>
          </table:table-cell>
          <table:table-cell office:value-type="string">
            <text:p>168.249.50.36</text:p>
          </table:table-cell>
          <table:table-cell table:number-columns-repeated="2"/>
        </table:table-row>
        <table:table-row table:style-name="ro1">
          <table:table-cell office:value-type="float" office:value="849">
            <text:p>849</text:p>
          </table:table-cell>
          <table:table-cell office:value-type="string">
            <text:p>Cassaundra</text:p>
          </table:table-cell>
          <table:table-cell office:value-type="string">
            <text:p>Penvarne</text:p>
          </table:table-cell>
          <table:table-cell office:value-type="string">
            <text:p>cpenvarnenk@ebay.co.uk</text:p>
          </table:table-cell>
          <table:table-cell office:value-type="string">
            <text:p>Female</text:p>
          </table:table-cell>
          <table:table-cell office:value-type="string">
            <text:p>112.217.144.190</text:p>
          </table:table-cell>
          <table:table-cell table:number-columns-repeated="2"/>
        </table:table-row>
        <table:table-row table:style-name="ro1">
          <table:table-cell office:value-type="float" office:value="850">
            <text:p>850</text:p>
          </table:table-cell>
          <table:table-cell office:value-type="string">
            <text:p>Derrick</text:p>
          </table:table-cell>
          <table:table-cell office:value-type="string">
            <text:p>Jahn</text:p>
          </table:table-cell>
          <table:table-cell office:value-type="string">
            <text:p>djahnnl@friendfeed.com</text:p>
          </table:table-cell>
          <table:table-cell office:value-type="string">
            <text:p>Male</text:p>
          </table:table-cell>
          <table:table-cell office:value-type="string">
            <text:p>110.167.80.224</text:p>
          </table:table-cell>
          <table:table-cell table:number-columns-repeated="2"/>
        </table:table-row>
        <table:table-row table:style-name="ro1">
          <table:table-cell office:value-type="float" office:value="851">
            <text:p>851</text:p>
          </table:table-cell>
          <table:table-cell office:value-type="string">
            <text:p>Clive</text:p>
          </table:table-cell>
          <table:table-cell office:value-type="string">
            <text:p>Wolfindale</text:p>
          </table:table-cell>
          <table:table-cell office:value-type="string">
            <text:p>cwolfindalenm@google.it</text:p>
          </table:table-cell>
          <table:table-cell office:value-type="string">
            <text:p>Male</text:p>
          </table:table-cell>
          <table:table-cell office:value-type="string">
            <text:p>60.23.214.151</text:p>
          </table:table-cell>
          <table:table-cell table:number-columns-repeated="2"/>
        </table:table-row>
        <table:table-row table:style-name="ro1">
          <table:table-cell office:value-type="float" office:value="852">
            <text:p>852</text:p>
          </table:table-cell>
          <table:table-cell office:value-type="string">
            <text:p>Adan</text:p>
          </table:table-cell>
          <table:table-cell office:value-type="string">
            <text:p>MacGiolla</text:p>
          </table:table-cell>
          <table:table-cell office:value-type="string">
            <text:p>amacgiollann@nps.gov</text:p>
          </table:table-cell>
          <table:table-cell office:value-type="string">
            <text:p>Male</text:p>
          </table:table-cell>
          <table:table-cell office:value-type="string">
            <text:p>239.190.188.188</text:p>
          </table:table-cell>
          <table:table-cell table:number-columns-repeated="2"/>
        </table:table-row>
        <table:table-row table:style-name="ro1">
          <table:table-cell office:value-type="float" office:value="853">
            <text:p>853</text:p>
          </table:table-cell>
          <table:table-cell office:value-type="string">
            <text:p>Roarke</text:p>
          </table:table-cell>
          <table:table-cell office:value-type="string">
            <text:p>Seymark</text:p>
          </table:table-cell>
          <table:table-cell office:value-type="string">
            <text:p>rseymarkno@e-recht24.de</text:p>
          </table:table-cell>
          <table:table-cell office:value-type="string">
            <text:p>Male</text:p>
          </table:table-cell>
          <table:table-cell office:value-type="string">
            <text:p>196.93.94.74</text:p>
          </table:table-cell>
          <table:table-cell table:number-columns-repeated="2"/>
        </table:table-row>
        <table:table-row table:style-name="ro1">
          <table:table-cell office:value-type="float" office:value="854">
            <text:p>854</text:p>
          </table:table-cell>
          <table:table-cell office:value-type="string">
            <text:p>Molli</text:p>
          </table:table-cell>
          <table:table-cell office:value-type="string">
            <text:p>Gladhill</text:p>
          </table:table-cell>
          <table:table-cell office:value-type="string">
            <text:p>mgladhillnp@booking.com</text:p>
          </table:table-cell>
          <table:table-cell office:value-type="string">
            <text:p>Female</text:p>
          </table:table-cell>
          <table:table-cell office:value-type="string">
            <text:p>66.138.0.35</text:p>
          </table:table-cell>
          <table:table-cell table:number-columns-repeated="2"/>
        </table:table-row>
        <table:table-row table:style-name="ro1">
          <table:table-cell office:value-type="float" office:value="855">
            <text:p>855</text:p>
          </table:table-cell>
          <table:table-cell office:value-type="string">
            <text:p>Saloma</text:p>
          </table:table-cell>
          <table:table-cell office:value-type="string">
            <text:p>Pitts</text:p>
          </table:table-cell>
          <table:table-cell office:value-type="string">
            <text:p>spittsnq@plala.or.jp</text:p>
          </table:table-cell>
          <table:table-cell office:value-type="string">
            <text:p>Female</text:p>
          </table:table-cell>
          <table:table-cell office:value-type="string">
            <text:p>38.29.182.192</text:p>
          </table:table-cell>
          <table:table-cell table:number-columns-repeated="2"/>
        </table:table-row>
        <table:table-row table:style-name="ro1">
          <table:table-cell office:value-type="float" office:value="856">
            <text:p>856</text:p>
          </table:table-cell>
          <table:table-cell office:value-type="string">
            <text:p>Nanci</text:p>
          </table:table-cell>
          <table:table-cell office:value-type="string">
            <text:p>Olner</text:p>
          </table:table-cell>
          <table:table-cell office:value-type="string">
            <text:p>nolnernr@quantcast.com</text:p>
          </table:table-cell>
          <table:table-cell office:value-type="string">
            <text:p>Female</text:p>
          </table:table-cell>
          <table:table-cell office:value-type="string">
            <text:p>206.20.92.92</text:p>
          </table:table-cell>
          <table:table-cell table:number-columns-repeated="2"/>
        </table:table-row>
        <table:table-row table:style-name="ro1">
          <table:table-cell office:value-type="float" office:value="857">
            <text:p>857</text:p>
          </table:table-cell>
          <table:table-cell office:value-type="string">
            <text:p>Cole</text:p>
          </table:table-cell>
          <table:table-cell office:value-type="string">
            <text:p>Meys</text:p>
          </table:table-cell>
          <table:table-cell office:value-type="string">
            <text:p>cmeysns@last.fm</text:p>
          </table:table-cell>
          <table:table-cell office:value-type="string">
            <text:p>Male</text:p>
          </table:table-cell>
          <table:table-cell office:value-type="string">
            <text:p>124.104.119.135</text:p>
          </table:table-cell>
          <table:table-cell table:number-columns-repeated="2"/>
        </table:table-row>
        <table:table-row table:style-name="ro1">
          <table:table-cell office:value-type="float" office:value="858">
            <text:p>858</text:p>
          </table:table-cell>
          <table:table-cell office:value-type="string">
            <text:p>Clayborne</text:p>
          </table:table-cell>
          <table:table-cell office:value-type="string">
            <text:p>Richichi</text:p>
          </table:table-cell>
          <table:table-cell office:value-type="string">
            <text:p>crichichint@archive.org</text:p>
          </table:table-cell>
          <table:table-cell office:value-type="string">
            <text:p>Male</text:p>
          </table:table-cell>
          <table:table-cell office:value-type="string">
            <text:p>68.132.42.75</text:p>
          </table:table-cell>
          <table:table-cell table:number-columns-repeated="2"/>
        </table:table-row>
        <table:table-row table:style-name="ro1">
          <table:table-cell office:value-type="float" office:value="859">
            <text:p>859</text:p>
          </table:table-cell>
          <table:table-cell office:value-type="string">
            <text:p>Juliette</text:p>
          </table:table-cell>
          <table:table-cell office:value-type="string">
            <text:p>Khoter</text:p>
          </table:table-cell>
          <table:table-cell office:value-type="string">
            <text:p>jkhoternu@wikia.com</text:p>
          </table:table-cell>
          <table:table-cell office:value-type="string">
            <text:p>Female</text:p>
          </table:table-cell>
          <table:table-cell office:value-type="string">
            <text:p>16.233.174.40</text:p>
          </table:table-cell>
          <table:table-cell table:number-columns-repeated="2"/>
        </table:table-row>
        <table:table-row table:style-name="ro1">
          <table:table-cell office:value-type="float" office:value="860">
            <text:p>860</text:p>
          </table:table-cell>
          <table:table-cell office:value-type="string">
            <text:p>Koral</text:p>
          </table:table-cell>
          <table:table-cell office:value-type="string">
            <text:p>Greguoli</text:p>
          </table:table-cell>
          <table:table-cell office:value-type="string">
            <text:p>kgreguolinv@hp.com</text:p>
          </table:table-cell>
          <table:table-cell office:value-type="string">
            <text:p>Female</text:p>
          </table:table-cell>
          <table:table-cell office:value-type="string">
            <text:p>145.177.7.115</text:p>
          </table:table-cell>
          <table:table-cell table:number-columns-repeated="2"/>
        </table:table-row>
        <table:table-row table:style-name="ro1">
          <table:table-cell office:value-type="float" office:value="861">
            <text:p>861</text:p>
          </table:table-cell>
          <table:table-cell office:value-type="string">
            <text:p>Dorris</text:p>
          </table:table-cell>
          <table:table-cell office:value-type="string">
            <text:p>Bratty</text:p>
          </table:table-cell>
          <table:table-cell office:value-type="string">
            <text:p>dbrattynw@fema.gov</text:p>
          </table:table-cell>
          <table:table-cell office:value-type="string">
            <text:p>Female</text:p>
          </table:table-cell>
          <table:table-cell office:value-type="string">
            <text:p>27.179.172.211</text:p>
          </table:table-cell>
          <table:table-cell table:number-columns-repeated="2"/>
        </table:table-row>
        <table:table-row table:style-name="ro1">
          <table:table-cell office:value-type="float" office:value="862">
            <text:p>862</text:p>
          </table:table-cell>
          <table:table-cell office:value-type="string">
            <text:p>Hanna</text:p>
          </table:table-cell>
          <table:table-cell office:value-type="string">
            <text:p>Khilkov</text:p>
          </table:table-cell>
          <table:table-cell office:value-type="string">
            <text:p>hkhilkovnx@cdbaby.com</text:p>
          </table:table-cell>
          <table:table-cell office:value-type="string">
            <text:p>Female</text:p>
          </table:table-cell>
          <table:table-cell office:value-type="string">
            <text:p>230.35.116.176</text:p>
          </table:table-cell>
          <table:table-cell table:number-columns-repeated="2"/>
        </table:table-row>
        <table:table-row table:style-name="ro1">
          <table:table-cell office:value-type="float" office:value="863">
            <text:p>863</text:p>
          </table:table-cell>
          <table:table-cell office:value-type="string">
            <text:p>Geneva</text:p>
          </table:table-cell>
          <table:table-cell office:value-type="string">
            <text:p>Gornal</text:p>
          </table:table-cell>
          <table:table-cell office:value-type="string">
            <text:p>ggornalny@vkontakte.ru</text:p>
          </table:table-cell>
          <table:table-cell office:value-type="string">
            <text:p>Female</text:p>
          </table:table-cell>
          <table:table-cell office:value-type="string">
            <text:p>49.201.107.211</text:p>
          </table:table-cell>
          <table:table-cell table:number-columns-repeated="2"/>
        </table:table-row>
        <table:table-row table:style-name="ro1">
          <table:table-cell office:value-type="float" office:value="864">
            <text:p>864</text:p>
          </table:table-cell>
          <table:table-cell office:value-type="string">
            <text:p>Somerset</text:p>
          </table:table-cell>
          <table:table-cell office:value-type="string">
            <text:p>Loyd</text:p>
          </table:table-cell>
          <table:table-cell office:value-type="string">
            <text:p>sloydnz@buzzfeed.com</text:p>
          </table:table-cell>
          <table:table-cell office:value-type="string">
            <text:p>Male</text:p>
          </table:table-cell>
          <table:table-cell office:value-type="string">
            <text:p>200.246.29.2</text:p>
          </table:table-cell>
          <table:table-cell table:number-columns-repeated="2"/>
        </table:table-row>
        <table:table-row table:style-name="ro1">
          <table:table-cell office:value-type="float" office:value="865">
            <text:p>865</text:p>
          </table:table-cell>
          <table:table-cell office:value-type="string">
            <text:p>Neddy</text:p>
          </table:table-cell>
          <table:table-cell office:value-type="string">
            <text:p>Casiero</text:p>
          </table:table-cell>
          <table:table-cell office:value-type="string">
            <text:p>ncasieroo0@wp.com</text:p>
          </table:table-cell>
          <table:table-cell office:value-type="string">
            <text:p>Male</text:p>
          </table:table-cell>
          <table:table-cell office:value-type="string">
            <text:p>20.197.249.174</text:p>
          </table:table-cell>
          <table:table-cell table:number-columns-repeated="2"/>
        </table:table-row>
        <table:table-row table:style-name="ro1">
          <table:table-cell office:value-type="float" office:value="866">
            <text:p>866</text:p>
          </table:table-cell>
          <table:table-cell office:value-type="string">
            <text:p>Kerwinn</text:p>
          </table:table-cell>
          <table:table-cell office:value-type="string">
            <text:p>Heynen</text:p>
          </table:table-cell>
          <table:table-cell office:value-type="string">
            <text:p>kheyneno1@nationalgeographic.com</text:p>
          </table:table-cell>
          <table:table-cell office:value-type="string">
            <text:p>Male</text:p>
          </table:table-cell>
          <table:table-cell office:value-type="string">
            <text:p>61.14.143.37</text:p>
          </table:table-cell>
          <table:table-cell table:number-columns-repeated="2"/>
        </table:table-row>
        <table:table-row table:style-name="ro1">
          <table:table-cell office:value-type="float" office:value="867">
            <text:p>867</text:p>
          </table:table-cell>
          <table:table-cell office:value-type="string">
            <text:p>Paulie</text:p>
          </table:table-cell>
          <table:table-cell office:value-type="string">
            <text:p>Matussevich</text:p>
          </table:table-cell>
          <table:table-cell office:value-type="string">
            <text:p>pmatussevicho2@qq.com</text:p>
          </table:table-cell>
          <table:table-cell office:value-type="string">
            <text:p>Male</text:p>
          </table:table-cell>
          <table:table-cell office:value-type="string">
            <text:p>70.72.244.225</text:p>
          </table:table-cell>
          <table:table-cell table:number-columns-repeated="2"/>
        </table:table-row>
        <table:table-row table:style-name="ro1">
          <table:table-cell office:value-type="float" office:value="868">
            <text:p>868</text:p>
          </table:table-cell>
          <table:table-cell office:value-type="string">
            <text:p>Zaria</text:p>
          </table:table-cell>
          <table:table-cell office:value-type="string">
            <text:p>Siddens</text:p>
          </table:table-cell>
          <table:table-cell office:value-type="string">
            <text:p>zsiddenso3@ovh.net</text:p>
          </table:table-cell>
          <table:table-cell office:value-type="string">
            <text:p>Female</text:p>
          </table:table-cell>
          <table:table-cell office:value-type="string">
            <text:p>115.132.218.112</text:p>
          </table:table-cell>
          <table:table-cell table:number-columns-repeated="2"/>
        </table:table-row>
        <table:table-row table:style-name="ro1">
          <table:table-cell office:value-type="float" office:value="869">
            <text:p>869</text:p>
          </table:table-cell>
          <table:table-cell office:value-type="string">
            <text:p>Bank</text:p>
          </table:table-cell>
          <table:table-cell office:value-type="string">
            <text:p>Linklet</text:p>
          </table:table-cell>
          <table:table-cell office:value-type="string">
            <text:p>blinkleto4@telegraph.co.uk</text:p>
          </table:table-cell>
          <table:table-cell office:value-type="string">
            <text:p>Male</text:p>
          </table:table-cell>
          <table:table-cell office:value-type="string">
            <text:p>106.203.120.91</text:p>
          </table:table-cell>
          <table:table-cell table:number-columns-repeated="2"/>
        </table:table-row>
        <table:table-row table:style-name="ro1">
          <table:table-cell office:value-type="float" office:value="870">
            <text:p>870</text:p>
          </table:table-cell>
          <table:table-cell office:value-type="string">
            <text:p>Berry</text:p>
          </table:table-cell>
          <table:table-cell office:value-type="string">
            <text:p>Merrett</text:p>
          </table:table-cell>
          <table:table-cell office:value-type="string">
            <text:p>bmerretto5@vkontakte.ru</text:p>
          </table:table-cell>
          <table:table-cell office:value-type="string">
            <text:p>Female</text:p>
          </table:table-cell>
          <table:table-cell office:value-type="string">
            <text:p>213.165.97.125</text:p>
          </table:table-cell>
          <table:table-cell table:number-columns-repeated="2"/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Artemas</text:p>
          </table:table-cell>
          <table:table-cell office:value-type="string">
            <text:p>Bresman</text:p>
          </table:table-cell>
          <table:table-cell office:value-type="string">
            <text:p>abresmano6@prlog.org</text:p>
          </table:table-cell>
          <table:table-cell office:value-type="string">
            <text:p>Male</text:p>
          </table:table-cell>
          <table:table-cell office:value-type="string">
            <text:p>92.63.57.183</text:p>
          </table:table-cell>
          <table:table-cell table:number-columns-repeated="2"/>
        </table:table-row>
        <table:table-row table:style-name="ro1">
          <table:table-cell office:value-type="float" office:value="872">
            <text:p>872</text:p>
          </table:table-cell>
          <table:table-cell office:value-type="string">
            <text:p>Dahlia</text:p>
          </table:table-cell>
          <table:table-cell office:value-type="string">
            <text:p>Hudspith</text:p>
          </table:table-cell>
          <table:table-cell office:value-type="string">
            <text:p>dhudspitho7@dedecms.com</text:p>
          </table:table-cell>
          <table:table-cell office:value-type="string">
            <text:p>Female</text:p>
          </table:table-cell>
          <table:table-cell office:value-type="string">
            <text:p>131.227.89.192</text:p>
          </table:table-cell>
          <table:table-cell table:number-columns-repeated="2"/>
        </table:table-row>
        <table:table-row table:style-name="ro1">
          <table:table-cell office:value-type="float" office:value="873">
            <text:p>873</text:p>
          </table:table-cell>
          <table:table-cell office:value-type="string">
            <text:p>Ryley</text:p>
          </table:table-cell>
          <table:table-cell office:value-type="string">
            <text:p>Balke</text:p>
          </table:table-cell>
          <table:table-cell office:value-type="string">
            <text:p>rbalkeo8@techcrunch.com</text:p>
          </table:table-cell>
          <table:table-cell office:value-type="string">
            <text:p>Male</text:p>
          </table:table-cell>
          <table:table-cell office:value-type="string">
            <text:p>240.184.243.114</text:p>
          </table:table-cell>
          <table:table-cell table:number-columns-repeated="2"/>
        </table:table-row>
        <table:table-row table:style-name="ro1">
          <table:table-cell office:value-type="float" office:value="874">
            <text:p>874</text:p>
          </table:table-cell>
          <table:table-cell office:value-type="string">
            <text:p>Loleta</text:p>
          </table:table-cell>
          <table:table-cell office:value-type="string">
            <text:p>Rowett</text:p>
          </table:table-cell>
          <table:table-cell office:value-type="string">
            <text:p>lrowetto9@adobe.com</text:p>
          </table:table-cell>
          <table:table-cell office:value-type="string">
            <text:p>Female</text:p>
          </table:table-cell>
          <table:table-cell office:value-type="string">
            <text:p>230.168.107.3</text:p>
          </table:table-cell>
          <table:table-cell table:number-columns-repeated="2"/>
        </table:table-row>
        <table:table-row table:style-name="ro1">
          <table:table-cell office:value-type="float" office:value="875">
            <text:p>875</text:p>
          </table:table-cell>
          <table:table-cell office:value-type="string">
            <text:p>Rafferty</text:p>
          </table:table-cell>
          <table:table-cell office:value-type="string">
            <text:p>Itzcak</text:p>
          </table:table-cell>
          <table:table-cell office:value-type="string">
            <text:p>ritzcakoa@facebook.com</text:p>
          </table:table-cell>
          <table:table-cell office:value-type="string">
            <text:p>Male</text:p>
          </table:table-cell>
          <table:table-cell office:value-type="string">
            <text:p>141.104.161.179</text:p>
          </table:table-cell>
          <table:table-cell table:number-columns-repeated="2"/>
        </table:table-row>
        <table:table-row table:style-name="ro1">
          <table:table-cell office:value-type="float" office:value="876">
            <text:p>876</text:p>
          </table:table-cell>
          <table:table-cell office:value-type="string">
            <text:p>Nevsa</text:p>
          </table:table-cell>
          <table:table-cell office:value-type="string">
            <text:p>Hollyer</text:p>
          </table:table-cell>
          <table:table-cell office:value-type="string">
            <text:p>nhollyerob@sohu.com</text:p>
          </table:table-cell>
          <table:table-cell office:value-type="string">
            <text:p>Female</text:p>
          </table:table-cell>
          <table:table-cell office:value-type="string">
            <text:p>29.75.85.140</text:p>
          </table:table-cell>
          <table:table-cell table:number-columns-repeated="2"/>
        </table:table-row>
        <table:table-row table:style-name="ro1">
          <table:table-cell office:value-type="float" office:value="877">
            <text:p>877</text:p>
          </table:table-cell>
          <table:table-cell office:value-type="string">
            <text:p>Llewellyn</text:p>
          </table:table-cell>
          <table:table-cell office:value-type="string">
            <text:p>Kipling</text:p>
          </table:table-cell>
          <table:table-cell office:value-type="string">
            <text:p>lkiplingoc@chronoengine.com</text:p>
          </table:table-cell>
          <table:table-cell office:value-type="string">
            <text:p>Male</text:p>
          </table:table-cell>
          <table:table-cell office:value-type="string">
            <text:p>134.83.237.29</text:p>
          </table:table-cell>
          <table:table-cell table:number-columns-repeated="2"/>
        </table:table-row>
        <table:table-row table:style-name="ro1">
          <table:table-cell office:value-type="float" office:value="878">
            <text:p>878</text:p>
          </table:table-cell>
          <table:table-cell office:value-type="string">
            <text:p>Moises</text:p>
          </table:table-cell>
          <table:table-cell office:value-type="string">
            <text:p>Boneham</text:p>
          </table:table-cell>
          <table:table-cell office:value-type="string">
            <text:p>mbonehamod@amazon.co.jp</text:p>
          </table:table-cell>
          <table:table-cell office:value-type="string">
            <text:p>Male</text:p>
          </table:table-cell>
          <table:table-cell office:value-type="string">
            <text:p>111.175.14.10</text:p>
          </table:table-cell>
          <table:table-cell table:number-columns-repeated="2"/>
        </table:table-row>
        <table:table-row table:style-name="ro1">
          <table:table-cell office:value-type="float" office:value="879">
            <text:p>879</text:p>
          </table:table-cell>
          <table:table-cell office:value-type="string">
            <text:p>Malissa</text:p>
          </table:table-cell>
          <table:table-cell office:value-type="string">
            <text:p>Quarless</text:p>
          </table:table-cell>
          <table:table-cell office:value-type="string">
            <text:p>mquarlessoe@issuu.com</text:p>
          </table:table-cell>
          <table:table-cell office:value-type="string">
            <text:p>Female</text:p>
          </table:table-cell>
          <table:table-cell office:value-type="string">
            <text:p>190.162.211.146</text:p>
          </table:table-cell>
          <table:table-cell table:number-columns-repeated="2"/>
        </table:table-row>
        <table:table-row table:style-name="ro1">
          <table:table-cell office:value-type="float" office:value="880">
            <text:p>880</text:p>
          </table:table-cell>
          <table:table-cell office:value-type="string">
            <text:p>Lisbeth</text:p>
          </table:table-cell>
          <table:table-cell office:value-type="string">
            <text:p>Langhor</text:p>
          </table:table-cell>
          <table:table-cell office:value-type="string">
            <text:p>llanghorof@ustream.tv</text:p>
          </table:table-cell>
          <table:table-cell office:value-type="string">
            <text:p>Female</text:p>
          </table:table-cell>
          <table:table-cell office:value-type="string">
            <text:p>109.215.44.216</text:p>
          </table:table-cell>
          <table:table-cell table:number-columns-repeated="2"/>
        </table:table-row>
        <table:table-row table:style-name="ro1">
          <table:table-cell office:value-type="float" office:value="881">
            <text:p>881</text:p>
          </table:table-cell>
          <table:table-cell office:value-type="string">
            <text:p>Hervey</text:p>
          </table:table-cell>
          <table:table-cell office:value-type="string">
            <text:p>Bricket</text:p>
          </table:table-cell>
          <table:table-cell office:value-type="string">
            <text:p>hbricketog@uol.com.br</text:p>
          </table:table-cell>
          <table:table-cell office:value-type="string">
            <text:p>Male</text:p>
          </table:table-cell>
          <table:table-cell office:value-type="string">
            <text:p>198.31.182.134</text:p>
          </table:table-cell>
          <table:table-cell table:number-columns-repeated="2"/>
        </table:table-row>
        <table:table-row table:style-name="ro1">
          <table:table-cell office:value-type="float" office:value="882">
            <text:p>882</text:p>
          </table:table-cell>
          <table:table-cell office:value-type="string">
            <text:p>Dickie</text:p>
          </table:table-cell>
          <table:table-cell office:value-type="string">
            <text:p>Gaither</text:p>
          </table:table-cell>
          <table:table-cell office:value-type="string">
            <text:p>dgaitheroh@over-blog.com</text:p>
          </table:table-cell>
          <table:table-cell office:value-type="string">
            <text:p>Male</text:p>
          </table:table-cell>
          <table:table-cell office:value-type="string">
            <text:p>59.25.56.217</text:p>
          </table:table-cell>
          <table:table-cell table:number-columns-repeated="2"/>
        </table:table-row>
        <table:table-row table:style-name="ro1">
          <table:table-cell office:value-type="float" office:value="883">
            <text:p>883</text:p>
          </table:table-cell>
          <table:table-cell office:value-type="string">
            <text:p>Darb</text:p>
          </table:table-cell>
          <table:table-cell office:value-type="string">
            <text:p>Statter</text:p>
          </table:table-cell>
          <table:table-cell office:value-type="string">
            <text:p>dstatteroi@digg.com</text:p>
          </table:table-cell>
          <table:table-cell office:value-type="string">
            <text:p>Female</text:p>
          </table:table-cell>
          <table:table-cell office:value-type="string">
            <text:p>196.176.110.86</text:p>
          </table:table-cell>
          <table:table-cell table:number-columns-repeated="2"/>
        </table:table-row>
        <table:table-row table:style-name="ro1">
          <table:table-cell office:value-type="float" office:value="884">
            <text:p>884</text:p>
          </table:table-cell>
          <table:table-cell office:value-type="string">
            <text:p>Karlotta</text:p>
          </table:table-cell>
          <table:table-cell office:value-type="string">
            <text:p>Cryer</text:p>
          </table:table-cell>
          <table:table-cell office:value-type="string">
            <text:p>kcryeroj@vkontakte.ru</text:p>
          </table:table-cell>
          <table:table-cell office:value-type="string">
            <text:p>Female</text:p>
          </table:table-cell>
          <table:table-cell office:value-type="string">
            <text:p>232.7.195.169</text:p>
          </table:table-cell>
          <table:table-cell table:number-columns-repeated="2"/>
        </table:table-row>
        <table:table-row table:style-name="ro1">
          <table:table-cell office:value-type="float" office:value="885">
            <text:p>885</text:p>
          </table:table-cell>
          <table:table-cell office:value-type="string">
            <text:p>Alexine</text:p>
          </table:table-cell>
          <table:table-cell office:value-type="string">
            <text:p>Rodger</text:p>
          </table:table-cell>
          <table:table-cell office:value-type="string">
            <text:p>arodgerok@angelfire.com</text:p>
          </table:table-cell>
          <table:table-cell office:value-type="string">
            <text:p>Female</text:p>
          </table:table-cell>
          <table:table-cell office:value-type="string">
            <text:p>79.124.121.196</text:p>
          </table:table-cell>
          <table:table-cell table:number-columns-repeated="2"/>
        </table:table-row>
        <table:table-row table:style-name="ro1">
          <table:table-cell office:value-type="float" office:value="886">
            <text:p>886</text:p>
          </table:table-cell>
          <table:table-cell office:value-type="string">
            <text:p>Early</text:p>
          </table:table-cell>
          <table:table-cell office:value-type="string">
            <text:p>Callum</text:p>
          </table:table-cell>
          <table:table-cell office:value-type="string">
            <text:p>ecallumol@census.gov</text:p>
          </table:table-cell>
          <table:table-cell office:value-type="string">
            <text:p>Male</text:p>
          </table:table-cell>
          <table:table-cell office:value-type="string">
            <text:p>60.2.217.144</text:p>
          </table:table-cell>
          <table:table-cell table:number-columns-repeated="2"/>
        </table:table-row>
        <table:table-row table:style-name="ro1">
          <table:table-cell office:value-type="float" office:value="887">
            <text:p>887</text:p>
          </table:table-cell>
          <table:table-cell office:value-type="string">
            <text:p>D'arcy</text:p>
          </table:table-cell>
          <table:table-cell office:value-type="string">
            <text:p>O'Docherty</text:p>
          </table:table-cell>
          <table:table-cell office:value-type="string">
            <text:p>dodochertyom@rakuten.co.jp</text:p>
          </table:table-cell>
          <table:table-cell office:value-type="string">
            <text:p>Male</text:p>
          </table:table-cell>
          <table:table-cell office:value-type="string">
            <text:p>14.254.182.126</text:p>
          </table:table-cell>
          <table:table-cell table:number-columns-repeated="2"/>
        </table:table-row>
        <table:table-row table:style-name="ro1">
          <table:table-cell office:value-type="float" office:value="888">
            <text:p>888</text:p>
          </table:table-cell>
          <table:table-cell office:value-type="string">
            <text:p>Brittani</text:p>
          </table:table-cell>
          <table:table-cell office:value-type="string">
            <text:p>Rowsel</text:p>
          </table:table-cell>
          <table:table-cell office:value-type="string">
            <text:p>browselon@theguardian.com</text:p>
          </table:table-cell>
          <table:table-cell office:value-type="string">
            <text:p>Female</text:p>
          </table:table-cell>
          <table:table-cell office:value-type="string">
            <text:p>55.234.100.94</text:p>
          </table:table-cell>
          <table:table-cell table:number-columns-repeated="2"/>
        </table:table-row>
        <table:table-row table:style-name="ro1">
          <table:table-cell office:value-type="float" office:value="889">
            <text:p>889</text:p>
          </table:table-cell>
          <table:table-cell office:value-type="string">
            <text:p>Dorella</text:p>
          </table:table-cell>
          <table:table-cell office:value-type="string">
            <text:p>Lansdowne</text:p>
          </table:table-cell>
          <table:table-cell office:value-type="string">
            <text:p>dlansdowneoo@biglobe.ne.jp</text:p>
          </table:table-cell>
          <table:table-cell office:value-type="string">
            <text:p>Female</text:p>
          </table:table-cell>
          <table:table-cell office:value-type="string">
            <text:p>76.216.146.103</text:p>
          </table:table-cell>
          <table:table-cell table:number-columns-repeated="2"/>
        </table:table-row>
        <table:table-row table:style-name="ro1">
          <table:table-cell office:value-type="float" office:value="890">
            <text:p>890</text:p>
          </table:table-cell>
          <table:table-cell office:value-type="string">
            <text:p>Tish</text:p>
          </table:table-cell>
          <table:table-cell office:value-type="string">
            <text:p>Thoumasson</text:p>
          </table:table-cell>
          <table:table-cell office:value-type="string">
            <text:p>tthoumassonop@va.gov</text:p>
          </table:table-cell>
          <table:table-cell office:value-type="string">
            <text:p>Female</text:p>
          </table:table-cell>
          <table:table-cell office:value-type="string">
            <text:p>216.155.252.218</text:p>
          </table:table-cell>
          <table:table-cell table:number-columns-repeated="2"/>
        </table:table-row>
        <table:table-row table:style-name="ro1">
          <table:table-cell office:value-type="float" office:value="891">
            <text:p>891</text:p>
          </table:table-cell>
          <table:table-cell office:value-type="string">
            <text:p>Bessie</text:p>
          </table:table-cell>
          <table:table-cell office:value-type="string">
            <text:p>Spradbrow</text:p>
          </table:table-cell>
          <table:table-cell office:value-type="string">
            <text:p>bspradbrowoq@wikispaces.com</text:p>
          </table:table-cell>
          <table:table-cell office:value-type="string">
            <text:p>Female</text:p>
          </table:table-cell>
          <table:table-cell office:value-type="string">
            <text:p>137.92.166.244</text:p>
          </table:table-cell>
          <table:table-cell table:number-columns-repeated="2"/>
        </table:table-row>
        <table:table-row table:style-name="ro1">
          <table:table-cell office:value-type="float" office:value="892">
            <text:p>892</text:p>
          </table:table-cell>
          <table:table-cell office:value-type="string">
            <text:p>Burty</text:p>
          </table:table-cell>
          <table:table-cell office:value-type="string">
            <text:p>Ackenson</text:p>
          </table:table-cell>
          <table:table-cell office:value-type="string">
            <text:p>backensonor@seattletimes.com</text:p>
          </table:table-cell>
          <table:table-cell office:value-type="string">
            <text:p>Male</text:p>
          </table:table-cell>
          <table:table-cell office:value-type="string">
            <text:p>42.100.14.63</text:p>
          </table:table-cell>
          <table:table-cell table:number-columns-repeated="2"/>
        </table:table-row>
        <table:table-row table:style-name="ro1">
          <table:table-cell office:value-type="float" office:value="893">
            <text:p>893</text:p>
          </table:table-cell>
          <table:table-cell office:value-type="string">
            <text:p>Mariellen</text:p>
          </table:table-cell>
          <table:table-cell office:value-type="string">
            <text:p>Kann</text:p>
          </table:table-cell>
          <table:table-cell office:value-type="string">
            <text:p>mkannos@goo.gl</text:p>
          </table:table-cell>
          <table:table-cell office:value-type="string">
            <text:p>Female</text:p>
          </table:table-cell>
          <table:table-cell office:value-type="string">
            <text:p>79.198.255.199</text:p>
          </table:table-cell>
          <table:table-cell table:number-columns-repeated="2"/>
        </table:table-row>
        <table:table-row table:style-name="ro1">
          <table:table-cell office:value-type="float" office:value="894">
            <text:p>894</text:p>
          </table:table-cell>
          <table:table-cell office:value-type="string">
            <text:p>Araldo</text:p>
          </table:table-cell>
          <table:table-cell office:value-type="string">
            <text:p>Fores</text:p>
          </table:table-cell>
          <table:table-cell office:value-type="string">
            <text:p>aforesot@tinypic.com</text:p>
          </table:table-cell>
          <table:table-cell office:value-type="string">
            <text:p>Male</text:p>
          </table:table-cell>
          <table:table-cell office:value-type="string">
            <text:p>48.156.144.72</text:p>
          </table:table-cell>
          <table:table-cell table:number-columns-repeated="2"/>
        </table:table-row>
        <table:table-row table:style-name="ro1">
          <table:table-cell office:value-type="float" office:value="895">
            <text:p>895</text:p>
          </table:table-cell>
          <table:table-cell office:value-type="string">
            <text:p>Hanson</text:p>
          </table:table-cell>
          <table:table-cell office:value-type="string">
            <text:p>Iohananof</text:p>
          </table:table-cell>
          <table:table-cell office:value-type="string">
            <text:p>hiohananofou@stanford.edu</text:p>
          </table:table-cell>
          <table:table-cell office:value-type="string">
            <text:p>Male</text:p>
          </table:table-cell>
          <table:table-cell office:value-type="string">
            <text:p>49.145.26.249</text:p>
          </table:table-cell>
          <table:table-cell table:number-columns-repeated="2"/>
        </table:table-row>
        <table:table-row table:style-name="ro1">
          <table:table-cell office:value-type="float" office:value="896">
            <text:p>896</text:p>
          </table:table-cell>
          <table:table-cell office:value-type="string">
            <text:p>Rana</text:p>
          </table:table-cell>
          <table:table-cell office:value-type="string">
            <text:p>Eakins</text:p>
          </table:table-cell>
          <table:table-cell office:value-type="string">
            <text:p>reakinsov@comsenz.com</text:p>
          </table:table-cell>
          <table:table-cell office:value-type="string">
            <text:p>Female</text:p>
          </table:table-cell>
          <table:table-cell office:value-type="string">
            <text:p>78.38.198.45</text:p>
          </table:table-cell>
          <table:table-cell table:number-columns-repeated="2"/>
        </table:table-row>
        <table:table-row table:style-name="ro1">
          <table:table-cell office:value-type="float" office:value="897">
            <text:p>897</text:p>
          </table:table-cell>
          <table:table-cell office:value-type="string">
            <text:p>Darsey</text:p>
          </table:table-cell>
          <table:table-cell office:value-type="string">
            <text:p>Southwick</text:p>
          </table:table-cell>
          <table:table-cell office:value-type="string">
            <text:p>dsouthwickow@ocn.ne.jp</text:p>
          </table:table-cell>
          <table:table-cell office:value-type="string">
            <text:p>Female</text:p>
          </table:table-cell>
          <table:table-cell office:value-type="string">
            <text:p>97.43.222.69</text:p>
          </table:table-cell>
          <table:table-cell table:number-columns-repeated="2"/>
        </table:table-row>
        <table:table-row table:style-name="ro1">
          <table:table-cell office:value-type="float" office:value="898">
            <text:p>898</text:p>
          </table:table-cell>
          <table:table-cell office:value-type="string">
            <text:p>Emlyn</text:p>
          </table:table-cell>
          <table:table-cell office:value-type="string">
            <text:p>Bleesing</text:p>
          </table:table-cell>
          <table:table-cell office:value-type="string">
            <text:p>ebleesingox@uiuc.edu</text:p>
          </table:table-cell>
          <table:table-cell office:value-type="string">
            <text:p>Female</text:p>
          </table:table-cell>
          <table:table-cell office:value-type="string">
            <text:p>161.66.223.214</text:p>
          </table:table-cell>
          <table:table-cell table:number-columns-repeated="2"/>
        </table:table-row>
        <table:table-row table:style-name="ro1">
          <table:table-cell office:value-type="float" office:value="899">
            <text:p>899</text:p>
          </table:table-cell>
          <table:table-cell office:value-type="string">
            <text:p>Elliot</text:p>
          </table:table-cell>
          <table:table-cell office:value-type="string">
            <text:p>Altham</text:p>
          </table:table-cell>
          <table:table-cell office:value-type="string">
            <text:p>ealthamoy@163.com</text:p>
          </table:table-cell>
          <table:table-cell office:value-type="string">
            <text:p>Male</text:p>
          </table:table-cell>
          <table:table-cell office:value-type="string">
            <text:p>207.74.69.213</text:p>
          </table:table-cell>
          <table:table-cell table:number-columns-repeated="2"/>
        </table:table-row>
        <table:table-row table:style-name="ro1">
          <table:table-cell office:value-type="float" office:value="900">
            <text:p>900</text:p>
          </table:table-cell>
          <table:table-cell office:value-type="string">
            <text:p>Earl</text:p>
          </table:table-cell>
          <table:table-cell office:value-type="string">
            <text:p>Dismore</text:p>
          </table:table-cell>
          <table:table-cell office:value-type="string">
            <text:p>edismoreoz@cornell.edu</text:p>
          </table:table-cell>
          <table:table-cell office:value-type="string">
            <text:p>Male</text:p>
          </table:table-cell>
          <table:table-cell office:value-type="string">
            <text:p>228.187.87.145</text:p>
          </table:table-cell>
          <table:table-cell table:number-columns-repeated="2"/>
        </table:table-row>
        <table:table-row table:style-name="ro1">
          <table:table-cell office:value-type="float" office:value="901">
            <text:p>901</text:p>
          </table:table-cell>
          <table:table-cell office:value-type="string">
            <text:p>Dell</text:p>
          </table:table-cell>
          <table:table-cell office:value-type="string">
            <text:p>Dockrey</text:p>
          </table:table-cell>
          <table:table-cell office:value-type="string">
            <text:p>ddockreyp0@youtube.com</text:p>
          </table:table-cell>
          <table:table-cell office:value-type="string">
            <text:p>Female</text:p>
          </table:table-cell>
          <table:table-cell office:value-type="string">
            <text:p>7.183.39.220</text:p>
          </table:table-cell>
          <table:table-cell table:number-columns-repeated="2"/>
        </table:table-row>
        <table:table-row table:style-name="ro1">
          <table:table-cell office:value-type="float" office:value="902">
            <text:p>902</text:p>
          </table:table-cell>
          <table:table-cell office:value-type="string">
            <text:p>Lauren</text:p>
          </table:table-cell>
          <table:table-cell office:value-type="string">
            <text:p>Leighfield</text:p>
          </table:table-cell>
          <table:table-cell office:value-type="string">
            <text:p>lleighfieldp1@vk.com</text:p>
          </table:table-cell>
          <table:table-cell office:value-type="string">
            <text:p>Male</text:p>
          </table:table-cell>
          <table:table-cell office:value-type="string">
            <text:p>131.161.127.147</text:p>
          </table:table-cell>
          <table:table-cell table:number-columns-repeated="2"/>
        </table:table-row>
        <table:table-row table:style-name="ro1">
          <table:table-cell office:value-type="float" office:value="903">
            <text:p>903</text:p>
          </table:table-cell>
          <table:table-cell office:value-type="string">
            <text:p>Renee</text:p>
          </table:table-cell>
          <table:table-cell office:value-type="string">
            <text:p>Starcks</text:p>
          </table:table-cell>
          <table:table-cell office:value-type="string">
            <text:p>rstarcksp2@twitter.com</text:p>
          </table:table-cell>
          <table:table-cell office:value-type="string">
            <text:p>Female</text:p>
          </table:table-cell>
          <table:table-cell office:value-type="string">
            <text:p>68.178.110.142</text:p>
          </table:table-cell>
          <table:table-cell table:number-columns-repeated="2"/>
        </table:table-row>
        <table:table-row table:style-name="ro1">
          <table:table-cell office:value-type="float" office:value="904">
            <text:p>904</text:p>
          </table:table-cell>
          <table:table-cell office:value-type="string">
            <text:p>Marius</text:p>
          </table:table-cell>
          <table:table-cell office:value-type="string">
            <text:p>Twigg</text:p>
          </table:table-cell>
          <table:table-cell office:value-type="string">
            <text:p>mtwiggp3@netlog.com</text:p>
          </table:table-cell>
          <table:table-cell office:value-type="string">
            <text:p>Male</text:p>
          </table:table-cell>
          <table:table-cell office:value-type="string">
            <text:p>224.152.212.131</text:p>
          </table:table-cell>
          <table:table-cell table:number-columns-repeated="2"/>
        </table:table-row>
        <table:table-row table:style-name="ro1">
          <table:table-cell office:value-type="float" office:value="905">
            <text:p>905</text:p>
          </table:table-cell>
          <table:table-cell office:value-type="string">
            <text:p>Micki</text:p>
          </table:table-cell>
          <table:table-cell office:value-type="string">
            <text:p>Thoms</text:p>
          </table:table-cell>
          <table:table-cell office:value-type="string">
            <text:p>mthomsp4@quantcast.com</text:p>
          </table:table-cell>
          <table:table-cell office:value-type="string">
            <text:p>Female</text:p>
          </table:table-cell>
          <table:table-cell office:value-type="string">
            <text:p>52.100.3.193</text:p>
          </table:table-cell>
          <table:table-cell table:number-columns-repeated="2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Leonanie</text:p>
          </table:table-cell>
          <table:table-cell office:value-type="string">
            <text:p>Toffanini</text:p>
          </table:table-cell>
          <table:table-cell office:value-type="string">
            <text:p>ltoffaninip5@gmpg.org</text:p>
          </table:table-cell>
          <table:table-cell office:value-type="string">
            <text:p>Female</text:p>
          </table:table-cell>
          <table:table-cell office:value-type="string">
            <text:p>252.102.32.75</text:p>
          </table:table-cell>
          <table:table-cell table:number-columns-repeated="2"/>
        </table:table-row>
        <table:table-row table:style-name="ro1">
          <table:table-cell office:value-type="float" office:value="907">
            <text:p>907</text:p>
          </table:table-cell>
          <table:table-cell office:value-type="string">
            <text:p>Jinny</text:p>
          </table:table-cell>
          <table:table-cell office:value-type="string">
            <text:p>Joisce</text:p>
          </table:table-cell>
          <table:table-cell office:value-type="string">
            <text:p>jjoiscep6@mail.ru</text:p>
          </table:table-cell>
          <table:table-cell office:value-type="string">
            <text:p>Female</text:p>
          </table:table-cell>
          <table:table-cell office:value-type="string">
            <text:p>236.36.49.0</text:p>
          </table:table-cell>
          <table:table-cell table:number-columns-repeated="2"/>
        </table:table-row>
        <table:table-row table:style-name="ro1">
          <table:table-cell office:value-type="float" office:value="908">
            <text:p>908</text:p>
          </table:table-cell>
          <table:table-cell office:value-type="string">
            <text:p>Francklyn</text:p>
          </table:table-cell>
          <table:table-cell office:value-type="string">
            <text:p>Halksworth</text:p>
          </table:table-cell>
          <table:table-cell office:value-type="string">
            <text:p>fhalksworthp7@wunderground.com</text:p>
          </table:table-cell>
          <table:table-cell office:value-type="string">
            <text:p>Male</text:p>
          </table:table-cell>
          <table:table-cell office:value-type="string">
            <text:p>237.43.165.82</text:p>
          </table:table-cell>
          <table:table-cell table:number-columns-repeated="2"/>
        </table:table-row>
        <table:table-row table:style-name="ro1">
          <table:table-cell office:value-type="float" office:value="909">
            <text:p>909</text:p>
          </table:table-cell>
          <table:table-cell office:value-type="string">
            <text:p>Town</text:p>
          </table:table-cell>
          <table:table-cell office:value-type="string">
            <text:p>McCarney</text:p>
          </table:table-cell>
          <table:table-cell office:value-type="string">
            <text:p>tmccarneyp8@diigo.com</text:p>
          </table:table-cell>
          <table:table-cell office:value-type="string">
            <text:p>Male</text:p>
          </table:table-cell>
          <table:table-cell office:value-type="string">
            <text:p>174.145.191.93</text:p>
          </table:table-cell>
          <table:table-cell table:number-columns-repeated="2"/>
        </table:table-row>
        <table:table-row table:style-name="ro1">
          <table:table-cell office:value-type="float" office:value="910">
            <text:p>910</text:p>
          </table:table-cell>
          <table:table-cell office:value-type="string">
            <text:p>Lucinda</text:p>
          </table:table-cell>
          <table:table-cell office:value-type="string">
            <text:p>Van</text:p>
          </table:table-cell>
          <table:table-cell office:value-type="string">
            <text:p>Eeden</text:p>
          </table:table-cell>
          <table:table-cell office:value-type="string">
            <text:p>lvaneedenp9@netvibes.com</text:p>
          </table:table-cell>
          <table:table-cell office:value-type="string">
            <text:p>Female</text:p>
          </table:table-cell>
          <table:table-cell office:value-type="string">
            <text:p>238.157.180.129</text:p>
          </table:table-cell>
          <table:table-cell/>
        </table:table-row>
        <table:table-row table:style-name="ro1">
          <table:table-cell office:value-type="float" office:value="911">
            <text:p>911</text:p>
          </table:table-cell>
          <table:table-cell office:value-type="string">
            <text:p>Kristine</text:p>
          </table:table-cell>
          <table:table-cell office:value-type="string">
            <text:p>Vertigan</text:p>
          </table:table-cell>
          <table:table-cell office:value-type="string">
            <text:p>kvertiganpa@yahoo.co.jp</text:p>
          </table:table-cell>
          <table:table-cell office:value-type="string">
            <text:p>Female</text:p>
          </table:table-cell>
          <table:table-cell office:value-type="string">
            <text:p>154.194.103.138</text:p>
          </table:table-cell>
          <table:table-cell table:number-columns-repeated="2"/>
        </table:table-row>
        <table:table-row table:style-name="ro1">
          <table:table-cell office:value-type="float" office:value="912">
            <text:p>912</text:p>
          </table:table-cell>
          <table:table-cell office:value-type="string">
            <text:p>Magdalen</text:p>
          </table:table-cell>
          <table:table-cell office:value-type="string">
            <text:p>Jerred</text:p>
          </table:table-cell>
          <table:table-cell office:value-type="string">
            <text:p>mjerredpb@bbc.co.uk</text:p>
          </table:table-cell>
          <table:table-cell office:value-type="string">
            <text:p>Female</text:p>
          </table:table-cell>
          <table:table-cell office:value-type="string">
            <text:p>22.0.0.100</text:p>
          </table:table-cell>
          <table:table-cell table:number-columns-repeated="2"/>
        </table:table-row>
        <table:table-row table:style-name="ro1">
          <table:table-cell office:value-type="float" office:value="913">
            <text:p>913</text:p>
          </table:table-cell>
          <table:table-cell office:value-type="string">
            <text:p>Cortney</text:p>
          </table:table-cell>
          <table:table-cell office:value-type="string">
            <text:p>Leach</text:p>
          </table:table-cell>
          <table:table-cell office:value-type="string">
            <text:p>cleachpc@nps.gov</text:p>
          </table:table-cell>
          <table:table-cell office:value-type="string">
            <text:p>Female</text:p>
          </table:table-cell>
          <table:table-cell office:value-type="string">
            <text:p>98.106.138.199</text:p>
          </table:table-cell>
          <table:table-cell table:number-columns-repeated="2"/>
        </table:table-row>
        <table:table-row table:style-name="ro1">
          <table:table-cell office:value-type="float" office:value="914">
            <text:p>914</text:p>
          </table:table-cell>
          <table:table-cell office:value-type="string">
            <text:p>Nonie</text:p>
          </table:table-cell>
          <table:table-cell office:value-type="string">
            <text:p>Philcox</text:p>
          </table:table-cell>
          <table:table-cell office:value-type="string">
            <text:p>nphilcoxpd@zdnet.com</text:p>
          </table:table-cell>
          <table:table-cell office:value-type="string">
            <text:p>Female</text:p>
          </table:table-cell>
          <table:table-cell office:value-type="string">
            <text:p>243.125.137.163</text:p>
          </table:table-cell>
          <table:table-cell table:number-columns-repeated="2"/>
        </table:table-row>
        <table:table-row table:style-name="ro1">
          <table:table-cell office:value-type="float" office:value="915">
            <text:p>915</text:p>
          </table:table-cell>
          <table:table-cell office:value-type="string">
            <text:p>Kingsley</text:p>
          </table:table-cell>
          <table:table-cell office:value-type="string">
            <text:p>Gurge</text:p>
          </table:table-cell>
          <table:table-cell office:value-type="string">
            <text:p>kgurgepe@nhs.uk</text:p>
          </table:table-cell>
          <table:table-cell office:value-type="string">
            <text:p>Male</text:p>
          </table:table-cell>
          <table:table-cell office:value-type="string">
            <text:p>58.33.79.80</text:p>
          </table:table-cell>
          <table:table-cell table:number-columns-repeated="2"/>
        </table:table-row>
        <table:table-row table:style-name="ro1">
          <table:table-cell office:value-type="float" office:value="916">
            <text:p>916</text:p>
          </table:table-cell>
          <table:table-cell office:value-type="string">
            <text:p>Alan</text:p>
          </table:table-cell>
          <table:table-cell office:value-type="string">
            <text:p>Cyples</text:p>
          </table:table-cell>
          <table:table-cell office:value-type="string">
            <text:p>acyplespf@umich.edu</text:p>
          </table:table-cell>
          <table:table-cell office:value-type="string">
            <text:p>Male</text:p>
          </table:table-cell>
          <table:table-cell office:value-type="string">
            <text:p>188.132.57.226</text:p>
          </table:table-cell>
          <table:table-cell table:number-columns-repeated="2"/>
        </table:table-row>
        <table:table-row table:style-name="ro1">
          <table:table-cell office:value-type="float" office:value="917">
            <text:p>917</text:p>
          </table:table-cell>
          <table:table-cell office:value-type="string">
            <text:p>Judas</text:p>
          </table:table-cell>
          <table:table-cell office:value-type="string">
            <text:p>Bearcroft</text:p>
          </table:table-cell>
          <table:table-cell office:value-type="string">
            <text:p>jbearcroftpg@ehow.com</text:p>
          </table:table-cell>
          <table:table-cell office:value-type="string">
            <text:p>Male</text:p>
          </table:table-cell>
          <table:table-cell office:value-type="string">
            <text:p>2.106.159.199</text:p>
          </table:table-cell>
          <table:table-cell table:number-columns-repeated="2"/>
        </table:table-row>
        <table:table-row table:style-name="ro1">
          <table:table-cell office:value-type="float" office:value="918">
            <text:p>918</text:p>
          </table:table-cell>
          <table:table-cell office:value-type="string">
            <text:p>Shannah</text:p>
          </table:table-cell>
          <table:table-cell office:value-type="string">
            <text:p>Coston</text:p>
          </table:table-cell>
          <table:table-cell office:value-type="string">
            <text:p>scostonph@github.io</text:p>
          </table:table-cell>
          <table:table-cell office:value-type="string">
            <text:p>Female</text:p>
          </table:table-cell>
          <table:table-cell office:value-type="string">
            <text:p>223.159.38.32</text:p>
          </table:table-cell>
          <table:table-cell table:number-columns-repeated="2"/>
        </table:table-row>
        <table:table-row table:style-name="ro1">
          <table:table-cell office:value-type="float" office:value="919">
            <text:p>919</text:p>
          </table:table-cell>
          <table:table-cell office:value-type="string">
            <text:p>Yulma</text:p>
          </table:table-cell>
          <table:table-cell office:value-type="string">
            <text:p>Duling</text:p>
          </table:table-cell>
          <table:table-cell office:value-type="string">
            <text:p>ydulingpi@ox.ac.uk</text:p>
          </table:table-cell>
          <table:table-cell office:value-type="string">
            <text:p>Male</text:p>
          </table:table-cell>
          <table:table-cell office:value-type="string">
            <text:p>2.33.204.46</text:p>
          </table:table-cell>
          <table:table-cell table:number-columns-repeated="2"/>
        </table:table-row>
        <table:table-row table:style-name="ro1">
          <table:table-cell office:value-type="float" office:value="920">
            <text:p>920</text:p>
          </table:table-cell>
          <table:table-cell office:value-type="string">
            <text:p>Nev</text:p>
          </table:table-cell>
          <table:table-cell office:value-type="string">
            <text:p>Ackwood</text:p>
          </table:table-cell>
          <table:table-cell office:value-type="string">
            <text:p>nackwoodpj@admin.ch</text:p>
          </table:table-cell>
          <table:table-cell office:value-type="string">
            <text:p>Male</text:p>
          </table:table-cell>
          <table:table-cell office:value-type="string">
            <text:p>25.100.196.72</text:p>
          </table:table-cell>
          <table:table-cell table:number-columns-repeated="2"/>
        </table:table-row>
        <table:table-row table:style-name="ro1">
          <table:table-cell office:value-type="float" office:value="921">
            <text:p>921</text:p>
          </table:table-cell>
          <table:table-cell office:value-type="string">
            <text:p>Dagmar</text:p>
          </table:table-cell>
          <table:table-cell office:value-type="string">
            <text:p>Elstub</text:p>
          </table:table-cell>
          <table:table-cell office:value-type="string">
            <text:p>delstubpk@google.co.jp</text:p>
          </table:table-cell>
          <table:table-cell office:value-type="string">
            <text:p>Female</text:p>
          </table:table-cell>
          <table:table-cell office:value-type="string">
            <text:p>93.225.96.171</text:p>
          </table:table-cell>
          <table:table-cell table:number-columns-repeated="2"/>
        </table:table-row>
        <table:table-row table:style-name="ro1">
          <table:table-cell office:value-type="float" office:value="922">
            <text:p>922</text:p>
          </table:table-cell>
          <table:table-cell office:value-type="string">
            <text:p>Felisha</text:p>
          </table:table-cell>
          <table:table-cell office:value-type="string">
            <text:p>Polkinhorn</text:p>
          </table:table-cell>
          <table:table-cell office:value-type="string">
            <text:p>fpolkinhornpl@salon.com</text:p>
          </table:table-cell>
          <table:table-cell office:value-type="string">
            <text:p>Female</text:p>
          </table:table-cell>
          <table:table-cell office:value-type="string">
            <text:p>50.28.182.163</text:p>
          </table:table-cell>
          <table:table-cell table:number-columns-repeated="2"/>
        </table:table-row>
        <table:table-row table:style-name="ro1">
          <table:table-cell office:value-type="float" office:value="923">
            <text:p>923</text:p>
          </table:table-cell>
          <table:table-cell office:value-type="string">
            <text:p>Bliss</text:p>
          </table:table-cell>
          <table:table-cell office:value-type="string">
            <text:p>Galland</text:p>
          </table:table-cell>
          <table:table-cell office:value-type="string">
            <text:p>bgallandpm@miitbeian.gov.cn</text:p>
          </table:table-cell>
          <table:table-cell office:value-type="string">
            <text:p>Female</text:p>
          </table:table-cell>
          <table:table-cell office:value-type="string">
            <text:p>100.68.186.58</text:p>
          </table:table-cell>
          <table:table-cell table:number-columns-repeated="2"/>
        </table:table-row>
        <table:table-row table:style-name="ro1">
          <table:table-cell office:value-type="float" office:value="924">
            <text:p>924</text:p>
          </table:table-cell>
          <table:table-cell office:value-type="string">
            <text:p>Roxanna</text:p>
          </table:table-cell>
          <table:table-cell office:value-type="string">
            <text:p>Sheard</text:p>
          </table:table-cell>
          <table:table-cell office:value-type="string">
            <text:p>rsheardpn@salon.com</text:p>
          </table:table-cell>
          <table:table-cell office:value-type="string">
            <text:p>Female</text:p>
          </table:table-cell>
          <table:table-cell office:value-type="string">
            <text:p>212.86.43.255</text:p>
          </table:table-cell>
          <table:table-cell table:number-columns-repeated="2"/>
        </table:table-row>
        <table:table-row table:style-name="ro1">
          <table:table-cell office:value-type="float" office:value="925">
            <text:p>925</text:p>
          </table:table-cell>
          <table:table-cell office:value-type="string">
            <text:p>Chrotoem</text:p>
          </table:table-cell>
          <table:table-cell office:value-type="string">
            <text:p>Hruska</text:p>
          </table:table-cell>
          <table:table-cell office:value-type="string">
            <text:p>chruskapo@arizona.edu</text:p>
          </table:table-cell>
          <table:table-cell office:value-type="string">
            <text:p>Male</text:p>
          </table:table-cell>
          <table:table-cell office:value-type="string">
            <text:p>9.185.159.190</text:p>
          </table:table-cell>
          <table:table-cell table:number-columns-repeated="2"/>
        </table:table-row>
        <table:table-row table:style-name="ro1">
          <table:table-cell office:value-type="float" office:value="926">
            <text:p>926</text:p>
          </table:table-cell>
          <table:table-cell office:value-type="string">
            <text:p>Mandel</text:p>
          </table:table-cell>
          <table:table-cell office:value-type="string">
            <text:p>Bartlomieczak</text:p>
          </table:table-cell>
          <table:table-cell office:value-type="string">
            <text:p>mbartlomieczakpp@amazon.com</text:p>
          </table:table-cell>
          <table:table-cell office:value-type="string">
            <text:p>Male</text:p>
          </table:table-cell>
          <table:table-cell office:value-type="string">
            <text:p>194.55.148.227</text:p>
          </table:table-cell>
          <table:table-cell table:number-columns-repeated="2"/>
        </table:table-row>
        <table:table-row table:style-name="ro1">
          <table:table-cell office:value-type="float" office:value="927">
            <text:p>927</text:p>
          </table:table-cell>
          <table:table-cell office:value-type="string">
            <text:p>Gray</text:p>
          </table:table-cell>
          <table:table-cell office:value-type="string">
            <text:p>Thornton-Dewhirst</text:p>
          </table:table-cell>
          <table:table-cell office:value-type="string">
            <text:p>gthorntondewhirstpq@ucsd.edu</text:p>
          </table:table-cell>
          <table:table-cell office:value-type="string">
            <text:p>Male</text:p>
          </table:table-cell>
          <table:table-cell office:value-type="string">
            <text:p>96.190.254.25</text:p>
          </table:table-cell>
          <table:table-cell table:number-columns-repeated="2"/>
        </table:table-row>
        <table:table-row table:style-name="ro1">
          <table:table-cell office:value-type="float" office:value="928">
            <text:p>928</text:p>
          </table:table-cell>
          <table:table-cell office:value-type="string">
            <text:p>Carlyn</text:p>
          </table:table-cell>
          <table:table-cell office:value-type="string">
            <text:p>Tibald</text:p>
          </table:table-cell>
          <table:table-cell office:value-type="string">
            <text:p>ctibaldpr@myspace.com</text:p>
          </table:table-cell>
          <table:table-cell office:value-type="string">
            <text:p>Female</text:p>
          </table:table-cell>
          <table:table-cell office:value-type="string">
            <text:p>238.56.252.173</text:p>
          </table:table-cell>
          <table:table-cell table:number-columns-repeated="2"/>
        </table:table-row>
        <table:table-row table:style-name="ro1">
          <table:table-cell office:value-type="float" office:value="929">
            <text:p>929</text:p>
          </table:table-cell>
          <table:table-cell office:value-type="string">
            <text:p>Caryl</text:p>
          </table:table-cell>
          <table:table-cell office:value-type="string">
            <text:p>Scutter</text:p>
          </table:table-cell>
          <table:table-cell office:value-type="string">
            <text:p>cscutterps@xinhuanet.com</text:p>
          </table:table-cell>
          <table:table-cell office:value-type="string">
            <text:p>Female</text:p>
          </table:table-cell>
          <table:table-cell office:value-type="string">
            <text:p>189.61.77.179</text:p>
          </table:table-cell>
          <table:table-cell table:number-columns-repeated="2"/>
        </table:table-row>
        <table:table-row table:style-name="ro1">
          <table:table-cell office:value-type="float" office:value="930">
            <text:p>930</text:p>
          </table:table-cell>
          <table:table-cell office:value-type="string">
            <text:p>Fairfax</text:p>
          </table:table-cell>
          <table:table-cell office:value-type="string">
            <text:p>Petrillo</text:p>
          </table:table-cell>
          <table:table-cell office:value-type="string">
            <text:p>fpetrillopt@cbsnews.com</text:p>
          </table:table-cell>
          <table:table-cell office:value-type="string">
            <text:p>Male</text:p>
          </table:table-cell>
          <table:table-cell office:value-type="string">
            <text:p>226.161.110.109</text:p>
          </table:table-cell>
          <table:table-cell table:number-columns-repeated="2"/>
        </table:table-row>
        <table:table-row table:style-name="ro1">
          <table:table-cell office:value-type="float" office:value="931">
            <text:p>931</text:p>
          </table:table-cell>
          <table:table-cell office:value-type="string">
            <text:p>Tamqrah</text:p>
          </table:table-cell>
          <table:table-cell office:value-type="string">
            <text:p>Stigger</text:p>
          </table:table-cell>
          <table:table-cell office:value-type="string">
            <text:p>tstiggerpu@forbes.com</text:p>
          </table:table-cell>
          <table:table-cell office:value-type="string">
            <text:p>Female</text:p>
          </table:table-cell>
          <table:table-cell office:value-type="string">
            <text:p>223.168.65.118</text:p>
          </table:table-cell>
          <table:table-cell table:number-columns-repeated="2"/>
        </table:table-row>
        <table:table-row table:style-name="ro1">
          <table:table-cell office:value-type="float" office:value="932">
            <text:p>932</text:p>
          </table:table-cell>
          <table:table-cell office:value-type="string">
            <text:p>Annamarie</text:p>
          </table:table-cell>
          <table:table-cell office:value-type="string">
            <text:p>Izsak</text:p>
          </table:table-cell>
          <table:table-cell office:value-type="string">
            <text:p>aizsakpv@archive.org</text:p>
          </table:table-cell>
          <table:table-cell office:value-type="string">
            <text:p>Female</text:p>
          </table:table-cell>
          <table:table-cell office:value-type="string">
            <text:p>135.79.63.7</text:p>
          </table:table-cell>
          <table:table-cell table:number-columns-repeated="2"/>
        </table:table-row>
        <table:table-row table:style-name="ro1">
          <table:table-cell office:value-type="float" office:value="933">
            <text:p>933</text:p>
          </table:table-cell>
          <table:table-cell office:value-type="string">
            <text:p>Alvira</text:p>
          </table:table-cell>
          <table:table-cell office:value-type="string">
            <text:p>Stanes</text:p>
          </table:table-cell>
          <table:table-cell office:value-type="string">
            <text:p>astanespw@ibm.com</text:p>
          </table:table-cell>
          <table:table-cell office:value-type="string">
            <text:p>Female</text:p>
          </table:table-cell>
          <table:table-cell office:value-type="string">
            <text:p>157.82.7.169</text:p>
          </table:table-cell>
          <table:table-cell table:number-columns-repeated="2"/>
        </table:table-row>
        <table:table-row table:style-name="ro1">
          <table:table-cell office:value-type="float" office:value="934">
            <text:p>934</text:p>
          </table:table-cell>
          <table:table-cell office:value-type="string">
            <text:p>Junina</text:p>
          </table:table-cell>
          <table:table-cell office:value-type="string">
            <text:p>Veregan</text:p>
          </table:table-cell>
          <table:table-cell office:value-type="string">
            <text:p>jvereganpx@stanford.edu</text:p>
          </table:table-cell>
          <table:table-cell office:value-type="string">
            <text:p>Female</text:p>
          </table:table-cell>
          <table:table-cell office:value-type="string">
            <text:p>215.1.11.112</text:p>
          </table:table-cell>
          <table:table-cell table:number-columns-repeated="2"/>
        </table:table-row>
        <table:table-row table:style-name="ro1">
          <table:table-cell office:value-type="float" office:value="935">
            <text:p>935</text:p>
          </table:table-cell>
          <table:table-cell office:value-type="string">
            <text:p>Ame</text:p>
          </table:table-cell>
          <table:table-cell office:value-type="string">
            <text:p>Hansen</text:p>
          </table:table-cell>
          <table:table-cell office:value-type="string">
            <text:p>ahansenpy@apache.org</text:p>
          </table:table-cell>
          <table:table-cell office:value-type="string">
            <text:p>Female</text:p>
          </table:table-cell>
          <table:table-cell office:value-type="string">
            <text:p>97.30.205.27</text:p>
          </table:table-cell>
          <table:table-cell table:number-columns-repeated="2"/>
        </table:table-row>
        <table:table-row table:style-name="ro1">
          <table:table-cell office:value-type="float" office:value="936">
            <text:p>936</text:p>
          </table:table-cell>
          <table:table-cell office:value-type="string">
            <text:p>Carlota</text:p>
          </table:table-cell>
          <table:table-cell office:value-type="string">
            <text:p>Beckerleg</text:p>
          </table:table-cell>
          <table:table-cell office:value-type="string">
            <text:p>cbeckerlegpz@mysql.com</text:p>
          </table:table-cell>
          <table:table-cell office:value-type="string">
            <text:p>Female</text:p>
          </table:table-cell>
          <table:table-cell office:value-type="string">
            <text:p>20.95.96.12</text:p>
          </table:table-cell>
          <table:table-cell table:number-columns-repeated="2"/>
        </table:table-row>
        <table:table-row table:style-name="ro1">
          <table:table-cell office:value-type="float" office:value="937">
            <text:p>937</text:p>
          </table:table-cell>
          <table:table-cell office:value-type="string">
            <text:p>Anderson</text:p>
          </table:table-cell>
          <table:table-cell office:value-type="string">
            <text:p>Rising</text:p>
          </table:table-cell>
          <table:table-cell office:value-type="string">
            <text:p>arisingq0@livejournal.com</text:p>
          </table:table-cell>
          <table:table-cell office:value-type="string">
            <text:p>Male</text:p>
          </table:table-cell>
          <table:table-cell office:value-type="string">
            <text:p>213.9.189.140</text:p>
          </table:table-cell>
          <table:table-cell table:number-columns-repeated="2"/>
        </table:table-row>
        <table:table-row table:style-name="ro1">
          <table:table-cell office:value-type="float" office:value="938">
            <text:p>938</text:p>
          </table:table-cell>
          <table:table-cell office:value-type="string">
            <text:p>Burr</text:p>
          </table:table-cell>
          <table:table-cell office:value-type="string">
            <text:p>Giffkins</text:p>
          </table:table-cell>
          <table:table-cell office:value-type="string">
            <text:p>bgiffkinsq1@sphinn.com</text:p>
          </table:table-cell>
          <table:table-cell office:value-type="string">
            <text:p>Male</text:p>
          </table:table-cell>
          <table:table-cell office:value-type="string">
            <text:p>204.224.88.62</text:p>
          </table:table-cell>
          <table:table-cell table:number-columns-repeated="2"/>
        </table:table-row>
        <table:table-row table:style-name="ro1">
          <table:table-cell office:value-type="float" office:value="939">
            <text:p>939</text:p>
          </table:table-cell>
          <table:table-cell office:value-type="string">
            <text:p>Ugo</text:p>
          </table:table-cell>
          <table:table-cell office:value-type="string">
            <text:p>Aspinal</text:p>
          </table:table-cell>
          <table:table-cell office:value-type="string">
            <text:p>uaspinalq2@hexun.com</text:p>
          </table:table-cell>
          <table:table-cell office:value-type="string">
            <text:p>Male</text:p>
          </table:table-cell>
          <table:table-cell office:value-type="string">
            <text:p>211.118.174.236</text:p>
          </table:table-cell>
          <table:table-cell table:number-columns-repeated="2"/>
        </table:table-row>
        <table:table-row table:style-name="ro1">
          <table:table-cell office:value-type="float" office:value="940">
            <text:p>940</text:p>
          </table:table-cell>
          <table:table-cell office:value-type="string">
            <text:p>Syd</text:p>
          </table:table-cell>
          <table:table-cell office:value-type="string">
            <text:p>Carden</text:p>
          </table:table-cell>
          <table:table-cell office:value-type="string">
            <text:p>scardenq3@i2i.jp</text:p>
          </table:table-cell>
          <table:table-cell office:value-type="string">
            <text:p>Male</text:p>
          </table:table-cell>
          <table:table-cell office:value-type="string">
            <text:p>33.228.167.179</text:p>
          </table:table-cell>
          <table:table-cell table:number-columns-repeated="2"/>
        </table:table-row>
        <table:table-row table:style-name="ro1">
          <table:table-cell office:value-type="float" office:value="941">
            <text:p>941</text:p>
          </table:table-cell>
          <table:table-cell office:value-type="string">
            <text:p>Renee</text:p>
          </table:table-cell>
          <table:table-cell office:value-type="string">
            <text:p>Shewan</text:p>
          </table:table-cell>
          <table:table-cell office:value-type="string">
            <text:p>rshewanq4@e-recht24.de</text:p>
          </table:table-cell>
          <table:table-cell office:value-type="string">
            <text:p>Female</text:p>
          </table:table-cell>
          <table:table-cell office:value-type="string">
            <text:p>31.58.159.140</text:p>
          </table:table-cell>
          <table:table-cell table:number-columns-repeated="2"/>
        </table:table-row>
        <table:table-row table:style-name="ro1">
          <table:table-cell office:value-type="float" office:value="942">
            <text:p>942</text:p>
          </table:table-cell>
          <table:table-cell office:value-type="string">
            <text:p>Kylen</text:p>
          </table:table-cell>
          <table:table-cell office:value-type="string">
            <text:p>Champe</text:p>
          </table:table-cell>
          <table:table-cell office:value-type="string">
            <text:p>kchampeq5@xinhuanet.com</text:p>
          </table:table-cell>
          <table:table-cell office:value-type="string">
            <text:p>Female</text:p>
          </table:table-cell>
          <table:table-cell office:value-type="string">
            <text:p>203.49.127.199</text:p>
          </table:table-cell>
          <table:table-cell table:number-columns-repeated="2"/>
        </table:table-row>
        <table:table-row table:style-name="ro1">
          <table:table-cell office:value-type="float" office:value="943">
            <text:p>943</text:p>
          </table:table-cell>
          <table:table-cell office:value-type="string">
            <text:p>Fabe</text:p>
          </table:table-cell>
          <table:table-cell office:value-type="string">
            <text:p>Went</text:p>
          </table:table-cell>
          <table:table-cell office:value-type="string">
            <text:p>fwentq6@simplemachines.org</text:p>
          </table:table-cell>
          <table:table-cell office:value-type="string">
            <text:p>Male</text:p>
          </table:table-cell>
          <table:table-cell office:value-type="string">
            <text:p>107.175.150.120</text:p>
          </table:table-cell>
          <table:table-cell table:number-columns-repeated="2"/>
        </table:table-row>
        <table:table-row table:style-name="ro1">
          <table:table-cell office:value-type="float" office:value="944">
            <text:p>944</text:p>
          </table:table-cell>
          <table:table-cell office:value-type="string">
            <text:p>Palm</text:p>
          </table:table-cell>
          <table:table-cell office:value-type="string">
            <text:p>Eberdt</text:p>
          </table:table-cell>
          <table:table-cell office:value-type="string">
            <text:p>peberdtq7@networkadvertising.org</text:p>
          </table:table-cell>
          <table:table-cell office:value-type="string">
            <text:p>Male</text:p>
          </table:table-cell>
          <table:table-cell office:value-type="string">
            <text:p>97.166.100.120</text:p>
          </table:table-cell>
          <table:table-cell table:number-columns-repeated="2"/>
        </table:table-row>
        <table:table-row table:style-name="ro1">
          <table:table-cell office:value-type="float" office:value="945">
            <text:p>945</text:p>
          </table:table-cell>
          <table:table-cell office:value-type="string">
            <text:p>Hartwell</text:p>
          </table:table-cell>
          <table:table-cell office:value-type="string">
            <text:p>Alcorn</text:p>
          </table:table-cell>
          <table:table-cell office:value-type="string">
            <text:p>halcornq8@hhs.gov</text:p>
          </table:table-cell>
          <table:table-cell office:value-type="string">
            <text:p>Male</text:p>
          </table:table-cell>
          <table:table-cell office:value-type="string">
            <text:p>182.180.61.0</text:p>
          </table:table-cell>
          <table:table-cell table:number-columns-repeated="2"/>
        </table:table-row>
        <table:table-row table:style-name="ro1">
          <table:table-cell office:value-type="float" office:value="946">
            <text:p>946</text:p>
          </table:table-cell>
          <table:table-cell office:value-type="string">
            <text:p>Sondra</text:p>
          </table:table-cell>
          <table:table-cell office:value-type="string">
            <text:p>Olenikov</text:p>
          </table:table-cell>
          <table:table-cell office:value-type="string">
            <text:p>solenikovq9@opera.com</text:p>
          </table:table-cell>
          <table:table-cell office:value-type="string">
            <text:p>Female</text:p>
          </table:table-cell>
          <table:table-cell office:value-type="string">
            <text:p>115.94.192.104</text:p>
          </table:table-cell>
          <table:table-cell table:number-columns-repeated="2"/>
        </table:table-row>
        <table:table-row table:style-name="ro1">
          <table:table-cell office:value-type="float" office:value="947">
            <text:p>947</text:p>
          </table:table-cell>
          <table:table-cell office:value-type="string">
            <text:p>Moyna</text:p>
          </table:table-cell>
          <table:table-cell office:value-type="string">
            <text:p>Almond</text:p>
          </table:table-cell>
          <table:table-cell office:value-type="string">
            <text:p>malmondqa@omniture.com</text:p>
          </table:table-cell>
          <table:table-cell office:value-type="string">
            <text:p>Female</text:p>
          </table:table-cell>
          <table:table-cell office:value-type="string">
            <text:p>33.83.88.56</text:p>
          </table:table-cell>
          <table:table-cell table:number-columns-repeated="2"/>
        </table:table-row>
        <table:table-row table:style-name="ro1">
          <table:table-cell office:value-type="float" office:value="948">
            <text:p>948</text:p>
          </table:table-cell>
          <table:table-cell office:value-type="string">
            <text:p>Timotheus</text:p>
          </table:table-cell>
          <table:table-cell office:value-type="string">
            <text:p>Thornborrow</text:p>
          </table:table-cell>
          <table:table-cell office:value-type="string">
            <text:p>tthornborrowqb@liveinternet.ru</text:p>
          </table:table-cell>
          <table:table-cell office:value-type="string">
            <text:p>Male</text:p>
          </table:table-cell>
          <table:table-cell office:value-type="string">
            <text:p>251.168.112.29</text:p>
          </table:table-cell>
          <table:table-cell table:number-columns-repeated="2"/>
        </table:table-row>
        <table:table-row table:style-name="ro1">
          <table:table-cell office:value-type="float" office:value="949">
            <text:p>949</text:p>
          </table:table-cell>
          <table:table-cell office:value-type="string">
            <text:p>Torrin</text:p>
          </table:table-cell>
          <table:table-cell office:value-type="string">
            <text:p>Iddenden</text:p>
          </table:table-cell>
          <table:table-cell office:value-type="string">
            <text:p>tiddendenqc@t.co</text:p>
          </table:table-cell>
          <table:table-cell office:value-type="string">
            <text:p>Male</text:p>
          </table:table-cell>
          <table:table-cell office:value-type="string">
            <text:p>50.111.30.85</text:p>
          </table:table-cell>
          <table:table-cell table:number-columns-repeated="2"/>
        </table:table-row>
        <table:table-row table:style-name="ro1">
          <table:table-cell office:value-type="float" office:value="950">
            <text:p>950</text:p>
          </table:table-cell>
          <table:table-cell office:value-type="string">
            <text:p>Zorine</text:p>
          </table:table-cell>
          <table:table-cell office:value-type="string">
            <text:p>Logg</text:p>
          </table:table-cell>
          <table:table-cell office:value-type="string">
            <text:p>zloggqd@cbc.ca</text:p>
          </table:table-cell>
          <table:table-cell office:value-type="string">
            <text:p>Female</text:p>
          </table:table-cell>
          <table:table-cell office:value-type="string">
            <text:p>64.52.201.239</text:p>
          </table:table-cell>
          <table:table-cell table:number-columns-repeated="2"/>
        </table:table-row>
        <table:table-row table:style-name="ro1">
          <table:table-cell office:value-type="float" office:value="951">
            <text:p>951</text:p>
          </table:table-cell>
          <table:table-cell office:value-type="string">
            <text:p>Emery</text:p>
          </table:table-cell>
          <table:table-cell office:value-type="string">
            <text:p>Cluitt</text:p>
          </table:table-cell>
          <table:table-cell office:value-type="string">
            <text:p>ecluittqe@netvibes.com</text:p>
          </table:table-cell>
          <table:table-cell office:value-type="string">
            <text:p>Male</text:p>
          </table:table-cell>
          <table:table-cell office:value-type="string">
            <text:p>88.149.242.236</text:p>
          </table:table-cell>
          <table:table-cell table:number-columns-repeated="2"/>
        </table:table-row>
        <table:table-row table:style-name="ro1">
          <table:table-cell office:value-type="float" office:value="952">
            <text:p>952</text:p>
          </table:table-cell>
          <table:table-cell office:value-type="string">
            <text:p>Emilio</text:p>
          </table:table-cell>
          <table:table-cell office:value-type="string">
            <text:p>Wycliffe</text:p>
          </table:table-cell>
          <table:table-cell office:value-type="string">
            <text:p>ewycliffeqf@ow.ly</text:p>
          </table:table-cell>
          <table:table-cell office:value-type="string">
            <text:p>Male</text:p>
          </table:table-cell>
          <table:table-cell office:value-type="string">
            <text:p>252.207.69.184</text:p>
          </table:table-cell>
          <table:table-cell table:number-columns-repeated="2"/>
        </table:table-row>
        <table:table-row table:style-name="ro1">
          <table:table-cell office:value-type="float" office:value="953">
            <text:p>953</text:p>
          </table:table-cell>
          <table:table-cell office:value-type="string">
            <text:p>Cordey</text:p>
          </table:table-cell>
          <table:table-cell office:value-type="string">
            <text:p>Dumper</text:p>
          </table:table-cell>
          <table:table-cell office:value-type="string">
            <text:p>cdumperqg@jimdo.com</text:p>
          </table:table-cell>
          <table:table-cell office:value-type="string">
            <text:p>Female</text:p>
          </table:table-cell>
          <table:table-cell office:value-type="string">
            <text:p>37.0.84.231</text:p>
          </table:table-cell>
          <table:table-cell table:number-columns-repeated="2"/>
        </table:table-row>
        <table:table-row table:style-name="ro1">
          <table:table-cell office:value-type="float" office:value="954">
            <text:p>954</text:p>
          </table:table-cell>
          <table:table-cell office:value-type="string">
            <text:p>Sol</text:p>
          </table:table-cell>
          <table:table-cell office:value-type="string">
            <text:p>Oldershaw</text:p>
          </table:table-cell>
          <table:table-cell office:value-type="string">
            <text:p>soldershawqh@fda.gov</text:p>
          </table:table-cell>
          <table:table-cell office:value-type="string">
            <text:p>Male</text:p>
          </table:table-cell>
          <table:table-cell office:value-type="string">
            <text:p>195.248.81.255</text:p>
          </table:table-cell>
          <table:table-cell table:number-columns-repeated="2"/>
        </table:table-row>
        <table:table-row table:style-name="ro1">
          <table:table-cell office:value-type="float" office:value="955">
            <text:p>955</text:p>
          </table:table-cell>
          <table:table-cell office:value-type="string">
            <text:p>Pepi</text:p>
          </table:table-cell>
          <table:table-cell office:value-type="string">
            <text:p>Ligoe</text:p>
          </table:table-cell>
          <table:table-cell office:value-type="string">
            <text:p>pligoeqi@technorati.com</text:p>
          </table:table-cell>
          <table:table-cell office:value-type="string">
            <text:p>Female</text:p>
          </table:table-cell>
          <table:table-cell office:value-type="string">
            <text:p>194.129.87.135</text:p>
          </table:table-cell>
          <table:table-cell table:number-columns-repeated="2"/>
        </table:table-row>
        <table:table-row table:style-name="ro1">
          <table:table-cell office:value-type="float" office:value="956">
            <text:p>956</text:p>
          </table:table-cell>
          <table:table-cell office:value-type="string">
            <text:p>Konstantin</text:p>
          </table:table-cell>
          <table:table-cell office:value-type="string">
            <text:p>Froud</text:p>
          </table:table-cell>
          <table:table-cell office:value-type="string">
            <text:p>kfroudqj@earthlink.net</text:p>
          </table:table-cell>
          <table:table-cell office:value-type="string">
            <text:p>Male</text:p>
          </table:table-cell>
          <table:table-cell office:value-type="string">
            <text:p>18.231.62.238</text:p>
          </table:table-cell>
          <table:table-cell table:number-columns-repeated="2"/>
        </table:table-row>
        <table:table-row table:style-name="ro1">
          <table:table-cell office:value-type="float" office:value="957">
            <text:p>957</text:p>
          </table:table-cell>
          <table:table-cell office:value-type="string">
            <text:p>Niel</text:p>
          </table:table-cell>
          <table:table-cell office:value-type="string">
            <text:p>Postans</text:p>
          </table:table-cell>
          <table:table-cell office:value-type="string">
            <text:p>npostansqk@guardian.co.uk</text:p>
          </table:table-cell>
          <table:table-cell office:value-type="string">
            <text:p>Male</text:p>
          </table:table-cell>
          <table:table-cell office:value-type="string">
            <text:p>58.244.235.215</text:p>
          </table:table-cell>
          <table:table-cell table:number-columns-repeated="2"/>
        </table:table-row>
        <table:table-row table:style-name="ro1">
          <table:table-cell office:value-type="float" office:value="958">
            <text:p>958</text:p>
          </table:table-cell>
          <table:table-cell office:value-type="string">
            <text:p>Nicole</text:p>
          </table:table-cell>
          <table:table-cell office:value-type="string">
            <text:p>Gravenor</text:p>
          </table:table-cell>
          <table:table-cell office:value-type="string">
            <text:p>ngravenorql@google.ca</text:p>
          </table:table-cell>
          <table:table-cell office:value-type="string">
            <text:p>Female</text:p>
          </table:table-cell>
          <table:table-cell office:value-type="string">
            <text:p>228.103.248.37</text:p>
          </table:table-cell>
          <table:table-cell table:number-columns-repeated="2"/>
        </table:table-row>
        <table:table-row table:style-name="ro1">
          <table:table-cell office:value-type="float" office:value="959">
            <text:p>959</text:p>
          </table:table-cell>
          <table:table-cell office:value-type="string">
            <text:p>Ethelind</text:p>
          </table:table-cell>
          <table:table-cell office:value-type="string">
            <text:p>Screase</text:p>
          </table:table-cell>
          <table:table-cell office:value-type="string">
            <text:p>escreaseqm@phoca.cz</text:p>
          </table:table-cell>
          <table:table-cell office:value-type="string">
            <text:p>Female</text:p>
          </table:table-cell>
          <table:table-cell office:value-type="string">
            <text:p>131.31.239.160</text:p>
          </table:table-cell>
          <table:table-cell table:number-columns-repeated="2"/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Shell</text:p>
          </table:table-cell>
          <table:table-cell office:value-type="string">
            <text:p>Jacquemot</text:p>
          </table:table-cell>
          <table:table-cell office:value-type="string">
            <text:p>sjacquemotqn@chron.com</text:p>
          </table:table-cell>
          <table:table-cell office:value-type="string">
            <text:p>Male</text:p>
          </table:table-cell>
          <table:table-cell office:value-type="string">
            <text:p>123.5.43.81</text:p>
          </table:table-cell>
          <table:table-cell table:number-columns-repeated="2"/>
        </table:table-row>
        <table:table-row table:style-name="ro1">
          <table:table-cell office:value-type="float" office:value="961">
            <text:p>961</text:p>
          </table:table-cell>
          <table:table-cell office:value-type="string">
            <text:p>Hamel</text:p>
          </table:table-cell>
          <table:table-cell office:value-type="string">
            <text:p>Lackner</text:p>
          </table:table-cell>
          <table:table-cell office:value-type="string">
            <text:p>hlacknerqo@ycombinator.com</text:p>
          </table:table-cell>
          <table:table-cell office:value-type="string">
            <text:p>Male</text:p>
          </table:table-cell>
          <table:table-cell office:value-type="string">
            <text:p>114.74.152.98</text:p>
          </table:table-cell>
          <table:table-cell table:number-columns-repeated="2"/>
        </table:table-row>
        <table:table-row table:style-name="ro1">
          <table:table-cell office:value-type="float" office:value="962">
            <text:p>962</text:p>
          </table:table-cell>
          <table:table-cell office:value-type="string">
            <text:p>Filmore</text:p>
          </table:table-cell>
          <table:table-cell office:value-type="string">
            <text:p>Childerley</text:p>
          </table:table-cell>
          <table:table-cell office:value-type="string">
            <text:p>fchilderleyqp@shinystat.com</text:p>
          </table:table-cell>
          <table:table-cell office:value-type="string">
            <text:p>Male</text:p>
          </table:table-cell>
          <table:table-cell office:value-type="string">
            <text:p>126.103.245.51</text:p>
          </table:table-cell>
          <table:table-cell table:number-columns-repeated="2"/>
        </table:table-row>
        <table:table-row table:style-name="ro1">
          <table:table-cell office:value-type="float" office:value="963">
            <text:p>963</text:p>
          </table:table-cell>
          <table:table-cell office:value-type="string">
            <text:p>Aland</text:p>
          </table:table-cell>
          <table:table-cell office:value-type="string">
            <text:p>Sabie</text:p>
          </table:table-cell>
          <table:table-cell office:value-type="string">
            <text:p>asabieqq@arstechnica.com</text:p>
          </table:table-cell>
          <table:table-cell office:value-type="string">
            <text:p>Male</text:p>
          </table:table-cell>
          <table:table-cell office:value-type="string">
            <text:p>121.147.65.165</text:p>
          </table:table-cell>
          <table:table-cell table:number-columns-repeated="2"/>
        </table:table-row>
        <table:table-row table:style-name="ro1">
          <table:table-cell office:value-type="float" office:value="964">
            <text:p>964</text:p>
          </table:table-cell>
          <table:table-cell office:value-type="string">
            <text:p>Spenser</text:p>
          </table:table-cell>
          <table:table-cell office:value-type="string">
            <text:p>Drysdell</text:p>
          </table:table-cell>
          <table:table-cell office:value-type="string">
            <text:p>sdrysdellqr@yandex.ru</text:p>
          </table:table-cell>
          <table:table-cell office:value-type="string">
            <text:p>Male</text:p>
          </table:table-cell>
          <table:table-cell office:value-type="string">
            <text:p>4.123.184.241</text:p>
          </table:table-cell>
          <table:table-cell table:number-columns-repeated="2"/>
        </table:table-row>
        <table:table-row table:style-name="ro1">
          <table:table-cell office:value-type="float" office:value="965">
            <text:p>965</text:p>
          </table:table-cell>
          <table:table-cell office:value-type="string">
            <text:p>Linn</text:p>
          </table:table-cell>
          <table:table-cell office:value-type="string">
            <text:p>Scurrah</text:p>
          </table:table-cell>
          <table:table-cell office:value-type="string">
            <text:p>lscurrahqs@qq.com</text:p>
          </table:table-cell>
          <table:table-cell office:value-type="string">
            <text:p>Male</text:p>
          </table:table-cell>
          <table:table-cell office:value-type="string">
            <text:p>192.22.108.192</text:p>
          </table:table-cell>
          <table:table-cell table:number-columns-repeated="2"/>
        </table:table-row>
        <table:table-row table:style-name="ro1">
          <table:table-cell office:value-type="float" office:value="966">
            <text:p>966</text:p>
          </table:table-cell>
          <table:table-cell office:value-type="string">
            <text:p>Boycey</text:p>
          </table:table-cell>
          <table:table-cell office:value-type="string">
            <text:p>Core</text:p>
          </table:table-cell>
          <table:table-cell office:value-type="string">
            <text:p>bcoreqt@rambler.ru</text:p>
          </table:table-cell>
          <table:table-cell office:value-type="string">
            <text:p>Male</text:p>
          </table:table-cell>
          <table:table-cell office:value-type="string">
            <text:p>95.38.21.248</text:p>
          </table:table-cell>
          <table:table-cell table:number-columns-repeated="2"/>
        </table:table-row>
        <table:table-row table:style-name="ro1">
          <table:table-cell office:value-type="float" office:value="967">
            <text:p>967</text:p>
          </table:table-cell>
          <table:table-cell office:value-type="string">
            <text:p>Tabor</text:p>
          </table:table-cell>
          <table:table-cell office:value-type="string">
            <text:p>Kiledal</text:p>
          </table:table-cell>
          <table:table-cell office:value-type="string">
            <text:p>tkiledalqu@microsoft.com</text:p>
          </table:table-cell>
          <table:table-cell office:value-type="string">
            <text:p>Male</text:p>
          </table:table-cell>
          <table:table-cell office:value-type="string">
            <text:p>167.252.139.242</text:p>
          </table:table-cell>
          <table:table-cell table:number-columns-repeated="2"/>
        </table:table-row>
        <table:table-row table:style-name="ro1">
          <table:table-cell office:value-type="float" office:value="968">
            <text:p>968</text:p>
          </table:table-cell>
          <table:table-cell office:value-type="string">
            <text:p>Kathlin</text:p>
          </table:table-cell>
          <table:table-cell office:value-type="string">
            <text:p>Glander</text:p>
          </table:table-cell>
          <table:table-cell office:value-type="string">
            <text:p>kglanderqv@umn.edu</text:p>
          </table:table-cell>
          <table:table-cell office:value-type="string">
            <text:p>Female</text:p>
          </table:table-cell>
          <table:table-cell office:value-type="string">
            <text:p>158.102.16.192</text:p>
          </table:table-cell>
          <table:table-cell table:number-columns-repeated="2"/>
        </table:table-row>
        <table:table-row table:style-name="ro1">
          <table:table-cell office:value-type="float" office:value="969">
            <text:p>969</text:p>
          </table:table-cell>
          <table:table-cell office:value-type="string">
            <text:p>Christy</text:p>
          </table:table-cell>
          <table:table-cell office:value-type="string">
            <text:p>Conquest</text:p>
          </table:table-cell>
          <table:table-cell office:value-type="string">
            <text:p>cconquestqw@hatena.ne.jp</text:p>
          </table:table-cell>
          <table:table-cell office:value-type="string">
            <text:p>Male</text:p>
          </table:table-cell>
          <table:table-cell office:value-type="string">
            <text:p>249.225.108.194</text:p>
          </table:table-cell>
          <table:table-cell table:number-columns-repeated="2"/>
        </table:table-row>
        <table:table-row table:style-name="ro1">
          <table:table-cell office:value-type="float" office:value="970">
            <text:p>970</text:p>
          </table:table-cell>
          <table:table-cell office:value-type="string">
            <text:p>Beilul</text:p>
          </table:table-cell>
          <table:table-cell office:value-type="string">
            <text:p>Rouse</text:p>
          </table:table-cell>
          <table:table-cell office:value-type="string">
            <text:p>brouseqx@who.int</text:p>
          </table:table-cell>
          <table:table-cell office:value-type="string">
            <text:p>Female</text:p>
          </table:table-cell>
          <table:table-cell office:value-type="string">
            <text:p>245.252.151.143</text:p>
          </table:table-cell>
          <table:table-cell table:number-columns-repeated="2"/>
        </table:table-row>
        <table:table-row table:style-name="ro1">
          <table:table-cell office:value-type="float" office:value="971">
            <text:p>971</text:p>
          </table:table-cell>
          <table:table-cell office:value-type="string">
            <text:p>Roby</text:p>
          </table:table-cell>
          <table:table-cell office:value-type="string">
            <text:p>Coffelt</text:p>
          </table:table-cell>
          <table:table-cell office:value-type="string">
            <text:p>rcoffeltqy@etsy.com</text:p>
          </table:table-cell>
          <table:table-cell office:value-type="string">
            <text:p>Female</text:p>
          </table:table-cell>
          <table:table-cell office:value-type="string">
            <text:p>150.120.237.197</text:p>
          </table:table-cell>
          <table:table-cell table:number-columns-repeated="2"/>
        </table:table-row>
        <table:table-row table:style-name="ro1">
          <table:table-cell office:value-type="float" office:value="972">
            <text:p>972</text:p>
          </table:table-cell>
          <table:table-cell office:value-type="string">
            <text:p>Rustin</text:p>
          </table:table-cell>
          <table:table-cell office:value-type="string">
            <text:p>MacCaughey</text:p>
          </table:table-cell>
          <table:table-cell office:value-type="string">
            <text:p>rmaccaugheyqz@wunderground.com</text:p>
          </table:table-cell>
          <table:table-cell office:value-type="string">
            <text:p>Male</text:p>
          </table:table-cell>
          <table:table-cell office:value-type="string">
            <text:p>72.119.177.232</text:p>
          </table:table-cell>
          <table:table-cell table:number-columns-repeated="2"/>
        </table:table-row>
        <table:table-row table:style-name="ro1">
          <table:table-cell office:value-type="float" office:value="973">
            <text:p>973</text:p>
          </table:table-cell>
          <table:table-cell office:value-type="string">
            <text:p>Harald</text:p>
          </table:table-cell>
          <table:table-cell office:value-type="string">
            <text:p>Toyer</text:p>
          </table:table-cell>
          <table:table-cell office:value-type="string">
            <text:p>htoyerr0@dedecms.com</text:p>
          </table:table-cell>
          <table:table-cell office:value-type="string">
            <text:p>Male</text:p>
          </table:table-cell>
          <table:table-cell office:value-type="string">
            <text:p>164.28.44.101</text:p>
          </table:table-cell>
          <table:table-cell table:number-columns-repeated="2"/>
        </table:table-row>
        <table:table-row table:style-name="ro1">
          <table:table-cell office:value-type="float" office:value="974">
            <text:p>974</text:p>
          </table:table-cell>
          <table:table-cell office:value-type="string">
            <text:p>Bradley</text:p>
          </table:table-cell>
          <table:table-cell office:value-type="string">
            <text:p>Jent</text:p>
          </table:table-cell>
          <table:table-cell office:value-type="string">
            <text:p>bjentr1@vinaora.com</text:p>
          </table:table-cell>
          <table:table-cell office:value-type="string">
            <text:p>Male</text:p>
          </table:table-cell>
          <table:table-cell office:value-type="string">
            <text:p>217.185.97.171</text:p>
          </table:table-cell>
          <table:table-cell table:number-columns-repeated="2"/>
        </table:table-row>
        <table:table-row table:style-name="ro1">
          <table:table-cell office:value-type="float" office:value="975">
            <text:p>975</text:p>
          </table:table-cell>
          <table:table-cell office:value-type="string">
            <text:p>Hobart</text:p>
          </table:table-cell>
          <table:table-cell office:value-type="string">
            <text:p>Stanmore</text:p>
          </table:table-cell>
          <table:table-cell office:value-type="string">
            <text:p>hstanmorer2@goo.ne.jp</text:p>
          </table:table-cell>
          <table:table-cell office:value-type="string">
            <text:p>Male</text:p>
          </table:table-cell>
          <table:table-cell office:value-type="string">
            <text:p>246.73.88.247</text:p>
          </table:table-cell>
          <table:table-cell table:number-columns-repeated="2"/>
        </table:table-row>
        <table:table-row table:style-name="ro1">
          <table:table-cell office:value-type="float" office:value="976">
            <text:p>976</text:p>
          </table:table-cell>
          <table:table-cell office:value-type="string">
            <text:p>Alvis</text:p>
          </table:table-cell>
          <table:table-cell office:value-type="string">
            <text:p>Matteau</text:p>
          </table:table-cell>
          <table:table-cell office:value-type="string">
            <text:p>amatteaur3@moonfruit.com</text:p>
          </table:table-cell>
          <table:table-cell office:value-type="string">
            <text:p>Male</text:p>
          </table:table-cell>
          <table:table-cell office:value-type="string">
            <text:p>62.45.150.25</text:p>
          </table:table-cell>
          <table:table-cell table:number-columns-repeated="2"/>
        </table:table-row>
        <table:table-row table:style-name="ro1">
          <table:table-cell office:value-type="float" office:value="977">
            <text:p>977</text:p>
          </table:table-cell>
          <table:table-cell office:value-type="string">
            <text:p>Alberik</text:p>
          </table:table-cell>
          <table:table-cell office:value-type="string">
            <text:p>Male</text:p>
          </table:table-cell>
          <table:table-cell office:value-type="string">
            <text:p>amaler4@xing.com</text:p>
          </table:table-cell>
          <table:table-cell office:value-type="string">
            <text:p>Male</text:p>
          </table:table-cell>
          <table:table-cell office:value-type="string">
            <text:p>197.109.232.148</text:p>
          </table:table-cell>
          <table:table-cell table:number-columns-repeated="2"/>
        </table:table-row>
        <table:table-row table:style-name="ro1">
          <table:table-cell office:value-type="float" office:value="978">
            <text:p>978</text:p>
          </table:table-cell>
          <table:table-cell office:value-type="string">
            <text:p>Shermie</text:p>
          </table:table-cell>
          <table:table-cell office:value-type="string">
            <text:p>Piercey</text:p>
          </table:table-cell>
          <table:table-cell office:value-type="string">
            <text:p>spierceyr5@mozilla.com</text:p>
          </table:table-cell>
          <table:table-cell office:value-type="string">
            <text:p>Male</text:p>
          </table:table-cell>
          <table:table-cell office:value-type="string">
            <text:p>190.111.93.244</text:p>
          </table:table-cell>
          <table:table-cell table:number-columns-repeated="2"/>
        </table:table-row>
        <table:table-row table:style-name="ro1">
          <table:table-cell office:value-type="float" office:value="979">
            <text:p>979</text:p>
          </table:table-cell>
          <table:table-cell office:value-type="string">
            <text:p>Ilyse</text:p>
          </table:table-cell>
          <table:table-cell office:value-type="string">
            <text:p>Klauber</text:p>
          </table:table-cell>
          <table:table-cell office:value-type="string">
            <text:p>iklauberr6@com.com</text:p>
          </table:table-cell>
          <table:table-cell office:value-type="string">
            <text:p>Female</text:p>
          </table:table-cell>
          <table:table-cell office:value-type="string">
            <text:p>124.147.71.206</text:p>
          </table:table-cell>
          <table:table-cell table:number-columns-repeated="2"/>
        </table:table-row>
        <table:table-row table:style-name="ro1">
          <table:table-cell office:value-type="float" office:value="980">
            <text:p>980</text:p>
          </table:table-cell>
          <table:table-cell office:value-type="string">
            <text:p>Stanton</text:p>
          </table:table-cell>
          <table:table-cell office:value-type="string">
            <text:p>Rapin</text:p>
          </table:table-cell>
          <table:table-cell office:value-type="string">
            <text:p>srapinr7@ftc.gov</text:p>
          </table:table-cell>
          <table:table-cell office:value-type="string">
            <text:p>Male</text:p>
          </table:table-cell>
          <table:table-cell office:value-type="string">
            <text:p>63.249.39.44</text:p>
          </table:table-cell>
          <table:table-cell table:number-columns-repeated="2"/>
        </table:table-row>
        <table:table-row table:style-name="ro1">
          <table:table-cell office:value-type="float" office:value="981">
            <text:p>981</text:p>
          </table:table-cell>
          <table:table-cell office:value-type="string">
            <text:p>Aggi</text:p>
          </table:table-cell>
          <table:table-cell office:value-type="string">
            <text:p>Vegas</text:p>
          </table:table-cell>
          <table:table-cell office:value-type="string">
            <text:p>avegasr8@wp.com</text:p>
          </table:table-cell>
          <table:table-cell office:value-type="string">
            <text:p>Female</text:p>
          </table:table-cell>
          <table:table-cell office:value-type="string">
            <text:p>20.161.89.173</text:p>
          </table:table-cell>
          <table:table-cell table:number-columns-repeated="2"/>
        </table:table-row>
        <table:table-row table:style-name="ro1">
          <table:table-cell office:value-type="float" office:value="982">
            <text:p>982</text:p>
          </table:table-cell>
          <table:table-cell office:value-type="string">
            <text:p>Farra</text:p>
          </table:table-cell>
          <table:table-cell office:value-type="string">
            <text:p>Ledur</text:p>
          </table:table-cell>
          <table:table-cell office:value-type="string">
            <text:p>fledurr9@ibm.com</text:p>
          </table:table-cell>
          <table:table-cell office:value-type="string">
            <text:p>Female</text:p>
          </table:table-cell>
          <table:table-cell office:value-type="string">
            <text:p>160.99.136.113</text:p>
          </table:table-cell>
          <table:table-cell table:number-columns-repeated="2"/>
        </table:table-row>
        <table:table-row table:style-name="ro1">
          <table:table-cell office:value-type="float" office:value="983">
            <text:p>983</text:p>
          </table:table-cell>
          <table:table-cell office:value-type="string">
            <text:p>Aida</text:p>
          </table:table-cell>
          <table:table-cell office:value-type="string">
            <text:p>Birtwisle</text:p>
          </table:table-cell>
          <table:table-cell office:value-type="string">
            <text:p>abirtwislera@shareasale.com</text:p>
          </table:table-cell>
          <table:table-cell office:value-type="string">
            <text:p>Female</text:p>
          </table:table-cell>
          <table:table-cell office:value-type="string">
            <text:p>14.136.152.30</text:p>
          </table:table-cell>
          <table:table-cell table:number-columns-repeated="2"/>
        </table:table-row>
        <table:table-row table:style-name="ro1">
          <table:table-cell office:value-type="float" office:value="984">
            <text:p>984</text:p>
          </table:table-cell>
          <table:table-cell office:value-type="string">
            <text:p>Raleigh</text:p>
          </table:table-cell>
          <table:table-cell office:value-type="string">
            <text:p>Skipsea</text:p>
          </table:table-cell>
          <table:table-cell office:value-type="string">
            <text:p>rskipsearb@hostgator.com</text:p>
          </table:table-cell>
          <table:table-cell office:value-type="string">
            <text:p>Male</text:p>
          </table:table-cell>
          <table:table-cell office:value-type="string">
            <text:p>127.243.40.165</text:p>
          </table:table-cell>
          <table:table-cell table:number-columns-repeated="2"/>
        </table:table-row>
        <table:table-row table:style-name="ro1">
          <table:table-cell office:value-type="float" office:value="985">
            <text:p>985</text:p>
          </table:table-cell>
          <table:table-cell office:value-type="string">
            <text:p>Ulla</text:p>
          </table:table-cell>
          <table:table-cell office:value-type="string">
            <text:p>McCafferky</text:p>
          </table:table-cell>
          <table:table-cell office:value-type="string">
            <text:p>umccafferkyrc@nbcnews.com</text:p>
          </table:table-cell>
          <table:table-cell office:value-type="string">
            <text:p>Female</text:p>
          </table:table-cell>
          <table:table-cell office:value-type="string">
            <text:p>128.157.3.232</text:p>
          </table:table-cell>
          <table:table-cell table:number-columns-repeated="2"/>
        </table:table-row>
        <table:table-row table:style-name="ro1">
          <table:table-cell office:value-type="float" office:value="986">
            <text:p>986</text:p>
          </table:table-cell>
          <table:table-cell office:value-type="string">
            <text:p>Saba</text:p>
          </table:table-cell>
          <table:table-cell office:value-type="string">
            <text:p>Mc</text:p>
          </table:table-cell>
          <table:table-cell office:value-type="string">
            <text:p>Mechan</text:p>
          </table:table-cell>
          <table:table-cell office:value-type="string">
            <text:p>smcmechanrd@china.com.cn</text:p>
          </table:table-cell>
          <table:table-cell office:value-type="string">
            <text:p>Female</text:p>
          </table:table-cell>
          <table:table-cell office:value-type="string">
            <text:p>107.171.229.175</text:p>
          </table:table-cell>
          <table:table-cell/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Cele</text:p>
          </table:table-cell>
          <table:table-cell office:value-type="string">
            <text:p>Petegree</text:p>
          </table:table-cell>
          <table:table-cell office:value-type="string">
            <text:p>cpetegreere@wikia.com</text:p>
          </table:table-cell>
          <table:table-cell office:value-type="string">
            <text:p>Female</text:p>
          </table:table-cell>
          <table:table-cell office:value-type="string">
            <text:p>39.234.231.130</text:p>
          </table:table-cell>
          <table:table-cell table:number-columns-repeated="2"/>
        </table:table-row>
        <table:table-row table:style-name="ro1">
          <table:table-cell office:value-type="float" office:value="988">
            <text:p>988</text:p>
          </table:table-cell>
          <table:table-cell office:value-type="string">
            <text:p>Dennie</text:p>
          </table:table-cell>
          <table:table-cell office:value-type="string">
            <text:p>Wesgate</text:p>
          </table:table-cell>
          <table:table-cell office:value-type="string">
            <text:p>dwesgaterf@miitbeian.gov.cn</text:p>
          </table:table-cell>
          <table:table-cell office:value-type="string">
            <text:p>Female</text:p>
          </table:table-cell>
          <table:table-cell office:value-type="string">
            <text:p>233.195.90.199</text:p>
          </table:table-cell>
          <table:table-cell table:number-columns-repeated="2"/>
        </table:table-row>
        <table:table-row table:style-name="ro1">
          <table:table-cell office:value-type="float" office:value="989">
            <text:p>989</text:p>
          </table:table-cell>
          <table:table-cell office:value-type="string">
            <text:p>Maury</text:p>
          </table:table-cell>
          <table:table-cell office:value-type="string">
            <text:p>Frankcombe</text:p>
          </table:table-cell>
          <table:table-cell office:value-type="string">
            <text:p>mfrankcomberg@geocities.com</text:p>
          </table:table-cell>
          <table:table-cell office:value-type="string">
            <text:p>Male</text:p>
          </table:table-cell>
          <table:table-cell office:value-type="string">
            <text:p>97.151.79.137</text:p>
          </table:table-cell>
          <table:table-cell table:number-columns-repeated="2"/>
        </table:table-row>
        <table:table-row table:style-name="ro1">
          <table:table-cell office:value-type="float" office:value="990">
            <text:p>990</text:p>
          </table:table-cell>
          <table:table-cell office:value-type="string">
            <text:p>Blake</text:p>
          </table:table-cell>
          <table:table-cell office:value-type="string">
            <text:p>Wisam</text:p>
          </table:table-cell>
          <table:table-cell office:value-type="string">
            <text:p>bwisamrh@dot.gov</text:p>
          </table:table-cell>
          <table:table-cell office:value-type="string">
            <text:p>Male</text:p>
          </table:table-cell>
          <table:table-cell office:value-type="string">
            <text:p>119.131.60.146</text:p>
          </table:table-cell>
          <table:table-cell table:number-columns-repeated="2"/>
        </table:table-row>
        <table:table-row table:style-name="ro1">
          <table:table-cell office:value-type="float" office:value="991">
            <text:p>991</text:p>
          </table:table-cell>
          <table:table-cell office:value-type="string">
            <text:p>Glori</text:p>
          </table:table-cell>
          <table:table-cell office:value-type="string">
            <text:p>Shackell</text:p>
          </table:table-cell>
          <table:table-cell office:value-type="string">
            <text:p>gshackellri@mashable.com</text:p>
          </table:table-cell>
          <table:table-cell office:value-type="string">
            <text:p>Female</text:p>
          </table:table-cell>
          <table:table-cell office:value-type="string">
            <text:p>207.237.98.31</text:p>
          </table:table-cell>
          <table:table-cell table:number-columns-repeated="2"/>
        </table:table-row>
        <table:table-row table:style-name="ro1">
          <table:table-cell office:value-type="float" office:value="992">
            <text:p>992</text:p>
          </table:table-cell>
          <table:table-cell office:value-type="string">
            <text:p>Gardie</text:p>
          </table:table-cell>
          <table:table-cell office:value-type="string">
            <text:p>Rumgay</text:p>
          </table:table-cell>
          <table:table-cell office:value-type="string">
            <text:p>grumgayrj@youtu.be</text:p>
          </table:table-cell>
          <table:table-cell office:value-type="string">
            <text:p>Male</text:p>
          </table:table-cell>
          <table:table-cell office:value-type="string">
            <text:p>11.84.60.147</text:p>
          </table:table-cell>
          <table:table-cell table:number-columns-repeated="2"/>
        </table:table-row>
        <table:table-row table:style-name="ro1">
          <table:table-cell office:value-type="float" office:value="993">
            <text:p>993</text:p>
          </table:table-cell>
          <table:table-cell office:value-type="string">
            <text:p>Carlyle</text:p>
          </table:table-cell>
          <table:table-cell office:value-type="string">
            <text:p>Fletcher</text:p>
          </table:table-cell>
          <table:table-cell office:value-type="string">
            <text:p>cfletcherrk@vinaora.com</text:p>
          </table:table-cell>
          <table:table-cell office:value-type="string">
            <text:p>Male</text:p>
          </table:table-cell>
          <table:table-cell office:value-type="string">
            <text:p>73.128.94.152</text:p>
          </table:table-cell>
          <table:table-cell table:number-columns-repeated="2"/>
        </table:table-row>
        <table:table-row table:style-name="ro1">
          <table:table-cell office:value-type="float" office:value="994">
            <text:p>994</text:p>
          </table:table-cell>
          <table:table-cell office:value-type="string">
            <text:p>Tristan</text:p>
          </table:table-cell>
          <table:table-cell office:value-type="string">
            <text:p>Olenchikov</text:p>
          </table:table-cell>
          <table:table-cell office:value-type="string">
            <text:p>tolenchikovrl@virginia.edu</text:p>
          </table:table-cell>
          <table:table-cell office:value-type="string">
            <text:p>Male</text:p>
          </table:table-cell>
          <table:table-cell office:value-type="string">
            <text:p>195.3.166.197</text:p>
          </table:table-cell>
          <table:table-cell table:number-columns-repeated="2"/>
        </table:table-row>
        <table:table-row table:style-name="ro1">
          <table:table-cell office:value-type="float" office:value="995">
            <text:p>995</text:p>
          </table:table-cell>
          <table:table-cell office:value-type="string">
            <text:p>Benjy</text:p>
          </table:table-cell>
          <table:table-cell office:value-type="string">
            <text:p>Blackden</text:p>
          </table:table-cell>
          <table:table-cell office:value-type="string">
            <text:p>bblackdenrm@joomla.org</text:p>
          </table:table-cell>
          <table:table-cell office:value-type="string">
            <text:p>Male</text:p>
          </table:table-cell>
          <table:table-cell office:value-type="string">
            <text:p>33.23.114.101</text:p>
          </table:table-cell>
          <table:table-cell table:number-columns-repeated="2"/>
        </table:table-row>
        <table:table-row table:style-name="ro1">
          <table:table-cell office:value-type="float" office:value="996">
            <text:p>996</text:p>
          </table:table-cell>
          <table:table-cell office:value-type="string">
            <text:p>Rheta</text:p>
          </table:table-cell>
          <table:table-cell office:value-type="string">
            <text:p>Scandrick</text:p>
          </table:table-cell>
          <table:table-cell office:value-type="string">
            <text:p>rscandrickrn@deliciousdays.com</text:p>
          </table:table-cell>
          <table:table-cell office:value-type="string">
            <text:p>Female</text:p>
          </table:table-cell>
          <table:table-cell office:value-type="string">
            <text:p>172.197.204.255</text:p>
          </table:table-cell>
          <table:table-cell table:number-columns-repeated="2"/>
        </table:table-row>
        <table:table-row table:style-name="ro1">
          <table:table-cell office:value-type="float" office:value="997">
            <text:p>997</text:p>
          </table:table-cell>
          <table:table-cell office:value-type="string">
            <text:p>Micki</text:p>
          </table:table-cell>
          <table:table-cell office:value-type="string">
            <text:p>Lucius</text:p>
          </table:table-cell>
          <table:table-cell office:value-type="string">
            <text:p>mluciusro@artisteer.com</text:p>
          </table:table-cell>
          <table:table-cell office:value-type="string">
            <text:p>Female</text:p>
          </table:table-cell>
          <table:table-cell office:value-type="string">
            <text:p>88.104.147.147</text:p>
          </table:table-cell>
          <table:table-cell table:number-columns-repeated="2"/>
        </table:table-row>
        <table:table-row table:style-name="ro1">
          <table:table-cell office:value-type="float" office:value="998">
            <text:p>998</text:p>
          </table:table-cell>
          <table:table-cell office:value-type="string">
            <text:p>Delmer</text:p>
          </table:table-cell>
          <table:table-cell office:value-type="string">
            <text:p>Gomby</text:p>
          </table:table-cell>
          <table:table-cell office:value-type="string">
            <text:p>dgombyrp@eepurl.com</text:p>
          </table:table-cell>
          <table:table-cell office:value-type="string">
            <text:p>Male</text:p>
          </table:table-cell>
          <table:table-cell office:value-type="string">
            <text:p>10.202.90.236</text:p>
          </table:table-cell>
          <table:table-cell table:number-columns-repeated="2"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Katee</text:p>
          </table:table-cell>
          <table:table-cell office:value-type="string">
            <text:p>Lawes</text:p>
          </table:table-cell>
          <table:table-cell office:value-type="string">
            <text:p>klawesrq@yellowbook.com</text:p>
          </table:table-cell>
          <table:table-cell office:value-type="string">
            <text:p>Female</text:p>
          </table:table-cell>
          <table:table-cell office:value-type="string">
            <text:p>194.249.211.73</text:p>
          </table:table-cell>
          <table:table-cell table:number-columns-repeated="2"/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Benjamen</text:p>
          </table:table-cell>
          <table:table-cell office:value-type="string">
            <text:p>Abelwhite</text:p>
          </table:table-cell>
          <table:table-cell office:value-type="string">
            <text:p>babelwhiterr@virginia.edu</text:p>
          </table:table-cell>
          <table:table-cell office:value-type="string">
            <text:p>Male</text:p>
          </table:table-cell>
          <table:table-cell office:value-type="string">
            <text:p>179.154.134.238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number-style style:name="N8000" number:language="en">
      <number:number number:min-integer-digits="1"/>
    </number:number-style>
    <number:number-style style:name="N8116P0" style:volatile="true" number:language="en">
      <number:number number:decimal-places="0" number:min-integer-digits="1" number:grouping="true"/>
    </number:number-style>
    <number:number-style style:name="N8116" number:language="en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>
      <number:number number:decimal-places="0" number:min-integer-digits="1" number:grouping="true"/>
    </number:number-style>
    <number:number-style style:name="N8117" number:language="en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>
      <number:number number:decimal-places="2" number:min-integer-digits="1" number:grouping="true"/>
    </number:number-style>
    <number:number-style style:name="N8118" number:language="en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>
      <number:number number:decimal-places="2" number:min-integer-digits="1" number:grouping="true"/>
    </number:number-style>
    <number:number-style style:name="N8119" number:language="en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en">
      <number:text> </number:text>
      <number:number number:decimal-places="0" number:min-integer-digits="1" number:grouping="true"/>
      <number:text> </number:text>
    </number:number-style>
    <number:number-style style:name="N8120P1" style:volatile="true" number:language="en">
      <number:text>-</number:text>
      <number:number number:decimal-places="0" number:min-integer-digits="1" number:grouping="true"/>
      <number:text> </number:text>
    </number:number-style>
    <number:number-style style:name="N8120P2" style:volatile="true" number:language="en">
      <number:text> - </number:text>
    </number:number-style>
    <number:text-style style:name="N8120" number:language="en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en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>
      <number:text> -</number:text>
      <number:number number:decimal-places="0" number:min-integer-digits="0"/>
      <number:text> </number:text>
    </number:number-style>
    <number:text-style style:name="N8121" number:language="en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time-style style:name="N8122" number:language="en">
      <number:minutes number:style="long"/>
      <number:text>:</number:text>
      <number:seconds number:style="long"/>
    </number:time-style>
    <number:time-style style:name="N8123" number:language="e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4" number:language="en">
      <number:minutes number:style="long"/>
      <number:text>:</number:text>
      <number:seconds number:style="long" number:decimal-places="1"/>
    </number:time-style>
    <number:number-style style:name="N8125" number:language="en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6">08/16/2017</text:date>, <text:time>15:43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6T15:43:55</dc:date>
    <dc:creator>João Rocha da Silva</dc:creator>
    <meta:document-statistic meta:table-count="2" meta:cell-count="12027" meta:object-count="0"/>
    <meta:generator>OpenOffice/4.1.3$Unix OpenOffice.org_project/413m1$Build-9783</meta:generator>
  </office:meta>
</office:document-meta>
</file>